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tkinson Hyperlegible Next" style:font-name-asian="Atkinson Hyperlegible Next"/>
    </style:style>
    <style:style style:name="P2" style:family="paragraph" style:parent-style-name="Text_20_body" style:list-style-name="L6"/>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6"/>
    <style:style style:name="P22" style:family="paragraph" style:parent-style-name="Text_20_body" style:list-style-name="L27"/>
    <style:style style:name="P23" style:family="paragraph" style:parent-style-name="Text_20_body" style:list-style-name="L28"/>
    <style:style style:name="P24" style:family="paragraph" style:parent-style-name="Text_20_body" style:list-style-name="L29"/>
    <style:style style:name="P25" style:family="paragraph" style:parent-style-name="Text_20_body" style:list-style-name="L30"/>
    <style:style style:name="P26" style:family="paragraph" style:parent-style-name="Text_20_body" style:list-style-name="L31"/>
    <style:style style:name="P27" style:family="paragraph" style:parent-style-name="Text_20_body" style:list-style-name="L32"/>
    <style:style style:name="P28" style:family="paragraph" style:parent-style-name="Text_20_body" style:list-style-name="L33"/>
    <style:style style:name="P29" style:family="paragraph" style:parent-style-name="Text_20_body" style:list-style-name="L34"/>
    <style:style style:name="P30" style:family="paragraph" style:parent-style-name="Text_20_body" style:list-style-name="L35"/>
    <style:style style:name="P31" style:family="paragraph" style:parent-style-name="Text_20_body" style:list-style-name="L37"/>
    <style:style style:name="P32" style:family="paragraph" style:parent-style-name="Text_20_body" style:list-style-name="L38"/>
    <style:style style:name="P33" style:family="paragraph" style:parent-style-name="Text_20_body" style:list-style-name="L39"/>
    <style:style style:name="P34" style:family="paragraph" style:parent-style-name="Text_20_body" style:list-style-name="L40"/>
    <style:style style:name="P35" style:family="paragraph" style:parent-style-name="Text_20_body" style:list-style-name="L41"/>
    <style:style style:name="P36" style:family="paragraph" style:parent-style-name="Text_20_body" style:list-style-name="L42"/>
    <style:style style:name="P37" style:family="paragraph" style:parent-style-name="Text_20_body" style:list-style-name="L43"/>
    <style:style style:name="P38" style:family="paragraph" style:parent-style-name="Text_20_body" style:list-style-name="L44"/>
    <style:style style:name="P39" style:family="paragraph" style:parent-style-name="Text_20_body" style:list-style-name="L45"/>
    <style:style style:name="P40" style:family="paragraph" style:parent-style-name="Text_20_body" style:list-style-name="L46"/>
    <style:style style:name="P41" style:family="paragraph" style:parent-style-name="Text_20_body" style:list-style-name="L47"/>
    <style:style style:name="P42" style:family="paragraph" style:parent-style-name="Text_20_body" style:list-style-name="L48"/>
    <style:style style:name="P43" style:family="paragraph" style:parent-style-name="Text_20_body" style:list-style-name="L49"/>
    <style:style style:name="P44" style:family="paragraph" style:parent-style-name="Text_20_body" style:list-style-name="L50"/>
    <style:style style:name="P45" style:family="paragraph" style:parent-style-name="Text_20_body" style:list-style-name="L51"/>
    <style:style style:name="P46" style:family="paragraph" style:parent-style-name="Text_20_body" style:list-style-name="L52"/>
    <style:style style:name="P47" style:family="paragraph" style:parent-style-name="Text_20_body" style:list-style-name="L53"/>
    <style:style style:name="P48" style:family="paragraph" style:parent-style-name="Text_20_body" style:list-style-name="L55"/>
    <style:style style:name="P49" style:family="paragraph" style:parent-style-name="Text_20_body" style:list-style-name="L56"/>
    <style:style style:name="P50" style:family="paragraph" style:parent-style-name="Text_20_body" style:list-style-name="L57"/>
    <style:style style:name="P51" style:family="paragraph" style:parent-style-name="Text_20_body" style:list-style-name="L58"/>
    <style:style style:name="P52" style:family="paragraph" style:parent-style-name="Text_20_body" style:list-style-name="L59"/>
    <style:style style:name="P53" style:family="paragraph" style:parent-style-name="Text_20_body" style:list-style-name="L60"/>
    <style:style style:name="P54" style:family="paragraph" style:parent-style-name="Text_20_body" style:list-style-name="L61"/>
    <style:style style:name="P55" style:family="paragraph" style:parent-style-name="Text_20_body" style:list-style-name="L63"/>
    <style:style style:name="P56" style:family="paragraph" style:parent-style-name="Text_20_body" style:list-style-name="L64"/>
    <style:style style:name="P57" style:family="paragraph" style:parent-style-name="Text_20_body" style:list-style-name="L65"/>
    <style:style style:name="P58" style:family="paragraph" style:parent-style-name="Text_20_body" style:list-style-name="L66"/>
    <style:style style:name="P59" style:family="paragraph" style:parent-style-name="Text_20_body" style:list-style-name="L67"/>
    <style:style style:name="P60" style:family="paragraph" style:parent-style-name="Text_20_body" style:list-style-name="L68"/>
    <style:style style:name="P61" style:family="paragraph" style:parent-style-name="Text_20_body" style:list-style-name="L69"/>
    <style:style style:name="P62" style:family="paragraph" style:parent-style-name="Text_20_body" style:list-style-name="L70"/>
    <style:style style:name="P63" style:family="paragraph" style:parent-style-name="Text_20_body" style:list-style-name="L71"/>
    <style:style style:name="P64" style:family="paragraph" style:parent-style-name="Text_20_body" style:list-style-name="L72"/>
    <style:style style:name="P65" style:family="paragraph" style:parent-style-name="Text_20_body" style:list-style-name="L73"/>
    <style:style style:name="P66" style:family="paragraph" style:parent-style-name="Text_20_body" style:list-style-name="L74"/>
    <style:style style:name="P67" style:family="paragraph" style:parent-style-name="Text_20_body" style:list-style-name="L75"/>
    <style:style style:name="P68" style:family="paragraph" style:parent-style-name="Text_20_body" style:list-style-name="L76"/>
    <style:style style:name="P69" style:family="paragraph" style:parent-style-name="Text_20_body" style:list-style-name="L77"/>
    <style:style style:name="P70" style:family="paragraph" style:parent-style-name="Text_20_body" style:list-style-name="L78"/>
    <style:style style:name="P71" style:family="paragraph" style:parent-style-name="Text_20_body" style:list-style-name="L79"/>
    <style:style style:name="P72" style:family="paragraph" style:parent-style-name="Text_20_body" style:list-style-name="L80"/>
    <style:style style:name="P73" style:family="paragraph" style:parent-style-name="Text_20_body" style:list-style-name="L81"/>
    <style:style style:name="P74" style:family="paragraph" style:parent-style-name="Text_20_body" style:list-style-name="L82"/>
    <style:style style:name="P75" style:family="paragraph" style:parent-style-name="Text_20_body" style:list-style-name="L83"/>
    <style:style style:name="P76" style:family="paragraph" style:parent-style-name="Text_20_body" style:list-style-name="L84"/>
    <style:style style:name="P77" style:family="paragraph" style:parent-style-name="Text_20_body" style:list-style-name="L85"/>
    <style:style style:name="P78" style:family="paragraph" style:parent-style-name="Text_20_body" style:list-style-name="L86"/>
    <style:style style:name="P79" style:family="paragraph" style:parent-style-name="Text_20_body" style:list-style-name="L87"/>
    <style:style style:name="P80" style:family="paragraph" style:parent-style-name="Text_20_body" style:list-style-name="L88"/>
    <style:style style:name="P81" style:family="paragraph" style:parent-style-name="Text_20_body" style:list-style-name="L89"/>
    <style:style style:name="P82" style:family="paragraph" style:parent-style-name="Text_20_body" style:list-style-name="L90"/>
    <style:style style:name="P83" style:family="paragraph" style:parent-style-name="Text_20_body" style:list-style-name="L91"/>
    <style:style style:name="P84" style:family="paragraph" style:parent-style-name="Text_20_body" style:list-style-name="L93"/>
    <style:style style:name="P85" style:family="paragraph" style:parent-style-name="Text_20_body" style:list-style-name="L94"/>
    <style:style style:name="P86" style:family="paragraph" style:parent-style-name="Text_20_body" style:list-style-name="L95"/>
    <style:style style:name="P87" style:family="paragraph" style:parent-style-name="Text_20_body" style:list-style-name="L96"/>
    <style:style style:name="P88" style:family="paragraph" style:parent-style-name="Text_20_body" style:list-style-name="L97"/>
    <style:style style:name="P89" style:family="paragraph" style:parent-style-name="Text_20_body" style:list-style-name="L98"/>
    <style:style style:name="P90" style:family="paragraph" style:parent-style-name="Text_20_body" style:list-style-name="L99"/>
    <style:style style:name="P91" style:family="paragraph" style:parent-style-name="Text_20_body" style:list-style-name="L100"/>
    <style:style style:name="P92" style:family="paragraph" style:parent-style-name="Text_20_body" style:list-style-name="L101"/>
    <style:style style:name="P93" style:family="paragraph" style:parent-style-name="Text_20_body" style:list-style-name="L102"/>
    <style:style style:name="P94" style:family="paragraph" style:parent-style-name="Text_20_body" style:list-style-name="L103"/>
    <style:style style:name="P95" style:family="paragraph" style:parent-style-name="Text_20_body" style:list-style-name="L104"/>
    <style:style style:name="P96" style:family="paragraph" style:parent-style-name="Text_20_body" style:list-style-name="L105"/>
    <style:style style:name="P97" style:family="paragraph" style:parent-style-name="Text_20_body" style:list-style-name="L106"/>
    <style:style style:name="P98" style:family="paragraph" style:parent-style-name="Text_20_body" style:list-style-name="L107"/>
    <style:style style:name="P99" style:family="paragraph" style:parent-style-name="Text_20_body" style:list-style-name="L108"/>
    <style:style style:name="P100" style:family="paragraph" style:parent-style-name="Text_20_body" style:list-style-name="L110"/>
    <style:style style:name="P101" style:family="paragraph" style:parent-style-name="Text_20_body" style:list-style-name="L111"/>
    <style:style style:name="P102" style:family="paragraph" style:parent-style-name="Text_20_body" style:list-style-name="L113"/>
    <style:style style:name="P103" style:family="paragraph" style:parent-style-name="Text_20_body" style:list-style-name="L114"/>
    <style:style style:name="P104" style:family="paragraph" style:parent-style-name="Text_20_body">
      <style:text-properties style:font-name="Atkinson Hyperlegible Next" style:font-name-asian="Atkinson Hyperlegible Next"/>
    </style:style>
    <style:style style:name="P105" style:family="paragraph" style:parent-style-name="Text_20_body" style:list-style-name="L1">
      <style:text-properties style:font-name="Atkinson Hyperlegible Next" style:font-name-asian="Atkinson Hyperlegible Next"/>
    </style:style>
    <style:style style:name="P106" style:family="paragraph" style:parent-style-name="Text_20_body" style:list-style-name="L2">
      <style:text-properties style:font-name="Atkinson Hyperlegible Next" style:font-name-asian="Atkinson Hyperlegible Next"/>
    </style:style>
    <style:style style:name="P107" style:family="paragraph" style:parent-style-name="Text_20_body" style:list-style-name="L3">
      <style:text-properties style:font-name="Atkinson Hyperlegible Next" style:font-name-asian="Atkinson Hyperlegible Next"/>
    </style:style>
    <style:style style:name="P108" style:family="paragraph" style:parent-style-name="Text_20_body" style:list-style-name="L4">
      <style:text-properties style:font-name="Atkinson Hyperlegible Next" style:font-name-asian="Atkinson Hyperlegible Next"/>
    </style:style>
    <style:style style:name="P109" style:family="paragraph" style:parent-style-name="Text_20_body" style:list-style-name="L5">
      <style:text-properties style:font-name="Atkinson Hyperlegible Next" style:font-name-asian="Atkinson Hyperlegible Next"/>
    </style:style>
    <style:style style:name="P110" style:family="paragraph" style:parent-style-name="Text_20_body" style:list-style-name="L25">
      <style:text-properties style:font-name="Atkinson Hyperlegible Next" style:font-name-asian="Atkinson Hyperlegible Next"/>
    </style:style>
    <style:style style:name="P111" style:family="paragraph" style:parent-style-name="Text_20_body" style:list-style-name="L36">
      <style:text-properties style:font-name="Atkinson Hyperlegible Next" style:font-name-asian="Atkinson Hyperlegible Next"/>
    </style:style>
    <style:style style:name="P112" style:family="paragraph" style:parent-style-name="Text_20_body" style:list-style-name="L54">
      <style:text-properties style:font-name="Atkinson Hyperlegible Next" style:font-name-asian="Atkinson Hyperlegible Next"/>
    </style:style>
    <style:style style:name="P113" style:family="paragraph" style:parent-style-name="Text_20_body" style:list-style-name="L62">
      <style:text-properties style:font-name="Atkinson Hyperlegible Next" style:font-name-asian="Atkinson Hyperlegible Next"/>
    </style:style>
    <style:style style:name="P114" style:family="paragraph" style:parent-style-name="Text_20_body" style:list-style-name="L92">
      <style:text-properties style:font-name="Atkinson Hyperlegible Next" style:font-name-asian="Atkinson Hyperlegible Next"/>
    </style:style>
    <style:style style:name="P115" style:family="paragraph" style:parent-style-name="Text_20_body" style:list-style-name="L109">
      <style:text-properties style:font-name="Atkinson Hyperlegible Next" style:font-name-asian="Atkinson Hyperlegible Next"/>
    </style:style>
    <style:style style:name="P116" style:family="paragraph" style:parent-style-name="Text_20_body" style:list-style-name="L112">
      <style:text-properties style:font-name="Atkinson Hyperlegible Next" style:font-name-asian="Atkinson Hyperlegible Next"/>
    </style:style>
    <style:style style:name="P117" style:family="paragraph" style:parent-style-name="Text_20_body">
      <style:paragraph-properties fo:margin-top="0in" fo:margin-bottom="0in"/>
    </style:style>
    <style:style style:name="P118" style:family="paragraph" style:parent-style-name="Text_20_body" style:list-style-name="L6">
      <style:paragraph-properties fo:margin-top="0in" fo:margin-bottom="0in"/>
    </style:style>
    <style:style style:name="P119" style:family="paragraph" style:parent-style-name="Text_20_body" style:list-style-name="L7">
      <style:paragraph-properties fo:margin-top="0in" fo:margin-bottom="0in"/>
    </style:style>
    <style:style style:name="P120" style:family="paragraph" style:parent-style-name="Text_20_body" style:list-style-name="L8">
      <style:paragraph-properties fo:margin-top="0in" fo:margin-bottom="0in"/>
    </style:style>
    <style:style style:name="P121" style:family="paragraph" style:parent-style-name="Text_20_body" style:list-style-name="L9">
      <style:paragraph-properties fo:margin-top="0in" fo:margin-bottom="0in"/>
    </style:style>
    <style:style style:name="P122" style:family="paragraph" style:parent-style-name="Text_20_body" style:list-style-name="L10">
      <style:paragraph-properties fo:margin-top="0in" fo:margin-bottom="0in"/>
    </style:style>
    <style:style style:name="P123" style:family="paragraph" style:parent-style-name="Text_20_body" style:list-style-name="L11">
      <style:paragraph-properties fo:margin-top="0in" fo:margin-bottom="0in"/>
    </style:style>
    <style:style style:name="P124" style:family="paragraph" style:parent-style-name="Text_20_body" style:list-style-name="L12">
      <style:paragraph-properties fo:margin-top="0in" fo:margin-bottom="0in"/>
    </style:style>
    <style:style style:name="P125" style:family="paragraph" style:parent-style-name="Text_20_body" style:list-style-name="L13">
      <style:paragraph-properties fo:margin-top="0in" fo:margin-bottom="0in"/>
    </style:style>
    <style:style style:name="P126" style:family="paragraph" style:parent-style-name="Text_20_body" style:list-style-name="L14">
      <style:paragraph-properties fo:margin-top="0in" fo:margin-bottom="0in"/>
    </style:style>
    <style:style style:name="P127" style:family="paragraph" style:parent-style-name="Text_20_body" style:list-style-name="L15">
      <style:paragraph-properties fo:margin-top="0in" fo:margin-bottom="0in"/>
    </style:style>
    <style:style style:name="P128" style:family="paragraph" style:parent-style-name="Text_20_body" style:list-style-name="L16">
      <style:paragraph-properties fo:margin-top="0in" fo:margin-bottom="0in"/>
    </style:style>
    <style:style style:name="P129" style:family="paragraph" style:parent-style-name="Text_20_body" style:list-style-name="L17">
      <style:paragraph-properties fo:margin-top="0in" fo:margin-bottom="0in"/>
    </style:style>
    <style:style style:name="P130" style:family="paragraph" style:parent-style-name="Text_20_body" style:list-style-name="L18">
      <style:paragraph-properties fo:margin-top="0in" fo:margin-bottom="0in"/>
    </style:style>
    <style:style style:name="P131" style:family="paragraph" style:parent-style-name="Text_20_body" style:list-style-name="L19">
      <style:paragraph-properties fo:margin-top="0in" fo:margin-bottom="0in"/>
    </style:style>
    <style:style style:name="P132" style:family="paragraph" style:parent-style-name="Text_20_body" style:list-style-name="L20">
      <style:paragraph-properties fo:margin-top="0in" fo:margin-bottom="0in"/>
    </style:style>
    <style:style style:name="P133" style:family="paragraph" style:parent-style-name="Text_20_body" style:list-style-name="L21">
      <style:paragraph-properties fo:margin-top="0in" fo:margin-bottom="0in"/>
    </style:style>
    <style:style style:name="P134" style:family="paragraph" style:parent-style-name="Text_20_body" style:list-style-name="L22">
      <style:paragraph-properties fo:margin-top="0in" fo:margin-bottom="0in"/>
    </style:style>
    <style:style style:name="P135" style:family="paragraph" style:parent-style-name="Text_20_body" style:list-style-name="L23">
      <style:paragraph-properties fo:margin-top="0in" fo:margin-bottom="0in"/>
    </style:style>
    <style:style style:name="P136" style:family="paragraph" style:parent-style-name="Text_20_body" style:list-style-name="L24">
      <style:paragraph-properties fo:margin-top="0in" fo:margin-bottom="0in"/>
    </style:style>
    <style:style style:name="P137" style:family="paragraph" style:parent-style-name="Text_20_body" style:list-style-name="L25">
      <style:paragraph-properties fo:margin-top="0in" fo:margin-bottom="0in"/>
    </style:style>
    <style:style style:name="P138" style:family="paragraph" style:parent-style-name="Text_20_body" style:list-style-name="L26">
      <style:paragraph-properties fo:margin-top="0in" fo:margin-bottom="0in"/>
    </style:style>
    <style:style style:name="P139" style:family="paragraph" style:parent-style-name="Text_20_body" style:list-style-name="L28">
      <style:paragraph-properties fo:margin-top="0in" fo:margin-bottom="0in"/>
    </style:style>
    <style:style style:name="P140" style:family="paragraph" style:parent-style-name="Text_20_body" style:list-style-name="L29">
      <style:paragraph-properties fo:margin-top="0in" fo:margin-bottom="0in"/>
    </style:style>
    <style:style style:name="P141" style:family="paragraph" style:parent-style-name="Text_20_body" style:list-style-name="L30">
      <style:paragraph-properties fo:margin-top="0in" fo:margin-bottom="0in"/>
    </style:style>
    <style:style style:name="P142" style:family="paragraph" style:parent-style-name="Text_20_body" style:list-style-name="L31">
      <style:paragraph-properties fo:margin-top="0in" fo:margin-bottom="0in"/>
    </style:style>
    <style:style style:name="P143" style:family="paragraph" style:parent-style-name="Text_20_body" style:list-style-name="L32">
      <style:paragraph-properties fo:margin-top="0in" fo:margin-bottom="0in"/>
    </style:style>
    <style:style style:name="P144" style:family="paragraph" style:parent-style-name="Text_20_body" style:list-style-name="L33">
      <style:paragraph-properties fo:margin-top="0in" fo:margin-bottom="0in"/>
    </style:style>
    <style:style style:name="P145" style:family="paragraph" style:parent-style-name="Text_20_body" style:list-style-name="L34">
      <style:paragraph-properties fo:margin-top="0in" fo:margin-bottom="0in"/>
    </style:style>
    <style:style style:name="P146" style:family="paragraph" style:parent-style-name="Text_20_body" style:list-style-name="L35">
      <style:paragraph-properties fo:margin-top="0in" fo:margin-bottom="0in"/>
    </style:style>
    <style:style style:name="P147" style:family="paragraph" style:parent-style-name="Text_20_body" style:list-style-name="L36">
      <style:paragraph-properties fo:margin-top="0in" fo:margin-bottom="0in"/>
    </style:style>
    <style:style style:name="P148" style:family="paragraph" style:parent-style-name="Text_20_body" style:list-style-name="L37">
      <style:paragraph-properties fo:margin-top="0in" fo:margin-bottom="0in"/>
    </style:style>
    <style:style style:name="P149" style:family="paragraph" style:parent-style-name="Text_20_body" style:list-style-name="L39">
      <style:paragraph-properties fo:margin-top="0in" fo:margin-bottom="0in"/>
    </style:style>
    <style:style style:name="P150" style:family="paragraph" style:parent-style-name="Text_20_body" style:list-style-name="L40">
      <style:paragraph-properties fo:margin-top="0in" fo:margin-bottom="0in"/>
    </style:style>
    <style:style style:name="P151" style:family="paragraph" style:parent-style-name="Text_20_body" style:list-style-name="L41">
      <style:paragraph-properties fo:margin-top="0in" fo:margin-bottom="0in"/>
    </style:style>
    <style:style style:name="P152" style:family="paragraph" style:parent-style-name="Text_20_body" style:list-style-name="L43">
      <style:paragraph-properties fo:margin-top="0in" fo:margin-bottom="0in"/>
    </style:style>
    <style:style style:name="P153" style:family="paragraph" style:parent-style-name="Text_20_body" style:list-style-name="L44">
      <style:paragraph-properties fo:margin-top="0in" fo:margin-bottom="0in"/>
    </style:style>
    <style:style style:name="P154" style:family="paragraph" style:parent-style-name="Text_20_body" style:list-style-name="L45">
      <style:paragraph-properties fo:margin-top="0in" fo:margin-bottom="0in"/>
    </style:style>
    <style:style style:name="P155" style:family="paragraph" style:parent-style-name="Text_20_body" style:list-style-name="L47">
      <style:paragraph-properties fo:margin-top="0in" fo:margin-bottom="0in"/>
    </style:style>
    <style:style style:name="P156" style:family="paragraph" style:parent-style-name="Text_20_body" style:list-style-name="L48">
      <style:paragraph-properties fo:margin-top="0in" fo:margin-bottom="0in"/>
    </style:style>
    <style:style style:name="P157" style:family="paragraph" style:parent-style-name="Text_20_body" style:list-style-name="L50">
      <style:paragraph-properties fo:margin-top="0in" fo:margin-bottom="0in"/>
    </style:style>
    <style:style style:name="P158" style:family="paragraph" style:parent-style-name="Text_20_body" style:list-style-name="L51">
      <style:paragraph-properties fo:margin-top="0in" fo:margin-bottom="0in"/>
    </style:style>
    <style:style style:name="P159" style:family="paragraph" style:parent-style-name="Text_20_body" style:list-style-name="L52">
      <style:paragraph-properties fo:margin-top="0in" fo:margin-bottom="0in"/>
    </style:style>
    <style:style style:name="P160" style:family="paragraph" style:parent-style-name="Text_20_body" style:list-style-name="L53">
      <style:paragraph-properties fo:margin-top="0in" fo:margin-bottom="0in"/>
    </style:style>
    <style:style style:name="P161" style:family="paragraph" style:parent-style-name="Text_20_body" style:list-style-name="L54">
      <style:paragraph-properties fo:margin-top="0in" fo:margin-bottom="0in"/>
    </style:style>
    <style:style style:name="P162" style:family="paragraph" style:parent-style-name="Text_20_body" style:list-style-name="L56">
      <style:paragraph-properties fo:margin-top="0in" fo:margin-bottom="0in"/>
    </style:style>
    <style:style style:name="P163" style:family="paragraph" style:parent-style-name="Text_20_body" style:list-style-name="L57">
      <style:paragraph-properties fo:margin-top="0in" fo:margin-bottom="0in"/>
    </style:style>
    <style:style style:name="P164" style:family="paragraph" style:parent-style-name="Text_20_body" style:list-style-name="L58">
      <style:paragraph-properties fo:margin-top="0in" fo:margin-bottom="0in"/>
    </style:style>
    <style:style style:name="P165" style:family="paragraph" style:parent-style-name="Text_20_body" style:list-style-name="L60">
      <style:paragraph-properties fo:margin-top="0in" fo:margin-bottom="0in"/>
    </style:style>
    <style:style style:name="P166" style:family="paragraph" style:parent-style-name="Text_20_body" style:list-style-name="L61">
      <style:paragraph-properties fo:margin-top="0in" fo:margin-bottom="0in"/>
    </style:style>
    <style:style style:name="P167" style:family="paragraph" style:parent-style-name="Text_20_body" style:list-style-name="L62">
      <style:paragraph-properties fo:margin-top="0in" fo:margin-bottom="0in"/>
    </style:style>
    <style:style style:name="P168" style:family="paragraph" style:parent-style-name="Text_20_body" style:list-style-name="L63">
      <style:paragraph-properties fo:margin-top="0in" fo:margin-bottom="0in"/>
    </style:style>
    <style:style style:name="P169" style:family="paragraph" style:parent-style-name="Text_20_body" style:list-style-name="L64">
      <style:paragraph-properties fo:margin-top="0in" fo:margin-bottom="0in"/>
    </style:style>
    <style:style style:name="P170" style:family="paragraph" style:parent-style-name="Text_20_body" style:list-style-name="L65">
      <style:paragraph-properties fo:margin-top="0in" fo:margin-bottom="0in"/>
    </style:style>
    <style:style style:name="P171" style:family="paragraph" style:parent-style-name="Text_20_body" style:list-style-name="L66">
      <style:paragraph-properties fo:margin-top="0in" fo:margin-bottom="0in"/>
    </style:style>
    <style:style style:name="P172" style:family="paragraph" style:parent-style-name="Text_20_body" style:list-style-name="L67">
      <style:paragraph-properties fo:margin-top="0in" fo:margin-bottom="0in"/>
    </style:style>
    <style:style style:name="P173" style:family="paragraph" style:parent-style-name="Text_20_body" style:list-style-name="L68">
      <style:paragraph-properties fo:margin-top="0in" fo:margin-bottom="0in"/>
    </style:style>
    <style:style style:name="P174" style:family="paragraph" style:parent-style-name="Text_20_body" style:list-style-name="L69">
      <style:paragraph-properties fo:margin-top="0in" fo:margin-bottom="0in"/>
    </style:style>
    <style:style style:name="P175" style:family="paragraph" style:parent-style-name="Text_20_body" style:list-style-name="L70">
      <style:paragraph-properties fo:margin-top="0in" fo:margin-bottom="0in"/>
    </style:style>
    <style:style style:name="P176" style:family="paragraph" style:parent-style-name="Text_20_body" style:list-style-name="L71">
      <style:paragraph-properties fo:margin-top="0in" fo:margin-bottom="0in"/>
    </style:style>
    <style:style style:name="P177" style:family="paragraph" style:parent-style-name="Text_20_body" style:list-style-name="L72">
      <style:paragraph-properties fo:margin-top="0in" fo:margin-bottom="0in"/>
    </style:style>
    <style:style style:name="P178" style:family="paragraph" style:parent-style-name="Text_20_body" style:list-style-name="L73">
      <style:paragraph-properties fo:margin-top="0in" fo:margin-bottom="0in"/>
    </style:style>
    <style:style style:name="P179" style:family="paragraph" style:parent-style-name="Text_20_body" style:list-style-name="L74">
      <style:paragraph-properties fo:margin-top="0in" fo:margin-bottom="0in"/>
    </style:style>
    <style:style style:name="P180" style:family="paragraph" style:parent-style-name="Text_20_body" style:list-style-name="L75">
      <style:paragraph-properties fo:margin-top="0in" fo:margin-bottom="0in"/>
    </style:style>
    <style:style style:name="P181" style:family="paragraph" style:parent-style-name="Text_20_body" style:list-style-name="L76">
      <style:paragraph-properties fo:margin-top="0in" fo:margin-bottom="0in"/>
    </style:style>
    <style:style style:name="P182" style:family="paragraph" style:parent-style-name="Text_20_body" style:list-style-name="L77">
      <style:paragraph-properties fo:margin-top="0in" fo:margin-bottom="0in"/>
    </style:style>
    <style:style style:name="P183" style:family="paragraph" style:parent-style-name="Text_20_body" style:list-style-name="L78">
      <style:paragraph-properties fo:margin-top="0in" fo:margin-bottom="0in"/>
    </style:style>
    <style:style style:name="P184" style:family="paragraph" style:parent-style-name="Text_20_body" style:list-style-name="L79">
      <style:paragraph-properties fo:margin-top="0in" fo:margin-bottom="0in"/>
    </style:style>
    <style:style style:name="P185" style:family="paragraph" style:parent-style-name="Text_20_body" style:list-style-name="L80">
      <style:paragraph-properties fo:margin-top="0in" fo:margin-bottom="0in"/>
    </style:style>
    <style:style style:name="P186" style:family="paragraph" style:parent-style-name="Text_20_body" style:list-style-name="L81">
      <style:paragraph-properties fo:margin-top="0in" fo:margin-bottom="0in"/>
    </style:style>
    <style:style style:name="P187" style:family="paragraph" style:parent-style-name="Text_20_body" style:list-style-name="L82">
      <style:paragraph-properties fo:margin-top="0in" fo:margin-bottom="0in"/>
    </style:style>
    <style:style style:name="P188" style:family="paragraph" style:parent-style-name="Text_20_body" style:list-style-name="L83">
      <style:paragraph-properties fo:margin-top="0in" fo:margin-bottom="0in"/>
    </style:style>
    <style:style style:name="P189" style:family="paragraph" style:parent-style-name="Text_20_body" style:list-style-name="L84">
      <style:paragraph-properties fo:margin-top="0in" fo:margin-bottom="0in"/>
    </style:style>
    <style:style style:name="P190" style:family="paragraph" style:parent-style-name="Text_20_body" style:list-style-name="L85">
      <style:paragraph-properties fo:margin-top="0in" fo:margin-bottom="0in"/>
    </style:style>
    <style:style style:name="P191" style:family="paragraph" style:parent-style-name="Text_20_body" style:list-style-name="L86">
      <style:paragraph-properties fo:margin-top="0in" fo:margin-bottom="0in"/>
    </style:style>
    <style:style style:name="P192" style:family="paragraph" style:parent-style-name="Text_20_body" style:list-style-name="L87">
      <style:paragraph-properties fo:margin-top="0in" fo:margin-bottom="0in"/>
    </style:style>
    <style:style style:name="P193" style:family="paragraph" style:parent-style-name="Text_20_body" style:list-style-name="L88">
      <style:paragraph-properties fo:margin-top="0in" fo:margin-bottom="0in"/>
    </style:style>
    <style:style style:name="P194" style:family="paragraph" style:parent-style-name="Text_20_body" style:list-style-name="L89">
      <style:paragraph-properties fo:margin-top="0in" fo:margin-bottom="0in"/>
    </style:style>
    <style:style style:name="P195" style:family="paragraph" style:parent-style-name="Text_20_body" style:list-style-name="L90">
      <style:paragraph-properties fo:margin-top="0in" fo:margin-bottom="0in"/>
    </style:style>
    <style:style style:name="P196" style:family="paragraph" style:parent-style-name="Text_20_body" style:list-style-name="L91">
      <style:paragraph-properties fo:margin-top="0in" fo:margin-bottom="0in"/>
    </style:style>
    <style:style style:name="P197" style:family="paragraph" style:parent-style-name="Text_20_body" style:list-style-name="L92">
      <style:paragraph-properties fo:margin-top="0in" fo:margin-bottom="0in"/>
    </style:style>
    <style:style style:name="P198" style:family="paragraph" style:parent-style-name="Text_20_body" style:list-style-name="L93">
      <style:paragraph-properties fo:margin-top="0in" fo:margin-bottom="0in"/>
    </style:style>
    <style:style style:name="P199" style:family="paragraph" style:parent-style-name="Text_20_body" style:list-style-name="L94">
      <style:paragraph-properties fo:margin-top="0in" fo:margin-bottom="0in"/>
    </style:style>
    <style:style style:name="P200" style:family="paragraph" style:parent-style-name="Text_20_body" style:list-style-name="L95">
      <style:paragraph-properties fo:margin-top="0in" fo:margin-bottom="0in"/>
    </style:style>
    <style:style style:name="P201" style:family="paragraph" style:parent-style-name="Text_20_body" style:list-style-name="L96">
      <style:paragraph-properties fo:margin-top="0in" fo:margin-bottom="0in"/>
    </style:style>
    <style:style style:name="P202" style:family="paragraph" style:parent-style-name="Text_20_body" style:list-style-name="L97">
      <style:paragraph-properties fo:margin-top="0in" fo:margin-bottom="0in"/>
    </style:style>
    <style:style style:name="P203" style:family="paragraph" style:parent-style-name="Text_20_body" style:list-style-name="L98">
      <style:paragraph-properties fo:margin-top="0in" fo:margin-bottom="0in"/>
    </style:style>
    <style:style style:name="P204" style:family="paragraph" style:parent-style-name="Text_20_body" style:list-style-name="L99">
      <style:paragraph-properties fo:margin-top="0in" fo:margin-bottom="0in"/>
    </style:style>
    <style:style style:name="P205" style:family="paragraph" style:parent-style-name="Text_20_body" style:list-style-name="L100">
      <style:paragraph-properties fo:margin-top="0in" fo:margin-bottom="0in"/>
    </style:style>
    <style:style style:name="P206" style:family="paragraph" style:parent-style-name="Text_20_body" style:list-style-name="L102">
      <style:paragraph-properties fo:margin-top="0in" fo:margin-bottom="0in"/>
    </style:style>
    <style:style style:name="P207" style:family="paragraph" style:parent-style-name="Text_20_body" style:list-style-name="L103">
      <style:paragraph-properties fo:margin-top="0in" fo:margin-bottom="0in"/>
    </style:style>
    <style:style style:name="P208" style:family="paragraph" style:parent-style-name="Text_20_body" style:list-style-name="L104">
      <style:paragraph-properties fo:margin-top="0in" fo:margin-bottom="0in"/>
    </style:style>
    <style:style style:name="P209" style:family="paragraph" style:parent-style-name="Text_20_body" style:list-style-name="L105">
      <style:paragraph-properties fo:margin-top="0in" fo:margin-bottom="0in"/>
    </style:style>
    <style:style style:name="P210" style:family="paragraph" style:parent-style-name="Text_20_body" style:list-style-name="L106">
      <style:paragraph-properties fo:margin-top="0in" fo:margin-bottom="0in"/>
    </style:style>
    <style:style style:name="P211" style:family="paragraph" style:parent-style-name="Text_20_body" style:list-style-name="L107">
      <style:paragraph-properties fo:margin-top="0in" fo:margin-bottom="0in"/>
    </style:style>
    <style:style style:name="P212" style:family="paragraph" style:parent-style-name="Text_20_body" style:list-style-name="L109">
      <style:paragraph-properties fo:margin-top="0in" fo:margin-bottom="0in"/>
    </style:style>
    <style:style style:name="P213" style:family="paragraph" style:parent-style-name="Text_20_body" style:list-style-name="L110">
      <style:paragraph-properties fo:margin-top="0in" fo:margin-bottom="0in"/>
    </style:style>
    <style:style style:name="P214" style:family="paragraph" style:parent-style-name="Text_20_body" style:list-style-name="L111">
      <style:paragraph-properties fo:margin-top="0in" fo:margin-bottom="0in"/>
    </style:style>
    <style:style style:name="P215" style:family="paragraph" style:parent-style-name="Text_20_body" style:list-style-name="L112">
      <style:paragraph-properties fo:margin-top="0in" fo:margin-bottom="0in"/>
    </style:style>
    <style:style style:name="P216" style:family="paragraph" style:parent-style-name="Text_20_body" style:list-style-name="L113">
      <style:paragraph-properties fo:margin-top="0in" fo:margin-bottom="0in"/>
    </style:style>
    <style:style style:name="P217" style:family="paragraph" style:parent-style-name="Text_20_body" style:list-style-name="L114">
      <style:paragraph-properties fo:margin-top="0in" fo:margin-bottom="0in"/>
    </style:style>
    <style:style style:name="P218" style:family="paragraph" style:parent-style-name="Text_20_body">
      <style:paragraph-properties fo:margin-top="0in" fo:margin-bottom="0in"/>
      <style:text-properties style:font-name="Atkinson Hyperlegible Next" style:font-name-asian="Atkinson Hyperlegible Next"/>
    </style:style>
    <style:style style:name="P219" style:family="paragraph" style:parent-style-name="Text_20_body" style:list-style-name="L1">
      <style:paragraph-properties fo:margin-top="0in" fo:margin-bottom="0in"/>
      <style:text-properties style:font-name="Atkinson Hyperlegible Next" style:font-name-asian="Atkinson Hyperlegible Next"/>
    </style:style>
    <style:style style:name="P220" style:family="paragraph" style:parent-style-name="Text_20_body" style:list-style-name="L2">
      <style:paragraph-properties fo:margin-top="0in" fo:margin-bottom="0in"/>
      <style:text-properties style:font-name="Atkinson Hyperlegible Next" style:font-name-asian="Atkinson Hyperlegible Next"/>
    </style:style>
    <style:style style:name="P221" style:family="paragraph" style:parent-style-name="Text_20_body" style:list-style-name="L3">
      <style:paragraph-properties fo:margin-top="0in" fo:margin-bottom="0in"/>
      <style:text-properties style:font-name="Atkinson Hyperlegible Next" style:font-name-asian="Atkinson Hyperlegible Next"/>
    </style:style>
    <style:style style:name="P222" style:family="paragraph" style:parent-style-name="Text_20_body" style:list-style-name="L4">
      <style:paragraph-properties fo:margin-top="0in" fo:margin-bottom="0in"/>
      <style:text-properties style:font-name="Atkinson Hyperlegible Next" style:font-name-asian="Atkinson Hyperlegible Next"/>
    </style:style>
    <style:style style:name="P223" style:family="paragraph" style:parent-style-name="Text_20_body" style:list-style-name="L5">
      <style:paragraph-properties fo:margin-top="0in" fo:margin-bottom="0in"/>
      <style:text-properties style:font-name="Atkinson Hyperlegible Next" style:font-name-asian="Atkinson Hyperlegible Next"/>
    </style:style>
    <style:style style:name="P224" style:family="paragraph" style:parent-style-name="Text_20_body" style:list-style-name="L19">
      <style:paragraph-properties fo:margin-top="0in" fo:margin-bottom="0in"/>
      <style:text-properties style:font-name="Atkinson Hyperlegible Next" style:font-name-asian="Atkinson Hyperlegible Next"/>
    </style:style>
    <style:style style:name="P225" style:family="paragraph" style:parent-style-name="Text_20_body" style:list-style-name="L22">
      <style:paragraph-properties fo:margin-top="0in" fo:margin-bottom="0in"/>
      <style:text-properties style:font-name="Atkinson Hyperlegible Next" style:font-name-asian="Atkinson Hyperlegible Next"/>
    </style:style>
    <style:style style:name="P226" style:family="paragraph" style:parent-style-name="Text_20_body" style:list-style-name="L25">
      <style:paragraph-properties fo:margin-top="0in" fo:margin-bottom="0in"/>
      <style:text-properties style:font-name="Atkinson Hyperlegible Next" style:font-name-asian="Atkinson Hyperlegible Next"/>
    </style:style>
    <style:style style:name="P227" style:family="paragraph" style:parent-style-name="Text_20_body" style:list-style-name="L28">
      <style:paragraph-properties fo:margin-top="0in" fo:margin-bottom="0in"/>
      <style:text-properties style:font-name="Atkinson Hyperlegible Next" style:font-name-asian="Atkinson Hyperlegible Next"/>
    </style:style>
    <style:style style:name="P228" style:family="paragraph" style:parent-style-name="Text_20_body" style:list-style-name="L30">
      <style:paragraph-properties fo:margin-top="0in" fo:margin-bottom="0in"/>
      <style:text-properties style:font-name="Atkinson Hyperlegible Next" style:font-name-asian="Atkinson Hyperlegible Next"/>
    </style:style>
    <style:style style:name="P229" style:family="paragraph" style:parent-style-name="Text_20_body" style:list-style-name="L33">
      <style:paragraph-properties fo:margin-top="0in" fo:margin-bottom="0in"/>
      <style:text-properties style:font-name="Atkinson Hyperlegible Next" style:font-name-asian="Atkinson Hyperlegible Next"/>
    </style:style>
    <style:style style:name="P230" style:family="paragraph" style:parent-style-name="Text_20_body" style:list-style-name="L36">
      <style:paragraph-properties fo:margin-top="0in" fo:margin-bottom="0in"/>
      <style:text-properties style:font-name="Atkinson Hyperlegible Next" style:font-name-asian="Atkinson Hyperlegible Next"/>
    </style:style>
    <style:style style:name="P231" style:family="paragraph" style:parent-style-name="Text_20_body" style:list-style-name="L47">
      <style:paragraph-properties fo:margin-top="0in" fo:margin-bottom="0in"/>
      <style:text-properties style:font-name="Atkinson Hyperlegible Next" style:font-name-asian="Atkinson Hyperlegible Next"/>
    </style:style>
    <style:style style:name="P232" style:family="paragraph" style:parent-style-name="Text_20_body" style:list-style-name="L58">
      <style:paragraph-properties fo:margin-top="0in" fo:margin-bottom="0in"/>
      <style:text-properties style:font-name="Atkinson Hyperlegible Next" style:font-name-asian="Atkinson Hyperlegible Next"/>
    </style:style>
    <style:style style:name="P233" style:family="paragraph" style:parent-style-name="Text_20_body" style:list-style-name="L62">
      <style:paragraph-properties fo:margin-top="0in" fo:margin-bottom="0in"/>
      <style:text-properties style:font-name="Atkinson Hyperlegible Next" style:font-name-asian="Atkinson Hyperlegible Next"/>
    </style:style>
    <style:style style:name="P234" style:family="paragraph" style:parent-style-name="Text_20_body" style:list-style-name="L109">
      <style:paragraph-properties fo:margin-top="0in" fo:margin-bottom="0in"/>
      <style:text-properties style:font-name="Atkinson Hyperlegible Next" style:font-name-asian="Atkinson Hyperlegible Next"/>
    </style:style>
    <style:style style:name="P235" style:family="paragraph" style:parent-style-name="Text_20_body" style:list-style-name="L112">
      <style:paragraph-properties fo:margin-top="0in" fo:margin-bottom="0in"/>
      <style:text-properties style:font-name="Atkinson Hyperlegible Next" style:font-name-asian="Atkinson Hyperlegible Next"/>
    </style:style>
    <style:style style:name="P236" style:family="paragraph" style:parent-style-name="Text_20_body" style:list-style-name="L114">
      <style:paragraph-properties fo:margin-top="0in" fo:margin-bottom="0in"/>
      <style:text-properties style:font-name="Atkinson Hyperlegible Next" style:font-name-asian="Atkinson Hyperlegible Next"/>
    </style:style>
    <style:style style:name="P237" style:family="paragraph" style:parent-style-name="Text_20_body">
      <style:paragraph-properties style:writing-mode="lr-tb"/>
      <style:text-properties style:font-name="Atkinson Hyperlegible Next" style:font-name-asian="Atkinson Hyperlegible Next"/>
    </style:style>
    <style:style style:name="P238" style:family="paragraph" style:parent-style-name="Heading_20_1">
      <style:text-properties style:font-name="Atkinson Hyperlegible Next" style:font-name-asian="Atkinson Hyperlegible Next"/>
    </style:style>
    <style:style style:name="P239" style:family="paragraph" style:parent-style-name="Horizontal_20_Line">
      <style:text-properties style:font-name="Atkinson Hyperlegible Next" style:font-name-asian="Atkinson Hyperlegible Next"/>
    </style:style>
    <style:style style:name="T1" style:family="text">
      <style:text-properties style:font-name="Atkinson Hyperlegible Next" style:font-name-asian="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number text:level="4" text:style-name="Numbering_20_Symbols" style:num-suffix="." style:num-format="1">
        <style:list-level-properties text:space-before="1.7673in" text:min-label-width="0.1965in"/>
      </text:list-level-style-number>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38" text:outline-level="1">Terbaru </text:h>
      <text:section text:style-name="Sect1" text:name="conversations-list-0">
        <text:p text:style-name="P218">[+] FUTRE - Energi Tak Terbatas: Solusi Krisis Energi </text:p>
        <text:p text:style-name="P218">Ide Judul Buku Nonfiksi Pemuda </text:p>
        <text:p text:style-name="P218">[+] FUTRE - Liburan ke Luar Angkasa: Kapan Giliran Kita? </text:p>
        <text:p text:style-name="P218">[+] FUTRE - Manusia Abadi: Mungkinkah Kita Hidup Selamanya? </text:p>
        <text:p text:style-name="P218">[+] FUTRE - Robot Cerdas: Teman atau Ancaman? </text:p>
        <text:p text:style-name="P218">Lainnya</text:p>
      </text:section>
      <text:h text:style-name="P238" text:outline-level="1">Gem</text:h>
      <text:p text:style-name="P218">Pencari ide</text:p>
      <text:p text:style-name="P218">Konsultan karier</text:p>
      <text:p text:style-name="P218">Partner coding</text:p>
      <text:p text:style-name="P218">Lainnya</text:p>
      <text:p text:style-name="P218">Pengelola Gem</text:p>
      <text:p text:style-name="P218">Bantuan</text:p>
      <text:p text:style-name="P218">Aktivitas</text:p>
      <text:p text:style-name="P218">Setelan</text:p>
      <text:p text:style-name="P104">Kota Banda Aceh, Aceh, Indonesia <text:line-break/>Dari alamat IP Anda • Perbarui lokasi</text:p>
      <text:h text:style-name="P238" text:outline-level="1">Percakapan dengan Gemini</text:h>
      <text:section text:style-name="Sect1" text:name="chat-history">
        <text:p text:style-name="P104"/>
        <text:section text:style-name="Sect1" text:name="2c5125fe37ae02ae">
          <text:p text:style-name="P104"/>
          <text:section text:style-name="Sect1" text:name="user-query-content-0">
            <text:p text:style-name="P237">Gemini Anda Telah dilatih sehingga menjadi ahli dalam menyusun buku [non-fiksi] untuk tema-tema [Sains Futuristik] . </text:p>
            <text:p text:style-name="P237">Gemini yang Kreatif, Saya Sedang menyusun Buku : </text:p>
            <text:p text:style-name="P237">Judul : 'Energi Tak Terbatas: Solusi Krisis Energi. </text:p>
            <text:p text:style-name="P237">Deskripsi:'Buku ini membahas berbagai sumber energi terbarukan yang potensial, seperti energi matahari, angin, air, panas bumi, dan fusi nuklir. <text:soft-page-break/>Bagaimana cara kerja masing-masing sumber energi? Apa kelebihan dan kekurangannya? Bagaimana teknologi dapat membantu mengatasi krisis energi global?' . </text:p>
            <text:p text:style-name="P237">Topik Utama : Energi terbarukan, fusi nuklir, keberlanjutan. </text:p>
            <text:p text:style-name="P237">Target Pembaca : Remaja ( Usia 13 sampai 22 Tahun ).  </text:p>
            <text:p text:style-name="P237">Tugas Anda adalah : </text:p>
            <text:p text:style-name="P237">1. Menyusun Outline/Kerangka/Daftar Isi buku ini yang terdiri atas Bab dan Subbab yang dikembangkan dari Deskripsi buku yang sedang saya susun. </text:p>
            <text:p text:style-name="P237">2. Memberi Saran Gaya Bahasa Penulisan Yang Sesuai dengan Target Pembaca. </text:p>
            <text:p text:style-name="P237">3. Memberikan Tips Tambahan yang memperkaya isi dan bobot buku ini . </text:p>
          </text:section>
          <text:p text:style-name="P218">Tampilkan alur berpikir</text:p>
          <text:section text:style-name="Sect2" text:name="model-response-message-contentr_2c5125fe37ae02ae">
            <text:p text:style-name="P104">Tentu, Gemini yang Kreatif! Dengan senang hati saya akan membantu menyusun kerangka buku "Energi Tak Terbatas: Solusi Krisis Energi" yang menarik dan informatif untuk target pembaca remaja (13-22 tahun), beserta saran gaya bahasa dan tips tambahan.</text:p>
            <text:p text:style-name="P104">Mari kita mulai!</text:p>
            <text:p text:style-name="Text_20_body"><text:span text:style-name="Strong_20_Emphasis"><text:span text:style-name="T1">1. Outline/Kerangka Buku (Bab dan Subbab)</text:span></text:span></text:p>
            <text:p text:style-name="P104">Berikut adalah draf kerangka buku yang dikembangkan dari deskripsi Anda, dengan fokus pada alur yang logis dan menarik bagi remaja:</text:p>
            <text:p text:style-name="P239"/>
            <text:p text:style-name="Text_20_body"><text:span text:style-name="Strong_20_Emphasis"><text:span text:style-name="T1">Judul Buku:</text:span></text:span><text:span text:style-name="T1"> Energi Tak Terbatas: Solusi Krisis Energi</text:span></text:p>
            <text:p text:style-name="Text_20_body"><text:span text:style-name="Strong_20_Emphasis"><text:span text:style-name="T1">Kata Pengantar:</text:span></text:span><text:span text:style-name="T1"> Mengapa Buku Ini Penting Untuk Masa Depanmu?</text:span></text:p>
            <text:p text:style-name="Text_20_body"><text:span text:style-name="Strong_20_Emphasis"><text:span text:style-name="T1">Pendahuluan: Dunia yang Haus Energi</text:span></text:span></text:p>
            <text:list xml:id="list7669000601986498002" text:style-name="L1">
              <text:list-item>
                <text:p text:style-name="P219">Bab 1: Krisis di Depan Mata: Mengapa Kita Butuh Energi Baru? </text:p>
                <text:list>
                  <text:list-item>
                    <text:p text:style-name="P219">1.1. Energi: Penggerak Kehidupan Modern (Dari gadget sampai pabrik) </text:p>
                  </text:list-item>
                  <text:list-item>
                    <text:p text:style-name="P219">1.2. Bahan Bakar Fosil: Sumber Energi Utama... dan Masalahnya (Polusi, perubahan iklim, keterbatasan) </text:p>
                  </text:list-item>
                  <text:list-item>
                    <text:p text:style-name="P219">1.3. Apa Itu Krisis Energi Global? Dampaknya Bagi Kita Semua </text:p>
                  </text:list-item>
                  <text:list-item>
                    <text:p text:style-name="P105">1.4. Mimpi Energi Bersih dan Tak Terbatas: Sebuah Harapan </text:p>
                  </text:list-item>
                </text:list>
              </text:list-item>
            </text:list>
            <text:p text:style-name="Text_20_body"><text:soft-page-break/><text:span text:style-name="Strong_20_Emphasis"><text:span text:style-name="T1">Bagian 1: Menangkap Kekuatan Alam (Energi Terbarukan Populer)</text:span></text:span></text:p>
            <text:list xml:id="list8724041937670033001" text:style-name="L2">
              <text:list-item>
                <text:p text:style-name="P106">Bab 2: Menangkap Matahari: Kekuatan Energi Surya</text:p>
                <text:list>
                  <text:list-item>
                    <text:p text:style-name="P220">2.1. Matahari: Reaktor Nuklir Raksasa di Langit Kita </text:p>
                  </text:list-item>
                  <text:list-item>
                    <text:p text:style-name="P220">2.2. Sulap Panel Surya: Mengubah Cahaya Jadi Listrik (Cara kerja sederhana) </text:p>
                  </text:list-item>
                  <text:list-item>
                    <text:p text:style-name="P220">2.3. Plus Minus Energi Surya: Kerennya Apa, Tantangannya Dimana? (Kelebihan: bersih, melimpah; Kekurangan: tergantung cuaca, butuh ruang) </text:p>
                  </text:list-item>
                  <text:list-item>
                    <text:p text:style-name="P220">2.4. Inovasi Surya: Panel Super Efisien, Atap Surya, dan Masa Depannya </text:p>
                  </text:list-item>
                </text:list>
              </text:list-item>
              <text:list-item>
                <text:p text:style-name="P106">Bab 3: Menari Bersama Angin: Energi dari Hembusan Udara</text:p>
                <text:list>
                  <text:list-item>
                    <text:p text:style-name="P220">3.1. Dari Mana Datangnya Angin? Sains di Balik Hembusan Udara </text:p>
                  </text:list-item>
                  <text:list-item>
                    <text:p text:style-name="P220">3.2. Turbin Angin: Kincir Raksasa Pembangkit Listrik (Cara kerja) </text:p>
                  </text:list-item>
                  <text:list-item>
                    <text:p text:style-name="P220">3.3. Baik dan Buruknya Energi Angin (Kelebihan: bersih, potensi besar; Kekurangan: tidak selalu berhembus, pemandangan, suara) </text:p>
                  </text:list-item>
                  <text:list-item>
                    <text:p text:style-name="P220">3.4. Angin Lepas Pantai dan Turbin Terbang: Teknologi Angin Masa Depan </text:p>
                  </text:list-item>
                </text:list>
              </text:list-item>
              <text:list-item>
                <text:p text:style-name="P106">Bab 4: Kekuatan Air Mengalir: Energi Hidro, Ombak, dan Pasang Surut</text:p>
                <text:list>
                  <text:list-item>
                    <text:p text:style-name="P220">4.1. Bendungan Raksasa: Pembangkit Listrik Tenaga Air (PLTA) (Cara kerja, contoh) </text:p>
                  </text:list-item>
                  <text:list-item>
                    <text:p text:style-name="P220">4.2. Energi dari Lautan: Memanfaatkan Ombak dan Pasang Surut (Konsep dasar) </text:p>
                  </text:list-item>
                  <text:list-item>
                    <text:p text:style-name="P220">4.3. Potensi dan Kendala Energi Air (Kelebihan: andal (PLTA); Kekurangan: dampak lingkungan (PLTA), teknologi laut masih baru) </text:p>
                  </text:list-item>
                  <text:list-item>
                    <text:p text:style-name="P106">4.4. Masa Depan Biru: Inovasi Energi Laut </text:p>
                  </text:list-item>
                </text:list>
              </text:list-item>
            </text:list>
            <text:p text:style-name="Text_20_body"><text:span text:style-name="Strong_20_Emphasis"><text:span text:style-name="T1">Bagian 2: Energi dari Dalam dan Masa Depan</text:span></text:span></text:p>
            <text:list xml:id="list1649223287716557014" text:style-name="L3">
              <text:list-item>
                <text:p text:style-name="P107">Bab 5: Panas dari Perut Bumi: Energi Geotermal</text:p>
                <text:list>
                  <text:list-item>
                    <text:p text:style-name="P221">5.1. Inti Bumi yang Membara: Sumber Panas Tak Habis </text:p>
                  </text:list-item>
                  <text:list-item>
                    <text:p text:style-name="P221">5.2. Mengambil Panas Bumi: Cara Kerja Pembangkit Listrik Geotermal (PLTP) </text:p>
                  </text:list-item>
                  <text:list-item>
                    <text:p text:style-name="P221">5.3. Keunggulan dan Kelemahan Energi Panas Bumi (Kelebihan: stabil, bersih; Kekurangan: lokasi terbatas, biaya awal) </text:p>
                  </text:list-item>
                  <text:list-item>
                    <text:p text:style-name="P221"><text:soft-page-break/>5.4. Geotermal di Sekitar Kita: Pemanfaatan Skala Kecil </text:p>
                  </text:list-item>
                </text:list>
              </text:list-item>
              <text:list-item>
                <text:p text:style-name="P107">Bab 6: Menyalakan Matahari di Bumi: Harapan Fusi Nuklir</text:p>
                <text:list>
                  <text:list-item>
                    <text:p text:style-name="P221">6.1. Bukan Bom Nuklir! Memahami Fusi vs Fisi (Perbedaan mendasar secara sederhana) </text:p>
                  </text:list-item>
                  <text:list-item>
                    <text:p text:style-name="P221">6.2. Resep Membuat Matahari Mini: Bagaimana Reaktor Fusi Bekerja? (Konsep dasar Tokamak/Stellarator) </text:p>
                  </text:list-item>
                  <text:list-item>
                    <text:p text:style-name="P221">6.3. Mengapa Fusi Begitu Menjanjikan? (Kelebihan: bahan bakar melimpah, energi besar, aman, limbah minimal) </text:p>
                  </text:list-item>
                  <text:list-item>
                    <text:p text:style-name="P221">6.4. Tantangan Terbesar: Menjinakkan Panas Super Ekstrem </text:p>
                  </text:list-item>
                  <text:list-item>
                    <text:p text:style-name="P107">6.5. Perlombaan Fusi Global: Proyek ITER dan Masa Depan Energi </text:p>
                  </text:list-item>
                </text:list>
              </text:list-item>
            </text:list>
            <text:p text:style-name="Text_20_body"><text:span text:style-name="Strong_20_Emphasis"><text:span text:style-name="T1">Bagian 3: Merajut Solusi dan Masa Depan Kita</text:span></text:span></text:p>
            <text:list xml:id="list1675701405604860591" text:style-name="L4">
              <text:list-item>
                <text:p text:style-name="P108">Bab 7: Teknologi Penyelamat: Inovasi untuk Krisis Energi</text:p>
                <text:list>
                  <text:list-item>
                    <text:p text:style-name="P222">7.1. Tidak Ada Solusi Tunggal: Kombinasi Sumber Energi Terbarukan </text:p>
                  </text:list-item>
                  <text:list-item>
                    <text:p text:style-name="P222">7.2. Jaringan Listrik Pintar (Smart Grid): Mengatur Energi Lebih Cerdas </text:p>
                  </text:list-item>
                  <text:list-item>
                    <text:p text:style-name="P222">7.3. Menyimpan Energi: Tantangan Baterai Raksasa dan Solusi Lainnya </text:p>
                  </text:list-item>
                  <text:list-item>
                    <text:p text:style-name="P222">7.4. Peran Kecerdasan Buatan (AI) dalam Mengoptimalkan Energi </text:p>
                  </text:list-item>
                </text:list>
              </text:list-item>
              <text:list-item>
                <text:p text:style-name="P108">Bab 8: Menuju Masa Depan Berkelanjutan: Pilihan Ada di Tangan Kita</text:p>
                <text:list>
                  <text:list-item>
                    <text:p text:style-name="P222">8.1. Keberlanjutan: Bukan Sekadar Kata Keren, Tapi Kebutuhan </text:p>
                  </text:list-item>
                  <text:list-item>
                    <text:p text:style-name="P222">8.2. Hemat Energi: Langkah Kecilmu, Dampak Besar Bagi Bumi </text:p>
                  </text:list-item>
                  <text:list-item>
                    <text:p text:style-name="P222">8.3. Kamu adalah Agen Perubahan: Peran Generasi Muda dalam Transisi Energi </text:p>
                  </text:list-item>
                  <text:list-item>
                    <text:p text:style-name="P108">8.4. Visi 2050: Membayangkan Dunia dengan Energi Bersih dan Melimpah </text:p>
                  </text:list-item>
                </text:list>
              </text:list-item>
            </text:list>
            <text:p text:style-name="Text_20_body"><text:span text:style-name="Strong_20_Emphasis"><text:span text:style-name="T1">Penutup:</text:span></text:span><text:span text:style-name="T1"> Energi Tak Terbatas, Masa Depan Tak Terbatas</text:span></text:p>
            <text:p text:style-name="Text_20_body"><text:span text:style-name="Strong_20_Emphasis"><text:span text:style-name="T1">Lampiran:</text:span></text:span></text:p>
            <text:list xml:id="list89977013368715357" text:style-name="L5">
              <text:list-item>
                <text:p text:style-name="P223">Glosarium: Kamus Istilah-Istilah Penting (Jelaskan istilah seperti "Gigawatt", "Intermiten", "Tokamak", dll.) </text:p>
              </text:list-item>
              <text:list-item>
                <text:p text:style-name="P223">Sumber Bacaan Lanjutan &amp; Website Menarik </text:p>
              </text:list-item>
              <text:list-item>
                <text:p text:style-name="P109">Indeks </text:p>
              </text:list-item>
            </text:list>
            <text:p text:style-name="P239"><text:soft-page-break/></text:p>
            <text:p text:style-name="Text_20_body"><text:span text:style-name="Strong_20_Emphasis"><text:span text:style-name="T1">2. Saran Gaya Bahasa Penulisan</text:span></text:span></text:p>
            <text:p text:style-name="P104">Mengingat target pembaca adalah remaja (13-22 tahun), gaya bahasa haruslah:</text:p>
            <text:list xml:id="list4960064593472596325" text:style-name="L6">
              <text:list-item>
                <text:p text:style-name="P118"><text:span text:style-name="Strong_20_Emphasis"><text:span text:style-name="T1">Santai dan Akrab:</text:span></text:span><text:span text:style-name="T1"> Gunakan bahasa sehari-hari yang mudah dipahami, hindari kalimat yang terlalu panjang dan kompleks. Gunakan sapaan seperti "kamu", "kalian", "tahukah kamu?". </text:span></text:p>
              </text:list-item>
              <text:list-item>
                <text:p text:style-name="P118"><text:span text:style-name="Strong_20_Emphasis"><text:span text:style-name="T1">Antusias dan Optimistis:</text:span></text:span><text:span text:style-name="T1"> Tunjukkan semangat tentang potensi solusi energi ini, namun tetap realistis mengenai tantangannya. Bangkitkan rasa ingin tahu dan harapan. </text:span></text:p>
              </text:list-item>
              <text:list-item>
                <text:p text:style-name="P118"><text:span text:style-name="Strong_20_Emphasis"><text:span text:style-name="T1">Visual dan Imajinatif:</text:span></text:span><text:span text:style-name="T1"> Gunakan banyak analogi, metafora, dan perumpamaan untuk menjelaskan konsep sains yang sulit. Misalnya, menjelaskan fusi nuklir seperti "mencoba menyalakan dan mengendalikan matahari mini di Bumi". </text:span></text:p>
              </text:list-item>
              <text:list-item>
                <text:p text:style-name="P118"><text:span text:style-name="Strong_20_Emphasis"><text:span text:style-name="T1">Fokus pada "Mengapa Ini Penting?":</text:span></text:span><text:span text:style-name="T1"> Selalu kaitkan informasi dengan kehidupan mereka, masa depan planet, teknologi keren, atau bahkan potensi karir di masa depan. </text:span></text:p>
              </text:list-item>
              <text:list-item>
                <text:p text:style-name="P118"><text:span text:style-name="Strong_20_Emphasis"><text:span text:style-name="T1">Interaktif:</text:span></text:span><text:span text:style-name="T1"> Ajukan pertanyaan retoris ("Bayangkan jika semua atap rumah dilapisi panel surya?"), sisipkan fakta-fakta mengejutkan dalam kotak teks ("Fakta Wow!"), atau ajakan untuk berpikir. </text:span></text:p>
              </text:list-item>
              <text:list-item>
                <text:p text:style-name="P118"><text:span text:style-name="Strong_20_Emphasis"><text:span text:style-name="T1">Hindari Jargon Berlebihan:</text:span></text:span><text:span text:style-name="T1"> Jika terpaksa menggunakan istilah teknis, langsung jelaskan artinya dengan bahasa sederhana atau masukkan dalam glosarium. Jangan berasumsi pembaca sudah tahu. </text:span></text:p>
              </text:list-item>
              <text:list-item>
                <text:p text:style-name="P2"><text:span text:style-name="Strong_20_Emphasis"><text:span text:style-name="T1">Gunakan Cerita:</text:span></text:span><text:span text:style-name="T1"> Sisipkan cerita singkat tentang penemuan, ilmuwan inspiratif, atau bagaimana energi terbarukan mengubah kehidupan suatu komunitas. </text:span></text:p>
              </text:list-item>
            </text:list>
            <text:p text:style-name="Text_20_body"><text:span text:style-name="Strong_20_Emphasis"><text:span text:style-name="T1">Contoh Penerapan Gaya Bahasa:</text:span></text:span></text:p>
            <text:list xml:id="list166970720368578040" text:style-name="L7">
              <text:list-item>
                <text:p text:style-name="P119"><text:span text:style-name="Emphasis"><text:span text:style-name="T1">Alih-alih:</text:span></text:span><text:span text:style-name="T1"> "Efisiensi konversi fotovoltaik pada sel surya perovskite telah menunjukkan peningkatan signifikan dalam riset laboratorium." </text:span></text:p>
              </text:list-item>
              <text:list-item>
                <text:p text:style-name="P3"><text:span text:style-name="Emphasis"><text:span text:style-name="T1">Menjadi:</text:span></text:span><text:span text:style-name="T1"> "Bayangin deh, para ilmuwan lagi ngembangin panel surya jenis baru namanya 'perovskite'. Kerennya, panel ini jago banget ngubah cahaya matahari jadi listrik, jauh lebih efisien dari panel biasa yang sering kamu lihat!" </text:span></text:p>
              </text:list-item>
            </text:list>
            <text:p text:style-name="Text_20_body"><text:span text:style-name="Strong_20_Emphasis"><text:span text:style-name="T1">3. Tips Tambahan untuk Memperkaya Buku</text:span></text:span></text:p>
            <text:list xml:id="list5206867441568338835" text:style-name="L8">
              <text:list-item>
                <text:p text:style-name="P120"><text:soft-page-break/><text:span text:style-name="Strong_20_Emphasis"><text:span text:style-name="T1">Visual adalah Kunci:</text:span></text:span><text:span text:style-name="T1"> Sertakan banyak gambar, diagram alir sederhana (cara kerja panel surya, turbin angin, reaktor fusi), infografis (perbandingan sumber energi, potensi energi terbarukan Indonesia), dan foto-foto nyata berkualitas tinggi. </text:span></text:p>
              </text:list-item>
              <text:list-item>
                <text:p text:style-name="P120"><text:span text:style-name="Strong_20_Emphasis"><text:span text:style-name="T1">Studi Kasus Lokal &amp; Global:</text:span></text:span><text:span text:style-name="T1"> Berikan contoh nyata penerapan energi terbarukan di Indonesia (misalnya PLTS Terapung Cirata, PLTP Kamojang) dan proyek-proyek besar di dunia (ladang angin raksasa di Eropa, proyek fusi ITER di Prancis). Ini membuat konsep lebih konkret. </text:span></text:p>
              </text:list-item>
              <text:list-item>
                <text:p text:style-name="P120"><text:span text:style-name="Strong_20_Emphasis"><text:span text:style-name="T1">Kotak Info "Fakta Keren" atau "Tahukah Kamu?":</text:span></text:span><text:span text:style-name="T1"> Sisipkan di sela-sela teks untuk memecah kebosanan dan memberikan informasi menarik (misal: "Berapa banyak energi matahari yang sampai ke Bumi setiap jam?"). </text:span></text:p>
              </text:list-item>
              <text:list-item>
                <text:p text:style-name="P120"><text:span text:style-name="Strong_20_Emphasis"><text:span text:style-name="T1">Profil Singkat Inspiratif:</text:span></text:span><text:span text:style-name="T1"> Ceritakan kisah singkat ilmuwan, insinyur, atau aktivis muda yang bekerja di bidang energi terbarukan atau fusi nuklir. Ini bisa memotivasi pembaca. </text:span></text:p>
              </text:list-item>
              <text:list-item>
                <text:p text:style-name="P120"><text:span text:style-name="Strong_20_Emphasis"><text:span text:style-name="T1">Hubungkan dengan Kehidupan Sehari-hari:</text:span></text:span><text:span text:style-name="T1"> Tunjukkan bagaimana energi ini bisa digunakan di rumah, sekolah, atau gadget masa depan mereka. </text:span></text:p>
              </text:list-item>
              <text:list-item>
                <text:p text:style-name="P120"><text:span text:style-name="Strong_20_Emphasis"><text:span text:style-name="T1">Bagian "Apa yang Bisa Kamu Lakukan?":</text:span></text:span><text:span text:style-name="T1"> Berikan tips praktis tentang cara hemat energi di rumah, cara mencari informasi lebih lanjut, atau bahkan ide proyek sains sederhana terkait energi. </text:span></text:p>
              </text:list-item>
              <text:list-item>
                <text:p text:style-name="P120"><text:span text:style-name="Strong_20_Emphasis"><text:span text:style-name="T1">Sentuhan Futuristik (Tapi Berbasis Sains):</text:span></text:span><text:span text:style-name="T1"> Sedikit spekulasi tentang bagaimana energi tak terbatas ini bisa mengubah dunia di masa depan (mobil terbang bertenaga fusi? kota mandiri energi?) bisa menarik, asalkan tetap dibedakan dari fakta saat ini. </text:span></text:p>
              </text:list-item>
              <text:list-item>
                <text:p text:style-name="P4"><text:span text:style-name="Strong_20_Emphasis"><text:span text:style-name="T1">Sertakan Peta Potensi:</text:span></text:span><text:span text:style-name="T1"> Mungkin peta Indonesia yang menunjukkan daerah dengan potensi energi surya, angin, atau geotermal yang tinggi. </text:span></text:p>
              </text:list-item>
            </text:list>
            <text:p text:style-name="P104">Semoga kerangka, saran gaya bahasa, dan tips ini bermanfaat untuk menyusun buku "Energi Tak Terbatas: Solusi Krisis Energi" Anda! Selamat menulis!</text:p>
          </text:section>
          <text:section text:style-name="Sect1" text:name="feedback-form-0">
            <text:p text:style-name="P218"/>
          </text:section>
        </text:section>
        <text:section text:style-name="Sect1" text:name="f8dea723cbb3fed9">
          <text:p text:style-name="P104"/>
          <text:section text:style-name="Sect1" text:name="user-query-content-1">
            <text:p text:style-name="P237">Pada Pendahuluan/Kata Pengantar , Tambahkan prompt pada subbab untuk mendapatkan isinya </text:p>
          </text:section>
          <text:p text:style-name="P218">Tampilkan alur berpikir</text:p>
          <text:section text:style-name="Sect2" text:name="model-response-message-contentr_f8dea723cbb3fed9">
            <text:p text:style-name="Text_20_body"><text:soft-page-break/><text:span text:style-name="T1">Baik, mari kita tambahkan </text:span><text:span text:style-name="Emphasis"><text:span text:style-name="T1">prompt</text:span></text:span><text:span text:style-name="T1"> (perintah atau pertanyaan panduan) untuk setiap subbab di bagian Pendahuluan (Bab 1) agar bisa menghasilkan konten yang sesuai dengan target pembaca dan gaya bahasa yang diinginkan. Prompt ini bisa Anda gunakan sebagai panduan saat menulis atau bahkan untuk diinput ke AI generatif lain jika diperlukan.</text:span></text:p>
            <text:p text:style-name="P239"/>
            <text:p text:style-name="Text_20_body"><text:span text:style-name="Strong_20_Emphasis"><text:span text:style-name="T1">Pendahuluan: Dunia yang Haus Energi</text:span></text:span></text:p>
            <text:list xml:id="list8200149930434736250" text:style-name="L9">
              <text:list-item>
                <text:p text:style-name="P121"><text:span text:style-name="Strong_20_Emphasis"><text:span text:style-name="T1">Bab 1: Krisis di Depan Mata: Mengapa Kita Butuh Energi Baru?</text:span></text:span><text:span text:style-name="T1"> </text:span></text:p>
                <text:list>
                  <text:list-item>
                    <text:p text:style-name="P121"><text:span text:style-name="Strong_20_Emphasis"><text:span text:style-name="T1">1.1. Energi: Penggerak Kehidupan Modern (Dari gadget sampai pabrik)</text:span></text:span><text:span text:style-name="T1"> </text:span></text:p>
                    <text:list>
                      <text:list-item>
                        <text:p text:style-name="P121"><text:span text:style-name="Strong_20_Emphasis"><text:span text:style-name="T1">Prompt:</text:span></text:span><text:span text:style-name="T1"> "Coba bayangkan sehari saja tanpa listrik. Nggak bisa charge HP, nggak bisa main game online, nggak bisa nonton film, bahkan belajar pun susah kalau malam. Jelaskan di sini, dengan gaya bahasa santai dan contoh sehari-hari yang </text:span><text:span text:style-name="Emphasis"><text:span text:style-name="T1">relate</text:span></text:span><text:span text:style-name="T1"> banget sama remaja (gadget, internet, transportasi, lampu, AC, bahkan pabrik yang bikin snack favoritmu!), kenapa sih energi itu ibarat 'nyawa' bagi kehidupan modern kita? Tunjukkan betapa bergantungnya kita pada energi dalam setiap aktivitas." </text:span></text:p>
                      </text:list-item>
                    </text:list>
                  </text:list-item>
                  <text:list-item>
                    <text:p text:style-name="P121"><text:span text:style-name="Strong_20_Emphasis"><text:span text:style-name="T1">1.2. Bahan Bakar Fosil: Sumber Energi Utama... dan Masalahnya (Polusi, perubahan iklim, keterbatasan)</text:span></text:span><text:span text:style-name="T1"> </text:span></text:p>
                    <text:list>
                      <text:list-item>
                        <text:p text:style-name="P121"><text:span text:style-name="Strong_20_Emphasis"><text:span text:style-name="T1">Prompt:</text:span></text:span><text:span text:style-name="T1"> "Selama ini, dari mana sih datangnya sebagian besar energi yang kita pakai? Kenalkan di sini 'si biang kerok' sekaligus 'pahlawan lama': bahan bakar fosil (batu bara, minyak bumi, gas alam). Jelaskan secara singkat kenapa kita dulu (dan sekarang masih) sangat bergantung padanya. Tapi, jangan lupa ungkap sisi gelapnya! Ceritakan dengan bahasa mudah dimengerti bagaimana pembakaran fosil ini bikin polusi udara (bikin sesak napas!), jadi penyebab utama perubahan iklim (bumi makin panas!), dan faktanya... mereka bakal habis! Tekankan kenapa kita nggak bisa terus-terusan bergantung sama mereka." </text:span></text:p>
                      </text:list-item>
                    </text:list>
                  </text:list-item>
                  <text:list-item>
                    <text:p text:style-name="P121"><text:span text:style-name="Strong_20_Emphasis"><text:span text:style-name="T1">1.3. Apa Itu Krisis Energi Global? Dampaknya Bagi Kita Semua</text:span></text:span><text:span text:style-name="T1"> </text:span></text:p>
                    <text:list>
                      <text:list-item>
                        <text:p text:style-name="P121"><text:soft-page-break/><text:span text:style-name="Strong_20_Emphasis"><text:span text:style-name="T1">Prompt:</text:span></text:span><text:span text:style-name="T1"> "Oke, jadi kita tahu energi itu penting banget dan sumber utama kita bermasalah. Nah, jelaskan di sini apa sih yang dimaksud dengan 'krisis energi global'? Buat definisi yang gampang dipahami remaja, kaitkan dengan kebutuhan energi yang terus naik sementara sumbernya bermasalah. Yang paling penting, tunjukkan kenapa ini bukan cuma masalah 'orang gede' atau negara lain. Bagaimana krisis ini bisa berdampak langsung ke kita? (Contoh: harga bensin/listrik naik, pemadaman listrik, bencana alam akibat iklim makin sering, dll.). Buat mereka merasa ini isu yang penting </text:span><text:span text:style-name="Emphasis"><text:span text:style-name="T1">buat mereka</text:span></text:span><text:span text:style-name="T1">." </text:span></text:p>
                      </text:list-item>
                    </text:list>
                  </text:list-item>
                  <text:list-item>
                    <text:p text:style-name="P121"><text:span text:style-name="Strong_20_Emphasis"><text:span text:style-name="T1">1.4. Mimpi Energi Bersih dan Tak Terbatas: Sebuah Harapan</text:span></text:span><text:span text:style-name="T1"> </text:span></text:p>
                    <text:list>
                      <text:list-item>
                        <text:p text:style-name="P5"><text:span text:style-name="Strong_20_Emphasis"><text:span text:style-name="T1">Prompt:</text:span></text:span><text:span text:style-name="T1"> "Setelah membahas masalah yang cukup bikin cemas, sekarang saatnya kasih harapan! Tutup bab pendahuluan ini dengan memperkenalkan 'mimpi besar' kita: energi yang bersih, ramah lingkungan, dan idealnya... nggak bakal habis! Singgung sedikit tentang kekuatan alam seperti matahari dan angin, serta teknologi super canggih seperti fusi nuklir sebagai calon solusi. Bangkitkan rasa penasaran pembaca untuk menjelajahi solusi-solusi keren ini di bab-bab selanjutnya. Gunakan nada yang optimis dan ajak mereka membayangkan masa depan yang lebih baik berkat energi baru." </text:span></text:p>
                      </text:list-item>
                    </text:list>
                  </text:list-item>
                </text:list>
              </text:list-item>
            </text:list>
            <text:p text:style-name="P239"/>
            <text:p text:style-name="P104">Dengan prompt ini, Anda atau AI yang Anda gunakan akan lebih terarah dalam menghasilkan tulisan yang sesuai dengan bagian pendahuluan buku "Energi Tak Terbatas: Solusi Krisis Energi" untuk target pembaca remaja.</text:p>
          </text:section>
          <text:section text:style-name="Sect1" text:name="feedback-form-1">
            <text:p text:style-name="P218"/>
          </text:section>
        </text:section>
        <text:section text:style-name="Sect1" text:name="c325b03675b8afb2">
          <text:p text:style-name="P104"/>
          <text:section text:style-name="Sect1" text:name="user-query-content-2">
            <text:p text:style-name="P237">Pada Bab 1 Tambahkan prompt pada tiap bab untuk mendapatkan pengantar , pada tiap subbab/sub-subab untuk mendapatkan isi dengan pembahasan mendalam </text:p>
          </text:section>
          <text:p text:style-name="P218">Tampilkan alur berpikir</text:p>
          <text:section text:style-name="Sect2" text:name="model-response-message-contentr_c325b03675b8afb2">
            <text:p text:style-name="P104">Tentu, mari kita buat prompt yang lebih spesifik untuk pengantar Bab 1 secara keseluruhan, dan prompt untuk mendapatkan pembahasan mendalam pada <text:soft-page-break/>setiap subbab di Bab 1.</text:p>
            <text:p text:style-name="P239"/>
            <text:p text:style-name="Text_20_body"><text:span text:style-name="Strong_20_Emphasis"><text:span text:style-name="T1">Prompt untuk Pengantar Bab 1:</text:span></text:span></text:p>
            <text:p text:style-name="Text_20_body"><text:span text:style-name="T1">"Tuliskan sebuah pengantar (sekitar 2-3 paragraf) yang </text:span><text:span text:style-name="Strong_20_Emphasis"><text:span text:style-name="T1">memikat</text:span></text:span><text:span text:style-name="T1"> untuk Bab 1: 'Krisis di Depan Mata: Mengapa Kita Butuh Energi Baru?'. Mulailah dengan sesuatu yang sangat dekat dengan kehidupan remaja, misalnya ketergantungan pada </text:span><text:span text:style-name="Emphasis"><text:span text:style-name="T1">smartphone</text:span></text:span><text:span text:style-name="T1"> atau internet. Lalu, perluas cakupannya untuk menunjukkan betapa seluruh dunia modern kita 'hidup' karena energi. Setelah membangun kesadaran akan pentingnya energi, berikan </text:span><text:span text:style-name="Strong_20_Emphasis"><text:span text:style-name="T1">sedikit bocoran</text:span></text:span><text:span text:style-name="T1"> (tanpa menjelaskan detail dulu) bahwa sumber energi utama yang kita andalkan selama ini ternyata menyimpan masalah besar yang mengancam kenyamanan hidup kita, bahkan masa depan planet ini. Tutup pengantar dengan </text:span><text:span text:style-name="Strong_20_Emphasis"><text:span text:style-name="T1">mengajak pembaca menyelami bab ini</text:span></text:span><text:span text:style-name="T1"> untuk benar-benar memahami akar permasalahan energi global sebelum kita mencari solusinya bersama-sama. Gunakan bahasa yang </text:span><text:span text:style-name="Strong_20_Emphasis"><text:span text:style-name="T1">mengundang rasa ingin tahu</text:span></text:span><text:span text:style-name="T1"> dan sedikit </text:span><text:span text:style-name="Strong_20_Emphasis"><text:span text:style-name="T1">membangkitkan kesadaran</text:span></text:span><text:span text:style-name="T1"> akan urgensi topik ini."</text:span></text:p>
            <text:p text:style-name="P239"/>
            <text:p text:style-name="Text_20_body"><text:span text:style-name="Strong_20_Emphasis"><text:span text:style-name="T1">Prompt untuk Isi Subbab (Pembahasan Mendalam):</text:span></text:span></text:p>
            <text:list xml:id="list1166948900713480842" text:style-name="L10">
              <text:list-item>
                <text:p text:style-name="P6"><text:span text:style-name="Strong_20_Emphasis"><text:span text:style-name="T1">Subbab 1.1: Energi: Penggerak Kehidupan Modern (Dari gadget sampai pabrik)</text:span></text:span></text:p>
                <text:list>
                  <text:list-item>
                    <text:p text:style-name="P122"><text:span text:style-name="Strong_20_Emphasis"><text:span text:style-name="T1">Prompt:</text:span></text:span><text:span text:style-name="T1"> "Jelaskan secara </text:span><text:span text:style-name="Strong_20_Emphasis"><text:span text:style-name="T1">lebih mendalam dan detail</text:span></text:span><text:span text:style-name="T1"> (sekitar 3-4 paragraf) mengapa energi adalah fondasi kehidupan modern, khusus untuk pembaca remaja. </text:span></text:p>
                    <text:list>
                      <text:list-item>
                        <text:p text:style-name="P122"><text:span text:style-name="Strong_20_Emphasis"><text:span text:style-name="T1">Breakdown:</text:span></text:span><text:span text:style-name="T1"> </text:span></text:p>
                        <text:list>
                          <text:list-item>
                            <text:p text:style-name="P122"><text:span text:style-name="Strong_20_Emphasis"><text:span text:style-name="T1">Contoh Pribadi:</text:span></text:span><text:span text:style-name="T1"> Rinci bagaimana energi listrik menghidupkan </text:span><text:span text:style-name="Emphasis"><text:span text:style-name="T1">gadget</text:span></text:span><text:span text:style-name="T1"> (dari mana listriknya? bagaimana data internet butuh energi?), kendaraan (bensin/solar itu apa? bagaimana listrik menggerakkan KRL/MRT di kota besar seperti Jakarta?), dan kenyamanan rumah (AC, kulkas, lampu belajar). Berikan </text:span><text:span text:style-name="Strong_20_Emphasis"><text:span text:style-name="T1">angka atau perbandingan sederhana</text:span></text:span><text:span text:style-name="T1"> jika memungkinkan (misal: berapa energi untuk main game online sejam?). </text:span></text:p>
                          </text:list-item>
                          <text:list-item>
                            <text:p text:style-name="P122"><text:span text:style-name="Strong_20_Emphasis"><text:span text:style-name="T1">Skala Lebih Besar:</text:span></text:span><text:span text:style-name="T1"> Jelaskan bagaimana energi </text:span><text:soft-page-break/><text:span text:style-name="T1">menggerakkan </text:span><text:span text:style-name="Strong_20_Emphasis"><text:span text:style-name="T1">sekolah, rumah sakit, pusat perbelanjaan</text:span></text:span><text:span text:style-name="T1">, dan terutama </text:span><text:span text:style-name="Strong_20_Emphasis"><text:span text:style-name="T1">pabrik</text:span></text:span><text:span text:style-name="T1"> yang membuat barang-barang yang mereka gunakan setiap hari (baju, makanan kemasan, motor, dll.). Tunjukkan bahwa kebutuhan energi di level ini </text:span><text:span text:style-name="Strong_20_Emphasis"><text:span text:style-name="T1">jauh lebih masif</text:span></text:span><text:span text:style-name="T1">. </text:span></text:p>
                          </text:list-item>
                          <text:list-item>
                            <text:p text:style-name="P122"><text:span text:style-name="Strong_20_Emphasis"><text:span text:style-name="T1">Ketergantungan Total:</text:span></text:span><text:span text:style-name="T1"> Gunakan </text:span><text:span text:style-name="Strong_20_Emphasis"><text:span text:style-name="T1">analogi yang kuat</text:span></text:span><text:span text:style-name="T1"> (misal: energi seperti 'oksigen' bagi teknologi) untuk menekankan betapa kita </text:span><text:span text:style-name="Strong_20_Emphasis"><text:span text:style-name="T1">lumpuh total</text:span></text:span><text:span text:style-name="T1"> tanpa energi. Gambarkan skenario singkat 'jika listrik padam total seharian', apa saja yang akan berhenti berfungsi. Buat pembaca benar-benar sadar betapa </text:span><text:span text:style-name="Strong_20_Emphasis"><text:span text:style-name="T1">tak tergantikannya</text:span></text:span><text:span text:style-name="T1"> peran energi saat ini." </text:span></text:p>
                          </text:list-item>
                        </text:list>
                      </text:list-item>
                    </text:list>
                  </text:list-item>
                </text:list>
              </text:list-item>
              <text:list-item>
                <text:p text:style-name="P6"><text:span text:style-name="Strong_20_Emphasis"><text:span text:style-name="T1">Subbab 1.2: Bahan Bakar Fosil: Sumber Energi Utama... dan Masalahnya (Polusi, perubahan iklim, keterbatasan)</text:span></text:span></text:p>
                <text:list>
                  <text:list-item>
                    <text:p text:style-name="P122"><text:span text:style-name="Strong_20_Emphasis"><text:span text:style-name="T1">Prompt:</text:span></text:span><text:span text:style-name="T1"> "Gali </text:span><text:span text:style-name="Strong_20_Emphasis"><text:span text:style-name="T1">lebih dalam</text:span></text:span><text:span text:style-name="T1"> (sekitar 4-5 paragraf) mengenai bahan bakar fosil untuk buku remaja ini. </text:span></text:p>
                    <text:list>
                      <text:list-item>
                        <text:p text:style-name="P122"><text:span text:style-name="Strong_20_Emphasis"><text:span text:style-name="T1">Breakdown:</text:span></text:span><text:span text:style-name="T1"> </text:span></text:p>
                        <text:list>
                          <text:list-item>
                            <text:p text:style-name="P122"><text:span text:style-name="Strong_20_Emphasis"><text:span text:style-name="T1">Asal-usul &amp; Jenis:</text:span></text:span><text:span text:style-name="T1"> Jelaskan secara </text:span><text:span text:style-name="Strong_20_Emphasis"><text:span text:style-name="T1">sederhana tapi jelas</text:span></text:span><text:span text:style-name="T1"> bagaimana batu bara, minyak bumi, dan gas alam terbentuk (dari sisa makhluk hidup jutaan tahun lalu). Sebutkan </text:span><text:span text:style-name="Strong_20_Emphasis"><text:span text:style-name="T1">penggunaan utama</text:span></text:span><text:span text:style-name="T1"> masing-masing (misal: batu bara dominan untuk listrik, minyak bumi untuk transportasi). </text:span></text:p>
                          </text:list-item>
                          <text:list-item>
                            <text:p text:style-name="P122"><text:span text:style-name="Strong_20_Emphasis"><text:span text:style-name="T1">Masalah Polusi Udara:</text:span></text:span><text:span text:style-name="T1"> Rinci </text:span><text:span text:style-name="Strong_20_Emphasis"><text:span text:style-name="T1">polutan utama</text:span></text:span><text:span text:style-name="T1"> yang dihasilkan (CO2, SO2, NOx, partikulat) dan </text:span><text:span text:style-name="Strong_20_Emphasis"><text:span text:style-name="T1">dampak langsungnya</text:span></text:span><text:span text:style-name="T1"> pada kesehatan (penyakit pernapasan, iritasi) dan lingkungan (hujan asam, kabut asap). Mungkin bisa singgung </text:span><text:span text:style-name="Strong_20_Emphasis"><text:span text:style-name="T1">isu kualitas udara</text:span></text:span><text:span text:style-name="T1"> di kota-kota besar Indonesia. </text:span></text:p>
                          </text:list-item>
                          <text:list-item>
                            <text:p text:style-name="P122"><text:span text:style-name="Strong_20_Emphasis"><text:span text:style-name="T1">Perubahan Iklim (Lebih Detail):</text:span></text:span><text:span text:style-name="T1"> Jelaskan </text:span><text:span text:style-name="Strong_20_Emphasis"><text:span text:style-name="T1">mekanisme efek rumah kaca</text:span></text:span><text:span text:style-name="T1"> dengan analogi sederhana (misal: mobil yang diparkir di bawah matahari). Tekankan peran </text:span><text:span text:style-name="Strong_20_Emphasis"><text:span text:style-name="T1">CO2 dari fosil</text:span></text:span><text:span text:style-name="T1"> sebagai penyebab utamanya. Sebutkan </text:span><text:span text:style-name="Strong_20_Emphasis"><text:span text:style-name="T1">dampak nyata perubahan iklim</text:span></text:span><text:span text:style-name="T1"> yang relevan bagi Indonesia </text:span><text:soft-page-break/><text:span text:style-name="T1">(kenaikan permukaan laut mengancam pulau-pulau kecil dan pesisir, musim kemarau/hujan yang makin ekstrem, potensi gagal panen). Gunakan </text:span><text:span text:style-name="Strong_20_Emphasis"><text:span text:style-name="T1">data sederhana</text:span></text:span><text:span text:style-name="T1"> jika ada (misal: kenaikan suhu rata-rata). </text:span></text:p>
                          </text:list-item>
                          <text:list-item>
                            <text:p text:style-name="P122"><text:span text:style-name="Strong_20_Emphasis"><text:span text:style-name="T1">Keterbatasan Sumber:</text:span></text:span><text:span text:style-name="T1"> Jelaskan konsep </text:span><text:span text:style-name="Strong_20_Emphasis"><text:span text:style-name="T1">sumber daya tak terbarukan</text:span></text:span><text:span text:style-name="T1"> dengan lebih tegas. Meskipun penemuan cadangan baru masih ada, tekankan bahwa </text:span><text:span text:style-name="Strong_20_Emphasis"><text:span text:style-name="T1">jumlahnya terbatas</text:span></text:span><text:span text:style-name="T1"> dan suatu saat akan habis atau menjadi </text:span><text:span text:style-name="Strong_20_Emphasis"><text:span text:style-name="T1">sangat mahal</text:span></text:span><text:span text:style-name="T1"> untuk dieksploitasi. Timbulkan kesadaran bahwa kita perlu </text:span><text:span text:style-name="Strong_20_Emphasis"><text:span text:style-name="T1">beralih sebelum benar-benar kehabisan</text:span></text:span><text:span text:style-name="T1">." </text:span></text:p>
                          </text:list-item>
                        </text:list>
                      </text:list-item>
                    </text:list>
                  </text:list-item>
                </text:list>
              </text:list-item>
              <text:list-item>
                <text:p text:style-name="P6"><text:span text:style-name="Strong_20_Emphasis"><text:span text:style-name="T1">Subbab 1.3: Apa Itu Krisis Energi Global? Dampaknya Bagi Kita Semua</text:span></text:span></text:p>
                <text:list>
                  <text:list-item>
                    <text:p text:style-name="P122"><text:span text:style-name="Strong_20_Emphasis"><text:span text:style-name="T1">Prompt:</text:span></text:span><text:span text:style-name="T1"> "Berikan pembahasan yang </text:span><text:span text:style-name="Strong_20_Emphasis"><text:span text:style-name="T1">lebih komprehensif</text:span></text:span><text:span text:style-name="T1"> (sekitar 3-4 paragraf) tentang krisis energi global dan dampaknya yang </text:span><text:span text:style-name="Strong_20_Emphasis"><text:span text:style-name="T1">terasa langsung</text:span></text:span><text:span text:style-name="T1"> oleh remaja. </text:span></text:p>
                    <text:list>
                      <text:list-item>
                        <text:p text:style-name="P122"><text:span text:style-name="Strong_20_Emphasis"><text:span text:style-name="T1">Breakdown:</text:span></text:span><text:span text:style-name="T1"> </text:span></text:p>
                        <text:list>
                          <text:list-item>
                            <text:p text:style-name="P122"><text:span text:style-name="Strong_20_Emphasis"><text:span text:style-name="T1">Definisi Krisis (Meluas):</text:span></text:span><text:span text:style-name="T1"> Jelaskan bahwa krisis ini bukan hanya soal 'habis', tapi </text:span><text:span text:style-name="Strong_20_Emphasis"><text:span text:style-name="T1">ketidakseimbangan antara permintaan energi yang melonjak</text:span></text:span><text:span text:style-name="T1"> (karena populasi tumbuh, makin banyak orang pakai teknologi) dan </text:span><text:span text:style-name="Strong_20_Emphasis"><text:span text:style-name="T1">pasokan yang bermasalah</text:span></text:span><text:span text:style-name="T1"> (bergantung pada fosil yang terbatas &amp; merusak, infrastruktur energi yang belum merata). Singgung juga </text:span><text:span text:style-name="Strong_20_Emphasis"><text:span text:style-name="T1">faktor harga</text:span></text:span><text:span text:style-name="T1"> yang tidak stabil dan </text:span><text:span text:style-name="Strong_20_Emphasis"><text:span text:style-name="T1">isu geopolitik</text:span></text:span><text:span text:style-name="T1"> (konflik antar negara bisa ganggu pasokan minyak/gas). </text:span></text:p>
                          </text:list-item>
                          <text:list-item>
                            <text:p text:style-name="P122"><text:span text:style-name="Strong_20_Emphasis"><text:span text:style-name="T1">Dampak Ekonomi Nyata:</text:span></text:span><text:span text:style-name="T1"> Terjemahkan dampak krisis ke </text:span><text:span text:style-name="Strong_20_Emphasis"><text:span text:style-name="T1">bahasa uang jajan</text:span></text:span><text:span text:style-name="T1"> atau </text:span><text:span text:style-name="Strong_20_Emphasis"><text:span text:style-name="T1">pengeluaran keluarga</text:span></text:span><text:span text:style-name="T1">. Jelaskan bagaimana harga BBM naik bikin ongkos ke sekolah/main naik, harga listrik naik bikin tagihan di rumah membengkak, dan akhirnya harga barang-barang lain ikut naik. </text:span></text:p>
                          </text:list-item>
                          <text:list-item>
                            <text:p text:style-name="P122"><text:span text:style-name="Strong_20_Emphasis"><text:span text:style-name="T1">Dampak Lingkungan &amp; Sosial (Lebih Dalam):</text:span></text:span><text:span text:style-name="T1"> Kaitkan lagi </text:span><text:span text:style-name="Strong_20_Emphasis"><text:span text:style-name="T1">dominasi energi fosil</text:span></text:span><text:span text:style-name="T1"> dalam krisis ini </text:span><text:soft-page-break/><text:span text:style-name="T1">dengan </text:span><text:span text:style-name="Strong_20_Emphasis"><text:span text:style-name="T1">bencana terkait iklim</text:span></text:span><text:span text:style-name="T1"> yang makin sering (banjir, kekeringan, badai). Sentuh juga isu </text:span><text:span text:style-name="Strong_20_Emphasis"><text:span text:style-name="T1">ketidakadilan energi</text:span></text:span><text:span text:style-name="T1">, di mana mungkin ada daerah (termasuk di Indonesia) yang masih sulit dapat akses listrik, sementara di tempat lain energi dipakai boros. </text:span></text:p>
                          </text:list-item>
                          <text:list-item>
                            <text:p text:style-name="P122"><text:span text:style-name="Strong_20_Emphasis"><text:span text:style-name="T1">Relevansi Masa Depan:</text:span></text:span><text:span text:style-name="T1"> Tekankan bahwa </text:span><text:span text:style-name="Strong_20_Emphasis"><text:span text:style-name="T1">krisis ini adalah warisan</text:span></text:span><text:span text:style-name="T1"> yang akan dihadapi generasi mereka. Keputusan dan solusi yang dicari sekarang akan </text:span><text:span text:style-name="Strong_20_Emphasis"><text:span text:style-name="T1">menentukan kualitas hidup dan kondisi planet</text:span></text:span><text:span text:style-name="T1"> saat mereka dewasa nanti. Ajak mereka untuk peduli karena ini </text:span><text:span text:style-name="Strong_20_Emphasis"><text:span text:style-name="T1">menyangkut masa depan mereka secara langsung</text:span></text:span><text:span text:style-name="T1">." </text:span></text:p>
                          </text:list-item>
                        </text:list>
                      </text:list-item>
                    </text:list>
                  </text:list-item>
                </text:list>
              </text:list-item>
              <text:list-item>
                <text:p text:style-name="P6"><text:span text:style-name="Strong_20_Emphasis"><text:span text:style-name="T1">Subbab 1.4: Mimpi Energi Bersih dan Tak Terbatas: Sebuah Harapan</text:span></text:span></text:p>
                <text:list>
                  <text:list-item>
                    <text:p text:style-name="P122"><text:span text:style-name="Strong_20_Emphasis"><text:span text:style-name="T1">Prompt:</text:span></text:span><text:span text:style-name="T1"> "Tuliskan bagian penutup Bab 1 ini (sekitar 2-3 paragraf) yang berfungsi sebagai </text:span><text:span text:style-name="Strong_20_Emphasis"><text:span text:style-name="T1">jembatan penuh harapan</text:span></text:span><text:span text:style-name="T1"> menuju bab-bab solusi, dengan pembahasan yang lebih </text:span><text:span text:style-name="Strong_20_Emphasis"><text:span text:style-name="T1">menggugah</text:span></text:span><text:span text:style-name="T1">. </text:span></text:p>
                    <text:list>
                      <text:list-item>
                        <text:p text:style-name="P122"><text:span text:style-name="Strong_20_Emphasis"><text:span text:style-name="T1">Breakdown:</text:span></text:span><text:span text:style-name="T1"> </text:span></text:p>
                        <text:list>
                          <text:list-item>
                            <text:p text:style-name="P122"><text:span text:style-name="Strong_20_Emphasis"><text:span text:style-name="T1">Menghadapi Tantangan:</text:span></text:span><text:span text:style-name="T1"> Akui bahwa gambaran krisis energi memang </text:span><text:span text:style-name="Strong_20_Emphasis"><text:span text:style-name="T1">serius dan menantang</text:span></text:span><text:span text:style-name="T1">, tapi </text:span><text:span text:style-name="Strong_20_Emphasis"><text:span text:style-name="T1">hindari nada putus asa</text:span></text:span><text:span text:style-name="T1">. Tekankan bahwa </text:span><text:span text:style-name="Strong_20_Emphasis"><text:span text:style-name="T1">manusia punya kecerdasan dan kemampuan inovasi</text:span></text:span><text:span text:style-name="T1"> untuk mencari jalan keluar. </text:span></text:p>
                          </text:list-item>
                          <text:list-item>
                            <text:p text:style-name="P122"><text:span text:style-name="Strong_20_Emphasis"><text:span text:style-name="T1">Memperkenalkan Solusi (Konseptual):</text:span></text:span><text:span text:style-name="T1"> Gambarkan </text:span><text:span text:style-name="Strong_20_Emphasis"><text:span text:style-name="T1">visi masa depan</text:span></text:span><text:span text:style-name="T1"> yang didukung oleh energi bersih. Perkenalkan </text:span><text:span text:style-name="Strong_20_Emphasis"><text:span text:style-name="T1">konsep energi terbarukan</text:span></text:span><text:span text:style-name="T1"> dengan lebih jelas (mengapa disebut 'terbarukan'? contoh utama: matahari, angin, air, panas bumi - sebutkan keunggulan utamanya: bersih &amp; melimpah). Perkenalkan juga </text:span><text:span text:style-name="Strong_20_Emphasis"><text:span text:style-name="T1">fusi nuklir</text:span></text:span><text:span text:style-name="T1"> sebagai 'game changer' potensial (energi super besar dari bahan bakar melimpah seperti air laut, sangat bersih dan aman). Bedakan sedikit dengan energi nuklir (fisi) yang mungkin sudah mereka </text:span><text:soft-page-break/><text:span text:style-name="T1">dengar. </text:span></text:p>
                          </text:list-item>
                          <text:list-item>
                            <text:p text:style-name="P6"><text:span text:style-name="Strong_20_Emphasis"><text:span text:style-name="T1">Mengajak Eksplorasi:</text:span></text:span><text:span text:style-name="T1"> Tutup dengan </text:span><text:span text:style-name="Strong_20_Emphasis"><text:span text:style-name="T1">kalimat yang membangkitkan semangat dan rasa ingin tahu</text:span></text:span><text:span text:style-name="T1">. Ajak pembaca untuk </text:span><text:span text:style-name="Strong_20_Emphasis"><text:span text:style-name="T1">terus membaca</text:span></text:span><text:span text:style-name="T1"> dan menemukan jawaban atas pertanyaan: 'Bagaimana cara kerja teknologi hebat ini?', 'Apa saja tantangannya?', dan 'Bagaimana semua ini bisa benar-benar menyelamatkan kita dari krisis energi?'. Buat mereka </text:span><text:span text:style-name="Strong_20_Emphasis"><text:span text:style-name="T1">tidak sabar</text:span></text:span><text:span text:style-name="T1"> untuk lanjut ke bab berikutnya." </text:span></text:p>
                          </text:list-item>
                        </text:list>
                      </text:list-item>
                    </text:list>
                  </text:list-item>
                </text:list>
              </text:list-item>
            </text:list>
            <text:p text:style-name="P239"/>
            <text:p text:style-name="P104">Semoga prompt yang lebih mendalam ini membantu Anda menyusun konten Bab 1 yang kaya informasi, relevan, dan menarik bagi pembaca remaja!</text:p>
          </text:section>
          <text:section text:style-name="Sect1" text:name="feedback-form-2">
            <text:p text:style-name="P218"/>
          </text:section>
        </text:section>
        <text:section text:style-name="Sect1" text:name="474fa02b4d73ec2d">
          <text:p text:style-name="P104"/>
          <text:section text:style-name="Sect1" text:name="user-query-content-3">
            <text:p text:style-name="P237">Pada Bab 2 Tambahkan prompt pada awal bab untuk mendapatkan pengantar , pada tiap subbab/sub-subab untuk mendapatkan isi dengan pembahasan mendalam </text:p>
          </text:section>
          <text:p text:style-name="P218">Tampilkan alur berpikir</text:p>
          <text:section text:style-name="Sect2" text:name="model-response-message-contentr_474fa02b4d73ec2d">
            <text:p text:style-name="P218"/>
          </text:section>
          <text:section text:style-name="Sect1" text:name="feedback-form-3">
            <text:p text:style-name="P218"/>
          </text:section>
        </text:section>
        <text:section text:style-name="Sect1" text:name="3a2a1fea1f6e68ad">
          <text:p text:style-name="P104"/>
          <text:section text:style-name="Sect1" text:name="user-query-content-4">
            <text:p text:style-name="P237">present it </text:p>
          </text:section>
          <text:section text:style-name="Sect2" text:name="model-response-message-contentr_3a2a1fea1f6e68ad">
            <text:p text:style-name="P104">Tentu, mari kita buat prompt untuk Bab 2: Kekuatan Alam: Energi Terbarukan Penyelamat Bumi dan setiap subbabnya dengan fokus pada pembahasan yang mendalam dan menarik bagi remaja.</text:p>
            <text:p text:style-name="P239"/>
            <text:p text:style-name="Text_20_body"><text:span text:style-name="Strong_20_Emphasis"><text:span text:style-name="T1">Prompt untuk Pengantar Bab 2:</text:span></text:span></text:p>
            <text:p text:style-name="Text_20_body"><text:span text:style-name="T1">"Awali Bab 2 dengan </text:span><text:span text:style-name="Strong_20_Emphasis"><text:span text:style-name="T1">membuka mata</text:span></text:span><text:span text:style-name="T1"> pembaca tentang potensi luar biasa yang tersembunyi di alam sekitar kita: </text:span><text:span text:style-name="Strong_20_Emphasis"><text:span text:style-name="T1">energi terbarukan</text:span></text:span><text:span text:style-name="T1">! Setelah di bab sebelumnya kita membahas masalah energi fosil, sekarang saatnya </text:span><text:span text:style-name="Strong_20_Emphasis"><text:span text:style-name="T1">memberi harapan baru</text:span></text:span><text:span text:style-name="T1"> dengan memperkenalkan </text:span><text:span text:style-name="Strong_20_Emphasis"><text:span text:style-name="T1">pahlawan-pahlawan energi masa depan</text:span></text:span><text:span text:style-name="T1">: Matahari yang tak pernah padam, angin yang berhembus bebas, air </text:span><text:soft-page-break/><text:span text:style-name="T1">yang mengalir tanpa henti, bahkan panas 'tersembunyi' di dalam bumi. Gunakan </text:span><text:span text:style-name="Strong_20_Emphasis"><text:span text:style-name="T1">bahasa yang puitis tapi tetap ilmiah</text:span></text:span><text:span text:style-name="T1">, gambarkan bagaimana alam menyediakan energi yang </text:span><text:span text:style-name="Strong_20_Emphasis"><text:span text:style-name="T1">bersih, melimpah, dan berkelanjutan</text:span></text:span><text:span text:style-name="T1"> jika kita bisa memanfaatkannya dengan benar. Ajak pembaca untuk </text:span><text:span text:style-name="Strong_20_Emphasis"><text:span text:style-name="T1">berpetualang</text:span></text:span><text:span text:style-name="T1"> ke dunia teknologi energi terbarukan yang menakjubkan ini, yang menyimpan kunci untuk masa depan bumi yang lebih baik."</text:span></text:p>
            <text:p text:style-name="P239"/>
            <text:p text:style-name="Text_20_body"><text:span text:style-name="Strong_20_Emphasis"><text:span text:style-name="T1">Prompt untuk Isi Subbab (Pembahasan Mendalam):</text:span></text:span></text:p>
            <text:list xml:id="list4661797483226979647" text:style-name="L11">
              <text:list-item>
                <text:p text:style-name="P7"><text:span text:style-name="Strong_20_Emphasis"><text:span text:style-name="T1">Subbab 2.1: Matahari: Sumber Energi Terbesar di Tata Surya Kita</text:span></text:span></text:p>
                <text:list>
                  <text:list-item>
                    <text:p text:style-name="P123"><text:span text:style-name="Strong_20_Emphasis"><text:span text:style-name="T1">Prompt:</text:span></text:span><text:span text:style-name="T1"> "Jelaskan dengan </text:span><text:span text:style-name="Strong_20_Emphasis"><text:span text:style-name="T1">detail dan gaya visual</text:span></text:span><text:span text:style-name="T1"> (sekitar 4-5 paragraf) bagaimana kita bisa memanfaatkan energi raksasa dari Matahari untuk kebutuhan Bumi. </text:span></text:p>
                    <text:list>
                      <text:list-item>
                        <text:p text:style-name="P123"><text:span text:style-name="Strong_20_Emphasis"><text:span text:style-name="T1">Breakdown:</text:span></text:span><text:span text:style-name="T1"> </text:span></text:p>
                        <text:list>
                          <text:list-item>
                            <text:p text:style-name="P123"><text:span text:style-name="Strong_20_Emphasis"><text:span text:style-name="T1">Potensi Matahari:</text:span></text:span><text:span text:style-name="T1"> Gambarkan Matahari sebagai </text:span><text:span text:style-name="Strong_20_Emphasis"><text:span text:style-name="T1">reaktor nuklir raksasa</text:span></text:span><text:span text:style-name="T1"> yang terus-menerus memancarkan energi dahsyat ke segala arah. Berikan </text:span><text:span text:style-name="Strong_20_Emphasis"><text:span text:style-name="T1">perbandingan yang mencengangkan</text:span></text:span><text:span text:style-name="T1"> tentang berapa banyak energi Matahari yang sampai ke Bumi setiap detik (misalnya, cukup untuk memenuhi kebutuhan energi seluruh dunia selama setahun, dengan </text:span><text:span text:style-name="Strong_20_Emphasis"><text:span text:style-name="T1">angka yang dikonkretkan</text:span></text:span><text:span text:style-name="T1"> jika ada). </text:span></text:p>
                          </text:list-item>
                          <text:list-item>
                            <text:p text:style-name="P123"><text:span text:style-name="Strong_20_Emphasis"><text:span text:style-name="T1">Panel Surya (Cara Kerja):</text:span></text:span><text:span text:style-name="T1"> Jelaskan </text:span><text:span text:style-name="Strong_20_Emphasis"><text:span text:style-name="T1">prinsip dasar panel surya</text:span></text:span><text:span text:style-name="T1"> mengubah cahaya matahari menjadi listrik dengan </text:span><text:span text:style-name="Strong_20_Emphasis"><text:span text:style-name="T1">bahasa sederhana dan ilustrasi yang jelas</text:span></text:span><text:span text:style-name="T1"> (hindari istilah teknis terlalu rumit). Bisa disamakan dengan 'daun buatan' yang menyerap energi cahaya. </text:span></text:p>
                          </text:list-item>
                          <text:list-item>
                            <text:p text:style-name="P123"><text:span text:style-name="Strong_20_Emphasis"><text:span text:style-name="T1">Aplikasi Panel Surya:</text:span></text:span><text:span text:style-name="T1"> Tunjukkan </text:span><text:span text:style-name="Strong_20_Emphasis"><text:span text:style-name="T1">aplikasi panel surya dalam skala besar dan kecil</text:span></text:span><text:span text:style-name="T1">. Mulai dari </text:span><text:span text:style-name="Strong_20_Emphasis"><text:span text:style-name="T1">pembangkit listrik tenaga surya (PLTS)</text:span></text:span><text:span text:style-name="T1"> yang menyuplai listrik untuk kota, sampai </text:span><text:span text:style-name="Strong_20_Emphasis"><text:span text:style-name="T1">panel surya atap rumah</text:span></text:span><text:span text:style-name="T1"> dan bahkan </text:span><text:span text:style-name="Strong_20_Emphasis"><text:span text:style-name="T1">kalkulator bertenaga surya</text:span></text:span><text:span text:style-name="T1">. Beri contoh </text:span><text:span text:style-name="Strong_20_Emphasis"><text:span text:style-name="T1">pemanfaatan unik dan kreatif</text:span></text:span><text:span text:style-name="T1"> di Indonesia atau negara lain. </text:span></text:p>
                          </text:list-item>
                          <text:list-item>
                            <text:p text:style-name="P123"><text:soft-page-break/><text:span text:style-name="Strong_20_Emphasis"><text:span text:style-name="T1">Keuntungan &amp; Tantangan:</text:span></text:span><text:span text:style-name="T1"> Rangkum </text:span><text:span text:style-name="Strong_20_Emphasis"><text:span text:style-name="T1">keunggulan energi surya</text:span></text:span><text:span text:style-name="T1"> (bersih, melimpah, mengurangi emisi karbon, cocok untuk daerah terpencil) dan </text:span><text:span text:style-name="Strong_20_Emphasis"><text:span text:style-name="T1">tantangannya</text:span></text:span><text:span text:style-name="T1"> (biaya awal, ketergantungan cuaca, penyimpanan energi saat malam). Tapi tekankan bahwa </text:span><text:span text:style-name="Strong_20_Emphasis"><text:span text:style-name="T1">teknologi terus berkembang</text:span></text:span><text:span text:style-name="T1"> untuk mengatasi tantangan ini. " </text:span></text:p>
                          </text:list-item>
                        </text:list>
                      </text:list-item>
                    </text:list>
                  </text:list-item>
                </text:list>
              </text:list-item>
              <text:list-item>
                <text:p text:style-name="P7"><text:span text:style-name="Strong_20_Emphasis"><text:span text:style-name="T1">Subbab 2.2: Angin: Kekuatan Alam yang Berputar Menjadi Listrik</text:span></text:span></text:p>
                <text:list>
                  <text:list-item>
                    <text:p text:style-name="P123"><text:span text:style-name="Strong_20_Emphasis"><text:span text:style-name="T1">Prompt:</text:span></text:span><text:span text:style-name="T1"> "Gambarkan keajaiban energi angin dengan </text:span><text:span text:style-name="Strong_20_Emphasis"><text:span text:style-name="T1">bahasa yang hidup dan visual</text:span></text:span><text:span text:style-name="T1"> (sekitar 4-5 paragraf). </text:span></text:p>
                    <text:list>
                      <text:list-item>
                        <text:p text:style-name="P123"><text:span text:style-name="Strong_20_Emphasis"><text:span text:style-name="T1">Breakdown:</text:span></text:span><text:span text:style-name="T1"> </text:span></text:p>
                        <text:list>
                          <text:list-item>
                            <text:p text:style-name="P123"><text:span text:style-name="Strong_20_Emphasis"><text:span text:style-name="T1">Energi Kinetik Angin:</text:span></text:span><text:span text:style-name="T1"> Jelaskan bahwa angin adalah </text:span><text:span text:style-name="Strong_20_Emphasis"><text:span text:style-name="T1">udara yang bergerak</text:span></text:span><text:span text:style-name="T1"> dan mengandung </text:span><text:span text:style-name="Strong_20_Emphasis"><text:span text:style-name="T1">energi kinetik</text:span></text:span><text:span text:style-name="T1">. Gunakan </text:span><text:span text:style-name="Strong_20_Emphasis"><text:span text:style-name="T1">analogi yang dekat dengan remaja</text:span></text:span><text:span text:style-name="T1"> (misalnya, energi angin bisa menerbangkan layang-layang, bahkan bisa mendorong perahu layar yang besar). </text:span></text:p>
                          </text:list-item>
                          <text:list-item>
                            <text:p text:style-name="P123"><text:span text:style-name="Strong_20_Emphasis"><text:span text:style-name="T1">Turbin Angin (Cara Kerja):</text:span></text:span><text:span text:style-name="T1"> Jelaskan </text:span><text:span text:style-name="Strong_20_Emphasis"><text:span text:style-name="T1">komponen utama turbin angin</text:span></text:span><text:span text:style-name="T1"> (baling-baling, generator) dan bagaimana </text:span><text:span text:style-name="Strong_20_Emphasis"><text:span text:style-name="T1">energi kinetik angin</text:span></text:span><text:span text:style-name="T1"> diubah menjadi </text:span><text:span text:style-name="Strong_20_Emphasis"><text:span text:style-name="T1">gerakan berputar</text:span></text:span><text:span text:style-name="T1"> yang akhirnya menghasilkan </text:span><text:span text:style-name="Strong_20_Emphasis"><text:span text:style-name="T1">listrik</text:span></text:span><text:span text:style-name="T1">. Bisa bandingkan dengan kincir angin tradisional, tapi dalam versi super canggih. </text:span></text:p>
                          </text:list-item>
                          <text:list-item>
                            <text:p text:style-name="P123"><text:span text:style-name="Strong_20_Emphasis"><text:span text:style-name="T1">Ladang Angin:</text:span></text:span><text:span text:style-name="T1"> Gambarkan </text:span><text:span text:style-name="Strong_20_Emphasis"><text:span text:style-name="T1">ladang angin (wind farm)</text:span></text:span><text:span text:style-name="T1"> sebagai pemandangan yang </text:span><text:span text:style-name="Strong_20_Emphasis"><text:span text:style-name="T1">modern dan futuristik</text:span></text:span><text:span text:style-name="T1">, dengan </text:span><text:span text:style-name="Strong_20_Emphasis"><text:span text:style-name="T1">turbin-turbin raksasa</text:span></text:span><text:span text:style-name="T1"> yang berputar serempak. Sebutkan </text:span><text:span text:style-name="Strong_20_Emphasis"><text:span text:style-name="T1">lokasi ladang angin terkenal di dunia atau di Indonesia</text:span></text:span><text:span text:style-name="T1"> jika ada. </text:span></text:p>
                          </text:list-item>
                          <text:list-item>
                            <text:p text:style-name="P123"><text:span text:style-name="Strong_20_Emphasis"><text:span text:style-name="T1">Keuntungan &amp; Tantangan:</text:span></text:span><text:span text:style-name="T1"> Soroti </text:span><text:span text:style-name="Strong_20_Emphasis"><text:span text:style-name="T1">keunggulan energi angin</text:span></text:span><text:span text:style-name="T1"> (bersih, sumber daya besar di beberapa wilayah) dan </text:span><text:span text:style-name="Strong_20_Emphasis"><text:span text:style-name="T1">tantangannya</text:span></text:span><text:span text:style-name="T1"> (tidak selalu tersedia, suara turbin, dampak visual). Tapi tekankan bahwa </text:span><text:span text:style-name="Strong_20_Emphasis"><text:span text:style-name="T1">lokasi dan teknologi turbin terus dioptimalkan</text:span></text:span><text:span text:style-name="T1"> untuk mengurangi dampak negatif." </text:span></text:p>
                          </text:list-item>
                        </text:list>
                      </text:list-item>
                    </text:list>
                  </text:list-item>
                </text:list>
              </text:list-item>
              <text:list-item>
                <text:p text:style-name="P7"><text:span text:style-name="Strong_20_Emphasis"><text:span text:style-name="T1">Subbab 2.3: Air: Dari Sungai Hingga Lautan, Potensi Energi Tanpa </text:span></text:span><text:soft-page-break/><text:span text:style-name="Strong_20_Emphasis"><text:span text:style-name="T1">Batas</text:span></text:span></text:p>
                <text:list>
                  <text:list-item>
                    <text:p text:style-name="P123"><text:span text:style-name="Strong_20_Emphasis"><text:span text:style-name="T1">Prompt:</text:span></text:span><text:span text:style-name="T1"> "Eksplorasi potensi </text:span><text:span text:style-name="Strong_20_Emphasis"><text:span text:style-name="T1">energi air yang beragam</text:span></text:span><text:span text:style-name="T1"> dengan gaya bahasa </text:span><text:span text:style-name="Strong_20_Emphasis"><text:span text:style-name="T1">yang detail tapi tetap menarik</text:span></text:span><text:span text:style-name="T1"> (sekitar 4-5 paragraf). </text:span></text:p>
                    <text:list>
                      <text:list-item>
                        <text:p text:style-name="P123"><text:span text:style-name="Strong_20_Emphasis"><text:span text:style-name="T1">Breakdown:</text:span></text:span><text:span text:style-name="T1"> </text:span></text:p>
                        <text:list>
                          <text:list-item>
                            <text:p text:style-name="P123"><text:span text:style-name="Strong_20_Emphasis"><text:span text:style-name="T1">PLTA (Hidro):</text:span></text:span><text:span text:style-name="T1"> Jelaskan </text:span><text:span text:style-name="Strong_20_Emphasis"><text:span text:style-name="T1">cara kerja pembangkit listrik tenaga air (PLTA) konvensional</text:span></text:span><text:span text:style-name="T1"> menggunakan </text:span><text:span text:style-name="Strong_20_Emphasis"><text:span text:style-name="T1">bendungan</text:span></text:span><text:span text:style-name="T1">. Gambarkan bagaimana </text:span><text:span text:style-name="Strong_20_Emphasis"><text:span text:style-name="T1">energi potensial air</text:span></text:span><text:span text:style-name="T1"> diubah menjadi </text:span><text:span text:style-name="Strong_20_Emphasis"><text:span text:style-name="T1">energi kinetik saat mengalir</text:span></text:span><text:span text:style-name="T1"> dan memutar </text:span><text:span text:style-name="Strong_20_Emphasis"><text:span text:style-name="T1">turbin</text:span></text:span><text:span text:style-name="T1">. Sebutkan </text:span><text:span text:style-name="Strong_20_Emphasis"><text:span text:style-name="T1">PLTA besar di Indonesia</text:span></text:span><text:span text:style-name="T1"> dan kontribusinya. </text:span></text:p>
                          </text:list-item>
                          <text:list-item>
                            <text:p text:style-name="P123"><text:span text:style-name="Strong_20_Emphasis"><text:span text:style-name="T1">Energi Arus Laut &amp; Pasang Surut:</text:span></text:span><text:span text:style-name="T1"> Perkenalkan </text:span><text:span text:style-name="Strong_20_Emphasis"><text:span text:style-name="T1">konsep energi arus laut dan pasang surut</text:span></text:span><text:span text:style-name="T1"> sebagai </text:span><text:span text:style-name="Strong_20_Emphasis"><text:span text:style-name="T1">sumber energi baru yang menjanjikan</text:span></text:span><text:span text:style-name="T1"> di negara maritim seperti Indonesia. Jelaskan </text:span><text:span text:style-name="Strong_20_Emphasis"><text:span text:style-name="T1">cara kerjanya secara sederhana</text:span></text:span><text:span text:style-name="T1"> (mirip kincir angin bawah laut) dan </text:span><text:span text:style-name="Strong_20_Emphasis"><text:span text:style-name="T1">potensinya</text:span></text:span><text:span text:style-name="T1"> (sangat besar tapi masih dalam tahap pengembangan). </text:span></text:p>
                          </text:list-item>
                          <text:list-item>
                            <text:p text:style-name="P123"><text:span text:style-name="Strong_20_Emphasis"><text:span text:style-name="T1">Energi Panas Laut (OTEC):</text:span></text:span><text:span text:style-name="T1"> Perkenalkan </text:span><text:span text:style-name="Strong_20_Emphasis"><text:span text:style-name="T1">konsep OTEC</text:span></text:span><text:span text:style-name="T1"> (Ocean Thermal Energy Conversion) sebagai </text:span><text:span text:style-name="Strong_20_Emphasis"><text:span text:style-name="T1">cara memanfaatkan perbedaan suhu</text:span></text:span><text:span text:style-name="T1"> antara permukaan dan kedalaman laut. Ini mungkin konsep yang </text:span><text:span text:style-name="Strong_20_Emphasis"><text:span text:style-name="T1">lebih canggih dan futuristik</text:span></text:span><text:span text:style-name="T1">. </text:span></text:p>
                          </text:list-item>
                          <text:list-item>
                            <text:p text:style-name="P123"><text:span text:style-name="Strong_20_Emphasis"><text:span text:style-name="T1">Keuntungan &amp; Tantangan:</text:span></text:span><text:span text:style-name="T1"> Rangkum </text:span><text:span text:style-name="Strong_20_Emphasis"><text:span text:style-name="T1">keunggulan energi air</text:span></text:span><text:span text:style-name="T1"> (terutama PLTA: sudah matang, efisien, bisa diandalkan) dan </text:span><text:span text:style-name="Strong_20_Emphasis"><text:span text:style-name="T1">tantangannya</text:span></text:span><text:span text:style-name="T1"> (dampak lingkungan bendungan, teknologi arus laut &amp; pasang surut masih mahal, OTEC butuh penelitian lebih lanjut). Tapi tekankan </text:span><text:span text:style-name="Strong_20_Emphasis"><text:span text:style-name="T1">potensi besar energi air Indonesia</text:span></text:span><text:span text:style-name="T1"> sebagai negara kepulauan." </text:span></text:p>
                          </text:list-item>
                        </text:list>
                      </text:list-item>
                    </text:list>
                  </text:list-item>
                </text:list>
              </text:list-item>
              <text:list-item>
                <text:p text:style-name="P7"><text:span text:style-name="Strong_20_Emphasis"><text:span text:style-name="T1">Subbab 2.4: Panas Bumi: Menggali Energi dari Jantung Bumi</text:span></text:span></text:p>
                <text:list>
                  <text:list-item>
                    <text:p text:style-name="P123"><text:span text:style-name="Strong_20_Emphasis"><text:span text:style-name="T1">Prompt:</text:span></text:span><text:span text:style-name="T1"> "Ungkap misteri </text:span><text:span text:style-name="Strong_20_Emphasis"><text:span text:style-name="T1">energi panas bumi yang unik</text:span></text:span><text:span text:style-name="T1"> dengan gaya bahasa </text:span><text:span text:style-name="Strong_20_Emphasis"><text:span text:style-name="T1">yang detail tapi menggugah</text:span></text:span><text:span text:style-name="T1"> (sekitar 4-5 paragraf). </text:span></text:p>
                    <text:list>
                      <text:list-item>
                        <text:p text:style-name="P123"><text:span text:style-name="Strong_20_Emphasis"><text:span text:style-name="T1">Breakdown:</text:span></text:span><text:span text:style-name="T1"> </text:span></text:p>
                        <text:list>
                          <text:list-item>
                            <text:p text:style-name="P123"><text:soft-page-break/><text:span text:style-name="Strong_20_Emphasis"><text:span text:style-name="T1">Sumber Panas Bumi:</text:span></text:span><text:span text:style-name="T1"> Jelaskan bahwa </text:span><text:span text:style-name="Strong_20_Emphasis"><text:span text:style-name="T1">inti bumi yang sangat panas</text:span></text:span><text:span text:style-name="T1"> memanaskan lapisan batuan di sekitarnya. Di beberapa tempat, </text:span><text:span text:style-name="Strong_20_Emphasis"><text:span text:style-name="T1">panas ini keluar ke permukaan</text:span></text:span><text:span text:style-name="T1"> dalam bentuk </text:span><text:span text:style-name="Strong_20_Emphasis"><text:span text:style-name="T1">geyser, mata air panas, atau uap</text:span></text:span><text:span text:style-name="T1">. Indonesia punya banyak </text:span><text:span text:style-name="Strong_20_Emphasis"><text:span text:style-name="T1">potensi panas bumi</text:span></text:span><text:span text:style-name="T1"> karena letak geografisnya di Cincin Api Pasifik. </text:span></text:p>
                          </text:list-item>
                          <text:list-item>
                            <text:p text:style-name="P123"><text:span text:style-name="Strong_20_Emphasis"><text:span text:style-name="T1">PLTP (Cara Kerja):</text:span></text:span><text:span text:style-name="T1"> Jelaskan bagaimana </text:span><text:span text:style-name="Strong_20_Emphasis"><text:span text:style-name="T1">pembangkit listrik tenaga panas bumi (PLTP)</text:span></text:span><text:span text:style-name="T1"> mengebor </text:span><text:span text:style-name="Strong_20_Emphasis"><text:span text:style-name="T1">sumur dalam</text:span></text:span><text:span text:style-name="T1"> untuk mengambil </text:span><text:span text:style-name="Strong_20_Emphasis"><text:span text:style-name="T1">uap panas atau air panas</text:span></text:span><text:span text:style-name="T1"> dari dalam bumi. Uap ini kemudian digunakan untuk </text:span><text:span text:style-name="Strong_20_Emphasis"><text:span text:style-name="T1">memutar turbin</text:span></text:span><text:span text:style-name="T1"> dan menghasilkan listrik. </text:span></text:p>
                          </text:list-item>
                          <text:list-item>
                            <text:p text:style-name="P123"><text:span text:style-name="Strong_20_Emphasis"><text:span text:style-name="T1">Aplikasi Panas Bumi:</text:span></text:span><text:span text:style-name="T1"> Selain listrik, sebutkan </text:span><text:span text:style-name="Strong_20_Emphasis"><text:span text:style-name="T1">aplikasi lain panas bumi</text:span></text:span><text:span text:style-name="T1"> yang mungkin kurang dikenal remaja (pemanas ruangan, rumah kaca, pemandian air panas). </text:span></text:p>
                          </text:list-item>
                          <text:list-item>
                            <text:p text:style-name="P123"><text:span text:style-name="Strong_20_Emphasis"><text:span text:style-name="T1">Keuntungan &amp; Tantangan:</text:span></text:span><text:span text:style-name="T1"> Soroti </text:span><text:span text:style-name="Strong_20_Emphasis"><text:span text:style-name="T1">keunggulan energi panas bumi</text:span></text:span><text:span text:style-name="T1"> (bersih, stabil, bisa diandalkan 24/7) dan </text:span><text:span text:style-name="Strong_20_Emphasis"><text:span text:style-name="T1">tantangannya</text:span></text:span><text:span text:style-name="T1"> (lokasi terbatas, biaya eksplorasi mahal, potensi gempa mikro). Tapi tekankan bahwa </text:span><text:span text:style-name="Strong_20_Emphasis"><text:span text:style-name="T1">Indonesia punya potensi panas bumi terbesar kedua di dunia</text:span></text:span><text:span text:style-name="T1"> dan ini adalah </text:span><text:span text:style-name="Strong_20_Emphasis"><text:span text:style-name="T1">keunggulan yang harus dimanfaatkan</text:span></text:span><text:span text:style-name="T1">." </text:span></text:p>
                          </text:list-item>
                        </text:list>
                      </text:list-item>
                    </text:list>
                  </text:list-item>
                </text:list>
              </text:list-item>
              <text:list-item>
                <text:p text:style-name="P7"><text:span text:style-name="Strong_20_Emphasis"><text:span text:style-name="T1">Subbab 2.5: Bahan Bakar Bio: Energi dari Tanaman dan Limbah</text:span></text:span></text:p>
                <text:list>
                  <text:list-item>
                    <text:p text:style-name="P123"><text:span text:style-name="Strong_20_Emphasis"><text:span text:style-name="T1">Prompt:</text:span></text:span><text:span text:style-name="T1"> "Jelaskan konsep </text:span><text:span text:style-name="Strong_20_Emphasis"><text:span text:style-name="T1">bahan bakar bio yang dekat dengan kehidupan sehari-hari</text:span></text:span><text:span text:style-name="T1"> dengan bahasa yang mudah dimengerti (sekitar 4-5 paragraf). </text:span></text:p>
                    <text:list>
                      <text:list-item>
                        <text:p text:style-name="P123"><text:span text:style-name="Strong_20_Emphasis"><text:span text:style-name="T1">Breakdown:</text:span></text:span><text:span text:style-name="T1"> </text:span></text:p>
                        <text:list>
                          <text:list-item>
                            <text:p text:style-name="P123"><text:span text:style-name="Strong_20_Emphasis"><text:span text:style-name="T1">Definisi &amp; Sumber:</text:span></text:span><text:span text:style-name="T1"> Jelaskan bahwa bahan bakar bio adalah </text:span><text:span text:style-name="Strong_20_Emphasis"><text:span text:style-name="T1">energi yang dihasilkan dari bahan organik</text:span></text:span><text:span text:style-name="T1"> (tanaman, alga, limbah pertanian, bahkan limbah rumah tangga). Beri contoh </text:span><text:span text:style-name="Strong_20_Emphasis"><text:span text:style-name="T1">bioetanol (dari jagung/tebu)</text:span></text:span><text:span text:style-name="T1"> yang bisa dicampur ke bensin, </text:span><text:span text:style-name="Strong_20_Emphasis"><text:span text:style-name="T1">biodiesel (dari minyak nabati bekas)</text:span></text:span><text:span text:style-name="T1">, dan </text:span><text:span text:style-name="Strong_20_Emphasis"><text:span text:style-name="T1">biogas (dari kotoran hewan atau sampah)</text:span></text:span><text:span text:style-name="T1">. </text:span></text:p>
                          </text:list-item>
                          <text:list-item>
                            <text:p text:style-name="P123"><text:soft-page-break/><text:span text:style-name="Strong_20_Emphasis"><text:span text:style-name="T1">Proses Produksi:</text:span></text:span><text:span text:style-name="T1"> Jelaskan </text:span><text:span text:style-name="Strong_20_Emphasis"><text:span text:style-name="T1">proses pembuatan bahan bakar bio secara sederhana</text:span></text:span><text:span text:style-name="T1"> (misalnya, fermentasi jagung untuk jadi etanol). Tekankan bahwa ini adalah </text:span><text:span text:style-name="Strong_20_Emphasis"><text:span text:style-name="T1">proses alami</text:span></text:span><text:span text:style-name="T1"> yang meniru siklus alam. </text:span></text:p>
                          </text:list-item>
                          <text:list-item>
                            <text:p text:style-name="P123"><text:span text:style-name="Strong_20_Emphasis"><text:span text:style-name="T1">Aplikasi Bahan Bakar Bio:</text:span></text:span><text:span text:style-name="T1"> Sebutkan </text:span><text:span text:style-name="Strong_20_Emphasis"><text:span text:style-name="T1">penggunaan bahan bakar bio</text:span></text:span><text:span text:style-name="T1"> (bahan bakar kendaraan, pembangkit listrik, bahan bakar industri). Tekankan bahwa ini adalah </text:span><text:span text:style-name="Strong_20_Emphasis"><text:span text:style-name="T1">cara mendaur ulang</text:span></text:span><text:span text:style-name="T1"> sumber daya dan mengurangi ketergantungan pada fosil. </text:span></text:p>
                          </text:list-item>
                          <text:list-item>
                            <text:p text:style-name="P7"><text:span text:style-name="Strong_20_Emphasis"><text:span text:style-name="T1">Keuntungan &amp; Tantangan:</text:span></text:span><text:span text:style-name="T1"> Soroti </text:span><text:span text:style-name="Strong_20_Emphasis"><text:span text:style-name="T1">keunggulan bahan bakar bio</text:span></text:span><text:span text:style-name="T1"> (ter </text:span></text:p>
                          </text:list-item>
                        </text:list>
                      </text:list-item>
                    </text:list>
                  </text:list-item>
                </text:list>
              </text:list-item>
            </text:list>
          </text:section>
          <text:section text:style-name="Sect1" text:name="feedback-form-4">
            <text:p text:style-name="P104"/>
          </text:section>
        </text:section>
        <text:section text:style-name="Sect1" text:name="04fbebf2346c928f">
          <text:p text:style-name="P104"/>
          <text:section text:style-name="Sect1" text:name="user-query-content-5">
            <text:p text:style-name="P237">Pada Bab 3 Tambahkan prompt pada awal bab untuk mendapatkan pengantar , pada tiap subbab/sub-subab untuk mendapatkan isi dengan pembahasan mendalam </text:p>
          </text:section>
          <text:p text:style-name="P218">Tampilkan alur berpikir</text:p>
          <text:section text:style-name="Sect2" text:name="model-response-message-contentr_04fbebf2346c928f">
            <text:p text:style-name="P218"/>
          </text:section>
          <text:section text:style-name="Sect1" text:name="feedback-form-5">
            <text:p text:style-name="P218"/>
          </text:section>
        </text:section>
        <text:section text:style-name="Sect1" text:name="97dc0f8e73067a47">
          <text:p text:style-name="P104"/>
          <text:section text:style-name="Sect1" text:name="user-query-content-6">
            <text:p text:style-name="P237">presemt it </text:p>
          </text:section>
          <text:p text:style-name="P218">Tampilkan alur berpikir</text:p>
          <text:section text:style-name="Sect2" text:name="model-response-message-contentr_97dc0f8e73067a47">
            <text:p text:style-name="Text_20_body"><text:span text:style-name="T1">Oke, berikut adalah kumpulan </text:span><text:span text:style-name="Emphasis"><text:span text:style-name="T1">prompt</text:span></text:span><text:span text:style-name="T1"> untuk Bab 3: "Menyalakan Matahari di Bumi: Harapan Fusi Nuklir", yang dirancang untuk menghasilkan pengantar bab dan pembahasan mendalam untuk setiap subbabnya, dengan gaya bahasa yang sesuai untuk remaja:</text:span></text:p>
            <text:p text:style-name="P239"/>
            <text:p text:style-name="Text_20_body"><text:span text:style-name="Strong_20_Emphasis"><text:span text:style-name="T1">Prompt untuk Pengantar Bab 3:</text:span></text:span></text:p>
            <text:p text:style-name="Text_20_body"><text:span text:style-name="T1">"Tuliskan pengantar yang </text:span><text:span text:style-name="Strong_20_Emphasis"><text:span text:style-name="T1">membuat merinding</text:span></text:span><text:span text:style-name="T1"> (sekitar 2 paragraf) untuk Bab 3: 'Menyalakan Matahari di Bumi: Harapan Fusi Nuklir'. Mulailah dengan mengingatkan kembali </text:span><text:span text:style-name="Strong_20_Emphasis"><text:span text:style-name="T1">kekuatan dahsyat matahari</text:span></text:span><text:span text:style-name="T1"> yang sudah dibahas sebelumnya. Lalu, lemparkan ide </text:span><text:span text:style-name="Strong_20_Emphasis"><text:span text:style-name="T1">gila tapi jenius</text:span></text:span><text:span text:style-name="T1">: bagaimana jika kita bisa </text:span><text:soft-page-break/><text:span text:style-name="T1">membuat 'matahari mini' di Bumi untuk menghasilkan energi? Perkenalkan </text:span><text:span text:style-name="Strong_20_Emphasis"><text:span text:style-name="T1">fusi nuklir</text:span></text:span><text:span text:style-name="T1"> sebagai </text:span><text:span text:style-name="Strong_20_Emphasis"><text:span text:style-name="T1">teknologi impian</text:span></text:span><text:span text:style-name="T1">, berbeda dari energi nuklir yang mungkin sudah dikenal (dan sering disalahpahami). Gambarkan fusi sebagai </text:span><text:span text:style-name="Strong_20_Emphasis"><text:span text:style-name="T1">sumber energi pamungkas</text:span></text:span><text:span text:style-name="T1"> yang bisa jadi </text:span><text:span text:style-name="Strong_20_Emphasis"><text:span text:style-name="T1">jawaban akhir</text:span></text:span><text:span text:style-name="T1"> untuk krisis energi, sebuah lompatan besar bagi peradaban manusia. Buat pembaca </text:span><text:span text:style-name="Strong_20_Emphasis"><text:span text:style-name="T1">terpukau</text:span></text:span><text:span text:style-name="T1"> dan </text:span><text:span text:style-name="Strong_20_Emphasis"><text:span text:style-name="T1">penasaran berat</text:span></text:span><text:span text:style-name="T1"> untuk tahu lebih lanjut tentang sains dan teknologi di baliknya."</text:span></text:p>
            <text:p text:style-name="P239"/>
            <text:p text:style-name="Text_20_body"><text:span text:style-name="Strong_20_Emphasis"><text:span text:style-name="T1">Prompt untuk Isi Subbab (Pembahasan Mendalam):</text:span></text:span></text:p>
            <text:list xml:id="list1256430248178614010" text:style-name="L12">
              <text:list-item>
                <text:p text:style-name="P8"><text:span text:style-name="Strong_20_Emphasis"><text:span text:style-name="T1">Subbab 3.1: Bukan Fisi, Ini Fusi: Apa Bedanya?</text:span></text:span></text:p>
                <text:list>
                  <text:list-item>
                    <text:p text:style-name="P124"><text:span text:style-name="Strong_20_Emphasis"><text:span text:style-name="T1">Prompt:</text:span></text:span><text:span text:style-name="T1"> "Jelaskan secara </text:span><text:span text:style-name="Strong_20_Emphasis"><text:span text:style-name="T1">gamblang dan mendalam</text:span></text:span><text:span text:style-name="T1"> (sekitar 3-4 paragraf) perbedaan fundamental antara </text:span><text:span text:style-name="Strong_20_Emphasis"><text:span text:style-name="T1">fisi nuklir</text:span></text:span><text:span text:style-name="T1"> (yang dipakai di PLTN saat ini) dan </text:span><text:span text:style-name="Strong_20_Emphasis"><text:span text:style-name="T1">fusi nuklir</text:span></text:span><text:span text:style-name="T1"> (harapan masa depan) untuk remaja. </text:span></text:p>
                    <text:list>
                      <text:list-item>
                        <text:p text:style-name="P124"><text:span text:style-name="Strong_20_Emphasis"><text:span text:style-name="T1">Breakdown:</text:span></text:span><text:span text:style-name="T1"> </text:span></text:p>
                        <text:list>
                          <text:list-item>
                            <text:p text:style-name="P124"><text:span text:style-name="Strong_20_Emphasis"><text:span text:style-name="T1">Analogi Sederhana:</text:span></text:span><text:span text:style-name="T1"> Gunakan </text:span><text:span text:style-name="Strong_20_Emphasis"><text:span text:style-name="T1">analogi yang mudah diingat</text:span></text:span><text:span text:style-name="T1">. Misalnya, Fisi itu seperti </text:span><text:span text:style-name="Strong_20_Emphasis"><text:span text:style-name="T1">'memecah'</text:span></text:span><text:span text:style-name="T1"> atom besar (Uranium) menjadi lebih kecil sambil melepas energi (seperti memecah kayu bakar). Fusi itu seperti </text:span><text:span text:style-name="Strong_20_Emphasis"><text:span text:style-name="T1">'menggabungkan'</text:span></text:span><text:span text:style-name="T1"> atom-atom sangat ringan (Hidrogen) menjadi lebih berat (Helium) sambil melepas energi JAUH LEBIH BESAR (seperti menggabungkan dua bola lilin kecil jadi satu yang lebih besar dan panas). </text:span></text:p>
                          </text:list-item>
                          <text:list-item>
                            <text:p text:style-name="P124"><text:span text:style-name="Strong_20_Emphasis"><text:span text:style-name="T1">Bahan Bakar:</text:span></text:span><text:span text:style-name="T1"> Jelaskan perbedaan bahan bakarnya. Fisi butuh Uranium/Plutonium (terbatas, radioaktif). Fusi butuh Deuterium (dari air laut, melimpah!) dan Lithium (untuk menghasilkan Tritium, cukup melimpah). Tekankan </text:span><text:span text:style-name="Strong_20_Emphasis"><text:span text:style-name="T1">keunggulan bahan bakar fusi</text:span></text:span><text:span text:style-name="T1">. </text:span></text:p>
                          </text:list-item>
                          <text:list-item>
                            <text:p text:style-name="P124"><text:span text:style-name="Strong_20_Emphasis"><text:span text:style-name="T1">Limbah Radioaktif:</text:span></text:span><text:span text:style-name="T1"> Ini poin penting. Jelaskan bahwa limbah fisi itu </text:span><text:span text:style-name="Strong_20_Emphasis"><text:span text:style-name="T1">sangat radioaktif dan berbahaya selama ribuan tahun</text:span></text:span><text:span text:style-name="T1">. Limbah fusi (komponen reaktor yang teraktivasi) </text:span><text:span text:style-name="Strong_20_Emphasis"><text:span text:style-name="T1">jauh lebih sedikit, tingkat radioaktifnya lebih rendah, dan </text:span></text:span><text:soft-page-break/><text:span text:style-name="Strong_20_Emphasis"><text:span text:style-name="T1">meluruh jauh lebih cepat</text:span></text:span><text:span text:style-name="T1"> (puluhan/ratusan tahun). Jelaskan ini dengan </text:span><text:span text:style-name="Strong_20_Emphasis"><text:span text:style-name="T1">jujur tapi menenangkan</text:span></text:span><text:span text:style-name="T1">. </text:span></text:p>
                          </text:list-item>
                          <text:list-item>
                            <text:p text:style-name="P124"><text:span text:style-name="Strong_20_Emphasis"><text:span text:style-name="T1">Keamanan Reaktor:</text:span></text:span><text:span text:style-name="T1"> Jelaskan mengapa reaktor fusi secara inheren </text:span><text:span text:style-name="Strong_20_Emphasis"><text:span text:style-name="T1">lebih aman</text:span></text:span><text:span text:style-name="T1">. Jika ada gangguan, reaksi fusi akan </text:span><text:span text:style-name="Strong_20_Emphasis"><text:span text:style-name="T1">berhenti sendiri</text:span></text:span><text:span text:style-name="T1"> (tidak bisa terjadi 'meltdown' seperti fisi). Prosesnya sangat sulit dipertahankan, jadi lebih mudah 'mati' daripada 'lepas kendali'." </text:span></text:p>
                          </text:list-item>
                        </text:list>
                      </text:list-item>
                    </text:list>
                  </text:list-item>
                </text:list>
              </text:list-item>
              <text:list-item>
                <text:p text:style-name="P8"><text:span text:style-name="Strong_20_Emphasis"><text:span text:style-name="T1">Subbab 3.2: Resep Membuat Matahari Mini: Bagaimana Reaktor Fusi Bekerja?</text:span></text:span></text:p>
                <text:list>
                  <text:list-item>
                    <text:p text:style-name="P124"><text:span text:style-name="Strong_20_Emphasis"><text:span text:style-name="T1">Prompt:</text:span></text:span><text:span text:style-name="T1"> "Buatkan penjelasan </text:span><text:span text:style-name="Strong_20_Emphasis"><text:span text:style-name="T1">detail tapi visual</text:span></text:span><text:span text:style-name="T1"> (sekitar 4-5 paragraf) tentang cara kerja reaktor fusi, dengan fokus pada konsep utama yang bisa dipahami remaja. </text:span></text:p>
                    <text:list>
                      <text:list-item>
                        <text:p text:style-name="P124"><text:span text:style-name="Strong_20_Emphasis"><text:span text:style-name="T1">Breakdown:</text:span></text:span><text:span text:style-name="T1"> </text:span></text:p>
                        <text:list>
                          <text:list-item>
                            <text:p text:style-name="P124"><text:span text:style-name="Strong_20_Emphasis"><text:span text:style-name="T1">Kondisi Ekstrem:</text:span></text:span><text:span text:style-name="T1"> Tekankan bahwa untuk menggabungkan inti atom, butuh kondisi </text:span><text:span text:style-name="Strong_20_Emphasis"><text:span text:style-name="T1">super ekstrem</text:span></text:span><text:span text:style-name="T1">: suhu </text:span><text:span text:style-name="Strong_20_Emphasis"><text:span text:style-name="T1">jutaan derajat Celcius</text:span></text:span><text:span text:style-name="T1"> (lebih panas dari inti matahari!) dan tekanan tinggi. </text:span></text:p>
                          </text:list-item>
                          <text:list-item>
                            <text:p text:style-name="P124"><text:span text:style-name="Strong_20_Emphasis"><text:span text:style-name="T1">Plasma:</text:span></text:span><text:span text:style-name="T1"> Jelaskan bahwa pada suhu sepanas itu, materi berubah menjadi </text:span><text:span text:style-name="Strong_20_Emphasis"><text:span text:style-name="T1">plasma</text:span></text:span><text:span text:style-name="T1"> (gas super panas di mana elektron terlepas dari atom). Gunakan analogi 'sup' partikel bermuatan. </text:span></text:p>
                          </text:list-item>
                          <text:list-item>
                            <text:p text:style-name="P124"><text:span text:style-name="Strong_20_Emphasis"><text:span text:style-name="T1">Tantangan Penahanan (Confinement):</text:span></text:span><text:span text:style-name="T1"> Karena super panas, plasma tidak bisa disentuh wadah biasa. Jelaskan </text:span><text:span text:style-name="Strong_20_Emphasis"><text:span text:style-name="T1">dua cara utama</text:span></text:span><text:span text:style-name="T1"> untuk 'mengurung' plasma: </text:span></text:p>
                            <text:list>
                              <text:list-item>
                                <text:p text:style-name="P124"><text:span text:style-name="Strong_20_Emphasis"><text:span text:style-name="T1">Kurungan Magnetik (Tokamak &amp; Stellarator):</text:span></text:span><text:span text:style-name="T1"> Jelaskan konsep 'botol magnet' raksasa. Gambarkan bentuk </text:span><text:span text:style-name="Strong_20_Emphasis"><text:span text:style-name="T1">Tokamak</text:span></text:span><text:span text:style-name="T1"> (seperti donat) dan </text:span><text:span text:style-name="Strong_20_Emphasis"><text:span text:style-name="T1">Stellarator</text:span></text:span><text:span text:style-name="T1"> (lebih kompleks, seperti donat terpelintir) sebagai medan magnet super kuat yang menahan plasma agar tidak menyentuh dinding. Sebutkan </text:span><text:span text:style-name="Strong_20_Emphasis"><text:span text:style-name="T1">ITER</text:span></text:span><text:span text:style-name="T1"> sebagai contoh Tokamak terbesar. </text:span></text:p>
                              </text:list-item>
                              <text:list-item>
                                <text:p text:style-name="P124"><text:soft-page-break/><text:span text:style-name="Strong_20_Emphasis"><text:span text:style-name="T1">Kurungan Inersia (Laser):</text:span></text:span><text:span text:style-name="T1"> Jelaskan konsep menembakkan laser super kuat dari berbagai arah ke kapsul bahan bakar kecil untuk memanaskan dan menekannya dengan sangat cepat hingga terjadi fusi (seperti 'menekan' dari semua sisi). Sebutkan contoh fasilitas seperti NIF di AS. </text:span></text:p>
                              </text:list-item>
                            </text:list>
                          </text:list-item>
                          <text:list-item>
                            <text:p text:style-name="P124"><text:span text:style-name="Strong_20_Emphasis"><text:span text:style-name="T1">Menghasilkan Listrik:</text:span></text:span><text:span text:style-name="T1"> Jelaskan secara singkat bagaimana energi panas dari reaksi fusi (terutama dalam bentuk neutron berenergi tinggi) akan diserap oleh dinding reaktor (blanket), memanaskan fluida, menghasilkan uap, lalu memutar turbin untuk menghasilkan listrik (mirip PLTN atau PLTU biasa pada tahap ini)." </text:span></text:p>
                          </text:list-item>
                        </text:list>
                      </text:list-item>
                    </text:list>
                  </text:list-item>
                </text:list>
              </text:list-item>
              <text:list-item>
                <text:p text:style-name="P8"><text:span text:style-name="Strong_20_Emphasis"><text:span text:style-name="T1">Subbab 3.3: Mengapa Fusi Begitu Menjanjikan?</text:span></text:span></text:p>
                <text:list>
                  <text:list-item>
                    <text:p text:style-name="P124"><text:span text:style-name="Strong_20_Emphasis"><text:span text:style-name="T1">Prompt:</text:span></text:span><text:span text:style-name="T1"> "Sajikan argumen yang </text:span><text:span text:style-name="Strong_20_Emphasis"><text:span text:style-name="T1">kuat dan meyakinkan</text:span></text:span><text:span text:style-name="T1"> (sekitar 4-5 paragraf) tentang mengapa fusi nuklir dianggap sebagai 'holy grail' energi masa depan, khusus untuk audiens remaja. </text:span></text:p>
                    <text:list>
                      <text:list-item>
                        <text:p text:style-name="P124"><text:span text:style-name="Strong_20_Emphasis"><text:span text:style-name="T1">Breakdown:</text:span></text:span><text:span text:style-name="T1"> </text:span></text:p>
                        <text:list>
                          <text:list-item>
                            <text:p text:style-name="P124"><text:span text:style-name="Strong_20_Emphasis"><text:span text:style-name="T1">Energi Super Besar:</text:span></text:span><text:span text:style-name="T1"> Jelaskan </text:span><text:span text:style-name="Strong_20_Emphasis"><text:span text:style-name="T1">efisiensi energi fusi yang luar biasa</text:span></text:span><text:span text:style-name="T1">. Sedikit bahan bakar bisa menghasilkan energi yang masif (beri perbandingan sederhana, misal: energi dari segelas air laut via fusi setara dengan membakar ratusan ribu liter bensin). </text:span></text:p>
                          </text:list-item>
                          <text:list-item>
                            <text:p text:style-name="P124"><text:span text:style-name="Strong_20_Emphasis"><text:span text:style-name="T1">Bahan Bakar Melimpah:</text:span></text:span><text:span text:style-name="T1"> Ulangi dan tekankan lagi bahwa bahan bakarnya (Deuterium dari air laut, Lithium dari batuan/air laut) </text:span><text:span text:style-name="Strong_20_Emphasis"><text:span text:style-name="T1">sangat melimpah</text:span></text:span><text:span text:style-name="T1"> di Bumi, cukup untuk ribuan bahkan jutaan tahun. Ini kunci </text:span><text:span text:style-name="Strong_20_Emphasis"><text:span text:style-name="T1">keberlanjutan jangka panjang</text:span></text:span><text:span text:style-name="T1">. </text:span></text:p>
                          </text:list-item>
                          <text:list-item>
                            <text:p text:style-name="P124"><text:span text:style-name="Strong_20_Emphasis"><text:span text:style-name="T1">Bersih (Tanpa Emisi Karbon):</text:span></text:span><text:span text:style-name="T1"> Tegaskan bahwa fusi </text:span><text:span text:style-name="Strong_20_Emphasis"><text:span text:style-name="T1">tidak menghasilkan gas rumah kaca</text:span></text:span><text:span text:style-name="T1"> (CO2) sama sekali saat beroperasi. Ini solusi ideal untuk </text:span><text:span text:style-name="Strong_20_Emphasis"><text:span text:style-name="T1">mengatasi perubahan iklim</text:span></text:span><text:span text:style-name="T1">. </text:span></text:p>
                          </text:list-item>
                          <text:list-item>
                            <text:p text:style-name="P124"><text:span text:style-name="Strong_20_Emphasis"><text:span text:style-name="T1">Aman (Inherently Safe):</text:span></text:span><text:span text:style-name="T1"> Perkuat penjelasan sebelumnya bahwa </text:span><text:span text:style-name="Strong_20_Emphasis"><text:span text:style-name="T1">risiko kecelakaan besar </text:span></text:span><text:soft-page-break/><text:span text:style-name="Strong_20_Emphasis"><text:span text:style-name="T1">seperti Chernobyl/Fukushima tidak mungkin terjadi</text:span></text:span><text:span text:style-name="T1"> pada reaktor fusi. Tidak ada reaksi berantai yang bisa lepas kendali. </text:span></text:p>
                          </text:list-item>
                          <text:list-item>
                            <text:p text:style-name="P124"><text:span text:style-name="Strong_20_Emphasis"><text:span text:style-name="T1">Limbah Minimal &amp; Lebih Aman:</text:span></text:span><text:span text:style-name="T1"> Perjelas lagi soal limbahnya yang </text:span><text:span text:style-name="Strong_20_Emphasis"><text:span text:style-name="T1">tidak 'high-level' dan tidak berumur panjang</text:span></text:span><text:span text:style-name="T1"> seperti limbah fisi. Ini mengatasi salah satu masalah terbesar energi nuklir saat ini. </text:span></text:p>
                          </text:list-item>
                          <text:list-item>
                            <text:p text:style-name="P124"><text:span text:style-name="Strong_20_Emphasis"><text:span text:style-name="T1">Operasi Berkelanjutan:</text:span></text:span><text:span text:style-name="T1"> Reaktor fusi dirancang untuk </text:span><text:span text:style-name="Strong_20_Emphasis"><text:span text:style-name="T1">beroperasi terus-menerus (baseload power)</text:span></text:span><text:span text:style-name="T1">, tidak seperti energi terbarukan (surya, angin) yang intermiten." </text:span></text:p>
                          </text:list-item>
                        </text:list>
                      </text:list-item>
                    </text:list>
                  </text:list-item>
                </text:list>
              </text:list-item>
              <text:list-item>
                <text:p text:style-name="P8"><text:span text:style-name="Strong_20_Emphasis"><text:span text:style-name="T1">Subbab 3.4: Tantangan Terbesar: Menjinakkan Panas Super Ekstrem</text:span></text:span></text:p>
                <text:list>
                  <text:list-item>
                    <text:p text:style-name="P124"><text:span text:style-name="Strong_20_Emphasis"><text:span text:style-name="T1">Prompt:</text:span></text:span><text:span text:style-name="T1"> "Jelaskan secara </text:span><text:span text:style-name="Strong_20_Emphasis"><text:span text:style-name="T1">jujur dan detail</text:span></text:span><text:span text:style-name="T1"> (sekitar 3-4 paragraf) mengenai tantangan-tantangan ilmiah dan teknis </text:span><text:span text:style-name="Strong_20_Emphasis"><text:span text:style-name="T1">terbesar</text:span></text:span><text:span text:style-name="T1"> yang masih harus diatasi sebelum fusi nuklir menjadi kenyataan komersial. </text:span></text:p>
                    <text:list>
                      <text:list-item>
                        <text:p text:style-name="P124"><text:span text:style-name="Strong_20_Emphasis"><text:span text:style-name="T1">Breakdown:</text:span></text:span><text:span text:style-name="T1"> </text:span></text:p>
                        <text:list>
                          <text:list-item>
                            <text:p text:style-name="P124"><text:span text:style-name="Strong_20_Emphasis"><text:span text:style-name="T1">Mencapai &amp; Mempertahankan Suhu Super Tinggi:</text:span></text:span><text:span text:style-name="T1"> Jelaskan betapa </text:span><text:span text:style-name="Strong_20_Emphasis"><text:span text:style-name="T1">sulitnya memanaskan plasma</text:span></text:span><text:span text:style-name="T1"> hingga suhu ratusan juta derajat dan </text:span><text:span text:style-name="Strong_20_Emphasis"><text:span text:style-name="T1">menjaganya tetap stabil</text:span></text:span><text:span text:style-name="T1"> cukup lama agar reaksi fusi terjadi berkelanjutan (ignition). Ini tantangan sains inti. </text:span></text:p>
                          </text:list-item>
                          <text:list-item>
                            <text:p text:style-name="P124"><text:span text:style-name="Strong_20_Emphasis"><text:span text:style-name="T1">Menahan Plasma (Confinement):</text:span></text:span><text:span text:style-name="T1"> Jelaskan tantangan teknis dalam membangun </text:span><text:span text:style-name="Strong_20_Emphasis"><text:span text:style-name="T1">medan magnet yang super kuat dan presisi</text:span></text:span><text:span text:style-name="T1"> (untuk Tokamak/Stellarator) atau </text:span><text:span text:style-name="Strong_20_Emphasis"><text:span text:style-name="T1">laser super kuat</text:span></text:span><text:span text:style-name="T1"> (untuk inertial confinement) yang bisa menahan plasma tanpa bocor. </text:span></text:p>
                          </text:list-item>
                          <text:list-item>
                            <text:p text:style-name="P124"><text:span text:style-name="Strong_20_Emphasis"><text:span text:style-name="T1">Material Tahan Banting:</text:span></text:span><text:span text:style-name="T1"> Dinding reaktor harus tahan terhadap </text:span><text:span text:style-name="Strong_20_Emphasis"><text:span text:style-name="T1">panas ekstrem dan bombardir neutron berenergi tinggi</text:span></text:span><text:span text:style-name="T1"> dari reaksi fusi. Menemukan dan mengembangkan material yang tahan lama adalah tantangan besar. </text:span></text:p>
                          </text:list-item>
                          <text:list-item>
                            <text:p text:style-name="P124"><text:span text:style-name="Strong_20_Emphasis"><text:span text:style-name="T1">Ekstraksi Energi &amp; Tritium Breeding:</text:span></text:span><text:span text:style-name="T1"> Jelaskan </text:span><text:soft-page-break/><text:span text:style-name="T1">tantangan teknis dalam </text:span><text:span text:style-name="Strong_20_Emphasis"><text:span text:style-name="T1">mengambil energi panas secara efisien</text:span></text:span><text:span text:style-name="T1"> dari reaktor dan </text:span><text:span text:style-name="Strong_20_Emphasis"><text:span text:style-name="T1">'membiakkan' Tritium</text:span></text:span><text:span text:style-name="T1"> (salah satu bahan bakar fusi) di dalam reaktor itu sendiri menggunakan Lithium (karena Tritium alami sangat langka). </text:span></text:p>
                          </text:list-item>
                          <text:list-item>
                            <text:p text:style-name="P124"><text:span text:style-name="Strong_20_Emphasis"><text:span text:style-name="T1">Biaya &amp; Skala Ekonomi:</text:span></text:span><text:span text:style-name="T1"> Akui bahwa riset dan pembangunan reaktor fusi </text:span><text:span text:style-name="Strong_20_Emphasis"><text:span text:style-name="T1">sangat mahal</text:span></text:span><text:span text:style-name="T1">. Tantangan ke depan adalah bagaimana membuat teknologinya </text:span><text:span text:style-name="Strong_20_Emphasis"><text:span text:style-name="T1">ekonomis</text:span></text:span><text:span text:style-name="T1"> agar bisa bersaing dengan sumber energi lain dan dibangun dalam skala besar." </text:span></text:p>
                          </text:list-item>
                        </text:list>
                      </text:list-item>
                    </text:list>
                  </text:list-item>
                </text:list>
              </text:list-item>
              <text:list-item>
                <text:p text:style-name="P8"><text:span text:style-name="Strong_20_Emphasis"><text:span text:style-name="T1">Subbab 3.5: Perlombaan Fusi Global: Proyek ITER dan Masa Depan Energi</text:span></text:span></text:p>
                <text:list>
                  <text:list-item>
                    <text:p text:style-name="P124"><text:span text:style-name="Strong_20_Emphasis"><text:span text:style-name="T1">Prompt:</text:span></text:span><text:span text:style-name="T1"> "Berikan gambaran </text:span><text:span text:style-name="Strong_20_Emphasis"><text:span text:style-name="T1">optimistis dan kolaboratif</text:span></text:span><text:span text:style-name="T1"> (sekitar 3-4 paragraf) tentang upaya global untuk mewujudkan energi fusi. </text:span></text:p>
                    <text:list>
                      <text:list-item>
                        <text:p text:style-name="P124"><text:span text:style-name="Strong_20_Emphasis"><text:span text:style-name="T1">Breakdown:</text:span></text:span><text:span text:style-name="T1"> </text:span></text:p>
                        <text:list>
                          <text:list-item>
                            <text:p text:style-name="P124"><text:span text:style-name="Strong_20_Emphasis"><text:span text:style-name="T1">Kolaborasi Internasional (ITER):</text:span></text:span><text:span text:style-name="T1"> Ceritakan tentang </text:span><text:span text:style-name="Strong_20_Emphasis"><text:span text:style-name="T1">proyek ITER di Prancis</text:span></text:span><text:span text:style-name="T1"> sebagai </text:span><text:span text:style-name="Strong_20_Emphasis"><text:span text:style-name="T1">eksperimen fusi terbesar di dunia</text:span></text:span><text:span text:style-name="T1">. Jelaskan bahwa ini adalah </text:span><text:span text:style-name="Strong_20_Emphasis"><text:span text:style-name="T1">hasil kerja sama banyak negara</text:span></text:span><text:span text:style-name="T1"> (termasuk Uni Eropa, AS, Rusia, China, Jepang, Korea Selatan, India) untuk membuktikan kelayakan ilmiah dan teknis fusi skala besar. Tekankan </text:span><text:span text:style-name="Strong_20_Emphasis"><text:span text:style-name="T1">semangat kolaborasi global</text:span></text:span><text:span text:style-name="T1"> dalam menghadapi tantangan besar ini. </text:span></text:p>
                          </text:list-item>
                          <text:list-item>
                            <text:p text:style-name="P124"><text:span text:style-name="Strong_20_Emphasis"><text:span text:style-name="T1">Perlombaan Swasta (Startup Fusi):</text:span></text:span><text:span text:style-name="T1"> Sebutkan bahwa selain proyek pemerintah/internasional, kini banyak </text:span><text:span text:style-name="Strong_20_Emphasis"><text:span text:style-name="T1">perusahaan swasta (startup)</text:span></text:span><text:span text:style-name="T1"> yang juga ikut berlomba mengembangkan reaktor fusi yang lebih kecil, lebih cepat, dan lebih murah. Ini menunjukkan </text:span><text:span text:style-name="Strong_20_Emphasis"><text:span text:style-name="T1">momentum dan optimisme</text:span></text:span><text:span text:style-name="T1"> yang meningkat. </text:span></text:p>
                          </text:list-item>
                          <text:list-item>
                            <text:p text:style-name="P124"><text:span text:style-name="Strong_20_Emphasis"><text:span text:style-name="T1">Timeline &amp; Harapan:</text:span></text:span><text:span text:style-name="T1"> Berikan </text:span><text:span text:style-name="Strong_20_Emphasis"><text:span text:style-name="T1">perkiraan realistis</text:span></text:span><text:span text:style-name="T1"> (berdasarkan pendapat para ahli) kapan energi fusi mungkin mulai berkontribusi pada jaringan listrik </text:span><text:soft-page-break/><text:span text:style-name="T1">(mungkin pertengahan abad ini atau setelahnya - perhatikan waktu saat ini adalah April 2025). Hindari janji muluk, tapi tekankan bahwa </text:span><text:span text:style-name="Strong_20_Emphasis"><text:span text:style-name="T1">kemajuan pesat sedang terjadi</text:span></text:span><text:span text:style-name="T1">. </text:span></text:p>
                          </text:list-item>
                          <text:list-item>
                            <text:p text:style-name="P8"><text:span text:style-name="Strong_20_Emphasis"><text:span text:style-name="T1">Visi Masa Depan:</text:span></text:span><text:span text:style-name="T1"> Tutup dengan </text:span><text:span text:style-name="Strong_20_Emphasis"><text:span text:style-name="T1">visi inspiratif</text:span></text:span><text:span text:style-name="T1"> tentang dunia yang ditenagai oleh energi fusi yang bersih, aman, dan melimpah. Bagaimana energi ini bisa </text:span><text:span text:style-name="Strong_20_Emphasis"><text:span text:style-name="T1">mengubah peradaban</text:span></text:span><text:span text:style-name="T1">, mengatasi perubahan iklim, dan membuka kemungkinan baru bagi umat manusia. Ajak pembaca untuk </text:span><text:span text:style-name="Strong_20_Emphasis"><text:span text:style-name="T1">terus mengikuti perkembangan menarik</text:span></text:span><text:span text:style-name="T1"> di bidang ini." </text:span></text:p>
                          </text:list-item>
                        </text:list>
                      </text:list-item>
                    </text:list>
                  </text:list-item>
                </text:list>
              </text:list-item>
            </text:list>
            <text:p text:style-name="P239"/>
          </text:section>
          <text:section text:style-name="Sect1" text:name="feedback-form-6">
            <text:p text:style-name="P218"/>
          </text:section>
        </text:section>
        <text:section text:style-name="Sect1" text:name="85d1d4c9eeebd643">
          <text:p text:style-name="P104"/>
          <text:section text:style-name="Sect1" text:name="user-query-content-7">
            <text:p text:style-name="P237">Pada Bab 4 Tambahkan prompt pada awal bab untuk mendapatkan pengantar , pada tiap subbab/sub-subab untuk mendapatkan isi dengan pembahasan mendalam </text:p>
          </text:section>
          <text:p text:style-name="P218">Tampilkan alur berpikir</text:p>
          <text:section text:style-name="Sect2" text:name="model-response-message-contentr_85d1d4c9eeebd643">
            <text:p text:style-name="P218"/>
          </text:section>
          <text:section text:style-name="Sect1" text:name="feedback-form-7">
            <text:p text:style-name="P218"/>
          </text:section>
        </text:section>
        <text:section text:style-name="Sect1" text:name="9ab96f8802091e2c">
          <text:p text:style-name="P104"/>
          <text:section text:style-name="Sect1" text:name="user-query-content-8">
            <text:p text:style-name="P237">present it </text:p>
          </text:section>
          <text:p text:style-name="P218">Tampilkan alur berpikir</text:p>
          <text:section text:style-name="Sect2" text:name="model-response-message-contentr_9ab96f8802091e2c">
            <text:p text:style-name="Text_20_body"><text:span text:style-name="T1">Tentu, ini adalah kumpulan </text:span><text:span text:style-name="Emphasis"><text:span text:style-name="T1">prompt</text:span></text:span><text:span text:style-name="T1"> untuk Bab 4: "Kekuatan Air Mengalir: Energi Hidro, Ombak, dan Pasang Surut", yang dirancang untuk menghasilkan pengantar bab dan pembahasan mendalam untuk setiap subbab, dengan gaya bahasa yang cocok untuk remaja Indonesia (sesuai konteks saat ini, April 2025):</text:span></text:p>
            <text:p text:style-name="P239"/>
            <text:p text:style-name="Text_20_body"><text:span text:style-name="Strong_20_Emphasis"><text:span text:style-name="T1">Prompt untuk Pengantar Bab 4:</text:span></text:span></text:p>
            <text:p text:style-name="Text_20_body"><text:span text:style-name="T1">"Tuliskan pengantar yang </text:span><text:span text:style-name="Strong_20_Emphasis"><text:span text:style-name="T1">mengalir dan penuh kekuatan</text:span></text:span><text:span text:style-name="T1"> (sekitar 2 paragraf) untuk Bab 4: 'Kekuatan Air Mengalir: Energi Hidro, Ombak, dan Pasang Surut'. Mulailah dengan menggambarkan </text:span><text:span text:style-name="Strong_20_Emphasis"><text:span text:style-name="T1">betapa pentingnya air</text:span></text:span><text:span text:style-name="T1"> bagi kehidupan </text:span><text:soft-page-break/><text:span text:style-name="T1">dan betapa besar kekuatannya (pikirkan air terjun deras atau ombak besar). Lalu, perkenalkan ide bahwa kekuatan air ini, baik di </text:span><text:span text:style-name="Strong_20_Emphasis"><text:span text:style-name="T1">sungai-sungai besar</text:span></text:span><text:span text:style-name="T1"> maupun di </text:span><text:span text:style-name="Strong_20_Emphasis"><text:span text:style-name="T1">lautan luas yang mengelilingi Indonesia</text:span></text:span><text:span text:style-name="T1">, bisa dimanfaatkan menjadi sumber energi listrik yang dahsyat. Sajikan bab ini sebagai </text:span><text:span text:style-name="Strong_20_Emphasis"><text:span text:style-name="T1">penjelajahan ke dunia energi air</text:span></text:span><text:span text:style-name="T1">, mulai dari teknologi bendungan raksasa yang sudah lama kita kenal, hingga inovasi canggih untuk 'memanen' energi dari gerakan ombak dan pasang surut di samudra. Buat pembaca </text:span><text:span text:style-name="Strong_20_Emphasis"><text:span text:style-name="T1">penasaran</text:span></text:span><text:span text:style-name="T1"> dengan potensi 'energi biru' ini, terutama bagi negara maritim seperti Indonesia."</text:span></text:p>
            <text:p text:style-name="P239"/>
            <text:p text:style-name="Text_20_body"><text:span text:style-name="Strong_20_Emphasis"><text:span text:style-name="T1">Prompt untuk Isi Subbab (Pembahasan Mendalam):</text:span></text:span></text:p>
            <text:list xml:id="list844497090862069363" text:style-name="L13">
              <text:list-item>
                <text:p text:style-name="P9"><text:span text:style-name="Strong_20_Emphasis"><text:span text:style-name="T1">Subbab 4.1: Bendungan Raksasa: Pembangkit Listrik Tenaga Air (PLTA)</text:span></text:span></text:p>
                <text:list>
                  <text:list-item>
                    <text:p text:style-name="P125"><text:span text:style-name="Strong_20_Emphasis"><text:span text:style-name="T1">Prompt:</text:span></text:span><text:span text:style-name="T1"> "Jelaskan secara </text:span><text:span text:style-name="Strong_20_Emphasis"><text:span text:style-name="T1">detail dan informatif</text:span></text:span><text:span text:style-name="T1"> (sekitar 3-4 paragraf) mengenai Pembangkit Listrik Tenaga Air (PLTA) atau hydropower di subbab 'Bendungan Raksasa'. Fokus pada cara kerja, skala, dan contoh di Indonesia. </text:span></text:p>
                    <text:list>
                      <text:list-item>
                        <text:p text:style-name="P125"><text:span text:style-name="Strong_20_Emphasis"><text:span text:style-name="T1">Breakdown:</text:span></text:span><text:span text:style-name="T1"> </text:span></text:p>
                        <text:list>
                          <text:list-item>
                            <text:p text:style-name="P125"><text:span text:style-name="Strong_20_Emphasis"><text:span text:style-name="T1">Konsep Dasar:</text:span></text:span><text:span text:style-name="T1"> Jelaskan bagaimana PLTA bekerja dengan </text:span><text:span text:style-name="Strong_20_Emphasis"><text:span text:style-name="T1">membendung sungai</text:span></text:span><text:span text:style-name="T1"> untuk menciptakan </text:span><text:span text:style-name="Strong_20_Emphasis"><text:span text:style-name="T1">waduk (energi potensial)</text:span></text:span><text:span text:style-name="T1">. Kemudian, air dialirkan melalui </text:span><text:span text:style-name="Strong_20_Emphasis"><text:span text:style-name="T1">pipa pesat (penstock)</text:span></text:span><text:span text:style-name="T1"> untuk memutar </text:span><text:span text:style-name="Strong_20_Emphasis"><text:span text:style-name="T1">turbin (energi kinetik -&gt; mekanik)</text:span></text:span><text:span text:style-name="T1"> yang terhubung ke </text:span><text:span text:style-name="Strong_20_Emphasis"><text:span text:style-name="T1">generator (energi mekanik -&gt; listrik)</text:span></text:span><text:span text:style-name="T1">. Gunakan </text:span><text:span text:style-name="Strong_20_Emphasis"><text:span text:style-name="T1">diagram sederhana atau analogi</text:span></text:span><text:span text:style-name="T1"> (misal: seperti air yang memutar kincir air, tapi jauh lebih besar). </text:span></text:p>
                          </text:list-item>
                          <text:list-item>
                            <text:p text:style-name="P125"><text:span text:style-name="Strong_20_Emphasis"><text:span text:style-name="T1">Skala &amp; Contoh:</text:span></text:span><text:span text:style-name="T1"> Gambarkan </text:span><text:span text:style-name="Strong_20_Emphasis"><text:span text:style-name="T1">ukuran bendungan dan PLTA</text:span></text:span><text:span text:style-name="T1"> yang bisa sangat bervariasi, dari skala kecil (mikrohidro) hingga </text:span><text:span text:style-name="Strong_20_Emphasis"><text:span text:style-name="T1">bendungan raksasa</text:span></text:span><text:span text:style-name="T1"> yang menghasilkan listrik untuk jutaan orang. Sebutkan beberapa </text:span><text:span text:style-name="Strong_20_Emphasis"><text:span text:style-name="T1">contoh PLTA besar dan penting di Indonesia</text:span></text:span><text:span text:style-name="T1"> (misal: Saguling, Cirata, Jatiluhur, Asahan) dan jelaskan </text:span><text:span text:style-name="Strong_20_Emphasis"><text:span text:style-name="T1">peranannya</text:span></text:span><text:span text:style-name="T1"> dalam penyediaan listrik nasional. </text:span></text:p>
                          </text:list-item>
                          <text:list-item>
                            <text:p text:style-name="P125"><text:soft-page-break/><text:span text:style-name="Strong_20_Emphasis"><text:span text:style-name="T1">Kelebihan Utama:</text:span></text:span><text:span text:style-name="T1"> Tekankan keunggulan PLTA: </text:span><text:span text:style-name="Strong_20_Emphasis"><text:span text:style-name="T1">teknologi matang, efisiensi tinggi, sumber energi bersih (tanpa emisi saat operasi), bisa diandalkan (baseload), dan biaya operasional relatif rendah</text:span></text:span><text:span text:style-name="T1"> setelah dibangun. Waduknya juga bisa punya fungsi lain (irigasi, pariwisata, pengendali banjir). </text:span></text:p>
                          </text:list-item>
                          <text:list-item>
                            <text:p text:style-name="P125"><text:span text:style-name="Strong_20_Emphasis"><text:span text:style-name="T1">Sisi Lain (Dampak):</text:span></text:span><text:span text:style-name="T1"> Jelaskan juga </text:span><text:span text:style-name="Strong_20_Emphasis"><text:span text:style-name="T1">dampak lingkungan dan sosial</text:span></text:span><text:span text:style-name="T1"> pembangunan bendungan besar: </text:span><text:span text:style-name="Strong_20_Emphasis"><text:span text:style-name="T1">perubahan ekosistem sungai, potensi relokasi penduduk, sedimentasi waduk, dan risiko kegagalan bendungan</text:span></text:span><text:span text:style-name="T1"> (meski jarang). Sajikan secara berimbang." </text:span></text:p>
                          </text:list-item>
                        </text:list>
                      </text:list-item>
                    </text:list>
                  </text:list-item>
                </text:list>
              </text:list-item>
              <text:list-item>
                <text:p text:style-name="P9"><text:span text:style-name="Strong_20_Emphasis"><text:span text:style-name="T1">Subbab 4.2: Energi dari Lautan: Memanfaatkan Ombak dan Pasang Surut</text:span></text:span></text:p>
                <text:list>
                  <text:list-item>
                    <text:p text:style-name="P125"><text:span text:style-name="Strong_20_Emphasis"><text:span text:style-name="T1">Prompt:</text:span></text:span><text:span text:style-name="T1"> "Buatkan penjelasan </text:span><text:span text:style-name="Strong_20_Emphasis"><text:span text:style-name="T1">mendetail namun mudah dicerna</text:span></text:span><text:span text:style-name="T1"> (sekitar 4-5 paragraf) tentang teknologi energi laut yang lebih baru: energi ombak (wave energy) dan energi pasang surut (tidal energy). Targetnya remaja. </text:span></text:p>
                    <text:list>
                      <text:list-item>
                        <text:p text:style-name="P125"><text:span text:style-name="Strong_20_Emphasis"><text:span text:style-name="T1">Breakdown:</text:span></text:span><text:span text:style-name="T1"> </text:span></text:p>
                        <text:list>
                          <text:list-item>
                            <text:p text:style-name="P125"><text:span text:style-name="Strong_20_Emphasis"><text:span text:style-name="T1">Energi Ombak (Wave Energy):</text:span></text:span><text:span text:style-name="T1"> Jelaskan bahwa </text:span><text:span text:style-name="Strong_20_Emphasis"><text:span text:style-name="T1">gerakan naik-turun atau maju-mundur ombak</text:span></text:span><text:span text:style-name="T1"> mengandung energi kinetik. Gambarkan </text:span><text:span text:style-name="Strong_20_Emphasis"><text:span text:style-name="T1">berbagai jenis teknologi</text:span></text:span><text:span text:style-name="T1"> yang sedang dikembangkan untuk menangkap energi ini (misal: pelampung yang bergerak naik-turun memompa fluida, struktur seperti 'ular' yang meliuk mengikuti ombak, kolom air berosilasi/OWC yang memanfaatkan tekanan udara dari ombak). Gunakan </text:span><text:span text:style-name="Strong_20_Emphasis"><text:span text:style-name="T1">visualisasi atau analogi</text:span></text:span><text:span text:style-name="T1"> sederhana. Sebutkan bahwa ini masih banyak dalam tahap </text:span><text:span text:style-name="Strong_20_Emphasis"><text:span text:style-name="T1">eksperimen dan prototipe</text:span></text:span><text:span text:style-name="T1">. </text:span></text:p>
                          </text:list-item>
                          <text:list-item>
                            <text:p text:style-name="P125"><text:span text:style-name="Strong_20_Emphasis"><text:span text:style-name="T1">Energi Pasang Surut (Tidal Energy):</text:span></text:span><text:span text:style-name="T1"> Jelaskan bahwa energi ini berasal dari </text:span><text:span text:style-name="Strong_20_Emphasis"><text:span text:style-name="T1">pergerakan massa air laut akibat gravitasi bulan dan matahari (pasang dan surut)</text:span></text:span><text:span text:style-name="T1">. Jelaskan </text:span><text:span text:style-name="Strong_20_Emphasis"><text:span text:style-name="T1">dua cara utama</text:span></text:span><text:span text:style-name="T1"> memanfaatkannya: </text:span></text:p>
                            <text:list>
                              <text:list-item>
                                <text:p text:style-name="P125"><text:soft-page-break/><text:span text:style-name="Strong_20_Emphasis"><text:span text:style-name="T1">Tidal Barrage (Bendungan Pasang Surut):</text:span></text:span><text:span text:style-name="T1"> Mirip PLTA, tapi membendung muara sungai atau teluk untuk memanfaatkan perbedaan ketinggian air saat pasang dan surut. Sebutkan contoh yang sudah beroperasi (misal: La Rance di Prancis, Sihwa Lake di Korea Selatan). </text:span></text:p>
                              </text:list-item>
                              <text:list-item>
                                <text:p text:style-name="P125"><text:span text:style-name="Strong_20_Emphasis"><text:span text:style-name="T1">Tidal Stream Turbines (Turbin Arus Pasang Surut):</text:span></text:span><text:span text:style-name="T1"> Seperti 'kincir angin bawah laut' yang dipasang di area dengan arus pasang surut kuat untuk menangkap energi kinetik aliran air (misal: Selat Larantuka disebut punya potensi besar). </text:span></text:p>
                              </text:list-item>
                            </text:list>
                          </text:list-item>
                          <text:list-item>
                            <text:p text:style-name="P125"><text:span text:style-name="Strong_20_Emphasis"><text:span text:style-name="T1">Potensi Besar Indonesia:</text:span></text:span><text:span text:style-name="T1"> Tekankan bahwa sebagai </text:span><text:span text:style-name="Strong_20_Emphasis"><text:span text:style-name="T1">negara maritim dengan garis pantai sangat panjang dan banyak selat</text:span></text:span><text:span text:style-name="T1">, Indonesia punya </text:span><text:span text:style-name="Strong_20_Emphasis"><text:span text:style-name="T1">potensi energi ombak dan pasang surut yang sangat besar</text:span></text:span><text:span text:style-name="T1">, meskipun teknologinya masih perlu dikembangkan dan disesuaikan." </text:span></text:p>
                          </text:list-item>
                        </text:list>
                      </text:list-item>
                    </text:list>
                  </text:list-item>
                </text:list>
              </text:list-item>
              <text:list-item>
                <text:p text:style-name="P9"><text:span text:style-name="Strong_20_Emphasis"><text:span text:style-name="T1">Subbab 4.3: Potensi dan Kendala Energi Air</text:span></text:span></text:p>
                <text:list>
                  <text:list-item>
                    <text:p text:style-name="P125"><text:span text:style-name="Strong_20_Emphasis"><text:span text:style-name="T1">Prompt:</text:span></text:span><text:span text:style-name="T1"> "Sajikan analisis yang </text:span><text:span text:style-name="Strong_20_Emphasis"><text:span text:style-name="T1">berimbang dan mendalam</text:span></text:span><text:span text:style-name="T1"> (sekitar 3-4 paragraf) mengenai potensi keseluruhan energi air (hidro, ombak, pasang surut) serta kendala utamanya. </text:span></text:p>
                    <text:list>
                      <text:list-item>
                        <text:p text:style-name="P125"><text:span text:style-name="Strong_20_Emphasis"><text:span text:style-name="T1">Breakdown:</text:span></text:span><text:span text:style-name="T1"> </text:span></text:p>
                        <text:list>
                          <text:list-item>
                            <text:p text:style-name="P125"><text:span text:style-name="Strong_20_Emphasis"><text:span text:style-name="T1">Potensi Gabungan:</text:span></text:span><text:span text:style-name="T1"> Rangkum </text:span><text:span text:style-name="Strong_20_Emphasis"><text:span text:style-name="T1">potensi besar energi air secara keseluruhan</text:span></text:span><text:span text:style-name="T1"> sebagai sumber energi bersih dan terbarukan. Tekankan </text:span><text:span text:style-name="Strong_20_Emphasis"><text:span text:style-name="T1">keandalan PLTA</text:span></text:span><text:span text:style-name="T1"> sebagai tulang punggung di banyak negara dan </text:span><text:span text:style-name="Strong_20_Emphasis"><text:span text:style-name="T1">potensi masa depan energi laut</text:span></text:span><text:span text:style-name="T1"> yang belum banyak tergarap di Indonesia. </text:span></text:p>
                          </text:list-item>
                          <text:list-item>
                            <text:p text:style-name="P125"><text:span text:style-name="Strong_20_Emphasis"><text:span text:style-name="T1">Kendala PLTA:</text:span></text:span><text:span text:style-name="T1"> Jelaskan kembali </text:span><text:span text:style-name="Strong_20_Emphasis"><text:span text:style-name="T1">kendala utama PLTA</text:span></text:span><text:span text:style-name="T1">: </text:span><text:span text:style-name="Strong_20_Emphasis"><text:span text:style-name="T1">dampak lingkungan dan sosial pembangunan bendungan besar, ketergantungan pada lokasi geografis tertentu (sungai besar), dan isu sedimentasi</text:span></text:span><text:span text:style-name="T1"> yang bisa mengurangi umur waduk. </text:span></text:p>
                          </text:list-item>
                          <text:list-item>
                            <text:p text:style-name="P125"><text:soft-page-break/><text:span text:style-name="Strong_20_Emphasis"><text:span text:style-name="T1">Kendala Energi Laut (Ombak &amp; Pasang Surut):</text:span></text:span><text:span text:style-name="T1"> Jelaskan </text:span><text:span text:style-name="Strong_20_Emphasis"><text:span text:style-name="T1">tantangan utama energi laut</text:span></text:span><text:span text:style-name="T1">: </text:span><text:span text:style-name="Strong_20_Emphasis"><text:span text:style-name="T1">teknologi masih dalam tahap pengembangan (belum matang), biaya instalasi dan perawatan tinggi (lingkungan laut korosif dan keras), dampak pada ekosistem laut dan navigasi yang perlu dikaji, serta intermitensi (ombak tidak selalu besar, arus pasang surut bervariasi)</text:span></text:span><text:span text:style-name="T1">. </text:span></text:p>
                          </text:list-item>
                          <text:list-item>
                            <text:p text:style-name="P125"><text:span text:style-name="Strong_20_Emphasis"><text:span text:style-name="T1">Isu Kesinambungan:</text:span></text:span><text:span text:style-name="T1"> Singgung pentingnya </text:span><text:span text:style-name="Strong_20_Emphasis"><text:span text:style-name="T1">perencanaan dan pembangunan yang berkelanjutan</text:span></text:span><text:span text:style-name="T1"> untuk semua jenis energi air, agar manfaatnya maksimal dan dampak negatifnya minimal." </text:span></text:p>
                          </text:list-item>
                        </text:list>
                      </text:list-item>
                    </text:list>
                  </text:list-item>
                </text:list>
              </text:list-item>
              <text:list-item>
                <text:p text:style-name="P9"><text:span text:style-name="Strong_20_Emphasis"><text:span text:style-name="T1">Subbab 4.4: Masa Depan Biru: Inovasi Energi Laut</text:span></text:span></text:p>
                <text:list>
                  <text:list-item>
                    <text:p text:style-name="P125"><text:span text:style-name="Strong_20_Emphasis"><text:span text:style-name="T1">Prompt:</text:span></text:span><text:span text:style-name="T1"> "Berikan gambaran </text:span><text:span text:style-name="Strong_20_Emphasis"><text:span text:style-name="T1">optimistis dan inovatif</text:span></text:span><text:span text:style-name="T1"> (sekitar 3-4 paragraf) tentang masa depan teknologi energi air, khususnya energi laut. </text:span></text:p>
                    <text:list>
                      <text:list-item>
                        <text:p text:style-name="P125"><text:span text:style-name="Strong_20_Emphasis"><text:span text:style-name="T1">Breakdown:</text:span></text:span><text:span text:style-name="T1"> </text:span></text:p>
                        <text:list>
                          <text:list-item>
                            <text:p text:style-name="P125"><text:span text:style-name="Strong_20_Emphasis"><text:span text:style-name="T1">Inovasi PLTA:</text:span></text:span><text:span text:style-name="T1"> Sebutkan upaya untuk membuat PLTA </text:span><text:span text:style-name="Strong_20_Emphasis"><text:span text:style-name="T1">lebih ramah lingkungan</text:span></text:span><text:span text:style-name="T1"> (misal: desain 'run-of-river' yang tidak butuh bendungan besar, turbin yang lebih aman untuk ikan) dan </text:span><text:span text:style-name="Strong_20_Emphasis"><text:span text:style-name="T1">optimalisasi PLTA yang sudah ada</text:span></text:span><text:span text:style-name="T1">. Singgung potensi </text:span><text:span text:style-name="Strong_20_Emphasis"><text:span text:style-name="T1">mikrohidro/piko hidro</text:span></text:span><text:span text:style-name="T1"> untuk elektrifikasi desa terpencil di Indonesia. </text:span></text:p>
                          </text:list-item>
                          <text:list-item>
                            <text:p text:style-name="P125"><text:span text:style-name="Strong_20_Emphasis"><text:span text:style-name="T1">Pengembangan Energi Ombak &amp; Pasang Surut:</text:span></text:span><text:span text:style-name="T1"> Ceritakan tentang </text:span><text:span text:style-name="Strong_20_Emphasis"><text:span text:style-name="T1">riset dan pengembangan</text:span></text:span><text:span text:style-name="T1"> yang terus berjalan untuk membuat teknologi energi ombak dan pasang surut </text:span><text:span text:style-name="Strong_20_Emphasis"><text:span text:style-name="T1">lebih efisien, lebih murah, dan lebih andal</text:span></text:span><text:span text:style-name="T1">. Sebutkan material baru, desain turbin yang lebih baik, atau sistem kontrol yang lebih pintar (mungkin pakai AI?). Singgung adanya </text:span><text:span text:style-name="Emphasis"><text:span text:style-name="T1">pilot project</text:span></text:span><text:span text:style-name="T1"> atau rencana pengembangan di Indonesia jika ada info terbaru. </text:span></text:p>
                          </text:list-item>
                          <text:list-item>
                            <text:p text:style-name="P125"><text:span text:style-name="Strong_20_Emphasis"><text:span text:style-name="T1">Kombinasi dengan Teknologi Lain:</text:span></text:span><text:span text:style-name="T1"> Gambarkan potensi </text:span><text:span text:style-name="Strong_20_Emphasis"><text:span text:style-name="T1">menggabungkan pembangkit energi laut </text:span></text:span><text:soft-page-break/><text:span text:style-name="Strong_20_Emphasis"><text:span text:style-name="T1">dengan infrastruktur lain</text:span></text:span><text:span text:style-name="T1"> (misal: ladang angin lepas pantai, budidaya laut/akuakultur) untuk efisiensi ruang dan biaya. </text:span></text:p>
                          </text:list-item>
                          <text:list-item>
                            <text:p text:style-name="P9"><text:span text:style-name="Strong_20_Emphasis"><text:span text:style-name="T1">Visi untuk Indonesia:</text:span></text:span><text:span text:style-name="T1"> Tutup dengan visi </text:span><text:span text:style-name="Strong_20_Emphasis"><text:span text:style-name="T1">Indonesia sebagai 'poros maritim energi'</text:span></text:span><text:span text:style-name="T1"> di masa depan, memanfaatkan potensi energi lautnya yang melimpah untuk mencapai kemandirian energi dan mendukung ekonomi biru yang berkelanjutan. Ajak pembaca remaja untuk </text:span><text:span text:style-name="Strong_20_Emphasis"><text:span text:style-name="T1">tertarik pada bidang ini</text:span></text:span><text:span text:style-name="T1"> sebagai potensi studi atau karir masa depan." </text:span></text:p>
                          </text:list-item>
                        </text:list>
                      </text:list-item>
                    </text:list>
                  </text:list-item>
                </text:list>
              </text:list-item>
            </text:list>
            <text:p text:style-name="P239"/>
          </text:section>
          <text:section text:style-name="Sect1" text:name="feedback-form-8">
            <text:p text:style-name="P218"/>
          </text:section>
        </text:section>
        <text:section text:style-name="Sect1" text:name="ac73193ce16825ee">
          <text:p text:style-name="P104"/>
          <text:section text:style-name="Sect1" text:name="user-query-content-9">
            <text:p text:style-name="P237">Pada Bab 5 Tambahkan prompt pada awal bab untuk mendapatkan pengantar , pada tiap subbab/sub-subab untuk mendapatkan isi dengan pembahasan mendalam </text:p>
          </text:section>
          <text:p text:style-name="P218">Tampilkan alur berpikir</text:p>
          <text:section text:style-name="Sect2" text:name="model-response-message-contentr_ac73193ce16825ee">
            <text:p text:style-name="P218"/>
          </text:section>
          <text:section text:style-name="Sect1" text:name="feedback-form-9">
            <text:p text:style-name="P218"/>
          </text:section>
        </text:section>
        <text:section text:style-name="Sect1" text:name="e41a5bbc13a51073">
          <text:p text:style-name="P104"/>
          <text:section text:style-name="Sect1" text:name="user-query-content-10">
            <text:p text:style-name="P237">present it </text:p>
          </text:section>
          <text:p text:style-name="P218">Tampilkan alur berpikir</text:p>
          <text:section text:style-name="Sect2" text:name="model-response-message-contentr_e41a5bbc13a51073">
            <text:p text:style-name="Text_20_body"><text:span text:style-name="T1">Baik, berikut adalah kumpulan </text:span><text:span text:style-name="Emphasis"><text:span text:style-name="T1">prompt</text:span></text:span><text:span text:style-name="T1"> untuk Bab 5: "Panas dari Perut Bumi: Energi Geotermal", yang dirancang untuk menghasilkan pengantar bab dan pembahasan mendalam untuk setiap subbab, dengan gaya bahasa yang cocok untuk remaja Indonesia (sesuai konteks saat ini, April 2025):</text:span></text:p>
            <text:p text:style-name="P239"/>
            <text:p text:style-name="Text_20_body"><text:span text:style-name="Strong_20_Emphasis"><text:span text:style-name="T1">Prompt untuk Pengantar Bab 5:</text:span></text:span></text:p>
            <text:p text:style-name="Text_20_body"><text:span text:style-name="T1">"Tuliskan pengantar yang </text:span><text:span text:style-name="Strong_20_Emphasis"><text:span text:style-name="T1">membangkitkan rasa ingin tahu</text:span></text:span><text:span text:style-name="T1"> (sekitar 2 paragraf) untuk Bab 5: 'Panas dari Perut Bumi: Energi Geotermal'. Mulailah dengan mengajak pembaca membayangkan </text:span><text:span text:style-name="Strong_20_Emphasis"><text:span text:style-name="T1">apa yang ada jauh di bawah kaki kita</text:span></text:span><text:span text:style-name="T1">: inti bumi yang super panas, seperti tungku raksasa. Kaitkan panas </text:span><text:soft-page-break/><text:span text:style-name="T1">ini dengan fenomena alam yang </text:span><text:span text:style-name="Strong_20_Emphasis"><text:span text:style-name="T1">akrab di Indonesia</text:span></text:span><text:span text:style-name="T1">: gunung berapi, kawah, dan sumber air panas. Perkenalkan </text:span><text:span text:style-name="Strong_20_Emphasis"><text:span text:style-name="T1">energi geotermal</text:span></text:span><text:span text:style-name="T1"> sebagai cara cerdas untuk </text:span><text:span text:style-name="Strong_20_Emphasis"><text:span text:style-name="T1">'memanen' panas bumi</text:span></text:span><text:span text:style-name="T1"> ini dan mengubahnya menjadi listrik. Tekankan bahwa karena </text:span><text:span text:style-name="Strong_20_Emphasis"><text:span text:style-name="T1">Indonesia terletak di Cincin Api Pasifik (Ring of Fire)</text:span></text:span><text:span text:style-name="T1">, negara kita punya </text:span><text:span text:style-name="Strong_20_Emphasis"><text:span text:style-name="T1">harta karun energi geotermal</text:span></text:span><text:span text:style-name="T1"> yang luar biasa besar dan penting untuk dijelajahi di bab ini."</text:span></text:p>
            <text:p text:style-name="P239"/>
            <text:p text:style-name="Text_20_body"><text:span text:style-name="Strong_20_Emphasis"><text:span text:style-name="T1">Prompt untuk Isi Subbab (Pembahasan Mendalam):</text:span></text:span></text:p>
            <text:list xml:id="list7625670744163066182" text:style-name="L14">
              <text:list-item>
                <text:p text:style-name="P10"><text:span text:style-name="Strong_20_Emphasis"><text:span text:style-name="T1">Subbab 5.1: Inti Bumi yang Membara: Sumber Panas Tak Habis</text:span></text:span></text:p>
                <text:list>
                  <text:list-item>
                    <text:p text:style-name="P126"><text:span text:style-name="Strong_20_Emphasis"><text:span text:style-name="T1">Prompt:</text:span></text:span><text:span text:style-name="T1"> "Jelaskan secara </text:span><text:span text:style-name="Strong_20_Emphasis"><text:span text:style-name="T1">detail tapi mudah dipahami</text:span></text:span><text:span text:style-name="T1"> (sekitar 2-3 paragraf) mengenai sumber panas bumi di subbab 'Inti Bumi yang Membara'. </text:span></text:p>
                    <text:list>
                      <text:list-item>
                        <text:p text:style-name="P126"><text:span text:style-name="Strong_20_Emphasis"><text:span text:style-name="T1">Breakdown:</text:span></text:span><text:span text:style-name="T1"> </text:span></text:p>
                        <text:list>
                          <text:list-item>
                            <text:p text:style-name="P126"><text:span text:style-name="Strong_20_Emphasis"><text:span text:style-name="T1">Sumber Panas:</text:span></text:span><text:span text:style-name="T1"> Jelaskan bahwa panas bumi berasal dari </text:span><text:span text:style-name="Strong_20_Emphasis"><text:span text:style-name="T1">dua sumber utama</text:span></text:span><text:span text:style-name="T1">: panas sisa dari pembentukan planet miliaran tahun lalu dan panas dari </text:span><text:span text:style-name="Strong_20_Emphasis"><text:span text:style-name="T1">peluruhan unsur radioaktif alami</text:span></text:span><text:span text:style-name="T1"> di dalam mantel dan inti Bumi. Tekankan bahwa ini adalah sumber panas yang </text:span><text:span text:style-name="Strong_20_Emphasis"><text:span text:style-name="T1">terus-menerus ada (renewable dalam skala waktu manusia)</text:span></text:span><text:span text:style-name="T1">. </text:span></text:p>
                          </text:list-item>
                          <text:list-item>
                            <text:p text:style-name="P126"><text:span text:style-name="Strong_20_Emphasis"><text:span text:style-name="T1">Bagaimana Panas Mencapai Permukaan:</text:span></text:span><text:span text:style-name="T1"> Jelaskan bagaimana panas ini </text:span><text:span text:style-name="Strong_20_Emphasis"><text:span text:style-name="T1">merambat naik</text:span></text:span><text:span text:style-name="T1"> melalui batuan (konduksi) dan pergerakan magma (konveksi). Di daerah tertentu (seperti zona vulkanik/pertemuan lempeng tektonik, yang </text:span><text:span text:style-name="Strong_20_Emphasis"><text:span text:style-name="T1">banyak di Indonesia</text:span></text:span><text:span text:style-name="T1">), panas ini </text:span><text:span text:style-name="Strong_20_Emphasis"><text:span text:style-name="T1">lebih dekat ke permukaan</text:span></text:span><text:span text:style-name="T1"> dan memanaskan air tanah, menciptakan </text:span><text:span text:style-name="Strong_20_Emphasis"><text:span text:style-name="T1">reservoir geotermal</text:span></text:span><text:span text:style-name="T1"> (kantong air atau uap panas di bawah tanah). </text:span></text:p>
                          </text:list-item>
                          <text:list-item>
                            <text:p text:style-name="P126"><text:span text:style-name="Strong_20_Emphasis"><text:span text:style-name="T1">Manifestasi di Permukaan:</text:span></text:span><text:span text:style-name="T1"> Sebutkan </text:span><text:span text:style-name="Strong_20_Emphasis"><text:span text:style-name="T1">tanda-tanda adanya potensi geotermal</text:span></text:span><text:span text:style-name="T1"> yang bisa dilihat di permukaan: </text:span><text:span text:style-name="Strong_20_Emphasis"><text:span text:style-name="T1">gunung berapi aktif/istirahat, fumarol (celah yang mengeluarkan uap), solfatara (celah yang mengeluarkan gas belerang), geyser, dan mata air panas</text:span></text:span><text:span text:style-name="T1"> – berikan </text:span><text:soft-page-break/><text:span text:style-name="T1">contoh-contoh </text:span><text:span text:style-name="Strong_20_Emphasis"><text:span text:style-name="T1">terkenal di Indonesia</text:span></text:span><text:span text:style-name="T1">!" </text:span></text:p>
                          </text:list-item>
                        </text:list>
                      </text:list-item>
                    </text:list>
                  </text:list-item>
                </text:list>
              </text:list-item>
              <text:list-item>
                <text:p text:style-name="P10"><text:span text:style-name="Strong_20_Emphasis"><text:span text:style-name="T1">Subbab 5.2: Mengambil Panas Bumi: Cara Kerja Pembangkit Listrik Geotermal (PLTP)</text:span></text:span></text:p>
                <text:list>
                  <text:list-item>
                    <text:p text:style-name="P126"><text:span text:style-name="Strong_20_Emphasis"><text:span text:style-name="T1">Prompt:</text:span></text:span><text:span text:style-name="T1"> "Buatkan penjelasan </text:span><text:span text:style-name="Strong_20_Emphasis"><text:span text:style-name="T1">rinci dan visual</text:span></text:span><text:span text:style-name="T1"> (sekitar 4-5 paragraf) tentang cara kerja Pembangkit Listrik Tenaga Panas Bumi (PLTP). Gunakan </text:span><text:span text:style-name="Strong_20_Emphasis"><text:span text:style-name="T1">analogi dan contoh nyata</text:span></text:span><text:span text:style-name="T1"> dari Indonesia. </text:span></text:p>
                    <text:list>
                      <text:list-item>
                        <text:p text:style-name="P126"><text:span text:style-name="Strong_20_Emphasis"><text:span text:style-name="T1">Breakdown:</text:span></text:span><text:span text:style-name="T1"> </text:span></text:p>
                        <text:list>
                          <text:list-item>
                            <text:p text:style-name="P126"><text:span text:style-name="Strong_20_Emphasis"><text:span text:style-name="T1">Eksplorasi &amp; Pengeboran:</text:span></text:span><text:span text:style-name="T1"> Jelaskan bahwa langkah pertama adalah </text:span><text:span text:style-name="Strong_20_Emphasis"><text:span text:style-name="T1">mencari lokasi reservoir geotermal</text:span></text:span><text:span text:style-name="T1"> (seperti mencari minyak tapi yang dicari panas). Kemudian dilakukan </text:span><text:span text:style-name="Strong_20_Emphasis"><text:span text:style-name="T1">pengeboran sumur produksi</text:span></text:span><text:span text:style-name="T1"> yang sangat dalam (bisa berkilo-kilometer) untuk mencapai kantong uap atau air panas bertekanan tinggi. </text:span></text:p>
                          </text:list-item>
                          <text:list-item>
                            <text:p text:style-name="P126"><text:span text:style-name="Strong_20_Emphasis"><text:span text:style-name="T1">Jenis-Jenis PLTP:</text:span></text:span><text:span text:style-name="T1"> Jelaskan </text:span><text:span text:style-name="Strong_20_Emphasis"><text:span text:style-name="T1">tiga tipe utama PLTP</text:span></text:span><text:span text:style-name="T1"> dengan bahasa sederhana: </text:span></text:p>
                            <text:list>
                              <text:list-item>
                                <text:p text:style-name="P126"><text:span text:style-name="Strong_20_Emphasis"><text:span text:style-name="T1">Dry Steam (Uap Kering):</text:span></text:span><text:span text:style-name="T1"> Paling simpel. Uap panas langsung dari sumur digunakan untuk memutar turbin. Cocok jika sumbernya berupa uap murni. (Contoh: </text:span><text:span text:style-name="Strong_20_Emphasis"><text:span text:style-name="T1">Kamojang Unit 1-3</text:span></text:span><text:span text:style-name="T1">). </text:span></text:p>
                              </text:list-item>
                              <text:list-item>
                                <text:p text:style-name="P126"><text:span text:style-name="Strong_20_Emphasis"><text:span text:style-name="T1">Flash Steam (Uap Kilat):</text:span></text:span><text:span text:style-name="T1"> Paling umum di Indonesia. Air panas bertekanan tinggi dari sumur 'diflash' (diubah cepat) menjadi uap dengan menurunkan tekanannya. Uap ini lalu memutar turbin. Air sisanya bisa diflash lagi atau diinjeksikan kembali. (Contoh: </text:span><text:span text:style-name="Strong_20_Emphasis"><text:span text:style-name="T1">sebagian besar PLTP di Indonesia seperti Darajat, Wayang Windu, Gunung Salak</text:span></text:span><text:span text:style-name="T1">). </text:span></text:p>
                              </text:list-item>
                              <text:list-item>
                                <text:p text:style-name="P126"><text:span text:style-name="Strong_20_Emphasis"><text:span text:style-name="T1">Binary Cycle (Siklus Biner):</text:span></text:span><text:span text:style-name="T1"> Paling canggih &amp; efisien untuk suhu lebih rendah. Air panas bumi digunakan untuk memanaskan </text:span><text:span text:style-name="Strong_20_Emphasis"><text:span text:style-name="T1">cairan kerja sekunder</text:span></text:span><text:span text:style-name="T1"> (dengan titik didih lebih rendah) melalui penukar panas. Uap dari cairan sekunder inilah yang memutar turbin. </text:span><text:soft-page-break/><text:span text:style-name="T1">Air panas buminya tidak pernah menyentuh turbin dan langsung diinjeksikan kembali. (Contoh: </text:span><text:span text:style-name="Strong_20_Emphasis"><text:span text:style-name="T1">Sarulla, beberapa unit baru lainnya</text:span></text:span><text:span text:style-name="T1">). </text:span></text:p>
                              </text:list-item>
                            </text:list>
                          </text:list-item>
                          <text:list-item>
                            <text:p text:style-name="P126"><text:span text:style-name="Strong_20_Emphasis"><text:span text:style-name="T1">Injeksi Kembali:</text:span></text:span><text:span text:style-name="T1"> Jelaskan pentingnya </text:span><text:span text:style-name="Strong_20_Emphasis"><text:span text:style-name="T1">menginjeksikan kembali air sisa</text:span></text:span><text:span text:style-name="T1"> ke dalam reservoir untuk menjaga tekanan dan keberlanjutan sumber panas bumi tersebut. </text:span></text:p>
                          </text:list-item>
                          <text:list-item>
                            <text:p text:style-name="P126"><text:span text:style-name="Strong_20_Emphasis"><text:span text:style-name="T1">Contoh PLTP Indonesia:</text:span></text:span><text:span text:style-name="T1"> Sebutkan lagi beberapa </text:span><text:span text:style-name="Strong_20_Emphasis"><text:span text:style-name="T1">lokasi PLTP besar dan penting di Indonesia</text:span></text:span><text:span text:style-name="T1"> (Kamojang, Darajat, Wayang Windu, Gunung Salak, Sarulla, Dieng, Lahendong, Ulubelu, dll.) dan tunjukkan bahwa Indonesia adalah </text:span><text:span text:style-name="Strong_20_Emphasis"><text:span text:style-name="T1">pemain utama</text:span></text:span><text:span text:style-name="T1"> dalam energi geotermal dunia." </text:span></text:p>
                          </text:list-item>
                        </text:list>
                      </text:list-item>
                    </text:list>
                  </text:list-item>
                </text:list>
              </text:list-item>
              <text:list-item>
                <text:p text:style-name="P10"><text:span text:style-name="Strong_20_Emphasis"><text:span text:style-name="T1">Subbab 5.3: Keunggulan dan Kelemahan Energi Panas Bumi</text:span></text:span></text:p>
                <text:list>
                  <text:list-item>
                    <text:p text:style-name="P126"><text:span text:style-name="Strong_20_Emphasis"><text:span text:style-name="T1">Prompt:</text:span></text:span><text:span text:style-name="T1"> "Sajikan analisis </text:span><text:span text:style-name="Strong_20_Emphasis"><text:span text:style-name="T1">mendalam dan berimbang</text:span></text:span><text:span text:style-name="T1"> (sekitar 4-5 paragraf) mengenai plus minus energi geotermal, dengan konteks Indonesia. </text:span></text:p>
                    <text:list>
                      <text:list-item>
                        <text:p text:style-name="P126"><text:span text:style-name="Strong_20_Emphasis"><text:span text:style-name="T1">Breakdown:</text:span></text:span><text:span text:style-name="T1"> </text:span></text:p>
                        <text:list>
                          <text:list-item>
                            <text:p text:style-name="P126"><text:span text:style-name="Strong_20_Emphasis"><text:span text:style-name="T1">Keunggulan (Plus):</text:span></text:span><text:span text:style-name="T1"> </text:span></text:p>
                            <text:list>
                              <text:list-item>
                                <text:p text:style-name="P126"><text:span text:style-name="Strong_20_Emphasis"><text:span text:style-name="T1">Bersih &amp; Ramah Lingkungan:</text:span></text:span><text:span text:style-name="T1"> Emisi gas rumah kacanya </text:span><text:span text:style-name="Strong_20_Emphasis"><text:span text:style-name="T1">sangat rendah</text:span></text:span><text:span text:style-name="T1"> dibandingkan fosil (terutama Binary Cycle). Tidak ada polusi udara signifikan. </text:span></text:p>
                              </text:list-item>
                              <text:list-item>
                                <text:p text:style-name="P126"><text:span text:style-name="Strong_20_Emphasis"><text:span text:style-name="T1">Stabil &amp; Andal (Baseload):</text:span></text:span><text:span text:style-name="T1"> Bisa beroperasi </text:span><text:span text:style-name="Strong_20_Emphasis"><text:span text:style-name="T1">24 jam sehari, 7 hari seminggu</text:span></text:span><text:span text:style-name="T1">, tidak tergantung cuaca seperti surya atau angin. Ini sangat penting untuk kestabilan jaringan listrik. </text:span></text:p>
                              </text:list-item>
                              <text:list-item>
                                <text:p text:style-name="P126"><text:span text:style-name="Strong_20_Emphasis"><text:span text:style-name="T1">Jejak Lahan Relatif Kecil:</text:span></text:span><text:span text:style-name="T1"> Dibandingkan PLTS atau ladang angin dengan kapasitas sama, PLTP butuh lahan permukaan yang </text:span><text:span text:style-name="Strong_20_Emphasis"><text:span text:style-name="T1">lebih kecil</text:span></text:span><text:span text:style-name="T1">. </text:span></text:p>
                              </text:list-item>
                              <text:list-item>
                                <text:p text:style-name="P126"><text:span text:style-name="Strong_20_Emphasis"><text:span text:style-name="T1">Potensi Raksasa Indonesia:</text:span></text:span><text:span text:style-name="T1"> Ulangi lagi bahwa </text:span><text:span text:style-name="Strong_20_Emphasis"><text:span text:style-name="T1">potensi geotermal Indonesia sangat besar</text:span></text:span><text:span text:style-name="T1"> (diperkirakan nomor 1 atau 2 </text:span><text:soft-page-break/><text:span text:style-name="T1">di dunia), dan baru sebagian kecil yang termanfaatkan hingga April 2025 ini. </text:span></text:p>
                              </text:list-item>
                            </text:list>
                          </text:list-item>
                          <text:list-item>
                            <text:p text:style-name="P126"><text:span text:style-name="Strong_20_Emphasis"><text:span text:style-name="T1">Kelemahan (Minus):</text:span></text:span><text:span text:style-name="T1"> </text:span></text:p>
                            <text:list>
                              <text:list-item>
                                <text:p text:style-name="P126"><text:span text:style-name="Strong_20_Emphasis"><text:span text:style-name="T1">Lokasi Spesifik:</text:span></text:span><text:span text:style-name="T1"> Hanya bisa dibangun di </text:span><text:span text:style-name="Strong_20_Emphasis"><text:span text:style-name="T1">daerah dengan potensi geotermal tinggi</text:span></text:span><text:span text:style-name="T1"> (dekat aktivitas vulkanik/tektonik). Tidak semua tempat punya. </text:span></text:p>
                              </text:list-item>
                              <text:list-item>
                                <text:p text:style-name="P126"><text:span text:style-name="Strong_20_Emphasis"><text:span text:style-name="T1">Biaya Awal Tinggi:</text:span></text:span><text:span text:style-name="T1"> Biaya </text:span><text:span text:style-name="Strong_20_Emphasis"><text:span text:style-name="T1">eksplorasi dan pengeboran sumur sangat mahal</text:span></text:span><text:span text:style-name="T1"> dan berisiko (belum tentu berhasil menemukan sumber yang ekonomis). Ini hambatan investasi utama. </text:span></text:p>
                              </text:list-item>
                              <text:list-item>
                                <text:p text:style-name="P126"><text:span text:style-name="Strong_20_Emphasis"><text:span text:style-name="T1">Potensi Gas Terlarut:</text:span></text:span><text:span text:style-name="T1"> Uap geotermal bisa mengandung gas seperti H2S (Hidrogen Sulfida, bau telur busuk) atau CO2 yang perlu dikelola agar tidak mencemari lingkungan (teknologi sudah ada untuk mengatasinya). </text:span></text:p>
                              </text:list-item>
                              <text:list-item>
                                <text:p text:style-name="P126"><text:span text:style-name="Strong_20_Emphasis"><text:span text:style-name="T1">Potensi Gempa Mikro (Induced Seismicity):</text:span></text:span><text:span text:style-name="T1"> Aktivitas pengeboran dan injeksi air kadang bisa memicu gempa bumi skala sangat kecil, perlu pemantauan ketat. </text:span></text:p>
                              </text:list-item>
                              <text:list-item>
                                <text:p text:style-name="P126"><text:span text:style-name="Strong_20_Emphasis"><text:span text:style-name="T1">Isu Sosial &amp; Lingkungan Lokal:</text:span></text:span><text:span text:style-name="T1"> Pembangunan PLTP seringkali bersinggungan dengan </text:span><text:span text:style-name="Strong_20_Emphasis"><text:span text:style-name="T1">kawasan hutan lindung, lahan pertanian, atau wilayah adat</text:span></text:span><text:span text:style-name="T1">, memerlukan pendekatan sosial dan lingkungan yang sangat hati-hati dan partisipatif." </text:span></text:p>
                              </text:list-item>
                            </text:list>
                          </text:list-item>
                        </text:list>
                      </text:list-item>
                    </text:list>
                  </text:list-item>
                </text:list>
              </text:list-item>
              <text:list-item>
                <text:p text:style-name="P10"><text:span text:style-name="Strong_20_Emphasis"><text:span text:style-name="T1">Subbab 5.4: Geotermal di Sekitar Kita: Pemanfaatan Skala Kecil</text:span></text:span></text:p>
                <text:list>
                  <text:list-item>
                    <text:p text:style-name="P126"><text:span text:style-name="Strong_20_Emphasis"><text:span text:style-name="T1">Prompt:</text:span></text:span><text:span text:style-name="T1"> "Jelaskan secara </text:span><text:span text:style-name="Strong_20_Emphasis"><text:span text:style-name="T1">menarik dan informatif</text:span></text:span><text:span text:style-name="T1"> (sekitar 3-4 paragraf) bahwa energi geotermal bukan hanya untuk listrik skala besar, tapi juga bisa dimanfaatkan secara langsung dalam skala lebih kecil. </text:span></text:p>
                    <text:list>
                      <text:list-item>
                        <text:p text:style-name="P126"><text:span text:style-name="Strong_20_Emphasis"><text:span text:style-name="T1">Breakdown:</text:span></text:span><text:span text:style-name="T1"> </text:span></text:p>
                        <text:list>
                          <text:list-item>
                            <text:p text:style-name="P126"><text:span text:style-name="Strong_20_Emphasis"><text:span text:style-name="T1">Pemanfaatan Langsung (Direct Use):</text:span></text:span><text:span text:style-name="T1"> Jelaskan </text:span><text:soft-page-break/><text:span text:style-name="T1">konsep menggunakan panas bumi </text:span><text:span text:style-name="Strong_20_Emphasis"><text:span text:style-name="T1">langsung</text:span></text:span><text:span text:style-name="T1"> tanpa diubah jadi listrik. </text:span></text:p>
                          </text:list-item>
                          <text:list-item>
                            <text:p text:style-name="P126"><text:span text:style-name="Strong_20_Emphasis"><text:span text:style-name="T1">Contoh Aplikasi di Indonesia:</text:span></text:span><text:span text:style-name="T1"> Berikan </text:span><text:span text:style-name="Strong_20_Emphasis"><text:span text:style-name="T1">contoh-contoh nyata</text:span></text:span><text:span text:style-name="T1"> pemanfaatan langsung yang relevan di Indonesia: </text:span></text:p>
                            <text:list>
                              <text:list-item>
                                <text:p text:style-name="P126"><text:span text:style-name="Strong_20_Emphasis"><text:span text:style-name="T1">Pemandian Air Panas &amp; Wisata:</text:span></text:span><text:span text:style-name="T1"> Ini yang paling populer (</text:span><text:span text:style-name="Strong_20_Emphasis"><text:span text:style-name="T1">Ciater, Cipanas Garut, Guci, Baturaden, dll.</text:span></text:span><text:span text:style-name="T1">). Jelaskan manfaat rekreasional dan potensi ekonomi wisatanya. </text:span></text:p>
                              </text:list-item>
                              <text:list-item>
                                <text:p text:style-name="P126"><text:span text:style-name="Strong_20_Emphasis"><text:span text:style-name="T1">Pertanian &amp; Akuakultur:</text:span></text:span><text:span text:style-name="T1"> Pengeringan hasil pertanian (kopi, teh, kopra), pemanasan rumah kaca (untuk bunga atau sayuran di daerah dingin seperti Dieng/Berastagi), atau memanaskan kolam ikan/udang. </text:span></text:p>
                              </text:list-item>
                              <text:list-item>
                                <text:p text:style-name="P126"><text:span text:style-name="Strong_20_Emphasis"><text:span text:style-name="T1">Industri Kecil:</text:span></text:span><text:span text:style-name="T1"> Beberapa industri kecil di sekitar area geotermal bisa memanfaatkan panas untuk proses produksinya. </text:span></text:p>
                              </text:list-item>
                            </text:list>
                          </text:list-item>
                          <text:list-item>
                            <text:p text:style-name="P126"><text:span text:style-name="Strong_20_Emphasis"><text:span text:style-name="T1">Pompa Panas Geotermal (Ground Source Heat Pump):</text:span></text:span><text:span text:style-name="T1"> Jelaskan secara singkat teknologi ini yang memanfaatkan </text:span><text:span text:style-name="Strong_20_Emphasis"><text:span text:style-name="T1">suhu tanah yang relatif stabil</text:span></text:span><text:span text:style-name="T1"> (bukan panas vulkanik) untuk pendinginan (AC) dan pemanasan air. Meskipun belum umum di Indonesia, sebutkan potensinya untuk </text:span><text:span text:style-name="Strong_20_Emphasis"><text:span text:style-name="T1">efisiensi energi di gedung/perumahan</text:span></text:span><text:span text:style-name="T1">. </text:span></text:p>
                          </text:list-item>
                          <text:list-item>
                            <text:p text:style-name="P10"><text:span text:style-name="Strong_20_Emphasis"><text:span text:style-name="T1">Potensi Pengembangan:</text:span></text:span><text:span text:style-name="T1"> Tekankan bahwa </text:span><text:span text:style-name="Strong_20_Emphasis"><text:span text:style-name="T1">pemanfaatan langsung geotermal</text:span></text:span><text:span text:style-name="T1"> ini juga punya potensi besar di Indonesia untuk </text:span><text:span text:style-name="Strong_20_Emphasis"><text:span text:style-name="T1">meningkatkan ekonomi lokal</text:span></text:span><text:span text:style-name="T1">, terutama di sektor </text:span><text:span text:style-name="Strong_20_Emphasis"><text:span text:style-name="T1">agrowisata, pariwisata kesehatan, dan industri kecil/menengah</text:span></text:span><text:span text:style-name="T1"> di sekitar wilayah potensi geotermal." </text:span></text:p>
                          </text:list-item>
                        </text:list>
                      </text:list-item>
                    </text:list>
                  </text:list-item>
                </text:list>
              </text:list-item>
            </text:list>
            <text:p text:style-name="P239"/>
          </text:section>
          <text:section text:style-name="Sect1" text:name="feedback-form-10">
            <text:p text:style-name="P218"/>
          </text:section>
        </text:section>
        <text:section text:style-name="Sect1" text:name="d77282920f52fdc5">
          <text:p text:style-name="P104"/>
          <text:section text:style-name="Sect1" text:name="user-query-content-11">
            <text:p text:style-name="P237">Pada Bab 6 Tambahkan prompt pada awal bab untuk mendapatkan pengantar <text:soft-page-break/>, pada tiap subbab/sub-subab untuk mendapatkan isi dengan pembahasan mendalam </text:p>
          </text:section>
          <text:p text:style-name="P218">Tampilkan alur berpikir</text:p>
          <text:section text:style-name="Sect2" text:name="model-response-message-contentr_d77282920f52fdc5">
            <text:p text:style-name="P218"/>
          </text:section>
          <text:section text:style-name="Sect1" text:name="feedback-form-11">
            <text:p text:style-name="P218"/>
          </text:section>
        </text:section>
        <text:section text:style-name="Sect1" text:name="0ae5871f8d22965d">
          <text:p text:style-name="P104"/>
          <text:section text:style-name="Sect1" text:name="user-query-content-12">
            <text:p text:style-name="P237">present it </text:p>
          </text:section>
          <text:p text:style-name="P218">Tampilkan alur berpikir</text:p>
          <text:section text:style-name="Sect2" text:name="model-response-message-contentr_0ae5871f8d22965d">
            <text:p text:style-name="Text_20_body"><text:span text:style-name="T1">Tentu, berikut adalah kumpulan </text:span><text:span text:style-name="Emphasis"><text:span text:style-name="T1">prompt</text:span></text:span><text:span text:style-name="T1"> untuk Bab 6: "Merajut Solusi: Teknologi dan Kebijakan Energi Masa Depan", yang dirancang untuk menghasilkan pengantar bab dan pembahasan mendalam untuk setiap subbab, dengan gaya bahasa yang sesuai untuk remaja Indonesia (sesuai konteks saat ini, April 2025):</text:span></text:p>
            <text:p text:style-name="P239"/>
            <text:p text:style-name="Text_20_body"><text:span text:style-name="Strong_20_Emphasis"><text:span text:style-name="T1">Prompt untuk Pengantar Bab 6:</text:span></text:span></text:p>
            <text:p text:style-name="Text_20_body"><text:span text:style-name="T1">"Tuliskan pengantar yang </text:span><text:span text:style-name="Strong_20_Emphasis"><text:span text:style-name="T1">merangkum dan membuka wawasan</text:span></text:span><text:span text:style-name="T1"> (sekitar 2 paragraf) untuk Bab 6: 'Merajut Solusi: Teknologi dan Kebijakan Energi Masa Depan'. Mulailah dengan </text:span><text:span text:style-name="Strong_20_Emphasis"><text:span text:style-name="T1">mengingatkan pembaca</text:span></text:span><text:span text:style-name="T1"> tentang berbagai sumber energi keren yang sudah dibahas (surya, angin, air, geotermal, fusi). Lalu, ajukan pertanyaan kunci: 'Apakah punya sumber energi hebat saja sudah cukup?' Bimbing pembaca untuk memahami bahwa </text:span><text:span text:style-name="Strong_20_Emphasis"><text:span text:style-name="T1">menggunakan energi-energi ini secara efektif dan menggantikan energi fosil</text:span></text:span><text:span text:style-name="T1"> butuh lebih dari sekadar panel surya atau turbin angin. Bab ini akan membahas </text:span><text:span text:style-name="Strong_20_Emphasis"><text:span text:style-name="T1">'lem perekat' dan 'otak'</text:span></text:span><text:span text:style-name="T1"> dari sistem energi masa depan: bagaimana mengkombinasikan berbagai sumber energi, membuat jaringan listrik lebih pintar, menyimpan energi saat berlebih, memanfaatkan kecerdasan buatan (AI), hingga pentingnya peran pemerintah dan kita semua. Ajak mereka melihat </text:span><text:span text:style-name="Strong_20_Emphasis"><text:span text:style-name="T1">gambaran besarnya</text:span></text:span><text:span text:style-name="T1"> bagaimana solusi energi ini bisa terwujud."</text:span></text:p>
            <text:p text:style-name="P239"/>
            <text:p text:style-name="Text_20_body"><text:span text:style-name="Strong_20_Emphasis"><text:span text:style-name="T1">Prompt untuk Isi Subbab (Pembahasan Mendalam):</text:span></text:span></text:p>
            <text:list xml:id="list5948843207394034704" text:style-name="L15">
              <text:list-item>
                <text:p text:style-name="P11"><text:span text:style-name="Strong_20_Emphasis"><text:span text:style-name="T1">Subbab 6.1: Energi Terbarukan Saja Tidak Cukup? Kombinasi Sumber Energi</text:span></text:span></text:p>
                <text:list>
                  <text:list-item>
                    <text:p text:style-name="P127"><text:span text:style-name="Strong_20_Emphasis"><text:span text:style-name="T1">Prompt:</text:span></text:span><text:span text:style-name="T1"> "Jelaskan secara </text:span><text:span text:style-name="Strong_20_Emphasis"><text:span text:style-name="T1">mendalam dan logis</text:span></text:span><text:span text:style-name="T1"> (sekitar 3-4 </text:span><text:soft-page-break/><text:span text:style-name="T1">paragraf) mengapa kita perlu </text:span><text:span text:style-name="Strong_20_Emphasis"><text:span text:style-name="T1">mengkombinasikan berbagai sumber energi terbarukan (dan mungkin fusi di masa depan)</text:span></text:span><text:span text:style-name="T1">, bukan hanya mengandalkan satu jenis saja. </text:span></text:p>
                    <text:list>
                      <text:list-item>
                        <text:p text:style-name="P127"><text:span text:style-name="Strong_20_Emphasis"><text:span text:style-name="T1">Breakdown:</text:span></text:span><text:span text:style-name="T1"> </text:span></text:p>
                        <text:list>
                          <text:list-item>
                            <text:p text:style-name="P127"><text:span text:style-name="Strong_20_Emphasis"><text:span text:style-name="T1">Masalah Intermitensi:</text:span></text:span><text:span text:style-name="T1"> Jelaskan kembali bahwa </text:span><text:span text:style-name="Strong_20_Emphasis"><text:span text:style-name="T1">energi surya dan angin tidak selalu tersedia (intermiten)</text:span></text:span><text:span text:style-name="T1">. Matahari tidak bersinar di malam hari, angin tidak selalu bertiup kencang. Mengapa ini jadi masalah besar untuk jaringan listrik yang butuh pasokan stabil? </text:span></text:p>
                          </text:list-item>
                          <text:list-item>
                            <text:p text:style-name="P127"><text:span text:style-name="Strong_20_Emphasis"><text:span text:style-name="T1">Konsep Bauran Energi (Energy Mix):</text:span></text:span><text:span text:style-name="T1"> Jelaskan pentingnya </text:span><text:span text:style-name="Strong_20_Emphasis"><text:span text:style-name="T1">'tidak menaruh semua telur dalam satu keranjang'</text:span></text:span><text:span text:style-name="T1">. Kombinasikan sumber energi yang </text:span><text:span text:style-name="Strong_20_Emphasis"><text:span text:style-name="T1">saling melengkapi</text:span></text:span><text:span text:style-name="T1">: misal, surya kuat di siang hari, angin mungkin lebih kuat di malam/musim tertentu, hidro/geotermal bisa jadi </text:span><text:span text:style-name="Strong_20_Emphasis"><text:span text:style-name="T1">penyeimbang (baseload)</text:span></text:span><text:span text:style-name="T1"> yang stabil. Fusi (jika terwujud) juga bisa jadi baseload handal. </text:span></text:p>
                          </text:list-item>
                          <text:list-item>
                            <text:p text:style-name="P127"><text:span text:style-name="Strong_20_Emphasis"><text:span text:style-name="T1">Konteks Geografis Indonesia:</text:span></text:span><text:span text:style-name="T1"> Tekankan bahwa </text:span><text:span text:style-name="Strong_20_Emphasis"><text:span text:style-name="T1">setiap daerah di Indonesia punya potensi berbeda</text:span></text:span><text:span text:style-name="T1">. Ada yang kaya surya (NTT, NTB), ada yang kaya geotermal (Jawa Barat, Sumatera Utara), ada yang kaya hidro (Sumatera, Kalimantan, Papua), ada potensi angin (Sulawesi Selatan, NTT), dan potensi laut. Jelaskan mengapa </text:span><text:span text:style-name="Strong_20_Emphasis"><text:span text:style-name="T1">strategi energi nasional dan regional perlu memanfaatkan keragaman potensi</text:span></text:span><text:span text:style-name="T1"> ini. </text:span></text:p>
                          </text:list-item>
                          <text:list-item>
                            <text:p text:style-name="P127"><text:span text:style-name="Strong_20_Emphasis"><text:span text:style-name="T1">Optimalisasi &amp; Keandalan:</text:span></text:span><text:span text:style-name="T1"> Jelaskan bagaimana kombinasi sumber energi, jika dikelola dengan baik, bisa </text:span><text:span text:style-name="Strong_20_Emphasis"><text:span text:style-name="T1">meningkatkan keandalan pasokan listrik</text:span></text:span><text:span text:style-name="T1"> dan </text:span><text:span text:style-name="Strong_20_Emphasis"><text:span text:style-name="T1">mengurangi biaya</text:span></text:span><text:span text:style-name="T1"> secara keseluruhan." </text:span></text:p>
                          </text:list-item>
                        </text:list>
                      </text:list-item>
                    </text:list>
                  </text:list-item>
                </text:list>
              </text:list-item>
              <text:list-item>
                <text:p text:style-name="P11"><text:span text:style-name="Strong_20_Emphasis"><text:span text:style-name="T1">Subbab 6.2: Jaringan Listrik Pintar (Smart Grid): Mengelola Energi Secara Efisien</text:span></text:span></text:p>
                <text:list>
                  <text:list-item>
                    <text:p text:style-name="P127"><text:span text:style-name="Strong_20_Emphasis"><text:span text:style-name="T1">Prompt:</text:span></text:span><text:span text:style-name="T1"> "Buatkan penjelasan </text:span><text:span text:style-name="Strong_20_Emphasis"><text:span text:style-name="T1">detail tapi mudah dipahami</text:span></text:span><text:span text:style-name="T1"> (sekitar 4-5 paragraf) tentang konsep </text:span><text:span text:style-name="Strong_20_Emphasis"><text:span text:style-name="T1">Jaringan Listrik Pintar (Smart Grid)</text:span></text:span><text:span text:style-name="T1"> dan mengapa ini sangat penting untuk masa </text:span><text:soft-page-break/><text:span text:style-name="T1">depan energi terbarukan. </text:span></text:p>
                    <text:list>
                      <text:list-item>
                        <text:p text:style-name="P127"><text:span text:style-name="Strong_20_Emphasis"><text:span text:style-name="T1">Breakdown:</text:span></text:span><text:span text:style-name="T1"> </text:span></text:p>
                        <text:list>
                          <text:list-item>
                            <text:p text:style-name="P127"><text:span text:style-name="Strong_20_Emphasis"><text:span text:style-name="T1">Jaringan Listrik Tradisional vs. Smart Grid:</text:span></text:span><text:span text:style-name="T1"> Jelaskan perbedaan mendasar. Jaringan tradisional itu </text:span><text:span text:style-name="Strong_20_Emphasis"><text:span text:style-name="T1">satu arah</text:span></text:span><text:span text:style-name="T1"> (pembangkit -&gt; konsumen) dan </text:span><text:span text:style-name="Strong_20_Emphasis"><text:span text:style-name="T1">kurang fleksibel</text:span></text:span><text:span text:style-name="T1">. Smart Grid itu </text:span><text:span text:style-name="Strong_20_Emphasis"><text:span text:style-name="T1">dua arah</text:span></text:span><text:span text:style-name="T1">, dilengkapi </text:span><text:span text:style-name="Strong_20_Emphasis"><text:span text:style-name="T1">sensor, komunikasi digital (internet/IoT), dan kontrol otomatis</text:span></text:span><text:span text:style-name="T1">. Gunakan </text:span><text:span text:style-name="Strong_20_Emphasis"><text:span text:style-name="T1">analogi</text:span></text:span><text:span text:style-name="T1">: jaringan lama seperti jalan desa satu arah, smart grid seperti jalan tol modern dengan Google Maps/Waze yang canggih. </text:span></text:p>
                          </text:list-item>
                          <text:list-item>
                            <text:p text:style-name="P127"><text:span text:style-name="Strong_20_Emphasis"><text:span text:style-name="T1">Manfaat Smart Grid:</text:span></text:span><text:span text:style-name="T1"> Jelaskan </text:span><text:span text:style-name="Strong_20_Emphasis"><text:span text:style-name="T1">keunggulan utamanya</text:span></text:span><text:span text:style-name="T1">: </text:span></text:p>
                            <text:list>
                              <text:list-item>
                                <text:p text:style-name="P127"><text:span text:style-name="Strong_20_Emphasis"><text:span text:style-name="T1">Integrasi Energi Terbarukan:</text:span></text:span><text:span text:style-name="T1"> Memudahkan pengelolaan sumber energi yang </text:span><text:span text:style-name="Strong_20_Emphasis"><text:span text:style-name="T1">tersebar dan intermiten</text:span></text:span><text:span text:style-name="T1"> (seperti PLTS atap atau PLTB skala desa). Bisa menyeimbangkan pasokan dan permintaan secara </text:span><text:span text:style-name="Emphasis"><text:span text:style-name="T1">real-time</text:span></text:span><text:span text:style-name="T1">. </text:span></text:p>
                              </text:list-item>
                              <text:list-item>
                                <text:p text:style-name="P127"><text:span text:style-name="Strong_20_Emphasis"><text:span text:style-name="T1">Efisiensi &amp; Mengurangi Pemborosan:</text:span></text:span><text:span text:style-name="T1"> Mendeteksi gangguan lebih cepat, mengoptimalkan aliran listrik, mengurangi rugi-rugi daya di jaringan. </text:span></text:p>
                              </text:list-item>
                              <text:list-item>
                                <text:p text:style-name="P127"><text:span text:style-name="Strong_20_Emphasis"><text:span text:style-name="T1">Memberdayakan Konsumen:</text:span></text:span><text:span text:style-name="T1"> Memungkinkan konsumen memantau pemakaian listriknya lewat aplikasi, bahkan mungkin </text:span><text:span text:style-name="Strong_20_Emphasis"><text:span text:style-name="T1">menjual kelebihan listrik</text:span></text:span><text:span text:style-name="T1"> dari panel surya atapnya kembali ke jaringan (konsep </text:span><text:span text:style-name="Emphasis"><text:span text:style-name="T1">prosumer</text:span></text:span><text:span text:style-name="T1">). </text:span></text:p>
                              </text:list-item>
                              <text:list-item>
                                <text:p text:style-name="P127"><text:span text:style-name="Strong_20_Emphasis"><text:span text:style-name="T1">Meningkatkan Keandalan:</text:span></text:span><text:span text:style-name="T1"> Lebih tahan terhadap gangguan atau pemadaman, bisa 'menyembuhkan diri sendiri' (self-healing) dengan mengalihkan rute listrik secara otomatis. </text:span></text:p>
                              </text:list-item>
                            </text:list>
                          </text:list-item>
                          <text:list-item>
                            <text:p text:style-name="P127"><text:span text:style-name="Strong_20_Emphasis"><text:span text:style-name="T1">Komponen Utama (Sederhana):</text:span></text:span><text:span text:style-name="T1"> Sebutkan beberapa teknologi kunci: </text:span><text:span text:style-name="Strong_20_Emphasis"><text:span text:style-name="T1">meteran pintar (smart meter), sensor di gardu/jaringan, sistem komunikasi data (bisa fiber optik atau seluler), </text:span></text:span><text:soft-page-break/><text:span text:style-name="Strong_20_Emphasis"><text:span text:style-name="T1">software manajemen energi canggih</text:span></text:span><text:span text:style-name="T1">. </text:span></text:p>
                          </text:list-item>
                          <text:list-item>
                            <text:p text:style-name="P127"><text:span text:style-name="Strong_20_Emphasis"><text:span text:style-name="T1">Tantangan di Indonesia:</text:span></text:span><text:span text:style-name="T1"> Singgung tantangan implementasi smart grid di negara kepulauan seperti Indonesia (kondisi geografis beragam, infrastruktur komunikasi yang belum merata, biaya investasi awal yang besar, isu keamanan siber)." </text:span></text:p>
                          </text:list-item>
                        </text:list>
                      </text:list-item>
                    </text:list>
                  </text:list-item>
                </text:list>
              </text:list-item>
              <text:list-item>
                <text:p text:style-name="P11"><text:span text:style-name="Strong_20_Emphasis"><text:span text:style-name="T1">Subbab 6.3: Pentingnya Penyimpanan Energi (Baterai Raksasa, dll.)</text:span></text:span></text:p>
                <text:list>
                  <text:list-item>
                    <text:p text:style-name="P127"><text:span text:style-name="Strong_20_Emphasis"><text:span text:style-name="T1">Prompt:</text:span></text:span><text:span text:style-name="T1"> "Sajikan pembahasan </text:span><text:span text:style-name="Strong_20_Emphasis"><text:span text:style-name="T1">mendetail dan krusial</text:span></text:span><text:span text:style-name="T1"> (sekitar 4-5 paragraf) tentang mengapa </text:span><text:span text:style-name="Strong_20_Emphasis"><text:span text:style-name="T1">penyimpanan energi (Energy Storage System/ESS)</text:span></text:span><text:span text:style-name="T1"> adalah kunci sukses energi terbarukan seperti surya dan angin. </text:span></text:p>
                    <text:list>
                      <text:list-item>
                        <text:p text:style-name="P127"><text:span text:style-name="Strong_20_Emphasis"><text:span text:style-name="T1">Breakdown:</text:span></text:span><text:span text:style-name="T1"> </text:span></text:p>
                        <text:list>
                          <text:list-item>
                            <text:p text:style-name="P127"><text:span text:style-name="Strong_20_Emphasis"><text:span text:style-name="T1">Mengatasi Intermitensi:</text:span></text:span><text:span text:style-name="T1"> Jelaskan bahwa masalah utama surya dan angin adalah </text:span><text:span text:style-name="Strong_20_Emphasis"><text:span text:style-name="T1">'tidak bisa disimpan'</text:span></text:span><text:span text:style-name="T1"> secara alami. Listrik harus dipakai saat dihasilkan. Penyimpanan energi bertindak sebagai </text:span><text:span text:style-name="Strong_20_Emphasis"><text:span text:style-name="T1">'power bank raksasa'</text:span></text:span><text:span text:style-name="T1"> saat produksi berlebih (siang hari cerah/angin kencang) untuk dipakai saat produksi kurang (malam hari/angin tenang). Ini </text:span><text:span text:style-name="Strong_20_Emphasis"><text:span text:style-name="T1">menjamin pasokan listrik stabil 24/7</text:span></text:span><text:span text:style-name="T1">. </text:span></text:p>
                          </text:list-item>
                          <text:list-item>
                            <text:p text:style-name="P127"><text:span text:style-name="Strong_20_Emphasis"><text:span text:style-name="T1">Jenis-jenis Penyimpanan Energi:</text:span></text:span><text:span text:style-name="T1"> Jelaskan </text:span><text:span text:style-name="Strong_20_Emphasis"><text:span text:style-name="T1">berbagai teknologi penyimpanan</text:span></text:span><text:span text:style-name="T1"> dengan bahasa sederhana: </text:span></text:p>
                            <text:list>
                              <text:list-item>
                                <text:p text:style-name="P127"><text:span text:style-name="Strong_20_Emphasis"><text:span text:style-name="T1">Baterai (Skala Besar):</text:span></text:span><text:span text:style-name="T1"> Paling populer saat ini. Jelaskan konsep </text:span><text:span text:style-name="Strong_20_Emphasis"><text:span text:style-name="T1">baterai Lithium-ion raksasa</text:span></text:span><text:span text:style-name="T1"> (seperti kontainer penuh baterai). Singgung juga riset baterai jenis lain (flow battery, sodium-ion, solid-state) yang mungkin lebih murah atau ramah lingkungan. </text:span></text:p>
                              </text:list-item>
                              <text:list-item>
                                <text:p text:style-name="P127"><text:span text:style-name="Strong_20_Emphasis"><text:span text:style-name="T1">Penyimpanan Air Terpompa (Pumped Hydro Storage):</text:span></text:span><text:span text:style-name="T1"> Teknologi lama tapi efektif. Memompa air ke waduk lebih tinggi saat listrik murah/berlebih (misal dari PLTS siang hari), lalu melepaskannya melalui turbin </text:span><text:soft-page-break/><text:span text:style-name="T1">(seperti PLTA mini) saat listrik dibutuhkan (misal malam hari). Sebutkan contohnya jika ada di Indonesia (misal: Upper Cisokan yang sedang dibangun). </text:span></text:p>
                              </text:list-item>
                              <text:list-item>
                                <text:p text:style-name="P127"><text:span text:style-name="Strong_20_Emphasis"><text:span text:style-name="T1">Teknologi Lain (Singgung):</text:span></text:span><text:span text:style-name="T1"> Sebutkan secara singkat teknologi lain yang sedang dikembangkan: penyimpanan udara terkompresi (CAES), roda gila (flywheel), penyimpanan panas, produksi hidrogen hijau (hidrogen dari elektrolisis air pakai energi terbarukan). </text:span></text:p>
                              </text:list-item>
                            </text:list>
                          </text:list-item>
                          <text:list-item>
                            <text:p text:style-name="P127"><text:span text:style-name="Strong_20_Emphasis"><text:span text:style-name="T1">Peran Penting dalam Jaringan:</text:span></text:span><text:span text:style-name="T1"> Jelaskan fungsi lain ESS selain menyimpan energi: </text:span><text:span text:style-name="Strong_20_Emphasis"><text:span text:style-name="T1">menstabilkan frekuensi jaringan (menjaga kualitas listrik), menyediakan cadangan daya cepat saat ada gangguan, menunda kebutuhan upgrade kabel/trafo</text:span></text:span><text:span text:style-name="T1">. </text:span></text:p>
                          </text:list-item>
                          <text:list-item>
                            <text:p text:style-name="P127"><text:span text:style-name="Strong_20_Emphasis"><text:span text:style-name="T1">Tantangan &amp; Biaya:</text:span></text:span><text:span text:style-name="T1"> Akui bahwa </text:span><text:span text:style-name="Strong_20_Emphasis"><text:span text:style-name="T1">biaya baterai skala besar masih menjadi tantangan</text:span></text:span><text:span text:style-name="T1"> (meskipun trennya terus menurun drastis). Singgung juga isu </text:span><text:span text:style-name="Strong_20_Emphasis"><text:span text:style-name="T1">umur pakai baterai, kebutuhan bahan baku (lithium, nikel, kobalt – Indonesia punya nikel!), dan pentingnya daur ulang</text:span></text:span><text:span text:style-name="T1"> baterai bekas agar tidak jadi masalah lingkungan baru." </text:span></text:p>
                          </text:list-item>
                        </text:list>
                      </text:list-item>
                    </text:list>
                  </text:list-item>
                </text:list>
              </text:list-item>
              <text:list-item>
                <text:p text:style-name="P11"><text:span text:style-name="Strong_20_Emphasis"><text:span text:style-name="T1">Subbab 6.4: Peran Kecerdasan Buatan (AI) dalam Optimalisasi Energi</text:span></text:span></text:p>
                <text:list>
                  <text:list-item>
                    <text:p text:style-name="P127"><text:span text:style-name="Strong_20_Emphasis"><text:span text:style-name="T1">Prompt:</text:span></text:span><text:span text:style-name="T1"> "Jelaskan dengan </text:span><text:span text:style-name="Strong_20_Emphasis"><text:span text:style-name="T1">cara yang menarik dan futuristik</text:span></text:span><text:span text:style-name="T1"> (sekitar 3-4 paragraf) bagaimana </text:span><text:span text:style-name="Strong_20_Emphasis"><text:span text:style-name="T1">Kecerdasan Buatan (Artificial Intelligence/AI)</text:span></text:span><text:span text:style-name="T1"> bisa membantu mempercepat transisi ke energi bersih. </text:span></text:p>
                    <text:list>
                      <text:list-item>
                        <text:p text:style-name="P127"><text:span text:style-name="Strong_20_Emphasis"><text:span text:style-name="T1">Breakdown:</text:span></text:span><text:span text:style-name="T1"> </text:span></text:p>
                        <text:list>
                          <text:list-item>
                            <text:p text:style-name="P127"><text:span text:style-name="Strong_20_Emphasis"><text:span text:style-name="T1">AI sebagai 'Otak Cerdas':</text:span></text:span><text:span text:style-name="T1"> Gambarkan AI sebagai </text:span><text:span text:style-name="Strong_20_Emphasis"><text:span text:style-name="T1">sistem komputer super pintar</text:span></text:span><text:span text:style-name="T1"> yang bisa </text:span><text:span text:style-name="Strong_20_Emphasis"><text:span text:style-name="T1">menganalisis data dalam jumlah besar dari berbagai sumber (cuaca, pemakaian listrik, kondisi jaringan), belajar pola, membuat </text:span></text:span><text:soft-page-break/><text:span text:style-name="Strong_20_Emphasis"><text:span text:style-name="T1">prediksi, dan mengambil keputusan otomatis</text:span></text:span><text:span text:style-name="T1"> untuk mengoptimalkan sistem energi yang makin kompleks. </text:span></text:p>
                          </text:list-item>
                          <text:list-item>
                            <text:p text:style-name="P127"><text:span text:style-name="Strong_20_Emphasis"><text:span text:style-name="T1">Aplikasi AI di Sektor Energi:</text:span></text:span><text:span text:style-name="T1"> Berikan contoh-contoh konkret: </text:span></text:p>
                            <text:list>
                              <text:list-item>
                                <text:p text:style-name="P127"><text:span text:style-name="Strong_20_Emphasis"><text:span text:style-name="T1">Prediksi Produksi &amp; Konsumsi:</text:span></text:span><text:span text:style-name="T1"> AI bisa </text:span><text:span text:style-name="Strong_20_Emphasis"><text:span text:style-name="T1">memprediksi dengan lebih akurat</text:span></text:span><text:span text:style-name="T1"> berapa banyak listrik yang akan dihasilkan dari PLTS atau PLTB (berdasarkan data cuaca satelit/lokal) dan berapa banyak listrik yang akan dibutuhkan di suatu area (berdasarkan pola pemakaian historis, event khusus, dll.). Ini membantu </text:span><text:span text:style-name="Strong_20_Emphasis"><text:span text:style-name="T1">menyeimbangkan pasokan dan permintaan secara efisien</text:span></text:span><text:span text:style-name="T1">. </text:span></text:p>
                              </text:list-item>
                              <text:list-item>
                                <text:p text:style-name="P127"><text:span text:style-name="Strong_20_Emphasis"><text:span text:style-name="T1">Manajemen Smart Grid &amp; Microgrid:</text:span></text:span><text:span text:style-name="T1"> AI adalah </text:span><text:span text:style-name="Strong_20_Emphasis"><text:span text:style-name="T1">kunci di balik smart grid</text:span></text:span><text:span text:style-name="T1">, mengelola aliran listrik dua arah, mengoptimalkan pengisian/pengosongan baterai, mendeteksi &amp; mengisolasi gangguan, dan mengoptimalkan operasi jaringan secara </text:span><text:span text:style-name="Emphasis"><text:span text:style-name="T1">real-time</text:span></text:span><text:span text:style-name="T1">. Juga penting untuk mengelola </text:span><text:span text:style-name="Emphasis"><text:span text:style-name="T1">microgrid</text:span></text:span><text:span text:style-name="T1"> di pulau-pulau terpencil. </text:span></text:p>
                              </text:list-item>
                              <text:list-item>
                                <text:p text:style-name="P127"><text:span text:style-name="Strong_20_Emphasis"><text:span text:style-name="T1">Pemeliharaan Prediktif (Predictive Maintenance):</text:span></text:span><text:span text:style-name="T1"> AI bisa </text:span><text:span text:style-name="Strong_20_Emphasis"><text:span text:style-name="T1">menganalisis data sensor</text:span></text:span><text:span text:style-name="T1"> dari turbin angin, panel surya, atau trafo untuk </text:span><text:span text:style-name="Strong_20_Emphasis"><text:span text:style-name="T1">memprediksi potensi kerusakan</text:span></text:span><text:span text:style-name="T1"> sebelum benar-benar terjadi, sehingga pemeliharaan bisa dijadwalkan (menghemat biaya dan mencegah pemadaman). </text:span></text:p>
                              </text:list-item>
                              <text:list-item>
                                <text:p text:style-name="P127"><text:span text:style-name="Strong_20_Emphasis"><text:span text:style-name="T1">Penemuan Material Baru:</text:span></text:span><text:span text:style-name="T1"> AI digunakan dalam riset untuk </text:span><text:span text:style-name="Strong_20_Emphasis"><text:span text:style-name="T1">mempercepat penemuan material baru</text:span></text:span><text:span text:style-name="T1"> yang lebih efisien dan murah untuk panel surya, baterai, katalis hidrogen, dll. </text:span></text:p>
                              </text:list-item>
                              <text:list-item>
                                <text:p text:style-name="P127"><text:span text:style-name="Strong_20_Emphasis"><text:span text:style-name="T1">Optimalisasi Perdagangan Energi:</text:span></text:span><text:span text:style-name="T1"> AI bisa </text:span><text:soft-page-break/><text:span text:style-name="T1">membantu mengoptimalkan jual-beli listrik di pasar energi (jika sudah ada). </text:span></text:p>
                              </text:list-item>
                            </text:list>
                          </text:list-item>
                          <text:list-item>
                            <text:p text:style-name="P127"><text:span text:style-name="Strong_20_Emphasis"><text:span text:style-name="T1">Potensi &amp; Tantangan:</text:span></text:span><text:span text:style-name="T1"> Tekankan </text:span><text:span text:style-name="Strong_20_Emphasis"><text:span text:style-name="T1">potensi besar AI</text:span></text:span><text:span text:style-name="T1"> untuk membuat sistem energi masa depan lebih efisien, andal, dan terjangkau. Singgung juga </text:span><text:span text:style-name="Strong_20_Emphasis"><text:span text:style-name="T1">tantangan terkait kebutuhan data yang besar dan berkualitas, algoritma yang kompleks, dan isu keamanan siber</text:span></text:span><text:span text:style-name="T1">." </text:span></text:p>
                          </text:list-item>
                        </text:list>
                      </text:list-item>
                    </text:list>
                  </text:list-item>
                </text:list>
              </text:list-item>
              <text:list-item>
                <text:p text:style-name="P11"><text:span text:style-name="Strong_20_Emphasis"><text:span text:style-name="T1">Subbab 6.5: Tantangan Non-Teknis: Kebijakan, Investasi, dan Kesadaran Publik</text:span></text:span></text:p>
                <text:list>
                  <text:list-item>
                    <text:p text:style-name="P127"><text:span text:style-name="Strong_20_Emphasis"><text:span text:style-name="T1">Prompt:</text:span></text:span><text:span text:style-name="T1"> "Sajikan pembahasan </text:span><text:span text:style-name="Strong_20_Emphasis"><text:span text:style-name="T1">penting dan reflektif</text:span></text:span><text:span text:style-name="T1"> (sekitar 4-5 paragraf) bahwa teknologi canggih saja tidak cukup; ada </text:span><text:span text:style-name="Strong_20_Emphasis"><text:span text:style-name="T1">faktor non-teknis</text:span></text:span><text:span text:style-name="T1"> yang krusial untuk keberhasilan transisi energi di Indonesia. </text:span></text:p>
                    <text:list>
                      <text:list-item>
                        <text:p text:style-name="P127"><text:span text:style-name="Strong_20_Emphasis"><text:span text:style-name="T1">Breakdown:</text:span></text:span><text:span text:style-name="T1"> </text:span></text:p>
                        <text:list>
                          <text:list-item>
                            <text:p text:style-name="P127"><text:span text:style-name="Strong_20_Emphasis"><text:span text:style-name="T1">Pentingnya Kebijakan Pemerintah yang Konsisten:</text:span></text:span><text:span text:style-name="T1"> Jelaskan peran </text:span><text:span text:style-name="Strong_20_Emphasis"><text:span text:style-name="T1">pemerintah dalam membuat aturan main yang jelas dan mendukung</text:span></text:span><text:span text:style-name="T1">: menetapkan </text:span><text:span text:style-name="Strong_20_Emphasis"><text:span text:style-name="T1">target energi terbarukan yang ambisius dan mengikat</text:span></text:span><text:span text:style-name="T1">, memberikan </text:span><text:span text:style-name="Strong_20_Emphasis"><text:span text:style-name="T1">insentif yang tepat sasaran</text:span></text:span><text:span text:style-name="T1"> (misal: tarif listrik EBT yang menarik, kemudahan investasi PLTS atap) dan mengurangi/menghapus subsidi energi fosil, menyederhanakan </text:span><text:span text:style-name="Strong_20_Emphasis"><text:span text:style-name="T1">proses perizinan yang seringkali rumit</text:span></text:span><text:span text:style-name="T1">, membangun </text:span><text:span text:style-name="Strong_20_Emphasis"><text:span text:style-name="T1">infrastruktur transmisi</text:span></text:span><text:span text:style-name="T1"> untuk menyalurkan listrik dari sumber EBT (seringkali di daerah terpencil), dan membuat </text:span><text:span text:style-name="Strong_20_Emphasis"><text:span text:style-name="T1">roadmap transisi energi nasional yang jelas dan konsisten</text:span></text:span><text:span text:style-name="T1">. Singgung perkembangan </text:span><text:span text:style-name="Strong_20_Emphasis"><text:span text:style-name="T1">kebijakan energi terbarukan di Indonesia</text:span></text:span><text:span text:style-name="T1"> hingga 2025 dan apa saja yang masih perlu diperbaiki. </text:span></text:p>
                          </text:list-item>
                          <text:list-item>
                            <text:p text:style-name="P127"><text:span text:style-name="Strong_20_Emphasis"><text:span text:style-name="T1">Kebutuhan Investasi Masif:</text:span></text:span><text:span text:style-name="T1"> Tekankan bahwa membangun semua infrastruktur energi bersih ini butuh </text:span><text:span text:style-name="Strong_20_Emphasis"><text:span text:style-name="T1">dana investasi yang sangat besar</text:span></text:span><text:span text:style-name="T1">, triliunan rupiah. Jelaskan dari mana sumber dana bisa berasal (APBN, BUMN seperti PLN, investasi </text:span><text:soft-page-break/><text:span text:style-name="T1">swasta domestik &amp; asing, pinjaman/hibah lembaga keuangan internasional) dan pentingnya menciptakan </text:span><text:span text:style-name="Strong_20_Emphasis"><text:span text:style-name="T1">iklim investasi yang kondusif dan menarik</text:span></text:span><text:span text:style-name="T1"> bagi energi terbarukan. </text:span></text:p>
                          </text:list-item>
                          <text:list-item>
                            <text:p text:style-name="P127"><text:span text:style-name="Strong_20_Emphasis"><text:span text:style-name="T1">Peran Kesadaran &amp; Partisipasi Publik:</text:span></text:span><text:span text:style-name="T1"> Jelaskan mengapa </text:span><text:span text:style-name="Strong_20_Emphasis"><text:span text:style-name="T1">dukungan dan pemahaman masyarakat sangat penting</text:span></text:span><text:span text:style-name="T1">. Edukasi tentang </text:span><text:span text:style-name="Strong_20_Emphasis"><text:span text:style-name="T1">manfaat energi bersih (udara lebih bersih, potensi lapangan kerja baru) dan dampak negatif energi fosil (polusi, perubahan iklim)</text:span></text:span><text:span text:style-name="T1">, membangun </text:span><text:span text:style-name="Strong_20_Emphasis"><text:span text:style-name="T1">kesadaran untuk menghemat energi dalam kehidupan sehari-hari</text:span></text:span><text:span text:style-name="T1">, dan pentingnya </text:span><text:span text:style-name="Strong_20_Emphasis"><text:span text:style-name="T1">partisipasi publik dalam proses perencanaan</text:span></text:span><text:span text:style-name="T1"> agar pembangunan infrastruktur energi baru bisa diterima masyarakat. Tekankan </text:span><text:span text:style-name="Strong_20_Emphasis"><text:span text:style-name="T1">peran penting generasi muda</text:span></text:span><text:span text:style-name="T1"> sebagai agen perubahan, pengguna teknologi masa depan, dan pengawas kebijakan pemerintah. </text:span></text:p>
                          </text:list-item>
                          <text:list-item>
                            <text:p text:style-name="P127"><text:span text:style-name="Strong_20_Emphasis"><text:span text:style-name="T1">Isu Sosial &amp; Keadilan (Just Transition):</text:span></text:span><text:span text:style-name="T1"> Singgung pentingnya </text:span><text:span text:style-name="Strong_20_Emphasis"><text:span text:style-name="T1">transisi energi yang berkeadilan</text:span></text:span><text:span text:style-name="T1">, memastikan bahwa peralihan dari energi fosil ke energi bersih ini </text:span><text:span text:style-name="Strong_20_Emphasis"><text:span text:style-name="T1">tidak meninggalkan siapa pun</text:span></text:span><text:span text:style-name="T1">, terutama pekerja di sektor batu bara atau daerah yang bergantung pada industri fosil. Perlu ada program pelatihan ulang, pengembangan ekonomi alternatif, dan memastikan </text:span><text:span text:style-name="Strong_20_Emphasis"><text:span text:style-name="T1">manfaat energi bersih (listrik terjangkau, udara bersih) bisa dirasakan oleh semua lapisan masyarakat</text:span></text:span><text:span text:style-name="T1">, termasuk di daerah 3T (Terdepan, Terluar, Tertinggal). </text:span></text:p>
                          </text:list-item>
                          <text:list-item>
                            <text:p text:style-name="P11"><text:span text:style-name="Strong_20_Emphasis"><text:span text:style-name="T1">Kolaborasi Multi-Pihak:</text:span></text:span><text:span text:style-name="T1"> Tekankan pentingnya </text:span><text:span text:style-name="Strong_20_Emphasis"><text:span text:style-name="T1">kerja sama erat</text:span></text:span><text:span text:style-name="T1"> antara pemerintah, industri/swasta, akademisi, komunitas, dan masyarakat sipil untuk mewujudkan transisi energi yang sukses di Indonesia." </text:span></text:p>
                          </text:list-item>
                        </text:list>
                      </text:list-item>
                    </text:list>
                  </text:list-item>
                </text:list>
              </text:list-item>
            </text:list>
            <text:p text:style-name="P239"/>
          </text:section>
          <text:section text:style-name="Sect1" text:name="feedback-form-12">
            <text:p text:style-name="P218"><text:soft-page-break/></text:p>
          </text:section>
        </text:section>
        <text:section text:style-name="Sect1" text:name="6218788e273d9509">
          <text:p text:style-name="P104"/>
          <text:section text:style-name="Sect1" text:name="user-query-content-13">
            <text:p text:style-name="P237">Pada Bab 7 Tambahkan prompt pada awal bab untuk mendapatkan pengantar , pada tiap subbab/sub-subab untuk mendapatkan isi dengan pembahasan mendalam </text:p>
          </text:section>
          <text:section text:style-name="Sect2" text:name="model-response-message-contentr_6218788e273d9509">
            <text:p text:style-name="Text_20_body"><text:span text:style-name="T1">Tentu, berikut adalah kumpulan </text:span><text:span text:style-name="Emphasis"><text:span text:style-name="T1">prompt</text:span></text:span><text:span text:style-name="T1"> untuk Bab 7: "Energi di Tangan Kita: Apa yang Bisa Kita Lakukan?", yang dirancang untuk menghasilkan pengantar bab dan pembahasan mendalam untuk setiap subbab, dengan gaya bahasa yang cocok untuk remaja Indonesia (sesuai konteks saat ini, April 2025):</text:span></text:p>
            <text:p text:style-name="P239"/>
            <text:p text:style-name="Text_20_body"><text:span text:style-name="Strong_20_Emphasis"><text:span text:style-name="T1">Prompt untuk Pengantar Bab 7:</text:span></text:span></text:p>
            <text:p text:style-name="Text_20_body"><text:span text:style-name="T1">"Tuliskan pengantar yang </text:span><text:span text:style-name="Strong_20_Emphasis"><text:span text:style-name="T1">inspiratif dan memberdayakan</text:span></text:span><text:span text:style-name="T1"> (sekitar 2 paragraf) untuk Bab 7: 'Energi di Tangan Kita: Apa yang Bisa Kita Lakukan?'. Mulailah dengan </text:span><text:span text:style-name="Strong_20_Emphasis"><text:span text:style-name="T1">mengingatkan pembaca</text:span></text:span><text:span text:style-name="T1"> bahwa solusi energi bukan hanya urusan pemerintah atau ilmuwan. Ajak mereka untuk menyadari bahwa </text:span><text:span text:style-name="Strong_20_Emphasis"><text:span text:style-name="T1">kita semua punya peran penting</text:span></text:span><text:span text:style-name="T1"> dalam transisi ke energi bersih. Bab ini akan mengajak pembaca untuk melihat bagaimana </text:span><text:span text:style-name="Strong_20_Emphasis"><text:span text:style-name="T1">pilihan kita sehari-hari</text:span></text:span><text:span text:style-name="T1">, dari </text:span><text:span text:style-name="Strong_20_Emphasis"><text:span text:style-name="T1">hal-hal kecil di rumah</text:span></text:span><text:span text:style-name="T1"> hingga </text:span><text:span text:style-name="Strong_20_Emphasis"><text:span text:style-name="T1">suara kita sebagai konsumen dan warga negara</text:span></text:span><text:span text:style-name="T1">, bisa membuat perbedaan besar. Jadikan bab ini sebagai </text:span><text:span text:style-name="Strong_20_Emphasis"><text:span text:style-name="T1">'panduan aksi'</text:span></text:span><text:span text:style-name="T1"> bagi generasi muda untuk ikut ambil bagian dalam menciptakan masa depan energi yang lebih baik."</text:span></text:p>
            <text:p text:style-name="P239"/>
            <text:p text:style-name="Text_20_body"><text:span text:style-name="Strong_20_Emphasis"><text:span text:style-name="T1">Prompt untuk Isi Subbab (Pembahasan Mendalam):</text:span></text:span></text:p>
            <text:list xml:id="list3287829679043868375" text:style-name="L16">
              <text:list-item>
                <text:p text:style-name="P12"><text:span text:style-name="Strong_20_Emphasis"><text:span text:style-name="T1">Subbab 7.1: Hemat Energi di Rumah: Mulai dari Hal Sederhana</text:span></text:span></text:p>
                <text:list>
                  <text:list-item>
                    <text:p text:style-name="P128"><text:span text:style-name="Strong_20_Emphasis"><text:span text:style-name="T1">Prompt:</text:span></text:span><text:span text:style-name="T1"> "Jelaskan secara </text:span><text:span text:style-name="Strong_20_Emphasis"><text:span text:style-name="T1">praktis dan relevan</text:span></text:span><text:span text:style-name="T1"> (sekitar 3-4 paragraf) bagaimana kita bisa </text:span><text:span text:style-name="Strong_20_Emphasis"><text:span text:style-name="T1">mengurangi pemakaian energi di rumah</text:span></text:span><text:span text:style-name="T1"> dengan cara-cara yang mudah dan hemat biaya. </text:span></text:p>
                    <text:list>
                      <text:list-item>
                        <text:p text:style-name="P128"><text:span text:style-name="Strong_20_Emphasis"><text:span text:style-name="T1">Breakdown:</text:span></text:span><text:span text:style-name="T1"> </text:span></text:p>
                        <text:list>
                          <text:list-item>
                            <text:p text:style-name="P128"><text:span text:style-name="Strong_20_Emphasis"><text:span text:style-name="T1">Lampu Hemat Energi:</text:span></text:span><text:span text:style-name="T1"> Jelaskan keunggulan </text:span><text:span text:style-name="Strong_20_Emphasis"><text:span text:style-name="T1">lampu LED</text:span></text:span><text:span text:style-name="T1"> (lebih terang, lebih tahan lama, konsumsi listrik jauh lebih rendah) dibandingkan lampu pijar atau CFL. Ajak pembaca untuk mengganti semua lampu di rumah dengan LED. </text:span></text:p>
                          </text:list-item>
                          <text:list-item>
                            <text:p text:style-name="P128"><text:soft-page-break/><text:span text:style-name="Strong_20_Emphasis"><text:span text:style-name="T1">Peralatan Elektronik Efisien:</text:span></text:span><text:span text:style-name="T1"> Jelaskan pentingnya </text:span><text:span text:style-name="Strong_20_Emphasis"><text:span text:style-name="T1">memilih peralatan elektronik (kulkas, AC, TV, mesin cuci) yang berlabel hemat energi</text:span></text:span><text:span text:style-name="T1">. Jelaskan arti label bintang (semakin banyak bintang, semakin hemat). Ajak untuk </text:span><text:span text:style-name="Strong_20_Emphasis"><text:span text:style-name="T1">mematikan peralatan elektronik jika tidak dipakai</text:span></text:span><text:span text:style-name="T1"> (jangan biarkan </text:span><text:span text:style-name="Emphasis"><text:span text:style-name="T1">standby</text:span></text:span><text:span text:style-name="T1">). </text:span></text:p>
                          </text:list-item>
                          <text:list-item>
                            <text:p text:style-name="P128"><text:span text:style-name="Strong_20_Emphasis"><text:span text:style-name="T1">Memasak Cerdas:</text:span></text:span><text:span text:style-name="T1"> Beri tips </text:span><text:span text:style-name="Strong_20_Emphasis"><text:span text:style-name="T1">memasak yang hemat energi</text:span></text:span><text:span text:style-name="T1">: gunakan kompor seperlunya, masak dengan api kecil jika memungkinkan, tutup panci saat memasak, gunakan </text:span><text:span text:style-name="Emphasis"><text:span text:style-name="T1">rice cooker</text:span></text:span><text:span text:style-name="T1"> yang efisien, maksimalkan penggunaan </text:span><text:span text:style-name="Emphasis"><text:span text:style-name="T1">microwave</text:span></text:span><text:span text:style-name="T1"> (lebih hemat dari oven untuk masakan kecil). </text:span></text:p>
                          </text:list-item>
                          <text:list-item>
                            <text:p text:style-name="P128"><text:span text:style-name="Strong_20_Emphasis"><text:span text:style-name="T1">Pendinginan Alami:</text:span></text:span><text:span text:style-name="T1"> Ajak pembaca untuk </text:span><text:span text:style-name="Strong_20_Emphasis"><text:span text:style-name="T1">memaksimalkan ventilasi alami</text:span></text:span><text:span text:style-name="T1"> (buka jendela/ventilasi saat udara sejuk, tutup saat panas), gunakan kipas angin (lebih hemat dari AC), dan menanam pohon di sekitar rumah untuk mengurangi panas matahari. </text:span></text:p>
                          </text:list-item>
                          <text:list-item>
                            <text:p text:style-name="P128"><text:span text:style-name="Strong_20_Emphasis"><text:span text:style-name="T1">Tips Tambahan (Singkat):</text:span></text:span><text:span text:style-name="T1"> Sebutkan tips lain: mencabut </text:span><text:span text:style-name="Emphasis"><text:span text:style-name="T1">charger</text:span></text:span><text:span text:style-name="T1"> jika tidak dipakai, menggunakan </text:span><text:span text:style-name="Emphasis"><text:span text:style-name="T1">timer</text:span></text:span><text:span text:style-name="T1"> untuk lampu luar, mencuci pakaian dengan air dingin jika memungkinkan, menggunakan air panas seperlunya. </text:span></text:p>
                          </text:list-item>
                        </text:list>
                      </text:list-item>
                    </text:list>
                  </text:list-item>
                </text:list>
              </text:list-item>
              <text:list-item>
                <text:p text:style-name="P12"><text:span text:style-name="Strong_20_Emphasis"><text:span text:style-name="T1">Subbab 7.2: Transportasi Ramah Lingkungan: Jalan Kaki, Sepeda, dan Kendaraan Listrik</text:span></text:span></text:p>
                <text:list>
                  <text:list-item>
                    <text:p text:style-name="P128"><text:span text:style-name="Strong_20_Emphasis"><text:span text:style-name="T1">Prompt:</text:span></text:span><text:span text:style-name="T1"> "Sajikan </text:span><text:span text:style-name="Strong_20_Emphasis"><text:span text:style-name="T1">argumen yang kuat dan meyakinkan</text:span></text:span><text:span text:style-name="T1"> (sekitar 4-5 paragraf) mengapa </text:span><text:span text:style-name="Strong_20_Emphasis"><text:span text:style-name="T1">beralih ke transportasi yang lebih ramah lingkungan</text:span></text:span><text:span text:style-name="T1"> adalah langkah penting dalam mengurangi emisi gas rumah kaca. </text:span></text:p>
                    <text:list>
                      <text:list-item>
                        <text:p text:style-name="P128"><text:span text:style-name="Strong_20_Emphasis"><text:span text:style-name="T1">Breakdown:</text:span></text:span><text:span text:style-name="T1"> </text:span></text:p>
                        <text:list>
                          <text:list-item>
                            <text:p text:style-name="P128"><text:span text:style-name="Strong_20_Emphasis"><text:span text:style-name="T1">Dampak Negatif Kendaraan Fosil:</text:span></text:span><text:span text:style-name="T1"> Jelaskan </text:span><text:span text:style-name="Strong_20_Emphasis"><text:span text:style-name="T1">dampak buruk kendaraan berbahan bakar bensin/solar</text:span></text:span><text:span text:style-name="T1"> terhadap </text:span><text:span text:style-name="Strong_20_Emphasis"><text:span text:style-name="T1">polusi udara</text:span></text:span><text:span text:style-name="T1"> (terutama di kota-kota besar Indonesia) dan </text:span><text:span text:style-name="Strong_20_Emphasis"><text:span text:style-name="T1">perubahan iklim</text:span></text:span><text:span text:style-name="T1"> (emisi CO2). </text:span></text:p>
                          </text:list-item>
                          <text:list-item>
                            <text:p text:style-name="P128"><text:soft-page-break/><text:span text:style-name="Strong_20_Emphasis"><text:span text:style-name="T1">Jalan Kaki &amp; Sepeda:</text:span></text:span><text:span text:style-name="T1"> Tekankan bahwa </text:span><text:span text:style-name="Strong_20_Emphasis"><text:span text:style-name="T1">jalan kaki dan bersepeda adalah pilihan transportasi paling sehat dan ramah lingkungan</text:span></text:span><text:span text:style-name="T1"> untuk jarak dekat. Ajak pembaca untuk membudayakan ini, terutama untuk kegiatan sehari-hari (ke sekolah, ke warung, dll.). Singgung manfaatnya untuk kesehatan dan mengurangi kemacetan. </text:span></text:p>
                          </text:list-item>
                          <text:list-item>
                            <text:p text:style-name="P128"><text:span text:style-name="Strong_20_Emphasis"><text:span text:style-name="T1">Transportasi Umum:</text:span></text:span><text:span text:style-name="T1"> Jelaskan bahwa </text:span><text:span text:style-name="Strong_20_Emphasis"><text:span text:style-name="T1">menggunakan transportasi umum (bus, kereta)</text:span></text:span><text:span text:style-name="T1"> juga jauh lebih baik daripada menggunakan mobil/motor pribadi. Jelaskan mengapa: satu bus bisa mengangkut puluhan orang sekaligus, sehingga emisi per orang jadi jauh lebih rendah. Singgung </text:span><text:span text:style-name="Strong_20_Emphasis"><text:span text:style-name="T1">perkembangan transportasi umum di kota-kota besar Indonesia</text:span></text:span><text:span text:style-name="T1"> (misal: Transjakarta, MRT Jakarta, LRT Jabodebek, KRL Commuter Line) dan ajak pembaca untuk memanfaatkannya. </text:span></text:p>
                          </text:list-item>
                          <text:list-item>
                            <text:p text:style-name="P128"><text:span text:style-name="Strong_20_Emphasis"><text:span text:style-name="T1">Kendaraan Listrik:</text:span></text:span><text:span text:style-name="T1"> Jelaskan bahwa </text:span><text:span text:style-name="Strong_20_Emphasis"><text:span text:style-name="T1">kendaraan listrik (mobil listrik, motor listrik, bus listrik)</text:span></text:span><text:span text:style-name="T1"> tidak menghasilkan emisi gas buang sama sekali saat beroperasi (nol emisi </text:span><text:span text:style-name="Emphasis"><text:span text:style-name="T1">tailpipe</text:span></text:span><text:span text:style-name="T1">). Jelaskan cara kerjanya (pakai baterai yang diisi ulang dari listrik). Singgung </text:span><text:span text:style-name="Strong_20_Emphasis"><text:span text:style-name="T1">perkembangan dan potensi kendaraan listrik di Indonesia</text:span></text:span><text:span text:style-name="T1"> (aturan pemerintah, insentif, model-model yang tersedia, pembangunan infrastruktur pengisian/SPKLU). Akui bahwa </text:span><text:span text:style-name="Strong_20_Emphasis"><text:span text:style-name="T1">listriknya harus berasal dari sumber bersih (EBT)</text:span></text:span><text:span text:style-name="T1"> agar benar-benar ramah lingkungan (</text:span><text:span text:style-name="Emphasis"><text:span text:style-name="T1">well-to-wheel</text:span></text:span><text:span text:style-name="T1">). </text:span></text:p>
                          </text:list-item>
                        </text:list>
                      </text:list-item>
                    </text:list>
                  </text:list-item>
                </text:list>
              </text:list-item>
              <text:list-item>
                <text:p text:style-name="P12"><text:span text:style-name="Strong_20_Emphasis"><text:span text:style-name="T1">Subbab 7.3: Mendorong Energi Bersih: Suara Kita Sebagai Konsumen</text:span></text:span></text:p>
                <text:list>
                  <text:list-item>
                    <text:p text:style-name="P128"><text:span text:style-name="Strong_20_Emphasis"><text:span text:style-name="T1">Prompt:</text:span></text:span><text:span text:style-name="T1"> "Jelaskan secara </text:span><text:span text:style-name="Strong_20_Emphasis"><text:span text:style-name="T1">praktis dan memberdayakan</text:span></text:span><text:span text:style-name="T1"> (sekitar 3-4 paragraf) bagaimana </text:span><text:span text:style-name="Strong_20_Emphasis"><text:span text:style-name="T1">pilihan kita sebagai konsumen</text:span></text:span><text:span text:style-name="T1"> bisa mendorong pengembangan energi bersih. </text:span></text:p>
                    <text:list>
                      <text:list-item>
                        <text:p text:style-name="P128"><text:span text:style-name="Strong_20_Emphasis"><text:span text:style-name="T1">Breakdown:</text:span></text:span><text:span text:style-name="T1"> </text:span></text:p>
                        <text:list>
                          <text:list-item>
                            <text:p text:style-name="P128"><text:span text:style-name="Strong_20_Emphasis"><text:span text:style-name="T1">Memilih Produk Ramah Lingkungan:</text:span></text:span><text:span text:style-name="T1"> Ajak </text:span><text:soft-page-break/><text:span text:style-name="T1">pembaca untuk selalu </text:span><text:span text:style-name="Strong_20_Emphasis"><text:span text:style-name="T1">mempertimbangkan dampak lingkungan</text:span></text:span><text:span text:style-name="T1"> saat membeli barang. Pilih produk yang awet, bisa didaur ulang, dan diproduksi dengan proses yang ramah lingkungan. Dukung perusahaan yang punya komitmen terhadap keberlanjutan. </text:span></text:p>
                          </text:list-item>
                          <text:list-item>
                            <text:p text:style-name="P128"><text:span text:style-name="Strong_20_Emphasis"><text:span text:style-name="T1">Listrik dari Sumber Terbarukan (Jika Ada):</text:span></text:span><text:span text:style-name="T1"> Jika ada </text:span><text:span text:style-name="Strong_20_Emphasis"><text:span text:style-name="T1">pilihan untuk berlangganan listrik dari sumber terbarukan (misal, skema </text:span></text:span><text:span text:style-name="Strong_20_Emphasis"><text:span text:style-name="Emphasis"><text:span text:style-name="T1">green tariff</text:span></text:span></text:span><text:span text:style-name="Strong_20_Emphasis"><text:span text:style-name="T1"> dari PLN)</text:span></text:span><text:span text:style-name="T1">, ajak pembaca untuk mempertimbangkannya (jika sesuai kemampuan). Jelaskan bahwa ini adalah cara langsung mendukung energi bersih. </text:span></text:p>
                          </text:list-item>
                          <text:list-item>
                            <text:p text:style-name="P128"><text:span text:style-name="Strong_20_Emphasis"><text:span text:style-name="T1">PLTS Atap (Jika Memungkinkan):</text:span></text:span><text:span text:style-name="T1"> Jika memungkinkan (punya rumah sendiri dengan atap yang cukup luas dan kuat), ajak pembaca untuk </text:span><text:span text:style-name="Strong_20_Emphasis"><text:span text:style-name="T1">mempertimbangkan memasang Pembangkit Listrik Tenaga Surya (PLTS) Atap</text:span></text:span><text:span text:style-name="T1">. Jelaskan bahwa ini bisa mengurangi tagihan listrik dan berkontribusi pada energi bersih. </text:span></text:p>
                          </text:list-item>
                          <text:list-item>
                            <text:p text:style-name="P128"><text:span text:style-name="Strong_20_Emphasis"><text:span text:style-name="T1">Mendukung Bisnis Berkelanjutan:</text:span></text:span><text:span text:style-name="T1"> Ajak pembaca untuk </text:span><text:span text:style-name="Strong_20_Emphasis"><text:span text:style-name="T1">mendukung bisnis yang punya komitmen terhadap keberlanjutan</text:span></text:span><text:span text:style-name="T1"> (misal, restoran yang menggunakan bahan-bahan lokal dan mengurangi limbah, hotel yang hemat energi, dll.). Ini adalah cara menunjukkan bahwa kita peduli dan ingin dunia usaha juga peduli. </text:span></text:p>
                          </text:list-item>
                        </text:list>
                      </text:list-item>
                    </text:list>
                  </text:list-item>
                </text:list>
              </text:list-item>
              <text:list-item>
                <text:p text:style-name="P12"><text:span text:style-name="Strong_20_Emphasis"><text:span text:style-name="T1">Subbab 7.4: Berpartisipasi Aktif: Suara Kita Sebagai Warga Negara</text:span></text:span></text:p>
                <text:list>
                  <text:list-item>
                    <text:p text:style-name="P128"><text:span text:style-name="Strong_20_Emphasis"><text:span text:style-name="T1">Prompt:</text:span></text:span><text:span text:style-name="T1"> "Sajikan </text:span><text:span text:style-name="Strong_20_Emphasis"><text:span text:style-name="T1">argumen yang kuat dan inspiratif</text:span></text:span><text:span text:style-name="T1"> (sekitar 4-5 paragraf) mengapa </text:span><text:span text:style-name="Strong_20_Emphasis"><text:span text:style-name="T1">suara kita sebagai warga negara</text:span></text:span><text:span text:style-name="T1"> (terutama generasi muda) sangat penting dalam kebijakan energi. </text:span></text:p>
                    <text:list>
                      <text:list-item>
                        <text:p text:style-name="P128"><text:span text:style-name="Strong_20_Emphasis"><text:span text:style-name="T1">Breakdown:</text:span></text:span><text:span text:style-name="T1"> </text:span></text:p>
                        <text:list>
                          <text:list-item>
                            <text:p text:style-name="P128"><text:span text:style-name="Strong_20_Emphasis"><text:span text:style-name="T1">Mengapa Suara Kita Penting:</text:span></text:span><text:span text:style-name="T1"> Jelaskan bahwa </text:span><text:span text:style-name="Strong_20_Emphasis"><text:span text:style-name="T1">pemerintah dan politisi perlu mendengar aspirasi masyarakat</text:span></text:span><text:span text:style-name="T1">, termasuk dalam isu energi. </text:span><text:soft-page-break/><text:span text:style-name="T1">Jelaskan bahwa kita punya hak untuk menyampaikan pendapat dan menuntut perubahan. Jelaskan mengapa </text:span><text:span text:style-name="Strong_20_Emphasis"><text:span text:style-name="T1">generasi muda punya kepentingan khusus</text:span></text:span><text:span text:style-name="T1"> dalam kebijakan energi, karena merekalah yang akan hidup dengan konsekuensi dari keputusan yang diambil hari ini. </text:span></text:p>
                          </text:list-item>
                          <text:list-item>
                            <text:p text:style-name="P128"><text:span text:style-name="Strong_20_Emphasis"><text:span text:style-name="T1">Cara Menyampaikan Suara:</text:span></text:span><text:span text:style-name="T1"> Beri contoh cara-cara kita bisa </text:span><text:span text:style-name="Strong_20_Emphasis"><text:span text:style-name="T1">berpartisipasi aktif</text:span></text:span><text:span text:style-name="T1">: </text:span></text:p>
                            <text:list>
                              <text:list-item>
                                <text:p text:style-name="P128"><text:span text:style-name="Strong_20_Emphasis"><text:span text:style-name="T1">Menggunakan Hak Pilih:</text:span></text:span><text:span text:style-name="T1"> Pilih politisi yang punya </text:span><text:span text:style-name="Strong_20_Emphasis"><text:span text:style-name="T1">komitmen kuat terhadap energi bersih dan kebijakan iklim yang ambisius</text:span></text:span><text:span text:style-name="T1">. Pelajari rekam jejak mereka terkait isu ini. </text:span></text:p>
                              </text:list-item>
                              <text:list-item>
                                <text:p text:style-name="P128"><text:span text:style-name="Strong_20_Emphasis"><text:span text:style-name="T1">Mengikuti Pemilu:</text:span></text:span><text:span text:style-name="T1"> Ajak pembaca untuk </text:span><text:span text:style-name="Strong_20_Emphasis"><text:span text:style-name="T1">memilih dengan cerdas</text:span></text:span><text:span text:style-name="T1"> dan memberikan suara untuk calon yang mendukung energi bersih. </text:span></text:p>
                              </text:list-item>
                              <text:list-item>
                                <text:p text:style-name="P128"><text:span text:style-name="Strong_20_Emphasis"><text:span text:style-name="T1">Menyuarakan Pendapat Secara Online/Offline:</text:span></text:span><text:span text:style-name="T1"> Gunakan media sosial, petisi online, surat ke media, atau ikut dalam aksi damai/demonstrasi (dengan cara yang bertanggung jawab dan sesuai aturan) untuk menyampaikan pendapat kita tentang kebijakan energi. </text:span></text:p>
                              </text:list-item>
                              <text:list-item>
                                <text:p text:style-name="P128"><text:span text:style-name="Strong_20_Emphasis"><text:span text:style-name="T1">Bergabung dengan Organisasi/Komunitas:</text:span></text:span><text:span text:style-name="T1"> Ajak pembaca untuk bergabung dengan </text:span><text:span text:style-name="Strong_20_Emphasis"><text:span text:style-name="T1">organisasi atau komunitas yang peduli pada isu lingkungan dan energi</text:span></text:span><text:span text:style-name="T1">. Bersama, suara kita akan lebih kuat. </text:span></text:p>
                              </text:list-item>
                              <text:list-item>
                                <text:p text:style-name="P128"><text:span text:style-name="Strong_20_Emphasis"><text:span text:style-name="T1">Menulis Surat ke Pemerintah/DPR:</text:span></text:span><text:span text:style-name="T1"> Kita punya hak untuk </text:span><text:span text:style-name="Strong_20_Emphasis"><text:span text:style-name="T1">menulis surat atau email ke pemerintah atau anggota DPR</text:span></text:span><text:span text:style-name="T1"> untuk menyampaikan aspirasi kita tentang kebijakan energi. </text:span></text:p>
                              </text:list-item>
                            </text:list>
                          </text:list-item>
                          <text:list-item>
                            <text:p text:style-name="P128"><text:span text:style-name="Strong_20_Emphasis"><text:span text:style-name="T1">Contoh Sukses:</text:span></text:span><text:span text:style-name="T1"> Beri contoh (jika ada) bagaimana </text:span><text:span text:style-name="Strong_20_Emphasis"><text:span text:style-name="T1">tekanan publik atau gerakan sosial</text:span></text:span><text:span text:style-name="T1"> berhasil memengaruhi kebijakan energi (misal, pembatalan </text:span><text:soft-page-break/><text:span text:style-name="T1">proyek PLTU yang merugikan, perubahan aturan yang mendukung energi terbarukan). Ini menunjukkan bahwa suara kita bisa membuat perbedaan. </text:span></text:p>
                          </text:list-item>
                          <text:list-item>
                            <text:p text:style-name="P12"><text:span text:style-name="Strong_20_Emphasis"><text:span text:style-name="T1">Tanggung Jawab Generasi Muda:</text:span></text:span><text:span text:style-name="T1"> Tekankan bahwa sebagai </text:span><text:span text:style-name="Strong_20_Emphasis"><text:span text:style-name="T1">generasi masa depan</text:span></text:span><text:span text:style-name="T1">, kita punya tanggung jawab untuk </text:span><text:span text:style-name="Strong_20_Emphasis"><text:span text:style-name="T1">mengawasi kebijakan energi</text:span></text:span><text:span text:style-name="T1"> dan </text:span><text:span text:style-name="Strong_20_Emphasis"><text:span text:style-name="T1">memastikan pemerintah mengambil langkah-langkah yang tepat</text:span></text:span><text:span text:style-name="T1"> untuk menciptakan masa depan energi yang berkelanjutan bagi Indonesia." </text:span></text:p>
                          </text:list-item>
                        </text:list>
                      </text:list-item>
                    </text:list>
                  </text:list-item>
                </text:list>
              </text:list-item>
            </text:list>
          </text:section>
          <text:section text:style-name="Sect1" text:name="feedback-form-13">
            <text:p text:style-name="P104"/>
          </text:section>
        </text:section>
        <text:section text:style-name="Sect1" text:name="b18b3cc6218061a4">
          <text:p text:style-name="P104"/>
          <text:section text:style-name="Sect1" text:name="user-query-content-14">
            <text:p text:style-name="P237">Pada Bab 8 Tambahkan prompt pada awal bab untuk mendapatkan pengantar , pada tiap subbab/sub-subab untuk mendapatkan isi dengan pembahasan mendalam </text:p>
          </text:section>
          <text:p text:style-name="P218">Tampilkan alur berpikir</text:p>
          <text:section text:style-name="Sect2" text:name="model-response-message-contentr_b18b3cc6218061a4">
            <text:p text:style-name="P218"/>
          </text:section>
          <text:section text:style-name="Sect1" text:name="feedback-form-14">
            <text:p text:style-name="P218"/>
          </text:section>
        </text:section>
        <text:section text:style-name="Sect1" text:name="af695ef6ca59a054">
          <text:p text:style-name="P104"/>
          <text:section text:style-name="Sect1" text:name="user-query-content-15">
            <text:p text:style-name="P237">present iy </text:p>
          </text:section>
          <text:p text:style-name="P218">Tampilkan alur berpikir</text:p>
          <text:section text:style-name="Sect2" text:name="model-response-message-contentr_af695ef6ca59a054">
            <text:p text:style-name="Text_20_body"><text:span text:style-name="T1">Oke, ini adalah kumpulan </text:span><text:span text:style-name="Emphasis"><text:span text:style-name="T1">prompt</text:span></text:span><text:span text:style-name="T1"> untuk Bab 8: "Menuju Masa Depan Berkelanjutan: Pilihan Ada di Tangan Kita", yang dirancang sebagai bab penutup buku, menghasilkan pengantar bab dan pembahasan mendalam untuk setiap subbab, dengan gaya bahasa yang sesuai untuk remaja Indonesia (sesuai konteks saat ini, April 2025):</text:span></text:p>
            <text:p text:style-name="P239"/>
            <text:p text:style-name="Text_20_body"><text:span text:style-name="Strong_20_Emphasis"><text:span text:style-name="T1">Prompt untuk Pengantar Bab 8:</text:span></text:span></text:p>
            <text:p text:style-name="Text_20_body"><text:span text:style-name="T1">"Tuliskan pengantar yang </text:span><text:span text:style-name="Strong_20_Emphasis"><text:span text:style-name="T1">reflektif dan penuh makna</text:span></text:span><text:span text:style-name="T1"> (sekitar 2 paragraf) untuk Bab 8: 'Menuju Masa Depan Berkelanjutan: Pilihan Ada di Tangan Kita'. Mulailah dengan mengajak pembaca </text:span><text:span text:style-name="Strong_20_Emphasis"><text:span text:style-name="T1">menengok kembali perjalanan</text:span></text:span><text:span text:style-name="T1"> kita dalam buku ini: dari memahami krisis energi, menjelajahi berbagai solusi </text:span><text:soft-page-break/><text:span text:style-name="T1">energi bersih yang menakjubkan (surya, angin, air, geotermal, hingga fusi), hingga menyadari pentingnya teknologi pendukung dan peran kita semua. Tekankan bahwa </text:span><text:span text:style-name="Strong_20_Emphasis"><text:span text:style-name="T1">harapan itu nyata</text:span></text:span><text:span text:style-name="T1">, tapi perjuangan belum selesai. Perkenalkan bab terakhir ini sebagai </text:span><text:span text:style-name="Strong_20_Emphasis"><text:span text:style-name="T1">momen perenungan</text:span></text:span><text:span text:style-name="T1"> tentang apa arti </text:span><text:span text:style-name="Strong_20_Emphasis"><text:span text:style-name="T1">keberlanjutan energi</text:span></text:span><text:span text:style-name="T1"> yang sesungguhnya, bagaimana wujud </text:span><text:span text:style-name="Strong_20_Emphasis"><text:span text:style-name="T1">masa depan energi ideal</text:span></text:span><text:span text:style-name="T1"> yang kita impikan, dan bagaimana </text:span><text:span text:style-name="Strong_20_Emphasis"><text:span text:style-name="T1">kita, terutama generasi muda Indonesia</text:span></text:span><text:span text:style-name="T1">, memegang kunci untuk mewujudkannya."</text:span></text:p>
            <text:p text:style-name="P239"/>
            <text:p text:style-name="Text_20_body"><text:span text:style-name="Strong_20_Emphasis"><text:span text:style-name="T1">Prompt untuk Isi Subbab (Pembahasan Mendalam):</text:span></text:span></text:p>
            <text:list xml:id="list8959826576421380964" text:style-name="L17">
              <text:list-item>
                <text:p text:style-name="P13"><text:span text:style-name="Strong_20_Emphasis"><text:span text:style-name="T1">Subbab 8.1: Apa Arti Keberlanjutan Energi?</text:span></text:span></text:p>
                <text:list>
                  <text:list-item>
                    <text:p text:style-name="P129"><text:span text:style-name="Strong_20_Emphasis"><text:span text:style-name="T1">Prompt:</text:span></text:span><text:span text:style-name="T1"> "Jelaskan secara </text:span><text:span text:style-name="Strong_20_Emphasis"><text:span text:style-name="T1">mendalam tapi mudah dipahami</text:span></text:span><text:span text:style-name="T1"> (sekitar 3-4 paragraf) konsep </text:span><text:span text:style-name="Strong_20_Emphasis"><text:span text:style-name="T1">keberlanjutan energi (energy sustainability)</text:span></text:span><text:span text:style-name="T1"> untuk remaja. </text:span></text:p>
                    <text:list>
                      <text:list-item>
                        <text:p text:style-name="P129"><text:span text:style-name="Strong_20_Emphasis"><text:span text:style-name="T1">Breakdown:</text:span></text:span><text:span text:style-name="T1"> </text:span></text:p>
                        <text:list>
                          <text:list-item>
                            <text:p text:style-name="P129"><text:span text:style-name="Strong_20_Emphasis"><text:span text:style-name="T1">Definisi Sederhana:</text:span></text:span><text:span text:style-name="T1"> Jelaskan definisi keberlanjutan yang paling umum: </text:span><text:span text:style-name="Strong_20_Emphasis"><text:span text:style-name="T1">memenuhi kebutuhan energi saat ini tanpa mengorbankan kemampuan generasi mendatang untuk memenuhi kebutuhan mereka</text:span></text:span><text:span text:style-name="T1">. Gunakan </text:span><text:span text:style-name="Strong_20_Emphasis"><text:span text:style-name="T1">analogi sederhana</text:span></text:span><text:span text:style-name="T1"> (misal: seperti menjaga 'tabungan' energi dan lingkungan untuk anak cucu kita, bukan menghabiskannya sekarang). </text:span></text:p>
                          </text:list-item>
                          <text:list-item>
                            <text:p text:style-name="P129"><text:span text:style-name="Strong_20_Emphasis"><text:span text:style-name="T1">Tiga Pilar Keberlanjutan (Konteks Energi):</text:span></text:span><text:span text:style-name="T1"> Jelaskan bahwa keberlanjutan energi mencakup tiga aspek penting yang saling terkait: </text:span></text:p>
                            <text:list>
                              <text:list-item>
                                <text:p text:style-name="P129"><text:span text:style-name="Strong_20_Emphasis"><text:span text:style-name="T1">Lingkungan (Planet):</text:span></text:span><text:span text:style-name="T1"> Menggunakan sumber energi yang </text:span><text:span text:style-name="Strong_20_Emphasis"><text:span text:style-name="T1">rendah emisi, minim polusi, menjaga keanekaragaman hayati, dan tidak merusak ekosistem</text:span></text:span><text:span text:style-name="T1"> (transisi dari fosil ke EBT adalah kuncinya). </text:span></text:p>
                              </text:list-item>
                              <text:list-item>
                                <text:p text:style-name="P129"><text:span text:style-name="Strong_20_Emphasis"><text:span text:style-name="T1">Ekonomi (Profit/Prosperity):</text:span></text:span><text:span text:style-name="T1"> Menyediakan energi yang </text:span><text:span text:style-name="Strong_20_Emphasis"><text:span text:style-name="T1">terjangkau (affordable)</text:span></text:span><text:span text:style-name="T1"> bagi semua lapisan masyarakat dan </text:span><text:span text:style-name="Strong_20_Emphasis"><text:span text:style-name="T1">andal (reliable)</text:span></text:span><text:span text:style-name="T1"> untuk mendukung aktivitas ekonomi. Energi bersih juga menciptakan </text:span><text:soft-page-break/><text:span text:style-name="Strong_20_Emphasis"><text:span text:style-name="T1">peluang ekonomi dan lapangan kerja baru</text:span></text:span><text:span text:style-name="T1"> di industri hijau. </text:span></text:p>
                              </text:list-item>
                              <text:list-item>
                                <text:p text:style-name="P129"><text:span text:style-name="Strong_20_Emphasis"><text:span text:style-name="T1">Sosial (People):</text:span></text:span><text:span text:style-name="T1"> Memastikan </text:span><text:span text:style-name="Strong_20_Emphasis"><text:span text:style-name="T1">akses energi yang merata</text:span></text:span><text:span text:style-name="T1"> bagi semua orang (termasuk di daerah terpencil Indonesia), menciptakan </text:span><text:span text:style-name="Strong_20_Emphasis"><text:span text:style-name="T1">lapangan kerja yang layak dan aman</text:span></text:span><text:span text:style-name="T1"> di sektor energi bersih, serta menjalankan </text:span><text:span text:style-name="Strong_20_Emphasis"><text:span text:style-name="T1">transisi energi yang berkeadilan (just transition)</text:span></text:span><text:span text:style-name="T1"> tanpa merugikan kelompok tertentu. </text:span></text:p>
                              </text:list-item>
                            </text:list>
                          </text:list-item>
                          <text:list-item>
                            <text:p text:style-name="P129"><text:span text:style-name="Strong_20_Emphasis"><text:span text:style-name="T1">Mengapa Penting?:</text:span></text:span><text:span text:style-name="T1"> Tekankan mengapa keberlanjutan energi </text:span><text:span text:style-name="Strong_20_Emphasis"><text:span text:style-name="T1">sangat krusial</text:span></text:span><text:span text:style-name="T1"> untuk masa depan kita bersama: mencegah dampak terburuk perubahan iklim, menjaga kesehatan masyarakat, memastikan ketahanan dan kedaulatan energi nasional, serta menciptakan kualitas hidup yang lebih baik untuk semua warga Indonesia." </text:span></text:p>
                          </text:list-item>
                        </text:list>
                      </text:list-item>
                    </text:list>
                  </text:list-item>
                </text:list>
              </text:list-item>
              <text:list-item>
                <text:p text:style-name="P13"><text:span text:style-name="Strong_20_Emphasis"><text:span text:style-name="T1">Subbab 8.2: Visi Masa Depan: Dunia dengan Energi Bersih dan Tak Terbatas</text:span></text:span></text:p>
                <text:list>
                  <text:list-item>
                    <text:p text:style-name="P129"><text:span text:style-name="Strong_20_Emphasis"><text:span text:style-name="T1">Prompt:</text:span></text:span><text:span text:style-name="T1"> "Gambarkan sebuah </text:span><text:span text:style-name="Strong_20_Emphasis"><text:span text:style-name="T1">visi masa depan yang inspiratif dan positif</text:span></text:span><text:span text:style-name="T1"> (sekitar 4-5 paragraf) tentang bagaimana dunia (dan khususnya Indonesia) bisa terlihat jika kita berhasil mencapai keberlanjutan energi. Buatlah semenarik mungkin untuk imajinasi remaja. </text:span></text:p>
                    <text:list>
                      <text:list-item>
                        <text:p text:style-name="P129"><text:span text:style-name="Strong_20_Emphasis"><text:span text:style-name="T1">Breakdown:</text:span></text:span><text:span text:style-name="T1"> </text:span></text:p>
                        <text:list>
                          <text:list-item>
                            <text:p text:style-name="P129"><text:span text:style-name="Strong_20_Emphasis"><text:span text:style-name="T1">Langit Biru &amp; Udara Segar:</text:span></text:span><text:span text:style-name="T1"> Lukiskan gambaran kota-kota di Indonesia (Jakarta, Surabaya, dll.) dengan </text:span><text:span text:style-name="Strong_20_Emphasis"><text:span text:style-name="T1">udara yang jauh lebih bersih dan segar</text:span></text:span><text:span text:style-name="T1"> karena mayoritas kendaraan sudah listrik dan industri menggunakan energi bersih. Langit lebih biru cerah, penyakit pernapasan akibat polusi menurun drastis. </text:span></text:p>
                          </text:list-item>
                          <text:list-item>
                            <text:p text:style-name="P129"><text:span text:style-name="Strong_20_Emphasis"><text:span text:style-name="T1">Energi Melimpah, Andal &amp; Merata:</text:span></text:span><text:span text:style-name="T1"> Bayangkan rumah, sekolah, warung internet, dan pabrik ditenagai oleh </text:span><text:span text:style-name="Strong_20_Emphasis"><text:span text:style-name="T1">listrik yang berasal dari kombinasi cerdas</text:span></text:span><text:span text:style-name="T1">: panel surya di setiap atap, </text:span><text:soft-page-break/><text:span text:style-name="T1">ladang angin di pesisir atau lepas pantai, PLTA dan PLTP yang terawat baik, serta energi laut yang mulai dimanfaatkan. Mungkin di masa depan ada reaktor fusi mini yang aman. Energi </text:span><text:span text:style-name="Strong_20_Emphasis"><text:span text:style-name="T1">lebih terjangkau harganya dan aksesnya merata</text:span></text:span><text:span text:style-name="T1"> hingga ke desa-desa terpencil di Papua, NTT, atau pulau terluar lainnya berkat </text:span><text:span text:style-name="Emphasis"><text:span text:style-name="T1">microgrid</text:span></text:span><text:span text:style-name="T1"> pintar. </text:span></text:p>
                          </text:list-item>
                          <text:list-item>
                            <text:p text:style-name="P129"><text:span text:style-name="Strong_20_Emphasis"><text:span text:style-name="T1">Teknologi Cerdas &amp; Efisien:</text:span></text:span><text:span text:style-name="T1"> Gambarkan </text:span><text:span text:style-name="Strong_20_Emphasis"><text:span text:style-name="T1">smart grid</text:span></text:span><text:span text:style-name="T1"> yang mengelola energi secara otomatis dan efisien di seluruh nusantara, </text:span><text:span text:style-name="Strong_20_Emphasis"><text:span text:style-name="T1">rumah/gedung pintar</text:span></text:span><text:span text:style-name="T1"> yang bisa mengatur pemakaian energi sendiri, dan </text:span><text:span text:style-name="Strong_20_Emphasis"><text:span text:style-name="T1">transportasi publik listrik</text:span></text:span><text:span text:style-name="T1"> (KRL, MRT, LRT, bus listrik) yang nyaman, cepat, dan terintegrasi. </text:span></text:p>
                          </text:list-item>
                          <text:list-item>
                            <text:p text:style-name="P129"><text:span text:style-name="Strong_20_Emphasis"><text:span text:style-name="T1">Ekonomi Hijau &amp; Lapangan Kerja Baru:</text:span></text:span><text:span text:style-name="T1"> Bayangkan </text:span><text:span text:style-name="Strong_20_Emphasis"><text:span text:style-name="T1">berkembangnya industri energi terbarukan dan teknologi pendukungnya</text:span></text:span><text:span text:style-name="T1"> di Indonesia (pembuatan panel surya, baterai, komponen turbin, software AI energi), menciptakan banyak </text:span><text:span text:style-name="Strong_20_Emphasis"><text:span text:style-name="T1">lapangan kerja berkualitas</text:span></text:span><text:span text:style-name="T1"> bagi anak muda Indonesia dalam bidang instalasi, perawatan, manufaktur, riset, digital, dan pengembangan teknologi hijau. </text:span></text:p>
                          </text:list-item>
                          <text:list-item>
                            <text:p text:style-name="P129"><text:span text:style-name="Strong_20_Emphasis"><text:span text:style-name="T1">Alam Indonesia yang Lebih Terjaga:</text:span></text:span><text:span text:style-name="T1"> Gambarkan </text:span><text:span text:style-name="Strong_20_Emphasis"><text:span text:style-name="T1">ekosistem Indonesia yang kaya raya (hutan, laut, sungai)</text:span></text:span><text:span text:style-name="T1"> lebih sehat karena tekanan dari polusi energi fosil dan penambangan yang merusak berkurang. Keanekaragaman hayati lebih terjaga. </text:span></text:p>
                          </text:list-item>
                          <text:list-item>
                            <text:p text:style-name="P129"><text:span text:style-name="Strong_20_Emphasis"><text:span text:style-name="T1">Bukan Mimpi Belaka:</text:span></text:span><text:span text:style-name="T1"> Tekankan bahwa visi ini </text:span><text:span text:style-name="Strong_20_Emphasis"><text:span text:style-name="T1">bukan sekadar khayalan fiksi ilmiah</text:span></text:span><text:span text:style-name="T1">, tapi </text:span><text:span text:style-name="Strong_20_Emphasis"><text:span text:style-name="T1">arah tujuan yang bisa dicapai</text:span></text:span><text:span text:style-name="T1"> jika ada kemauan politik, inovasi teknologi, investasi yang tepat, dan partisipasi aktif dari kita semua." </text:span></text:p>
                          </text:list-item>
                        </text:list>
                      </text:list-item>
                    </text:list>
                  </text:list-item>
                </text:list>
              </text:list-item>
              <text:list-item>
                <text:p text:style-name="P13"><text:span text:style-name="Strong_20_Emphasis"><text:span text:style-name="T1">Subbab 8.3: Peran Kamu Sebagai Generasi Penerus</text:span></text:span></text:p>
                <text:list>
                  <text:list-item>
                    <text:p text:style-name="P129"><text:span text:style-name="Strong_20_Emphasis"><text:span text:style-name="T1">Prompt:</text:span></text:span><text:span text:style-name="T1"> "Berikan </text:span><text:span text:style-name="Strong_20_Emphasis"><text:span text:style-name="T1">pesan yang kuat dan memberdayakan</text:span></text:span><text:span text:style-name="T1"> (sekitar 3-4 paragraf) yang menegaskan kembali </text:span><text:span text:style-name="Strong_20_Emphasis"><text:span text:style-name="T1">peran penting </text:span></text:span><text:soft-page-break/><text:span text:style-name="Strong_20_Emphasis"><text:span text:style-name="T1">pembaca remaja Indonesia</text:span></text:span><text:span text:style-name="T1"> sebagai agen perubahan dalam mewujudkan masa depan energi berkelanjutan. </text:span></text:p>
                    <text:list>
                      <text:list-item>
                        <text:p text:style-name="P129"><text:span text:style-name="Strong_20_Emphasis"><text:span text:style-name="T1">Breakdown:</text:span></text:span><text:span text:style-name="T1"> </text:span></text:p>
                        <text:list>
                          <text:list-item>
                            <text:p text:style-name="P129"><text:span text:style-name="Strong_20_Emphasis"><text:span text:style-name="T1">Pewaris Sekaligus Arsitek Masa Depan:</text:span></text:span><text:span text:style-name="T1"> Ingatkan kembali bahwa </text:span><text:span text:style-name="Strong_20_Emphasis"><text:span text:style-name="T1">generasi merekalah yang akan paling lama merasakan dampak</text:span></text:span><text:span text:style-name="T1"> dari krisis iklim dan energi, tetapi juga yang akan </text:span><text:span text:style-name="Strong_20_Emphasis"><text:span text:style-name="T1">paling menikmati manfaat</text:span></text:span><text:span text:style-name="T1"> dari solusi energi bersih. Mereka bukan hanya pewaris, tapi juga </text:span><text:span text:style-name="Strong_20_Emphasis"><text:span text:style-name="T1">arsitek masa depan Indonesia</text:span></text:span><text:span text:style-name="T1">. </text:span></text:p>
                          </text:list-item>
                          <text:list-item>
                            <text:p text:style-name="P129"><text:span text:style-name="Strong_20_Emphasis"><text:span text:style-name="T1">Kekuatan Pilihan Sehari-hari:</text:span></text:span><text:span text:style-name="T1"> Ulangi secara singkat bahwa </text:span><text:span text:style-name="Strong_20_Emphasis"><text:span text:style-name="T1">tindakan hemat energi</text:span></text:span><text:span text:style-name="T1"> di rumah/sekolah, </text:span><text:span text:style-name="Strong_20_Emphasis"><text:span text:style-name="T1">pilihan transportasi</text:span></text:span><text:span text:style-name="T1">, dan </text:span><text:span text:style-name="Strong_20_Emphasis"><text:span text:style-name="T1">gaya hidup yang lebih mindful</text:span></text:span><text:span text:style-name="T1"> (tidak boros, mengurangi sampah), jika dilakukan bersama-sama oleh jutaan anak muda, memiliki </text:span><text:span text:style-name="Strong_20_Emphasis"><text:span text:style-name="T1">dampak kolektif</text:span></text:span><text:span text:style-name="T1"> yang signifikan. </text:span></text:p>
                          </text:list-item>
                          <text:list-item>
                            <text:p text:style-name="P129"><text:span text:style-name="Strong_20_Emphasis"><text:span text:style-name="T1">Kekuatan Suara, Ide &amp; Kreativitas:</text:span></text:span><text:span text:style-name="T1"> Tekankan lagi pentingnya </text:span><text:span text:style-name="Strong_20_Emphasis"><text:span text:style-name="T1">berani bersuara secara konstruktif</text:span></text:span><text:span text:style-name="T1">, bertanya kritis, terus belajar, berbagi informasi yang benar (lawan hoaks!), dan </text:span><text:span text:style-name="Strong_20_Emphasis"><text:span text:style-name="T1">menuntut akuntabilitas</text:span></text:span><text:span text:style-name="T1"> dari para pemimpin. Dorong mereka untuk </text:span><text:span text:style-name="Strong_20_Emphasis"><text:span text:style-name="T1">kreatif dan inovatif</text:span></text:span><text:span text:style-name="T1">: membuat konten positif tentang energi bersih, ikut lomba karya ilmiah/inovasi, memulai gerakan hemat energi di sekolah atau komunitas, dll. </text:span></text:p>
                          </text:list-item>
                          <text:list-item>
                            <text:p text:style-name="P129"><text:span text:style-name="Strong_20_Emphasis"><text:span text:style-name="T1">Pembelajar Adaptif:</text:span></text:span><text:span text:style-name="T1"> Ajak mereka untuk </text:span><text:span text:style-name="Strong_20_Emphasis"><text:span text:style-name="T1">terus belajar dan beradaptasi</text:span></text:span><text:span text:style-name="T1"> dengan perkembangan teknologi energi dan isu lingkungan yang sangat cepat. Kemampuan belajar adalah aset terpenting. </text:span></text:p>
                          </text:list-item>
                          <text:list-item>
                            <text:p text:style-name="P129"><text:span text:style-name="Strong_20_Emphasis"><text:span text:style-name="T1">Masa Depan Karir di Sektor Hijau:</text:span></text:span><text:span text:style-name="T1"> Singgung kembali bahwa sektor energi bersih, ekonomi sirkular, dan teknologi hijau adalah </text:span><text:span text:style-name="Strong_20_Emphasis"><text:span text:style-name="T1">bidang karir yang sangat menjanjikan dan bermakna</text:span></text:span><text:span text:style-name="T1"> di Indonesia masa depan. Dorong mereka yang tertarik untuk </text:span><text:span text:style-name="Strong_20_Emphasis"><text:span text:style-name="T1">mengeksplorasi studi dan karir</text:span></text:span><text:span text:style-name="T1"> di bidang ini. </text:span></text:p>
                          </text:list-item>
                          <text:list-item>
                            <text:p text:style-name="P129"><text:soft-page-break/><text:span text:style-name="Strong_20_Emphasis"><text:span text:style-name="T1">Optimisme &amp; Kolaborasi:</text:span></text:span><text:span text:style-name="T1"> Akhiri subbab ini dengan </text:span><text:span text:style-name="Strong_20_Emphasis"><text:span text:style-name="T1">nada optimistis</text:span></text:span><text:span text:style-name="T1">, menekankan bahwa meskipun tantangannya besar, </text:span><text:span text:style-name="Strong_20_Emphasis"><text:span text:style-name="T1">generasi muda Indonesia punya energi, kreativitas, konektivitas digital, dan semangat gotong royong</text:span></text:span><text:span text:style-name="T1"> untuk membuat perubahan nyata jika mau berkolaborasi." </text:span></text:p>
                          </text:list-item>
                        </text:list>
                      </text:list-item>
                    </text:list>
                  </text:list-item>
                </text:list>
              </text:list-item>
              <text:list-item>
                <text:p text:style-name="P13"><text:span text:style-name="Strong_20_Emphasis"><text:span text:style-name="T1">Subbab 8.4: Pesan Terakhir: Energi Tak Terbatas, Masa Depan Tak Terbatas</text:span></text:span></text:p>
                <text:list>
                  <text:list-item>
                    <text:p text:style-name="P129"><text:span text:style-name="Strong_20_Emphasis"><text:span text:style-name="T1">Prompt:</text:span></text:span><text:span text:style-name="T1"> "Tuliskan </text:span><text:span text:style-name="Strong_20_Emphasis"><text:span text:style-name="T1">paragraf penutup yang paling berkesan, menggugah, dan membekas di hati</text:span></text:span><text:span text:style-name="T1"> (sekitar 2-3 paragraf) untuk mengakhiri keseluruhan buku ini. </text:span></text:p>
                    <text:list>
                      <text:list-item>
                        <text:p text:style-name="P129"><text:span text:style-name="Strong_20_Emphasis"><text:span text:style-name="T1">Breakdown:</text:span></text:span><text:span text:style-name="T1"> </text:span></text:p>
                        <text:list>
                          <text:list-item>
                            <text:p text:style-name="P129"><text:span text:style-name="Strong_20_Emphasis"><text:span text:style-name="T1">Makna 'Tak Terbatas':</text:span></text:span><text:span text:style-name="T1"> Kaitkan kembali dengan judul buku 'Energi Tak Terbatas'. Jelaskan bahwa 'tak terbatas' bukan hanya soal </text:span><text:span text:style-name="Strong_20_Emphasis"><text:span text:style-name="T1">pasokan energi</text:span></text:span><text:span text:style-name="T1"> dari matahari, bumi, atau fusi di masa depan, tapi lebih dalam lagi, ini tentang </text:span><text:span text:style-name="Strong_20_Emphasis"><text:span text:style-name="T1">potensi tak terbatas</text:span></text:span><text:span text:style-name="T1"> yang bisa terbuka bagi Indonesia dan dunia jika kita berhasil melakukan transisi energi ini – potensi untuk </text:span><text:span text:style-name="Strong_20_Emphasis"><text:span text:style-name="T1">masa depan yang lebih adil, lebih sehat, lebih cerdas, lebih sejahtera, dan lebih lestari</text:span></text:span><text:span text:style-name="T1">. Potensi </text:span><text:span text:style-name="Strong_20_Emphasis"><text:span text:style-name="T1">inovasi dan kemajuan</text:span></text:span><text:span text:style-name="T1"> yang tak terbatas. </text:span></text:p>
                          </text:list-item>
                          <text:list-item>
                            <text:p text:style-name="P129"><text:span text:style-name="Strong_20_Emphasis"><text:span text:style-name="T1">Intisari Perjalanan:</text:span></text:span><text:span text:style-name="T1"> Rangkum </text:span><text:span text:style-name="Strong_20_Emphasis"><text:span text:style-name="T1">pesan inti buku</text:span></text:span><text:span text:style-name="T1"> dalam beberapa kalimat kuat dan mudah diingat: Krisis energi itu nyata dan mendesak. Solusi energi bersih itu ada, beragam, dan terus berkembang. Teknologi itu penting, tapi </text:span><text:span text:style-name="Strong_20_Emphasis"><text:span text:style-name="T1">manusia (kita semua!) adalah kuncinya</text:span></text:span><text:span text:style-name="T1">. Masa depan energi adalah </text:span><text:span text:style-name="Strong_20_Emphasis"><text:span text:style-name="T1">pilihan kolektif</text:span></text:span><text:span text:style-name="T1"> yang kita buat hari ini. </text:span></text:p>
                          </text:list-item>
                          <text:list-item>
                            <text:p text:style-name="P13"><text:span text:style-name="Strong_20_Emphasis"><text:span text:style-name="T1">Panggilan Jiwa (Final Call to Action &amp; Hope):</text:span></text:span><text:span text:style-name="T1"> Berikan </text:span><text:span text:style-name="Strong_20_Emphasis"><text:span text:style-name="T1">panggilan terakhir yang menyentuh hati dan penuh harapan</text:span></text:span><text:span text:style-name="T1">. Ajak pembaca untuk </text:span><text:span text:style-name="Strong_20_Emphasis"><text:span text:style-name="T1">tidak hanya menjadi pembaca pasif</text:span></text:span><text:span text:style-name="T1">, tapi </text:span><text:span text:style-name="Strong_20_Emphasis"><text:span text:style-name="T1">menjadi pelaku aktif</text:span></text:span><text:span text:style-name="T1"> dalam cerita besar transisi energi ini, sekecil apapun perannya. Tegaskan bahwa </text:span><text:span text:style-name="Strong_20_Emphasis"><text:span text:style-name="T1">masa </text:span></text:span><text:soft-page-break/><text:span text:style-name="Strong_20_Emphasis"><text:span text:style-name="T1">depan energi Indonesia dan masa depan planet ini benar-benar ada di pundak generasi mereka</text:span></text:span><text:span text:style-name="T1">. Tutup dengan kalimat penutup yang </text:span><text:span text:style-name="Strong_20_Emphasis"><text:span text:style-name="T1">sangat optimistis, menggugah semangat ke-Indonesia-an, kuat, dan tak terlupakan</text:span></text:span><text:span text:style-name="T1">, meninggalkan pembaca dengan perasaan terinspirasi, termotivasi, dan siap berkontribusi untuk mewujudkan 'Energi Tak Terbatas' demi 'Masa Depan Tak Terbatas'." </text:span></text:p>
                          </text:list-item>
                        </text:list>
                      </text:list-item>
                    </text:list>
                  </text:list-item>
                </text:list>
              </text:list-item>
            </text:list>
            <text:p text:style-name="P239"/>
          </text:section>
          <text:section text:style-name="Sect1" text:name="feedback-form-15">
            <text:p text:style-name="P218"/>
          </text:section>
        </text:section>
        <text:section text:style-name="Sect1" text:name="b8a4c925a99f176c">
          <text:p text:style-name="P104"/>
          <text:section text:style-name="Sect1" text:name="user-query-content-16">
            <text:p text:style-name="P237">pada penutup buatkan prompt untuk mendapatkan isinya </text:p>
          </text:section>
          <text:p text:style-name="P218">Tampilkan alur berpikir</text:p>
          <text:section text:style-name="Sect2" text:name="model-response-message-contentr_b8a4c925a99f176c">
            <text:p text:style-name="Text_20_body"><text:span text:style-name="T1">Tentu, berikut adalah </text:span><text:span text:style-name="Emphasis"><text:span text:style-name="T1">prompt</text:span></text:span><text:span text:style-name="T1"> untuk menghasilkan isi bagian </text:span><text:span text:style-name="Strong_20_Emphasis"><text:span text:style-name="T1">Penutup</text:span></text:span><text:span text:style-name="T1"> buku Anda, yang merupakan kata-kata terakhir setelah Bab 8:</text:span></text:p>
            <text:p text:style-name="P239"/>
            <text:p text:style-name="Text_20_body"><text:span text:style-name="Strong_20_Emphasis"><text:span text:style-name="T1">Prompt untuk Penutup:</text:span></text:span></text:p>
            <text:p text:style-name="Text_20_body"><text:span text:style-name="T1">"Tuliskan sebuah </text:span><text:span text:style-name="Strong_20_Emphasis"><text:span text:style-name="T1">Penutup</text:span></text:span><text:span text:style-name="T1"> yang </text:span><text:span text:style-name="Strong_20_Emphasis"><text:span text:style-name="T1">singkat, hangat, dan membekas</text:span></text:span><text:span text:style-name="T1"> (cukup 1-2 paragraf pendek) untuk buku 'Energi Tak Terbatas: Solusi Krisis Energi'. Ini adalah pesan terakhir untuk pembaca remaja di Indonesia (konteks saat ini: April 2025, Medan). Hindari mengulang detail teknis atau ringkasan bab. Fokuslah pada penyampaian </text:span><text:span text:style-name="Strong_20_Emphasis"><text:span text:style-name="T1">rasa optimisme yang tulus</text:span></text:span><text:span text:style-name="T1"> bahwa masa depan energi bersih </text:span><text:span text:style-name="Emphasis"><text:span text:style-name="T1">bisa</text:span></text:span><text:span text:style-name="T1"> kita raih bersama. Tekankan sekali lagi, dengan </text:span><text:span text:style-name="Strong_20_Emphasis"><text:span text:style-name="T1">bahasa yang menyentuh dan personal</text:span></text:span><text:span text:style-name="T1">, bahwa </text:span><text:span text:style-name="Strong_20_Emphasis"><text:span text:style-name="T1">percikan ide dan semangat aksi</text:span></text:span><text:span text:style-name="T1"> ada dalam diri setiap pembaca. Biarkan mereka merasa bahwa setelah membaca buku ini, mereka </text:span><text:span text:style-name="Strong_20_Emphasis"><text:span text:style-name="T1">tidak sendirian</text:span></text:span><text:span text:style-name="T1"> dalam perjalanan ini dan </text:span><text:span text:style-name="Strong_20_Emphasis"><text:span text:style-name="T1">memiliki kekuatan</text:span></text:span><text:span text:style-name="T1"> untuk berkontribusi, sekecil apapun langkahnya, demi mewujudkan visi 'Energi Tak Terbatas' untuk 'Masa Depan Tak Terbatas' Indonesia. Akhiri dengan kalimat penutup yang </text:span><text:span text:style-name="Strong_20_Emphasis"><text:span text:style-name="T1">ringan, penuh harapan, dan memberikan semangat</text:span></text:span><text:span text:style-name="T1"> untuk melangkah ke depan."</text:span></text:p>
            <text:p text:style-name="P239"/>
            <text:p text:style-name="P104">Prompt ini bertujuan menghasilkan teks penutup yang berfungsi sebagai <text:soft-page-break/>salam perpisahan yang positif dan memotivasi, memberikan kesan akhir yang kuat setelah pembaca menyelesaikan seluruh isi buku.</text:p>
          </text:section>
          <text:section text:style-name="Sect1" text:name="feedback-form-16">
            <text:p text:style-name="P218"/>
          </text:section>
        </text:section>
        <text:section text:style-name="Sect1" text:name="38bd330b71b5ec7d">
          <text:p text:style-name="P104"/>
          <text:section text:style-name="Sect1" text:name="user-query-content-17">
            <text:p text:style-name="P237">Jawablah setiap prompt yang telah anda buat secara bertahap satu persatu dan jangan pindah prompt sebelum saya memerintahkan “YAX” dengan ketentuan sebagai berikut : </text:p>
            <text:p text:style-name="P237">Gaya Bahasa : Sesuai yang telah Anda sarankan sebelumnya </text:p>
            <text:p text:style-name="P237">Catatan : </text:p>
            <text:p text:style-name="P237">- gunakan tips sesuai yang telah anda sarankan sebelumnya untu menambah bobot jawaban </text:p>
            <text:p text:style-name="P237">- Tambahkan prompt pembuatan gambar ilustrasi yang relevan dengan jawaban ( opsional ) </text:p>
          </text:section>
          <text:p text:style-name="P218">Tampilkan alur berpikir</text:p>
          <text:section text:style-name="Sect2" text:name="model-response-message-contentr_38bd330b71b5ec7d">
            <text:p text:style-name="Text_20_body"><text:span text:style-name="T1">Oke, saya siap! Mari kita mulai dari prompt pertama untuk </text:span><text:span text:style-name="Strong_20_Emphasis"><text:span text:style-name="T1">Pengantar Bab 1</text:span></text:span><text:span text:style-name="T1">. Saya akan menjawab prompt tersebut dengan gaya bahasa dan tips yang telah kita diskusikan, lalu memberikan prompt untuk ilustrasi yang relevan.</text:span></text:p>
            <text:p text:style-name="P239"/>
            <text:p text:style-name="Text_20_body"><text:span text:style-name="Strong_20_Emphasis"><text:span text:style-name="T1">Jawaban untuk Prompt Pengantar Bab 1:</text:span></text:span></text:p>
            <text:p text:style-name="Text_20_body"><text:span text:style-name="Strong_20_Emphasis"><text:span text:style-name="T1">(Teks Pengantar Bab 1)</text:span></text:span></text:p>
            <text:p text:style-name="Text_20_body"><text:span text:style-name="T1">Oke, coba deh bayangin sejenak: hidup tanpa </text:span><text:span text:style-name="Emphasis"><text:span text:style-name="T1">smartphone</text:span></text:span><text:span text:style-name="T1">? Nggak bisa </text:span><text:span text:style-name="Emphasis"><text:span text:style-name="T1">scroll</text:span></text:span><text:span text:style-name="T1"> medsos, </text:span><text:span text:style-name="Emphasis"><text:span text:style-name="T1">chatting</text:span></text:span><text:span text:style-name="T1">, atau </text:span><text:span text:style-name="Emphasis"><text:span text:style-name="T1">streaming</text:span></text:span><text:span text:style-name="T1"> video favorit? Atau gimana rasanya kalau tiba-tiba lampu mati pas lagi asyik belajar atau main game? Pasti bete banget, kan? Nah, sadar atau nggak, semua kenyamanan itu ada karena satu hal yang sering nggak kelihatan tapi super penting: </text:span><text:span text:style-name="Strong_20_Emphasis"><text:span text:style-name="T1">energi</text:span></text:span><text:span text:style-name="T1">. Energi itu kayak 'darah' yang mengalir di kehidupan modern kita, bikin semuanya bergerak dan berfungsi. Dari lampu jalanan sampai pabrik yang bikin sepatu kerenmu, semua butuh energi. Rasanya mustahil banget hidup di zaman sekarang tanpa pasokan energi yang lancar, setuju?</text:span></text:p>
            <text:p text:style-name="Text_20_body"><text:span text:style-name="T1">Tapi... ada masalah besar nih, </text:span><text:span text:style-name="Emphasis"><text:span text:style-name="T1">guys</text:span></text:span><text:span text:style-name="T1">. Sumber energi utama yang selama ini kita andalkan, si bahan bakar fosil itu (kamu pasti pernah dengar soal batu bara, minyak bumi, dan gas alam kan?), ternyata lagi bikin 'penyakit' serius buat </text:span><text:soft-page-break/><text:span text:style-name="T1">planet kita. Polusi udara yang bikin sesak napas, perubahan iklim yang bikin cuaca makin nggak jelas (kadang panas banget, kadang hujan lebat sampai banjir), dan parahnya lagi, sumbernya itu terbatas dan suatu saat bakal habis! Kalau kita nggak segera cari solusi energi baru yang lebih bersih dan ramah lingkungan, masa depan kita—masa depan kamu—bisa terancam. Nah, sebelum kita ngomongin solusi-solusi keren dan futuristik di bab-bab selanjutnya, penting banget buat kita kenalan dulu sama akar masalahnya di bab ini. Yuk, kita bedah bareng kenapa sih kita </text:span><text:span text:style-name="Emphasis"><text:span text:style-name="T1">butuh banget</text:span></text:span><text:span text:style-name="T1"> energi baru! Siap?</text:span></text:p>
            <text:p text:style-name="Text_20_body"><text:span text:style-name="Strong_20_Emphasis"><text:span text:style-name="T1">(Prompt Gambar Ilustrasi untuk Pengantar Bab 1)</text:span></text:span></text:p>
            <text:p text:style-name="Text_20_body"><text:span text:style-name="Strong_20_Emphasis"><text:span text:style-name="T1">Prompt Gambar Ilustrasi:</text:span></text:span><text:span text:style-name="T1"> "Buat ilustrasi dengan gaya kartun modern atau semi-realistis yang </text:span><text:span text:style-name="Emphasis"><text:span text:style-name="T1">eye-catching</text:span></text:span><text:span text:style-name="T1"> untuk remaja. Gambar dibagi dua secara visual (misalnya secara diagonal atau vertikal dengan garis pemisah bergelombang). </text:span><text:span text:style-name="Strong_20_Emphasis"><text:span text:style-name="T1">Sisi kiri</text:span></text:span><text:span text:style-name="T1"> menunjukkan kehidupan remaja yang dinamis dan penuh warna: ada siluet atau potongan gambar remaja lagi main </text:span><text:span text:style-name="Emphasis"><text:span text:style-name="T1">game online</text:span></text:span><text:span text:style-name="T1"> di PC/laptop, </text:span><text:span text:style-name="Emphasis"><text:span text:style-name="T1">video call</text:span></text:span><text:span text:style-name="T1"> di </text:span><text:span text:style-name="Emphasis"><text:span text:style-name="T1">smartphone</text:span></text:span><text:span text:style-name="T1">, naik KRL/MRT modern, dengan ikon-ikon energi (listrik, wifi, baterai) melayang-layang ceria. Warnanya cerah. </text:span><text:span text:style-name="Strong_20_Emphasis"><text:span text:style-name="T1">Sisi kanan</text:span></text:span><text:span text:style-name="T1"> menunjukkan kontras yang lebih suram: siluet cerobong asap pabrik mengeluarkan asap tebal ke langit yang agak kusam, ikon tetesan minyak bumi, bongkahan batu bara, dan mungkin grafik suhu bumi yang naik. Warnanya lebih gelap atau monokromatik. Di tengah, mungkin ada ikon bola lampu yang setengah terang (sisi kiri) dan setengah redup/retak (sisi kanan). Tambahkan judul kecil di bawah: </text:span><text:span text:style-name="Strong_20_Emphasis"><text:span text:style-name="T1">Bab 1: Krisis di Depan Mata</text:span></text:span><text:span text:style-name="T1">."</text:span></text:p>
            <text:p text:style-name="P239"/>
            <text:p text:style-name="P104">Silakan berikan perintah "YAX" jika Anda ingin saya melanjutkan ke prompt berikutnya (Subbab 1.1).</text:p>
          </text:section>
          <text:section text:style-name="Sect1" text:name="feedback-form-17">
            <text:p text:style-name="P218"/>
          </text:section>
        </text:section>
        <text:section text:style-name="Sect1" text:name="ef0d74a7ce68b124">
          <text:p text:style-name="P104"/>
          <text:section text:style-name="Sect1" text:name="user-query-content-18">
            <text:p text:style-name="P237">yax </text:p>
          </text:section>
          <text:p text:style-name="P218">Tampilkan alur berpikir</text:p>
          <text:section text:style-name="Sect2" text:name="model-response-message-contentr_ef0d74a7ce68b124">
            <text:p text:style-name="P218"/>
          </text:section>
          <text:section text:style-name="Sect1" text:name="feedback-form-18">
            <text:p text:style-name="P218"/>
          </text:section>
        </text:section>
        <text:section text:style-name="Sect1" text:name="2b05947c4765f241">
          <text:p text:style-name="P104"/>
          <text:section text:style-name="Sect1" text:name="user-query-content-19">
            <text:p text:style-name="P237">present it </text:p>
          </text:section>
          <text:p text:style-name="P218"><text:soft-page-break/>Tampilkan alur berpikir</text:p>
          <text:section text:style-name="Sect2" text:name="model-response-message-contentr_2b05947c4765f241">
            <text:p text:style-name="Text_20_body"><text:span text:style-name="T1">Oke, ini jawaban untuk prompt </text:span><text:span text:style-name="Strong_20_Emphasis"><text:span text:style-name="T1">Subbab 1.1 (Energi: Penggerak Kehidupan Modern)</text:span></text:span><text:span text:style-name="T1">, yang sudah dikembangkan pembahasannya:</text:span></text:p>
            <text:p text:style-name="P239"/>
            <text:p text:style-name="Text_20_body"><text:span text:style-name="Strong_20_Emphasis"><text:span text:style-name="T1">(Teks Subbab 1.1)</text:span></text:span></text:p>
            <text:p text:style-name="Text_20_body"><text:span text:style-name="T1">Kamu pasti setuju kan, kalau energi itu ada di mana-mana dalam hidup kita? Coba deh pikirin </text:span><text:span text:style-name="Emphasis"><text:span text:style-name="T1">gadget</text:span></text:span><text:span text:style-name="T1"> kesayanganmu. Biar bisa nyala, </text:span><text:span text:style-name="Emphasis"><text:span text:style-name="T1">smartphone</text:span></text:span><text:span text:style-name="T1"> atau laptop butuh di-</text:span><text:span text:style-name="Emphasis"><text:span text:style-name="T1">charge</text:span></text:span><text:span text:style-name="T1">, itu jelas pakai listrik. Tapi nggak cuma itu! Setiap kali kamu </text:span><text:span text:style-name="Emphasis"><text:span text:style-name="T1">streaming</text:span></text:span><text:span text:style-name="T1"> film di Netflix, main </text:span><text:span text:style-name="Emphasis"><text:span text:style-name="T1">game online</text:span></text:span><text:span text:style-name="T1"> bareng teman, atau </text:span><text:span text:style-name="Emphasis"><text:span text:style-name="T1">scroll</text:span></text:span><text:span text:style-name="T1"> TikTok sampai lupa waktu, data yang kamu akses itu disimpan dan diproses di </text:span><text:span text:style-name="Emphasis"><text:span text:style-name="T1">data center</text:span></text:span><text:span text:style-name="T1"> (pusat data) raksasa yang lokasinya mungkin jauh banget, dan tempat itu butuh energi super besar buat menjalankan server dan sistem pendinginnya. Gila, kan? Energi yang kamu pakai nggak cuma yang keluar dari </text:span><text:span text:style-name="Emphasis"><text:span text:style-name="T1">charger</text:span></text:span><text:span text:style-name="T1">! Terus, gimana kamu berangkat sekolah atau main? Naik motor atau mobil? Itu butuh bensin atau solar yang dibakar mesin buat menghasilkan tenaga gerak. Atau kalau kamu tinggal di kota besar kayak Jakarta, Surabaya, atau sekitarnya dan naik KRL Commuter Line atau MRT Jakarta, itu digerakkan oleh listrik. Di rumah, lampu LED terang di kamarmu bisa nyala karena listrik diubah jadi cahaya, AC bisa bikin sejuk karena listrik menjalankan kompresor, kulkas bisa awet menyimpan es krim favoritmu karena listrik dipakai buat mendinginkan, bahkan kompor gas atau listrik butuh energi buat masak Indomie atau nasi goreng andalanmu. Energi benar-benar bikin roda kehidupan pribadi kita berputar!</text:span></text:p>
            <text:p text:style-name="Text_20_body"><text:span text:style-name="T1">Nggak cuma buat kita pribadi, energi juga jadi napas buat fasilitas umum dan industri yang melayani kita semua. Sekolahmu butuh listrik buat lampu kelas biar terang benderang, buat komputer di lab biar bisa belajar IT, dan mungkin buat proyektor pas presentasi. Rumah sakit? Wah, lebih krusial lagi! Bayangin alat-alat medis penting seperti ventilator untuk bantu pernapasan atau inkubator untuk adik bayi mati gara-gara listrik padam. Gawat banget kan? Terus, semua barang keren yang kita pakai sehari-hari, mulai dari baju dan sepatu, makanan kemasan di minimarket, sampai motor atau mobil yang kita naiki, semuanya dibuat di pabrik-pabrik yang butuh energi super besar buat menjalankan mesin-mesin produksinya. Bahkan sektor pertanian yang menghasilkan beras, sayur, dan buah-buahan yang kita makan juga butuh energi, misalnya untuk pompa irigasi sawah atau traktor untuk membajak. </text:span><text:soft-page-break/><text:span text:style-name="T1">Skala kebutuhan energinya jauh lebih masif daripada sekadar buat nge-</text:span><text:span text:style-name="Emphasis"><text:span text:style-name="T1">charge</text:span></text:span><text:span text:style-name="T1"> HP kita, lho! Ini energi untuk menggerakkan seluruh negeri.</text:span></text:p>
            <text:p text:style-name="Text_20_body"><text:span text:style-name="T1">Makanya, nggak berlebihan kalau dibilang energi itu kayak </text:span><text:span text:style-name="Strong_20_Emphasis"><text:span text:style-name="T1">'darah' bagi peradaban modern</text:span></text:span><text:span text:style-name="T1"> kita. Coba bayangkan skenario ekstrem: kalau tiba-tiba terjadi pemadaman listrik total (</text:span><text:span text:style-name="Emphasis"><text:span text:style-name="T1">blackout</text:span></text:span><text:span text:style-name="T1">) di seluruh Pulau Jawa atau Sumatera seharian penuh. Lampu lalu lintas mati total bikin jalanan kacau balau, ATM nggak berfungsi dan kamu nggak bisa ambil uang, sinyal HP hilang karena menara BTS mati, rumah sakit kalang kabut pakai genset darurat (kalau punya), pabrik berhenti produksi dan merugi, aktivitas ekonomi lumpuh total. Nggak nyaman? Pasti. Tapi lebih dari itu, kehidupan modern seperti yang kita kenal bisa </text:span><text:span text:style-name="Strong_20_Emphasis"><text:span text:style-name="T1">berhenti mendadak</text:span></text:span><text:span text:style-name="T1">! Ini menunjukkan betapa vital dan krusialnya pasokan energi yang stabil dan andal bagi kita semua di Indonesia, dari Sabang sampai Merauke. Energi bukan lagi sekadar kemewahan, tapi </text:span><text:span text:style-name="Strong_20_Emphasis"><text:span text:style-name="T1">urat nadi kehidupan</text:span></text:span><text:span text:style-name="T1"> yang menopang hampir semua sendi aktivitas kita.</text:span></text:p>
            <text:p text:style-name="Text_20_body"><text:span text:style-name="Strong_20_Emphasis"><text:span text:style-name="T1">(Prompt Gambar Ilustrasi untuk Subbab 1.1)</text:span></text:span></text:p>
            <text:p text:style-name="Text_20_body"><text:span text:style-name="Strong_20_Emphasis"><text:span text:style-name="T1">Prompt Gambar Ilustrasi:</text:span></text:span><text:span text:style-name="T1"> "Buat ilustrasi infografis yang dinamis dan penuh warna dengan gaya </text:span><text:span text:style-name="Emphasis"><text:span text:style-name="T1">flat design</text:span></text:span><text:span text:style-name="T1"> modern yang disukai anak muda. Beri judul besar: </text:span><text:span text:style-name="Strong_20_Emphasis"><text:span text:style-name="T1">Energi Ada Dimana-mana!</text:span></text:span><text:span text:style-name="T1"> Bagi ilustrasi menjadi beberapa 'pulau' kecil atau area yang terhubung oleh 'jembatan' atau 'kabel' energi berwarna-warni:</text:span></text:p>
            <text:list xml:id="list4805635935164427090" text:style-name="L18">
              <text:list-item>
                <text:p text:style-name="P130"><text:span text:style-name="Strong_20_Emphasis"><text:span text:style-name="T1">Area 'Rumah &amp; Pribadi':</text:span></text:span><text:span text:style-name="T1"> Ikon </text:span><text:span text:style-name="Emphasis"><text:span text:style-name="T1">smartphone</text:span></text:span><text:span text:style-name="T1"> sedang di-</text:span><text:span text:style-name="Emphasis"><text:span text:style-name="T1">charge</text:span></text:span><text:span text:style-name="T1">, remaja pakai headset main </text:span><text:span text:style-name="Emphasis"><text:span text:style-name="T1">game</text:span></text:span><text:span text:style-name="T1"> di depan layar monitor terang, ikon lampu LED, AC, kulkas. </text:span></text:p>
              </text:list-item>
              <text:list-item>
                <text:p text:style-name="P130"><text:span text:style-name="Strong_20_Emphasis"><text:span text:style-name="T1">Area 'Transportasi':</text:span></text:span><text:span text:style-name="T1"> Ikon motor, mobil, KRL Commuter Line, MRT Jakarta, bus Transjakarta (listrik jika memungkinkan). </text:span></text:p>
              </text:list-item>
              <text:list-item>
                <text:p text:style-name="P130"><text:span text:style-name="Strong_20_Emphasis"><text:span text:style-name="T1">Area 'Publik &amp; Industri':</text:span></text:span><text:span text:style-name="T1"> Ikon gedung sekolah dengan bel listrik, rumah sakit dengan tanda plus merah dan lampu UGD menyala, pabrik dengan mesin berjalan (mungkin roda gigi berputar), traktor di sawah dengan latar belakang hijau. </text:span></text:p>
              </text:list-item>
              <text:list-item>
                <text:p text:style-name="P14"><text:span text:style-name="Strong_20_Emphasis"><text:span text:style-name="T1">Pusat Koneksi:</text:span></text:span><text:span text:style-name="T1"> Di tengah, gambarkan ikon 'simbol energi' (seperti petir atau colokan listrik) yang menjadi pusat dari mana 'kabel' energi warna-warni mengalir ke semua area lain, menekankan ketergantungan semua sektor pada pasokan energi utama." </text:span></text:p>
              </text:list-item>
            </text:list>
            <text:p text:style-name="P239"/>
            <text:p text:style-name="P104"><text:soft-page-break/>Silakan berikan perintah "YAX" jika Anda ingin saya melanjutkan ke prompt berikutnya (Subbab 1.2).</text:p>
          </text:section>
          <text:section text:style-name="Sect1" text:name="feedback-form-19">
            <text:p text:style-name="P218"/>
          </text:section>
        </text:section>
        <text:section text:style-name="Sect1" text:name="25d3c72316e16098">
          <text:p text:style-name="P104"/>
          <text:section text:style-name="Sect1" text:name="user-query-content-20">
            <text:p text:style-name="P237">yax </text:p>
          </text:section>
          <text:p text:style-name="P218">Tampilkan alur berpikir</text:p>
          <text:section text:style-name="Sect2" text:name="model-response-message-contentr_25d3c72316e16098">
            <text:p text:style-name="P218"/>
          </text:section>
          <text:section text:style-name="Sect1" text:name="feedback-form-20">
            <text:p text:style-name="P218"/>
          </text:section>
        </text:section>
        <text:section text:style-name="Sect1" text:name="75b37a8d915213fb">
          <text:p text:style-name="P104"/>
          <text:section text:style-name="Sect1" text:name="user-query-content-21">
            <text:p text:style-name="P237">yax </text:p>
          </text:section>
          <text:p text:style-name="P218">Tampilkan alur berpikir</text:p>
          <text:section text:style-name="Sect2" text:name="model-response-message-contentr_75b37a8d915213fb">
            <text:p text:style-name="P218"/>
          </text:section>
          <text:section text:style-name="Sect1" text:name="feedback-form-21">
            <text:p text:style-name="P218"/>
          </text:section>
        </text:section>
        <text:section text:style-name="Sect1" text:name="67e47a0b91bc479f">
          <text:p text:style-name="P104"/>
          <text:section text:style-name="Sect1" text:name="user-query-content-22">
            <text:p text:style-name="P237">present it </text:p>
          </text:section>
          <text:p text:style-name="P218">Tampilkan alur berpikir</text:p>
          <text:section text:style-name="Sect2" text:name="model-response-message-contentr_67e47a0b91bc479f">
            <text:p text:style-name="Text_20_body"><text:span text:style-name="T1">Oke, ini jawaban untuk prompt </text:span><text:span text:style-name="Strong_20_Emphasis"><text:span text:style-name="T1">Subbab 1.3 (Apa Itu Krisis Energi Global? Dampaknya Bagi Kita Semua)</text:span></text:span><text:span text:style-name="T1">, yang sudah dielaborasi pembahasannya:</text:span></text:p>
            <text:p text:style-name="P239"/>
            <text:p text:style-name="Text_20_body"><text:span text:style-name="Strong_20_Emphasis"><text:span text:style-name="T1">(Teks Subbab 1.3)</text:span></text:span></text:p>
            <text:p text:style-name="Text_20_body"><text:span text:style-name="T1">Jadi, setelah kita tahu kalau energi itu super penting dan sumber utama kita (bahan bakar fosil) itu bermasalah, muncullah istilah yang sering kita dengar: </text:span><text:span text:style-name="Strong_20_Emphasis"><text:span text:style-name="T1">Krisis Energi Global</text:span></text:span><text:span text:style-name="T1">. Apa sih sebenarnya artinya? Krisis ini bukan sekadar berarti energi bakal 'habis' besok pagi, ya. Lebih kompleks dari itu! Krisis energi global adalah kondisi </text:span><text:span text:style-name="Strong_20_Emphasis"><text:span text:style-name="T1">ketidakseimbangan parah</text:span></text:span><text:span text:style-name="T1"> antara </text:span><text:span text:style-name="Strong_20_Emphasis"><text:span text:style-name="T1">kebutuhan (permintaan) energi dunia yang terus melonjak naik</text:span></text:span><text:span text:style-name="T1"> (karena jumlah penduduk makin banyak, gaya hidup makin modern butuh banyak listrik dan transportasi, industri makin berkembang di negara seperti Indonesia) dengan </text:span><text:span text:style-name="Strong_20_Emphasis"><text:span text:style-name="T1">kemampuan kita menyediakan (pasokan) energi yang bermasalah</text:span></text:span><text:span text:style-name="T1">. Masalahnya apa? Ya itu tadi: kita terlalu bergantung pada bahan bakar fosil yang </text:span><text:span text:style-name="Strong_20_Emphasis"><text:span text:style-name="T1">cadangannya terbatas</text:span></text:span><text:span text:style-name="T1">, </text:span><text:span text:style-name="Strong_20_Emphasis"><text:span text:style-name="T1">harganya bisa naik-turun seenaknya</text:span></text:span><text:span text:style-name="T1"> (apalagi kalau ada perang atau konflik di negara penghasil minyak/gas, harga BBM di SPBU dekat rumahmu bisa ikut naik!), dan yang paling parah, </text:span><text:soft-page-break/><text:span text:style-name="Strong_20_Emphasis"><text:span text:style-name="T1">penggunaannya merusak lingkungan dan iklim kita</text:span></text:span><text:span text:style-name="T1">. Jadi, krisis ini adalah soal pasokan yang nggak bisa ngimbangin permintaan, plus pasokan yang ada pun ternyata bawa masalah besar bagi kita semua.</text:span></text:p>
            <text:p text:style-name="Text_20_body"><text:span text:style-name="T1">Terus, apa dampaknya buat kita-kita di Indonesia? Wah, banyak banget dan terasa langsung! Dampak paling gampang dirasain adalah </text:span><text:span text:style-name="Strong_20_Emphasis"><text:span text:style-name="T1">ekonomi</text:span></text:span><text:span text:style-name="T1">. Kalau harga minyak dunia naik, atau pasokan gas terganggu, atau pemerintah mengurangi subsidi BBM, harga </text:span><text:span text:style-name="Strong_20_Emphasis"><text:span text:style-name="T1">bensin Pertalite atau Pertamax</text:span></text:span><text:span text:style-name="T1"> yang biasa kamu isi buat motor pasti ikutan naik. Otomatis, </text:span><text:span text:style-name="Strong_20_Emphasis"><text:span text:style-name="T1">ongkos transportasi</text:span></text:span><text:span text:style-name="T1"> (naik ojek online, angkot, atau bus) juga bakal naik. Nggak cuma itu, biaya produksi dan pengiriman barang-barang juga jadi lebih mahal, akhirnya </text:span><text:span text:style-name="Strong_20_Emphasis"><text:span text:style-name="T1">harga makanan (terutama yang butuh transportasi jauh), baju, sampai kuota internet</text:span></text:span><text:span text:style-name="T1"> bisa ikut merangkak naik. Ujung-ujungnya? </text:span><text:span text:style-name="Strong_20_Emphasis"><text:span text:style-name="T1">Uang jajan</text:span></text:span><text:span text:style-name="T1"> kamu mungkin jadi terasa kurang, atau orang tuamu harus lebih pintar mengatur pengeluaran keluarga. Tagihan listrik di rumah juga bisa membengkak kalau harga batu bara (bahan bakar utama PLTU kita) naik signifikan. Krisis energi bikin kantong kita semua bisa jadi lebih tipis!</text:span></text:p>
            <text:p text:style-name="Text_20_body"><text:span text:style-name="T1">Dampak lainnya yang nggak kalah serius adalah </text:span><text:span text:style-name="Strong_20_Emphasis"><text:span text:style-name="T1">lingkungan dan sosial</text:span></text:span><text:span text:style-name="T1">. Ketergantungan kita pada energi fosil (yang jadi inti krisis ini) adalah </text:span><text:span text:style-name="Strong_20_Emphasis"><text:span text:style-name="T1">penyebab utama perubahan iklim</text:span></text:span><text:span text:style-name="T1">. Kamu pasti makin sering dengar berita </text:span><text:span text:style-name="Strong_20_Emphasis"><text:span text:style-name="T1">banjir bandang</text:span></text:span><text:span text:style-name="T1"> di berbagai daerah di Indonesia saat musim hujan, atau </text:span><text:span text:style-name="Strong_20_Emphasis"><text:span text:style-name="T1">kekeringan parah</text:span></text:span><text:span text:style-name="T1"> yang bikin susah air bersih saat musim kemarau kan? Itu bukan kebetulan, tapi salah satu dampak nyata dari iklim yang makin nggak stabil akibat pemanasan global. Belum lagi masalah </text:span><text:span text:style-name="Strong_20_Emphasis"><text:span text:style-name="T1">polusi udara</text:span></text:span><text:span text:style-name="T1"> di kota-kota besar seperti Jakarta, Bandung, atau Surabaya yang bikin kita rentan kena penyakit pernapasan dan langit sering kelihatan abu-abu. Secara sosial, krisis energi juga bisa memperparah </text:span><text:span text:style-name="Strong_20_Emphasis"><text:span text:style-name="T1">ketidakadilan</text:span></text:span><text:span text:style-name="T1">. Seringkali, masyarakat miskin atau yang tinggal di daerah terpencil (seperti di banyak pulau di Indonesia Timur) yang paling sulit dapat akses energi bersih dan terjangkau, tapi mereka juga yang paling rentan kena dampak bencana iklim atau kenaikan harga energi. Perebutan sumber daya energi juga bisa memicu ketegangan atau konflik.</text:span></text:p>
            <text:p text:style-name="Text_20_body"><text:span text:style-name="T1">Nah, ini yang paling penting buat kamu renungkan: </text:span><text:span text:style-name="Strong_20_Emphasis"><text:span text:style-name="T1">krisis energi dan dampaknya ini bukan cuma masalah 'orang tua' atau pemerintah saat ini</text:span></text:span><text:span text:style-name="T1">. Keputusan-keputusan soal energi yang diambil hari ini—apakah kita terus menggali batu bara dan mengebor minyak, atau berani berinvestasi besar-</text:span><text:soft-page-break/><text:span text:style-name="T1">besaran di energi bersih—akan </text:span><text:span text:style-name="Strong_20_Emphasis"><text:span text:style-name="T1">sangat menentukan seperti apa wujud Indonesia dan dunia tempat kamu akan hidup saat dewasa nanti</text:span></text:span><text:span text:style-name="T1">. Mau hidup di negara yang udaranya bersih dihirup, energinya melimpah dan terjangkau untuk semua, serta alamnya yang indah tetap terjaga? Atau di negara yang makin panas, makin sering kena bencana, polusinya makin parah, dan sumber energinya jadi rebutan? Krisis energi ini adalah </text:span><text:span text:style-name="Strong_20_Emphasis"><text:span text:style-name="T1">tantangan besar bagi generasi kalian</text:span></text:span><text:span text:style-name="T1">, tapi sekaligus juga </text:span><text:span text:style-name="Strong_20_Emphasis"><text:span text:style-name="T1">peluang emas</text:span></text:span><text:span text:style-name="T1"> untuk membangun Indonesia yang jauh lebih baik, lebih maju, dan lebih berkelanjutan. Pilihan ada di tangan kita semua, terutama generasi muda seperti kamu yang akan memimpin bangsa ini di masa depan!</text:span></text:p>
            <text:p text:style-name="Text_20_body"><text:span text:style-name="Strong_20_Emphasis"><text:span text:style-name="T1">(Prompt Gambar Ilustrasi untuk Subbab 1.3)</text:span></text:span></text:p>
            <text:p text:style-name="Text_20_body"><text:span text:style-name="Strong_20_Emphasis"><text:span text:style-name="T1">Prompt Gambar Ilustrasi:</text:span></text:span><text:span text:style-name="T1"> "Buat ilustrasi yang menunjukkan dampak berlapis dari krisis energi dengan gaya visual yang kuat dan mudah dipahami remaja, mungkin seperti 'peta pikiran' atau 'jaring laba-laba masalah'.</text:span></text:p>
            <text:list xml:id="list702786999658690492" text:style-name="L19">
              <text:list-item>
                <text:p text:style-name="P131"><text:span text:style-name="Strong_20_Emphasis"><text:span text:style-name="T1">Di tengah (Pusat):</text:span></text:span><text:span text:style-name="T1"> Tuliskan besar-besar 'Krisis Energi Global' dengan latar belakang ikon pompa minyak dan cerobong asap PLTU. </text:span></text:p>
              </text:list-item>
              <text:list-item>
                <text:p text:style-name="P131"><text:span text:style-name="Strong_20_Emphasis"><text:span text:style-name="T1">Cabang-cabang Utama (Dampak Langsung):</text:span></text:span><text:span text:style-name="T1"> Tarik garis tebal ke beberapa ikon: </text:span></text:p>
                <text:list>
                  <text:list-item>
                    <text:p text:style-name="P224">Ikon Rupiah (Rp) dengan panah naik di atas ikon SPBU &amp; meteran listrik ('Harga Energi Naik'). </text:p>
                  </text:list-item>
                  <text:list-item>
                    <text:p text:style-name="P224">Ikon awan polusi hitam ('Polusi Udara Meningkat'). </text:p>
                  </text:list-item>
                  <text:list-item>
                    <text:p text:style-name="P224">Ikon termometer global menunjukkan suhu tinggi ('Pemanasan Global'). </text:p>
                  </text:list-item>
                  <text:list-item>
                    <text:p text:style-name="P224">Ikon baterai hampir habis ('Sumber Energi Terbatas'). </text:p>
                  </text:list-item>
                </text:list>
              </text:list-item>
              <text:list-item>
                <text:p text:style-name="P131"><text:span text:style-name="Strong_20_Emphasis"><text:span text:style-name="T1">Cabang-cabang Lebih Kecil (Dampak Turunan):</text:span></text:span><text:span text:style-name="T1"> Dari setiap cabang utama, tarik garis lebih tipis ke dampak spesifik yang relevan untuk Indonesia: </text:span></text:p>
                <text:list>
                  <text:list-item>
                    <text:p text:style-name="P224">Dari 'Harga Naik' -&gt; Ikon dompet kosong, ikon keranjang belanjaan mahal, ikon orang naik angkot penuh sesak. </text:p>
                  </text:list-item>
                  <text:list-item>
                    <text:p text:style-name="P224">Dari 'Polusi' -&gt; Ikon orang batuk/pakai masker N95, ikon peta kota besar Indonesia dengan kabut asap. </text:p>
                  </text:list-item>
                  <text:list-item>
                    <text:p text:style-name="P224">Dari 'Pemanasan Global' -&gt; Ikon rumah terendam banjir, ikon sawah kering retak-retak, ikon garis pantai terkikis/pulau kecil terancam. </text:p>
                  </text:list-item>
                  <text:list-item>
                    <text:p text:style-name="P224">Dari 'Sumber Terbatas' -&gt; Ikon tanda tanya besar di atas peta <text:soft-page-break/>Indonesia ('Ketahanan Energi?'). </text:p>
                  </text:list-item>
                </text:list>
              </text:list-item>
              <text:list-item>
                <text:p text:style-name="P15"><text:span text:style-name="Strong_20_Emphasis"><text:span text:style-name="T1">Judul/Tagline:</text:span></text:span><text:span text:style-name="T1"> Tambahkan tagline di bawah seperti </text:span><text:span text:style-name="Strong_20_Emphasis"><text:span text:style-name="T1">'Krisis Energi Global: Dampaknya Sampai ke Kita!'</text:span></text:span><text:span text:style-name="T1"> Gunakan warna yang mencolok (merah, oranye, abu-abu gelap) untuk menekankan urgensi dan dampak negatif." </text:span></text:p>
              </text:list-item>
            </text:list>
            <text:p text:style-name="P239"/>
            <text:p text:style-name="P104">Silakan berikan perintah "YAX" jika Anda ingin saya melanjutkan ke prompt berikutnya (Subbab 1.4).</text:p>
          </text:section>
          <text:section text:style-name="Sect1" text:name="feedback-form-22">
            <text:p text:style-name="P218"/>
          </text:section>
        </text:section>
        <text:section text:style-name="Sect1" text:name="339c38968bf110d1">
          <text:p text:style-name="P104"/>
          <text:section text:style-name="Sect1" text:name="user-query-content-23">
            <text:p text:style-name="P237">yax </text:p>
          </text:section>
          <text:p text:style-name="P218">Tampilkan alur berpikir</text:p>
          <text:section text:style-name="Sect2" text:name="model-response-message-contentr_339c38968bf110d1">
            <text:p text:style-name="P218"/>
          </text:section>
          <text:section text:style-name="Sect1" text:name="feedback-form-23">
            <text:p text:style-name="P218"/>
          </text:section>
        </text:section>
        <text:section text:style-name="Sect1" text:name="4ce104296a21351b">
          <text:p text:style-name="P104"/>
          <text:section text:style-name="Sect1" text:name="user-query-content-24">
            <text:p text:style-name="P237">present it </text:p>
          </text:section>
          <text:p text:style-name="P218">Tampilkan alur berpikir</text:p>
          <text:section text:style-name="Sect2" text:name="model-response-message-contentr_4ce104296a21351b">
            <text:p text:style-name="Text_20_body"><text:span text:style-name="T1">Oke, ini jawaban untuk prompt </text:span><text:span text:style-name="Strong_20_Emphasis"><text:span text:style-name="T1">Subbab 1.4 (Mimpi Energi Bersih dan Tak Terbatas: Sebuah Harapan)</text:span></text:span><text:span text:style-name="T1">, yang berfungsi sebagai penutup Bab 1 dan jembatan ke bab-bab solusi:</text:span></text:p>
            <text:p text:style-name="P239"/>
            <text:p text:style-name="Text_20_body"><text:span text:style-name="Strong_20_Emphasis"><text:span text:style-name="T1">(Teks Subbab 1.4)</text:span></text:span></text:p>
            <text:p text:style-name="Text_20_body"><text:span text:style-name="T1">Wah, setelah membaca semua masalah tadi—mulai dari polusi udara yang mungkin kadang kamu rasakan juga di kotamu, perubahan iklim yang dampaknya terasa sampai ke Aceh sini, sampai sumber energi andalan yang ternyata bakal habis—mungkin kamu jadi sedikit cemas atau khawatir ya? Wajar banget kok kalau merasa begitu. Situasi energi global kita, termasuk di Indonesia, memang lagi di persimpangan jalan yang genting. Tapi, hei, jangan keburu pesimis dulu! Justru karena tantangannya besar, manusia, termasuk kita orang Indonesia, ditantang untuk jadi lebih pintar, lebih kreatif, dan lebih peduli. Kabar baiknya? Kita nggak benar-benar buntu. Para ilmuwan dan insinyur di seluruh dunia, juga di negeri kita sendiri, sudah dan terus bekerja keras mencari dan mengembangkan solusi energi baru yang jauh lebih baik </text:span><text:soft-page-break/><text:span text:style-name="T1">untuk masa depan kita dan planet Bumi ini. Harapan itu nyata, </text:span><text:span text:style-name="Emphasis"><text:span text:style-name="T1">guys</text:span></text:span><text:span text:style-name="T1">, dan sangat relevan buat kita semua!</text:span></text:p>
            <text:p text:style-name="Text_20_body"><text:span text:style-name="T1">Nah, inilah inti dari "mimpi" yang kita kejar bersama: </text:span><text:span text:style-name="Strong_20_Emphasis"><text:span text:style-name="T1">Energi Bersih dan Tak Terbatas</text:span></text:span><text:span text:style-name="T1">. Mimpi ini bertumpu pada dua pilar utama solusi yang akan kita bahas tuntas di buku ini. Pilar pertama adalah </text:span><text:span text:style-name="Strong_20_Emphasis"><text:span text:style-name="T1">Energi Terbarukan</text:span></text:span><text:span text:style-name="T1">, atau sering disebut juga Energi Baru Terbarukan (EBT). Disebut 'terbarukan' karena sumbernya berasal dari alam dan nggak bakal habis dipakai dalam skala waktu manusia; alam terus-menerus mengisinya kembali secara alami. Apa saja contohnya? Ada </text:span><text:span text:style-name="Strong_20_Emphasis"><text:span text:style-name="T1">energi matahari</text:span></text:span><text:span text:style-name="T1"> yang cahayanya melimpah ruah hampir setiap hari di negeri khatulistiwa kita ini, </text:span><text:span text:style-name="Strong_20_Emphasis"><text:span text:style-name="T1">energi angin</text:span></text:span><text:span text:style-name="T1"> yang hembusannya bisa memutar turbin raksasa di daerah-daerah tertentu, </text:span><text:span text:style-name="Strong_20_Emphasis"><text:span text:style-name="T1">energi air</text:span></text:span><text:span text:style-name="T1"> dari aliran sungai deras atau bahkan potensi besar dari gerakan ombak dan pasang surut laut kita yang sangat luas (Aceh punya pantai yang panjang kan?), serta </text:span><text:span text:style-name="Strong_20_Emphasis"><text:span text:style-name="T1">energi panas bumi (geotermal)</text:span></text:span><text:span text:style-name="T1"> yang 'tersimpan' di dalam perut bumi vulkanik Indonesia, termasuk di beberapa wilayah di Sumatera. Mereka ini adalah 'harta karun' energi bersih yang siap kita manfaatkan lebih optimal. Pilar kedua, yang lebih futuristik tapi sangat menjanjikan, adalah sebuah teknologi super canggih yang disebut </text:span><text:span text:style-name="Strong_20_Emphasis"><text:span text:style-name="T1">fusi nuklir</text:span></text:span><text:span text:style-name="T1">. Ini adalah upaya ambisius 'meniru' proses energi di inti matahari untuk menciptakan sumber energi dahsyat di Bumi, yang diharapkan sangat bersih dan bahan bakarnya (dari air laut!) hampir tak terbatas. Ini mungkin jalannya masih panjang, tapi potensinya benar-benar revolusioner untuk peradaban manusia!</text:span></text:p>
            <text:p text:style-name="P104">Gimana, mulai penasaran kan dengan kekuatan-kekuatan energi masa depan ini? Di bab-bab selanjutnya, kita akan berpetualang lebih dalam untuk mengupas tuntas masing-masing sumber energi harapan ini. Bagaimana sih cara kerja panel surya mengubah cahaya jadi listrik? Seberapa kuat turbin angin terbesar bisa menghasilkan energi? Bisakah kita benar-benar 'memanen' energi dari ombak di lautan Indonesia? Bagaimana panas dari perut bumi bisa menyalakan lampu kota? Dan apa saja sih tantangan terbesar untuk mewujudkan mimpi 'matahari mini' di Bumi lewat fusi nuklir? Bersiaplah untuk menemukan jawaban-jawaban seru, melihat teknologi-teknologi keren (kadang terasa seperti di film sains fiksi!), menimbang plus minusnya secara jujur, dan memahami bagaimana semua ini bisa dirajut menjadi solusi nyata untuk krisis energi global yang sedang kita hadapi. Yuk, kita lanjutkan perjalanan seru ini bersama-sama menuju masa depan energi Indonesia dan dunia yang lebih cerah dan berkelanjutan!</text:p>
            <text:p text:style-name="Text_20_body"><text:soft-page-break/><text:span text:style-name="Strong_20_Emphasis"><text:span text:style-name="T1">(Prompt Gambar Ilustrasi untuk Subbab 1.4)</text:span></text:span></text:p>
            <text:p text:style-name="Text_20_body"><text:span text:style-name="Strong_20_Emphasis"><text:span text:style-name="T1">Prompt Gambar Ilustrasi:</text:span></text:span><text:span text:style-name="T1"> "Buat ilustrasi penutup Bab 1 yang penuh harapan dan mengundang rasa ingin tahu, dengan gaya visual cerah dan modern. Gambarkan sebuah 'gerbang' atau 'jembatan pelangi' simbolis yang membentang dari sisi kiri (yang sedikit bernuansa abu-abu atau gelap, mewakili akhir Bab 1 tentang krisis energi fosil) menuju sisi kanan yang sangat cerah dan berwarna-warni, penuh ikon energi bersih.</text:span></text:p>
            <text:list xml:id="list3563747942468252371" text:style-name="L20">
              <text:list-item>
                <text:p text:style-name="P132"><text:span text:style-name="Strong_20_Emphasis"><text:span text:style-name="T1">Sisi Kiri (Latar Belakang):</text:span></text:span><text:span text:style-name="T1"> Siluet redup dari ikon masalah energi fosil (asap pabrik, tetesan minyak, mungkin bayangan grafik menurun). </text:span></text:p>
              </text:list-item>
              <text:list-item>
                <text:p text:style-name="P132"><text:span text:style-name="Strong_20_Emphasis"><text:span text:style-name="T1">Jembatan/Gerbang Pelangi:</text:span></text:span><text:span text:style-name="T1"> Struktur jembatan modern atau gerbang melengkung dengan warna pelangi yang cerah, melambangkan transisi dan harapan. </text:span></text:p>
              </text:list-item>
              <text:list-item>
                <text:p text:style-name="P132"><text:span text:style-name="Strong_20_Emphasis"><text:span text:style-name="T1">Sisi Kanan (Tujuan):</text:span></text:span><text:span text:style-name="T1"> Langit biru cerah dengan matahari bersinar terang. Ikon-ikon energi terbarukan melayang ceria: ikon matahari besar untuk surya, ikon kincir angin modern, ikon tetesan air atau ombak bergulung, ikon gunung dengan uap mengepul untuk geotermal. Mungkin juga ada satu ikon atom yang bersinar lembut untuk fusi nuklir. Bisa ditambahkan siluet lanskap Indonesia yang hijau (sawah, hutan, laut biru) dengan beberapa panel surya atau turbin angin kecil di kejauhan. </text:span></text:p>
              </text:list-item>
              <text:list-item>
                <text:p text:style-name="P16"><text:span text:style-name="Strong_20_Emphasis"><text:span text:style-name="T1">Teks/Judul:</text:span></text:span><text:span text:style-name="T1"> Di atas jembatan atau di sisi kanan, tambahkan teks besar yang menarik: </text:span><text:span text:style-name="Strong_20_Emphasis"><text:span text:style-name="T1">'Saatnya Menjelajah Solusi Energi Masa Depan!'</text:span></text:span><text:span text:style-name="T1"> atau </text:span><text:span text:style-name="Strong_20_Emphasis"><text:span text:style-name="T1">'Bab Selanjutnya: Kekuatan Energi Bersih!'</text:span></text:span><text:span text:style-name="T1">. Gunakan warna-warna cerah dan optimis (biru langit, hijau daun, kuning matahari, putih bersih)." </text:span></text:p>
              </text:list-item>
            </text:list>
            <text:p text:style-name="P239"/>
            <text:p text:style-name="Text_20_body"><text:span text:style-name="T1">Ini adalah akhir dari Bab 1. Silakan berikan perintah "YAX" jika Anda ingin saya melanjutkan ke prompt </text:span><text:span text:style-name="Strong_20_Emphasis"><text:span text:style-name="T1">Pengantar Bab 2</text:span></text:span><text:span text:style-name="T1">.</text:span></text:p>
          </text:section>
          <text:section text:style-name="Sect1" text:name="feedback-form-24">
            <text:p text:style-name="P218"/>
          </text:section>
        </text:section>
        <text:section text:style-name="Sect1" text:name="4e71f2bf5a98c640">
          <text:p text:style-name="P104"/>
          <text:section text:style-name="Sect1" text:name="user-query-content-25">
            <text:p text:style-name="P237">yax </text:p>
          </text:section>
          <text:p text:style-name="P218">Tampilkan alur berpikir</text:p>
          <text:section text:style-name="Sect2" text:name="model-response-message-contentr_4e71f2bf5a98c640">
            <text:p text:style-name="P218"/>
          </text:section>
          <text:section text:style-name="Sect1" text:name="feedback-form-25">
            <text:p text:style-name="P218"/>
          </text:section>
        </text:section>
        <text:section text:style-name="Sect1" text:name="be73f5ea129225f0">
          <text:p text:style-name="P104"><text:soft-page-break/></text:p>
          <text:section text:style-name="Sect1" text:name="user-query-content-26">
            <text:p text:style-name="P237">present it </text:p>
          </text:section>
          <text:p text:style-name="P218">Tampilkan alur berpikir</text:p>
          <text:section text:style-name="Sect2" text:name="model-response-message-contentr_be73f5ea129225f0">
            <text:p text:style-name="Text_20_body"><text:span text:style-name="T1">Oke, ini jawaban untuk prompt </text:span><text:span text:style-name="Strong_20_Emphasis"><text:span text:style-name="T1">Pengantar Bab 2 (Menangkap Matahari: Kekuatan Energi Surya)</text:span></text:span><text:span text:style-name="T1">:</text:span></text:p>
            <text:p text:style-name="P239"/>
            <text:p text:style-name="Text_20_body"><text:span text:style-name="Strong_20_Emphasis"><text:span text:style-name="T1">(Teks Pengantar Bab 2)</text:span></text:span></text:p>
            <text:p text:style-name="Text_20_body"><text:span text:style-name="T1">Kalau Bab 1 tadi kita udah bahas soal masalah energi yang cukup bikin pusing, sekarang kita masuk ke bagian yang seru dan penuh harapan: solusi-solusinya! Dan kita mulai dari sumber energi paling 'glowing', paling kelihatan setiap hari, dan pastinya akrab banget sama kita di Banda Aceh sini: </text:span><text:span text:style-name="Strong_20_Emphasis"><text:span text:style-name="T1">Matahari</text:span></text:span><text:span text:style-name="T1">! Pernah nggak kamu benar-benar berhenti sejenak pas lagi panas-panasnya siang hari, dan mikirin betapa luar biasanya matahari itu? Dia itu kayak bola api raksasa super panas yang jaraknya jutaan kilometer dari Bumi, tapi cahayanya sampai ke tanah Aceh setiap pagi, ngasih kita terang buat beraktivitas, bikin laut kita berkilau, dan ngasih kehangatan yang bikin semua makhluk hidup bisa tumbuh. Tanpa matahari, nggak bakal ada kehidupan di planet ini. Dia adalah sumber energi paling utama dan paling dahsyat di seluruh tata surya kita. Rasanya mustahil membayangkan kekuatannya, tapi juga keren banget kan?</text:span></text:p>
            <text:p text:style-name="Text_20_body"><text:span text:style-name="T1">Nah, ini bagian yang lebih keren lagi: gimana kalau energi super dahsyat dari matahari itu nggak cuma buat nerangin jalan, bikin kita keringetan, atau jemur ikan asin aja? Gimana kalau kita bisa </text:span><text:span text:style-name="Strong_20_Emphasis"><text:span text:style-name="T1">'menangkap'</text:span></text:span><text:span text:style-name="T1"> sebagian kecil dari energi luar biasa itu dan mengubahnya jadi listrik buat nyalain HP kamu, laptop buat nugas, lampu di rumah, bahkan mungkin suatu saat nanti seluruh kota Banda Aceh? Kedengarannya kayak sulap atau sihir ya? Tapi ini nyata, </text:span><text:span text:style-name="Emphasis"><text:span text:style-name="T1">guys</text:span></text:span><text:span text:style-name="T1">, dan teknologinya makin hari makin canggih! Inilah keajaiban </text:span><text:span text:style-name="Strong_20_Emphasis"><text:span text:style-name="T1">energi surya</text:span></text:span><text:span text:style-name="T1"> atau </text:span><text:span text:style-name="Emphasis"><text:span text:style-name="T1">solar energy</text:span></text:span><text:span text:style-name="T1">. Dengan alat bernama panel surya, kita bisa 'memanen' cahaya matahari dan menjadikannya salah satu jawaban paling menjanjikan untuk mengatasi krisis energi yang kita bahas di Bab 1. Kenapa menjanjikan? Karena energinya bersih (nggak bikin polusi!), melimpah ruah (apalagi di negara tropis kayak Indonesia yang mataharinya 'galak' hampir sepanjang tahun!), dan sumbernya gratis tis tis dari alam! Penasaran banget kan gimana caranya kita bisa 'menangkap' cahaya matahari dan mengubahnya jadi listrik yang </text:span><text:soft-page-break/><text:span text:style-name="T1">berguna? Yuk, kita kulik tuntas semua rahasia energi surya di bab ini! Bersiaplah terpukau!</text:span></text:p>
            <text:p text:style-name="Text_20_body"><text:span text:style-name="Strong_20_Emphasis"><text:span text:style-name="T1">(Prompt Gambar Ilustrasi untuk Pengantar Bab 2)</text:span></text:span></text:p>
            <text:p text:style-name="Text_20_body"><text:span text:style-name="Strong_20_Emphasis"><text:span text:style-name="T1">Prompt Gambar Ilustrasi:</text:span></text:span><text:span text:style-name="T1"> "Buat ilustrasi pembuka bab yang </text:span><text:span text:style-name="Strong_20_Emphasis"><text:span text:style-name="T1">spektakuler dan penuh energi cerah</text:span></text:span><text:span text:style-name="T1">. Tampilkan gambar </text:span><text:span text:style-name="Strong_20_Emphasis"><text:span text:style-name="T1">matahari besar yang bersinar sangat terang</text:span></text:span><text:span text:style-name="T1"> di bagian atas ilustrasi, dengan sinar-sinar keemasan yang kuat menyebar ke bawah. Di bagian bawah, gambarkan </text:span><text:span text:style-name="Strong_20_Emphasis"><text:span text:style-name="T1">siluet lanskap khas Aceh</text:span></text:span><text:span text:style-name="T1"> (bisa gabungan atap rumah tradisional/modern, mungkin siluet Masjid Raya Baiturrahman di kejauhan, dan garis pantai dengan laut biru) yang 'bermandikan' sinar matahari tersebut. Di antara matahari dan lanskap, gambarkan beberapa </text:span><text:span text:style-name="Strong_20_Emphasis"><text:span text:style-name="T1">panel surya modern</text:span></text:span><text:span text:style-name="T1"> yang terlihat jelas (bisa di atap rumah atau membentuk barisan rapi seperti ladang surya mini) yang tampak 'menyerap' sinar matahari (mungkin dengan efek visual garis-garis energi emas mengalir dari matahari ke panel). Beri judul besar yang </text:span><text:span text:style-name="Emphasis"><text:span text:style-name="T1">catchy</text:span></text:span><text:span text:style-name="T1"> di area langit atau di bawah matahari: </text:span><text:span text:style-name="Strong_20_Emphasis"><text:span text:style-name="T1">Bab 2: Menangkap Sang Surya!</text:span></text:span><text:span text:style-name="T1"> Gunakan palet warna hangat dan cerah khas daerah tropis (kuning terang, oranye menyala, emas, biru langit cerah, hijau subur)."</text:span></text:p>
            <text:p text:style-name="P239"/>
            <text:p text:style-name="P104">Ini adalah pengantar untuk Bab 2. Silakan berikan perintah "YAX" jika Anda ingin saya melanjutkan ke prompt berikutnya (Subbab 2.1).</text:p>
          </text:section>
          <text:section text:style-name="Sect1" text:name="feedback-form-26">
            <text:p text:style-name="P218"/>
          </text:section>
        </text:section>
        <text:section text:style-name="Sect1" text:name="abac7504bf9acb72">
          <text:p text:style-name="P104"/>
          <text:section text:style-name="Sect1" text:name="user-query-content-27">
            <text:p text:style-name="P237">yax </text:p>
          </text:section>
          <text:section text:style-name="Sect2" text:name="model-response-message-contentr_abac7504bf9acb72">
            <text:p text:style-name="P104">Saya tidak bisa membantu Anda dalam hal ini, karena saya hanya model bahasa dan tidak punya kapasitas untuk memahami dan merespons.</text:p>
          </text:section>
          <text:section text:style-name="Sect1" text:name="feedback-form-27">
            <text:p text:style-name="P104"/>
          </text:section>
        </text:section>
        <text:section text:style-name="Sect1" text:name="ce2a7f03e178c5bd">
          <text:p text:style-name="P104"/>
          <text:section text:style-name="Sect1" text:name="user-query-content-28">
            <text:p text:style-name="P237">yax lanjut ke prompt berikutnya </text:p>
          </text:section>
          <text:p text:style-name="P218">Tampilkan alur berpikir</text:p>
          <text:section text:style-name="Sect2" text:name="model-response-message-contentr_ce2a7f03e178c5bd">
            <text:p text:style-name="P218"/>
          </text:section>
          <text:section text:style-name="Sect1" text:name="feedback-form-28">
            <text:p text:style-name="P218"/>
          </text:section>
        </text:section>
        <text:section text:style-name="Sect1" text:name="7f28f1319269ab66">
          <text:p text:style-name="P104"/>
          <text:section text:style-name="Sect1" text:name="user-query-content-29">
            <text:p text:style-name="P237"><text:soft-page-break/>present it </text:p>
          </text:section>
          <text:p text:style-name="P218">Tampilkan alur berpikir</text:p>
          <text:section text:style-name="Sect2" text:name="model-response-message-contentr_7f28f1319269ab66">
            <text:p text:style-name="Text_20_body"><text:span text:style-name="T1">Oke, ini jawaban untuk prompt </text:span><text:span text:style-name="Strong_20_Emphasis"><text:span text:style-name="T1">Subbab 2.1 (Matahari: Reaktor Nuklir Raksasa di Langit Kita)</text:span></text:span><text:span text:style-name="T1">, yang membahas asal-usul energi matahari:</text:span></text:p>
            <text:p text:style-name="P239"/>
            <text:p text:style-name="Text_20_body"><text:span text:style-name="Strong_20_Emphasis"><text:span text:style-name="T1">(Teks Subbab 2.1)</text:span></text:span></text:p>
            <text:p text:style-name="Text_20_body"><text:span text:style-name="T1">Kamu tahu nggak sih, Matahari yang kita lihat tiap hari itu sebenarnya adalah </text:span><text:span text:style-name="Strong_20_Emphasis"><text:span text:style-name="T1">sumber energi paling ultimate</text:span></text:span><text:span text:style-name="T1"> alias paling utama buat planet kita? Hampir semua energi yang ada di Bumi ini, kalau kita telusuri akar-akarnya, ya dari Matahari! Loh, kok bisa? Energi angin misalnya, itu ada karena Matahari memanaskan daratan dan lautan secara nggak merata, perbedaan suhu ini yang bikin udara bergerak jadi angin. Energi air (hidro) juga ada karena Matahari yang bikin air laut dan sungai menguap, jadi awan, terus turun jadi hujan lagi—siklus air itu 'mesinnya' ya Matahari. Bahkan bahan bakar fosil yang kita bahas di bab sebelumnya, itu sejatinya adalah 'energi Matahari kuno' yang 'ditabung' oleh tumbuhan purba jutaan tahun lalu lewat proses fotosintesis (ingat pelajaran biologi?), lalu terkubur dan berubah jadi batu bara atau minyak bumi. Jadi, bisa dibilang, Matahari itu kayak 'pembangkit listrik induk' alam semesta yang ngasih tenaga buat hampir semua hal di planet kita!</text:span></text:p>
            <text:p text:style-name="Text_20_body"><text:span text:style-name="T1">Terus, gimana caranya Matahari bisa sehebat itu, bisa terus-terusan bersinar terang dan panas selama miliaran tahun? Rahasianya ada di intinya yang super duper panas (suhunya sekitar 15 juta derajat Celcius!) dan tekanannya luar biasa padat. Di dalam inti Matahari ini, terjadi proses dahsyat yang namanya </text:span><text:span text:style-name="Strong_20_Emphasis"><text:span text:style-name="T1">fusi nuklir</text:span></text:span><text:span text:style-name="T1">. Anggap aja inti Matahari itu kayak </text:span><text:span text:style-name="Strong_20_Emphasis"><text:span text:style-name="T1">'dapur kosmik' super raksasa</text:span></text:span><text:span text:style-name="T1"> yang nggak pernah berhenti masak. Bahan bakar utamanya adalah atom-atom </text:span><text:span text:style-name="Strong_20_Emphasis"><text:span text:style-name="T1">Hidrogen</text:span></text:span><text:span text:style-name="T1"> (elemen paling ringan dan paling banyak di alam semesta). Di dalam 'dapur' ini, karena tekanan dan suhu yang ekstrem banget, empat inti atom Hidrogen 'dimasak' atau 'dipaksa' untuk </text:span><text:span text:style-name="Strong_20_Emphasis"><text:span text:style-name="T1">bergabung (fusi)</text:span></text:span><text:span text:style-name="T1"> menjadi satu inti atom </text:span><text:span text:style-name="Strong_20_Emphasis"><text:span text:style-name="T1">Helium</text:span></text:span><text:span text:style-name="T1"> (elemen yang sedikit lebih berat). Nah, 'resep masakan' fusi ini unik banget: massa inti Helium yang dihasilkan ternyata sedikit lebih ringan daripada total massa empat inti Hidrogen awalnya. Ke mana hilangnya massa yang 'sedikit' itu? Menurut rumus legendaris Albert Einstein (E=mc2), massa yang hilang itu berubah menjadi </text:span><text:span text:style-name="Strong_20_Emphasis"><text:span text:style-name="T1">ENERGI</text:span></text:span><text:span text:style-name="T1"> dalam jumlah yang </text:span><text:span text:style-name="Emphasis"><text:span text:style-name="T1">gigantis</text:span></text:span><text:span text:style-name="T1"> banget! Energi inilah yang dilepaskan dalam bentuk </text:span><text:soft-page-break/><text:span text:style-name="T1">cahaya dan panas yang memancar ke segala arah, menyinari seluruh tata surya, termasuk sampai ke Bumi kita di Aceh ini. Proses fusi nuklir ini sudah berlangsung sekitar 4,6 miliar tahun dan diperkirakan akan terus berlangsung miliaran tahun lagi. Gila, kan? Matahari itu benar-benar reaktor nuklir alami raksasa di langit kita!</text:span></text:p>
            <text:p text:style-name="Text_20_body"><text:span text:style-name="T1">Energi super besar hasil 'masakan' fusi nuklir di inti Matahari itu kemudian </text:span><text:span text:style-name="Strong_20_Emphasis"><text:span text:style-name="T1">memancar keluar</text:span></text:span><text:span text:style-name="T1"> ke segala arah, melintasi ruang angkasa yang hampa dalam bentuk radiasi elektromagnetik, yang kita rasakan sebagai </text:span><text:span text:style-name="Strong_20_Emphasis"><text:span text:style-name="T1">cahaya terang dan panas yang hangat</text:span></text:span><text:span text:style-name="T1"> di kulit kita. Sinar Matahari ini butuh waktu sekitar 8 menit 20 detik untuk sampai ke Bumi. Nah, ini fakta yang mungkin bakal bikin kamu melongo: jumlah energi Matahari yang 'jatuh' ke permukaan Bumi hanya dalam </text:span><text:span text:style-name="Strong_20_Emphasis"><text:span text:style-name="T1">satu jam saja</text:span></text:span><text:span text:style-name="T1"> itu ternyata </text:span><text:span text:style-name="Strong_20_Emphasis"><text:span text:style-name="T1">lebih banyak daripada total energi yang dipakai oleh seluruh umat manusia di seluruh dunia selama satu tahun penuh</text:span></text:span><text:span text:style-name="T1">! Kebayang nggak betapa melimpah ruahnya energi gratis yang dikirim Matahari ke kita setiap saat? Ini menunjukkan potensi energi surya yang luar biasa besar kalau saja kita bisa 'menangkap' dan memanfaatkannya dengan efisien. Pertanyaannya, gimana caranya 'menangkap' energi sehebat ini? Nah, itulah yang akan kita bahas tuntas di subbab berikutnya!</text:span></text:p>
            <text:p text:style-name="Text_20_body"><text:span text:style-name="Strong_20_Emphasis"><text:span text:style-name="T1">(Prompt Gambar Ilustrasi untuk Subbab 2.1)</text:span></text:span></text:p>
            <text:p text:style-name="Text_20_body"><text:span text:style-name="Strong_20_Emphasis"><text:span text:style-name="T1">Prompt Gambar Ilustrasi:</text:span></text:span><text:span text:style-name="T1"> "Buat ilustrasi skematik yang menjelaskan konsep energi Matahari dengan gaya visual yang menarik, cerah, dan mudah dipahami remaja.</text:span></text:p>
            <text:list xml:id="list255882122464493711" text:style-name="L21">
              <text:list-item>
                <text:p text:style-name="P133"><text:span text:style-name="Strong_20_Emphasis"><text:span text:style-name="T1">Bagian Atas/Tengah:</text:span></text:span><text:span text:style-name="T1"> Gambarkan Matahari besar dengan inti yang bersinar paling terang (warna putih-kuning menyilaukan). Di dalam inti (mungkin dalam lingkaran </text:span><text:span text:style-name="Emphasis"><text:span text:style-name="T1">zoom-in</text:span></text:span><text:span text:style-name="T1">), visualisasikan secara sederhana proses fusi: empat bola kecil berlabel 'H' (Hidrogen) menyatu menjadi satu bola sedikit lebih besar berlabel 'He' (Helium) sambil memancarkan kilatan/ledakan energi (simbol bintang atau kilat). Beri teks kecil di dekatnya: </text:span><text:span text:style-name="Strong_20_Emphasis"><text:span text:style-name="T1">'Fusi Nuklir: Hidrogen -&gt; Helium + Energi Dahsyat!'</text:span></text:span><text:span text:style-name="T1">. </text:span></text:p>
              </text:list-item>
              <text:list-item>
                <text:p text:style-name="P133"><text:span text:style-name="Strong_20_Emphasis"><text:span text:style-name="T1">Bagian Tengah ke Bawah:</text:span></text:span><text:span text:style-name="T1"> Gambarkan sinar-sinar matahari (garis-garis gelombang atau lurus tebal berwarna kuning/emas) memancar kuat dari Matahari turun menuju gambar planet Bumi di bagian bawah. </text:span></text:p>
              </text:list-item>
              <text:list-item>
                <text:p text:style-name="P133"><text:span text:style-name="Strong_20_Emphasis"><text:span text:style-name="T1">Di Permukaan Bumi:</text:span></text:span><text:span text:style-name="T1"> Gambarkan siluet sederhana Bumi. Tunjukkan </text:span><text:soft-page-break/><text:span text:style-name="T1">berbagai aktivitas di Bumi yang ditenagai Matahari secara langsung atau tidak langsung: ikon panel surya di atap rumah yang menyerap sinar, ikon kincir angin yang berputar ditiup angin (beri panah angin), ikon awan menurunkan hujan ke sungai/danau (siklus air), ikon pohon hijau subur (fotosintesis). </text:span></text:p>
              </text:list-item>
              <text:list-item>
                <text:p text:style-name="P17"><text:span text:style-name="Strong_20_Emphasis"><text:span text:style-name="T1">Kotak Fakta Menarik:</text:span></text:span><text:span text:style-name="T1"> Di sudut ilustrasi, buat kotak teks yang menonjol (misal bentuk awan atau bintang) dengan judul </text:span><text:span text:style-name="Strong_20_Emphasis"><text:span text:style-name="T1">'FAKTA WOW!'</text:span></text:span><text:span text:style-name="T1"> berisi teks: </text:span><text:span text:style-name="Strong_20_Emphasis"><text:span text:style-name="T1">'Energi Matahari ke Bumi dalam 1 Jam &gt; Kebutuhan Energi Dunia 1 Tahun!'</text:span></text:span><text:span text:style-name="T1">. Gunakan font yang </text:span><text:span text:style-name="Emphasis"><text:span text:style-name="T1">fun</text:span></text:span><text:span text:style-name="T1"> dan ikon bohlam lampu atau tanda seru." </text:span></text:p>
              </text:list-item>
            </text:list>
            <text:p text:style-name="P239"/>
            <text:p text:style-name="P104">Ini adalah jawaban untuk Subbab 2.1. Silakan berikan perintah "YAX" jika Anda ingin saya melanjutkan ke prompt berikutnya (Subbab 2.2).</text:p>
          </text:section>
          <text:section text:style-name="Sect1" text:name="feedback-form-29">
            <text:p text:style-name="P218"/>
          </text:section>
        </text:section>
        <text:section text:style-name="Sect1" text:name="30d3ff002f3ce078">
          <text:p text:style-name="P104"/>
          <text:section text:style-name="Sect1" text:name="user-query-content-30">
            <text:p text:style-name="P237">yax </text:p>
          </text:section>
          <text:p text:style-name="P218">Tampilkan alur berpikir</text:p>
          <text:section text:style-name="Sect2" text:name="model-response-message-contentr_30d3ff002f3ce078">
            <text:p text:style-name="P218"/>
          </text:section>
          <text:section text:style-name="Sect1" text:name="feedback-form-30">
            <text:p text:style-name="P218"/>
          </text:section>
        </text:section>
        <text:section text:style-name="Sect1" text:name="0d338b55d923d084">
          <text:p text:style-name="P104"/>
          <text:section text:style-name="Sect1" text:name="user-query-content-31">
            <text:p text:style-name="P237">present it </text:p>
          </text:section>
          <text:p text:style-name="P218">Tampilkan alur berpikir</text:p>
          <text:section text:style-name="Sect2" text:name="model-response-message-contentr_0d338b55d923d084">
            <text:p text:style-name="Text_20_body"><text:span text:style-name="T1">Oke, ini jawaban untuk prompt </text:span><text:span text:style-name="Strong_20_Emphasis"><text:span text:style-name="T1">Subbab 2.2 (Sulap Panel Surya: Mengubah Cahaya Jadi Listrik)</text:span></text:span><text:span text:style-name="T1">, yang menjelaskan cara kerja panel surya:</text:span></text:p>
            <text:p text:style-name="P239"/>
            <text:p text:style-name="Text_20_body"><text:span text:style-name="Strong_20_Emphasis"><text:span text:style-name="T1">(Teks Subbab 2.2)</text:span></text:span></text:p>
            <text:p text:style-name="Text_20_body"><text:span text:style-name="T1">Oke, jadi Matahari itu sumber energi super dahsyat. Tapi gimana persisnya cara kita 'nangkep' energinya? Jawabannya ada pada benda keren berbentuk kepingan atau lembaran tipis yang mungkin pernah kamu lihat di atap rumah, di atas lampu jalan, atau bahkan nempel di beberapa jenis kalkulator: </text:span><text:span text:style-name="Strong_20_Emphasis"><text:span text:style-name="T1">Panel Surya</text:span></text:span><text:span text:style-name="T1">! Nama kerennya sih sel </text:span><text:span text:style-name="Emphasis"><text:span text:style-name="T1">fotovoltaik</text:span></text:span><text:span text:style-name="T1"> (biasa disingkat sel PV), dari kata 'foto' (cahaya) dan 'voltaik' (listrik). Jadi, panel surya ini kayak kepingan 'ajaib' yang tugas utamanya adalah menyulap cahaya matahari langsung jadi energi </text:span><text:soft-page-break/><text:span text:style-name="T1">listrik. Kebanyakan panel surya modern yang kamu lihat berwarna biru tua atau hitam mengkilap itu dibuat dari bahan bernama </text:span><text:span text:style-name="Strong_20_Emphasis"><text:span text:style-name="T1">silikon</text:span></text:span><text:span text:style-name="T1">. Ini bahan yang spesial banget karena termasuk </text:span><text:span text:style-name="Emphasis"><text:span text:style-name="T1">semikonduktor</text:span></text:span><text:span text:style-name="T1">, artinya dia bisa bersifat kayak isolator (nggak ngalirin listrik) tapi juga bisa jadi konduktor (ngalirin listrik) kalau dikasih 'dorongan' tertentu, salah satunya ya dari cahaya matahari!</text:span></text:p>
            <text:p text:style-name="Text_20_body"><text:span text:style-name="T1">Nah, 'sulap'-nya terjadi di level atom, lewat proses yang disebut </text:span><text:span text:style-name="Strong_20_Emphasis"><text:span text:style-name="T1">efek fotovoltaik</text:span></text:span><text:span text:style-name="T1">. Gampangnya gini: bayangin cahaya matahari itu bawa 'paket-paket' energi super kecil namanya </text:span><text:span text:style-name="Strong_20_Emphasis"><text:span text:style-name="T1">foton</text:span></text:span><text:span text:style-name="T1">. Ketika foton-foton ini 'nembak' permukaan sel surya silikon, energinya bisa kayak 'bola sodok' yang 'nendang' atau melepaskan </text:span><text:span text:style-name="Strong_20_Emphasis"><text:span text:style-name="T1">elektron</text:span></text:span><text:span text:style-name="T1"> (partikel super kecil bermuatan negatif) dari 'rumahnya' di atom silikon. Elektron ini jadi bebas bergerak! Nah, sel surya ini didesain secara cerdas dengan lapisan-lapisan berbeda (ada lapisan tipe-n dan tipe-p) yang menciptakan semacam 'medan gaya' atau 'jalan tol satu arah' di dalamnya. Akibatnya, elektron-elektron yang udah 'mental' dan bebas tadi jadi 'dipaksa' untuk bergerak mengalir ke satu arah tertentu, nggak bisa sembarangan. Aliran jutaan elektron yang bergerak teratur searah inilah yang kita kenal sebagai </text:span><text:span text:style-name="Strong_20_Emphasis"><text:span text:style-name="T1">arus listrik</text:span></text:span><text:span text:style-name="T1">! Jadi rumusnya simpel banget: ada </text:span><text:span text:style-name="Strong_20_Emphasis"><text:span text:style-name="T1">cahaya matahari (input)</text:span></text:span><text:span text:style-name="T1"> -&gt; </text:span><text:span text:style-name="Strong_20_Emphasis"><text:span text:style-name="T1">elektron di silikon 'ditendang' dan dipaksa mengalir searah (proses)</text:span></text:span><text:span text:style-name="T1"> -&gt; </text:span><text:span text:style-name="Strong_20_Emphasis"><text:span text:style-name="T1">menghasilkan arus listrik searah atau DC (output)</text:span></text:span><text:span text:style-name="T1">. Keren banget kan prosesnya? Nggak ada mesin berputar, nggak ada bahan bakar dibakar, nggak ada asap, cuma cahaya matahari diubah langsung jadi listrik!</text:span></text:p>
            <text:p text:style-name="Quotations"><text:span text:style-name="Strong_20_Emphasis"><text:span text:style-name="T1">Tahukah Kamu?</text:span></text:span><text:span text:style-name="T1"> Efek fotovoltaik ini pertama kali diamati oleh fisikawan Prancis, Alexandre Edmond Becquerel, pada tahun 1839, saat usianya baru 19 tahun! Tapi, baru di tahun 1954 ilmuwan di Bell Labs, Amerika Serikat, berhasil membuat sel surya silikon pertama yang benar-benar efisien dan bisa dipakai untuk menghasilkan listrik yang cukup berarti. Butuh waktu lebih dari 100 tahun dari penemuan awal sampai jadi teknologi praktis!</text:span></text:p>
            <text:p text:style-name="Text_20_body"><text:span text:style-name="T1">Tapi tunggu dulu, ada satu langkah penting lagi. Listrik yang dihasilkan langsung dari panel surya ini jenisnya </text:span><text:span text:style-name="Strong_20_Emphasis"><text:span text:style-name="T1">DC (Direct Current)</text:span></text:span><text:span text:style-name="T1"> atau arus searah. Listrik DC ini sama kayak listrik yang ada di baterai HP, laptop, atau aki motor kamu. Sedangkan, hampir semua peralatan listrik di rumah kita—TV, kulkas, lampu, kipas angin, komputer—itu pakainya listrik </text:span><text:span text:style-name="Strong_20_Emphasis"><text:span text:style-name="T1">AC (Alternating Current)</text:span></text:span><text:span text:style-name="T1"> atau arus bolak-balik, jenis listrik yang disuplai oleh PLN ke rumah-rumah kita. </text:span><text:soft-page-break/><text:span text:style-name="T1">Nah, biar listrik DC dari panel surya bisa kita pakai buat nyalain peralatan di rumah, kita butuh 'penerjemah' listrik, yaitu alat tambahan super penting bernama </text:span><text:span text:style-name="Strong_20_Emphasis"><text:span text:style-name="T1">inverter</text:span></text:span><text:span text:style-name="T1">. Tugas utama inverter ini adalah mengubah listrik DC dari panel menjadi listrik AC yang tegangannya sesuai standar rumah tangga (biasanya 220 Volt di Indonesia). Setelah 'diterjemahkan' jadi AC oleh inverter, barulah listrik 'panen matahari' ini bisa langsung dipakai buat nonton TV, nge-charge HP, atau nyalain lampu. Listrik ini juga bisa disimpan dulu di </text:span><text:span text:style-name="Strong_20_Emphasis"><text:span text:style-name="T1">baterai</text:span></text:span><text:span text:style-name="T1"> (kalau sistemnya </text:span><text:span text:style-name="Emphasis"><text:span text:style-name="T1">off-grid</text:span></text:span><text:span text:style-name="T1"> atau mandiri, cocok buat daerah terpencil yang belum terjangkau PLN), atau bahkan bisa 'dikirim balik' ke jaringan listrik PLN (kalau sistemnya </text:span><text:span text:style-name="Emphasis"><text:span text:style-name="T1">on-grid</text:span></text:span><text:span text:style-name="T1">, ini yang paling umum untuk rumah di perkotaan, kadang kita bisa dapat 'ganti rugi' atau pengurangan tagihan dari PLN kalau listrik surya kita berlebih!).</text:span></text:p>
            <text:p text:style-name="Text_20_body"><text:span text:style-name="T1">Kamu pasti pernah lihat panel surya di kehidupan sehari-hari, kan? Coba deh lain kali lebih perhatikan atap-atap rumah di sekitar tempat tinggalmu di Banda Aceh atau di daerah lain, mungkin ada tetangga atau gedung perkantoran/pemerintahan yang sudah pasang panel surya berwarna biru tua atau hitam mengkilap. Atau coba lihat </text:span><text:span text:style-name="Strong_20_Emphasis"><text:span text:style-name="T1">lampu penerangan jalan umum (PJU) tenaga surya</text:span></text:span><text:span text:style-name="T1"> yang banyak dipasang di jalan-jalan tertentu; biasanya ada panel kecil di bagian atas tiangnya dan kotak baterai di bawahnya, bisa tetap nyala terang di malam hari meskipun nggak ada kabel listrik PLN yang terhubung ke sana. Itu juga pakai energi surya! Contoh lainnya yang lebih kecil ada di </text:span><text:span text:style-name="Strong_20_Emphasis"><text:span text:style-name="T1">kalkulator</text:span></text:span><text:span text:style-name="T1"> simpel yang bisa nyala tanpa baterai kalau kena cahaya, atau </text:span><text:span text:style-name="Strong_20_Emphasis"><text:span text:style-name="T1">power bank solar</text:span></text:span><text:span text:style-name="T1"> yang bisa dijemur buat isi daya darurat pas lagi mati lampu atau camping. Bahkan sekarang sudah banyak </text:span><text:span text:style-name="Strong_20_Emphasis"><text:span text:style-name="T1">Pembangkit Listrik Tenaga Surya (PLTS)</text:span></text:span><text:span text:style-name="T1"> skala besar berbentuk ladang luas yang isinya ribuan panel surya untuk menyuplai listrik ke jaringan PLN dan menerangi banyak rumah sekaligus. Teknologi 'sulap' pengubah cahaya jadi listrik ini ternyata sudah semakin dekat dan nyata di sekitar kita!</text:span></text:p>
            <text:p text:style-name="Text_20_body"><text:span text:style-name="Strong_20_Emphasis"><text:span text:style-name="T1">(Prompt Gambar Ilustrasi untuk Subbab 2.2)</text:span></text:span></text:p>
            <text:p text:style-name="Text_20_body"><text:span text:style-name="Strong_20_Emphasis"><text:span text:style-name="T1">Prompt Gambar Ilustrasi:</text:span></text:span><text:span text:style-name="T1"> "Buat ilustrasi diagram cara kerja panel surya yang </text:span><text:span text:style-name="Strong_20_Emphasis"><text:span text:style-name="T1">sangat sederhana, jelas, dan berwarna cerah</text:span></text:span><text:span text:style-name="T1"> untuk remaja, dengan gaya ikonografi atau kartun simpel yang </text:span><text:span text:style-name="Emphasis"><text:span text:style-name="T1">fun</text:span></text:span><text:span text:style-name="T1">.</text:span></text:p>
            <text:list xml:id="list5690424101233878483" text:style-name="L22">
              <text:list-item>
                <text:p text:style-name="P134"><text:span text:style-name="Strong_20_Emphasis"><text:span text:style-name="T1">Tahap 1 (Input - Matahari):</text:span></text:span><text:span text:style-name="T1"> Gambarkan ikon matahari tersenyum cerah di pojok atas, mengirimkan sinar-sinar kuning (foton) ke arah ikon panel surya (kotak biru/hitam dengan pola grid yang jelas). </text:span></text:p>
              </text:list-item>
              <text:list-item>
                <text:p text:style-name="P134"><text:soft-page-break/><text:span text:style-name="Strong_20_Emphasis"><text:span text:style-name="T1">Tahap 2 (Proses - Dalam Panel):</text:span></text:span><text:span text:style-name="T1"> Buat </text:span><text:span text:style-name="Emphasis"><text:span text:style-name="T1">zoom-in</text:span></text:span><text:span text:style-name="T1"> ke bagian panel surya. Gambarkan foton (partikel cahaya) menabrak permukaan panel, lalu dari titik tabrakan itu muncul ikon elektron kecil (lingkaran biru dengan tanda minus '-') yang 'melompat' keluar dan mulai bergerak mengalir searah di dalam panel (gambarkan seperti 'sungai' elektron kecil yang mengalir di jalur khusus di dalam panel). Beri label singkat di dekatnya: </text:span><text:span text:style-name="Strong_20_Emphasis"><text:span text:style-name="T1">'Cahaya Matahari -&gt; Elektron Bergerak!'</text:span></text:span><text:span text:style-name="T1">. </text:span></text:p>
              </text:list-item>
              <text:list-item>
                <text:p text:style-name="P134"><text:span text:style-name="Strong_20_Emphasis"><text:span text:style-name="T1">Tahap 3 (Output DC):</text:span></text:span><text:span text:style-name="T1"> Dari panel surya, gambarkan kabel merah (+) dan hitam (-) keluar dengan tulisan jelas </text:span><text:span text:style-name="Strong_20_Emphasis"><text:span text:style-name="T1">'Listrik DC'</text:span></text:span><text:span text:style-name="T1"> atau simbol arus searah (garis lurus di atas garis putus-putus). </text:span></text:p>
              </text:list-item>
              <text:list-item>
                <text:p text:style-name="P134"><text:span text:style-name="Strong_20_Emphasis"><text:span text:style-name="T1">Tahap 4 (Inverter):</text:span></text:span><text:span text:style-name="T1"> Kabel DC ini masuk ke sebuah kotak keren berlabel </text:span><text:span text:style-name="Strong_20_Emphasis"><text:span text:style-name="T1">'INVERTER'</text:span></text:span><text:span text:style-name="T1"> (beri ikon seperti alat elektronik). Dari inverter, keluar kabel lain (misalnya warna biru) dengan tulisan jelas </text:span><text:span text:style-name="Strong_20_Emphasis"><text:span text:style-name="T1">'Listrik AC'</text:span></text:span><text:span text:style-name="T1"> atau simbol arus bolak-balik (garis bergelombang ~). </text:span></text:p>
              </text:list-item>
              <text:list-item>
                <text:p text:style-name="P134"><text:span text:style-name="Strong_20_Emphasis"><text:span text:style-name="T1">Tahap 5 (Penggunaan):</text:span></text:span><text:span text:style-name="T1"> Kabel AC ini kemudian terhubung ke beberapa ikon: </text:span></text:p>
                <text:list>
                  <text:list-item>
                    <text:p text:style-name="P225">Ikon rumah yang lampunya menyala terang. </text:p>
                  </text:list-item>
                  <text:list-item>
                    <text:p text:style-name="P134"><text:span text:style-name="T1">Cabang ke ikon baterai besar dengan tanda (+) dan (-) berlabel </text:span><text:span text:style-name="Strong_20_Emphasis"><text:span text:style-name="T1">'Disimpan di Baterai (Off-Grid)'</text:span></text:span><text:span text:style-name="T1">. </text:span></text:p>
                  </text:list-item>
                  <text:list-item>
                    <text:p text:style-name="P18"><text:span text:style-name="T1">Cabang ke ikon tiang listrik PLN dengan meteran listrik berputar mundur (atau ikon 'upload') berlabel </text:span><text:span text:style-name="Strong_20_Emphasis"><text:span text:style-name="T1">'Dikirim ke PLN (On-Grid)'</text:span></text:span><text:span text:style-name="T1">. Gunakan panah besar berwarna cerah untuk menunjukkan alur proses dari tahap 1 sampai 5 dengan jelas. Beri judul besar di atas: </text:span><text:span text:style-name="Strong_20_Emphasis"><text:span text:style-name="T1">'Panel Surya: Sulap Cahaya Jadi Listrik!'</text:span></text:span><text:span text:style-name="T1">." </text:span></text:p>
                  </text:list-item>
                </text:list>
              </text:list-item>
            </text:list>
            <text:p text:style-name="P239"/>
            <text:p text:style-name="P104">Ini adalah jawaban untuk Subbab 2.2. Silakan berikan perintah "YAX" jika Anda ingin saya melanjutkan ke prompt berikutnya (Subbab 2.3).</text:p>
          </text:section>
          <text:section text:style-name="Sect1" text:name="feedback-form-31">
            <text:p text:style-name="P218"/>
          </text:section>
        </text:section>
        <text:section text:style-name="Sect1" text:name="c5110d813a9c2d1c">
          <text:p text:style-name="P104"/>
          <text:section text:style-name="Sect1" text:name="user-query-content-32">
            <text:p text:style-name="P237">YAX </text:p>
          </text:section>
          <text:p text:style-name="P218">Tampilkan alur berpikir</text:p>
          <text:section text:style-name="Sect2" text:name="model-response-message-contentr_c5110d813a9c2d1c">
            <text:p text:style-name="P218"/>
          </text:section>
          <text:section text:style-name="Sect1" text:name="feedback-form-32">
            <text:p text:style-name="P218"/>
          </text:section>
        </text:section>
        <text:section text:style-name="Sect1" text:name="11e79cba654fda2d">
          <text:p text:style-name="P104"/>
          <text:section text:style-name="Sect1" text:name="user-query-content-33">
            <text:p text:style-name="P237"><text:soft-page-break/>present it </text:p>
          </text:section>
          <text:p text:style-name="P218">Tampilkan alur berpikir</text:p>
          <text:section text:style-name="Sect2" text:name="model-response-message-contentr_11e79cba654fda2d">
            <text:p text:style-name="Text_20_body"><text:span text:style-name="T1">Oke, ini jawaban untuk prompt </text:span><text:span text:style-name="Strong_20_Emphasis"><text:span text:style-name="T1">Subbab 2.3 (Plus Minus Energi Surya: Kerennya Apa, Tantangannya Dimana?)</text:span></text:span><text:span text:style-name="T1">, yang membahas kelebihan dan kekurangan energi surya:</text:span></text:p>
            <text:p text:style-name="P239"/>
            <text:p text:style-name="Text_20_body"><text:span text:style-name="Strong_20_Emphasis"><text:span text:style-name="T1">(Teks Subbab 2.3)</text:span></text:span></text:p>
            <text:p text:style-name="P104">Setiap teknologi pasti ada plus minusnya, nggak terkecuali energi surya yang lagi nge-tren ini. Biar kita makin paham dan nggak cuma ikut-ikutan bilang keren, yuk kita bedah bareng apa aja sih kelebihan (yang bikin kita optimis!) dan kekurangan atau tantangan (yang perlu kita tahu dan cari solusinya) dari energi matahari ini.</text:p>
            <text:p text:style-name="Text_20_body"><text:span text:style-name="Strong_20_Emphasis"><text:span text:style-name="T1">Kerennya Energi Surya (Plus ?):</text:span></text:span></text:p>
            <text:list xml:id="list4497394593570110212" text:style-name="L23">
              <text:list-item>
                <text:p text:style-name="P135"><text:span text:style-name="Strong_20_Emphasis"><text:span text:style-name="T1">Super Bersih &amp; Ramah Lingkungan Banget:</text:span></text:span><text:span text:style-name="T1"> Ini dia juara utamanya! Saat panel surya bekerja mengubah cahaya jadi listrik, sama sekali </text:span><text:span text:style-name="Strong_20_Emphasis"><text:span text:style-name="T1">nggak ada asap knalpot, polusi udara, atau emisi gas rumah kaca (CO2)</text:span></text:span><text:span text:style-name="T1"> yang keluar. Beda jauh sama kalau kita bakar batu bara di PLTU atau bensin di motor. Artinya, makin banyak kita pakai energi surya, makin bersih udara yang kita hirup (penting banget kan buat kesehatan kita di kota atau desa!) dan makin besar kontribusi kita buat ngerem laju perubahan iklim. Keren banget kan, bisa dapat energi tanpa bikin polusi? </text:span></text:p>
              </text:list-item>
              <text:list-item>
                <text:p text:style-name="P135"><text:span text:style-name="Strong_20_Emphasis"><text:span text:style-name="T1">Sumber Energinya Gratis &amp; Melimpah Ruah (Apalagi di Aceh!):</text:span></text:span><text:span text:style-name="T1"> Bahan bakarnya, yaitu cahaya matahari, itu </text:span><text:span text:style-name="Strong_20_Emphasis"><text:span text:style-name="T1">GRATIS tis tis</text:span></text:span><text:span text:style-name="T1">, langsung dari alam! Nggak perlu beli dari negara lain, nggak perlu nambang sampai merusak bumi. Dan yang paling penting, sumbernya </text:span><text:span text:style-name="Strong_20_Emphasis"><text:span text:style-name="T1">praktis tak terbatas</text:span></text:span><text:span text:style-name="T1"> (ya, selama matahari kita masih ada sekitar 5 miliar tahun lagi!). Nah, buat kita di Indonesia, khususnya di Aceh yang termasuk wilayah tropis di garis khatulistiwa, ini anugerah luar biasa. Kita 'dihujani' sinar matahari melimpah hampir sepanjang tahun! Potensi energi surya di daerah kita ini guedeee banget dan belum banyak dimanfaatkan secara maksimal. </text:span></text:p>
              </text:list-item>
              <text:list-item>
                <text:p text:style-name="P135"><text:span text:style-name="Strong_20_Emphasis"><text:span text:style-name="T1">Biaya 'Nyalain'-nya Murah &amp; Harga Panel Makin Terjangkau:</text:span></text:span><text:span text:style-name="T1"> Emang sih, masang panel surya di awal butuh modal. Tapi setelah sistemnya </text:span><text:soft-page-break/><text:span text:style-name="T1">terpasang dan jalan, </text:span><text:span text:style-name="Strong_20_Emphasis"><text:span text:style-name="T1">biaya operasional dan perawatannya relatif minim</text:span></text:span><text:span text:style-name="T1"> banget. Nggak perlu beli bahan bakar rutin kayak beli bensin atau bayar tagihan gas. Cukup dibersihkan berkala aja. Ditambah lagi, kabar baiknya, harga teknologi panel surya ini </text:span><text:span text:style-name="Strong_20_Emphasis"><text:span text:style-name="T1">terus turun drastis</text:span></text:span><text:span text:style-name="T1"> dalam 10 tahun terakhir karena inovasi teknologi dan produksi yang makin banyak. Jadi, energi surya makin hari makin terjangkau buat dipasang di rumah, sekolah, masjid, atau bahkan buat bisnis. </text:span></text:p>
              </text:list-item>
              <text:list-item>
                <text:p text:style-name="P19"><text:span text:style-name="Strong_20_Emphasis"><text:span text:style-name="T1">Fleksibel Banget (Skalabilitas):</text:span></text:span><text:span text:style-name="T1"> Kerennya lagi, energi surya itu fleksibel banget soal ukuran. Bisa dipasang dalam skala super kecil kayak di </text:span><text:span text:style-name="Strong_20_Emphasis"><text:span text:style-name="T1">kalkulator atau lampu taman tenaga surya</text:span></text:span><text:span text:style-name="T1"> yang sering kita lihat. Bisa skala menengah buat dipasang di </text:span><text:span text:style-name="Strong_20_Emphasis"><text:span text:style-name="T1">atap rumah kita, sekolah, kantor, atau atap pabrik</text:span></text:span><text:span text:style-name="T1">. Bisa juga dibangun dalam skala super besar jadi </text:span><text:span text:style-name="Strong_20_Emphasis"><text:span text:style-name="T1">Pembangkit Listrik Tenaga Surya (PLTS) raksasa</text:span></text:span><text:span text:style-name="T1"> seluas puluhan atau ratusan hektar yang bisa nerangin satu kecamatan atau bahkan kota! Bisa dipasang di darat, dan teknologi terbaru bahkan memungkinkan dipasang </text:span><text:span text:style-name="Strong_20_Emphasis"><text:span text:style-name="T1">terapung di atas waduk atau danau</text:span></text:span><text:span text:style-name="T1">. Fleksibel banget kan? </text:span></text:p>
              </text:list-item>
            </text:list>
            <text:p text:style-name="Text_20_body"><text:span text:style-name="Strong_20_Emphasis"><text:span text:style-name="T1">Tantangannya Energi Surya (Minus ?):</text:span></text:span></text:p>
            <text:list xml:id="list8596878714752892768" text:style-name="L24">
              <text:list-item>
                <text:p text:style-name="P136"><text:span text:style-name="Strong_20_Emphasis"><text:span text:style-name="T1">Nggak Selalu Ada 24 Jam (Intermiten):</text:span></text:span><text:span text:style-name="T1"> Nah, ini dia tantangan terbesarnya yang perlu kita akui. Produksi listrik dari panel surya </text:span><text:span text:style-name="Strong_20_Emphasis"><text:span text:style-name="T1">sangat bergantung pada intensitas cahaya matahari</text:span></text:span><text:span text:style-name="T1">. Artinya, pas </text:span><text:span text:style-name="Strong_20_Emphasis"><text:span text:style-name="T1">malam hari</text:span></text:span><text:span text:style-name="T1">, ya jelas nggak ada listrik yang dihasilkan sama sekali. Terus, pas lagi </text:span><text:span text:style-name="Strong_20_Emphasis"><text:span text:style-name="T1">mendung tebal banget atau hujan deras</text:span></text:span><text:span text:style-name="T1"> (yang juga sering kan di Aceh, apalagi pas musim hujan?), produksi listriknya juga bakal turun drastis, bahkan bisa hampir nol. Sifatnya yang nggak stabil atau </text:span><text:span text:style-name="Emphasis"><text:span text:style-name="T1">intermiten</text:span></text:span><text:span text:style-name="T1"> (kadang ada, kadang nggak) ini jadi PR besar gimana caranya biar pasokan listrik dari matahari bisa tetap andal sepanjang waktu. </text:span></text:p>
              </text:list-item>
              <text:list-item>
                <text:p text:style-name="P136"><text:span text:style-name="Strong_20_Emphasis"><text:span text:style-name="T1">Butuh Ruang atau Lahan yang Nggak Sedikit:</text:span></text:span><text:span text:style-name="T1"> Buat bisa menangkap cahaya matahari yang cukup dan menghasilkan listrik dalam jumlah besar, panel surya butuh </text:span><text:span text:style-name="Strong_20_Emphasis"><text:span text:style-name="T1">permukaan yang lumayan luas</text:span></text:span><text:span text:style-name="T1">. Kalau mau bikin PLTS skala besar (Megawatt), butuh lahan berhektar-hektar. Ini bisa jadi isu kalau lahannya itu produktif buat pertanian atau merupakan kawasan hutan yang penting. Kalau mau pasang di atap rumah pun, </text:span><text:span text:style-name="Strong_20_Emphasis"><text:span text:style-name="T1">luas atap yang tersedia, arah hadap atap (idealnya ke utara atau selatan di Indonesia), dan ada tidaknya bayangan</text:span></text:span><text:span text:style-name="T1"> dari </text:span><text:soft-page-break/><text:span text:style-name="T1">pohon atau bangunan lain jadi faktor penting yang membatasi. Nggak semua atap ideal atau cukup luas. </text:span></text:p>
              </text:list-item>
              <text:list-item>
                <text:p text:style-name="P136"><text:span text:style-name="Strong_20_Emphasis"><text:span text:style-name="T1">Perlu 'Teman' Penyimpanan Energi (Baterai):</text:span></text:span><text:span text:style-name="T1"> Karena sifatnya yang intermiten tadi, biar listrik tetap bisa dipakai pas malam hari atau pas matahari lagi malu-malu muncul, sistem energi surya (terutama yang </text:span><text:span text:style-name="Emphasis"><text:span text:style-name="T1">off-grid</text:span></text:span><text:span text:style-name="T1"> atau mau lebih mandiri) </text:span><text:span text:style-name="Strong_20_Emphasis"><text:span text:style-name="T1">butuh banget 'teman' berupa sistem penyimpan energi</text:span></text:span><text:span text:style-name="T1">. Yang paling umum saat ini adalah </text:span><text:span text:style-name="Strong_20_Emphasis"><text:span text:style-name="T1">baterai</text:span></text:span><text:span text:style-name="T1"> (kayak baterai lithium-ion yang dipakai di HP tapi ukurannya jauh lebih besar). Masalahnya, harga baterai untuk kapasitas besar ini </text:span><text:span text:style-name="Strong_20_Emphasis"><text:span text:style-name="T1">masih lumayan mahal</text:span></text:span><text:span text:style-name="T1">, bisa jadi komponen termahal dalam sistem PLTS atap + baterai. Selain itu, proses penambangan bahan baku baterai (seperti lithium, nikel, kobalt) dan pengelolaan limbah baterai bekas juga punya isu lingkungan tersendiri yang perlu dicarikan solusi berkelanjutan (seperti daur ulang). </text:span></text:p>
              </text:list-item>
              <text:list-item>
                <text:p text:style-name="P20"><text:span text:style-name="Strong_20_Emphasis"><text:span text:style-name="T1">Biaya Investasi Awal &amp; Tingkat Efisiensi:</text:span></text:span><text:span text:style-name="T1"> Meskipun harga panelnya terus turun, </text:span><text:span text:style-name="Strong_20_Emphasis"><text:span text:style-name="T1">biaya investasi awal</text:span></text:span><text:span text:style-name="T1"> untuk pasang satu sistem PLTS atap lengkap (termasuk panel, inverter, kabel, biaya instalasi, dan mungkin baterai) masih bisa terasa berat buat sebagian besar keluarga atau bisnis kecil di Indonesia. Perlu dukungan skema pembiayaan atau cicilan yang mudah. Selain itu, </text:span><text:span text:style-name="Strong_20_Emphasis"><text:span text:style-name="T1">efisiensi panel surya</text:span></text:span><text:span text:style-name="T1"> (seberapa jago panel itu mengubah persenan energi cahaya matahari jadi listrik) juga masih terus ditingkatkan oleh para peneliti. Panel surya komersial yang bagus saat ini efisiensinya mungkin sekitar 15-22%. Artinya, masih ada sekitar 78-85% energi matahari yang 'jatuh' ke panel tapi belum berhasil diubah jadi listrik. Tapi tenang, angka efisiensi ini terus naik kok berkat riset! </text:span></text:p>
              </text:list-item>
            </text:list>
            <text:p text:style-name="Text_20_body"><text:span text:style-name="T1">Jadi gitu, </text:span><text:span text:style-name="Emphasis"><text:span text:style-name="T1">guys</text:span></text:span><text:span text:style-name="T1">, gambaran plus minusnya energi surya. Meskipun ada tantangan-tantangan ini (terutama soal intermitensi dan penyimpanan), kelebihannya yang super bersih, sumbernya melimpah gratis, dan teknologinya yang makin murah membuat energi surya tetap jadi salah satu 'jagoan utama' dan solusi paling potensial dalam perjuangan kita menuju masa depan energi yang lebih baik dan berkelanjutan untuk Indonesia. Apalagi teknologi terus berkembang pesat untuk menjawab tantangan-tantangan tersebut!</text:span></text:p>
            <text:p text:style-name="Text_20_body"><text:span text:style-name="Strong_20_Emphasis"><text:span text:style-name="T1">(Prompt Gambar Ilustrasi untuk Subbab 2.3)</text:span></text:span></text:p>
            <text:p text:style-name="Text_20_body"><text:soft-page-break/><text:span text:style-name="Strong_20_Emphasis"><text:span text:style-name="T1">Prompt Gambar Ilustrasi:</text:span></text:span><text:span text:style-name="T1"> "Buat ilustrasi perbandingan </text:span><text:span text:style-name="Strong_20_Emphasis"><text:span text:style-name="T1">'Plus (+) &amp; Minus (-) Energi Surya'</text:span></text:span><text:span text:style-name="T1"> dengan gaya visual dua kolom (kolom kiri untuk Plus, kolom kanan untuk Minus) yang jelas, informatif, dan menggunakan ikon-ikon simpel yang mudah dipahami remaja.</text:span></text:p>
            <text:list xml:id="list8893402828573482387" text:style-name="L25">
              <text:list-item>
                <text:p text:style-name="P137"><text:span text:style-name="Strong_20_Emphasis"><text:span text:style-name="T1">Judul Besar di Atas:</text:span></text:span><text:span text:style-name="T1"> </text:span><text:span text:style-name="Strong_20_Emphasis"><text:span text:style-name="T1">Energi Surya: Kerennya (+) vs Tantangannya (-)</text:span></text:span><text:span text:style-name="T1"> </text:span></text:p>
              </text:list-item>
              <text:list-item>
                <text:p text:style-name="P137"><text:span text:style-name="Strong_20_Emphasis"><text:span text:style-name="T1">Kolom Kiri (Plus - Latar belakang hijau cerah atau biru langit cerah):</text:span></text:span><text:span text:style-name="T1"> </text:span></text:p>
                <text:list>
                  <text:list-item>
                    <text:p text:style-name="P137"><text:span text:style-name="T1">Ikon daun hijau besar / bumi tersenyum + teks: </text:span><text:span text:style-name="Strong_20_Emphasis"><text:span text:style-name="T1">Bersih! Nol Polusi &amp; Emisi CO2.</text:span></text:span><text:span text:style-name="T1"> </text:span></text:p>
                  </text:list-item>
                  <text:list-item>
                    <text:p text:style-name="P137"><text:span text:style-name="T1">Ikon matahari bersinar terang + tanda 'Rp 0,-' / simbol tak terhingga (∞) + teks: </text:span><text:span text:style-name="Strong_20_Emphasis"><text:span text:style-name="T1">Sumber Gratis &amp; Melimpah (Top di Indonesia!).</text:span></text:span><text:span text:style-name="T1"> </text:span></text:p>
                  </text:list-item>
                  <text:list-item>
                    <text:p text:style-name="P137"><text:span text:style-name="T1">Ikon panel surya + grafik panah harga turun + teks: </text:span><text:span text:style-name="Strong_20_Emphasis"><text:span text:style-name="T1">Makin Murah &amp; Hemat Biaya Operasi.</text:span></text:span><text:span text:style-name="T1"> </text:span></text:p>
                  </text:list-item>
                  <text:list-item>
                    <text:p text:style-name="P137"><text:span text:style-name="T1">Ikon rumah kecil + gedung besar + PLTS + teks: </text:span><text:span text:style-name="Strong_20_Emphasis"><text:span text:style-name="T1">Fleksibel Skalanya (Rumah s/d Kota).</text:span></text:span><text:span text:style-name="T1"> </text:span></text:p>
                  </text:list-item>
                  <text:list-item>
                    <text:p text:style-name="P226">Gunakan ikon jempol naik (?) besar di bagian bawah kolom Plus. </text:p>
                  </text:list-item>
                </text:list>
              </text:list-item>
              <text:list-item>
                <text:p text:style-name="P137"><text:span text:style-name="Strong_20_Emphasis"><text:span text:style-name="T1">Kolom Kanan (Minus - Latar belakang abu-abu atau oranye redup):</text:span></text:span><text:span text:style-name="T1"> </text:span></text:p>
                <text:list>
                  <text:list-item>
                    <text:p text:style-name="P137"><text:span text:style-name="T1">Ikon matahari terbenam / bulan sabit + ikon awan hujan + teks: </text:span><text:span text:style-name="Strong_20_Emphasis"><text:span text:style-name="T1">Tergantung Cuaca &amp; Waktu (Intermiten).</text:span></text:span><text:span text:style-name="T1"> </text:span></text:p>
                  </text:list-item>
                  <text:list-item>
                    <text:p text:style-name="P137"><text:span text:style-name="T1">Ikon peta lahan luas terpakai + ikon atap rumah kecil + teks: </text:span><text:span text:style-name="Strong_20_Emphasis"><text:span text:style-name="T1">Butuh Lahan / Ruang Cukup Luas.</text:span></text:span><text:span text:style-name="T1"> </text:span></text:p>
                  </text:list-item>
                  <text:list-item>
                    <text:p text:style-name="P137"><text:span text:style-name="T1">Ikon baterai besar + ikon tag harga mahal (Rp+++) + teks: </text:span><text:span text:style-name="Strong_20_Emphasis"><text:span text:style-name="T1">Perlu Penyimpanan (Baterai Masih Mahal).</text:span></text:span><text:span text:style-name="T1"> </text:span></text:p>
                  </text:list-item>
                  <text:list-item>
                    <text:p text:style-name="P137"><text:span text:style-name="T1">Ikon dompet / koin + ikon panel dengan tanda persen (%) kecil + teks: </text:span><text:span text:style-name="Strong_20_Emphasis"><text:span text:style-name="T1">Biaya Awal &amp; Efisiensi Perlu Ditingkatkan.</text:span></text:span><text:span text:style-name="T1"> </text:span></text:p>
                  </text:list-item>
                  <text:list-item>
                    <text:p text:style-name="P110">Gunakan ikon jempol ke bawah (?) atau ikon tanda tanya besar (?) di bagian bawah kolom Minus. Pastikan desainnya seimbang, mudah dibaca, dan menarik secara visual." </text:p>
                  </text:list-item>
                </text:list>
              </text:list-item>
            </text:list>
            <text:p text:style-name="P239"/>
            <text:p text:style-name="P104">Ini adalah jawaban untuk Subbab 2.3. Silakan berikan perintah "YAX" jika Anda ingin saya melanjutkan ke prompt berikutnya (Subbab 2.4).</text:p>
          </text:section>
          <text:section text:style-name="Sect1" text:name="feedback-form-33">
            <text:p text:style-name="P218"/>
          </text:section>
        </text:section>
        <text:section text:style-name="Sect1" text:name="0013fd0b86083994">
          <text:p text:style-name="P104"/>
          <text:section text:style-name="Sect1" text:name="user-query-content-34">
            <text:p text:style-name="P237"><text:soft-page-break/>YAX </text:p>
          </text:section>
          <text:p text:style-name="P218">Tampilkan alur berpikir</text:p>
          <text:section text:style-name="Sect2" text:name="model-response-message-contentr_0013fd0b86083994">
            <text:p text:style-name="P218"/>
          </text:section>
          <text:section text:style-name="Sect1" text:name="feedback-form-34">
            <text:p text:style-name="P218"/>
          </text:section>
        </text:section>
        <text:section text:style-name="Sect1" text:name="ac18cb7dc2172460">
          <text:p text:style-name="P104"/>
          <text:section text:style-name="Sect1" text:name="user-query-content-35">
            <text:p text:style-name="P237">present it </text:p>
          </text:section>
          <text:p text:style-name="P218">Tampilkan alur berpikir</text:p>
          <text:section text:style-name="Sect2" text:name="model-response-message-contentr_ac18cb7dc2172460">
            <text:p text:style-name="Text_20_body"><text:span text:style-name="T1">Oke, ini jawaban untuk prompt </text:span><text:span text:style-name="Strong_20_Emphasis"><text:span text:style-name="T1">Subbab 2.4 (Inovasi Surya: Panel Super Efisien, Atap Surya, dan Masa Depannya)</text:span></text:span><text:span text:style-name="T1">, yang membahas perkembangan teknologi energi surya:</text:span></text:p>
            <text:p text:style-name="P239"/>
            <text:p text:style-name="Text_20_body"><text:span text:style-name="Strong_20_Emphasis"><text:span text:style-name="T1">(Teks Subbab 2.4)</text:span></text:span></text:p>
            <text:p text:style-name="Text_20_body"><text:span text:style-name="T1">Nah, setelah tahu plus minusnya energi surya, kamu mungkin mikir, "Bisa nggak ya tantangannya yang tadi dibahas itu diatasi?". Jawabannya: Pasti bisa, dan sedang diusahakan keras! Para ilmuwan dan insinyur paling pintar di seluruh dunia (termasuk lho, peneliti-peneliti hebat di Indonesia!) lagi kerja keras siang malam bikin teknologi surya jadi makin </text:span><text:span text:style-name="Strong_20_Emphasis"><text:span text:style-name="T1">canggih, makin efisien nangkep cahaya, makin murah, dan makin keren penampilannya</text:span></text:span><text:span text:style-name="T1">. Yuk, kita intip beberapa inovasi seru yang lagi dikembangin atau bahkan udah mulai dipakai di beberapa tempat!</text:span></text:p>
            <text:p text:style-name="Text_20_body"><text:span text:style-name="T1">Pertama, soal bikin </text:span><text:span text:style-name="Strong_20_Emphasis"><text:span text:style-name="T1">panel surya jadi makin 'jago' ngubah cahaya jadi listrik (efisiensi)</text:span></text:span><text:span text:style-name="T1">. Kalau panel surya standar yang banyak beredar sekarang efisiensinya mungkin sekitar 15-22%, para peneliti terus ngembangin teknologi baru biar lebih tinggi lagi. Ada yang namanya teknologi </text:span><text:span text:style-name="Strong_20_Emphasis"><text:span text:style-name="T1">PERC</text:span></text:span><text:span text:style-name="T1">, </text:span><text:span text:style-name="Strong_20_Emphasis"><text:span text:style-name="T1">HJT (Heterojunction)</text:span></text:span><text:span text:style-name="T1">, sampai sel </text:span><text:span text:style-name="Strong_20_Emphasis"><text:span text:style-name="T1">Tandem</text:span></text:span><text:span text:style-name="T1"> yang kayak 'dua lapis' panel jadi satu (misalnya menggabungkan bahan baru bernama </text:span><text:span text:style-name="Strong_20_Emphasis"><text:span text:style-name="T1">Perovskite</text:span></text:span><text:span text:style-name="T1"> di atas Silikon) – tujuannya biar bisa 'memanen' lebih banyak jenis cahaya matahari dan ngedongkrak efisiensi sampai di atas 25%, bahkan menuju 30% atau lebih di laboratorium! Ada juga panel </text:span><text:span text:style-name="Strong_20_Emphasis"><text:span text:style-name="T1">bifacial</text:span></text:span><text:span text:style-name="T1"> yang canggih, kayak punya 'dua muka', jadi bisa nangkep cahaya matahari langsung dari atas DAN cahaya pantulan dari bawahnya (misal dari tanah terang atau atap putih), lumayan kan nambah produksi listriknya! Nggak cuma itu, lagi heboh juga dikembangin panel surya yang </text:span><text:span text:style-name="Strong_20_Emphasis"><text:span text:style-name="T1">fleksibel</text:span></text:span><text:span text:style-name="T1"> (bisa ditekuk atau digulung, bayangin bisa dipasang di tas ransel atau atap mobil listrik!), super tipis dan ringan, bahkan ada prototipe </text:span><text:soft-page-break/><text:span text:style-name="T1">panel surya yang </text:span><text:span text:style-name="Strong_20_Emphasis"><text:span text:style-name="T1">transparan</text:span></text:span><text:span text:style-name="T1">! Kebayang nggak kalau suatu saat jendela kaca rumah atau gedung di Banda Aceh bisa sekaligus jadi panel surya yang menghasilkan listrik tanpa menghalangi pemandangan? Keren abis!</text:span></text:p>
            <text:p text:style-name="Text_20_body"><text:span text:style-name="T1">Inovasi keren lainnya adalah gimana caranya panel surya bisa </text:span><text:span text:style-name="Strong_20_Emphasis"><text:span text:style-name="T1">'menyatu' lebih mulus dan cantik dengan bangunan</text:span></text:span><text:span text:style-name="T1">, nggak cuma jadi kotak biru/hitam yang 'nempel' di atap aja. Konsep ini namanya </text:span><text:span text:style-name="Strong_20_Emphasis"><text:span text:style-name="T1">BIPV (Building-Integrated Photovoltaics)</text:span></text:span><text:span text:style-name="T1">. Jadi, panel surya didesain sedemikian rupa sehingga jadi bagian dari elemen bangunan itu sendiri. Contohnya? Sekarang udah ada </text:span><text:span text:style-name="Strong_20_Emphasis"><text:span text:style-name="T1">genteng surya</text:span></text:span><text:span text:style-name="T1"> (</text:span><text:span text:style-name="Emphasis"><text:span text:style-name="T1">solar roof tiles</text:span></text:span><text:span text:style-name="T1">) yang bentuk dan warnanya mirip banget sama genteng biasa tapi diam-diam bisa menghasilkan listrik dari matahari. Ada juga riset </text:span><text:span text:style-name="Strong_20_Emphasis"><text:span text:style-name="T1">kaca surya</text:span></text:span><text:span text:style-name="T1"> (</text:span><text:span text:style-name="Emphasis"><text:span text:style-name="T1">solar windows</text:span></text:span><text:span text:style-name="T1">) yang semi-transparan, bisa dipakai buat jendela atau dinding kaca gedung perkantoran sambil tetap 'memanen' energi. Ada juga </text:span><text:span text:style-name="Strong_20_Emphasis"><text:span text:style-name="T1">fasad surya</text:span></text:span><text:span text:style-name="T1"> (</text:span><text:span text:style-name="Emphasis"><text:span text:style-name="T1">solar facades</text:span></text:span><text:span text:style-name="T1">), di mana dinding luar bangunan dilapisi panel surya custom yang sekaligus jadi elemen desain arsitektur yang modern dan futuristik. Dengan BIPV, bangunan di masa depan nggak cuma jadi tempat kita beraktivitas, tapi juga jadi 'pembangkit listrik mini' pribadi yang estetik dan ramah lingkungan!</text:span></text:p>
            <text:p text:style-name="Text_20_body"><text:span text:style-name="T1">Selain inovasi di tingkat panel dan bangunan, energi surya juga terus didorong pengembangannya dalam </text:span><text:span text:style-name="Strong_20_Emphasis"><text:span text:style-name="T1">skala super besar</text:span></text:span><text:span text:style-name="T1"> untuk menggantikan pembangkit listrik fosil. Di berbagai negara, termasuk Indonesia, lagi banyak banget dibangun </text:span><text:span text:style-name="Strong_20_Emphasis"><text:span text:style-name="T1">Pembangkit Listrik Tenaga Surya (PLTS) raksasa</text:span></text:span><text:span text:style-name="T1"> atau </text:span><text:span text:style-name="Emphasis"><text:span text:style-name="T1">solar farm</text:span></text:span><text:span text:style-name="T1"> yang luasnya bisa ratusan hektar dan kapasitasnya ratusan Megawatt, cukup buat nerangin puluhan ribu rumah. Nah, buat ngakalin isu keterbatasan lahan (yang kita bahas di subbab sebelumnya), muncul inovasi cerdas yaitu </text:span><text:span text:style-name="Strong_20_Emphasis"><text:span text:style-name="T1">PLTS Terapung (Floating PV)</text:span></text:span><text:span text:style-name="T1">. Contoh paling hits di Indonesia saat ini adalah </text:span><text:span text:style-name="Strong_20_Emphasis"><text:span text:style-name="T1">PLTS Terapung Cirata</text:span></text:span><text:span text:style-name="T1"> di Jawa Barat, yang pas diresmikan tahun 2023 jadi salah satu yang terbesar di Asia Tenggara! Dengan dipasang di atas permukaan air waduk, danau, atau bahkan laut yang tenang, kita bisa manfaatin area luas yang tadinya nggak terpakai, sekaligus bisa bantu mengurangi penguapan air waduk, dan seringkali panelnya bisa bekerja sedikit lebih efisien karena efek pendinginan dari air di bawahnya. Ini solusi pintar buat negara kayak Indonesia yang punya banyak potensi waduk dan danau.</text:span></text:p>
            <text:p text:style-name="Text_20_body"><text:span text:style-name="T1">Melihat semua inovasi gila ini, gimana sih kira-kira </text:span><text:span text:style-name="Strong_20_Emphasis"><text:span text:style-name="T1">masa depan energi surya</text:span></text:span><text:span text:style-name="T1">? Jelas banget kalau energi surya bakal jadi salah satu </text:span><text:span text:style-name="Strong_20_Emphasis"><text:span text:style-name="T1">pemain kunci </text:span></text:span><text:soft-page-break/><text:span text:style-name="Strong_20_Emphasis"><text:span text:style-name="T1">utama</text:span></text:span><text:span text:style-name="T1"> dan porsinya bakal makin besar dalam campuran energi dunia dan juga Indonesia di tahun-tahun mendatang. Di masa depan yang nggak terlalu lama lagi, panel surya bakal makin efisien (siapa tahu bisa 40% atau lebih?), makin murah meriah, dan makin terintegrasi di mana-mana, dari atap rumah sampai mungkin di jalan raya! Sistem energi kita juga bakal makin pintar berkat </text:span><text:span text:style-name="Strong_20_Emphasis"><text:span text:style-name="T1">kombinasi energi surya dengan AI (Kecerdasan Buatan)</text:span></text:span><text:span text:style-name="T1"> yang bisa memprediksi cuaca dan kebutuhan listrik secara akurat, serta </text:span><text:span text:style-name="Strong_20_Emphasis"><text:span text:style-name="T1">smart grid</text:span></text:span><text:span text:style-name="T1"> yang mengelola aliran listrik secara otomatis dan efisien. Bahkan nih, kalau mau ngomongin yang super duper futuristik, para ilmuwan lagi menjajaki ide </text:span><text:span text:style-name="Strong_20_Emphasis"><text:span text:style-name="T1">Pembangkit Listrik Tenaga Surya Berbasis Luar Angkasa (Space-Based Solar Power - SBSP)</text:span></text:span><text:span text:style-name="T1">! Konsepnya, kita pasang 'ladang surya' raksasa di orbit Bumi (yang dapat cahaya matahari 24/7 tanpa gangguan awan dan atmosfer!), lalu energinya 'dikirim' tanpa kabel ke Bumi pakai gelombang mikro atau laser. Wow! Ini memang masih jauh banget kayak di film </text:span><text:span text:style-name="Emphasis"><text:span text:style-name="T1">sci-fi</text:span></text:span><text:span text:style-name="T1">, tapi ini menunjukkan betapa 'tak terbatasnya' potensi energi matahari kalau kita terus bermimpi besar dan berinovasi! Revolusi energi surya sedang benar-benar terjadi di depan mata kita, </text:span><text:span text:style-name="Emphasis"><text:span text:style-name="T1">guys</text:span></text:span><text:span text:style-name="T1">!</text:span></text:p>
            <text:p text:style-name="Text_20_body"><text:span text:style-name="Strong_20_Emphasis"><text:span text:style-name="T1">(Prompt Gambar Ilustrasi untuk Subbab 2.4)</text:span></text:span></text:p>
            <text:p text:style-name="Text_20_body"><text:span text:style-name="Strong_20_Emphasis"><text:span text:style-name="T1">Prompt Gambar Ilustrasi:</text:span></text:span><text:span text:style-name="T1"> "Buat ilustrasi yang </text:span><text:span text:style-name="Strong_20_Emphasis"><text:span text:style-name="T1">futuristik, cerah, dan penuh harapan</text:span></text:span><text:span text:style-name="T1"> menunjukkan berbagai inovasi energi surya yang </text:span><text:span text:style-name="Emphasis"><text:span text:style-name="T1">cool</text:span></text:span><text:span text:style-name="T1">. Bisa dibagi jadi beberapa panel adegan atau digabung jadi satu lanskap masa depan:</text:span></text:p>
            <text:list xml:id="list4006737222543909046" text:style-name="L26">
              <text:list-item>
                <text:p text:style-name="P138"><text:span text:style-name="Strong_20_Emphasis"><text:span text:style-name="T1">Inovasi Panel:</text:span></text:span><text:span text:style-name="T1"> Tampilkan </text:span><text:span text:style-name="Emphasis"><text:span text:style-name="T1">close-up</text:span></text:span><text:span text:style-name="T1"> panel surya dengan tekstur canggih (misal, sel tandem dengan warna berbeda, atau pola heksagonal) dengan label </text:span><text:span text:style-name="Strong_20_Emphasis"><text:span text:style-name="T1">'Efisiensi Super Tinggi!'</text:span></text:span><text:span text:style-name="T1">. Di dekatnya, tampilkan contoh </text:span><text:span text:style-name="Strong_20_Emphasis"><text:span text:style-name="T1">panel surya fleksibel</text:span></text:span><text:span text:style-name="T1"> yang melengkung di atas permukaan tidak rata dan </text:span><text:span text:style-name="Strong_20_Emphasis"><text:span text:style-name="T1">jendela kaca transparan</text:span></text:span><text:span text:style-name="T1"> yang memiliki sirkuit tipis panel surya di dalamnya berlabel </text:span><text:span text:style-name="Strong_20_Emphasis"><text:span text:style-name="T1">'Kaca Surya'</text:span></text:span><text:span text:style-name="T1">. </text:span></text:p>
              </text:list-item>
              <text:list-item>
                <text:p text:style-name="P138"><text:span text:style-name="Strong_20_Emphasis"><text:span text:style-name="T1">Bangunan Masa Depan (BIPV):</text:span></text:span><text:span text:style-name="T1"> Gambarkan sketsa gedung modern minimalis yang atapnya menyatu dengan </text:span><text:span text:style-name="Strong_20_Emphasis"><text:span text:style-name="T1">genteng surya</text:span></text:span><text:span text:style-name="T1"> (solar tiles), dindingnya sebagian dilapisi </text:span><text:span text:style-name="Strong_20_Emphasis"><text:span text:style-name="T1">fasad surya</text:span></text:span><text:span text:style-name="T1"> (solar facade) yang estetik, dan jendelanya adalah </text:span><text:span text:style-name="Strong_20_Emphasis"><text:span text:style-name="T1">kaca surya</text:span></text:span><text:span text:style-name="T1">. Beri judul kecil </text:span><text:span text:style-name="Strong_20_Emphasis"><text:span text:style-name="T1">'Gedung Pintar Panen Energi'</text:span></text:span><text:span text:style-name="T1">. </text:span></text:p>
              </text:list-item>
              <text:list-item>
                <text:p text:style-name="P138"><text:span text:style-name="Strong_20_Emphasis"><text:span text:style-name="T1">Skala Besar &amp; Terapung:</text:span></text:span><text:span text:style-name="T1"> Gambarkan pemandangan danau/waduk biru yang luas dengan </text:span><text:span text:style-name="Strong_20_Emphasis"><text:span text:style-name="T1">PLTS Terapung</text:span></text:span><text:span text:style-name="T1"> raksasa tertata rapi di atasnya, terhubung kabel ke gardu induk di tepi danau. Tambahkan tulisan </text:span><text:soft-page-break/><text:span text:style-name="Strong_20_Emphasis"><text:span text:style-name="T1">'PLTS Terapung: Solusi Hemat Lahan!'</text:span></text:span><text:span text:style-name="T1">. </text:span></text:p>
              </text:list-item>
              <text:list-item>
                <text:p text:style-name="P21"><text:span text:style-name="Strong_20_Emphasis"><text:span text:style-name="T1">Visi Masa Depan Jauh:</text:span></text:span><text:span text:style-name="T1"> Di latar belakang atas atau di sudut, gambarkan siluet </text:span><text:span text:style-name="Strong_20_Emphasis"><text:span text:style-name="T1">stasiun luar angkasa</text:span></text:span><text:span text:style-name="T1"> dengan panel surya sayap raksasa yang sedang 'menembakkan' sinar energi (gelombang mikro/laser) ke arah Bumi sebagai </text:span><text:span text:style-name="Emphasis"><text:span text:style-name="T1">teaser</text:span></text:span><text:span text:style-name="T1"> konsep </text:span><text:span text:style-name="Strong_20_Emphasis"><text:span text:style-name="T1">SBSP (Energi Surya Luar Angkasa)</text:span></text:span><text:span text:style-name="T1">. </text:span></text:p>
              </text:list-item>
            </text:list>
            <text:list xml:id="list7138413726746810542" text:style-name="L27">
              <text:list-item>
                <text:p text:style-name="P22"><text:span text:style-name="Strong_20_Emphasis"><text:span text:style-name="T1">Judul Keseluruhan:</text:span></text:span><text:span text:style-name="T1"> </text:span><text:span text:style-name="Strong_20_Emphasis"><text:span text:style-name="T1">Masa Depan Surya: Inovasi Tanpa Henti!</text:span></text:span><text:span text:style-name="T1"> Gunakan gaya visual yang </text:span><text:span text:style-name="Emphasis"><text:span text:style-name="T1">sleek</text:span></text:span><text:span text:style-name="T1">, modern, penuh warna cerah (biru, hijau, putih, kuning/emas), dan optimis." </text:span></text:p>
              </text:list-item>
            </text:list>
            <text:p text:style-name="P239"/>
            <text:p text:style-name="Text_20_body"><text:span text:style-name="T1">Ini adalah jawaban untuk Subbab 2.4, sekaligus menjadi penutup Bab 2 tentang energi surya. Silakan berikan perintah "YAX" jika Anda ingin saya melanjutkan ke prompt </text:span><text:span text:style-name="Strong_20_Emphasis"><text:span text:style-name="T1">Pengantar Bab 3</text:span></text:span><text:span text:style-name="T1"> (tentang Energi Angin, sesuai urutan outline awal).</text:span></text:p>
          </text:section>
          <text:section text:style-name="Sect1" text:name="feedback-form-35">
            <text:p text:style-name="P218"/>
          </text:section>
        </text:section>
        <text:section text:style-name="Sect1" text:name="2ec510d493bd5b03">
          <text:p text:style-name="P104"/>
          <text:section text:style-name="Sect1" text:name="user-query-content-36">
            <text:p text:style-name="P237">yax </text:p>
          </text:section>
          <text:p text:style-name="P218">Tampilkan alur berpikir</text:p>
          <text:section text:style-name="Sect2" text:name="model-response-message-contentr_2ec510d493bd5b03">
            <text:p text:style-name="P218"/>
          </text:section>
          <text:section text:style-name="Sect1" text:name="feedback-form-36">
            <text:p text:style-name="P218"/>
          </text:section>
        </text:section>
        <text:section text:style-name="Sect1" text:name="a967cd2fe690f715">
          <text:p text:style-name="P104"/>
          <text:section text:style-name="Sect1" text:name="user-query-content-37">
            <text:p text:style-name="P237">present it </text:p>
          </text:section>
          <text:p text:style-name="P218">Tampilkan alur berpikir</text:p>
          <text:section text:style-name="Sect2" text:name="model-response-message-contentr_a967cd2fe690f715">
            <text:p text:style-name="Text_20_body"><text:span text:style-name="T1">Oke, ini jawaban untuk prompt </text:span><text:span text:style-name="Strong_20_Emphasis"><text:span text:style-name="T1">Pengantar Bab 3 (Menari Bersama Angin: Energi dari Hembusan Udara)</text:span></text:span><text:span text:style-name="T1">:</text:span></text:p>
            <text:p text:style-name="P239"/>
            <text:p text:style-name="Text_20_body"><text:span text:style-name="Strong_20_Emphasis"><text:span text:style-name="T1">(Teks Pengantar Bab 3)</text:span></text:span></text:p>
            <text:p text:style-name="Text_20_body"><text:span text:style-name="T1">Setelah kita terpukau oleh kekuatan Matahari di bab sebelumnya, sekarang saatnya kita berkenalan dengan 'saudaranya' yang nggak kalah keren dan sama-sama berasal dari kekuatan alam yang ada di sekitar kita: </text:span><text:span text:style-name="Strong_20_Emphasis"><text:span text:style-name="T1">Angin</text:span></text:span><text:span text:style-name="T1">! Kamu pasti pernah kan merasakan hembusan angin sepoi-sepoi yang bikin adem pas lagi santai sore-sore, atau mungkin pernah melihat pohon kelapa melambai-lambai kencang di pantai karena tiupan angin laut? Atau pernah </text:span><text:soft-page-break/><text:span text:style-name="T1">main layangan dan merasakan betapa kuatnya tarikan angin yang bisa menerbangkan layanganmu tinggi-tinggi ke angkasa? Angin, gerakan udara yang seringkali nggak kelihatan tapi bisa kita rasakan kekuatannya ini, ternyata juga menyimpan energi yang luar biasa besar, lho! Tapi, dari mana sih sebenarnya datangnya angin? Usut punya usut, angin ini ternyata juga 'anak' dari energi Matahari yang kita bahas di Bab 2! Pemanasan permukaan Bumi oleh Matahari yang nggak merata (daratan lebih cepat panas daripada lautan, daerah khatulistiwa lebih panas dari kutub) bikin ada perbedaan suhu dan tekanan udara di berbagai tempat. Nah, secara alami, udara pun bergerak dari tempat yang tekanannya tinggi ke tempat yang tekanannya lebih rendah untuk menyeimbangkan diri. Gerakan massa udara inilah yang kita sebut angin, dan setiap gerakan itu membawa energi, yaitu </text:span><text:span text:style-name="Strong_20_Emphasis"><text:span text:style-name="T1">energi kinetik</text:span></text:span><text:span text:style-name="T1"> (energi karena gerakan).</text:span></text:p>
            <text:p text:style-name="Text_20_body"><text:span text:style-name="T1">Terus, gimana caranya kita bisa 'nangkep' energi dari angin yang nggak kelihatan dan kadang bertiup kencang ini? Jawabannya ada pada struktur tinggi menjulang dengan baling-baling raksasa yang mungkin pernah kamu lihat di gambar, video, atau bahkan sudah mulai ada di beberapa daerah di Indonesia (seperti di Sulawesi Selatan atau NTT): </text:span><text:span text:style-name="Strong_20_Emphasis"><text:span text:style-name="T1">Turbin Angin</text:span></text:span><text:span text:style-name="T1">! Mereka ini bentuknya mirip kincir angin mainan atau kincir angin tradisional Belanda, tapi ukurannya jauuuh lebih besar dan teknologinya super canggih. Anggap saja mereka ini seperti 'penari raksasa' yang tugasnya 'menari' bersama angin. Baling-balingnya (disebut </text:span><text:span text:style-name="Emphasis"><text:span text:style-name="T1">blade</text:span></text:span><text:span text:style-name="T1">) yang panjang dan lebar didesain secara aerodinamis (mirip sayap pesawat) untuk bisa menangkap sebanyak mungkin energi kinetik dari hembusan angin, membuatnya berputar pada porosnya. Putaran inilah yang kemudian digunakan untuk memutar alat bernama generator di dalam gondola (rumah mesin di bagian atas menara), dan </text:span><text:span text:style-name="Emphasis"><text:span text:style-name="T1">voila</text:span></text:span><text:span text:style-name="T1">! Generator mengubah energi putaran (mekanik) itu menjadi </text:span><text:span text:style-name="Strong_20_Emphasis"><text:span text:style-name="T1">energi listrik</text:span></text:span><text:span text:style-name="T1"> yang bersih dan bebas emisi gas rumah kaca. Setelah energi surya, </text:span><text:span text:style-name="Strong_20_Emphasis"><text:span text:style-name="T1">energi angin</text:span></text:span><text:span text:style-name="T1"> adalah salah satu 'jagoan' utama lainnya dalam keluarga besar energi terbarukan yang jadi harapan kita untuk masa depan energi Indonesia dan dunia. Seberapa besar sih kekuatan satu turbin angin raksasa modern? Di mana saja lokasi-lokasi di Indonesia yang punya potensi angin paling kencang? Dan apa saja plus minusnya energi angin ini dibandingkan energi surya? Yuk, kita cari tahu jawabannya bareng-bareng di bab yang seru ini!</text:span></text:p>
            <text:p text:style-name="Text_20_body"><text:span text:style-name="Strong_20_Emphasis"><text:span text:style-name="T1">(Prompt Gambar Ilustrasi untuk Pengantar Bab 3)</text:span></text:span></text:p>
            <text:p text:style-name="Text_20_body"><text:soft-page-break/><text:span text:style-name="Strong_20_Emphasis"><text:span text:style-name="T1">Prompt Gambar Ilustrasi:</text:span></text:span><text:span text:style-name="T1"> "Buat ilustrasi pembuka bab yang </text:span><text:span text:style-name="Strong_20_Emphasis"><text:span text:style-name="T1">dinamis, segar, dan menunjukkan kekuatan alami angin</text:span></text:span><text:span text:style-name="T1">. Tampilkan pemandangan lanskap Indonesia yang indah (bisa perbukitan hijau atau pesisir pantai dengan laut biru) di mana berdiri beberapa </text:span><text:span text:style-name="Strong_20_Emphasis"><text:span text:style-name="T1">turbin angin modern berwarna putih bersih</text:span></text:span><text:span text:style-name="T1"> yang tinggi menjulang. Baling-baling turbin tampak sedang berputar (beri efek garis-garis gerakan atau sedikit </text:span><text:span text:style-name="Emphasis"><text:span text:style-name="T1">motion blur</text:span></text:span><text:span text:style-name="T1"> pada baling-baling). Gambarkan </text:span><text:span text:style-name="Strong_20_Emphasis"><text:span text:style-name="T1">hembusan angin</text:span></text:span><text:span text:style-name="T1"> secara visual (misalnya dengan garis-garis lengkung transparan berwarna biru muda atau putih yang mengalir melewati turbin dan lanskap). Di latar depan atau di langit, bisa ditambahkan beberapa </text:span><text:span text:style-name="Strong_20_Emphasis"><text:span text:style-name="T1">layang-layang tradisional Indonesia</text:span></text:span><text:span text:style-name="T1"> yang sedang terbang tinggi tertiup angin, atau </text:span><text:span text:style-name="Strong_20_Emphasis"><text:span text:style-name="T1">burung-burung</text:span></text:span><text:span text:style-name="T1"> yang terbang memanfaatkan arus angin. Langit tampak cerah berawan dengan awan putih yang seolah bergerak tertiup angin. Beri judul besar yang menarik di bagian atas: </text:span><text:span text:style-name="Strong_20_Emphasis"><text:span text:style-name="T1">Bab 3: Menari Bersama Angin!</text:span></text:span><text:span text:style-name="T1"> Gunakan palet warna yang segar dan alami (hijau rerumputan, biru langit dan laut, putih awan dan turbin)."</text:span></text:p>
            <text:p text:style-name="P239"/>
            <text:p text:style-name="P104">Ini adalah pengantar untuk Bab 3. Silakan berikan perintah "YAX" jika Anda ingin saya melanjutkan ke prompt berikutnya (Subbab 3.1).</text:p>
          </text:section>
          <text:section text:style-name="Sect1" text:name="feedback-form-37">
            <text:p text:style-name="P218"/>
          </text:section>
        </text:section>
        <text:section text:style-name="Sect1" text:name="92c28e9058ea0f86">
          <text:p text:style-name="P104"/>
          <text:section text:style-name="Sect1" text:name="user-query-content-38">
            <text:p text:style-name="P237">yax </text:p>
          </text:section>
          <text:p text:style-name="P218">Tampilkan alur berpikir</text:p>
          <text:section text:style-name="Sect2" text:name="model-response-message-contentr_92c28e9058ea0f86">
            <text:p text:style-name="P218"/>
          </text:section>
          <text:section text:style-name="Sect1" text:name="feedback-form-38">
            <text:p text:style-name="P218"/>
          </text:section>
        </text:section>
        <text:section text:style-name="Sect1" text:name="dc1242ecc1998a26">
          <text:p text:style-name="P104"/>
          <text:section text:style-name="Sect1" text:name="user-query-content-39">
            <text:p text:style-name="P237">present it </text:p>
          </text:section>
          <text:p text:style-name="P218">Tampilkan alur berpikir</text:p>
          <text:section text:style-name="Sect2" text:name="model-response-message-contentr_dc1242ecc1998a26">
            <text:p text:style-name="Text_20_body"><text:span text:style-name="T1">Oke, ini jawaban untuk prompt </text:span><text:span text:style-name="Strong_20_Emphasis"><text:span text:style-name="T1">Subbab 3.1 (Dari Mana Datangnya Angin? Sains di Balik Hembusan Udara)</text:span></text:span><text:span text:style-name="T1">, yang menjelaskan asal mula angin:</text:span></text:p>
            <text:p text:style-name="P239"/>
            <text:p text:style-name="Text_20_body"><text:span text:style-name="Strong_20_Emphasis"><text:span text:style-name="T1">(Teks Subbab 3.1)</text:span></text:span></text:p>
            <text:p text:style-name="Text_20_body"><text:span text:style-name="T1">Kamu pernah penasaran nggak, kenapa sih angin itu bisa bertiup? Kadang hembusannya kencang sampai bikin pohon goyang, kadang cuma sepoi-sepoi </text:span><text:soft-page-break/><text:span text:style-name="T1">basa yang bikin adem, kadang malah nggak ada angin sama sekali. Ternyata, ada penjelasan ilmiahnya yang seru lho, dan seperti yang sudah kita singgung di bab sebelumnya, 'dalang' utamanya lagi-lagi adalah si Matahari! Matahari kan memancarkan panasnya ke Bumi, tapi cara Bumi 'menyerap' panas ini </text:span><text:span text:style-name="Strong_20_Emphasis"><text:span text:style-name="T1">nggak sama rata</text:span></text:span><text:span text:style-name="T1"> di semua tempat dan waktu. Coba deh perhatikan pas siang hari bolong, </text:span><text:span text:style-name="Strong_20_Emphasis"><text:span text:style-name="T1">daratan</text:span></text:span><text:span text:style-name="T1"> (tanah, pasir, aspal) itu biasanya lebih cepat terasa panas menyengat dibandingkan </text:span><text:span text:style-name="Strong_20_Emphasis"><text:span text:style-name="T1">lautan</text:span></text:span><text:span text:style-name="T1"> atau danau. Tapi sebaliknya, pas malam hari, daratan juga lebih cepat jadi dingin daripada lautan yang cenderung lebih 'awet' hangatnya. Selain itu, daerah di sekitar </text:span><text:span text:style-name="Strong_20_Emphasis"><text:span text:style-name="T1">garis khatulistiwa</text:span></text:span><text:span text:style-name="T1"> (pas banget tempat Indonesia berada!) itu secara umum menerima sinar matahari lebih banyak dan lebih tegak lurus sepanjang tahun, jadi cenderung lebih panas dibandingkan daerah </text:span><text:span text:style-name="Strong_20_Emphasis"><text:span text:style-name="T1">kutub utara atau selatan</text:span></text:span><text:span text:style-name="T1"> yang sinarnya lebih miring dan dapat panas lebih sedikit. Nah, perbedaan pemanasan inilah yang jadi kunci utama mengapa udara di sekitar kita bisa bergerak alias jadi angin!</text:span></text:p>
            <text:p text:style-name="P104">Terus, gimana hubungannya antara perbedaan panas tadi dengan angin yang bertiup? Gini nih logikanya, simpel kok:</text:p>
            <text:list xml:id="list5727927413771363424" text:style-name="L28">
              <text:list-item>
                <text:p text:style-name="P227">Kalau suatu daerah di permukaan Bumi (misalnya daratan di siang hari) jadi lebih panas, udara tepat di atasnya juga ikut jadi panas. </text:p>
              </text:list-item>
              <text:list-item>
                <text:p text:style-name="P139"><text:span text:style-name="T1">Udara kalau panas itu molekulnya bergerak lebih cepat, memuai, dan jadi </text:span><text:span text:style-name="Strong_20_Emphasis"><text:span text:style-name="T1">lebih ringan atau kurang padat</text:span></text:span><text:span text:style-name="T1">. Karena lebih ringan, udara panas ini cenderung </text:span><text:span text:style-name="Strong_20_Emphasis"><text:span text:style-name="T1">naik ke atas</text:span></text:span><text:span text:style-name="T1"> (kayak asap api unggun yang naik). </text:span></text:p>
              </text:list-item>
              <text:list-item>
                <text:p text:style-name="P139"><text:span text:style-name="T1">Pas udara panas naik, area di permukaan yang ditinggalkannya jadi 'agak kosong', sehingga tekanan udaranya jadi lebih rendah. Ini kita sebut </text:span><text:span text:style-name="Strong_20_Emphasis"><text:span text:style-name="T1">area tekanan rendah (Low Pressure/L)</text:span></text:span><text:span text:style-name="T1">. </text:span></text:p>
              </text:list-item>
              <text:list-item>
                <text:p text:style-name="P139"><text:span text:style-name="T1">Sebaliknya, di daerah yang lebih dingin (misalnya lautan di siang hari), udara di atasnya juga ikut dingin. Udara dingin molekulnya lebih rapat, </text:span><text:span text:style-name="Strong_20_Emphasis"><text:span text:style-name="T1">lebih berat atau lebih padat</text:span></text:span><text:span text:style-name="T1">. Karena lebih berat, udara dingin ini cenderung </text:span><text:span text:style-name="Strong_20_Emphasis"><text:span text:style-name="T1">turun ke bawah</text:span></text:span><text:span text:style-name="T1">, menekan permukaan di bawahnya. Ini menciptakan </text:span><text:span text:style-name="Strong_20_Emphasis"><text:span text:style-name="T1">area tekanan tinggi (High Pressure/H)</text:span></text:span><text:span text:style-name="T1">. </text:span></text:p>
              </text:list-item>
              <text:list-item>
                <text:p text:style-name="P23"><text:span text:style-name="T1">Nah, alam itu nggak suka ada perbedaan tekanan yang drastis, dia selalu berusaha mencari keseimbangan. Caranya? </text:span><text:span text:style-name="Strong_20_Emphasis"><text:span text:style-name="T1">Udara akan secara alami mengalir atau bergerak dari area yang tekanannya tinggi (H) menuju ke area yang tekanannya lebih rendah (L)</text:span></text:span><text:span text:style-name="T1"> untuk mengisi 'kekosongan' tadi. Persis kayak air yang selalu mengalir dari tempat yang lebih tinggi ke tempat yang lebih rendah. </text:span></text:p>
              </text:list-item>
            </text:list>
            <text:p text:style-name="Text_20_body"><text:soft-page-break/><text:span text:style-name="Strong_20_Emphasis"><text:span text:style-name="T1">Gerakan massa udara dari tekanan tinggi ke tekanan rendah inilah yang kita rasakan dan sebut sebagai ANGIN!</text:span></text:span><text:span text:style-name="T1"> Makin besar perbedaan tekanannya, biasanya makin kencang anginnya bertiup.</text:span></text:p>
            <text:p text:style-name="Text_20_body"><text:span text:style-name="T1">Pola pergerakan angin di seluruh dunia ini sebenarnya cukup rumit karena nggak cuma dipengaruhi perbedaan suhu dan tekanan. Ada faktor lain seperti </text:span><text:span text:style-name="Strong_20_Emphasis"><text:span text:style-name="T1">rotasi Bumi</text:span></text:span><text:span text:style-name="T1"> yang bikin arah angin jadi sedikit berbelok (ini namanya efek Coriolis, agak rumit tapi intinya bikin angin nggak lurus-lurus aja), dan juga adanya </text:span><text:span text:style-name="Strong_20_Emphasis"><text:span text:style-name="T1">bentuk permukaan Bumi</text:span></text:span><text:span text:style-name="T1"> seperti pegunungan tinggi yang bisa menghalangi atau membelokkan aliran angin. Tapi prinsip dasarnya tetap sama: udara bergerak karena ada perbedaan tekanan akibat pemanasan matahari yang tidak merata. Kamu pasti pernah dengar atau bahkan ngerasain contoh nyata dari prinsip ini di Indonesia:</text:span></text:p>
            <text:list xml:id="list8026126244157277057" text:style-name="L29">
              <text:list-item>
                <text:p text:style-name="P140"><text:span text:style-name="Strong_20_Emphasis"><text:span text:style-name="T1">Angin Laut:</text:span></text:span><text:span text:style-name="T1"> Terjadi di </text:span><text:span text:style-name="Strong_20_Emphasis"><text:span text:style-name="T1">siang hari</text:span></text:span><text:span text:style-name="T1"> di daerah pantai (kayak di pantai-pantai Aceh!). Siang hari, daratan lebih cepat panas daripada laut. Udara di atas darat naik (tekanan rendah), udara di atas laut turun (tekanan tinggi). Hasilnya? Angin bertiup </text:span><text:span text:style-name="Strong_20_Emphasis"><text:span text:style-name="T1">dari laut ke darat</text:span></text:span><text:span text:style-name="T1">. Makanya kalau siang di pantai terasa ada angin sejuk dari arah laut. </text:span></text:p>
              </text:list-item>
              <text:list-item>
                <text:p text:style-name="P140"><text:span text:style-name="Strong_20_Emphasis"><text:span text:style-name="T1">Angin Darat:</text:span></text:span><text:span text:style-name="T1"> Kebalikannya, terjadi di </text:span><text:span text:style-name="Strong_20_Emphasis"><text:span text:style-name="T1">malam hari</text:span></text:span><text:span text:style-name="T1">. Malam hari, daratan lebih cepat dingin daripada laut (laut masih menyimpan panas). Udara di atas darat turun (tekanan tinggi), udara di atas laut cenderung naik (tekanan rendah). Hasilnya? Angin bertiup </text:span><text:span text:style-name="Strong_20_Emphasis"><text:span text:style-name="T1">dari darat ke laut</text:span></text:span><text:span text:style-name="T1">. Angin inilah yang sering dimanfaatkan oleh para nelayan tradisional kita untuk berangkat melaut di malam atau dini hari. </text:span></text:p>
              </text:list-item>
              <text:list-item>
                <text:p text:style-name="P24"><text:span text:style-name="Strong_20_Emphasis"><text:span text:style-name="T1">Angin Muson (Monsoon):</text:span></text:span><text:span text:style-name="T1"> Ini adalah angin skala raksasa yang bertiup secara periodik (biasanya berganti arah setiap setengah tahun) antara benua Asia dan Australia, dan ini sangat mempengaruhi </text:span><text:span text:style-name="Strong_20_Emphasis"><text:span text:style-name="T1">pola musim di Indonesia</text:span></text:span><text:span text:style-name="T1">. Ada </text:span><text:span text:style-name="Strong_20_Emphasis"><text:span text:style-name="T1">Muson Barat</text:span></text:span><text:span text:style-name="T1"> (sekitar Oktober-April) yang bawa banyak uap air dari Samudra Hindia sehingga menyebabkan musim hujan di sebagian besar Indonesia. Ada juga </text:span><text:span text:style-name="Strong_20_Emphasis"><text:span text:style-name="T1">Muson Timur</text:span></text:span><text:span text:style-name="T1"> (sekitar April-Oktober) yang bawa udara kering dari Australia sehingga menyebabkan musim kemarau. Ini juga terjadi karena perbedaan pemanasan musiman antara daratan benua dan lautan luas. </text:span></text:p>
              </text:list-item>
            </text:list>
            <text:p text:style-name="P104">Jadi, kesimpulannya, angin yang kita rasakan itu bukan sekadar 'udara lewat' tanpa sebab. Dia adalah fenomena alam yang luar biasa, hasil 'kerja sama' kompleks antara energi Matahari, sifat fisik daratan dan lautan, rotasi Bumi, <text:soft-page-break/>dan hukum-hukum fisika tentang suhu dan tekanan udara! Memahami ini penting sebelum kita belajar cara 'memanen' energinya.</text:p>
            <text:p text:style-name="Text_20_body"><text:span text:style-name="Strong_20_Emphasis"><text:span text:style-name="T1">(Prompt Gambar Ilustrasi untuk Subbab 3.1)</text:span></text:span></text:p>
            <text:p text:style-name="Text_20_body"><text:span text:style-name="Strong_20_Emphasis"><text:span text:style-name="T1">Prompt Gambar Ilustrasi:</text:span></text:span><text:span text:style-name="T1"> "Buat ilustrasi diagram dua panel berdampingan yang </text:span><text:span text:style-name="Strong_20_Emphasis"><text:span text:style-name="T1">sangat jelas dan mudah dipahami</text:span></text:span><text:span text:style-name="T1"> untuk menjelaskan proses terjadinya angin darat dan angin laut, dengan gaya kartun atau infografis simpel yang menarik untuk remaja.</text:span></text:p>
            <text:list xml:id="list1077037625174243719" text:style-name="L30">
              <text:list-item>
                <text:p text:style-name="P141"><text:span text:style-name="Strong_20_Emphasis"><text:span text:style-name="T1">Panel Kiri (Judul: SIANG HARI - Angin Laut):</text:span></text:span><text:span text:style-name="T1"> </text:span></text:p>
                <text:list>
                  <text:list-item>
                    <text:p text:style-name="P228">Gambarkan pemandangan pantai: laut biru di kiri, daratan (pasir/tanah dengan pohon kelapa) di kanan. Matahari bersinar terang di atas. </text:p>
                  </text:list-item>
                  <text:list-item>
                    <text:p text:style-name="P228">Di atas daratan, gambar panah-panah merah (udara panas) naik ke atas, dengan label 'Tekanan Rendah (L)'. Tulis keterangan 'Daratan Cepat Panas'. </text:p>
                  </text:list-item>
                  <text:list-item>
                    <text:p text:style-name="P228">Di atas lautan, gambar panah-panah biru (udara lebih sejuk) turun ke bawah, dengan label 'Tekanan Tinggi (H)'. Tulis keterangan 'Lautan Lambat Panas'. </text:p>
                  </text:list-item>
                  <text:list-item>
                    <text:p text:style-name="P141"><text:span text:style-name="T1">Gambarkan panah horizontal besar berwarna biru dari laut menuju darat, dengan label tebal </text:span><text:span text:style-name="Strong_20_Emphasis"><text:span text:style-name="T1">'ANGIN LAUT'</text:span></text:span><text:span text:style-name="T1">. </text:span></text:p>
                  </text:list-item>
                </text:list>
              </text:list-item>
              <text:list-item>
                <text:p text:style-name="P141"><text:span text:style-name="Strong_20_Emphasis"><text:span text:style-name="T1">Panel Kanan (Judul: MALAM HARI - Angin Darat):</text:span></text:span><text:span text:style-name="T1"> </text:span></text:p>
                <text:list>
                  <text:list-item>
                    <text:p text:style-name="P228">Gambarkan pemandangan pantai yang sama, tapi langit gelap dengan ikon bulan sabit/bintang. </text:p>
                  </text:list-item>
                  <text:list-item>
                    <text:p text:style-name="P228">Di atas daratan, gambar panah-panah biru (udara dingin) turun ke bawah, dengan label 'Tekanan Tinggi (H)'. Tulis keterangan 'Daratan Cepat Dingin'. </text:p>
                  </text:list-item>
                  <text:list-item>
                    <text:p text:style-name="P228">Di atas lautan, gambar panah-panah merah muda/oranye (udara lebih hangat) naik ke atas, dengan label 'Tekanan Rendah (L)'. Tulis keterangan 'Lautan Lambat Dingin'. </text:p>
                  </text:list-item>
                  <text:list-item>
                    <text:p text:style-name="P141"><text:span text:style-name="T1">Gambarkan panah horizontal besar berwarna merah muda/oranye dari darat menuju laut, dengan label tebal </text:span><text:span text:style-name="Strong_20_Emphasis"><text:span text:style-name="T1">'ANGIN DARAT'</text:span></text:span><text:span text:style-name="T1">. </text:span></text:p>
                  </text:list-item>
                </text:list>
              </text:list-item>
              <text:list-item>
                <text:p text:style-name="P25"><text:span text:style-name="Strong_20_Emphasis"><text:span text:style-name="T1">Judul Keseluruhan (Di Atas Kedua Panel):</text:span></text:span><text:span text:style-name="T1"> </text:span><text:span text:style-name="Strong_20_Emphasis"><text:span text:style-name="T1">Dari Mana Datangnya Angin? Ini Jawabannya!</text:span></text:span><text:span text:style-name="T1"> Gunakan warna kontras yang jelas antara udara panas/naik dan udara dingin/turun, serta arah panah angin yang tegas." </text:span></text:p>
              </text:list-item>
            </text:list>
            <text:p text:style-name="P239"/>
            <text:p text:style-name="P104"><text:soft-page-break/>Ini adalah jawaban untuk Subbab 3.1. Silakan berikan perintah "YAX" jika Anda ingin saya melanjutkan ke prompt berikutnya (Subbab 3.2).</text:p>
          </text:section>
          <text:section text:style-name="Sect1" text:name="feedback-form-39">
            <text:p text:style-name="P218"/>
          </text:section>
        </text:section>
        <text:section text:style-name="Sect1" text:name="4e54bb7110fc256d">
          <text:p text:style-name="P104"/>
          <text:section text:style-name="Sect1" text:name="user-query-content-40">
            <text:p text:style-name="P237">YAX </text:p>
          </text:section>
          <text:p text:style-name="P218">Tampilkan alur berpikir</text:p>
          <text:section text:style-name="Sect2" text:name="model-response-message-contentr_4e54bb7110fc256d">
            <text:p text:style-name="P218"/>
          </text:section>
          <text:section text:style-name="Sect1" text:name="feedback-form-40">
            <text:p text:style-name="P218"/>
          </text:section>
        </text:section>
        <text:section text:style-name="Sect1" text:name="4630c74a0e553d91">
          <text:p text:style-name="P104"/>
          <text:section text:style-name="Sect1" text:name="user-query-content-41">
            <text:p text:style-name="P237">present it </text:p>
          </text:section>
          <text:p text:style-name="P218">Tampilkan alur berpikir</text:p>
          <text:section text:style-name="Sect2" text:name="model-response-message-contentr_4630c74a0e553d91">
            <text:p text:style-name="Text_20_body"><text:span text:style-name="T1">Oke, ini jawaban untuk prompt </text:span><text:span text:style-name="Strong_20_Emphasis"><text:span text:style-name="T1">Subbab 3.2 (Turbin Angin: Kincir Raksasa Pembangkit Listrik)</text:span></text:span><text:span text:style-name="T1">, yang menjelaskan bagian dan cara kerja turbin angin:</text:span></text:p>
            <text:p text:style-name="P239"/>
            <text:p text:style-name="Text_20_body"><text:span text:style-name="Strong_20_Emphasis"><text:span text:style-name="T1">(Teks Subbab 3.2)</text:span></text:span></text:p>
            <text:p text:style-name="Text_20_body"><text:span text:style-name="T1">Kamu udah tahu kan kalau angin itu punya energi gerak (kinetik)? Nah, alat super canggih yang tugasnya 'memanen' energi angin ini dan mengubahnya jadi listrik adalah </text:span><text:span text:style-name="Strong_20_Emphasis"><text:span text:style-name="T1">Turbin Angin</text:span></text:span><text:span text:style-name="T1">. Bentuknya yang paling umum dan modern, yang sering kita lihat di gambar atau video (dan sudah ada juga lho di Indonesia!), biasanya punya tiga bilah atau baling-baling raksasa yang berputar gagah di atas menara tinggi. Yuk, kita coba 'bedah' anatomi si kincir raksasa pembangkit listrik ini biar nggak penasaran lagi!</text:span></text:p>
            <text:p text:style-name="Text_20_body"><text:span text:style-name="T1">Pertama, bagian yang paling mencolok tentu saja adalah </text:span><text:span text:style-name="Strong_20_Emphasis"><text:span text:style-name="T1">Bilah (Blades)</text:span></text:span><text:span text:style-name="T1">. Ini adalah 'tangan' turbin yang tugasnya menangkap angin. Bentuknya panjang, ramping, dan didesain sangat aerodinamis, mirip banget sama sayap pesawat terbang. Kenapa mirip sayap pesawat? Karena desain ini paling efisien dalam memanfaatkan gaya dorong dan gaya angkat dari angin untuk membuat bilah berputar. Materialnya bukan dari besi biasa lho, tapi biasanya dibuat dari bahan komposit super kuat tapi tetap ringan, seperti </text:span><text:span text:style-name="Emphasis"><text:span text:style-name="T1">fiberglass</text:span></text:span><text:span text:style-name="T1"> (serat kaca) atau serat karbon yang diperkuat. Jangan kaget ya sama ukurannya! Panjang satu bilah turbin angin modern yang dipakai untuk skala besar (PLTB - Pembangkit Listrik Tenaga Bayu) itu bisa mencapai 50 meter, 70 meter, bahkan ada yang lebih dari 100 meter untuk turbin lepas pantai terbaru – </text:span><text:soft-page-break/><text:span text:style-name="T1">bayangin, bisa lebih panjang dari lebar lapangan sepak bola! Ketiga bilah raksasa ini terpasang pada bagian pusat yang berputar yang disebut </text:span><text:span text:style-name="Strong_20_Emphasis"><text:span text:style-name="T1">Rotor</text:span></text:span><text:span text:style-name="T1">.</text:span></text:p>
            <text:p text:style-name="Text_20_body"><text:span text:style-name="T1">Selanjutnya, ada </text:span><text:span text:style-name="Strong_20_Emphasis"><text:span text:style-name="T1">Nacelle</text:span></text:span><text:span text:style-name="T1"> (dibaca: na-sel) atau sering disebut juga </text:span><text:span text:style-name="Strong_20_Emphasis"><text:span text:style-name="T1">Gondola</text:span></text:span><text:span text:style-name="T1">. Ini adalah 'rumah mesin' berbentuk kotak atau silinder besar yang 'nangkring' dengan gagah di puncak menara, tepat di belakang rotor. Di dalam nacelle inilah 'otak' dan 'jantung' turbin angin berada. Komponen utamanya antara lain:</text:span></text:p>
            <text:list xml:id="list73236554864922551" text:style-name="L31">
              <text:list-item>
                <text:p text:style-name="P142"><text:span text:style-name="Strong_20_Emphasis"><text:span text:style-name="T1">Poros Utama (Main Shaft):</text:span></text:span><text:span text:style-name="T1"> Poros besar yang terhubung langsung ke rotor dan ikut berputar saat bilah diputar angin. Putarannya biasanya relatif pelan (sekitar 10-20 RPM atau putaran per menit). </text:span></text:p>
              </text:list-item>
              <text:list-item>
                <text:p text:style-name="P142"><text:span text:style-name="Strong_20_Emphasis"><text:span text:style-name="T1">Gearbox (Girboks/Kotak Gigi):</text:span></text:span><text:span text:style-name="T1"> Karena generator butuh putaran yang jauh lebih cepat untuk menghasilkan listrik secara efisien, seringkali dipasang gearbox. Alat ini mirip kayak sistem gir di sepeda atau transmisi mobil, fungsinya untuk meningkatkan kecepatan putaran dari poros utama (yang pelan) menjadi ribuan RPM di poros kecepatan tinggi. (Meskipun ada juga teknologi turbin </text:span><text:span text:style-name="Emphasis"><text:span text:style-name="T1">direct drive</text:span></text:span><text:span text:style-name="T1"> yang nggak pakai gearbox). </text:span></text:p>
              </text:list-item>
              <text:list-item>
                <text:p text:style-name="P142"><text:span text:style-name="Strong_20_Emphasis"><text:span text:style-name="T1">Generator:</text:span></text:span><text:span text:style-name="T1"> Inilah 'pabrik listrik'-nya! Generator bekerja mengubah energi putaran (mekanik) dari poros kecepatan tinggi menjadi energi listrik (biasanya AC atau arus bolak-balik). Prinsip kerjanya mirip dinamo sepeda ontel zaman dulu, tapi ini versi industri raksasa yang bisa menghasilkan listrik ribuan kali lebih besar! </text:span></text:p>
              </text:list-item>
              <text:list-item>
                <text:p text:style-name="P26"><text:span text:style-name="Strong_20_Emphasis"><text:span text:style-name="T1">Sistem Pendingin, Rem, Kontroler:</text:span></text:span><text:span text:style-name="T1"> Ada juga sistem pendingin untuk menjaga suhu komponen, sistem rem darurat, dan unit kontrol elektronik (komputer) yang mengatur semua operasi turbin. Semua 'jeroan' penting ini ditopang oleh </text:span><text:span text:style-name="Strong_20_Emphasis"><text:span text:style-name="T1">Menara (Tower)</text:span></text:span><text:span text:style-name="T1">, yaitu tiang penyangga super tinggi yang biasanya terbuat dari baja atau beton. Fungsi utama menara adalah menempatkan nacelle dan rotor setinggi mungkin (bisa 80 meter, 100 meter, bahkan lebih dari 150 meter untuk turbin darat!) agar bisa 'menjangkau' angin yang lebih kencang dan lebih stabil di ketinggian, jauh dari gangguan hambatan seperti pohon atau bangunan di permukaan tanah. </text:span></text:p>
              </text:list-item>
            </text:list>
            <text:p text:style-name="Text_20_body"><text:span text:style-name="T1">Jadi, kalau dirangkum, proses perubahan energinya di dalam turbin angin itu begini: </text:span><text:span text:style-name="Strong_20_Emphasis"><text:span text:style-name="T1">Energi Kinetik Angin</text:span></text:span><text:span text:style-name="T1"> -&gt; ditangkap dan diubah jadi </text:span><text:span text:style-name="Strong_20_Emphasis"><text:span text:style-name="T1">Energi Mekanik</text:span></text:span><text:span text:style-name="T1"> oleh putaran </text:span><text:span text:style-name="Strong_20_Emphasis"><text:span text:style-name="T1">Bilah dan Rotor</text:span></text:span><text:span text:style-name="T1"> -&gt; putaran (biasanya) dipercepat oleh </text:span><text:span text:style-name="Strong_20_Emphasis"><text:span text:style-name="T1">Gearbox</text:span></text:span><text:span text:style-name="T1"> </text:span><text:soft-page-break/><text:span text:style-name="T1">-&gt; memutar </text:span><text:span text:style-name="Strong_20_Emphasis"><text:span text:style-name="T1">Generator</text:span></text:span><text:span text:style-name="T1"> -&gt; menghasilkan </text:span><text:span text:style-name="Strong_20_Emphasis"><text:span text:style-name="T1">Energi Listrik</text:span></text:span><text:span text:style-name="T1">. Analogi paling gampang mungkin kebalikan dari kipas angin. Kalau kipas angin </text:span><text:span text:style-name="Emphasis"><text:span text:style-name="T1">pakai listrik</text:span></text:span><text:span text:style-name="T1"> buat muter baling-baling dan </text:span><text:span text:style-name="Emphasis"><text:span text:style-name="T1">bikin angin</text:span></text:span><text:span text:style-name="T1">, nah turbin angin justru </text:span><text:span text:style-name="Emphasis"><text:span text:style-name="T1">pakai angin</text:span></text:span><text:span text:style-name="T1"> buat muter baling-baling (bilah) dan </text:span><text:span text:style-name="Emphasis"><text:span text:style-name="T1">bikin listrik</text:span></text:span><text:span text:style-name="T1">! Listrik yang dihasilkan ini kemudian disalurkan lewat kabel-kabel besar di dalam menara turun ke bawah, lalu biasanya dikumpulkan di gardu listrik terdekat untuk dinaikkan tegangannya (biar efisien saat dikirim jauh) sebelum akhirnya dialirkan ke jaringan listrik utama PLN dan sampai ke rumah-rumah kita, termasuk mungkin rumah kamu!</text:span></text:p>
            <text:p text:style-name="Text_20_body"><text:span text:style-name="T1">Hebatnya lagi, turbin angin modern itu 'pintar' dan bisa beradaptasi, lho! Mereka dilengkapi sistem kontrol otomatis yang canggih. Di atas nacelle biasanya ada </text:span><text:span text:style-name="Strong_20_Emphasis"><text:span text:style-name="T1">Anemometer</text:span></text:span><text:span text:style-name="T1"> (alat pengukur kecepatan angin) dan </text:span><text:span text:style-name="Strong_20_Emphasis"><text:span text:style-name="T1">Wind Vane</text:span></text:span><text:span text:style-name="T1"> (semacam 'ekor' penunjuk arah angin). Data dari kedua sensor ini dipakai oleh komputer kontroler untuk mengaktifkan:</text:span></text:p>
            <text:list xml:id="list7903120384716034128" text:style-name="L32">
              <text:list-item>
                <text:p text:style-name="P143"><text:span text:style-name="Strong_20_Emphasis"><text:span text:style-name="T1">Sistem Yaw Control:</text:span></text:span><text:span text:style-name="T1"> Ini adalah mekanisme motor yang bisa memutar seluruh nacelle (beserta rotor dan bilahnya) secara horizontal, mirip kepala kita menoleh, agar selalu </text:span><text:span text:style-name="Strong_20_Emphasis"><text:span text:style-name="T1">menghadap tepat ke arah datangnya angin</text:span></text:span><text:span text:style-name="T1">. Tujuannya? Biar bisa menangkap energi angin semaksimal mungkin! </text:span></text:p>
              </text:list-item>
              <text:list-item>
                <text:p text:style-name="P27"><text:span text:style-name="Strong_20_Emphasis"><text:span text:style-name="T1">Sistem Pitch Control:</text:span></text:span><text:span text:style-name="T1"> Ini adalah mekanisme yang bisa </text:span><text:span text:style-name="Strong_20_Emphasis"><text:span text:style-name="T1">mengatur sudut kemiringan (pitch)</text:span></text:span><text:span text:style-name="T1"> dari masing-masing bilah turbin. Kalau angin lagi pas (nggak terlalu kencang, nggak terlalu pelan), sudut bilah diatur optimal untuk 'menangkap' angin sebanyak-banyaknya. Tapi kalau angin lagi pelan banget, sudutnya bisa diubah biar tetap bisa berputar. Sebaliknya, kalau angin lagi kencang banget sampai badai (yang bisa merusak turbin), sudut bilah bisa diubah jadi hampir sejajar arah angin (istilahnya </text:span><text:span text:style-name="Emphasis"><text:span text:style-name="T1">feathering</text:span></text:span><text:span text:style-name="T1">) atau bahkan sistem rem mekanis diaktifkan biar turbin berhenti berputar demi keamanan. </text:span></text:p>
              </text:list-item>
            </text:list>
            <text:p text:style-name="Text_20_body"><text:span text:style-name="T1">Semua sistem kontrol ini bekerja secara otomatis, memastikan turbin bekerja seefisien mungkin dan tetap aman dalam berbagai kondisi angin. Canggih banget kan? Makanya jangan heran kalau lihat turbin angin raksasa menjulang tinggi di beberapa daerah, misalnya seperti yang sudah beroperasi di </text:span><text:span text:style-name="Strong_20_Emphasis"><text:span text:style-name="T1">PLTB Sidrap dan Jeneponto di Sulawesi Selatan</text:span></text:span><text:span text:style-name="T1">, karena semakin tinggi menaranya dan semakin panjang bilahnya, semakin banyak energi angin yang bisa 'dipanen' menjadi listrik bersih untuk Indonesia!</text:span></text:p>
            <text:p text:style-name="Text_20_body"><text:soft-page-break/><text:span text:style-name="Strong_20_Emphasis"><text:span text:style-name="T1">(Prompt Gambar Ilustrasi untuk Subbab 3.2)</text:span></text:span></text:p>
            <text:p text:style-name="Text_20_body"><text:span text:style-name="Strong_20_Emphasis"><text:span text:style-name="T1">Prompt Gambar Ilustrasi:</text:span></text:span><text:span text:style-name="T1"> "Buat ilustrasi diagram </text:span><text:span text:style-name="Strong_20_Emphasis"><text:span text:style-name="T1">'Anatomi Turbin Angin Modern'</text:span></text:span><text:span text:style-name="T1"> yang </text:span><text:span text:style-name="Strong_20_Emphasis"><text:span text:style-name="T1">jelas, detail secukupnya, dan informatif</text:span></text:span><text:span text:style-name="T1"> untuk remaja, dengan gaya semi-realistis atau infografis yang menarik.</text:span></text:p>
            <text:list xml:id="list8533018931432518605" text:style-name="L33">
              <text:list-item>
                <text:p text:style-name="P144"><text:span text:style-name="Strong_20_Emphasis"><text:span text:style-name="T1">Gambar Utama:</text:span></text:span><text:span text:style-name="T1"> Tampilkan gambar satu turbin angin modern (tipe 3 bilah) yang berdiri tegak dengan proporsi yang benar, di atas fondasi beton, dengan latar belakang langit biru cerah atau perbukitan hijau. </text:span></text:p>
              </text:list-item>
              <text:list-item>
                <text:p text:style-name="P144"><text:span text:style-name="Strong_20_Emphasis"><text:span text:style-name="T1">Label Bagian Utama:</text:span></text:span><text:span text:style-name="T1"> Beri garis penunjuk (panah atau garis tipis) dan label yang jelas untuk bagian-bagian utama: </text:span></text:p>
                <text:list>
                  <text:list-item>
                    <text:p text:style-name="P144"><text:span text:style-name="Strong_20_Emphasis"><text:span text:style-name="T1">Bilah (Blade)</text:span></text:span><text:span text:style-name="T1"> (tunjuk salah satu bilah, mungkin beri teks tambahan: 'Bentuk seperti Sayap Pesawat, Panjang bisa &gt; 70m!') </text:span></text:p>
                  </text:list-item>
                  <text:list-item>
                    <text:p text:style-name="P144"><text:span text:style-name="Strong_20_Emphasis"><text:span text:style-name="T1">Rotor</text:span></text:span><text:span text:style-name="T1"> (tunjuk bagian hub/pusat tempat ketiga bilah menempel) </text:span></text:p>
                  </text:list-item>
                  <text:list-item>
                    <text:p text:style-name="P144"><text:span text:style-name="Strong_20_Emphasis"><text:span text:style-name="T1">Nacelle (Gondola/Rumah Mesin)</text:span></text:span><text:span text:style-name="T1"> (tunjuk bagian kotak besar di puncak menara) </text:span></text:p>
                  </text:list-item>
                  <text:list-item>
                    <text:p text:style-name="P144"><text:span text:style-name="Strong_20_Emphasis"><text:span text:style-name="T1">Menara (Tower)</text:span></text:span><text:span text:style-name="T1"> (tunjuk tiang penyangga vertikalnya, mungkin beri teks: 'Tinggi bisa &gt; 100m!') </text:span></text:p>
                  </text:list-item>
                  <text:list-item>
                    <text:p text:style-name="P144"><text:span text:style-name="Strong_20_Emphasis"><text:span text:style-name="T1">Fondasi (Foundation)</text:span></text:span><text:span text:style-name="T1"> (tunjuk bagian dasar di tanah). </text:span></text:p>
                  </text:list-item>
                  <text:list-item>
                    <text:p text:style-name="P144"><text:span text:style-name="Strong_20_Emphasis"><text:span text:style-name="T1">Anemometer &amp; Wind Vane</text:span></text:span><text:span text:style-name="T1"> (tunjuk sensor kecil di atas Nacelle). </text:span></text:p>
                  </text:list-item>
                </text:list>
              </text:list-item>
              <text:list-item>
                <text:p text:style-name="P144"><text:span text:style-name="Strong_20_Emphasis"><text:span text:style-name="T1">Detail Isi Nacelle (Gunakan </text:span></text:span><text:span text:style-name="Strong_20_Emphasis"><text:span text:style-name="Emphasis"><text:span text:style-name="T1">Inset Zoom-in</text:span></text:span></text:span><text:span text:style-name="Strong_20_Emphasis"><text:span text:style-name="T1"> atau </text:span></text:span><text:span text:style-name="Strong_20_Emphasis"><text:span text:style-name="Emphasis"><text:span text:style-name="T1">Cutaway View</text:span></text:span></text:span><text:span text:style-name="Strong_20_Emphasis"><text:span text:style-name="T1">):</text:span></text:span><text:span text:style-name="T1"> Buat gambar potongan atau </text:span><text:span text:style-name="Emphasis"><text:span text:style-name="T1">zoom-in</text:span></text:span><text:span text:style-name="T1"> dari Nacelle yang memperlihatkan komponen utama di dalamnya secara skematik: </text:span></text:p>
                <text:list>
                  <text:list-item>
                    <text:p text:style-name="P229">Poros Utama (Low-speed shaft) dari Rotor. </text:p>
                  </text:list-item>
                  <text:list-item>
                    <text:p text:style-name="P144"><text:span text:style-name="Strong_20_Emphasis"><text:span text:style-name="T1">Gearbox</text:span></text:span><text:span text:style-name="T1"> (gambarkan sebagai kotak berisi roda gigi). </text:span></text:p>
                  </text:list-item>
                  <text:list-item>
                    <text:p text:style-name="P144"><text:span text:style-name="Strong_20_Emphasis"><text:span text:style-name="T1">Generator</text:span></text:span><text:span text:style-name="T1"> (gambarkan sebagai silinder/motor listrik besar). </text:span></text:p>
                  </text:list-item>
                  <text:list-item>
                    <text:p text:style-name="P229">Poros Kecepatan Tinggi (High-speed shaft) antara Gearbox dan Generator. </text:p>
                  </text:list-item>
                  <text:list-item>
                    <text:p text:style-name="P229">Sistem Rem (Brake mechanism). </text:p>
                  </text:list-item>
                  <text:list-item>
                    <text:p text:style-name="P229">Sistem Yaw Drive (mekanisme roda gigi/motor untuk memutar nacelle). </text:p>
                  </text:list-item>
                  <text:list-item>
                    <text:p text:style-name="P229">Kontroler (Controller - kotak elektronik/komputer). </text:p>
                  </text:list-item>
                </text:list>
              </text:list-item>
              <text:list-item>
                <text:p text:style-name="P144"><text:span text:style-name="Strong_20_Emphasis"><text:span text:style-name="T1">Alur Kerja Sederhana (Opsional):</text:span></text:span><text:span text:style-name="T1"> Bisa tambahkan panah-panah berwarna yang menunjukkan alur: </text:span><text:span text:style-name="Strong_20_Emphasis"><text:span text:style-name="T1">Angin -&gt; Putaran Bilah/Rotor (Mekanik) -&gt; Putaran Cepat (Gearbox) -&gt; Generator -&gt; Listrik (AC) -&gt; Kabel Turun</text:span></text:span><text:span text:style-name="T1">. </text:span></text:p>
              </text:list-item>
              <text:list-item>
                <text:p text:style-name="P28"><text:span text:style-name="Strong_20_Emphasis"><text:span text:style-name="T1">Judul:</text:span></text:span><text:span text:style-name="T1"> </text:span><text:span text:style-name="Strong_20_Emphasis"><text:span text:style-name="T1">'Yuk, Bedah Isi Turbin Angin Raksasa!'</text:span></text:span><text:span text:style-name="T1"> Gunakan gaya visual yang bersih, kombinasi antara realistis (untuk bentuk turbin) dan </text:span><text:soft-page-break/><text:span text:style-name="T1">skematik (untuk isi nacelle), dengan warna-warna yang jelas dan profesional tapi tetap menarik." </text:span></text:p>
              </text:list-item>
            </text:list>
            <text:p text:style-name="P239"/>
            <text:p text:style-name="P104">Ini adalah jawaban untuk Subbab 3.2. Silakan berikan perintah "YAX" jika Anda ingin saya melanjutkan ke prompt berikutnya (Subbab 3.3).</text:p>
          </text:section>
          <text:section text:style-name="Sect1" text:name="feedback-form-41">
            <text:p text:style-name="P218"/>
          </text:section>
        </text:section>
        <text:section text:style-name="Sect1" text:name="3089a3c5945677cf">
          <text:p text:style-name="P104"/>
          <text:section text:style-name="Sect1" text:name="user-query-content-42">
            <text:p text:style-name="P237">yax </text:p>
          </text:section>
          <text:p text:style-name="P218">Tampilkan alur berpikir</text:p>
          <text:section text:style-name="Sect2" text:name="model-response-message-contentr_3089a3c5945677cf">
            <text:p text:style-name="P218"/>
          </text:section>
          <text:section text:style-name="Sect1" text:name="feedback-form-42">
            <text:p text:style-name="P218"/>
          </text:section>
        </text:section>
        <text:section text:style-name="Sect1" text:name="6672eb94d9316e78">
          <text:p text:style-name="P104"/>
          <text:section text:style-name="Sect1" text:name="user-query-content-43">
            <text:p text:style-name="P237">present it </text:p>
          </text:section>
          <text:p text:style-name="P218">Tampilkan alur berpikir</text:p>
          <text:section text:style-name="Sect2" text:name="model-response-message-contentr_6672eb94d9316e78">
            <text:p text:style-name="Text_20_body"><text:span text:style-name="T1">Oke, ini jawaban untuk prompt </text:span><text:span text:style-name="Strong_20_Emphasis"><text:span text:style-name="T1">Subbab 3.3 (Baik dan Buruknya Energi Angin)</text:span></text:span><text:span text:style-name="T1">, yang mengupas tuntas plus minus energi angin:</text:span></text:p>
            <text:p text:style-name="P239"/>
            <text:p text:style-name="Text_20_body"><text:span text:style-name="Strong_20_Emphasis"><text:span text:style-name="T1">(Teks Subbab 3.3)</text:span></text:span></text:p>
            <text:p text:style-name="P104">Sama seperti energi surya yang sudah kita bahas, energi angin yang memanfaatkan 'penari raksasa' alias turbin angin ini juga punya sisi-sisi kerennya (kelebihan) dan sisi-sisi yang jadi tantangan atau perlu kita perhatikan (kekurangan). Penting banget buat kita tahu keduanya secara berimbang, biar kita nggak cuma ikut-ikutan bilang 'keren' atau 'jelek', tapi benar-benar paham kenapa pengembangan energi angin ini perlu perencanaan yang super matang. Yuk, kita timbang bareng-bareng plus minusnya energi dari hembusan udara ini!</text:p>
            <text:p text:style-name="Text_20_body"><text:span text:style-name="Strong_20_Emphasis"><text:span text:style-name="T1">Sisi Keren Energi Angin (Plus ?):</text:span></text:span></text:p>
            <text:list xml:id="list4525822804678479934" text:style-name="L34">
              <text:list-item>
                <text:p text:style-name="P145"><text:span text:style-name="Strong_20_Emphasis"><text:span text:style-name="T1">Energi Super Bersih, Nol Emisi Saat Operasi!</text:span></text:span><text:span text:style-name="T1"> Ini dia keunggulan utama yang paling sering disebut, sama kayak energi surya. Ketika turbin angin berputar kencang menghasilkan listrik, proses ini </text:span><text:span text:style-name="Strong_20_Emphasis"><text:span text:style-name="T1">sama sekali nggak menghasilkan asap, polusi udara (seperti PM2.5 yang bahaya), ataupun emisi gas rumah kaca (CO2)</text:span></text:span><text:span text:style-name="T1"> yang bikin bumi </text:span><text:soft-page-break/><text:span text:style-name="T1">makin panas. Beda banget kan sama PLTU batu bara yang asapnya mengepul atau knalpot motor kita? Jadi, energi angin ini sangat ramah lingkungan dan jadi salah satu senjata andalan kita buat melawan perubahan iklim sekaligus bikin udara di sekitar kita jadi lebih sehat untuk dihirup. </text:span></text:p>
              </text:list-item>
              <text:list-item>
                <text:p text:style-name="P145"><text:span text:style-name="Strong_20_Emphasis"><text:span text:style-name="T1">'Bahan Bakar' Gratis &amp; Terus Diperbarui Alam:</text:span></text:span><text:span text:style-name="T1"> Angin yang jadi 'bahan bakar' utama buat muterin bilah turbin itu </text:span><text:span text:style-name="Strong_20_Emphasis"><text:span text:style-name="T1">100% gratis dari alam</text:span></text:span><text:span text:style-name="T1">! Kita nggak perlu bayar buat angin, nggak perlu impor dari negara lain, dan nggak perlu nambang sampai merusak lingkungan. Selama matahari masih memanaskan bumi secara nggak merata (yang mana akan terus terjadi miliaran tahun lagi), angin akan terus ada dan berhembus, meskipun kecepatannya memang naik turun. Ini sumber energi yang benar-benar terbarukan. </text:span></text:p>
              </text:list-item>
              <text:list-item>
                <text:p text:style-name="P145"><text:span text:style-name="Strong_20_Emphasis"><text:span text:style-name="T1">Biaya Operasi Relatif Lebih Murah (Setelah Dibangun):</text:span></text:span><text:span text:style-name="T1"> Memang, membangun satu turbin angin raksasa atau satu ladang angin (PLTB) itu butuh investasi awal yang sangat besar. Tapi, kabar baiknya, begitu turbinnya sudah berdiri tegak dan mulai beroperasi, </text:span><text:span text:style-name="Strong_20_Emphasis"><text:span text:style-name="T1">biaya operasional hariannya relatif lebih rendah</text:span></text:span><text:span text:style-name="T1"> dibandingkan pembangkit listrik fosil, terutama karena </text:span><text:span text:style-name="Strong_20_Emphasis"><text:span text:style-name="T1">nggak ada biaya untuk beli bahan bakar sama sekali</text:span></text:span><text:span text:style-name="T1">. Biaya utamanya lebih fokus ke perawatan rutin (inspeksi, pelumasan) dan perbaikan jika ada komponen yang aus atau rusak. </text:span></text:p>
              </text:list-item>
              <text:list-item>
                <text:p text:style-name="P145"><text:span text:style-name="Strong_20_Emphasis"><text:span text:style-name="T1">Penggunaan Lahan Bisa 'Nebeng' Kegiatan Lain:</text:span></text:span><text:span text:style-name="T1"> Khusus untuk PLTB yang dibangun di darat (</text:span><text:span text:style-name="Emphasis"><text:span text:style-name="T1">onshore wind farm</text:span></text:span><text:span text:style-name="T1">), lahan di sekitar kaki menara turbin itu ternyata </text:span><text:span text:style-name="Strong_20_Emphasis"><text:span text:style-name="T1">masih bisa dimanfaatkan untuk kegiatan lain</text:span></text:span><text:span text:style-name="T1">, lho! Misalnya, area di antara turbin-turbin masih bisa dipakai untuk </text:span><text:span text:style-name="Strong_20_Emphasis"><text:span text:style-name="T1">lahan pertanian</text:span></text:span><text:span text:style-name="T1"> (menanam padi, jagung, sayuran) atau untuk </text:span><text:span text:style-name="Strong_20_Emphasis"><text:span text:style-name="T1">area penggembalaan ternak</text:span></text:span><text:span text:style-name="T1"> (sapi, kambing, domba). Jadi, penggunaan lahannya bisa lebih efisien dan nggak sepenuhnya 'menggusur' aktivitas ekonomi masyarakat sekitar. </text:span></text:p>
              </text:list-item>
              <text:list-item>
                <text:p text:style-name="P145"><text:span text:style-name="Strong_20_Emphasis"><text:span text:style-name="T1">Potensi Dahsyat di Lepas Pantai (</text:span></text:span><text:span text:style-name="Strong_20_Emphasis"><text:span text:style-name="Emphasis"><text:span text:style-name="T1">Offshore Wind</text:span></text:span></text:span><text:span text:style-name="Strong_20_Emphasis"><text:span text:style-name="T1">):</text:span></text:span><text:span text:style-name="T1"> Selain di darat, para ahli bilang potensi energi angin yang jauh lebih besar justru ada di </text:span><text:span text:style-name="Strong_20_Emphasis"><text:span text:style-name="T1">laut lepas (</text:span></text:span><text:span text:style-name="Strong_20_Emphasis"><text:span text:style-name="Emphasis"><text:span text:style-name="T1">offshore</text:span></text:span></text:span><text:span text:style-name="Strong_20_Emphasis"><text:span text:style-name="T1">)</text:span></text:span><text:span text:style-name="T1">. Kenapa? Karena angin di atas permukaan laut biasanya </text:span><text:span text:style-name="Strong_20_Emphasis"><text:span text:style-name="T1">jauh lebih kencang, lebih stabil, dan lebih konsisten</text:span></text:span><text:span text:style-name="T1"> hembusannya daripada di darat (karena nggak banyak halangan seperti gedung atau bukit). Memang sih, tantangan membangun turbin raksasa di tengah laut itu lebih besar (ombak, air garam yang korosif, fondasi bawah laut, kabel bawah laut), biayanya juga lebih mahal, tapi potensi </text:span><text:soft-page-break/><text:span text:style-name="T1">energi listrik yang bisa dihasilkan luar biasa besar! Beberapa negara Eropa sudah banyak membangun PLTB lepas pantai. </text:span></text:p>
              </text:list-item>
              <text:list-item>
                <text:p text:style-name="P29"><text:span text:style-name="Strong_20_Emphasis"><text:span text:style-name="T1">Potensi Bagus di Beberapa Wilayah Indonesia:</text:span></text:span><text:span text:style-name="T1"> Meskipun nggak semua tempat di Indonesia anginnya kencang terus, negara kita tetap punya beberapa wilayah yang </text:span><text:span text:style-name="Strong_20_Emphasis"><text:span text:style-name="T1">potensi anginnya tergolong bagus</text:span></text:span><text:span text:style-name="T1"> dan menjanjikan untuk dikembangkan jadi PLTB. Contoh nyata yang sudah beroperasi dan jadi kebanggaan kita adalah </text:span><text:span text:style-name="Strong_20_Emphasis"><text:span text:style-name="T1">PLTB Sidrap dan PLTB Tolo Jeneponto di Sulawesi Selatan</text:span></text:span><text:span text:style-name="T1">. Selain itu, studi juga menunjukkan potensi yang cukup baik di beberapa daerah di </text:span><text:span text:style-name="Strong_20_Emphasis"><text:span text:style-name="T1">Nusa Tenggara Timur (NTT)</text:span></text:span><text:span text:style-name="T1">, serta beberapa lokasi di </text:span><text:span text:style-name="Strong_20_Emphasis"><text:span text:style-name="T1">pesisir selatan Pulau Jawa dan Sumatera</text:span></text:span><text:span text:style-name="T1">. Jadi, kita punya 'modal' angin di beberapa tempat! </text:span></text:p>
              </text:list-item>
            </text:list>
            <text:p text:style-name="Text_20_body"><text:span text:style-name="Strong_20_Emphasis"><text:span text:style-name="T1">Tantangan Energi Angin (Minus ?):</text:span></text:span></text:p>
            <text:list xml:id="list639831943497605724" text:style-name="L35">
              <text:list-item>
                <text:p text:style-name="P146"><text:span text:style-name="Strong_20_Emphasis"><text:span text:style-name="T1">Nggak Selalu Bertiup Sesuai Keinginan (Intermiten):</text:span></text:span><text:span text:style-name="T1"> Ini tantangan paling utama energi angin, mirip banget sama energi surya. Angin itu sifatnya </text:span><text:span text:style-name="Strong_20_Emphasis"><text:span text:style-name="T1">variabel</text:span></text:span><text:span text:style-name="T1">, nggak selalu bertiup dengan kecepatan yang ideal untuk memutar turbin secara efisien. Kadang anginnya terlalu pelan (turbin nggak muter atau produksi listrik kecil), kadang malah nggak ada angin sama sekali, tapi di lain waktu bisa juga bertiup terlalu kencang sampai badai (turbin harus berhenti otomatis demi keamanan). Sifat </text:span><text:span text:style-name="Emphasis"><text:span text:style-name="T1">intermiten</text:span></text:span><text:span text:style-name="T1"> atau nggak stabilnya pasokan listrik dari angin ini jadi PR besar. Solusinya mirip energi surya: perlu didukung oleh sistem penyimpanan energi (baterai) atau dikombinasikan dengan sumber energi lain yang lebih stabil (seperti PLTA, PLTP, atau PLTG). </text:span></text:p>
              </text:list-item>
              <text:list-item>
                <text:p text:style-name="P146"><text:span text:style-name="Strong_20_Emphasis"><text:span text:style-name="T1">Mengubah Pemandangan (Dampak Visual/Estetika):</text:span></text:span><text:span text:style-name="T1"> Turbin angin modern itu ukurannya benar-benar raksasa, menjulang tinggi di lanskap. Kalau dibangun dalam jumlah banyak di satu area (jadi </text:span><text:span text:style-name="Emphasis"><text:span text:style-name="T1">wind farm</text:span></text:span><text:span text:style-name="T1">), keberadaan 'hutan turbin' ini bisa </text:span><text:span text:style-name="Strong_20_Emphasis"><text:span text:style-name="T1">dianggap merusak keindahan pemandangan alam</text:span></text:span><text:span text:style-name="T1"> atau horizon oleh sebagian masyarakat atau wisatawan. Ini memang isu yang agak subjektif ya, karena ada juga yang menganggapnya sebagai pemandangan yang keren dan futuristik, simbol energi bersih. Tapi tetap saja, dampak visual ini perlu jadi pertimbangan dalam perencanaan tata ruang. </text:span></text:p>
              </text:list-item>
              <text:list-item>
                <text:p text:style-name="P146"><text:span text:style-name="Strong_20_Emphasis"><text:span text:style-name="T1">Potensi Menimbulkan Kebisingan (</text:span></text:span><text:span text:style-name="Strong_20_Emphasis"><text:span text:style-name="Emphasis"><text:span text:style-name="T1">Noise</text:span></text:span></text:span><text:span text:style-name="Strong_20_Emphasis"><text:span text:style-name="T1">):</text:span></text:span><text:span text:style-name="T1"> Putaran bilah turbin raksasa saat membelah udara itu bisa menghasilkan </text:span><text:span text:style-name="Strong_20_Emphasis"><text:span text:style-name="T1">suara mendesing atau 'swoosh-swoosh'</text:span></text:span><text:span text:style-name="T1"> yang bisa terdengar sampai jarak tertentu. </text:span><text:soft-page-break/><text:span text:style-name="T1">Meskipun teknologi turbin generasi baru sudah didesain untuk jadi jauh lebih senyap dibandingkan model lama, kalau ada pemukiman penduduk yang lokasinya terlalu dekat dengan PLTB (terutama yang skala besar), suara ini </text:span><text:span text:style-name="Strong_20_Emphasis"><text:span text:style-name="T1">bisa dianggap sebagai polusi suara yang mengganggu</text:span></text:span><text:span text:style-name="T1"> kenyamanan, terutama di malam hari yang sunyi. Makanya, biasanya ada aturan jarak aman minimum antara turbin dan pemukiman. </text:span></text:p>
              </text:list-item>
              <text:list-item>
                <text:p text:style-name="P146"><text:span text:style-name="Strong_20_Emphasis"><text:span text:style-name="T1">Risiko Bagi Satwa Terbang (Burung &amp; Kelelawar):</text:span></text:span><text:span text:style-name="T1"> Ini isu dampak lingkungan yang cukup sering dibahas. Ada </text:span><text:span text:style-name="Strong_20_Emphasis"><text:span text:style-name="T1">risiko bahwa burung atau kelelawar bisa terbang dan menabrak bilah turbin</text:span></text:span><text:span text:style-name="T1"> yang sedang berputar cepat, terutama kalau PLTB dibangun di wilayah yang jadi jalur migrasi utama mereka atau habitat penting bagi mereka. Meskipun jumlah kematian burung akibat turbin angin secara statistik mungkin lebih rendah dibandingkan penyebab lain (misal: tabrakan dengan gedung tinggi atau dimangsa kucing), isu ini tetap penting. Perlu ada studi dampak lingkungan (AMDAL) yang teliti sebelum membangun PLTB, pemilihan lokasi yang hati-hati, dan penerapan teknologi untuk mengurangi risiko ini (misalnya menggunakan sensor untuk mendeteksi kawanan burung dan mematikan turbin sementara, atau menggunakan cat/cahaya khusus pada bilah). </text:span></text:p>
              </text:list-item>
              <text:list-item>
                <text:p text:style-name="P146"><text:span text:style-name="Strong_20_Emphasis"><text:span text:style-name="T1">Biaya Investasi Awal Mahal &amp; Logistik Super Rumit:</text:span></text:span><text:span text:style-name="T1"> Seperti yang sudah disinggung, </text:span><text:span text:style-name="Strong_20_Emphasis"><text:span text:style-name="T1">investasi awal untuk membangun PLTB itu sangat besar</text:span></text:span><text:span text:style-name="T1">. Harga satu unit turbin angin skala Megawatt itu mahal banget. Belum lagi biaya untuk pembangunan fondasi yang kokoh, menara yang tinggi, jalan akses ke lokasi, dan jaringan kabel untuk menyalurkan listriknya. Selain itu, </text:span><text:span text:style-name="Strong_20_Emphasis"><text:span text:style-name="T1">proses logistik pengangkutan komponen turbin</text:span></text:span><text:span text:style-name="T1"> yang ukurannya super jumbo (bilah yang panjangnya puluhan meter, segmen menara yang beratnya berton-ton) ke lokasi proyek (yang kadang terpencil, di atas bukit, atau medannya sulit di Indonesia) itu </text:span><text:span text:style-name="Strong_20_Emphasis"><text:span text:style-name="T1">sangat rumit, butuh peralatan khusus, dan biayanya mahal</text:span></text:span><text:span text:style-name="T1">. Ini jadi salah satu hambatan utama mengapa pengembangan PLTB skala besar butuh perencanaan dan investasi yang serius. </text:span></text:p>
              </text:list-item>
              <text:list-item>
                <text:p text:style-name="P30"><text:span text:style-name="Strong_20_Emphasis"><text:span text:style-name="T1">Nggak Bisa Dibangun di Sembarang Tempat:</text:span></text:span><text:span text:style-name="T1"> Berbeda dengan energi surya yang potensinya ada hampir di seluruh Indonesia (meski intensitasnya beda-beda), energi angin sangat </text:span><text:span text:style-name="Strong_20_Emphasis"><text:span text:style-name="T1">tergantung pada kondisi geografis dan iklim mikro suatu lokasi</text:span></text:span><text:span text:style-name="T1">. PLTB hanya bisa efektif dan ekonomis dibangun di daerah yang punya </text:span><text:span text:style-name="Strong_20_Emphasis"><text:span text:style-name="T1">potensi angin </text:span></text:span><text:soft-page-break/><text:span text:style-name="Strong_20_Emphasis"><text:span text:style-name="T1">yang benar-benar bagus</text:span></text:span><text:span text:style-name="T1">, artinya anginnya bertiup </text:span><text:span text:style-name="Strong_20_Emphasis"><text:span text:style-name="T1">cukup kencang (biasanya rata-rata di atas 6-7 meter per detik di ketinggian hub turbin) dan relatif konsisten sepanjang tahun</text:span></text:span><text:span text:style-name="T1">. Perlu dilakukan studi dan pengukuran kecepatan angin yang akurat selama minimal satu tahun sebelum memutuskan membangun PLTB di suatu lokasi. </text:span></text:p>
              </text:list-item>
            </text:list>
            <text:p text:style-name="P104">Jadi, kesimpulannya, energi angin ini punya banyak banget kelebihan yang membuatnya jadi 'jagoan' energi bersih, terutama karena nol emisi dan bahan bakarnya gratis. Tapi, ada juga tantangan nyata seperti sifatnya yang intermiten, dampak visual, potensi gangguan ke satwa liar, dan biaya awal serta kerumitan logistiknya yang perlu dihadapi dengan perencanaan yang cermat, pemilihan teknologi yang tepat, serta dialog yang baik dengan masyarakat sekitar. Dengan pengelolaan yang baik dan penempatan di lokasi yang tepat, energi angin jelas punya peran super penting dalam mozaik solusi energi bersih masa depan Indonesia!</text:p>
            <text:p text:style-name="Text_20_body"><text:span text:style-name="Strong_20_Emphasis"><text:span text:style-name="T1">(Prompt Gambar Ilustrasi untuk Subbab 3.3)</text:span></text:span></text:p>
            <text:p text:style-name="Text_20_body"><text:span text:style-name="Strong_20_Emphasis"><text:span text:style-name="T1">Prompt Gambar Ilustrasi:</text:span></text:span><text:span text:style-name="T1"> "Buat ilustrasi perbandingan </text:span><text:span text:style-name="Strong_20_Emphasis"><text:span text:style-name="T1">'Energi Angin: Plus (+) vs Minus (-)'</text:span></text:span><text:span text:style-name="T1"> dengan gaya visual dua kolom yang seimbang, informatif, dan menggunakan ikon-ikon simpel yang mudah dipahami remaja.</text:span></text:p>
            <text:list xml:id="list1531048453994968637" text:style-name="L36">
              <text:list-item>
                <text:p text:style-name="P147"><text:span text:style-name="Strong_20_Emphasis"><text:span text:style-name="T1">Judul Besar di Atas:</text:span></text:span><text:span text:style-name="T1"> </text:span><text:span text:style-name="Strong_20_Emphasis"><text:span text:style-name="T1">Energi Angin: Si Bersih Punya PR? (+/-)</text:span></text:span><text:span text:style-name="T1"> </text:span></text:p>
              </text:list-item>
              <text:list-item>
                <text:p text:style-name="P147"><text:span text:style-name="Strong_20_Emphasis"><text:span text:style-name="T1">Kolom Kiri (Plus - Latar belakang biru langit cerah dengan awan putih atau hijau padang rumput):</text:span></text:span><text:span text:style-name="T1"> </text:span></text:p>
                <text:list>
                  <text:list-item>
                    <text:p text:style-name="P147"><text:span text:style-name="T1">Ikon turbin angin dengan simbol daun hijau / 'CO2 Free' + teks: </text:span><text:span text:style-name="Strong_20_Emphasis"><text:span text:style-name="T1">Bersih! Nol Polusi Udara &amp; CO2.</text:span></text:span><text:span text:style-name="T1"> </text:span></text:p>
                  </text:list-item>
                  <text:list-item>
                    <text:p text:style-name="P147"><text:span text:style-name="T1">Ikon angin bertiup bebas + tanda 'Rp 0,-' / simbol 'renewable' (panah melingkar) + teks: </text:span><text:span text:style-name="Strong_20_Emphasis"><text:span text:style-name="T1">Sumber Gratis &amp; Terus Ada.</text:span></text:span><text:span text:style-name="T1"> </text:span></text:p>
                  </text:list-item>
                  <text:list-item>
                    <text:p text:style-name="P147"><text:span text:style-name="T1">Ikon turbin di tengah sawah dengan petani/sapi + teks: </text:span><text:span text:style-name="Strong_20_Emphasis"><text:span text:style-name="T1">Lahan Bisa Dipakai Barengan.</text:span></text:span><text:span text:style-name="T1"> </text:span></text:p>
                  </text:list-item>
                  <text:list-item>
                    <text:p text:style-name="P147"><text:span text:style-name="T1">Ikon turbin di tengah laut (platform </text:span><text:span text:style-name="Emphasis"><text:span text:style-name="T1">offshore</text:span></text:span><text:span text:style-name="T1">) + teks: </text:span><text:span text:style-name="Strong_20_Emphasis"><text:span text:style-name="T1">Potensi Besar di Lepas Pantai.</text:span></text:span><text:span text:style-name="T1"> </text:span></text:p>
                  </text:list-item>
                  <text:list-item>
                    <text:p text:style-name="P147"><text:span text:style-name="T1">Ikon peta Indonesia dengan penanda bintang di Sulawesi/NTT + teks: </text:span><text:span text:style-name="Strong_20_Emphasis"><text:span text:style-name="T1">Potensi Bagus di Beberapa Wilayah RI.</text:span></text:span><text:span text:style-name="T1"> </text:span></text:p>
                  </text:list-item>
                  <text:list-item>
                    <text:p text:style-name="P230">Gunakan ikon jempol menghadap ke atas (?) besar berwarna hijau di bagian bawah kolom Plus. </text:p>
                  </text:list-item>
                </text:list>
              </text:list-item>
              <text:list-item>
                <text:p text:style-name="P147"><text:span text:style-name="Strong_20_Emphasis"><text:span text:style-name="T1">Kolom Kanan (Minus - Latar belakang abu-abu mendung atau kuning kecoklatan):</text:span></text:span><text:span text:style-name="T1"> </text:span></text:p>
                <text:list>
                  <text:list-item>
                    <text:p text:style-name="P147"><text:soft-page-break/><text:span text:style-name="T1">Ikon grafik angin naik-turun tidak stabil + ikon jam/kalender + teks: </text:span><text:span text:style-name="Strong_20_Emphasis"><text:span text:style-name="T1">Angin Kadang Ada, Kadang Nggak (Intermiten).</text:span></text:span><text:span text:style-name="T1"> </text:span></text:p>
                  </text:list-item>
                  <text:list-item>
                    <text:p text:style-name="P147"><text:span text:style-name="T1">Ikon mata melihat turbin dengan ekspresi kurang suka / tanda silang + teks: </text:span><text:span text:style-name="Strong_20_Emphasis"><text:span text:style-name="T1">Dianggap Kurang Indah / Ganggu Pemandangan.</text:span></text:span><text:span text:style-name="T1"> </text:span></text:p>
                  </text:list-item>
                  <text:list-item>
                    <text:p text:style-name="P147"><text:span text:style-name="T1">Ikon telinga dengan simbol suara keras / 'noise' + teks: </text:span><text:span text:style-name="Strong_20_Emphasis"><text:span text:style-name="T1">Potensi Suara Bising Dekat Rumah.</text:span></text:span><text:span text:style-name="T1"> </text:span></text:p>
                  </text:list-item>
                  <text:list-item>
                    <text:p text:style-name="P147"><text:span text:style-name="T1">Ikon siluet burung / kelelawar dengan tanda bahaya (!) dekat bilah turbin + teks: </text:span><text:span text:style-name="Strong_20_Emphasis"><text:span text:style-name="T1">Risiko Bagi Satwa Terbang.</text:span></text:span><text:span text:style-name="T1"> </text:span></text:p>
                  </text:list-item>
                  <text:list-item>
                    <text:p text:style-name="P147"><text:span text:style-name="T1">Ikon truk trailer kesulitan bawa bilah turbin di jalan berliku + ikon tag harga mahal (Rp+++) + teks: </text:span><text:span text:style-name="Strong_20_Emphasis"><text:span text:style-name="T1">Biaya Awal &amp; Logistiknya Rumit.</text:span></text:span><text:span text:style-name="T1"> </text:span></text:p>
                  </text:list-item>
                  <text:list-item>
                    <text:p text:style-name="P147"><text:span text:style-name="T1">Ikon peta dengan hanya beberapa titik angin bagus + teks: </text:span><text:span text:style-name="Strong_20_Emphasis"><text:span text:style-name="T1">Hanya Cocok di Lokasi Sangat Berangin.</text:span></text:span><text:span text:style-name="T1"> </text:span></text:p>
                  </text:list-item>
                  <text:list-item>
                    <text:p text:style-name="P111">Gunakan ikon jempol menghadap ke bawah (?) atau ikon tanda tanya (?) besar berwarna oranye/merah di bagian bawah kolom Minus. Pastikan desain visualnya menarik, mudah dibaca, dan informatif sekilas." </text:p>
                  </text:list-item>
                </text:list>
              </text:list-item>
            </text:list>
            <text:p text:style-name="P239"/>
            <text:p text:style-name="P104">Ini adalah jawaban untuk Subbab 3.3. Silakan berikan perintah "YAX" jika Anda ingin saya melanjutkan ke prompt berikutnya (Subbab 3.4).</text:p>
          </text:section>
          <text:section text:style-name="Sect1" text:name="feedback-form-43">
            <text:p text:style-name="P218"/>
          </text:section>
        </text:section>
        <text:section text:style-name="Sect1" text:name="8bcae4b0d08e58d7">
          <text:p text:style-name="P104"/>
          <text:section text:style-name="Sect1" text:name="user-query-content-44">
            <text:p text:style-name="P237">yax </text:p>
          </text:section>
          <text:p text:style-name="P218">Tampilkan alur berpikir</text:p>
          <text:section text:style-name="Sect2" text:name="model-response-message-contentr_8bcae4b0d08e58d7">
            <text:p text:style-name="P218"/>
          </text:section>
          <text:section text:style-name="Sect1" text:name="feedback-form-44">
            <text:p text:style-name="P218"/>
          </text:section>
        </text:section>
        <text:section text:style-name="Sect1" text:name="7e9f1ad2007ccdad">
          <text:p text:style-name="P104"/>
          <text:section text:style-name="Sect1" text:name="user-query-content-45">
            <text:p text:style-name="P237">present it </text:p>
          </text:section>
          <text:p text:style-name="P218">Tampilkan alur berpikir</text:p>
          <text:section text:style-name="Sect2" text:name="model-response-message-contentr_7e9f1ad2007ccdad">
            <text:p text:style-name="Text_20_body"><text:span text:style-name="T1">Oke, ini jawaban untuk prompt </text:span><text:span text:style-name="Strong_20_Emphasis"><text:span text:style-name="T1">Subbab 3.4 (Turbin Lepas Pantai dan Teknologi Masa Depan)</text:span></text:span><text:span text:style-name="T1">, yang membahas inovasi dan masa depan energi angin:</text:span></text:p>
            <text:p text:style-name="P239"/>
            <text:p text:style-name="Text_20_body"><text:soft-page-break/><text:span text:style-name="Strong_20_Emphasis"><text:span text:style-name="T1">(Teks Subbab 3.4)</text:span></text:span></text:p>
            <text:p text:style-name="Text_20_body"><text:span text:style-name="T1">Kalau tadi kita udah bahas plus minus turbin angin yang biasa kita lihat di darat, sekarang siap-siap buat lihat teknologi energi angin yang lebih gila, lebih ambisius, dan lebih futuristik lagi! Para insinyur dan ilmuwan di seluruh dunia nggak pernah berhenti berinovasi buat bikin energi angin jadi makin dahsyat produksinya, makin efisien, dan makin bisa diandalkan. Salah satu 'medan pertempuran' inovasi terbesar saat ini adalah </text:span><text:span text:style-name="Strong_20_Emphasis"><text:span text:style-name="T1">menaklukkan lautan luas</text:span></text:span><text:span text:style-name="T1">! Kenapa pada ngincer laut? Karena seperti yang kita tahu dari pengalaman atau pelajaran geografi, angin di atas lautan luas itu cenderung </text:span><text:span text:style-name="Strong_20_Emphasis"><text:span text:style-name="T1">jauh lebih kencang hembusannya dan lebih stabil sepanjang tahun</text:span></text:span><text:span text:style-name="T1"> dibandingkan angin di darat yang sering terhalang gedung, bukit, atau pepohonan. Makanya, sekarang lagi </text:span><text:span text:style-name="Emphasis"><text:span text:style-name="T1">booming</text:span></text:span><text:span text:style-name="T1"> banget pengembangan </text:span><text:span text:style-name="Strong_20_Emphasis"><text:span text:style-name="T1">Pembangkit Listrik Tenaga Bayu (PLTB) Lepas Pantai (</text:span></text:span><text:span text:style-name="Strong_20_Emphasis"><text:span text:style-name="Emphasis"><text:span text:style-name="T1">Offshore Wind Farm</text:span></text:span></text:span><text:span text:style-name="Strong_20_Emphasis"><text:span text:style-name="T1">)</text:span></text:span><text:span text:style-name="T1">.</text:span></text:p>
            <text:p text:style-name="Text_20_body"><text:span text:style-name="T1">Untuk wilayah laut yang relatif dangkal (biasanya kedalamannya kurang dari 50-60 meter), turbin-turbin angin raksasa ini dipasang di atas </text:span><text:span text:style-name="Strong_20_Emphasis"><text:span text:style-name="T1">fondasi tetap (</text:span></text:span><text:span text:style-name="Strong_20_Emphasis"><text:span text:style-name="Emphasis"><text:span text:style-name="T1">fixed-bottom</text:span></text:span></text:span><text:span text:style-name="Strong_20_Emphasis"><text:span text:style-name="T1">)</text:span></text:span><text:span text:style-name="T1"> yang dibangun kokoh dan ditancapkan kuat ke dasar laut. Mirip kayak cara membangun anjungan pengeboran minyak lepas pantai. Banyak negara di Eropa (seperti Inggris, Jerman, Belanda) sudah punya banyak PLTB jenis ini. Keuntungannya jelas: angin lebih bagus, dan karena lokasinya jauh dari pemukiman, isu gangguan pemandangan (visual) dan kebisingan bisa jauh berkurang. Tapi tantangannya juga nggak main-main: membangun struktur raksasa di tengah laut itu jelas lebih mahal dan rumit daripada di darat, perawatannya juga lebih susah (harus pakai kapal khusus), dan perlu teknologi kabel bawah laut super panjang dan mahal untuk menyalurkan listriknya ke daratan.</text:span></text:p>
            <text:p text:style-name="Text_20_body"><text:span text:style-name="T1">Tapi gimana kalau lautnya dalam banget, seperti kebanyakan wilayah laut dalam di Indonesia, termasuk mungkin di lepas pantai Sumatera? Nah, di sinilah inovasi paling keren dan jadi harapan besar muncul: </text:span><text:span text:style-name="Strong_20_Emphasis"><text:span text:style-name="T1">Turbin Angin Terapung (</text:span></text:span><text:span text:style-name="Strong_20_Emphasis"><text:span text:style-name="Emphasis"><text:span text:style-name="T1">Floating Wind Turbine</text:span></text:span></text:span><text:span text:style-name="Strong_20_Emphasis"><text:span text:style-name="T1">)</text:span></text:span><text:span text:style-name="T1">! Konsepnya luar biasa: turbin angin raksasa yang sama besarnya (bahkan bisa lebih besar lagi dari yang di darat!) itu nggak ditancapkan kaku ke dasar laut, tapi dipasang di atas </text:span><text:span text:style-name="Strong_20_Emphasis"><text:span text:style-name="T1">platform atau struktur pondasi terapung raksasa</text:span></text:span><text:span text:style-name="T1"> yang canggih. Struktur terapung ini bisa terbuat dari baja atau beton, lalu 'diikat' ke dasar laut pakai sistem kabel tambatan (</text:span><text:span text:style-name="Emphasis"><text:span text:style-name="T1">mooring lines</text:span></text:span><text:span text:style-name="T1">) dan jangkar (</text:span><text:span text:style-name="Emphasis"><text:span text:style-name="T1">anchors</text:span></text:span><text:span text:style-name="T1">) super kuat, mirip kayak kapal </text:span><text:soft-page-break/><text:span text:style-name="T1">tanker besar yang lagi berlabuh biar nggak hanyut. Teknologi turbin terapung ini adalah </text:span><text:span text:style-name="Emphasis"><text:span text:style-name="T1">game changer</text:span></text:span><text:span text:style-name="T1"> karena dia membuka potensi area lautan yang jauuuh lebih luas lagi (hampir 80% potensi angin laut dunia ada di perairan dalam!) untuk bisa 'dipanen' energinya, termasuk di wilayah laut dalam yang anginnya mungkin paling dahsyat! Meskipun teknologinya masih lebih baru dan biayanya saat ini masih lebih mahal daripada fondasi tetap, perkembangannya sangat pesat dan banyak negara (termasuk mungkin Indonesia di masa depan) melihat ini sebagai kunci emas untuk memaksimalkan potensi energi angin lautnya yang melimpah.</text:span></text:p>
            <text:p text:style-name="Text_20_body"><text:span text:style-name="T1">Nggak cuma pindah lokasi ke laut, inovasi juga terus terjadi pada </text:span><text:span text:style-name="Strong_20_Emphasis"><text:span text:style-name="T1">ukuran dan desain turbinnya sendiri</text:span></text:span><text:span text:style-name="T1">. Ada tren yang sangat jelas dalam industri ini: turbin angin modern itu ukurannya </text:span><text:span text:style-name="Strong_20_Emphasis"><text:span text:style-name="T1">makin lama makin 'monster' alias jumbo</text:span></text:span><text:span text:style-name="T1">! Kalau beberapa tahun lalu turbin kapasitas 1-2 Megawatt (MW) sudah dianggap besar, sekarang turbin-turbin baru yang dipasang (terutama untuk proyek </text:span><text:span text:style-name="Emphasis"><text:span text:style-name="T1">offshore</text:span></text:span><text:span text:style-name="T1">) kapasitasnya bisa mencapai 10 MW, 12 MW, 15 MW, bahkan sudah ada prototipe yang menuju 20 MW hanya dari satu unit turbin! Kebayang nggak, satu turbin aja bisa menghasilkan listrik yang cukup buat nerangin puluhan ribu rumah! Kenapa dibuat makin besar? Prinsipnya sederhana: makin tinggi menaranya, makin kencang angin yang didapat. Makin panjang bilahnya, makin luas area 'sapuan' angin yang bisa ditangkap. Jadi, makin besar turbinnya, makin efisien dia 'memanen' energi angin dan makin banyak listrik yang dihasilkan per unit. Dengan turbin yang kapasitasnya lebih besar, kita butuh jumlah turbin yang lebih sedikit untuk mencapai target daya listrik yang sama, ini bisa menghemat biaya pembangunan, penggunaan lahan/laut, dan biaya perawatan dalam jangka panjang.</text:span></text:p>
            <text:p text:style-name="Text_20_body"><text:span text:style-name="T1">Selain ukuran, ada juga ide-ide desain turbin yang lebih 'nyeleneh' tapi menarik yang terus diteliti. Pernah dengar </text:span><text:span text:style-name="Strong_20_Emphasis"><text:span text:style-name="T1">turbin angin tanpa bilah (</text:span></text:span><text:span text:style-name="Strong_20_Emphasis"><text:span text:style-name="Emphasis"><text:span text:style-name="T1">bladeless turbine</text:span></text:span></text:span><text:span text:style-name="Strong_20_Emphasis"><text:span text:style-name="T1">)</text:span></text:span><text:span text:style-name="T1">? Ada beberapa perusahaan rintisan (</text:span><text:span text:style-name="Emphasis"><text:span text:style-name="T1">startup</text:span></text:span><text:span text:style-name="T1">) yang mencoba mengembangkan konsep ini, yang bentuknya lebih mirip tiang berosilasi. Mereka memanfaatkan getaran alami yang timbul saat angin mengenai tiang (fenomena </text:span><text:span text:style-name="Emphasis"><text:span text:style-name="T1">vortex shedding</text:span></text:span><text:span text:style-name="T1">) untuk menghasilkan listrik melalui mekanisme di dalamnya. Keunggulannya diklaim lebih senyap, lebih aman buat burung, dan mungkin lebih murah. Ada juga pengembangan lanjutan dari </text:span><text:span text:style-name="Strong_20_Emphasis"><text:span text:style-name="T1">Turbin Angin Sumbu Vertikal (VAWT - Vertical Axis Wind Turbine)</text:span></text:span><text:span text:style-name="T1">, yang poros putarnya vertikal (seperti gasing raksasa atau pengocok </text:span><text:soft-page-break/><text:span text:style-name="T1">telur), bukan horizontal seperti turbin konvensional. VAWT ini punya kelebihan bisa menangkap angin dari segala arah tanpa perlu sistem </text:span><text:span text:style-name="Emphasis"><text:span text:style-name="T1">yaw</text:span></text:span><text:span text:style-name="T1">, dan mungkin lebih cocok untuk dipasang di area perkotaan (misalnya di atas gedung) atau tempat dengan angin yang arahnya sering berubah-ubah, meskipun secara umum efisiensinya saat ini masih di bawah turbin horizontal modern (HAWT). Bahkan ada juga ide menggabungkan PLTB lepas pantai dengan fasilitas </text:span><text:span text:style-name="Strong_20_Emphasis"><text:span text:style-name="T1">produksi hidrogen hijau</text:span></text:span><text:span text:style-name="T1"> di platform yang sama di laut. Jadi, listrik dari angin langsung dipakai buat proses elektrolisis (memecah air laut jadi hidrogen dan oksigen), lalu hidrogennya (yang merupakan bahan bakar bersih masa depan) yang diangkut ke darat pakai pipa atau kapal. Keren kan idenya?</text:span></text:p>
            <text:p text:style-name="Text_20_body"><text:span text:style-name="T1">Nah, kalau mau ngomongin yang paling futuristik dan mungkin masih agak jauh, ada konsep yang namanya </text:span><text:span text:style-name="Strong_20_Emphasis"><text:span text:style-name="T1">Energi Angin Ketinggian (</text:span></text:span><text:span text:style-name="Strong_20_Emphasis"><text:span text:style-name="Emphasis"><text:span text:style-name="T1">Airborne Wind Energy</text:span></text:span></text:span><text:span text:style-name="Strong_20_Emphasis"><text:span text:style-name="T1"> - AWE)</text:span></text:span><text:span text:style-name="T1">. Bayangin deh, bukan lagi pakai menara tinggi yang mahal dan berat, tapi kita </text:span><text:span text:style-name="Strong_20_Emphasis"><text:span text:style-name="T1">menerbangkan semacam 'layang-layang' raksasa</text:span></text:span><text:span text:style-name="T1"> yang dilengkapi turbin kecil, atau drone khusus, atau bahkan balon udara ke ketinggian ratusan atau ribuan meter di atas permukaan tanah! Tujuannya? Untuk 'mencapai' dan 'memanen' energi dari </text:span><text:span text:style-name="Strong_20_Emphasis"><text:span text:style-name="T1">angin di lapisan atmosfer atas (seperti </text:span></text:span><text:span text:style-name="Strong_20_Emphasis"><text:span text:style-name="Emphasis"><text:span text:style-name="T1">jet stream</text:span></text:span></text:span><text:span text:style-name="Strong_20_Emphasis"><text:span text:style-name="T1">)</text:span></text:span><text:span text:style-name="T1"> yang kecepatannya super kencang (bisa ratusan km/jam!) dan jauh lebih stabil daripada angin di dekat permukaan bumi. Energinya nanti bisa dihasilkan di atas sana lalu dikirim ke stasiun penerima di darat lewat kabel tambatan konduktif, atau energi mekaniknya yang ditransfer lewat kabel untuk memutar generator di darat. Kedengarannya kayak adegan di film </text:span><text:span text:style-name="Emphasis"><text:span text:style-name="T1">sci-fi</text:span></text:span><text:span text:style-name="T1"> banget ya? Memang sih, teknologi AWE ini secara komersial masih dalam tahap riset dan pengembangan awal, banyak tantangan teknis dan regulasi yang harus diatasi. Tapi ini menunjukkan betapa para ilmuwan dan insinyur terus berpikir </text:span><text:span text:style-name="Emphasis"><text:span text:style-name="T1">out-of-the-box</text:span></text:span><text:span text:style-name="T1"> dan nggak pernah berhenti mencari cara baru yang lebih efisien untuk 'memanen' energi angin yang melimpah ruah di planet kita.</text:span></text:p>
            <text:p text:style-name="Text_20_body"><text:span text:style-name="T1">Melihat semua perkembangan gila ini, jelas banget kalau masa depan energi angin itu sangat cerah dan penuh dengan inovasi yang mencengangkan. Untuk negara maritim sebesar Indonesia, dengan garis pantai terpanjang kedua di dunia dan lautan yang sangat luas (termasuk di sekitar Pulau Sumatera!), potensi </text:span><text:span text:style-name="Strong_20_Emphasis"><text:span text:style-name="T1">PLTB lepas pantai (baik yang fondasi tetap maupun yang terapung)</text:span></text:span><text:span text:style-name="T1"> di masa depan itu sangatlah besar dan strategis! Bayangkan kalau suatu saat nanti, sebagian besar kebutuhan listrik kita, mungkin termasuk di kota Medan dan seluruh Sumatera Utara, bisa dipasok dari </text:span><text:soft-page-break/><text:span text:style-name="T1">'ladang-ladang angin' bersih yang menari gagah di lepas pantai kita, menghasilkan energi tanpa henti dari kekuatan alam. Teknologi terus bergerak maju dengan sangat cepat, </text:span><text:span text:style-name="Emphasis"><text:span text:style-name="T1">guys</text:span></text:span><text:span text:style-name="T1">! Kita harus siap menyambut dan mungkin ikut berkontribusi dalam era energi angin yang makin dahsyat ini!</text:span></text:p>
            <text:p text:style-name="Text_20_body"><text:span text:style-name="Strong_20_Emphasis"><text:span text:style-name="T1">(Prompt Gambar Ilustrasi untuk Subbab 3.4)</text:span></text:span></text:p>
            <text:p text:style-name="Text_20_body"><text:span text:style-name="Strong_20_Emphasis"><text:span text:style-name="T1">Prompt Gambar Ilustrasi:</text:span></text:span><text:span text:style-name="T1"> "Buat ilustrasi yang </text:span><text:span text:style-name="Strong_20_Emphasis"><text:span text:style-name="T1">dinamis, futuristik, dan menampilkan berbagai inovasi energi angin secara menarik</text:span></text:span><text:span text:style-name="T1">. Bisa dalam satu komposisi lanskap masa depan atau beberapa panel adegan yang jelas:</text:span></text:p>
            <text:list xml:id="list8999808133535540119" text:style-name="L37">
              <text:list-item>
                <text:p text:style-name="P148"><text:span text:style-name="Strong_20_Emphasis"><text:span text:style-name="T1">Fokus Utama (Laut Lepas Pantai):</text:span></text:span><text:span text:style-name="T1"> Gambarkan pemandangan laut biru yang luas. Di area yang agak dangkal (dekat daratan di kejauhan), tampilkan beberapa </text:span><text:span text:style-name="Strong_20_Emphasis"><text:span text:style-name="T1">turbin angin </text:span></text:span><text:span text:style-name="Strong_20_Emphasis"><text:span text:style-name="Emphasis"><text:span text:style-name="T1">offshore</text:span></text:span></text:span><text:span text:style-name="Strong_20_Emphasis"><text:span text:style-name="T1"> dengan fondasi tetap</text:span></text:span><text:span text:style-name="T1"> (menancap di dasar laut). Di area laut yang lebih dalam, tampilkan beberapa </text:span><text:span text:style-name="Strong_20_Emphasis"><text:span text:style-name="T1">turbin angin terapung (</text:span></text:span><text:span text:style-name="Strong_20_Emphasis"><text:span text:style-name="Emphasis"><text:span text:style-name="T1">floating</text:span></text:span></text:span><text:span text:style-name="Strong_20_Emphasis"><text:span text:style-name="T1">)</text:span></text:span><text:span text:style-name="T1"> yang lebih besar, berdiri di atas platform terapung yang canggih (bisa jenis </text:span><text:span text:style-name="Emphasis"><text:span text:style-name="T1">spar-buoy</text:span></text:span><text:span text:style-name="T1">, </text:span><text:span text:style-name="Emphasis"><text:span text:style-name="T1">semi-submersible</text:span></text:span><text:span text:style-name="T1">, atau </text:span><text:span text:style-name="Emphasis"><text:span text:style-name="T1">tension-leg platform</text:span></text:span><text:span text:style-name="T1">) dengan kabel tambatan menuju dasar laut. Tunjukkan ukurannya yang masif (misal: ada siluet kapal tanker kecil di dekatnya sebagai perbandingan). Beri label jelas </text:span><text:span text:style-name="Strong_20_Emphasis"><text:span text:style-name="T1">'PLTB Lepas Pantai (Offshore Wind)'</text:span></text:span><text:span text:style-name="T1"> dengan sub-label </text:span><text:span text:style-name="Strong_20_Emphasis"><text:span text:style-name="T1">'Fondasi Tetap'</text:span></text:span><text:span text:style-name="T1"> dan </text:span><text:span text:style-name="Strong_20_Emphasis"><text:span text:style-name="T1">'Terapung (Floating)'</text:span></text:span><text:span text:style-name="T1">. </text:span></text:p>
              </text:list-item>
              <text:list-item>
                <text:p text:style-name="P148"><text:span text:style-name="Strong_20_Emphasis"><text:span text:style-name="T1">Panel Inovasi Lain (Bisa di Sudut atau sebagai </text:span></text:span><text:span text:style-name="Strong_20_Emphasis"><text:span text:style-name="Emphasis"><text:span text:style-name="T1">Inset</text:span></text:span></text:span><text:span text:style-name="Strong_20_Emphasis"><text:span text:style-name="T1">):</text:span></text:span><text:span text:style-name="T1"> </text:span></text:p>
                <text:list>
                  <text:list-item>
                    <text:p text:style-name="P148"><text:span text:style-name="Strong_20_Emphasis"><text:span text:style-name="T1">Ukuran Jumbo:</text:span></text:span><text:span text:style-name="T1"> Gambarkan siluet perbandingan tinggi dan panjang bilah turbin dari generasi lama ke generasi terbaru yang sangat besar, dengan label kapasitas daya (misal: 2MW -&gt; 8MW -&gt; 15MW+). Beri judul </text:span><text:span text:style-name="Strong_20_Emphasis"><text:span text:style-name="T1">'Turbin Makin Raksasa!'</text:span></text:span><text:span text:style-name="T1">. </text:span></text:p>
                  </text:list-item>
                  <text:list-item>
                    <text:p text:style-name="P148"><text:span text:style-name="Strong_20_Emphasis"><text:span text:style-name="T1">Desain Alternatif:</text:span></text:span><text:span text:style-name="T1"> Buat ikon atau sketsa kecil dari </text:span><text:span text:style-name="Strong_20_Emphasis"><text:span text:style-name="T1">turbin tanpa bilah (</text:span></text:span><text:span text:style-name="Strong_20_Emphasis"><text:span text:style-name="Emphasis"><text:span text:style-name="T1">bladeless</text:span></text:span></text:span><text:span text:style-name="Strong_20_Emphasis"><text:span text:style-name="T1">)</text:span></text:span><text:span text:style-name="T1"> (tiang berosilasi) dan </text:span><text:span text:style-name="Strong_20_Emphasis"><text:span text:style-name="T1">turbin sumbu vertikal (VAWT)</text:span></text:span><text:span text:style-name="T1"> (seperti spiral atau 'pengocok telur'). Beri label singkat. </text:span></text:p>
                  </text:list-item>
                  <text:list-item>
                    <text:p text:style-name="P148"><text:span text:style-name="Strong_20_Emphasis"><text:span text:style-name="T1">AWE (Paling Futuristik):</text:span></text:span><text:span text:style-name="T1"> Gambarkan siluet </text:span><text:span text:style-name="Strong_20_Emphasis"><text:span text:style-name="T1">layang-layang besar (kite)</text:span></text:span><text:span text:style-name="T1"> atau drone yang terbang sangat tinggi di antara awan, dengan kabel panjang terhubung ke stasiun kecil di darat. Beri label </text:span><text:span text:style-name="Strong_20_Emphasis"><text:span text:style-name="T1">'Energi Angin Ketinggian (Konsep Masa Depan)'</text:span></text:span><text:span text:style-name="T1">. </text:span></text:p>
                  </text:list-item>
                </text:list>
              </text:list-item>
              <text:list-item>
                <text:p text:style-name="P31"><text:span text:style-name="Strong_20_Emphasis"><text:span text:style-name="T1">Konteks Indonesia (Sentuhan):</text:span></text:span><text:span text:style-name="T1"> Mungkin bisa tambahkan siluet samar peta kepulauan Indonesia di latar belakang langit atau laut, untuk memberi konteks. </text:span></text:p>
              </text:list-item>
            </text:list>
            <text:list xml:id="list2508856024809753958" text:style-name="L38">
              <text:list-item>
                <text:p text:style-name="P32"><text:span text:style-name="Strong_20_Emphasis"><text:span text:style-name="T1">Judul Keseluruhan:</text:span></text:span><text:span text:style-name="T1"> </text:span><text:span text:style-name="Strong_20_Emphasis"><text:span text:style-name="T1">Inovasi Energi Angin: Menuju Lautan &amp; </text:span></text:span><text:soft-page-break/><text:span text:style-name="Strong_20_Emphasis"><text:span text:style-name="T1">Ketinggian!</text:span></text:span><text:span text:style-name="T1"> Gunakan gaya visual yang modern, </text:span><text:span text:style-name="Emphasis"><text:span text:style-name="T1">clean</text:span></text:span><text:span text:style-name="T1">, sedikit </text:span><text:span text:style-name="Emphasis"><text:span text:style-name="T1">high-tech</text:span></text:span><text:span text:style-name="T1">, dengan warna dominan biru laut dalam, putih bersih, dan mungkin aksen warna cerah (kuning/hijau) untuk energi." </text:span></text:p>
              </text:list-item>
            </text:list>
            <text:p text:style-name="P239"/>
            <text:p text:style-name="Text_20_body"><text:span text:style-name="T1">Ini adalah jawaban untuk Subbab 3.4, sekaligus menjadi penutup Bab 3 tentang energi angin. Silakan berikan perintah "YAX" jika Anda ingin saya melanjutkan ke prompt </text:span><text:span text:style-name="Strong_20_Emphasis"><text:span text:style-name="T1">Pengantar Bab 4</text:span></text:span><text:span text:style-name="T1"> (tentang Energi Air).</text:span></text:p>
          </text:section>
          <text:section text:style-name="Sect1" text:name="feedback-form-45">
            <text:p text:style-name="P218"/>
          </text:section>
        </text:section>
        <text:section text:style-name="Sect1" text:name="d85fddeeec18cae1">
          <text:p text:style-name="P104"/>
          <text:section text:style-name="Sect1" text:name="user-query-content-46">
            <text:p text:style-name="P237">yax </text:p>
          </text:section>
          <text:p text:style-name="P218">Tampilkan alur berpikir</text:p>
          <text:section text:style-name="Sect2" text:name="model-response-message-contentr_d85fddeeec18cae1">
            <text:p text:style-name="P218"/>
          </text:section>
          <text:section text:style-name="Sect1" text:name="feedback-form-46">
            <text:p text:style-name="P218"/>
          </text:section>
        </text:section>
        <text:section text:style-name="Sect1" text:name="96354e6fba520a22">
          <text:p text:style-name="P104"/>
          <text:section text:style-name="Sect1" text:name="user-query-content-47">
            <text:p text:style-name="P237">present it </text:p>
          </text:section>
          <text:p text:style-name="P218">Tampilkan alur berpikir</text:p>
          <text:section text:style-name="Sect2" text:name="model-response-message-contentr_96354e6fba520a22">
            <text:p text:style-name="Text_20_body"><text:span text:style-name="T1">Oke, ini jawaban untuk prompt </text:span><text:span text:style-name="Strong_20_Emphasis"><text:span text:style-name="T1">Pengantar Bab 4 (Kekuatan Air Mengalir: Energi Hidro, Ombak, dan Pasang Surut)</text:span></text:span><text:span text:style-name="T1">:</text:span></text:p>
            <text:p text:style-name="P239"/>
            <text:p text:style-name="Text_20_body"><text:span text:style-name="Strong_20_Emphasis"><text:span text:style-name="T1">(Teks Pengantar Bab 4)</text:span></text:span></text:p>
            <text:p text:style-name="Text_20_body"><text:span text:style-name="T1">Setelah kita terbang bersama angin dan berjemur di bawah matahari di bab-bab sebelumnya, sekarang saatnya kita 'menyelam' ke sumber energi terbarukan lainnya yang sangat dekat dengan kehidupan kita di Indonesia, dan punya kekuatan yang luar biasa dahsyat: </text:span><text:span text:style-name="Strong_20_Emphasis"><text:span text:style-name="T1">Air</text:span></text:span><text:span text:style-name="T1">! Kita semua tahu kan, air itu sumber kehidupan. Kita butuh air minum setiap hari, kita mandi pakai air, tanaman butuh air untuk tumbuh, bahkan sebagian besar tubuh kita terdiri dari air. Tapi air bukan cuma lembut dan pemberi kehidupan, dia juga punya sisi 'garang' dengan kekuatan fisik yang bisa bikin kita terpukau. Coba deh bayangkan derasnya aliran </text:span><text:span text:style-name="Strong_20_Emphasis"><text:span text:style-name="T1">sungai besar</text:span></text:span><text:span text:style-name="T1"> seperti Sungai Asahan di Sumatera Utara sini, yang airnya bisa mengukir lembah dalam dan memutar turbin pembangkit listrik raksasa. Atau pikirkan betapa megah dan kuatnya </text:span><text:span text:style-name="Strong_20_Emphasis"><text:span text:style-name="T1">air terjun</text:span></text:span><text:span text:style-name="T1"> tinggi seperti Air Terjun Sipiso-piso yang nggak terlalu jauh dari Danau Toba, airnya jatuh dari ketinggian dengan energi yang bikin kita merinding. </text:span><text:soft-page-break/><text:span text:style-name="T1">Atau rasakan sendiri saat main di pantai, betapa kuatnya </text:span><text:span text:style-name="Strong_20_Emphasis"><text:span text:style-name="T1">ombak laut</text:span></text:span><text:span text:style-name="T1"> yang menghempas bibir pantai, apalagi kalau sedang musim angin kencang. Kekuatan air ini, yang kadang terlihat tenang di danau tapi bisa juga sangat dahsyat di sungai deras atau lautan lepas, ternyata menyimpan potensi energi listrik yang sangat, sangat besar!</text:span></text:p>
            <text:p text:style-name="Text_20_body"><text:span text:style-name="T1">Nah, di bab inilah kita akan menjelajahi bagaimana manusia, dengan kecerdasan dan teknologinya, belajar 'menjinakkan' dan memanfaatkan kekuatan air yang melimpah ini untuk menghasilkan energi listrik yang bersih dan bisa diandalkan. Kita akan melihat bagaimana </text:span><text:span text:style-name="Strong_20_Emphasis"><text:span text:style-name="T1">aliran air di sungai-sungai besar</text:span></text:span><text:span text:style-name="T1"> bisa 'ditahan' sebentar oleh bendungan raksasa untuk kemudian dialirkan guna memutar turbin dalam Pembangkit Listrik Tenaga Air (PLTA) – sebuah teknologi 'klasik' yang sudah terbukti dan jadi andalan penting di banyak negara, termasuk di Indonesia (PLTA Sigura-gura dan Tangga di Asahan itu contoh nyatanya!). Tapi petualangan kita nggak berhenti di situ! Kita juga akan mengintip teknologi-teknologi yang lebih baru dan super keren yang sedang dikembangkan untuk mencoba </text:span><text:span text:style-name="Strong_20_Emphasis"><text:span text:style-name="T1">'memanen' energi langsung dari lautan luas</text:span></text:span><text:span text:style-name="T1"> yang mengelilingi ribuan pulau di nusantara kita. Gimana ya caranya energi dari </text:span><text:span text:style-name="Strong_20_Emphasis"><text:span text:style-name="T1">gerakan ombak</text:span></text:span><text:span text:style-name="T1"> yang naik turun tiada henti itu bisa ditangkap dan diubah jadi listrik? Atau bagaimana energi kinetik dari </text:span><text:span text:style-name="Strong_20_Emphasis"><text:span text:style-name="T1">arus pasang surut</text:span></text:span><text:span text:style-name="T1"> yang terjadi secara teratur dua kali sehari akibat gaya tarik bulan bisa 'dicuri' pakai turbin bawah laut? Bab ini akan jadi ekspedisi kita ke dunia </text:span><text:span text:style-name="Strong_20_Emphasis"><text:span text:style-name="T1">'Energi Biru'</text:span></text:span><text:span text:style-name="T1"> (energi dari air), menggali potensi raksasa yang tersimpan di sungai-sungai deras dan samudra luas Indonesia, termasuk di sekitar Pulau Sumatera ini. Siap untuk basah-basahan dengan pengetahuan baru? Ayo kita mulai!</text:span></text:p>
            <text:p text:style-name="Text_20_body"><text:span text:style-name="Strong_20_Emphasis"><text:span text:style-name="T1">(Prompt Gambar Ilustrasi untuk Pengantar Bab 4)</text:span></text:span></text:p>
            <text:p text:style-name="Text_20_body"><text:span text:style-name="Strong_20_Emphasis"><text:span text:style-name="T1">Prompt Gambar Ilustrasi:</text:span></text:span><text:span text:style-name="T1"> "Buat ilustrasi pembuka bab yang </text:span><text:span text:style-name="Strong_20_Emphasis"><text:span text:style-name="T1">menunjukkan kekuatan dan keindahan energi air</text:span></text:span><text:span text:style-name="T1"> dalam berbagai bentuk, dengan sentuhan lanskap Indonesia/Sumatera. Tampilkan komposisi dinamis yang menggabungkan elemen air darat dan laut:</text:span></text:p>
            <text:list xml:id="list3384910996719225556" text:style-name="L39">
              <text:list-item>
                <text:p text:style-name="P149"><text:span text:style-name="Strong_20_Emphasis"><text:span text:style-name="T1">Bagian Atas/Latar Belakang:</text:span></text:span><text:span text:style-name="T1"> Gambarkan </text:span><text:span text:style-name="Strong_20_Emphasis"><text:span text:style-name="T1">air terjun yang megah dan deras</text:span></text:span><text:span text:style-name="T1"> (bisa terinspirasi dari Sipiso-piso atau air terjun tropis lainnya) mengalir dari tebing hijau yang subur ke sungai lebar di bawahnya. </text:span></text:p>
              </text:list-item>
              <text:list-item>
                <text:p text:style-name="P149"><text:span text:style-name="Strong_20_Emphasis"><text:span text:style-name="T1">Bagian Tengah (Transisi Darat):</text:span></text:span><text:span text:style-name="T1"> Di bagian sungai yang lebar, gambarkan secara skematik sebuah </text:span><text:span text:style-name="Strong_20_Emphasis"><text:span text:style-name="T1">bendungan (dam) PLTA</text:span></text:span><text:span text:style-name="T1"> yang </text:span><text:soft-page-break/><text:span text:style-name="T1">kokoh (misal, bertuliskan PLTA Asahan atau nama fiktif). Tunjukkan air mengalir deras melalui pintu spillway atau pipa menuju gedung pembangkit kecil di kaki bendungan, dengan efek visual garis-garis energi listrik keluar dari gedung tersebut. </text:span></text:p>
              </text:list-item>
              <text:list-item>
                <text:p text:style-name="P149"><text:span text:style-name="Strong_20_Emphasis"><text:span text:style-name="T1">Bagian Bawah/Depan (Laut):</text:span></text:span><text:span text:style-name="T1"> Gambarkan </text:span><text:span text:style-name="Strong_20_Emphasis"><text:span text:style-name="T1">pemandangan laut biru</text:span></text:span><text:span text:style-name="T1"> yang berombak dinamis. Di bawah permukaan air laut yang agak transparan, tunjukkan beberapa </text:span><text:span text:style-name="Strong_20_Emphasis"><text:span text:style-name="T1">turbin arus pasang surut</text:span></text:span><text:span text:style-name="T1"> (bentuknya seperti kincir angin bawah laut) yang sedang berputar terkena arus. Di permukaan laut, bisa ditambahkan satu atau dua </text:span><text:span text:style-name="Strong_20_Emphasis"><text:span text:style-name="T1">alat penangkap energi ombak</text:span></text:span><text:span text:style-name="T1"> (misal, pelampung kuning besar yang bergerak naik-turun atau struktur seperti 'ular' laut). </text:span></text:p>
              </text:list-item>
              <text:list-item>
                <text:p text:style-name="P33"><text:span text:style-name="Strong_20_Emphasis"><text:span text:style-name="T1">Judul:</text:span></text:span><text:span text:style-name="T1"> Beri judul besar yang mengalir dan kuat di bagian atas atau tengah: </text:span><text:span text:style-name="Strong_20_Emphasis"><text:span text:style-name="T1">Bab 4: Kekuatan Energi Air!</text:span></text:span><text:span text:style-name="T1"> Gunakan palet warna dominan biru (berbagai nuansa untuk sungai dan laut), hijau (untuk hutan/tebing), putih (untuk buih air/awan), dan sedikit abu-abu/coklat (untuk bendungan/batuan)." </text:span></text:p>
              </text:list-item>
            </text:list>
            <text:p text:style-name="P239"/>
            <text:p text:style-name="P104">Ini adalah pengantar untuk Bab 4. Silakan berikan perintah "YAX" jika Anda ingin saya melanjutkan ke prompt berikutnya (Subbab 4.1).</text:p>
          </text:section>
          <text:section text:style-name="Sect1" text:name="feedback-form-47">
            <text:p text:style-name="P218"/>
          </text:section>
        </text:section>
        <text:section text:style-name="Sect1" text:name="cc4858ae86088fa0">
          <text:p text:style-name="P104"/>
          <text:section text:style-name="Sect1" text:name="user-query-content-48">
            <text:p text:style-name="P237">yax </text:p>
          </text:section>
          <text:p text:style-name="P218">Tampilkan alur berpikir</text:p>
          <text:section text:style-name="Sect2" text:name="model-response-message-contentr_cc4858ae86088fa0">
            <text:p text:style-name="P218"/>
          </text:section>
          <text:section text:style-name="Sect1" text:name="feedback-form-48">
            <text:p text:style-name="P218"/>
          </text:section>
        </text:section>
        <text:section text:style-name="Sect1" text:name="e7b9a1df084ae7b8">
          <text:p text:style-name="P104"/>
          <text:section text:style-name="Sect1" text:name="user-query-content-49">
            <text:p text:style-name="P237">present it </text:p>
          </text:section>
          <text:p text:style-name="P218">Tampilkan alur berpikir</text:p>
          <text:section text:style-name="Sect2" text:name="model-response-message-contentr_e7b9a1df084ae7b8">
            <text:p text:style-name="Text_20_body"><text:span text:style-name="T1">Oke, ini jawaban untuk prompt </text:span><text:span text:style-name="Strong_20_Emphasis"><text:span text:style-name="T1">Subbab 4.1 (Bendungan Raksasa: Pembangkit Listrik Tenaga Air (PLTA))</text:span></text:span><text:span text:style-name="T1">, yang membahas teknologi energi air paling umum:</text:span></text:p>
            <text:p text:style-name="P239"/>
            <text:p text:style-name="Text_20_body"><text:span text:style-name="Strong_20_Emphasis"><text:span text:style-name="T1">(Teks Subbab 4.1)</text:span></text:span></text:p>
            <text:p text:style-name="Text_20_body"><text:soft-page-break/><text:span text:style-name="T1">Oke, kita mulai petualangan energi air kita dari teknologi yang paling 'senior', paling banyak dibangun, dan mungkin paling kamu kenal di antara sumber energi terbarukan lainnya: </text:span><text:span text:style-name="Strong_20_Emphasis"><text:span text:style-name="T1">Pembangkit Listrik Tenaga Air (PLTA)</text:span></text:span><text:span text:style-name="T1">, atau dalam bahasa Inggris sering disebut </text:span><text:span text:style-name="Emphasis"><text:span text:style-name="T1">hydropower</text:span></text:span><text:span text:style-name="T1">. Gimana sih cara kerjanya kok bisa air sungai diubah jadi listrik? Ide dasarnya sebenarnya simpel banget dan memanfaatkan hukum fisika dasar: yaitu menggunakan </text:span><text:span text:style-name="Strong_20_Emphasis"><text:span text:style-name="T1">energi potensial gravitasi</text:span></text:span><text:span text:style-name="T1"> yang dimiliki oleh air karena ia berada di tempat yang lebih tinggi.</text:span></text:p>
            <text:p text:style-name="Text_20_body"><text:span text:style-name="T1">Caranya? Yang paling umum adalah dengan membangun sebuah </text:span><text:span text:style-name="Strong_20_Emphasis"><text:span text:style-name="T1">Bendungan (Dam)</text:span></text:span><text:span text:style-name="T1"> super besar dan kokoh untuk 'menghadang' atau membendung aliran sebuah sungai besar. Bendungan ini fungsinya seperti tembok raksasa yang menahan laju air sungai, sehingga air akan tertampung dan membentuk sebuah </text:span><text:span text:style-name="Strong_20_Emphasis"><text:span text:style-name="T1">Waduk (Reservoir)</text:span></text:span><text:span text:style-name="T1"> atau danau buatan yang luas di area belakang bendungan. Nah, air yang tertampung di waduk ini kan jadi punya ketinggian yang jauh lebih tinggi dibandingkan permukaan sungai di bagian bawah (hilir) bendungan. Karena perbedaan ketinggian inilah, air di waduk jadi menyimpan energi potensial (energi karena posisi) yang sangat besar.</text:span></text:p>
            <text:p text:style-name="Text_20_body"><text:span text:style-name="T1">Untuk mengubah energi potensial yang tersimpan ini jadi listrik, air dari bagian waduk yang dekat bendungan kemudian dialirkan masuk melalui sebuah </text:span><text:span text:style-name="Strong_20_Emphasis"><text:span text:style-name="T1">Pintu Pengambilan Air (Intake)</text:span></text:span><text:span text:style-name="T1">. Pintu ini biasanya dilengkapi saringan untuk mencegah sampah atau benda besar ikut masuk. Dari intake, air kemudian 'dijatuhkan' atau dialirkan melalui sebuah </text:span><text:span text:style-name="Strong_20_Emphasis"><text:span text:style-name="T1">Pipa Pesat (Penstock)</text:span></text:span><text:span text:style-name="T1">, yaitu pipa baja atau beton berdiameter sangat besar yang posisinya menurun tajam menembus badan bendungan (atau kadang lewat sisi bukit) menuju ke sebuah </text:span><text:span text:style-name="Strong_20_Emphasis"><text:span text:style-name="T1">Gedung Pembangkit (Powerhouse)</text:span></text:span><text:span text:style-name="T1"> yang terletak di bagian bawah atau kaki bendungan. Karena mengalir turun dengan sangat deras dan cepat di dalam pipa pesat ini, energi potensial air tadi langsung berubah menjadi </text:span><text:span text:style-name="Strong_20_Emphasis"><text:span text:style-name="T1">energi kinetik</text:span></text:span><text:span text:style-name="T1"> (energi karena gerakan) yang super kuat. Di ujung pipa pesat di dalam powerhouse, semburan air berkecepatan tinggi ini diarahkan untuk 'menabrak' dan memutar sudu-sudu atau bilah-bilah </text:span><text:span text:style-name="Strong_20_Emphasis"><text:span text:style-name="T1">Turbin</text:span></text:span><text:span text:style-name="T1"> air. Bentuk turbin air ini ada macam-macam (seperti Kaplan, Francis, Pelton) tergantung pada tinggi jatuh air dan debitnya, tapi prinsip kerjanya mirip seperti kincir air raksasa yang berputar karena dorongan air. Putaran turbin yang kencang ini (sekarang energinya berubah jadi </text:span><text:span text:style-name="Strong_20_Emphasis"><text:span text:style-name="T1">energi mekanik</text:span></text:span><text:span text:style-name="T1">) kemudian digunakan untuk memutar poros </text:span><text:span text:style-name="Strong_20_Emphasis"><text:span text:style-name="T1">Generator</text:span></text:span><text:span text:style-name="T1"> listrik yang terhubung dengannya. Dan seperti yang sudah kita pelajari di bab sebelumnya, generator inilah 'mesin ajaib' yang akhirnya mengubah energi mekanik putaran menjadi </text:span><text:soft-page-break/><text:span text:style-name="Strong_20_Emphasis"><text:span text:style-name="T1">energi listrik</text:span></text:span><text:span text:style-name="T1"> (biasanya listrik AC)! Setelah selesai memutar turbin, air kemudian dialirkan keluar melalui </text:span><text:span text:style-name="Strong_20_Emphasis"><text:span text:style-name="T1">Saluran Buang (Tailrace)</text:span></text:span><text:span text:style-name="T1"> dan kembali lagi ke aliran sungai di bagian hilir bendungan. Jadi, secara sederhana, PLTA itu seperti menciptakan 'air terjun buatan' yang sangat besar dan terkontrol untuk memutar generator dan menghasilkan listrik!</text:span></text:p>
            <text:p text:style-name="Text_20_body"><text:span text:style-name="T1">Ukuran PLTA itu bisa bervariasi banget lho, dari yang kecil sampai yang super megawatt! Ada yang skala </text:span><text:span text:style-name="Strong_20_Emphasis"><text:span text:style-name="T1">Piko Hidro</text:span></text:span><text:span text:style-name="T1"> (di bawah 5 kW) atau </text:span><text:span text:style-name="Strong_20_Emphasis"><text:span text:style-name="T1">Mikro Hidro (PLTMH)</text:span></text:span><text:span text:style-name="T1"> yang kapasitasnya kecil (di bawah 1 MW atau 1000 kW), biasanya dibangun di sungai-sungai kecil atau saluran irigasi untuk menerangi satu atau beberapa desa terpencil – ini penting banget buat program elektrifikasi di daerah-daerah pedalaman Indonesia yang belum terjangkau jaringan PLN. Tapi ada juga PLTA skala </text:span><text:span text:style-name="Strong_20_Emphasis"><text:span text:style-name="T1">Besar</text:span></text:span><text:span text:style-name="T1"> dengan bendungan raksasa yang tingginya bisa ratusan meter dan waduknya bisa seluas danau alami, dengan kapasitas pembangkit ratusan hingga ribuan Megawatt (MW), cukup untuk menyuplai listrik ke jutaan rumah dan kawasan industri. Di Indonesia, kita punya banyak PLTA besar yang jadi 'tulang punggung' pasokan listrik di beberapa wilayah penting. Contoh paling terkenal dan dekat dengan kita di Medan/Sumatera Utara sini tentu saja adalah kompleks </text:span><text:span text:style-name="Strong_20_Emphasis"><text:span text:style-name="T1">PLTA Asahan</text:span></text:span><text:span text:style-name="T1">, yang terdiri dari </text:span><text:span text:style-name="Strong_20_Emphasis"><text:span text:style-name="T1">PLTA Sigura-gura</text:span></text:span><text:span text:style-name="T1"> dan </text:span><text:span text:style-name="Strong_20_Emphasis"><text:span text:style-name="T1">PLTA Tangga</text:span></text:span><text:span text:style-name="T1">. Kedua PLTA ini memanfaatkan aliran deras Sungai Asahan yang airnya berasal dari Danau Toba dan jadi sumber listrik utama untuk proyek industri besar Inalum serta menyuplai sebagian besar kebutuhan listrik di Sumatera bagian Utara. Di tempat lain, ada juga </text:span><text:span text:style-name="Strong_20_Emphasis"><text:span text:style-name="T1">PLTA Jatiluhur</text:span></text:span><text:span text:style-name="T1"> di Jawa Barat yang merupakan PLTA besar pertama di Indonesia, serta </text:span><text:span text:style-name="Strong_20_Emphasis"><text:span text:style-name="T1">PLTA Saguling</text:span></text:span><text:span text:style-name="T1"> dan </text:span><text:span text:style-name="Strong_20_Emphasis"><text:span text:style-name="T1">PLTA Cirata</text:span></text:span><text:span text:style-name="T1"> yang juga di Jawa Barat dan termasuk yang terbesar di Asia Tenggara saat dibangun. Kontribusi PLTA-PLTA besar ini sangat signifikan bagi sistem kelistrikan nasional kita.</text:span></text:p>
            <text:p text:style-name="Text_20_body"><text:span text:style-name="T1">Energi listrik yang dihasilkan dari PLTA ini punya banyak banget kelebihan yang membuatnya disukai. Pertama, teknologinya sudah </text:span><text:span text:style-name="Strong_20_Emphasis"><text:span text:style-name="T1">sangat matang (mature)</text:span></text:span><text:span text:style-name="T1">, sudah dikuasai dan terbukti </text:span><text:span text:style-name="Strong_20_Emphasis"><text:span text:style-name="T1">andal</text:span></text:span><text:span text:style-name="T1"> selama lebih dari seratus tahun di seluruh dunia. Kedua, efisiensi konversi energinya </text:span><text:span text:style-name="Strong_20_Emphasis"><text:span text:style-name="T1">sangat tinggi</text:span></text:span><text:span text:style-name="T1">, seringkali bisa </text:span><text:span text:style-name="Strong_20_Emphasis"><text:span text:style-name="T1">mengubah lebih dari 90% energi potensial air menjadi energi listrik</text:span></text:span><text:span text:style-name="T1">. Ini jauh lebih efisien dibandingkan pembangkit listrik termal (yang pakai bahan bakar fosil atau nuklir, efisiensinya biasanya hanya 30-50%). Ketiga, saat beroperasi menghasilkan listrik, PLTA </text:span><text:span text:style-name="Strong_20_Emphasis"><text:span text:style-name="T1">tidak menghasilkan emisi gas rumah kaca (CO2) sama sekali</text:span></text:span><text:span text:style-name="T1"> dan tidak menyebabkan polusi udara, jadi termasuk sumber </text:span><text:span text:style-name="Strong_20_Emphasis"><text:span text:style-name="T1">energi bersih</text:span></text:span><text:span text:style-name="T1"> yang ramah iklim. Keempat, PLTA (terutama </text:span><text:soft-page-break/><text:span text:style-name="T1">yang punya waduk besar) bisa menyediakan </text:span><text:span text:style-name="Strong_20_Emphasis"><text:span text:style-name="T1">pasokan listrik yang stabil dan bisa diandalkan sepanjang waktu (baseload power)</text:span></text:span><text:span text:style-name="T1">, selama ketersediaan air di waduk mencukupi. Selain itu, kapasitas produksinya bisa </text:span><text:span text:style-name="Strong_20_Emphasis"><text:span text:style-name="T1">diatur dengan relatif cepat</text:span></text:span><text:span text:style-name="T1"> (bisa cepat dinaikkan atau diturunkan sesuai kebutuhan beban puncak), sehingga sangat bagus untuk menjaga kestabilan frekuensi jaringan listrik. Kelima, umur teknis bendungan dan peralatan utama PLTA bisa </text:span><text:span text:style-name="Strong_20_Emphasis"><text:span text:style-name="T1">sangat panjang</text:span></text:span><text:span text:style-name="T1"> (bisa mencapai 50 hingga 100 tahun atau lebih) jika dirancang, dibangun, dan dirawat dengan baik. Dan yang terakhir, biaya operasionalnya (setelah investasi awal yang besar) relatif rendah karena 'bahan bakarnya' (yaitu air) pada dasarnya gratis dari siklus alam. Ditambah lagi, waduk yang terbentuk di belakang bendungan seringkali punya </text:span><text:span text:style-name="Strong_20_Emphasis"><text:span text:style-name="T1">manfaat tambahan (multi-purpose)</text:span></text:span><text:span text:style-name="T1"> yang penting bagi masyarakat sekitar, seperti untuk </text:span><text:span text:style-name="Strong_20_Emphasis"><text:span text:style-name="T1">pengendalian banjir</text:span></text:span><text:span text:style-name="T1"> di wilayah hilir, sumber air untuk </text:span><text:span text:style-name="Strong_20_Emphasis"><text:span text:style-name="T1">irigasi</text:span></text:span><text:span text:style-name="T1"> lahan pertanian (penting nih buat menjaga produksi pangan kita di Sumatera Utara dan daerah lain!), </text:span><text:span text:style-name="Strong_20_Emphasis"><text:span text:style-name="T1">penyediaan air baku</text:span></text:span><text:span text:style-name="T1"> untuk kebutuhan air minum penduduk dan industri, serta bisa juga jadi tempat </text:span><text:span text:style-name="Strong_20_Emphasis"><text:span text:style-name="T1">budidaya ikan (perikanan darat)</text:span></text:span><text:span text:style-name="T1">, </text:span><text:span text:style-name="Strong_20_Emphasis"><text:span text:style-name="T1">rekreasi</text:span></text:span><text:span text:style-name="T1">, dan </text:span><text:span text:style-name="Strong_20_Emphasis"><text:span text:style-name="T1">pariwisata</text:span></text:span><text:span text:style-name="T1"> (seperti Danau Toba yang juga berfungsi sebagai 'hulu' untuk PLTA Asahan).</text:span></text:p>
            <text:p text:style-name="Text_20_body"><text:span text:style-name="T1">Tapi, fair-nya, di balik semua kelebihan tadi, pembangunan PLTA (terutama yang skala besar dengan bendungan raksasa) juga punya </text:span><text:span text:style-name="Strong_20_Emphasis"><text:span text:style-name="T1">sisi negatif atau dampak lingkungan dan sosial yang signifikan</text:span></text:span><text:span text:style-name="T1"> yang wajib kita perhatikan dan kelola dengan sangat hati-hati. Ini penting banget untuk diketahui:</text:span></text:p>
            <text:list xml:id="list2670112373783084818" text:style-name="L40">
              <text:list-item>
                <text:p text:style-name="P150"><text:span text:style-name="Strong_20_Emphasis"><text:span text:style-name="T1">Perubahan Ekosistem Sungai:</text:span></text:span><text:span text:style-name="T1"> Pembangunan bendungan akan </text:span><text:span text:style-name="Strong_20_Emphasis"><text:span text:style-name="T1">mengubah drastis aliran alami sungai</text:span></text:span><text:span text:style-name="T1">, baik di area genangan waduk maupun di bagian hilir. Pola aliran, suhu air, dan kandungan sedimen di hilir akan berubah, yang bisa memengaruhi kehidupan ikan dan biota sungai lainnya yang sudah beradaptasi dengan kondisi alami sebelumnya. </text:span></text:p>
              </text:list-item>
              <text:list-item>
                <text:p text:style-name="P150"><text:span text:style-name="Strong_20_Emphasis"><text:span text:style-name="T1">Kehilangan Habitat &amp; Keanekaragaman Hayati:</text:span></text:span><text:span text:style-name="T1"> Area daratan yang luas (bisa berupa hutan, lahan pertanian, perkebunan, atau bahkan desa) akan </text:span><text:span text:style-name="Strong_20_Emphasis"><text:span text:style-name="T1">tergenang secara permanen menjadi waduk</text:span></text:span><text:span text:style-name="T1">. Ini berarti hilangnya habitat bagi berbagai jenis flora dan fauna darat yang tadinya hidup di sana. Keanekaragaman hayati lokal bisa menurun. </text:span></text:p>
              </text:list-item>
              <text:list-item>
                <text:p text:style-name="P150"><text:span text:style-name="Strong_20_Emphasis"><text:span text:style-name="T1">Hambatan Migrasi Ikan:</text:span></text:span><text:span text:style-name="T1"> Bendungan menjadi penghalang fisik yang </text:span><text:span text:style-name="Strong_20_Emphasis"><text:span text:style-name="T1">memutus jalur migrasi alami bagi beberapa jenis ikan</text:span></text:span><text:span text:style-name="T1"> yang perlu bergerak antara hulu dan hilir sungai untuk berkembang biak atau </text:span><text:soft-page-break/><text:span text:style-name="T1">mencari makan. Ini bisa mengancam populasi ikan tertentu. (Meskipun kadang dibuat 'tangga ikan' atau </text:span><text:span text:style-name="Emphasis"><text:span text:style-name="T1">fish ladder</text:span></text:span><text:span text:style-name="T1">, efektivitasnya seringkali terbatas). </text:span></text:p>
              </text:list-item>
              <text:list-item>
                <text:p text:style-name="P150"><text:span text:style-name="Strong_20_Emphasis"><text:span text:style-name="T1">Emisi Metana (Potensial):</text:span></text:span><text:span text:style-name="T1"> Pada waduk-waduk baru, terutama di daerah tropis, proses </text:span><text:span text:style-name="Strong_20_Emphasis"><text:span text:style-name="T1">pembusukan vegetasi (tumbuhan) yang terendam</text:span></text:span><text:span text:style-name="T1"> di dasar waduk dalam kondisi minim oksigen kadang bisa melepaskan </text:span><text:span text:style-name="Strong_20_Emphasis"><text:span text:style-name="T1">gas metana (CH4)</text:span></text:span><text:span text:style-name="T1">. Metana ini adalah gas rumah kaca yang potensinya memanaskan bumi puluhan kali lebih kuat daripada CO2 dalam jangka pendek. </text:span></text:p>
              </text:list-item>
              <text:list-item>
                <text:p text:style-name="P150"><text:span text:style-name="Strong_20_Emphasis"><text:span text:style-name="T1">Sedimentasi Waduk:</text:span></text:span><text:span text:style-name="T1"> Sungai secara alami membawa lumpur dan pasir (sedimen). Saat aliran sungai tertahan oleh bendungan, sedimen ini akan </text:span><text:span text:style-name="Strong_20_Emphasis"><text:span text:style-name="T1">mengendap dan menumpuk di dasar waduk</text:span></text:span><text:span text:style-name="T1">. Lama-kelamaan, penumpukan sedimen ini bisa </text:span><text:span text:style-name="Strong_20_Emphasis"><text:span text:style-name="T1">mengurangi kapasitas tampung air waduk</text:span></text:span><text:span text:style-name="T1"> dan pada akhirnya </text:span><text:span text:style-name="Strong_20_Emphasis"><text:span text:style-name="T1">memperpendek umur efektif waduk dan PLTA</text:span></text:span><text:span text:style-name="T1"> itu sendiri jika tidak ada upaya pengelolaan sedimen. </text:span></text:p>
              </text:list-item>
              <text:list-item>
                <text:p text:style-name="P150"><text:span text:style-name="Strong_20_Emphasis"><text:span text:style-name="T1">Dampak Sosial (Relokasi &amp; Konflik):</text:span></text:span><text:span text:style-name="T1"> Pembangunan waduk besar seringkali </text:span><text:span text:style-name="Strong_20_Emphasis"><text:span text:style-name="T1">memaksa ribuan penduduk yang tinggal di area genangan untuk pindah atau direlokasi</text:span></text:span><text:span text:style-name="T1"> dari rumah dan tanah leluhur mereka. Proses relokasi ini, jika tidak dilakukan dengan baik, adil, dan partisipatif, bisa menimbulkan </text:span><text:span text:style-name="Strong_20_Emphasis"><text:span text:style-name="T1">masalah sosial-ekonomi yang kompleks dan berkepanjangan</text:span></text:span><text:span text:style-name="T1">, bahkan konflik. Bisa juga menenggelamkan situs-situs bersejarah atau budaya yang penting. </text:span></text:p>
              </text:list-item>
              <text:list-item>
                <text:p text:style-name="P34"><text:span text:style-name="Strong_20_Emphasis"><text:span text:style-name="T1">Risiko Kegagalan Bendungan:</text:span></text:span><text:span text:style-name="T1"> Meskipun sangat jarang terjadi jika bendungan dirancang, dibangun, dan diawasi dengan standar keamanan yang tinggi, tetap ada </text:span><text:span text:style-name="Strong_20_Emphasis"><text:span text:style-name="T1">risiko (sekecil apapun) kegagalan struktur bendungan</text:span></text:span><text:span text:style-name="T1"> akibat gempa bumi kuat, kesalahan desain/konstruksi, atau perawatan yang buruk. Jika bendungan besar jebol, dampaknya bisa menjadi bencana banjir dahsyat yang sangat merusak di wilayah hilir. </text:span></text:p>
              </text:list-item>
            </text:list>
            <text:p text:style-name="Text_20_body"><text:span text:style-name="T1">Karena berbagai potensi dampak negatif inilah, setiap rencana pembangunan PLTA skala besar </text:span><text:span text:style-name="Strong_20_Emphasis"><text:span text:style-name="T1">wajib</text:span></text:span><text:span text:style-name="T1"> melalui proses studi </text:span><text:span text:style-name="Strong_20_Emphasis"><text:span text:style-name="T1">Analisis Mengenai Dampak Lingkungan (AMDAL)</text:span></text:span><text:span text:style-name="T1"> yang sangat mendalam, komprehensif, dan transparan. Proses ini harus melibatkan partisipasi aktif dari masyarakat yang akan terdampak dan mempertimbangkan semua aspek lingkungan, sosial, budaya, dan ekonomi secara cermat untuk memastikan manfaatnya lebih besar dari mudaratnya dan dampak negatifnya bisa diminimalisir atau dikompensasi </text:span><text:soft-page-break/><text:span text:style-name="T1">sebaik mungkin.</text:span></text:p>
            <text:p text:style-name="Text_20_body"><text:span text:style-name="Strong_20_Emphasis"><text:span text:style-name="T1">(Prompt Gambar Ilustrasi untuk Subbab 4.1)</text:span></text:span></text:p>
            <text:p text:style-name="Text_20_body"><text:span text:style-name="Strong_20_Emphasis"><text:span text:style-name="T1">Prompt Gambar Ilustrasi:</text:span></text:span><text:span text:style-name="T1"> "Buat ilustrasi diagram skematik yang </text:span><text:span text:style-name="Strong_20_Emphasis"><text:span text:style-name="T1">jelas, informatif, dan menarik</text:span></text:span><text:span text:style-name="T1"> tentang cara kerja PLTA dengan bendungan, cocok untuk dipahami remaja.</text:span></text:p>
            <text:list xml:id="list4751428372899703867" text:style-name="L41">
              <text:list-item>
                <text:p text:style-name="P151"><text:span text:style-name="Strong_20_Emphasis"><text:span text:style-name="T1">Latar Belakang:</text:span></text:span><text:span text:style-name="T1"> Gambarkan lanskap lembah sungai yang indah dengan sebuah </text:span><text:span text:style-name="Strong_20_Emphasis"><text:span text:style-name="T1">bendungan (dam) beton/batu yang besar dan kokoh</text:span></text:span><text:span text:style-name="T1"> melintang, membendung aliran sungai. Di bagian belakang bendungan (hulu), terlihat </text:span><text:span text:style-name="Strong_20_Emphasis"><text:span text:style-name="T1">waduk (reservoir)</text:span></text:span><text:span text:style-name="T1"> yang luas dan tenang. Di bagian depan/bawah bendungan (hilir), sungai tampak mengalir kembali. </text:span></text:p>
              </text:list-item>
              <text:list-item>
                <text:p text:style-name="P151"><text:span text:style-name="Strong_20_Emphasis"><text:span text:style-name="T1">Komponen Utama &amp; Alur Proses:</text:span></text:span><text:span text:style-name="T1"> </text:span></text:p>
                <text:list>
                  <text:list-item>
                    <text:p text:style-name="P151"><text:span text:style-name="T1">Tunjukkan dengan jelas </text:span><text:span text:style-name="Strong_20_Emphasis"><text:span text:style-name="T1">Pintu Pengambilan Air (Intake)</text:span></text:span><text:span text:style-name="T1"> di dinding bendungan bagian waduk, mungkin dengan teralis pelindung. </text:span></text:p>
                  </text:list-item>
                  <text:list-item>
                    <text:p text:style-name="P151"><text:span text:style-name="T1">Dari Intake, gambarkan </text:span><text:span text:style-name="Strong_20_Emphasis"><text:span text:style-name="T1">Pipa Pesat (Penstock)</text:span></text:span><text:span text:style-name="T1"> yang besar (bisa lebih dari satu) menurun tajam menembus badan bendungan menuju </text:span><text:span text:style-name="Strong_20_Emphasis"><text:span text:style-name="T1">Gedung Pembangkit (Powerhouse)</text:span></text:span><text:span text:style-name="T1"> yang terletak di kaki bendungan. Beri panah tebal berwarna biru menunjukkan arah aliran air yang sangat deras di dalam penstock. </text:span></text:p>
                  </text:list-item>
                  <text:list-item>
                    <text:p text:style-name="P151"><text:span text:style-name="T1">Buat </text:span><text:span text:style-name="Emphasis"><text:span text:style-name="T1">cutaway view</text:span></text:span><text:span text:style-name="T1"> (tampilan potongan) sederhana dari Powerhouse: tunjukkan air dari penstock </text:span><text:span text:style-name="Strong_20_Emphasis"><text:span text:style-name="T1">menyembur mengenai sudu-sudu Turbin</text:span></text:span><text:span text:style-name="T1"> air, membuat turbin berputar kencang (beri efek visual putaran). </text:span></text:p>
                  </text:list-item>
                  <text:list-item>
                    <text:p text:style-name="P151"><text:span text:style-name="T1">Turbin terhubung oleh poros vertikal atau horizontal ke </text:span><text:span text:style-name="Strong_20_Emphasis"><text:span text:style-name="T1">Generator</text:span></text:span><text:span text:style-name="T1"> di atasnya atau di sampingnya. Gambarkan generator (seperti motor besar) menghasilkan simbol petir atau kilatan listrik berwarna kuning. </text:span></text:p>
                  </text:list-item>
                  <text:list-item>
                    <text:p text:style-name="P151"><text:span text:style-name="T1">Dari Generator, gambarkan </text:span><text:span text:style-name="Strong_20_Emphasis"><text:span text:style-name="T1">Kabel Transmisi</text:span></text:span><text:span text:style-name="T1"> besar keluar dari Powerhouse menuju </text:span><text:span text:style-name="Strong_20_Emphasis"><text:span text:style-name="T1">switchyard</text:span></text:span><text:span text:style-name="T1"> (area gardu induk kecil) dan kemudian terhubung ke </text:span><text:span text:style-name="Strong_20_Emphasis"><text:span text:style-name="T1">Menara Transmisi (SUTET)</text:span></text:span><text:span text:style-name="T1"> yang tinggi. </text:span></text:p>
                  </text:list-item>
                  <text:list-item>
                    <text:p text:style-name="P151"><text:span text:style-name="T1">Tunjukkan juga </text:span><text:span text:style-name="Strong_20_Emphasis"><text:span text:style-name="T1">Saluran Pembuangan Air (Tailrace)</text:span></text:span><text:span text:style-name="T1"> tempat air yang sudah 'tidak bertenaga' keluar dari turbin dan kembali mengalir ke sungai hilir. </text:span></text:p>
                  </text:list-item>
                </text:list>
              </text:list-item>
              <text:list-item>
                <text:p text:style-name="P151"><text:span text:style-name="Strong_20_Emphasis"><text:span text:style-name="T1">Label &amp; Keterangan:</text:span></text:span><text:span text:style-name="T1"> Beri label yang jelas dan mudah dibaca untuk setiap komponen utama: </text:span><text:span text:style-name="Strong_20_Emphasis"><text:span text:style-name="T1">Waduk (Reservoir), Bendungan (Dam), </text:span></text:span><text:soft-page-break/><text:span text:style-name="Strong_20_Emphasis"><text:span text:style-name="T1">Intake, Pipa Pesat (Penstock), Turbin, Generator, Gedung Pembangkit (Powerhouse), Kabel Transmisi, Sungai Hilir</text:span></text:span><text:span text:style-name="T1">. Bisa tambahkan keterangan singkat tentang perubahan energi di setiap tahap: </text:span><text:span text:style-name="Strong_20_Emphasis"><text:span text:style-name="T1">Waduk (Energi Potensial Air Tinggi) -&gt; Penstock (Energi Kinetik Air Deras) -&gt; Turbin (Energi Mekanik Putaran) -&gt; Generator (Energi Listrik)</text:span></text:span><text:span text:style-name="T1">. </text:span></text:p>
              </text:list-item>
              <text:list-item>
                <text:p text:style-name="P35"><text:span text:style-name="Strong_20_Emphasis"><text:span text:style-name="T1">Manfaat Tambahan (Ikon Kecil di Sekitar Waduk):</text:span></text:span><text:span text:style-name="T1"> Di area sekitar waduk, bisa tambahkan beberapa ikon kecil yang relevan dengan konteks Indonesia/Sumatera: ikon </text:span><text:span text:style-name="Strong_20_Emphasis"><text:span text:style-name="T1">sawah hijau</text:span></text:span><text:span text:style-name="T1"> ('Irigasi Pertanian'), ikon </text:span><text:span text:style-name="Strong_20_Emphasis"><text:span text:style-name="T1">perahu/pancing</text:span></text:span><text:span text:style-name="T1"> ('Rekreasi/Perikanan'), ikon </text:span><text:span text:style-name="Strong_20_Emphasis"><text:span text:style-name="T1">keran air</text:span></text:span><text:span text:style-name="T1"> ('Air Baku'), ikon </text:span><text:span text:style-name="Strong_20_Emphasis"><text:span text:style-name="T1">perisai menahan banjir</text:span></text:span><text:span text:style-name="T1"> ('Pengendali Banjir'). </text:span></text:p>
              </text:list-item>
            </text:list>
            <text:list xml:id="list3342586636771743526" text:style-name="L42">
              <text:list-item>
                <text:p text:style-name="P36"><text:span text:style-name="Strong_20_Emphasis"><text:span text:style-name="T1">Judul:</text:span></text:span><text:span text:style-name="T1"> </text:span><text:span text:style-name="Strong_20_Emphasis"><text:span text:style-name="T1">'Cara Kerja PLTA: Dari Air Waduk Jadi Listrik Terang!'</text:span></text:span><text:span text:style-name="T1"> Gunakan gaya visual yang bersih, kombinasi antara semi-realistis (untuk bendungan &amp; lanskap) dan skematik (untuk alur kerja &amp; komponen), dengan warna-warna alami yang jelas (biru air, hijau daratan, abu-abu beton)." </text:span></text:p>
              </text:list-item>
            </text:list>
            <text:p text:style-name="P239"/>
            <text:p text:style-name="P104">Ini adalah jawaban untuk Subbab 4.1. Silakan berikan perintah "YAX" jika Anda ingin saya melanjutkan ke prompt berikutnya (Subbab 4.2).</text:p>
          </text:section>
          <text:section text:style-name="Sect1" text:name="feedback-form-49">
            <text:p text:style-name="P218"/>
          </text:section>
        </text:section>
        <text:section text:style-name="Sect1" text:name="3910298816e1255b">
          <text:p text:style-name="P104"/>
          <text:section text:style-name="Sect1" text:name="user-query-content-50">
            <text:p text:style-name="P237">yax </text:p>
          </text:section>
          <text:p text:style-name="P218">Tampilkan alur berpikir</text:p>
          <text:section text:style-name="Sect2" text:name="model-response-message-contentr_3910298816e1255b">
            <text:p text:style-name="P218"/>
          </text:section>
          <text:section text:style-name="Sect1" text:name="feedback-form-50">
            <text:p text:style-name="P218"/>
          </text:section>
        </text:section>
        <text:section text:style-name="Sect1" text:name="2fdd50bfdea585d8">
          <text:p text:style-name="P104"/>
          <text:section text:style-name="Sect1" text:name="user-query-content-51">
            <text:p text:style-name="P237">present it </text:p>
          </text:section>
          <text:p text:style-name="P218">Tampilkan alur berpikir</text:p>
          <text:section text:style-name="Sect2" text:name="model-response-message-contentr_2fdd50bfdea585d8">
            <text:p text:style-name="Text_20_body"><text:span text:style-name="T1">Oke, ini jawaban untuk prompt </text:span><text:span text:style-name="Strong_20_Emphasis"><text:span text:style-name="T1">Subbab 4.2 (Energi dari Lautan: Memanfaatkan Ombak dan Pasang Surut)</text:span></text:span><text:span text:style-name="T1">, yang membahas teknologi energi laut:</text:span></text:p>
            <text:p text:style-name="P239"/>
            <text:p text:style-name="Text_20_body"><text:span text:style-name="Strong_20_Emphasis"><text:span text:style-name="T1">(Teks Subbab 4.2)</text:span></text:span></text:p>
            <text:p text:style-name="Text_20_body"><text:soft-page-break/><text:span text:style-name="T1">Selain 'memanen' energi dari aliran sungai pakai bendungan PLTA, para ilmuwan dan insinyur paling kreatif di dunia juga lagi melirik 'kolam energi' raksasa yang potensinya luar biasa besar tapi belum banyak kita sentuh: </text:span><text:span text:style-name="Strong_20_Emphasis"><text:span text:style-name="T1">Lautan</text:span></text:span><text:span text:style-name="T1">! Lautan luas yang mengelilingi negara kita ini ternyata menyimpan energi dalam berbagai bentuk, terutama dari gerakan airnya yang nggak pernah diam. Dua sumber energi laut yang paling banyak dibicarakan dan diteliti potensinya saat ini adalah </text:span><text:span text:style-name="Strong_20_Emphasis"><text:span text:style-name="T1">energi ombak (wave energy)</text:span></text:span><text:span text:style-name="T1"> dan </text:span><text:span text:style-name="Strong_20_Emphasis"><text:span text:style-name="T1">energi pasang surut (tidal energy)</text:span></text:span><text:span text:style-name="T1">. Kebayang nggak sih, kalau suatu saat nanti kita bisa dapat listrik dari deburan ombak yang menghantam pantai barat Sumatera atau dari arus kuat di selat-selat sekitar pulau kita? Yuk kita kenalan lebih dekat dengan teknologi-teknologi canggih ini!</text:span></text:p>
            <text:p text:style-name="Text_20_body"><text:span text:style-name="T1">Pertama, mari kita bahas </text:span><text:span text:style-name="Strong_20_Emphasis"><text:span text:style-name="T1">Energi Ombak (Wave Energy)</text:span></text:span><text:span text:style-name="T1">. Siapa sih yang nggak kagum lihat ombak laut bergulung-gulung, kadang tenang, kadang besar dan kuat? Ternyata, gerakan naik-turun dan maju-mundur ombak yang utamanya dibangkitkan oleh tiupan angin di atas permukaan laut itu membawa </text:span><text:span text:style-name="Strong_20_Emphasis"><text:span text:style-name="T1">energi kinetik (energi gerak) yang lumayan besar</text:span></text:span><text:span text:style-name="T1">. Semakin besar dan semakin tinggi ombaknya, semakin besar pula energi yang dikandungnya. Tantangan terbesarnya adalah: gimana caranya kita 'menangkap' energi dari gerakan ombak yang seringkali nggak beraturan ini secara efisien dan tahan lama di lingkungan laut yang keras? Nah, karena tantangannya unik, ada banyak banget ide dan jenis teknologi yang lagi dicoba-coba di berbagai negara (tapi perlu diingat, kebanyakan teknologi energi ombak ini masih dalam tahap </text:span><text:span text:style-name="Strong_20_Emphasis"><text:span text:style-name="T1">riset, eksperimen, atau prototipe skala kecil</text:span></text:span><text:span text:style-name="T1">, belum banyak yang benar-benar terbukti komersial dan ekonomis dalam skala besar):</text:span></text:p>
            <text:list xml:id="list9217725879064156609" text:style-name="L43">
              <text:list-item>
                <text:p text:style-name="P152"><text:span text:style-name="Strong_20_Emphasis"><text:span text:style-name="T1">Pelampung Penyerap Titik (</text:span></text:span><text:span text:style-name="Strong_20_Emphasis"><text:span text:style-name="Emphasis"><text:span text:style-name="T1">Point Absorber Buoys</text:span></text:span></text:span><text:span text:style-name="Strong_20_Emphasis"><text:span text:style-name="T1">):</text:span></text:span><text:span text:style-name="T1"> Ini konsep yang paling banyak diteliti. Bayangin ada pelampung besar (bisa bentuk bola, silinder, atau lainnya) yang ditaruh mengapung di laut. Pas ombak datang, pelampung ini akan ikut bergerak naik-turun atau maju-mundur relatif terhadap struktur tetap di bawahnya (bisa di dasar laut atau struktur terapung lain). Gerakan inilah yang dipakai untuk memompa fluida hidrolik, menarik-ulur kabel, atau menggerakkan generator linier di dalamnya untuk menghasilkan listrik. </text:span></text:p>
              </text:list-item>
              <text:list-item>
                <text:p text:style-name="P152"><text:span text:style-name="Strong_20_Emphasis"><text:span text:style-name="T1">Struktur Atenuator ('Ular Laut'):</text:span></text:span><text:span text:style-name="T1"> Ini biasanya berupa struktur panjang seperti 'ular' atau 'rakit' yang terdiri dari beberapa segmen terapung yang saling terhubung dengan engsel. Struktur ini diletakkan sejajar </text:span><text:soft-page-break/><text:span text:style-name="T1">arah datangnya ombak. Pas ombak melewatinya, 'ular' ini akan meliuk-liuk naik turun mengikuti kontur ombak. Gerakan relatif antar segmen di engselnya inilah yang dipakai untuk memompa fluida bertekanan tinggi yang kemudian memutar generator. </text:span></text:p>
              </text:list-item>
              <text:list-item>
                <text:p text:style-name="P152"><text:span text:style-name="Strong_20_Emphasis"><text:span text:style-name="T1">Kolom Air Berosilasi (</text:span></text:span><text:span text:style-name="Strong_20_Emphasis"><text:span text:style-name="Emphasis"><text:span text:style-name="T1">Oscillating Water Column - OWC</text:span></text:span></text:span><text:span text:style-name="Strong_20_Emphasis"><text:span text:style-name="T1">):</text:span></text:span><text:span text:style-name="T1"> Ini biasanya berupa struktur beton atau baja, bisa dibangun di garis pantai (menempel di pemecah ombak) atau agak ke tengah laut (struktur terapung atau tertanam). Struktur ini punya 'ruang udara' di bagian atasnya yang terbuka ke laut di bagian bawah. Pas ombak masuk ke ruang ini, ia akan mendorong permukaan air di dalamnya naik, menekan udara di atasnya keluar melewati sebuah turbin khusus (biasanya Turbin Wells, yang bisa berputar searah meskipun arah aliran udara bolak-balik). Pas ombak surut, air turun dan menarik udara dari luar masuk kembali lewat turbin yang sama, memutarnya lagi. Jadi, listrik dihasilkan dari gerakan udara bolak-balik yang didorong oleh ombak. </text:span></text:p>
              </text:list-item>
              <text:list-item>
                <text:p text:style-name="P37"><text:span text:style-name="Strong_20_Emphasis"><text:span text:style-name="T1">Perangkat 'Limpasan' (</text:span></text:span><text:span text:style-name="Strong_20_Emphasis"><text:span text:style-name="Emphasis"><text:span text:style-name="T1">Overtopping Devices</text:span></text:span></text:span><text:span text:style-name="Strong_20_Emphasis"><text:span text:style-name="T1">):</text:span></text:span><text:span text:style-name="T1"> Konsepnya mirip bikin 'kolam renang' mini di tengah laut yang posisinya sedikit lebih tinggi dari permukaan laut rata-rata. Ombak diarahkan untuk naik melalui sebuah bidang miring (</text:span><text:span text:style-name="Emphasis"><text:span text:style-name="T1">ramp</text:span></text:span><text:span text:style-name="T1">) dan 'tumpah' (</text:span><text:span text:style-name="Emphasis"><text:span text:style-name="T1">overtop</text:span></text:span><text:span text:style-name="T1">) masuk ke dalam reservoir (kolam penampung) ini. Air yang terkumpul di reservoir ini kemudian dilepaskan kembali ke laut melalui turbin hidro kecil (mirip PLTA mini) untuk menghasilkan listrik. </text:span></text:p>
              </text:list-item>
            </text:list>
            <text:p text:style-name="P104">Semua teknologi energi ombak ini sangat menarik karena potensinya besar, tapi juga sangat menantang karena alatnya harus super kuat tahan banting menghadapi ganasnya badai dan korosi air garam di laut, biaya pembuatannya masih mahal, dan efektivitasnya sangat tergantung pada kondisi ombak di lokasi pemasangan yang bisa sangat bervariasi.</text:p>
            <text:p text:style-name="Text_20_body"><text:span text:style-name="T1">Sumber energi laut kedua yang potensinya juga besar adalah </text:span><text:span text:style-name="Strong_20_Emphasis"><text:span text:style-name="T1">Energi Pasang Surut (Tidal Energy)</text:span></text:span><text:span text:style-name="T1">. Kamu pasti tahu kan kalau permukaan air laut itu bisa naik (pasang) dan turun (surut) secara teratur setiap hari? Di beberapa tempat, perbedaan ketinggian antara pasang tertinggi dan surut terendah (disebut </text:span><text:span text:style-name="Emphasis"><text:span text:style-name="T1">tidal range</text:span></text:span><text:span text:style-name="T1"> atau tunggang pasang surut) bisa cukup signifikan. Gerakan naik turunnya permukaan laut ini disebabkan oleh </text:span><text:span text:style-name="Strong_20_Emphasis"><text:span text:style-name="T1">gaya tarik gravitasi Bulan dan (sedikit) Matahari</text:span></text:span><text:span text:style-name="T1"> terhadap massa air di Bumi. Nah, energi pasang surut ini bisa dimanfaatkan dengan dua cara utama:</text:span></text:p>
            <text:list xml:id="list7988703163447078385" text:style-name="L44">
              <text:list-item>
                <text:p text:style-name="P153"><text:soft-page-break/><text:span text:style-name="Strong_20_Emphasis"><text:span text:style-name="T1">Memanfaatkan Perbedaan Ketinggian (Energi Potensial) dengan Bendungan Pasang Surut (</text:span></text:span><text:span text:style-name="Strong_20_Emphasis"><text:span text:style-name="Emphasis"><text:span text:style-name="T1">Tidal Barrage</text:span></text:span></text:span><text:span text:style-name="Strong_20_Emphasis"><text:span text:style-name="T1">):</text:span></text:span><text:span text:style-name="T1"> Cara kerjanya mirip banget sama PLTA yang pakai bendungan di sungai, tapi ini dibangun </text:span><text:span text:style-name="Strong_20_Emphasis"><text:span text:style-name="T1">membendung muara sungai besar atau teluk</text:span></text:span><text:span text:style-name="T1"> yang punya perbedaan tinggi pasang surut (</text:span><text:span text:style-name="Emphasis"><text:span text:style-name="T1">tidal range</text:span></text:span><text:span text:style-name="T1">) yang besar (biasanya minimal 5 meter). Saat air pasang mulai naik tinggi, pintu air di bendungan dibuka, membiarkan air laut masuk mengisi 'waduk' atau basin di belakang bendungan. Pas air laut di luar sudah mencapai puncak pasang dan mulai akan surut, pintu air ditutup, sehingga tercipta perbedaan ketinggian antara air di dalam basin dan air laut di luar. Nah, saat perbedaan ketinggian ini sudah cukup besar, air di dalam basin dilepaskan keluar melalui turbin-turbin yang terpasang di bendungan untuk menghasilkan listrik. Proses ini bisa juga dibalik (menghasilkan listrik saat air masuk pas pasang). Teknologi </text:span><text:span text:style-name="Emphasis"><text:span text:style-name="T1">tidal barrage</text:span></text:span><text:span text:style-name="T1"> ini sudah terbukti berhasil dan beroperasi lama, contoh paling terkenal ada di </text:span><text:span text:style-name="Strong_20_Emphasis"><text:span text:style-name="T1">La Rance, Prancis</text:span></text:span><text:span text:style-name="T1"> (sudah beroperasi sejak tahun 1966!) dan yang kapasitasnya lebih besar ada di </text:span><text:span text:style-name="Strong_20_Emphasis"><text:span text:style-name="T1">Danau Sihwa, Korea Selatan</text:span></text:span><text:span text:style-name="T1">. Kelebihannya, produksi listriknya sangat bisa diprediksi karena jadwal pasang surut itu pasti. Tapi kekurangannya, biaya pembangunannya sangat mahal dan dampak lingkungannya bisa signifikan terhadap ekosistem muara sungai atau teluk yang sensitif, mirip seperti dampak bendungan sungai besar. </text:span></text:p>
              </text:list-item>
              <text:list-item>
                <text:p text:style-name="P38"><text:span text:style-name="Strong_20_Emphasis"><text:span text:style-name="T1">Memanfaatkan Aliran Arus (Energi Kinetik) dengan Turbin Arus Pasang Surut (</text:span></text:span><text:span text:style-name="Strong_20_Emphasis"><text:span text:style-name="Emphasis"><text:span text:style-name="T1">Tidal Stream Turbines</text:span></text:span></text:span><text:span text:style-name="Strong_20_Emphasis"><text:span text:style-name="T1">):</text:span></text:span><text:span text:style-name="T1"> Selain perbedaan ketinggian, gerakan air saat pasang menuju darat atau saat surut menuju laut itu juga menciptakan </text:span><text:span text:style-name="Strong_20_Emphasis"><text:span text:style-name="T1">arus pasang surut (</text:span></text:span><text:span text:style-name="Strong_20_Emphasis"><text:span text:style-name="Emphasis"><text:span text:style-name="T1">tidal current</text:span></text:span></text:span><text:span text:style-name="Strong_20_Emphasis"><text:span text:style-name="T1">)</text:span></text:span><text:span text:style-name="T1"> yang bisa sangat deras di tempat-tempat tertentu, misalnya di selat sempit antar pulau atau di sekitar tanjung. Nah, energi kinetik dari aliran arus deras inilah yang coba dimanfaatkan oleh teknologi </text:span><text:span text:style-name="Emphasis"><text:span text:style-name="T1">tidal stream</text:span></text:span><text:span text:style-name="T1">. Konsepnya lebih mirip </text:span><text:span text:style-name="Strong_20_Emphasis"><text:span text:style-name="T1">'kincir angin bawah laut'</text:span></text:span><text:span text:style-name="T1">. </text:span><text:span text:style-name="Strong_20_Emphasis"><text:span text:style-name="T1">Turbin-turbin khusus</text:span></text:span><text:span text:style-name="T1"> (bentuk bilahnya bisa mirip turbin angin atau desain lain yang lebih cocok untuk air) dipasang di dasar laut (atau kadang terapung di kolom air) di area-area yang punya aliran arus pasang surut paling kuat. Saat arus pasang atau arus surut yang deras mengalir melewati turbin, bilah-bilahnya akan berputar dan menggerakkan generator untuk menghasilkan listrik. Teknologi ini dianggap </text:span><text:span text:style-name="Strong_20_Emphasis"><text:span text:style-name="T1">lebih ramah lingkungan</text:span></text:span><text:span text:style-name="T1"> dibandingkan </text:span><text:span text:style-name="Emphasis"><text:span text:style-name="T1">tidal barrage</text:span></text:span><text:span text:style-name="T1"> karena tidak perlu membangun bendungan besar yang </text:span><text:soft-page-break/><text:span text:style-name="T1">mengubah bentang alam secara drastis. Tapi tantangannya ada pada biaya instalasi dan perawatan alat di bawah laut yang kondisinya keras dan arusnya kuat, serta perlu kajian mendalam untuk memastikan turbin bawah laut ini tidak mengganggu jalur pelayaran kapal atau kehidupan biota laut (seperti mamalia laut atau penyu) secara signifikan. </text:span></text:p>
              </text:list-item>
            </text:list>
            <text:p text:style-name="Text_20_body"><text:span text:style-name="T1">Nah, ngomongin potensi, </text:span><text:span text:style-name="Strong_20_Emphasis"><text:span text:style-name="T1">Indonesia sebagai negara kepulauan terbesar di dunia</text:span></text:span><text:span text:style-name="T1">, dengan garis pantai super panjang (ada yang bilang lebih dari 100.000 km kalau dihitung detail!) dan ribuan pulau serta banyak selat sempit, itu punya </text:span><text:span text:style-name="Strong_20_Emphasis"><text:span text:style-name="T1">potensi energi laut (baik energi ombak maupun energi pasang surut) yang luar biasa besar</text:span></text:span><text:span text:style-name="T1">, bahkan sering disebut-sebut sebagai salah satu yang terbesar di dunia! Bayangkan kalau kita bisa memanfaatkan energi dari Samudra Hindia yang ombaknya besar di pantai barat Sumatera, atau energi dari arus deras di selat-selat seperti Selat Sunda, Selat Lombok, Selat Alas, mungkin juga Selat Malaka (walaupun arusnya tidak sebesar selat lain), atau selat-selat lain di kawasan Indonesia Timur. Memang sih, kita harus jujur akui bahwa teknologinya (terutama energi ombak dan turbin arus pasang surut) sebagian besar masih dalam tahap pengembangan lebih lanjut agar lebih efisien dan ekonomis, serta perlu penyesuaian khusus dengan kondisi laut tropis Indonesia. Biayanya juga masih mahal saat ini dibandingkan sumber energi lain yang sudah mapan. Tapi, kalau kita berhasil mengembangkan riset dan teknologi, lalu bisa memanfaatkan secuil saja dari potensi 'energi biru' samudra yang maha dahsyat ini di masa depan, ini bisa jadi salah satu kunci super penting untuk mencapai kemandirian energi nasional kita, mengurangi ketergantungan pada fosil, sekaligus memperkuat jati diri dan ekonomi kita sebagai bangsa maritim yang besar! Potensinya ada di depan mata (atau di depan pantai kita!).</text:span></text:p>
            <text:p text:style-name="Text_20_body"><text:span text:style-name="Strong_20_Emphasis"><text:span text:style-name="T1">(Prompt Gambar Ilustrasi untuk Subbab 4.2)</text:span></text:span></text:p>
            <text:p text:style-name="Text_20_body"><text:span text:style-name="Strong_20_Emphasis"><text:span text:style-name="T1">Prompt Gambar Ilustrasi:</text:span></text:span><text:span text:style-name="T1"> "Buat ilustrasi yang </text:span><text:span text:style-name="Strong_20_Emphasis"><text:span text:style-name="T1">dinamis, informatif, dan menunjukkan berbagai teknologi energi laut (ombak dan pasang surut)</text:span></text:span><text:span text:style-name="T1"> dalam satu setting lautan biru yang kaya.</text:span></text:p>
            <text:list xml:id="list2108522516453549719" text:style-name="L45">
              <text:list-item>
                <text:p text:style-name="P154"><text:span text:style-name="Strong_20_Emphasis"><text:span text:style-name="T1">Judul Besar:</text:span></text:span><text:span text:style-name="T1"> </text:span><text:span text:style-name="Strong_20_Emphasis"><text:span text:style-name="T1">Energi dari Lautan: Potensi Ombak &amp; Pasang Surut Indonesia!</text:span></text:span><text:span text:style-name="T1"> </text:span></text:p>
              </text:list-item>
              <text:list-item>
                <text:p text:style-name="P154"><text:span text:style-name="Strong_20_Emphasis"><text:span text:style-name="T1">Area Energi Ombak (Di Permukaan Laut yang Bergelombang):</text:span></text:span><text:span text:style-name="T1"> Gambarkan setidaknya 2-3 jenis teknologi energi ombak yang berbeda </text:span><text:soft-page-break/><text:span text:style-name="T1">secara visual: </text:span></text:p>
                <text:list>
                  <text:list-item>
                    <text:p text:style-name="P154"><text:span text:style-name="T1">Sebuah </text:span><text:span text:style-name="Strong_20_Emphasis"><text:span text:style-name="T1">Pelampung Point Absorber</text:span></text:span><text:span text:style-name="T1"> (misal: silinder kuning cerah) yang tampak bergerak naik-turun mengikuti ombak. </text:span></text:p>
                  </text:list-item>
                  <text:list-item>
                    <text:p text:style-name="P154"><text:span text:style-name="T1">Sebuah struktur </text:span><text:span text:style-name="Strong_20_Emphasis"><text:span text:style-name="T1">'Ular Laut' (Attenuator)</text:span></text:span><text:span text:style-name="T1"> yang panjang dan bersegmen, meliuk di antara ombak. </text:span></text:p>
                  </text:list-item>
                  <text:list-item>
                    <text:p text:style-name="P154"><text:span text:style-name="T1">Sebuah struktur </text:span><text:span text:style-name="Strong_20_Emphasis"><text:span text:style-name="T1">OWC (Oscillating Water Column)</text:span></text:span><text:span text:style-name="T1"> yang kokoh (bisa menempel di pemecah ombak atau platform), dengan panah menunjukkan udara didorong naik-turun oleh ombak melalui turbin di atasnya. Beri label singkat untuk masing-masing teknologi ('Energi Ombak'). </text:span></text:p>
                  </text:list-item>
                </text:list>
              </text:list-item>
              <text:list-item>
                <text:p text:style-name="P154"><text:span text:style-name="Strong_20_Emphasis"><text:span text:style-name="T1">Area Energi Pasang Surut:</text:span></text:span><text:span text:style-name="T1"> </text:span></text:p>
                <text:list>
                  <text:list-item>
                    <text:p text:style-name="P154"><text:span text:style-name="Strong_20_Emphasis"><text:span text:style-name="T1">Bendungan Pasang Surut (Tidal Barrage):</text:span></text:span><text:span text:style-name="T1"> Di satu sisi (misal, di sudut kiri atas), gambarkan sebuah </text:span><text:span text:style-name="Strong_20_Emphasis"><text:span text:style-name="T1">bendungan melintang di muara sungai/teluk</text:span></text:span><text:span text:style-name="T1">. Tunjukkan level air laut di luar lebih tinggi (pasang) dan air mengalir melalui turbin di dalam bendungan ke sisi dalam yang lebih rendah. Beri label </text:span><text:span text:style-name="Strong_20_Emphasis"><text:span text:style-name="T1">'Bendungan Pasang Surut'</text:span></text:span><text:span text:style-name="T1">. </text:span></text:p>
                  </text:list-item>
                  <text:list-item>
                    <text:p text:style-name="P154"><text:span text:style-name="Strong_20_Emphasis"><text:span text:style-name="T1">Turbin Arus Pasang Surut (Tidal Stream):</text:span></text:span><text:span text:style-name="T1"> Di area laut lain (mungkin di dasar laut yang dibuat terlihat transparan di bagian bawah ilustrasi), gambarkan beberapa </text:span><text:span text:style-name="Strong_20_Emphasis"><text:span text:style-name="T1">'kincir angin bawah laut' (turbin arus)</text:span></text:span><text:span text:style-name="T1"> dengan desain modern yang sedang berputar karena aliran arus pasang surut (gambarkan panah-panah arus air berwarna biru muda melewatinya). Beri label </text:span><text:span text:style-name="Strong_20_Emphasis"><text:span text:style-name="T1">'Turbin Arus Bawah Laut'</text:span></text:span><text:span text:style-name="T1">. </text:span></text:p>
                  </text:list-item>
                </text:list>
              </text:list-item>
              <text:list-item>
                <text:p text:style-name="P39"><text:span text:style-name="Strong_20_Emphasis"><text:span text:style-name="T1">Konteks Laut Indonesia:</text:span></text:span><text:span text:style-name="T1"> Beri latar belakang laut biru yang luas dan dinamis. Mungkin tambahkan siluet samar beberapa pulau tropis Indonesia di cakrawala atau beberapa jenis ikan khas Indonesia yang berenang di bawah air untuk memperkuat nuansa maritim nusantara. Gunakan gaya visual semi-realistis atau infografis yang menarik, detail secukupnya agar informatif, dengan warna dominan biru laut dalam berbagai gradasi, putih (untuk buih ombak), dan warna-warna cerah tapi jelas untuk membedakan perangkat teknologinya." </text:span></text:p>
              </text:list-item>
            </text:list>
            <text:p text:style-name="P239"/>
            <text:p text:style-name="P104">Ini adalah jawaban untuk Subbab 4.2. Silakan berikan perintah "YAX" jika Anda ingin saya melanjutkan ke prompt berikutnya (Subbab 4.3).</text:p>
          </text:section>
          <text:section text:style-name="Sect1" text:name="feedback-form-51">
            <text:p text:style-name="P218"><text:soft-page-break/></text:p>
          </text:section>
        </text:section>
        <text:section text:style-name="Sect1" text:name="961395a2f1d5cfd6">
          <text:p text:style-name="P104"/>
          <text:section text:style-name="Sect1" text:name="user-query-content-52">
            <text:p text:style-name="P237">YAX </text:p>
          </text:section>
          <text:p text:style-name="P218">Tampilkan alur berpikir</text:p>
          <text:section text:style-name="Sect2" text:name="model-response-message-contentr_961395a2f1d5cfd6">
            <text:p text:style-name="P218"/>
          </text:section>
          <text:section text:style-name="Sect1" text:name="feedback-form-52">
            <text:p text:style-name="P218"/>
          </text:section>
        </text:section>
        <text:section text:style-name="Sect1" text:name="774cf4dbb8c1f344">
          <text:p text:style-name="P104"/>
          <text:section text:style-name="Sect1" text:name="user-query-content-53">
            <text:p text:style-name="P237">present it </text:p>
          </text:section>
          <text:p text:style-name="P218">Tampilkan alur berpikir</text:p>
          <text:section text:style-name="Sect2" text:name="model-response-message-contentr_774cf4dbb8c1f344">
            <text:p text:style-name="Text_20_body"><text:span text:style-name="T1">Oke, ini jawaban untuk prompt </text:span><text:span text:style-name="Strong_20_Emphasis"><text:span text:style-name="T1">Subbab 4.3 (Potensi dan Kendala Energi Air)</text:span></text:span><text:span text:style-name="T1">, yang merangkum potensi dan tantangan dari energi hidro dan energi laut:</text:span></text:p>
            <text:p text:style-name="P239"/>
            <text:p text:style-name="Text_20_body"><text:span text:style-name="Strong_20_Emphasis"><text:span text:style-name="T1">(Teks Subbab 4.3)</text:span></text:span></text:p>
            <text:p text:style-name="Text_20_body"><text:span text:style-name="T1">Jadi, dari pembahasan kita tentang PLTA di sungai dan berbagai teknologi energi laut, jelas banget ya kalau air itu menyimpan </text:span><text:span text:style-name="Strong_20_Emphasis"><text:span text:style-name="T1">potensi energi yang luar biasa besar</text:span></text:span><text:span text:style-name="T1"> untuk bisa kita manfaatkan sebagai sumber listrik. Secara keseluruhan, semua jenis energi air ini (hidro dari sungai, serta ombak dan pasang surut dari laut) masuk dalam kategori </text:span><text:span text:style-name="Strong_20_Emphasis"><text:span text:style-name="T1">energi bersih dan terbarukan</text:span></text:span><text:span text:style-name="T1">. Kenapa? Karena saat menghasilkan listrik, mereka nggak mengeluarkan emisi gas rumah kaca yang bikin perubahan iklim, dan sumber energinya (aliran air sungai yang terus diisi hujan, gerakan ombak yang dibangkitkan angin, serta pasang surut laut yang digerakkan gravitasi bulan) akan terus ada dan diperbarui oleh alam.</text:span></text:p>
            <text:p text:style-name="Text_20_body"><text:span text:style-name="Strong_20_Emphasis"><text:span text:style-name="T1">PLTA (energi hidro)</text:span></text:span><text:span text:style-name="T1">, terutama yang skala besar seperti yang memanfaatkan Sungai Asahan itu, sudah jadi 'pemain lama' yang teknologinya sangat matang dan terbukti </text:span><text:span text:style-name="Strong_20_Emphasis"><text:span text:style-name="T1">andal</text:span></text:span><text:span text:style-name="T1"> sebagai tulang punggung penyedia listrik di banyak negara, termasuk Indonesia, selama puluhan tahun. Keandalannya dalam menyediakan pasokan listrik stabil (baseload) itu penting banget. Sementara itu, </text:span><text:span text:style-name="Strong_20_Emphasis"><text:span text:style-name="T1">energi laut (ombak dan pasang surut)</text:span></text:span><text:span text:style-name="T1">, meskipun teknologinya masih lebih baru dan penuh tantangan, menyimpan potensi 'harta karun' energi masa depan yang skalanya mungkin </text:span><text:span text:style-name="Strong_20_Emphasis"><text:span text:style-name="T1">jauh lebih besar lagi</text:span></text:span><text:span text:style-name="T1">, terutama kalau kita lihat betapa luasnya lautan yang mengelilingi ribuan pulau di Indonesia, termasuk sepanjang pesisir barat Pulau Sumatera ini. Potensinya benar-benar </text:span><text:soft-page-break/><text:span text:style-name="T1">raksasa!</text:span></text:p>
            <text:p text:style-name="Text_20_body"><text:span text:style-name="T1">Namun, seperti dua sisi mata uang, di balik potensi besar itu ada juga </text:span><text:span text:style-name="Strong_20_Emphasis"><text:span text:style-name="T1">kendala dan tantangan signifikan</text:span></text:span><text:span text:style-name="T1"> yang nggak bisa kita abaikan. Masing-masing jenis energi air punya 'PR'-nya sendiri:</text:span></text:p>
            <text:list xml:id="list1990180659125531051" text:style-name="L46">
              <text:list-item>
                <text:p text:style-name="P40"><text:span text:style-name="Strong_20_Emphasis"><text:span text:style-name="T1">Kendala PLTA Skala Besar (Bendungan Raksasa):</text:span></text:span><text:span text:style-name="T1"> Seperti yang sudah kita singgung di subbab 4.1, kendala utama PLTA tipe ini terletak pada </text:span><text:span text:style-name="Strong_20_Emphasis"><text:span text:style-name="T1">dampak lingkungan dan sosial yang bisa sangat besar dan seringkali permanen</text:span></text:span><text:span text:style-name="T1">. Pembangunan bendungan raksasa akan </text:span><text:span text:style-name="Strong_20_Emphasis"><text:span text:style-name="T1">mengubah drastis ekosistem sungai</text:span></text:span><text:span text:style-name="T1"> asli, baik di area hulu yang tergenang jadi waduk (menghilangkan habitat darat) maupun di area hilir (mengubah pola aliran, suhu, dan sedimen yang penting bagi ikan). Bendungan juga bisa </text:span><text:span text:style-name="Strong_20_Emphasis"><text:span text:style-name="T1">menghalangi jalur migrasi ikan</text:span></text:span><text:span text:style-name="T1">. Isu </text:span><text:span text:style-name="Strong_20_Emphasis"><text:span text:style-name="T1">sosial terkait pembebasan lahan dan relokasi penduduk</text:span></text:span><text:span text:style-name="T1"> dari area genangan juga seringkali sangat kompleks, sensitif, dan bisa menimbulkan konflik jika tidak ditangani dengan adil dan manusiawi. Selain itu, PLTA besar hanya bisa dibangun di </text:span><text:span text:style-name="Strong_20_Emphasis"><text:span text:style-name="T1">lokasi geografis yang sangat spesifik</text:span></text:span><text:span text:style-name="T1">, yaitu sungai besar dengan debit air cukup dan lembah yang cocok untuk dibangun bendungan. Masalah </text:span><text:span text:style-name="Strong_20_Emphasis"><text:span text:style-name="T1">sedimentasi</text:span></text:span><text:span text:style-name="T1"> (penumpukan lumpur di waduk) yang bisa mengurangi kapasitas dan umur waduk dalam jangka panjang juga jadi tantangan teknis yang perlu dikelola. Karena dampak-dampak inilah, pembangunan PLTA besar baru seringkali butuh waktu lama, biaya sangat besar, dan kajian AMDAL yang super ketat serta seringkali menuai perdebatan publik.</text:span></text:p>
              </text:list-item>
              <text:list-item>
                <text:p text:style-name="P40"><text:span text:style-name="Strong_20_Emphasis"><text:span text:style-name="T1">Kendala Energi Laut (Ombak &amp; Pasang Surut):</text:span></text:span><text:span text:style-name="T1"> Untuk energi dari lautan, tantangannya lebih banyak bersifat </text:span><text:span text:style-name="Strong_20_Emphasis"><text:span text:style-name="T1">teknis dan ekonomis</text:span></text:span><text:span text:style-name="T1"> saat ini, seperti yang kita lihat di subbab 4.2. Kendala utamanya adalah </text:span><text:span text:style-name="Strong_20_Emphasis"><text:span text:style-name="T1">teknologi yang sebagian besar masih dalam tahap pengembangan, uji coba, dan belum terbukti benar-benar andal dan ekonomis dalam skala komersial besar</text:span></text:span><text:span text:style-name="T1"> (ini terutama berlaku untuk berbagai jenis teknologi energi ombak). </text:span><text:span text:style-name="Strong_20_Emphasis"><text:span text:style-name="T1">Biaya investasi awal</text:span></text:span><text:span text:style-name="T1"> untuk riset, pembuatan prototipe, instalasi alat di lingkungan laut terbuka yang sangat keras (terpaan badai, korosi air garam), biaya perawatan rutin di tengah laut, serta biaya pemasangan kabel bawah laut untuk menyambungkan ke jaringan listrik di darat itu </text:span><text:span text:style-name="Strong_20_Emphasis"><text:span text:style-name="T1">masih sangat tinggi</text:span></text:span><text:span text:style-name="T1">, jauh lebih mahal dibandingkan PLTS atau PLTB darat saat ini. </text:span><text:span text:style-name="Strong_20_Emphasis"><text:span text:style-name="T1">Dampak </text:span></text:span><text:soft-page-break/><text:span text:style-name="Strong_20_Emphasis"><text:span text:style-name="T1">jangka panjang terhadap ekosistem laut</text:span></text:span><text:span text:style-name="T1"> (misalnya pengaruh suara atau putaran turbin bawah laut terhadap navigasi mamalia laut, atau perubahan pola arus lokal) dan potensi </text:span><text:span text:style-name="Strong_20_Emphasis"><text:span text:style-name="T1">gangguan terhadap jalur pelayaran kapal</text:span></text:span><text:span text:style-name="T1"> juga masih perlu dipelajari lebih mendalam untuk setiap teknologi dan lokasi spesifik. Selain itu, energi ombak juga punya sifat </text:span><text:span text:style-name="Strong_20_Emphasis"><text:span text:style-name="T1">intermiten</text:span></text:span><text:span text:style-name="T1"> (sangat tergantung kondisi angin dan cuaca), sementara energi pasang surut meskipun siklusnya bisa diprediksi, kekuatan arusnya bisa sangat bervariasi dalam satu hari dan hanya kuat di lokasi-lokasi tertentu saja.</text:span></text:p>
              </text:list-item>
            </text:list>
            <text:p text:style-name="Text_20_body"><text:span text:style-name="T1">Melihat adanya potensi besar sekaligus kendala signifikan dari berbagai jenis energi air ini, apa artinya? Artinya, kunci utamanya adalah </text:span><text:span text:style-name="Strong_20_Emphasis"><text:span text:style-name="T1">pendekatan yang berkelanjutan, hati-hati, dan berbasis ilmu pengetahuan</text:span></text:span><text:span text:style-name="T1">. Kita nggak bisa asal bangun bendungan besar di setiap sungai atau pasang turbin di setiap jengkal laut tanpa perhitungan matang. Setiap rencana pengembangan proyek energi air, baik itu PLTA (terutama yang besar) maupun energi laut, harus didahului oleh </text:span><text:span text:style-name="Strong_20_Emphasis"><text:span text:style-name="T1">studi kelayakan yang komprehensif</text:span></text:span><text:span text:style-name="T1"> (teknis, ekonomis, lingkungan, sosial) dan </text:span><text:span text:style-name="Strong_20_Emphasis"><text:span text:style-name="T1">Analisis Mengenai Dampak Lingkungan (AMDAL) yang jujur, mendalam, dan transparan</text:span></text:span><text:span text:style-name="T1">. Perlu ada </text:span><text:span text:style-name="Strong_20_Emphasis"><text:span text:style-name="T1">dorongan untuk inovasi teknologi terus-menerus</text:span></text:span><text:span text:style-name="T1"> guna meningkatkan efisiensi alat, menurunkan biaya produksi dan instalasi (khususnya untuk energi laut), dan yang terpenting, mengurangi dampak negatif terhadap lingkungan dan masyarakat. Yang nggak kalah penting adalah </text:span><text:span text:style-name="Strong_20_Emphasis"><text:span text:style-name="T1">keterlibatan dan dialog yang terbuka sejak awal dengan masyarakat lokal</text:span></text:span><text:span text:style-name="T1"> yang mungkin terdampak oleh proyek tersebut, untuk mendengarkan aspirasi mereka, mencari solusi bersama, dan memastikan bahwa transisi energi ini berjalan secara adil dan manfaatnya bisa dirasakan bersama. Dengan perencanaan yang cermat, teknologi yang makin maju, dan pendekatan yang bertanggung jawab, potensi energi air yang melimpah di Indonesia ini pasti bisa kita manfaatkan secara signifikan untuk mendukung masa depan energi bersih dan kemandirian energi bangsa kita.</text:span></text:p>
            <text:p text:style-name="Text_20_body"><text:span text:style-name="Strong_20_Emphasis"><text:span text:style-name="T1">(Prompt Gambar Ilustrasi untuk Subbab 4.3)</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mbandingkan secara ringkas potensi dan kendala</text:span></text:span><text:span text:style-name="T1"> utama dari energi air, dibagi menjadi dua bagian utama: </text:span><text:span text:style-name="Strong_20_Emphasis"><text:span text:style-name="T1">PLTA (Energi Sungai)</text:span></text:span><text:span text:style-name="T1"> dan </text:span><text:span text:style-name="Strong_20_Emphasis"><text:span text:style-name="T1">Energi Laut (Ombak &amp; Pasang Surut)</text:span></text:span><text:span text:style-name="T1">. Gunakan format tabel perbandingan atau dua kolom yang jelas.</text:span></text:p>
            <text:list xml:id="list6123032043157735719" text:style-name="L47">
              <text:list-item>
                <text:p text:style-name="P155"><text:soft-page-break/><text:span text:style-name="Strong_20_Emphasis"><text:span text:style-name="T1">Judul Besar:</text:span></text:span><text:span text:style-name="T1"> </text:span><text:span text:style-name="Strong_20_Emphasis"><text:span text:style-name="T1">Energi Air Indonesia: Potensi Gede, PR Juga Ada!</text:span></text:span><text:span text:style-name="T1"> </text:span></text:p>
              </text:list-item>
              <text:list-item>
                <text:p text:style-name="P155"><text:span text:style-name="Strong_20_Emphasis"><text:span text:style-name="T1">Bagian Kiri (PLTA - Energi Sungai):</text:span></text:span><text:span text:style-name="T1"> </text:span></text:p>
                <text:list>
                  <text:list-item>
                    <text:p text:style-name="P155"><text:span text:style-name="Strong_20_Emphasis"><text:span text:style-name="T1">Judul Kecil:</text:span></text:span><text:span text:style-name="T1"> PLTA (Hidro Sungai) </text:span></text:p>
                  </text:list-item>
                  <text:list-item>
                    <text:p text:style-name="P155"><text:span text:style-name="Strong_20_Emphasis"><text:span text:style-name="T1">Potensi (Beri ikon centang hijau ✔️ atau bintang ⭐):</text:span></text:span><text:span text:style-name="T1"> </text:span></text:p>
                    <text:list>
                      <text:list-item>
                        <text:p text:style-name="P231">Ikon bendungan kokoh + Teks: Teknologi Matang &amp; Andal. </text:p>
                      </text:list-item>
                      <text:list-item>
                        <text:p text:style-name="P231">Ikon grafik listrik stabil + Teks: Pasokan Stabil (Baseload). </text:p>
                      </text:list-item>
                      <text:list-item>
                        <text:p text:style-name="P231">Ikon 'Rp' murah + Teks: Biaya Operasi Rendah. </text:p>
                      </text:list-item>
                      <text:list-item>
                        <text:p text:style-name="P231">Ikon sawah/perahu + Teks: Manfaat Ganda Waduk (Irigasi, dll). </text:p>
                      </text:list-item>
                    </text:list>
                  </text:list-item>
                  <text:list-item>
                    <text:p text:style-name="P155"><text:span text:style-name="Strong_20_Emphasis"><text:span text:style-name="T1">Kendala (Beri ikon silang merah ❌ atau tanda seru !):</text:span></text:span><text:span text:style-name="T1"> </text:span></text:p>
                    <text:list>
                      <text:list-item>
                        <text:p text:style-name="P231">Ikon pohon tumbang/ikan sedih + Teks: Dampak Lingkungan &amp; Ekosistem Besar. </text:p>
                      </text:list-item>
                      <text:list-item>
                        <text:p text:style-name="P231">Ikon rumah tergusur/orang protes + Teks: Isu Sosial &amp; Relokasi Penduduk. </text:p>
                      </text:list-item>
                      <text:list-item>
                        <text:p text:style-name="P231">Ikon peta dengan sedikit titik + Teks: Lokasi Pembangunan Terbatas. </text:p>
                      </text:list-item>
                      <text:list-item>
                        <text:p text:style-name="P231">Ikon waduk dangkal/lumpur + Teks: Masalah Jangka Panjang Sedimentasi. </text:p>
                      </text:list-item>
                    </text:list>
                  </text:list-item>
                </text:list>
              </text:list-item>
              <text:list-item>
                <text:p text:style-name="P155"><text:span text:style-name="Strong_20_Emphasis"><text:span text:style-name="T1">Bagian Kanan (Energi Laut - Ombak &amp; Pasang Surut):</text:span></text:span><text:span text:style-name="T1"> </text:span></text:p>
                <text:list>
                  <text:list-item>
                    <text:p text:style-name="P155"><text:span text:style-name="Strong_20_Emphasis"><text:span text:style-name="T1">Judul Kecil:</text:span></text:span><text:span text:style-name="T1"> Energi Laut (Ombak &amp; Pasang Surut) </text:span></text:p>
                  </text:list-item>
                  <text:list-item>
                    <text:p text:style-name="P155"><text:span text:style-name="Strong_20_Emphasis"><text:span text:style-name="T1">Potensi (Beri ikon centang hijau ✔️ atau bintang ⭐):</text:span></text:span><text:span text:style-name="T1"> </text:span></text:p>
                    <text:list>
                      <text:list-item>
                        <text:p text:style-name="P231">Ikon ombak besar/bulan purnama + Teks: Potensi Energi Sangat Melimpah! </text:p>
                      </text:list-item>
                      <text:list-item>
                        <text:p text:style-name="P231">Ikon peta Indonesia dikelilingi laut + Teks: Sangat Cocok untuk Negara Maritim. </text:p>
                      </text:list-item>
                      <text:list-item>
                        <text:p text:style-name="P231">Ikon bohlam lampu/roda gigi + Teks: Peluang Inovasi Teknologi Masa Depan. </text:p>
                      </text:list-item>
                    </text:list>
                  </text:list-item>
                  <text:list-item>
                    <text:p text:style-name="P155"><text:span text:style-name="Strong_20_Emphasis"><text:span text:style-name="T1">Kendala (Beri ikon silang merah ❌ atau tanda seru !):</text:span></text:span><text:span text:style-name="T1"> </text:span></text:p>
                    <text:list>
                      <text:list-item>
                        <text:p text:style-name="P231">Ikon '?' di atas alat energi laut + Teks: Teknologi Mayoritas Belum Matang/Teruji Komersial. </text:p>
                      </text:list-item>
                      <text:list-item>
                        <text:p text:style-name="P231">Ikon tag harga super mahal (Rp++++!) + Teks: Biaya Riset &amp; Pembangunan Sangat Tinggi. </text:p>
                      </text:list-item>
                      <text:list-item>
                        <text:p text:style-name="P231">Ikon lumba-lumba/penyu + tanda tanya (?) + Teks: Dampak ke Biota Laut Perlu Dikaji. </text:p>
                      </text:list-item>
                      <text:list-item>
                        <text:p text:style-name="P231">Ikon gelombang naik-turun/jam + Teks: Pasokan Bisa Intermiten/Variabel. </text:p>
                      </text:list-item>
                    </text:list>
                  </text:list-item>
                </text:list>
              </text:list-item>
              <text:list-item>
                <text:p text:style-name="P41"><text:span text:style-name="Strong_20_Emphasis"><text:span text:style-name="T1">Pesan Utama (Di Bagian Bawah, Melintang):</text:span></text:span><text:span text:style-name="T1"> Tambahkan banner atau teks kesimpulan seperti: </text:span><text:span text:style-name="Strong_20_Emphasis"><text:span text:style-name="T1">'Kuncinya: Pilih Teknologi Tepat, Lokasi Tepat, Rencanakan dengan Matang &amp; Berkelanjutan!'</text:span></text:span><text:span text:style-name="T1"> Gunakan gaya visual infografis yang bersih, dengan ikon-ikon yang komunikatif dan teks yang singkat tapi jelas." </text:span></text:p>
              </text:list-item>
            </text:list>
            <text:p text:style-name="P239"/>
            <text:p text:style-name="P104">Ini adalah jawaban untuk Subbab 4.3. Silakan berikan perintah "YAX" jika Anda ingin saya melanjutkan ke prompt berikutnya (Subbab 4.4).</text:p>
          </text:section>
          <text:section text:style-name="Sect1" text:name="feedback-form-53">
            <text:p text:style-name="P218"/>
          </text:section>
        </text:section>
        <text:section text:style-name="Sect1" text:name="9e6d8e239302752f">
          <text:p text:style-name="P104"/>
          <text:section text:style-name="Sect1" text:name="user-query-content-54">
            <text:p text:style-name="P237">YAX </text:p>
          </text:section>
          <text:p text:style-name="P218">Tampilkan alur berpikir</text:p>
          <text:section text:style-name="Sect2" text:name="model-response-message-contentr_9e6d8e239302752f">
            <text:p text:style-name="P218"/>
          </text:section>
          <text:section text:style-name="Sect1" text:name="feedback-form-54">
            <text:p text:style-name="P218"/>
          </text:section>
        </text:section>
        <text:section text:style-name="Sect1" text:name="03d82053011a4c40">
          <text:p text:style-name="P104"/>
          <text:section text:style-name="Sect1" text:name="user-query-content-55">
            <text:p text:style-name="P237">present it </text:p>
          </text:section>
          <text:p text:style-name="P218">Tampilkan alur berpikir</text:p>
          <text:section text:style-name="Sect2" text:name="model-response-message-contentr_03d82053011a4c40">
            <text:p text:style-name="Text_20_body"><text:span text:style-name="T1">Oke, ini jawaban untuk prompt </text:span><text:span text:style-name="Strong_20_Emphasis"><text:span text:style-name="T1">Subbab 4.4 (Masa Depan Biru: Inovasi Energi Laut)</text:span></text:span><text:span text:style-name="T1">, yang membahas inovasi dan masa depan energi air, khususnya dari laut:</text:span></text:p>
            <text:p text:style-name="P239"/>
            <text:p text:style-name="Text_20_body"><text:span text:style-name="Strong_20_Emphasis"><text:span text:style-name="T1">(Teks Subbab 4.4)</text:span></text:span></text:p>
            <text:p text:style-name="Text_20_body"><text:span text:style-name="T1">Meskipun tantangan untuk 'memanen' energi dari kekuatan air (terutama dari lautan) itu nyata dan nggak mudah, bukan berarti kita harus pesimis atau menyerah begitu saja! Justru sebaliknya, tantangan-tantangan inilah yang memacu para ilmuwan, insinyur, dan inovator paling kreatif di seluruh dunia untuk terus berpikir keras, melakukan riset, dan mencari solusi teknologi yang lebih baik, lebih efisien, lebih murah, dan tentunya lebih ramah lingkungan. Masa depan energi air, atau yang sering disebut dengan istilah keren </text:span><text:span text:style-name="Strong_20_Emphasis"><text:span text:style-name="T1">'Energi Biru' (</text:span></text:span><text:span text:style-name="Strong_20_Emphasis"><text:span text:style-name="Emphasis"><text:span text:style-name="T1">Blue Energy</text:span></text:span></text:span><text:span text:style-name="Strong_20_Emphasis"><text:span text:style-name="T1">)</text:span></text:span><text:span text:style-name="T1">, terlihat sangat menjanjikan berkat berbagai perkembangan teknologi baru yang super menarik!</text:span></text:p>
            <text:p text:style-name="Text_20_body"><text:span text:style-name="T1">Bahkan untuk teknologi 'senior' seperti </text:span><text:span text:style-name="Strong_20_Emphasis"><text:span text:style-name="T1">PLTA</text:span></text:span><text:span text:style-name="T1"> pun, inovasi terus berjalan lho. Sekarang makin banyak dikembangkan desain PLTA </text:span><text:span text:style-name="Strong_20_Emphasis"><text:span text:style-name="T1">'Run-of-River'</text:span></text:span><text:span text:style-name="T1">, yang idenya adalah memanfaatkan aliran alami sungai untuk memutar turbin tanpa perlu membangun bendungan raksasa dan menenggelamkan area yang luas jadi waduk. Jadi, dampak terhadap ekosistem sungai dan lingkungan sekitarnya bisa jauh lebih kecil dibandingkan PLTA konvensional. Ada juga pengembangan </text:span><text:span text:style-name="Strong_20_Emphasis"><text:span text:style-name="T1">turbin air yang didesain lebih 'ramah ikan' (</text:span></text:span><text:span text:style-name="Strong_20_Emphasis"><text:span text:style-name="Emphasis"><text:span text:style-name="T1">fish-friendly turbines</text:span></text:span></text:span><text:span text:style-name="Strong_20_Emphasis"><text:span text:style-name="T1">)</text:span></text:span><text:span text:style-name="T1"> dengan celah yang lebih aman atau putaran yang lebih pelan untuk mengurangi risiko kematian ikan yang mungkin terbawa aliran melewati turbin. Selain itu, banyak PLTA-PLTA lama yang sudah beroperasi puluhan tahun (seperti mungkin beberapa unit di kompleks Asahan) kini di-upgrade atau dioptimalkan sistemnya (</text:span><text:span text:style-name="Emphasis"><text:span text:style-name="T1">uprating/upgrading</text:span></text:span><text:span text:style-name="T1">) agar bisa menghasilkan listrik lebih banyak dari fasilitas yang sudah ada. Dan jangan lupakan juga potensi besar </text:span><text:span text:style-name="Strong_20_Emphasis"><text:span text:style-name="T1">Pembangkit Listrik Tenaga Mikro Hidro (PLTMH)</text:span></text:span><text:span text:style-name="T1"> yang terus didorong pengembangannya oleh pemerintah dan berbagai pihak di Indonesia. PLTMH ini sangat cocok untuk menyediakan listrik bagi desa-desa terpencil yang belum terjangkau jaringan PLN, termasuk di banyak daerah pedalaman atau pegunungan di Sumatera Utara dan pulau-pulau lain di Indonesia. Ini adalah solusi energi bersih skala kecil yang dampaknya besar bagi masyarakat.</text:span></text:p>
            <text:p text:style-name="Text_20_body"><text:span text:style-name="T1">Nah, di arena </text:span><text:span text:style-name="Strong_20_Emphasis"><text:span text:style-name="T1">energi laut (ombak dan pasang surut)</text:span></text:span><text:span text:style-name="T1">, laju inovasinya terasa bergerak lebih cepat lagi karena teknologinya memang masih dalam tahap 'pendewasaan' dan potensinya begitu besar untuk digali. Riset dan pengembangan (R&amp;D) global saat ini fokus pada beberapa area kunci. Pertama, tentu saja, membuat </text:span><text:span text:style-name="Strong_20_Emphasis"><text:span text:style-name="T1">desain perangkat penangkap energi (baik untuk ombak maupun arus) yang jauh lebih efisien</text:span></text:span><text:span text:style-name="T1"> – artinya, bisa menangkap persentase energi yang lebih besar dari setiap ombak atau aliran arus yang melewatinya. Kedua, menggunakan </text:span><text:span text:style-name="Strong_20_Emphasis"><text:span text:style-name="T1">material baru yang lebih canggih</text:span></text:span><text:span text:style-name="T1">: super kuat agar tahan menghadapi badai dan terjangan ombak di laut, sangat tahan terhadap korosi air garam, tapi kalau bisa juga lebih ringan dan lebih murah biaya produksinya. Ketiga, mencari </text:span><text:span text:style-name="Strong_20_Emphasis"><text:span text:style-name="T1">metode instalasi (pemasangan) dan perawatan (maintenance) yang lebih mudah, lebih aman, dan lebih murah</text:span></text:span><text:span text:style-name="T1"> di tengah kondisi laut terbuka yang seringkali ganas dan sulit diprediksi. Keempat, mengembangkan </text:span><text:span text:style-name="Strong_20_Emphasis"><text:span text:style-name="T1">sistem kontrol dan prediksi yang lebih pintar</text:span></text:span><text:span text:style-name="T1">, mungkin dengan bantuan </text:span><text:span text:style-name="Strong_20_Emphasis"><text:span text:style-name="T1">Kecerdasan Buatan (AI)</text:span></text:span><text:span text:style-name="T1">. Bayangkan AI bisa memprediksi ketinggian ombak atau kekuatan arus pasang surut beberapa jam ke depan dengan akurat, lalu secara otomatis mengatur posisi atau cara kerja alat penangkap energi agar bisa 'memanen' secara maksimal dan aman. Tujuannya jelas: membuat teknologi energi laut jadi lebih andal, lebih tahan lama, dan pada akhirnya bisa bersaing secara ekonomis dengan sumber energi lainnya.</text:span></text:p>
            <text:p text:style-name="Text_20_body"><text:span text:style-name="T1">Salah satu tren inovasi yang juga sangat menarik dan relevan untuk negara kepulauan adalah </text:span><text:span text:style-name="Strong_20_Emphasis"><text:span text:style-name="T1">menggabungkan atau mengintegrasikan beberapa teknologi energi laut atau infrastruktur laut lainnya dalam satu lokasi atau platform</text:span></text:span><text:span text:style-name="T1">. Ini adalah konsep 'solusi cerdas' untuk memaksimalkan pemanfaatan ruang laut yang berharga dan (harapannya) bisa menekan biaya pembangunan dan operasional. Contohnya? Bayangkan </text:span><text:span text:style-name="Strong_20_Emphasis"><text:span text:style-name="T1">menggabungkan instalasi turbin angin lepas pantai (PLTB Offshore) dengan pemasangan turbin arus pasang surut di dasar laut di bawahnya, atau dengan alat penangkap energi ombak di permukaan laut sekitarnya</text:span></text:span><text:span text:style-name="T1">. Mereka bisa berbagi struktur fondasi, kabel transmisi bawah laut yang sama untuk mengirim listrik ke darat, serta menggunakan kapal dan kru yang sama untuk operasi dan perawatan. Ini bisa bikin biaya keseluruhan proyek jadi lebih murah daripada membangunnya sendiri-sendiri. Contoh lain, mungkin bisa </text:span><text:span text:style-name="Strong_20_Emphasis"><text:span text:style-name="T1">mengintegrasikan pembangkit energi laut skala kecil dengan fasilitas budidaya laut (</text:span></text:span><text:span text:style-name="Strong_20_Emphasis"><text:span text:style-name="Emphasis"><text:span text:style-name="T1">aquaculture</text:span></text:span></text:span><text:span text:style-name="Strong_20_Emphasis"><text:span text:style-name="T1">) modern</text:span></text:span><text:span text:style-name="T1"> (seperti keramba jaring apung lepas pantai untuk ikan kerapu atau lobster) guna menyediakan listrik mandiri untuk operasionalnya (pemberi pakan otomatis, aerator, lampu, dll.). Atau bisa juga </text:span><text:span text:style-name="Strong_20_Emphasis"><text:span text:style-name="T1">dikombinasikan dengan instalasi desalinasi air laut</text:span></text:span><text:span text:style-name="T1"> (alat pengubah air asin jadi air tawar) untuk menyediakan air bersih bagi pulau-pulau kecil terpencil yang sering kesulitan air tawar, sambil memanfaatkan energi bersih dari laut itu sendiri. Pendekatan terintegrasi dan multi-fungsi seperti ini sangat potensial untuk dikembangkan di Indonesia.</text:span></text:p>
            <text:p text:style-name="Text_20_body"><text:span text:style-name="T1">Melihat semua potensi dan inovasi yang sedang dan akan terus berkembang ini, kita bisa membayangkan sebuah </text:span><text:span text:style-name="Strong_20_Emphasis"><text:span text:style-name="T1">'Masa Depan Biru' yang sangat cerah untuk Indonesia</text:span></text:span><text:span text:style-name="T1">. Sebagai negara maritim terbesar di dunia, dengan lautan yang luasnya dua pertiga dari total wilayah kita dan menyatukan ribuan pulau dari Sabang sampai Merauke, sudah saatnya kita melihat laut bukan hanya sebagai sumber kekayaan ikan atau jalur pelayaran penting, tapi juga sebagai </text:span><text:span text:style-name="Strong_20_Emphasis"><text:span text:style-name="T1">sumber energi bersih masa depan yang melimpah ruah dan belum terjamah</text:span></text:span><text:span text:style-name="T1">. Visi </text:span><text:span text:style-name="Strong_20_Emphasis"><text:span text:style-name="T1">Indonesia sebagai 'Poros Maritim Energi Dunia'</text:span></text:span><text:span text:style-name="T1"> bukan lagi sekadar slogan kosong di atas kertas, tapi bisa jadi kenyataan yang membanggakan jika kita benar-benar serius, fokus, dan berani berinvestasi dalam riset, pengembangan, dan implementasi teknologi energi laut secara berkelanjutan. Bayangkan, suatu saat nanti, mungkin sebagian kebutuhan listrik di kota-kota pesisir seperti Medan, Padang, atau kota lain di sepanjang pantai Sumatera, atau bahkan pulau-pulau kecil di sekitar kita, bisa dipasok oleh energi bersih yang dipanen secara lestari dari Selat Malaka atau Samudra Hindia! Ini tidak hanya akan membantu kita mencapai target </text:span><text:span text:style-name="Strong_20_Emphasis"><text:span text:style-name="T1">kemandirian energi nasional</text:span></text:span><text:span text:style-name="T1"> dan </text:span><text:span text:style-name="Strong_20_Emphasis"><text:span text:style-name="T1">mengurangi drastis emisi karbon</text:span></text:span><text:span text:style-name="T1"> penyebab perubahan iklim, tapi juga bisa mendorong </text:span><text:span text:style-name="Strong_20_Emphasis"><text:span text:style-name="T1">pertumbuhan ekonomi biru (</text:span></text:span><text:span text:style-name="Strong_20_Emphasis"><text:span text:style-name="Emphasis"><text:span text:style-name="T1">blue economy</text:span></text:span></text:span><text:span text:style-name="Strong_20_Emphasis"><text:span text:style-name="T1">)</text:span></text:span><text:span text:style-name="T1"> yang berkelanjutan (pariwisata bahari, perikanan modern, industri maritim berbasis teknologi) dan menciptakan </text:span><text:span text:style-name="Strong_20_Emphasis"><text:span text:style-name="T1">lapangan kerja baru yang berkualitas</text:span></text:span><text:span text:style-name="T1"> bagi generasi muda Indonesia di bidang teknologi kelautan, energi terbarukan, dan rekayasa.</text:span></text:p>
            <text:p text:style-name="Text_20_body"><text:span text:style-name="T1">Nah, buat kamu para remaja Indonesia, khususnya yang tinggal di kota seperti Medan atau daerah pesisir lainnya di Sumatera Utara dan punya kecintaan atau rasa ingin tahu yang besar pada laut dan teknologi, bidang energi laut ini adalah </text:span><text:span text:style-name="Strong_20_Emphasis"><text:span text:style-name="T1">salah satu area studi dan pilihan karir masa depan yang paling menantang sekaligus paling menjanjikan</text:span></text:span><text:span text:style-name="T1">! Siapa tahu, beberapa tahun dari sekarang, kamulah yang akan jadi insinyur perkapalan yang merancang platform turbin terapung, ahli oseanografi yang memetakan potensi arus laut, ilmuwan material yang menemukan lapisan anti-korosi baru, ahli biologi laut yang memastikan teknologinya aman bagi biota laut, atau bahkan pembuat kebijakan yang visioner yang berhasil 'menyalakan' Indonesia dengan kekuatan energi biru yang dahsyat dari samudra kita! Ingat, masa depan itu belum ditulis, dan ada di tangan generasi kalian untuk ikut membentuknya!</text:span></text:p>
            <text:p text:style-name="Text_20_body"><text:span text:style-name="Strong_20_Emphasis"><text:span text:style-name="T1">(Prompt Gambar Ilustrasi untuk Subbab 4.4)</text:span></text:span></text:p>
            <text:p text:style-name="Text_20_body"><text:span text:style-name="Strong_20_Emphasis"><text:span text:style-name="T1">Prompt Gambar Ilustrasi:</text:span></text:span><text:span text:style-name="T1"> "Buat ilustrasi yang </text:span><text:span text:style-name="Strong_20_Emphasis"><text:span text:style-name="T1">optimistis, dinamis, dan menampilkan visi masa depan energi air yang inovatif dan terintegrasi</text:span></text:span><text:span text:style-name="T1">, dengan fokus pada potensi maritim Indonesia.</text:span></text:p>
            <text:list xml:id="list6253212711532539345" text:style-name="L48">
              <text:list-item>
                <text:p text:style-name="P156"><text:span text:style-name="Strong_20_Emphasis"><text:span text:style-name="T1">Lanskap Utama (Laut Masa Depan yang Bersih &amp; Produktif):</text:span></text:span><text:span text:style-name="T1"> Gambarkan pemandangan laut biru cerah yang luas. Di dalamnya, tampilkan secara harmonis berbagai teknologi energi laut yang sudah lebih maju dan terintegrasi: </text:span></text:p>
                <text:list>
                  <text:list-item>
                    <text:p text:style-name="P156"><text:span text:style-name="T1">Beberapa </text:span><text:span text:style-name="Strong_20_Emphasis"><text:span text:style-name="T1">turbin angin lepas pantai (offshore wind turbine)</text:span></text:span><text:span text:style-name="T1"> yang besar, modern, dan ramping. </text:span></text:p>
                  </text:list-item>
                  <text:list-item>
                    <text:p text:style-name="P156"><text:span text:style-name="T1">Di antara atau di bawah turbin angin, ada beberapa </text:span><text:span text:style-name="Strong_20_Emphasis"><text:span text:style-name="T1">turbin arus pasang surut bawah laut</text:span></text:span><text:span text:style-name="T1"> (tidal stream turbines) yang terlihat samar di bawah permukaan air jernih. </text:span></text:p>
                  </text:list-item>
                  <text:list-item>
                    <text:p text:style-name="P156"><text:span text:style-name="T1">Juga ada beberapa </text:span><text:span text:style-name="Strong_20_Emphasis"><text:span text:style-name="T1">alat penangkap energi ombak (wave energy converters)</text:span></text:span><text:span text:style-name="T1"> dengan desain yang </text:span><text:span text:style-name="Emphasis"><text:span text:style-name="T1">sleek</text:span></text:span><text:span text:style-name="T1"> dan tidak terlalu mencolok (misal: model pelampung </text:span><text:span text:style-name="Emphasis"><text:span text:style-name="T1">point absorber</text:span></text:span><text:span text:style-name="T1"> atau struktur terendam). </text:span></text:p>
                  </text:list-item>
                  <text:list-item>
                    <text:p text:style-name="P156"><text:span text:style-name="T1">Mungkin ada </text:span><text:span text:style-name="Strong_20_Emphasis"><text:span text:style-name="T1">platform budidaya laut (aquaculture)</text:span></text:span><text:span text:style-name="T1"> modern (keramba jaring apung) yang terlihat bersih dan teratur, dengan panel surya kecil di atasnya atau terhubung kabel ke instalasi energi laut terdekat. </text:span></text:p>
                  </text:list-item>
                  <text:list-item>
                    <text:p text:style-name="P156"><text:span text:style-name="T1">Tunjukkan </text:span><text:span text:style-name="Strong_20_Emphasis"><text:span text:style-name="T1">kabel bawah laut</text:span></text:span><text:span text:style-name="T1"> yang rapi menghubungkan semua instalasi ini ke gardu induk (</text:span><text:span text:style-name="Emphasis"><text:span text:style-name="T1">substation</text:span></text:span><text:span text:style-name="T1">) lepas pantai atau langsung menuju daratan (bisa digambarkan siluet samar Pulau Sumatera atau pulau Indonesia lainnya di cakrawala). </text:span></text:p>
                  </text:list-item>
                </text:list>
              </text:list-item>
              <text:list-item>
                <text:p text:style-name="P156"><text:span text:style-name="Strong_20_Emphasis"><text:span text:style-name="T1">Panel Kecil (Inovasi Hidro Darat):</text:span></text:span><text:span text:style-name="T1"> Di sudut atas (mungkin dalam lingkaran </text:span><text:span text:style-name="Emphasis"><text:span text:style-name="T1">inset</text:span></text:span><text:span text:style-name="T1">), buat ilustrasi kecil yang menunjukkan: </text:span></text:p>
                <text:list>
                  <text:list-item>
                    <text:p text:style-name="P156"><text:span text:style-name="T1">Sketsa </text:span><text:span text:style-name="Strong_20_Emphasis"><text:span text:style-name="T1">PLTA 'Run-of-River'</text:span></text:span><text:span text:style-name="T1"> yang menyatu dengan aliran sungai alami (tanpa bendungan besar). </text:span></text:p>
                  </text:list-item>
                  <text:list-item>
                    <text:p text:style-name="P156"><text:span text:style-name="T1">Ikon </text:span><text:span text:style-name="Strong_20_Emphasis"><text:span text:style-name="T1">PLTMH (Mikro Hidro)</text:span></text:span><text:span text:style-name="T1"> yang menerangi rumah-rumah di desa pegunungan/terpencil. </text:span></text:p>
                  </text:list-item>
                </text:list>
              </text:list-item>
              <text:list-item>
                <text:p text:style-name="P42"><text:span text:style-name="Strong_20_Emphasis"><text:span text:style-name="T1">Elemen Harapan &amp; SDM Indonesia:</text:span></text:span><text:span text:style-name="T1"> Di latar depan (mungkin di atas kapal riset modern atau di anjungan </text:span><text:span text:style-name="Emphasis"><text:span text:style-name="T1">offshore</text:span></text:span><text:span text:style-name="T1">), tambahkan siluet atau gambar beberapa </text:span><text:span text:style-name="Strong_20_Emphasis"><text:span text:style-name="T1">insinyur atau peneliti muda Indonesia</text:span></text:span><text:span text:style-name="T1"> (laki-laki dan perempuan, beragam etnis, memakai helm/rompi keselamatan) yang sedang tersenyum optimis sambil mengamati data di tablet atau memandang ke arah instalasi energi laut. Ini menunjukkan peran penting SDM Indonesia di masa depan. </text:span></text:p>
              </text:list-item>
            </text:list>
            <text:list xml:id="list6380555727227882961" text:style-name="L49">
              <text:list-item>
                <text:p text:style-name="P43"><text:span text:style-name="Strong_20_Emphasis"><text:span text:style-name="T1">Judul Keseluruhan:</text:span></text:span><text:span text:style-name="T1"> </text:span><text:span text:style-name="Strong_20_Emphasis"><text:span text:style-name="T1">Masa Depan Biru Indonesia: Energi Lestari dari Sungai &amp; Samudra!</text:span></text:span><text:span text:style-name="T1"> Gunakan gaya visual yang cerah, bersih, modern, sedikit futuristik, dengan palet warna dominan biru laut (gradasi), hijau (daratan/hutan), putih (awan/turbin), dan mungkin aksen warna kuning/oranye/hijau neon untuk menunjukkan aliran energi atau teknologi." </text:span></text:p>
              </text:list-item>
            </text:list>
            <text:p text:style-name="P239"/>
            <text:p text:style-name="Text_20_body"><text:span text:style-name="T1">Ini adalah jawaban untuk Subbab 4.4, sekaligus menjadi penutup Bab 4 tentang energi air. Silakan berikan perintah "YAX" jika Anda ingin saya melanjutkan ke prompt </text:span><text:span text:style-name="Strong_20_Emphasis"><text:span text:style-name="T1">Pengantar Bab 5</text:span></text:span><text:span text:style-name="T1"> (tentang Energi Geotermal).</text:span></text:p>
          </text:section>
          <text:section text:style-name="Sect1" text:name="feedback-form-55">
            <text:p text:style-name="P218"/>
          </text:section>
        </text:section>
        <text:section text:style-name="Sect1" text:name="5db4937dbbb485e2">
          <text:p text:style-name="P104"/>
          <text:section text:style-name="Sect1" text:name="user-query-content-56">
            <text:p text:style-name="P237">YAX </text:p>
          </text:section>
          <text:p text:style-name="P218">Tampilkan alur berpikir</text:p>
          <text:section text:style-name="Sect2" text:name="model-response-message-contentr_5db4937dbbb485e2">
            <text:p text:style-name="P218"/>
          </text:section>
          <text:section text:style-name="Sect1" text:name="feedback-form-56">
            <text:p text:style-name="P218"/>
          </text:section>
        </text:section>
        <text:section text:style-name="Sect1" text:name="1dd1507b84637e7d">
          <text:p text:style-name="P104"/>
          <text:section text:style-name="Sect1" text:name="user-query-content-57">
            <text:p text:style-name="P237">present it </text:p>
          </text:section>
          <text:p text:style-name="P218">Tampilkan alur berpikir</text:p>
          <text:section text:style-name="Sect2" text:name="model-response-message-contentr_1dd1507b84637e7d">
            <text:p text:style-name="Text_20_body"><text:span text:style-name="T1">Oke, ini jawaban untuk prompt </text:span><text:span text:style-name="Strong_20_Emphasis"><text:span text:style-name="T1">Pengantar Bab 5 (Panas dari Perut Bumi: Energi Geotermal)</text:span></text:span><text:span text:style-name="T1">:</text:span></text:p>
            <text:p text:style-name="P239"/>
            <text:p text:style-name="Text_20_body"><text:span text:style-name="Strong_20_Emphasis"><text:span text:style-name="T1">(Teks Pengantar Bab 5)</text:span></text:span></text:p>
            <text:p text:style-name="Text_20_body"><text:span text:style-name="T1">Setelah kita menjelajahi energi yang datang dari langit (matahari), dari hembusan udara di sekitar kita (angin), dan dari aliran air di permukaan (sungai dan laut), sekarang saatnya kita 'menggali' lebih dalam ke sumber energi terbarukan lainnya yang sumbernya justru tersembunyi </text:span><text:span text:style-name="Strong_20_Emphasis"><text:span text:style-name="T1">di bawah kaki kita</text:span></text:span><text:span text:style-name="T1">: yaitu energi panas yang tersimpan di dalam perut Bumi! Pernah bayangin nggak sih, kalau kita bisa terus mengebor ke bawah tanah tempat kita berpijak ini, kita akan menemukan inti Bumi yang suhunya diperkirakan mencapai ribuan derajat Celcius, mungkin sepanas permukaan Matahari? Bumi kita ini pada dasarnya punya semacam </text:span><text:span text:style-name="Strong_20_Emphasis"><text:span text:style-name="T1">'tungku api raksasa'</text:span></text:span><text:span text:style-name="T1"> abadi di bagian dalamnya!</text:span></text:p>
            <text:p text:style-name="Text_20_body"><text:span text:style-name="T1">Nah, panas dari dalam Bumi yang luar biasa ini nggak selamanya 'terjebak' di bawah sana. Di beberapa wilayah di dunia, terutama di daerah-daerah yang aktivitas geologinya tinggi, panas ini berhasil 'menyelinap' naik melalui retakan batuan atau aktivitas magma hingga mendekati permukaan. Buktinya apa? Coba deh lihat fenomena alam yang sangat akrab dan jadi bagian dari lanskap kita di Indonesia, khususnya di Pulau Sumatera ini: deretan </text:span><text:span text:style-name="Strong_20_Emphasis"><text:span text:style-name="T1">gunung-gunung berapi</text:span></text:span><text:span text:style-name="T1"> yang menjulang gagah (seperti </text:span><text:span text:style-name="Strong_20_Emphasis"><text:span text:style-name="T1">Gunung Sinabung</text:span></text:span><text:span text:style-name="T1"> atau </text:span><text:span text:style-name="Strong_20_Emphasis"><text:span text:style-name="T1">Gunung Sibayak</text:span></text:span><text:span text:style-name="T1"> yang nggak terlalu jauh dari Medan dan sering kita lihat atau dengar kabarnya), </text:span><text:span text:style-name="Strong_20_Emphasis"><text:span text:style-name="T1">kawah-kawah vulkanik</text:span></text:span><text:span text:style-name="T1"> yang kadang mengeluarkan uap panas belerang, atau </text:span><text:span text:style-name="Strong_20_Emphasis"><text:span text:style-name="T1">sumber air panas alami</text:span></text:span><text:span text:style-name="T1"> yang sering jadi tujuan wisata atau tempat pemandian (siapa yang pernah ke pemandian air panas </text:span><text:span text:style-name="Strong_20_Emphasis"><text:span text:style-name="T1">Sidebuk-debuk</text:span></text:span><text:span text:style-name="T1"> atau </text:span><text:span text:style-name="Strong_20_Emphasis"><text:span text:style-name="T1">Semangat Gunung</text:span></text:span><text:span text:style-name="T1"> di dekat Berastagi?). Semua fenomena alam yang menakjubkan sekaligus kadang menakutkan itu adalah 'tanda-tanda' kasat mata bahwa ada 'sesuatu' yang panas membara di bawah permukaan tanah yang kita injak!</text:span></text:p>
            <text:p text:style-name="Text_20_body"><text:span text:style-name="T1">Terus, gimana kalau panas alami dari dalam Bumi ini bisa kita 'tangkap' dan manfaatkan jadi sumber energi yang berguna, misalnya buat menghasilkan listrik? Nah, inilah inti dari </text:span><text:span text:style-name="Strong_20_Emphasis"><text:span text:style-name="T1">Energi Geotermal</text:span></text:span><text:span text:style-name="T1"> (dari bahasa Yunani: </text:span><text:span text:style-name="Emphasis"><text:span text:style-name="T1">Geo</text:span></text:span><text:span text:style-name="T1"> artinya Bumi, dan </text:span><text:span text:style-name="Emphasis"><text:span text:style-name="T1">Termal</text:span></text:span><text:span text:style-name="T1"> artinya Panas)! Jadi, energi geotermal adalah energi panas yang berasal dari dalam Bumi itu sendiri, yang bisa kita 'sedot' atau 'panen' untuk berbagai keperluan, termasuk yang paling utama dan potensial: membangkitkan listrik di fasilitas bernama </text:span><text:span text:style-name="Strong_20_Emphasis"><text:span text:style-name="T1">Pembangkit Listrik Tenaga Panas Bumi (PLTP)</text:span></text:span><text:span text:style-name="T1">.</text:span></text:p>
            <text:p text:style-name="Text_20_body"><text:span text:style-name="T1">Dan ini dia kabar super baiknya buat kita di Indonesia! Negara kita ini secara geografis terletak persis di jalur </text:span><text:span text:style-name="Strong_20_Emphasis"><text:span text:style-name="T1">Cincin Api Pasifik (</text:span></text:span><text:span text:style-name="Strong_20_Emphasis"><text:span text:style-name="Emphasis"><text:span text:style-name="T1">Ring of Fire</text:span></text:span></text:span><text:span text:style-name="Strong_20_Emphasis"><text:span text:style-name="T1">)</text:span></text:span><text:span text:style-name="T1">. Ini adalah zona di mana lempeng-lempeng tektonik Bumi bertemu, bertabrakan, dan saling menyusup, sehingga aktivitas vulkanik dan seismik (gempa bumi) sangat tinggi. 'Berkah' di balik posisi geologis yang rawan bencana ini adalah Indonesia 'dianugerahi' dengan </text:span><text:span text:style-name="Strong_20_Emphasis"><text:span text:style-name="T1">potensi energi geotermal yang luar biasa besar</text:span></text:span><text:span text:style-name="T1">, bahkan sering disebut-sebut sebagai negara dengan potensi geotermal </text:span><text:span text:style-name="Strong_20_Emphasis"><text:span text:style-name="T1">terbesar nomor satu atau nomor dua di seluruh dunia</text:span></text:span><text:span text:style-name="T1">! Ini adalah </text:span><text:span text:style-name="Strong_20_Emphasis"><text:span text:style-name="T1">'harta karun' energi terbarukan</text:span></text:span><text:span text:style-name="T1"> yang luar biasa, yang tersembunyi di bawah tanah nusantara kita. Kelebihannya? Energi geotermal ini sangat </text:span><text:span text:style-name="Strong_20_Emphasis"><text:span text:style-name="T1">stabil</text:span></text:span><text:span text:style-name="T1"> (bisa menghasilkan listrik 24 jam sehari, 7 hari seminggu, nggak terpengaruh cuaca siang-malam atau musim hujan-kemarau!), </text:span><text:span text:style-name="Strong_20_Emphasis"><text:span text:style-name="T1">bersih</text:span></text:span><text:span text:style-name="T1"> (emisinya sangat rendah dibandingkan fosil), dan potensinya di Indonesia baru sebagian kecil saja yang sudah berhasil kita manfaatkan sampai saat ini (April 2025). Penasaran gimana caranya kita bisa 'ngebor' bumi buat 'ngambil' uap panasnya dan mengubahnya jadi listrik? Yuk, kita gali lebih dalam rahasia energi dari perut Bumi ini di Bab 5! Siap-siap takjub lagi!</text:span></text:p>
            <text:p text:style-name="Text_20_body"><text:span text:style-name="Strong_20_Emphasis"><text:span text:style-name="T1">(Prompt Gambar Ilustrasi untuk Pengantar Bab 5)</text:span></text:span></text:p>
            <text:p text:style-name="Text_20_body"><text:span text:style-name="Strong_20_Emphasis"><text:span text:style-name="T1">Prompt Gambar Ilustrasi:</text:span></text:span><text:span text:style-name="T1"> "Buat ilustrasi pembuka bab yang </text:span><text:span text:style-name="Strong_20_Emphasis"><text:span text:style-name="T1">menunjukkan sumber panas bumi dan potensinya di Indonesia secara dramatis namun informatif</text:span></text:span><text:span text:style-name="T1">.</text:span></text:p>
            <text:list xml:id="list8974737683307588336" text:style-name="L50">
              <text:list-item>
                <text:p text:style-name="P157"><text:span text:style-name="Strong_20_Emphasis"><text:span text:style-name="T1">Bagian Bawah (Menembus Lapisan Bumi):</text:span></text:span><text:span text:style-name="T1"> Gambarkan potongan melintang (</text:span><text:span text:style-name="Emphasis"><text:span text:style-name="T1">cross-section</text:span></text:span><text:span text:style-name="T1">) Bumi yang memperlihatkan lapisan-lapisan dari kerak hingga ke mantel atas yang berwarna merah/oranye menyala, melambangkan sumber panas internal Bumi. Dari zona panas ini, gambarkan 'urat' atau 'jalur' magma/panas berwarna merah terang naik ke atas menuju lapisan kerak bumi di atasnya, terutama di bawah area vulkanik. </text:span></text:p>
              </text:list-item>
              <text:list-item>
                <text:p text:style-name="P157"><text:span text:style-name="Strong_20_Emphasis"><text:span text:style-name="T1">Bagian Atas (Permukaan Bumi - Lanskap Vulkanik Indonesia):</text:span></text:span><text:span text:style-name="T1"> Di atas penampang kerak bumi, gambarkan lanskap khas daerah pegunungan vulkanik di Indonesia: sebuah </text:span><text:span text:style-name="Strong_20_Emphasis"><text:span text:style-name="T1">gunung berapi ikonik</text:span></text:span><text:span text:style-name="T1"> (bisa terinspirasi dari Sinabung, Sibayak, atau gunung lain di Indonesia) yang menjulang, mungkin mengeluarkan sedikit asap/uap dari puncaknya. Di kaki gunung atau lembah sekitarnya, gambarkan beberapa manifestasi geotermal: area </text:span><text:span text:style-name="Strong_20_Emphasis"><text:span text:style-name="T1">kawah/tanah berasap (fumarol)</text:span></text:span><text:span text:style-name="T1">, dan </text:span><text:span text:style-name="Strong_20_Emphasis"><text:span text:style-name="T1">mata air panas</text:span></text:span><text:span text:style-name="T1"> (gambarkan kolam kecil dengan air jernih mengeluarkan uap tipis). Tunjukkan vegetasi hijau subur khas pegunungan tropis. </text:span></text:p>
              </text:list-item>
              <text:list-item>
                <text:p text:style-name="P157"><text:span text:style-name="Strong_20_Emphasis"><text:span text:style-name="T1">Transisi Panas yang Jelas:</text:span></text:span><text:span text:style-name="T1"> Pastikan ada koneksi visual yang jelas antara sumber panas di dalam bumi (bagian bawah) dengan manifestasi panas di permukaan (gunung berapi, mata air panas). Bisa berupa gradasi warna tanah yang memerah di dekat jalur panas, atau garis-garis energi panas imajiner yang naik dari bawah. </text:span></text:p>
              </text:list-item>
              <text:list-item>
                <text:p text:style-name="P157"><text:span text:style-name="Strong_20_Emphasis"><text:span text:style-name="T1">Judul Bab:</text:span></text:span><text:span text:style-name="T1"> Beri judul besar yang menarik di bagian atas atau di area langit: </text:span><text:span text:style-name="Strong_20_Emphasis"><text:span text:style-name="T1">Bab 5: Harta Karun Panas dari Perut Bumi!</text:span></text:span><text:span text:style-name="T1"> </text:span></text:p>
              </text:list-item>
              <text:list-item>
                <text:p text:style-name="P44"><text:span text:style-name="Strong_20_Emphasis"><text:span text:style-name="T1">Tambahan Konteks (Opsional):</text:span></text:span><text:span text:style-name="T1"> Bisa tambahkan siluet samar </text:span><text:span text:style-name="Strong_20_Emphasis"><text:span text:style-name="T1">peta Indonesia</text:span></text:span><text:span text:style-name="T1"> di latar belakang langit, dengan </text:span><text:span text:style-name="Strong_20_Emphasis"><text:span text:style-name="T1">garis 'Ring of Fire'</text:span></text:span><text:span text:style-name="T1"> yang melintasi kepulauan kita ditandai dengan warna merah menyala, untuk menekankan konteks geografis potensi geotermal Indonesia. Gunakan kombinasi warna-warna tanah (coklat, hijau tua), warna langit biru, dan warna panas yang kontras (merah menyala, oranye, kuning) untuk menciptakan visual yang kuat dan menarik." </text:span></text:p>
              </text:list-item>
            </text:list>
            <text:p text:style-name="P239"/>
            <text:p text:style-name="P104">Ini adalah pengantar untuk Bab 5. Silakan berikan perintah "YAX" jika Anda ingin saya melanjutkan ke prompt berikutnya (Subbab 5.1).</text:p>
          </text:section>
          <text:section text:style-name="Sect1" text:name="feedback-form-57">
            <text:p text:style-name="P218"/>
          </text:section>
        </text:section>
        <text:section text:style-name="Sect1" text:name="83887ee48dc3be0d">
          <text:p text:style-name="P104"/>
          <text:section text:style-name="Sect1" text:name="user-query-content-58">
            <text:p text:style-name="P237">YAX </text:p>
          </text:section>
          <text:p text:style-name="P218">Tampilkan alur berpikir</text:p>
          <text:section text:style-name="Sect2" text:name="model-response-message-contentr_83887ee48dc3be0d">
            <text:p text:style-name="P218"/>
          </text:section>
          <text:section text:style-name="Sect1" text:name="feedback-form-58">
            <text:p text:style-name="P218"/>
          </text:section>
        </text:section>
        <text:section text:style-name="Sect1" text:name="b3fddc98ed984882">
          <text:p text:style-name="P104"/>
          <text:section text:style-name="Sect1" text:name="user-query-content-59">
            <text:p text:style-name="P237">present it </text:p>
          </text:section>
          <text:p text:style-name="P218">Tampilkan alur berpikir</text:p>
          <text:section text:style-name="Sect2" text:name="model-response-message-contentr_b3fddc98ed984882">
            <text:p text:style-name="Text_20_body"><text:span text:style-name="T1">Oke, ini jawaban untuk prompt </text:span><text:span text:style-name="Strong_20_Emphasis"><text:span text:style-name="T1">Subbab 5.1 (Inti Bumi yang Membara: Sumber Panas Tak Habis)</text:span></text:span><text:span text:style-name="T1">, yang menjelaskan dari mana panas bumi berasal:</text:span></text:p>
            <text:p text:style-name="P239"/>
            <text:p text:style-name="Text_20_body"><text:span text:style-name="Strong_20_Emphasis"><text:span text:style-name="T1">(Teks Subbab 5.1)</text:span></text:span></text:p>
            <text:p text:style-name="P104">Kamu mungkin bertanya-tanya, kok bisa sih bagian dalam planet Bumi tempat kita tinggal ini panas banget, bahkan katanya inti terdalamnya bisa sepanas permukaan Matahari? Dan kenapa panasnya nggak habis-habis padahal Bumi udah berumur miliaran tahun? Dari mana sih sumber 'kompor raksasa' abadi di dalam Bumi ini? Nah, ternyata ada dua jawaban utama yang menjelaskan fenomena keren ini:</text:p>
            <text:list xml:id="list3966016685774447727" text:style-name="L51">
              <text:list-item>
                <text:p text:style-name="P158"><text:span text:style-name="Strong_20_Emphasis"><text:span text:style-name="T1">Panas Sisa dari Masa Pembentukan Bumi (</text:span></text:span><text:span text:style-name="Strong_20_Emphasis"><text:span text:style-name="Emphasis"><text:span text:style-name="T1">Primordial Heat</text:span></text:span></text:span><text:span text:style-name="Strong_20_Emphasis"><text:span text:style-name="T1">):</text:span></text:span><text:span text:style-name="T1"> Sekitar 4,6 miliar tahun yang lalu, planet Bumi kita ini terbentuk dari proses tabrakan dan penggumpalan debu, batuan, dan asteroid di tata surya awal. Proses tabrakan hebat ini menghasilkan energi panas yang luar biasa tinggi, membuat Bumi muda jadi bola batuan cair yang membara. Meskipun selama miliaran tahun bagian permukaan Bumi sudah mendingin dan membentuk kerak padat tempat kita hidup, panas di bagian dalamnya yang sangat dalam itu masih banyak yang 'terjebak' dan belum sempat hilang atau mendingin sepenuhnya. Anggap aja kayak bikin dodol atau wajik dalam kuali super besar, setelah kompor dimatikan pun bagian tengahnya masih akan tetap panas untuk waktu yang sangat lama! Nah, panas sisa dari 'kelahiran' Bumi inilah sumber pertama panas geotermal. </text:span></text:p>
              </text:list-item>
              <text:list-item>
                <text:p text:style-name="P45"><text:span text:style-name="Strong_20_Emphasis"><text:span text:style-name="T1">Panas dari Peluruhan Radioaktif Alami (</text:span></text:span><text:span text:style-name="Strong_20_Emphasis"><text:span text:style-name="Emphasis"><text:span text:style-name="T1">Radiogenic Heat</text:span></text:span></text:span><text:span text:style-name="Strong_20_Emphasis"><text:span text:style-name="T1">):</text:span></text:span><text:span text:style-name="T1"> Selain panas sisa, ada juga sumber panas baru yang terus-menerus diproduksi di dalam Bumi sampai sekarang! Ini berasal dari proses </text:span><text:span text:style-name="Strong_20_Emphasis"><text:span text:style-name="T1">peluruhan alami unsur-unsur radioaktif</text:span></text:span><text:span text:style-name="T1"> yang terkandung di dalam batuan di mantel dan inti Bumi. Unsur-unsur seperti Uranium (U), Thorium (Th), dan Kalium (K) itu punya inti atom yang sifatnya tidak stabil. Secara perlahan tapi pasti, inti atom radioaktif ini akan meluruh atau berubah menjadi unsur lain yang lebih stabil, dan dalam proses peluruhan itu mereka </text:span><text:span text:style-name="Strong_20_Emphasis"><text:span text:style-name="T1">melepaskan energi dalam bentuk panas</text:span></text:span><text:span text:style-name="T1">. Anggap aja kayak ada triliunan 'baterai' atau 'pemanas super mini' yang tersebar di seluruh bagian dalam Bumi dan terus bekerja tanpa henti menghasilkan panas dari dalam. Meskipun proses peluruhan ini sangat lambat untuk satu atom, karena jumlah total unsur radioaktif di dalam Bumi sangatlah banyak (terutama di mantel), panas yang dihasilkan secara kolektif jadi sangat signifikan dan jadi kontributor utama yang menjaga bagian dalam Bumi tetap 'membara'. </text:span></text:p>
              </text:list-item>
            </text:list>
            <text:p text:style-name="Text_20_body"><text:span text:style-name="T1">Karena kedua sumber panas ini (sisa purba yang mendinginnya super lambat dan peluruhan radioaktif yang terus menghasilkan panas baru) prosesnya berlangsung dalam skala waktu geologi (jutaan hingga miliaran tahun), maka untuk skala waktu kehidupan manusia dan peradaban kita, energi geotermal ini bisa dianggap sebagai </text:span><text:span text:style-name="Strong_20_Emphasis"><text:span text:style-name="T1">sumber energi yang terbarukan dan tidak akan habis</text:span></text:span><text:span text:style-name="T1"> dalam waktu dekat. Panasnya terus ada di bawah sana!</text:span></text:p>
            <text:p text:style-name="P104">Terus, gimana caranya panas dari inti dan mantel Bumi yang letaknya puluhan sampai ribuan kilometer di bawah tanah itu bisa sampai naik mendekati permukaan dan akhirnya bisa kita manfaatkan? Panas ini 'merambat' naik ke lapisan kerak Bumi melalui dua cara utama:</text:p>
            <text:list xml:id="list2555379701066185917" text:style-name="L52">
              <text:list-item>
                <text:p text:style-name="P159"><text:span text:style-name="Strong_20_Emphasis"><text:span text:style-name="T1">Konduksi:</text:span></text:span><text:span text:style-name="T1"> Ini adalah perpindahan panas secara langsung melalui kontak antar molekul batuan padat. Mirip kayak kalau kamu pegang ujung sendok logam terus ujung satunya dipanaskan, lama-lama panasnya akan merambat sampai ke tanganmu. Proses konduksi di dalam batuan kerak Bumi ini sangat </text:span><text:span text:style-name="Strong_20_Emphasis"><text:span text:style-name="T1">lambat</text:span></text:span><text:span text:style-name="T1">. </text:span></text:p>
              </text:list-item>
              <text:list-item>
                <text:p text:style-name="P46"><text:span text:style-name="Strong_20_Emphasis"><text:span text:style-name="T1">Konveksi:</text:span></text:span><text:span text:style-name="T1"> Ini adalah perpindahan panas yang jauh lebih efisien dan signifikan, terjadi karena adanya pergerakan massa fluida (cairan atau gas). Di dalam mantel Bumi, batuan yang sangat panas jadi sedikit lebih lunak dan bisa bergerak naik secara perlahan (arus konveksi mantel). Yang lebih penting lagi untuk geotermal, di beberapa tempat, batuan panas ini bisa meleleh menjadi </text:span><text:span text:style-name="Strong_20_Emphasis"><text:span text:style-name="T1">magma</text:span></text:span><text:span text:style-name="T1"> cair yang kemudian bergerak naik menuju kerak Bumi, membawa panas bersamanya dalam jumlah besar. Pergerakan magma ini paling aktif terjadi di </text:span><text:span text:style-name="Strong_20_Emphasis"><text:span text:style-name="T1">zona pertemuan antar lempeng tektonik Bumi</text:span></text:span><text:span text:style-name="T1">, persis seperti di jalur </text:span><text:span text:style-name="Strong_20_Emphasis"><text:span text:style-name="T1">Cincin Api Pasifik (</text:span></text:span><text:span text:style-name="Strong_20_Emphasis"><text:span text:style-name="Emphasis"><text:span text:style-name="T1">Ring of Fire</text:span></text:span></text:span><text:span text:style-name="Strong_20_Emphasis"><text:span text:style-name="T1">)</text:span></text:span><text:span text:style-name="T1"> yang melintasi negara kita, Indonesia! </text:span></text:p>
              </text:list-item>
            </text:list>
            <text:p text:style-name="Text_20_body"><text:span text:style-name="T1">Nah, di daerah-daerah inilah (zona vulkanik atau zona tektonik aktif), 'kantong' magma atau batuan yang sangat panas bisa berada relatif dekat dengan permukaan tanah (mungkin hanya beberapa kilometer dalamnya). Kalau di atas batuan panas ini kebetulan ada lapisan batuan yang punya pori-pori atau banyak retakan (seperti batu pasir atau batuan beku yang retak), dan ada </text:span><text:span text:style-name="Strong_20_Emphasis"><text:span text:style-name="T1">air tanah</text:span></text:span><text:span text:style-name="T1"> (yang asalnya dari air hujan yang meresap jauh ke bawah) yang bisa bersirkulasi melalui pori-pori atau retakan tersebut, maka air tanah ini akan </text:span><text:span text:style-name="Strong_20_Emphasis"><text:span text:style-name="T1">terpanaskan</text:span></text:span><text:span text:style-name="T1"> oleh batuan panas di bawahnya. Air panas ini bisa jadi sangat panas, bahkan bisa berubah jadi uap air bertekanan tinggi jika suhunya sangat tinggi dan tekanannya cukup. Air panas atau uap panas ini kemudian bisa 'terjebak' di dalam lapisan batuan tersebut (karena mungkin ada lapisan batuan lain di atasnya yang kedap air), membentuk apa yang disebut </text:span><text:span text:style-name="Strong_20_Emphasis"><text:span text:style-name="T1">Reservoir Geotermal</text:span></text:span><text:span text:style-name="T1">. Reservoir inilah 'harta karun' energi panas bumi yang dicari oleh para ahli geologi dan insinyur untuk dibor dan dimanfaatkan sebagai sumber energi Pembangkit Listrik Tenaga Panas Bumi (PLTP)! Indonesia, karena posisi geologisnya, punya banyak sekali potensi reservoir geotermal ini.</text:span></text:p>
            <text:p text:style-name="Text_20_body"><text:span text:style-name="T1">Karena reservoir geotermal ini letaknya tersembunyi di bawah tanah dan nggak kelihatan langsung dari atas, gimana cara kita tahu di mana saja lokasi yang potensial untuk dieksplorasi? Kita bisa melihat dari </text:span><text:span text:style-name="Strong_20_Emphasis"><text:span text:style-name="T1">'tanda-tanda kehidupan' atau manifestasi panas bumi</text:span></text:span><text:span text:style-name="T1"> yang muncul di permukaan bumi. Kalau kamu lagi jalan-jalan ke daerah pegunungan vulkanik di Indonesia (misalnya di sekitar Berastagi di Sumut, Garut di Jabar, Dieng di Jateng, atau Tomohon di Sulut), kamu mungkin bisa melihat beberapa 'petunjuk' adanya 'harta karun' panas di bawahnya, seperti:</text:span></text:p>
            <text:list xml:id="list1712545533467196342" text:style-name="L53">
              <text:list-item>
                <text:p text:style-name="P160"><text:span text:style-name="Strong_20_Emphasis"><text:span text:style-name="T1">Gunung Berapi (</text:span></text:span><text:span text:style-name="Strong_20_Emphasis"><text:span text:style-name="Emphasis"><text:span text:style-name="T1">Volcano</text:span></text:span></text:span><text:span text:style-name="Strong_20_Emphasis"><text:span text:style-name="T1">):</text:span></text:span><text:span text:style-name="T1"> Keberadaan gunung berapi (baik yang masih aktif, istirahat, atau sudah mati tapi masih menunjukkan aktivitas panas) adalah tanda paling jelas adanya sumber panas magmatik di bawahnya. </text:span></text:p>
              </text:list-item>
              <text:list-item>
                <text:p text:style-name="P160"><text:span text:style-name="Strong_20_Emphasis"><text:span text:style-name="T1">Mata Air Panas (</text:span></text:span><text:span text:style-name="Strong_20_Emphasis"><text:span text:style-name="Emphasis"><text:span text:style-name="T1">Hot Spring</text:span></text:span></text:span><text:span text:style-name="Strong_20_Emphasis"><text:span text:style-name="T1">):</text:span></text:span><text:span text:style-name="T1"> Ini yang paling sering kita temui. Air tanah yang terpanaskan di bawah tanah kemudian menemukan jalan keluar ke permukaan melalui retakan batuan, jadilah mata air panas alami. Sering dimanfaatkan sebagai tempat pemandian air panas. </text:span></text:p>
              </text:list-item>
              <text:list-item>
                <text:p text:style-name="P160"><text:span text:style-name="Strong_20_Emphasis"><text:span text:style-name="T1">Fumarol:</text:span></text:span><text:span text:style-name="T1"> Retakan atau lubang di permukaan tanah yang terus-menerus mengeluarkan semburan uap panas (kadang bercampur gas lain dan berbau belerang). </text:span></text:p>
              </text:list-item>
              <text:list-item>
                <text:p text:style-name="P160"><text:span text:style-name="Strong_20_Emphasis"><text:span text:style-name="T1">Solfatara:</text:span></text:span><text:span text:style-name="T1"> Mirip fumarol, tapi gas yang dominan keluar adalah gas belerang (sulfur), biasanya ditemukan di dekat kawah gunung api dan sering meninggalkan endapan belerang berwarna kuning di sekitar lubangnya. </text:span></text:p>
              </text:list-item>
              <text:list-item>
                <text:p text:style-name="P160"><text:span text:style-name="Strong_20_Emphasis"><text:span text:style-name="T1">Tanah Beruap (</text:span></text:span><text:span text:style-name="Strong_20_Emphasis"><text:span text:style-name="Emphasis"><text:span text:style-name="T1">Steaming Ground</text:span></text:span></text:span><text:span text:style-name="Strong_20_Emphasis"><text:span text:style-name="T1">) atau Tanah Hangat (</text:span></text:span><text:span text:style-name="Strong_20_Emphasis"><text:span text:style-name="Emphasis"><text:span text:style-name="T1">Warm Ground</text:span></text:span></text:span><text:span text:style-name="Strong_20_Emphasis"><text:span text:style-name="T1">):</text:span></text:span><text:span text:style-name="T1"> Area permukaan tanah yang terasa hangat saat disentuh atau bahkan terlihat mengeluarkan uap tipis, terutama saat udara dingin di pagi hari atau setelah hujan. </text:span></text:p>
              </text:list-item>
              <text:list-item>
                <text:p text:style-name="P160"><text:span text:style-name="Strong_20_Emphasis"><text:span text:style-name="T1">Batuan Terubah (</text:span></text:span><text:span text:style-name="Strong_20_Emphasis"><text:span text:style-name="Emphasis"><text:span text:style-name="T1">Altered Rock</text:span></text:span></text:span><text:span text:style-name="Strong_20_Emphasis"><text:span text:style-name="T1">):</text:span></text:span><text:span text:style-name="T1"> Batuan asli di sekitar area panas bumi seringkali warnanya berubah menjadi lebih terang (putih, kuning, merah muda) atau teksturnya jadi lebih lunak (seperti lempung) karena telah bereaksi secara kimia dengan fluida (air/uap) panas dan asam yang naik dari dalam bumi. </text:span></text:p>
              </text:list-item>
              <text:list-item>
                <text:p text:style-name="P47"><text:span text:style-name="Strong_20_Emphasis"><text:span text:style-name="T1">Geyser:</text:span></text:span><text:span text:style-name="T1"> Semburan air panas dan uap yang menyemprot tinggi ke udara secara periodik. Fenomena ini sangat spektakuler tapi cukup jarang ditemukan di dunia, dan setahu saya tidak ada geyser alami yang besar di Indonesia (yang terkenal ada di Islandia, Selandia Baru, dan Taman Nasional Yellowstone di AS). </text:span></text:p>
              </text:list-item>
            </text:list>
            <text:p text:style-name="P104">Dengan mempelajari kombinasi dari tanda-tanda manifestasi ini di permukaan, ditambah dengan melakukan survei geologi (pemetaan jenis batuan dan struktur), survei geofisika (mengukur sifat fisik batuan di bawah tanah seperti resistivitas listrik atau anomali gravitasi), serta survei geokimia (menganalisis kandungan kimia air dan gas yang keluar), para ahli geotermal bisa memperkirakan di mana lokasi keberadaan reservoir geotermal yang paling menjanjikan untuk dilakukan pengeboran eksplorasi. Indonesia, dengan ratusan gunung api dan ribuan titik manifestasi panas buminya yang tersebar dari Sumatera hingga Nusa Tenggara dan Sulawesi, benar-benar merupakan 'laboratorium alam' sekaligus 'gudang' potensi energi geotermal yang luar biasa!</text:p>
            <text:p text:style-name="Text_20_body"><text:span text:style-name="Strong_20_Emphasis"><text:span text:style-name="T1">(Prompt Gambar Ilustrasi untuk Subbab 5.1)</text:span></text:span></text:p>
            <text:p text:style-name="Text_20_body"><text:span text:style-name="Strong_20_Emphasis"><text:span text:style-name="T1">Prompt Gambar Ilustrasi:</text:span></text:span><text:span text:style-name="T1"> "Buat ilustrasi skematik potongan melintang Bumi (</text:span><text:span text:style-name="Emphasis"><text:span text:style-name="T1">cross-section</text:span></text:span><text:span text:style-name="T1">) yang </text:span><text:span text:style-name="Strong_20_Emphasis"><text:span text:style-name="T1">menjelaskan sumber panas bumi, bagaimana panas merambat naik, pembentukan reservoir, dan manifestasi di permukaan</text:span></text:span><text:span text:style-name="T1">, dengan gaya visual yang informatif tapi tetap menarik untuk remaja.</text:span></text:p>
            <text:list xml:id="list9216950967583958783" text:style-name="L54">
              <text:list-item>
                <text:p text:style-name="P161"><text:span text:style-name="Strong_20_Emphasis"><text:span text:style-name="T1">Lapisan Dalam Bumi (Dasar Ilustrasi):</text:span></text:span><text:span text:style-name="T1"> Gambarkan lapisan </text:span><text:span text:style-name="Strong_20_Emphasis"><text:span text:style-name="T1">Inti Luar</text:span></text:span><text:span text:style-name="T1"> (warna oranye/merah terang, cair) dan </text:span><text:span text:style-name="Strong_20_Emphasis"><text:span text:style-name="T1">Mantel</text:span></text:span><text:span text:style-name="T1"> (warna merah tua/coklat kemerahan, lebih kental) di bagian paling bawah. Beri label. Di dalam lapisan ini, tambahkan beberapa ikon kecil </text:span><text:span text:style-name="Strong_20_Emphasis"><text:span text:style-name="T1">atom dengan simbol radioaktif (☢️) yang mengeluarkan panah panas kecil</text:span></text:span><text:span text:style-name="T1"> (melambangkan panas radiogenik) dan juga tunjukkan </text:span><text:span text:style-name="Strong_20_Emphasis"><text:span text:style-name="T1">panah panas besar naik dari arah inti</text:span></text:span><text:span text:style-name="T1"> (melambangkan panas primordial). </text:span></text:p>
              </text:list-item>
              <text:list-item>
                <text:p text:style-name="P161"><text:span text:style-name="Strong_20_Emphasis"><text:span text:style-name="T1">Perambatan Panas ke Kerak Bumi:</text:span></text:span><text:span text:style-name="T1"> Gambarkan </text:span><text:span text:style-name="Strong_20_Emphasis"><text:span text:style-name="T1">Kerak Bumi</text:span></text:span><text:span text:style-name="T1"> (lapisan atas, warna coklat/abu-abu). Tunjukkan </text:span><text:span text:style-name="Strong_20_Emphasis"><text:span text:style-name="T1">panah-panah panas berwarna merah/oranye</text:span></text:span><text:span text:style-name="T1"> naik dari Mantel menuju Kerak. Gambarkan beberapa panah </text:span><text:span text:style-name="Strong_20_Emphasis"><text:span text:style-name="T1">merambat pelan melalui batuan solid</text:span></text:span><text:span text:style-name="T1"> (label: </text:span><text:span text:style-name="Strong_20_Emphasis"><text:span text:style-name="T1">'Konduksi'</text:span></text:span><text:span text:style-name="T1">) dan satu jalur </text:span><text:span text:style-name="Strong_20_Emphasis"><text:span text:style-name="T1">'pipa' Magma berwarna merah menyala</text:span></text:span><text:span text:style-name="T1"> yang naik lebih cepat menembus kerak bumi di bawah area vulkanik (label: </text:span><text:span text:style-name="Strong_20_Emphasis"><text:span text:style-name="T1">'Konveksi Magma'</text:span></text:span><text:span text:style-name="T1">). </text:span></text:p>
              </text:list-item>
              <text:list-item>
                <text:p text:style-name="P161"><text:span text:style-name="Strong_20_Emphasis"><text:span text:style-name="T1">Pembentukan Reservoir Geotermal:</text:span></text:span><text:span text:style-name="T1"> Di bawah area vulkanik di kerak bumi, gambarkan </text:span><text:span text:style-name="Strong_20_Emphasis"><text:span text:style-name="T1">'kantong' batuan panas</text:span></text:span><text:span text:style-name="T1"> (warna merah membara) yang dekat permukaan. Di atas kantong panas ini, gambarkan </text:span><text:span text:style-name="Strong_20_Emphasis"><text:span text:style-name="T1">lapisan batuan berpori/retak</text:span></text:span><text:span text:style-name="T1"> (beri tekstur titik-titik atau garis-garis retak) yang terisi </text:span><text:span text:style-name="Strong_20_Emphasis"><text:span text:style-name="T1">air tanah (warna biru)</text:span></text:span><text:span text:style-name="T1">. Tunjukkan air tanah ini sedang </text:span><text:span text:style-name="Strong_20_Emphasis"><text:span text:style-name="T1">dipanaskan</text:span></text:span><text:span text:style-name="T1"> oleh batuan di bawahnya (beri efek gelembung-gelembung uap tipis naik dari air). Beri label jelas pada area ini: </text:span><text:span text:style-name="Strong_20_Emphasis"><text:span text:style-name="T1">'Reservoir Geotermal (Air/Uap Panas Terjebak)'</text:span></text:span><text:span text:style-name="T1">. Mungkin ada lapisan batuan kedap (cap rock) di atasnya. </text:span></text:p>
              </text:list-item>
              <text:list-item>
                <text:p text:style-name="P161"><text:span text:style-name="Strong_20_Emphasis"><text:span text:style-name="T1">Manifestasi Panas di Permukaan (Bagian Atas Ilustrasi):</text:span></text:span><text:span text:style-name="T1"> Di atas permukaan tanah, tepat di atas area reservoir, gambarkan beberapa ikon manifestasi geotermal yang jelas: </text:span></text:p>
                <text:list>
                  <text:list-item>
                    <text:p text:style-name="P161"><text:span text:style-name="Strong_20_Emphasis"><text:span text:style-name="T1">Gunung berapi</text:span></text:span><text:span text:style-name="T1"> dengan sedikit kepulan asap/uap. </text:span></text:p>
                  </text:list-item>
                  <text:list-item>
                    <text:p text:style-name="P161"><text:span text:style-name="Strong_20_Emphasis"><text:span text:style-name="T1">Mata air panas</text:span></text:span><text:span text:style-name="T1"> (kolam kecil berasap). </text:span></text:p>
                  </text:list-item>
                  <text:list-item>
                    <text:p text:style-name="P161"><text:span text:style-name="Strong_20_Emphasis"><text:span text:style-name="T1">Fumarol</text:span></text:span><text:span text:style-name="T1"> (retakan tanah mengeluarkan uap tebal). </text:span></text:p>
                  </text:list-item>
                  <text:list-item>
                    <text:p text:style-name="P161"><text:span text:style-name="T1">Area </text:span><text:span text:style-name="Strong_20_Emphasis"><text:span text:style-name="T1">tanah hangat/berubah warna</text:span></text:span><text:span text:style-name="T1"> (warna tanah berbeda/lebih terang). </text:span></text:p>
                  </text:list-item>
                  <text:list-item>
                    <text:p text:style-name="P112">Beri label singkat untuk setiap manifestasi. </text:p>
                  </text:list-item>
                </text:list>
              </text:list-item>
            </text:list>
            <text:list xml:id="list4326394421367529884" text:style-name="L55">
              <text:list-item>
                <text:p text:style-name="P48"><text:span text:style-name="Strong_20_Emphasis"><text:span text:style-name="T1">Judul:</text:span></text:span><text:span text:style-name="T1"> </text:span><text:span text:style-name="Strong_20_Emphasis"><text:span text:style-name="T1">'Rahasia Panas Bumi: Dari Inti Hingga ke Permukaan!'</text:span></text:span><text:span text:style-name="T1"> Gunakan gaya ilustrasi yang jelas, informatif, dengan penggunaan warna yang efektif untuk membedakan lapisan bumi, sumber panas, air, dan manifestasi di permukaan. Beri kesan visual 'panas' dari bawah naik ke atas." </text:span></text:p>
              </text:list-item>
            </text:list>
            <text:p text:style-name="P239"/>
            <text:p text:style-name="P104">Ini adalah jawaban untuk Subbab 5.1. Silakan berikan perintah "YAX" jika Anda ingin saya melanjutkan ke prompt berikutnya (Subbab 5.2).</text:p>
          </text:section>
          <text:section text:style-name="Sect1" text:name="feedback-form-59">
            <text:p text:style-name="P218"/>
          </text:section>
        </text:section>
        <text:section text:style-name="Sect1" text:name="60307810e81fbfa3">
          <text:p text:style-name="P104"/>
          <text:section text:style-name="Sect1" text:name="user-query-content-60">
            <text:p text:style-name="P237">Yax </text:p>
          </text:section>
          <text:p text:style-name="P218">Tampilkan alur berpikir</text:p>
          <text:section text:style-name="Sect2" text:name="model-response-message-contentr_60307810e81fbfa3">
            <text:p text:style-name="P218"/>
          </text:section>
          <text:section text:style-name="Sect1" text:name="feedback-form-60">
            <text:p text:style-name="P218"/>
          </text:section>
        </text:section>
        <text:section text:style-name="Sect1" text:name="8eed44f40d48a67b">
          <text:p text:style-name="P104"/>
          <text:section text:style-name="Sect1" text:name="user-query-content-61">
            <text:p text:style-name="P237">present it </text:p>
          </text:section>
          <text:p text:style-name="P218">Tampilkan alur berpikir</text:p>
          <text:section text:style-name="Sect2" text:name="model-response-message-contentr_8eed44f40d48a67b">
            <text:p text:style-name="Text_20_body"><text:span text:style-name="T1">Oke, ini jawaban untuk prompt </text:span><text:span text:style-name="Strong_20_Emphasis"><text:span text:style-name="T1">Subbab 5.2 (Mengambil Panas Bumi: Cara Kerja Pembangkit Listrik Tenaga Panas Bumi (PLTP))</text:span></text:span><text:span text:style-name="T1">, yang menjelaskan teknologi pemanfaatan panas bumi untuk listrik:</text:span></text:p>
            <text:p text:style-name="P239"/>
            <text:p text:style-name="Text_20_body"><text:span text:style-name="Strong_20_Emphasis"><text:span text:style-name="T1">(Teks Subbab 5.2)</text:span></text:span></text:p>
            <text:p text:style-name="Text_20_body"><text:span text:style-name="T1">Oke, kita sudah tahu kalau di bawah tanah Indonesia ini banyak tersimpan 'harta karun' berupa kantong-kantong uap atau air panas super (</text:span><text:span text:style-name="Emphasis"><text:span text:style-name="T1">reservoir geotermal</text:span></text:span><text:span text:style-name="T1">). Pertanyaan berikutnya yang pasti muncul di benak kamu: gimana caranya kita 'mengambil' panas yang tersembunyi jauh di bawah sana itu dan mengubahnya jadi listrik yang bisa nyalain lampu rumah kita di Banda Aceh atau kota lainnya? Nah, prosesnya ini lumayan rumit, butuh teknologi canggih, dan biayanya nggak murah, mirip kayak industri pencarian dan pengeboran minyak dan gas bumi, tapi target kita di sini bukan minyak atau gas, melainkan 'si panas bumi' itu sendiri!</text:span></text:p>
            <text:p text:style-name="Text_20_body"><text:span text:style-name="T1">Langkah paling awal adalah </text:span><text:span text:style-name="Strong_20_Emphasis"><text:span text:style-name="T1">eksplorasi</text:span></text:span><text:span text:style-name="T1"> untuk mencari lokasi 'harta karun' tersebut. Para ahli geologi, geofisika, dan geokimia akan melakukan serangkaian survei mendalam di permukaan. Mereka akan memetakan jenis batuan, mencari tanda-tanda manifestasi panas bumi (seperti mata air panas atau tanah berasap yang kita bahas sebelumnya), mengukur sifat kelistrikan atau medan magnet batuan di bawah tanah, dan menganalisis kandungan kimia air atau gas yang keluar, semuanya demi memperkirakan di mana lokasi reservoir geotermal yang paling menjanjikan. Kalau hasil semua survei ini positif dan menunjukkan ada potensi besar, barulah tahap selanjutnya yang paling krusial dan mahal dilakukan: </text:span><text:span text:style-name="Strong_20_Emphasis"><text:span text:style-name="T1">pengeboran (</text:span></text:span><text:span text:style-name="Strong_20_Emphasis"><text:span text:style-name="Emphasis"><text:span text:style-name="T1">drilling</text:span></text:span></text:span><text:span text:style-name="Strong_20_Emphasis"><text:span text:style-name="T1">)</text:span></text:span><text:span text:style-name="T1">. Ini bukan ngebor sumur air biasa lho! Sumur bor geotermal itu harus menembus lapisan batuan keras hingga kedalaman yang sangat dalam, biasanya antara </text:span><text:span text:style-name="Strong_20_Emphasis"><text:span text:style-name="T1">1 kilometer hingga 3 kilometer (1000 - 3000 meter!)</text:span></text:span><text:span text:style-name="T1"> ke bawah permukaan tanah, untuk bisa 'menyadap' langsung uap panas atau air panas bertekanan tinggi yang terperangkap di dalam reservoir. Proses eksplorasi dan pengeboran awal ini butuh investasi puluhan hingga ratusan miliar rupiah per sumur, dan penuh risiko karena belum tentu sumur yang dibor berhasil menemukan sumber panas yang cukup besar, cukup panas, dan bisa diproduksi secara berkelanjutan untuk layak dijadikan Pembangkit Listrik Tenaga Panas Bumi (PLTP). Mirip kayak 'berburu harta karun' di bawah tanah!</text:span></text:p>
            <text:p text:style-name="P104">Kalau pengeboran berhasil menemukan 'harta karun' berupa sumber panas yang bagus, barulah fasilitas PLTP bisa mulai dibangun di atas permukaan tanah, tepat di dekat lokasi sumur-sumur produksi tersebut. Nah, cara kerja PLTP ini ada beberapa jenis, tergantung pada kondisi fluida (cairan atau gas) geotermal yang keluar dari sumur bor: apakah wujudnya sudah berupa uap kering murni, campuran antara uap dan air panas, atau hanya berupa air panas saja (meskipun sangat panas). Secara umum, ada tiga tipe utama teknologi PLTP yang digunakan di dunia saat ini:</text:p>
            <text:list xml:id="list3811246001007518173" text:style-name="L56">
              <text:list-item>
                <text:p text:style-name="P162"><text:span text:style-name="Strong_20_Emphasis"><text:span text:style-name="T1">PLTP Uap Kering (</text:span></text:span><text:span text:style-name="Strong_20_Emphasis"><text:span text:style-name="Emphasis"><text:span text:style-name="T1">Dry Steam Power Plant</text:span></text:span></text:span><text:span text:style-name="Strong_20_Emphasis"><text:span text:style-name="T1">):</text:span></text:span><text:span text:style-name="T1"> Ini adalah tipe teknologi PLTP yang </text:span><text:span text:style-name="Strong_20_Emphasis"><text:span text:style-name="T1">paling tua</text:span></text:span><text:span text:style-name="T1"> dan </text:span><text:span text:style-name="Strong_20_Emphasis"><text:span text:style-name="T1">paling simpel</text:span></text:span><text:span text:style-name="T1"> cara kerjanya. Tipe ini hanya bisa dipakai kalau sumber geotermal yang berhasil disadap dan keluar dari sumur bor itu wujudnya sudah berupa </text:span><text:span text:style-name="Strong_20_Emphasis"><text:span text:style-name="T1">uap panas kering alami</text:span></text:span><text:span text:style-name="T1"> (kandungan airnya sangat sedikit atau tidak ada). Uap panas bertekanan tinggi ini langsung dialirkan dari kepala sumur melalui sistem pipa untuk </text:span><text:span text:style-name="Strong_20_Emphasis"><text:span text:style-name="T1">memutar bilah-bilah turbin uap</text:span></text:span><text:span text:style-name="T1">. Turbin ini kemudian terhubung ke generator, dan generator inilah yang menghasilkan listrik. Setelah selesai memutar turbin, uap bekasnya didinginkan di alat bernama kondensor (biasanya pakai menara pendingin atau </text:span><text:span text:style-name="Emphasis"><text:span text:style-name="T1">cooling tower</text:span></text:span><text:span text:style-name="T1">) agar berubah kembali menjadi air, lalu sebagian besar air hasil kondensasi ini akan dipompa dan diinjeksikan kembali ke dalam reservoir di bawah tanah. Tipe PLTP </text:span><text:span text:style-name="Emphasis"><text:span text:style-name="T1">dry steam</text:span></text:span><text:span text:style-name="T1"> ini sangat efisien karena uapnya langsung dipakai, tapi sayangnya sumber geotermal yang menghasilkan uap kering alami murni seperti ini </text:span><text:span text:style-name="Strong_20_Emphasis"><text:span text:style-name="T1">cukup langka</text:span></text:span><text:span text:style-name="T1"> ditemukan di dunia. Beberapa unit pembangkit pertama di </text:span><text:span text:style-name="Strong_20_Emphasis"><text:span text:style-name="T1">PLTP Kamojang</text:span></text:span><text:span text:style-name="T1"> di Jawa Barat, yang merupakan PLTP pertama di Indonesia (beroperasi sejak 1983), konon menggunakan teknologi tipe ini. </text:span></text:p>
              </text:list-item>
              <text:list-item>
                <text:p text:style-name="P162"><text:span text:style-name="Strong_20_Emphasis"><text:span text:style-name="T1">PLTP Uap Kilat (</text:span></text:span><text:span text:style-name="Strong_20_Emphasis"><text:span text:style-name="Emphasis"><text:span text:style-name="T1">Flash Steam Power Plant</text:span></text:span></text:span><text:span text:style-name="Strong_20_Emphasis"><text:span text:style-name="T1">):</text:span></text:span><text:span text:style-name="T1"> Ini adalah tipe teknologi PLTP yang </text:span><text:span text:style-name="Strong_20_Emphasis"><text:span text:style-name="T1">paling umum digunakan di seluruh dunia saat ini, termasuk di sebagian besar PLTP di Indonesia</text:span></text:span><text:span text:style-name="T1">. Tipe ini cocok dipakai kalau sumber geotermalnya berupa </text:span><text:span text:style-name="Strong_20_Emphasis"><text:span text:style-name="T1">air panas yang suhunya sangat tinggi (biasanya di atas 180°C) dan berada di bawah tekanan yang juga sangat tinggi</text:span></text:span><text:span text:style-name="T1"> di dalam reservoir. Air panas super ini dipompa atau mengalir sendiri karena tekanannya naik dari sumur bor ke permukaan menuju sebuah alat berbentuk tangki besar bernama </text:span><text:span text:style-name="Strong_20_Emphasis"><text:span text:style-name="T1">separator</text:span></text:span><text:span text:style-name="T1">. Di dalam separator ini, tekanan fluida geotermal diturunkan secara tiba-tiba (proses inilah yang disebut </text:span><text:span text:style-name="Emphasis"><text:span text:style-name="T1">flashing</text:span></text:span><text:span text:style-name="T1">, seperti air mendidih cepat kalau tekanannya turun). Karena tekanannya turun drastis, sebagian dari air panas super itu akan langsung </text:span><text:span text:style-name="Strong_20_Emphasis"><text:span text:style-name="T1">mendidih hebat dan berubah wujud menjadi uap panas bertekanan tinggi</text:span></text:span><text:span text:style-name="T1">. Nah, uap inilah yang kemudian dipisahkan dari sisa airnya, lalu dialirkan untuk </text:span><text:span text:style-name="Strong_20_Emphasis"><text:span text:style-name="T1">memutar turbin</text:span></text:span><text:span text:style-name="T1"> dan generator. Sisa air panas yang tidak sempat menguap (disebut </text:span><text:span text:style-name="Emphasis"><text:span text:style-name="T1">brine</text:span></text:span><text:span text:style-name="T1">) biasanya akan dialirkan ke separator kedua dengan tekanan yang lebih rendah lagi untuk 'di-flash' sekali lagi (</text:span><text:span text:style-name="Emphasis"><text:span text:style-name="T1">double-flash system</text:span></text:span><text:span text:style-name="T1">) guna menghasilkan uap tambahan bertekanan lebih rendah yang bisa dipakai untuk memutar turbin kedua (turbin tekanan rendah), atau bisa juga langsung didinginkan dan diinjeksikan kembali ke bawah tanah. Setelah melewati turbin, uap bekasnya juga didinginkan di kondensor jadi air dan sebagian besar diinjeksikan kembali. Banyak PLTP besar di Indonesia seperti yang ada di </text:span><text:span text:style-name="Strong_20_Emphasis"><text:span text:style-name="T1">Gunung Salak, Darajat, Wayang Windu (semuanya di Jawa Barat)</text:span></text:span><text:span text:style-name="T1"> menggunakan teknologi </text:span><text:span text:style-name="Emphasis"><text:span text:style-name="T1">flash steam</text:span></text:span><text:span text:style-name="T1"> ini (baik </text:span><text:span text:style-name="Emphasis"><text:span text:style-name="T1">single flash</text:span></text:span><text:span text:style-name="T1"> maupun </text:span><text:span text:style-name="Emphasis"><text:span text:style-name="T1">double flash</text:span></text:span><text:span text:style-name="T1">). </text:span></text:p>
              </text:list-item>
              <text:list-item>
                <text:p text:style-name="P49"><text:span text:style-name="Strong_20_Emphasis"><text:span text:style-name="T1">PLTP Siklus Biner (</text:span></text:span><text:span text:style-name="Strong_20_Emphasis"><text:span text:style-name="Emphasis"><text:span text:style-name="T1">Binary Cycle Power Plant</text:span></text:span></text:span><text:span text:style-name="Strong_20_Emphasis"><text:span text:style-name="T1">):</text:span></text:span><text:span text:style-name="T1"> Ini adalah tipe PLTP yang teknologinya </text:span><text:span text:style-name="Strong_20_Emphasis"><text:span text:style-name="T1">paling modern</text:span></text:span><text:span text:style-name="T1"> dan penggunaannya semakin populer di seluruh dunia dalam beberapa dekade terakhir. Kelebihan utamanya adalah tipe ini bisa memanfaatkan sumber panas bumi yang suhunya </text:span><text:span text:style-name="Strong_20_Emphasis"><text:span text:style-name="T1">lebih rendah atau moderat</text:span></text:span><text:span text:style-name="T1"> (biasanya antara 100°C hingga 180°C), yang jumlah potensinya di alam jauh lebih banyak daripada sumber suhu tinggi yang dibutuhkan tipe </text:span><text:span text:style-name="Emphasis"><text:span text:style-name="T1">flash</text:span></text:span><text:span text:style-name="T1"> atau </text:span><text:span text:style-name="Emphasis"><text:span text:style-name="T1">dry steam</text:span></text:span><text:span text:style-name="T1">. Cara kerjanya sangat berbeda: air panas geotermal yang dipompa naik dari sumur bor </text:span><text:span text:style-name="Strong_20_Emphasis"><text:span text:style-name="T1">tidak pernah menyentuh turbin secara langsung</text:span></text:span><text:span text:style-name="T1">. Air panas ini hanya dialirkan melalui sebuah alat bernama </text:span><text:span text:style-name="Strong_20_Emphasis"><text:span text:style-name="T1">Penukar Panas (</text:span></text:span><text:span text:style-name="Strong_20_Emphasis"><text:span text:style-name="Emphasis"><text:span text:style-name="T1">Heat Exchanger</text:span></text:span></text:span><text:span text:style-name="Strong_20_Emphasis"><text:span text:style-name="T1">)</text:span></text:span><text:span text:style-name="T1">, fungsinya mirip kayak radiator mobil tapi kebalikannya. Di dalam penukar panas ini, panas dari air geotermal dipakai untuk </text:span><text:span text:style-name="Strong_20_Emphasis"><text:span text:style-name="T1">mendidihkan dan menguapkan 'cairan kerja' kedua (</text:span></text:span><text:span text:style-name="Strong_20_Emphasis"><text:span text:style-name="Emphasis"><text:span text:style-name="T1">secondary working fluid</text:span></text:span></text:span><text:span text:style-name="Strong_20_Emphasis"><text:span text:style-name="T1"> atau </text:span></text:span><text:span text:style-name="Strong_20_Emphasis"><text:span text:style-name="Emphasis"><text:span text:style-name="T1">binary fluid</text:span></text:span></text:span><text:span text:style-name="Strong_20_Emphasis"><text:span text:style-name="T1">)</text:span></text:span><text:span text:style-name="T1"> yang sengaja dipilih karena punya titik didih jauh lebih rendah daripada air (contohnya senyawa organik seperti </text:span><text:span text:style-name="Emphasis"><text:span text:style-name="T1">isobutane</text:span></text:span><text:span text:style-name="T1">, </text:span><text:span text:style-name="Emphasis"><text:span text:style-name="T1">pentane</text:span></text:span><text:span text:style-name="T1">, atau refrigeran tertentu). Nah, </text:span><text:span text:style-name="Strong_20_Emphasis"><text:span text:style-name="T1">uap panas bertekanan dari cairan kerja kedua inilah yang kemudian dialirkan untuk memutar turbin</text:span></text:span><text:span text:style-name="T1"> dan generator. Karena turbinnya didesain khusus untuk uap cairan kerja ini, efisiensinya bisa tetap tinggi meskipun sumber panas awalnya tidak sepanas untuk tipe </text:span><text:span text:style-name="Emphasis"><text:span text:style-name="T1">flash</text:span></text:span><text:span text:style-name="T1">. Setelah selesai memutar turbin, uap cairan kerja didinginkan lagi jadi cair di kondensor (biasanya pakai pendingin udara atau air), lalu dipompa balik ke penukar panas untuk dipanaskan dan diuapkan lagi oleh air geotermal – begitu seterusnya berputar dalam </text:span><text:span text:style-name="Strong_20_Emphasis"><text:span text:style-name="T1">siklus yang tertutup</text:span></text:span><text:span text:style-name="T1"> (makanya disebut </text:span><text:span text:style-name="Emphasis"><text:span text:style-name="T1">binary cycle</text:span></text:span><text:span text:style-name="T1"> atau siklus ganda: siklus air geotermal dan siklus cairan kerja). Air panas geotermalnya sendiri, setelah melepaskan sebagian panasnya di penukar panas dan jadi sedikit lebih dingin, langsung </text:span><text:span text:style-name="Strong_20_Emphasis"><text:span text:style-name="T1">diinjeksikan kembali seluruhnya</text:span></text:span><text:span text:style-name="T1"> ke dalam reservoir di bawah tanah. Karena fluida geotermalnya tidak pernah kontak langsung dengan udara luar atau turbin, PLTP tipe siklus biner ini dianggap </text:span><text:span text:style-name="Strong_20_Emphasis"><text:span text:style-name="T1">jauh lebih ramah lingkungan</text:span></text:span><text:span text:style-name="T1"> karena hampir tidak ada emisi gas (seperti CO2 atau H2S yang kadang terkandung dalam uap geotermal) yang terlepas ke atmosfer. PLTP raksasa di </text:span><text:span text:style-name="Strong_20_Emphasis"><text:span text:style-name="T1">Sarulla (yang lokasinya di Tapanuli Utara, Sumatera Utara, nggak terlalu jauh dari kita!)</text:span></text:span><text:span text:style-name="T1"> adalah contoh utama PLTP di Indonesia yang menggunakan kombinasi teknologi </text:span><text:span text:style-name="Emphasis"><text:span text:style-name="T1">flash</text:span></text:span><text:span text:style-name="T1"> dan </text:span><text:span text:style-name="Emphasis"><text:span text:style-name="T1">binary cycle</text:span></text:span><text:span text:style-name="T1"> untuk memaksimalkan energi dari lapangan geotermal yang besar di sana. Beberapa unit di </text:span><text:span text:style-name="Strong_20_Emphasis"><text:span text:style-name="T1">Lahendong (Sulawesi Utara)</text:span></text:span><text:span text:style-name="T1"> dan </text:span><text:span text:style-name="Strong_20_Emphasis"><text:span text:style-name="T1">Dieng (Jawa Tengah)</text:span></text:span><text:span text:style-name="T1"> juga sudah mengadopsi teknologi siklus biner ini. </text:span></text:p>
              </text:list-item>
            </text:list>
            <text:p text:style-name="Text_20_body"><text:span text:style-name="T1">Satu hal penting lagi dalam operasi PLTP (terutama tipe </text:span><text:span text:style-name="Emphasis"><text:span text:style-name="T1">Flash Steam</text:span></text:span><text:span text:style-name="T1"> dan </text:span><text:span text:style-name="Emphasis"><text:span text:style-name="T1">Dry Steam</text:span></text:span><text:span text:style-name="T1">) adalah pengelolaan air sisa setelah dipakai memutar turbin dan didinginkan di kondensor. Air sisa ini (yang mungkin masih agak hangat dan kadang mengandung mineral terlarut dari dalam bumi seperti silika atau arsenik) </text:span><text:span text:style-name="Strong_20_Emphasis"><text:span text:style-name="T1">tidak boleh dibuang begitu saja</text:span></text:span><text:span text:style-name="T1"> ke sungai atau lingkungan karena bisa mencemari. Solusi terbaik dan paling umum dilakukan adalah </text:span><text:span text:style-name="Strong_20_Emphasis"><text:span text:style-name="T1">menginjeksikannya kembali (</text:span></text:span><text:span text:style-name="Strong_20_Emphasis"><text:span text:style-name="Emphasis"><text:span text:style-name="T1">re-injection</text:span></text:span></text:span><text:span text:style-name="Strong_20_Emphasis"><text:span text:style-name="T1">)</text:span></text:span><text:span text:style-name="T1"> ke dalam lapisan batuan reservoir jauh di bawah tanah melalui sumur bor khusus yang disebut </text:span><text:span text:style-name="Strong_20_Emphasis"><text:span text:style-name="T1">sumur injeksi</text:span></text:span><text:span text:style-name="T1">. Kenapa perlu dan penting banget diinjeksikan kembali? Ada beberapa alasan strategis:</text:span></text:p>
            <text:list xml:id="list806859115918724672" text:style-name="L57">
              <text:list-item>
                <text:p text:style-name="P163"><text:span text:style-name="Strong_20_Emphasis"><text:span text:style-name="T1">Mengisi Ulang Reservoir:</text:span></text:span><text:span text:style-name="T1"> Mengembalikan air ke dalam reservoir membantu menjaga volume fluida di dalamnya agar tidak cepat habis atau 'kering'. </text:span></text:p>
              </text:list-item>
              <text:list-item>
                <text:p text:style-name="P163"><text:span text:style-name="Strong_20_Emphasis"><text:span text:style-name="T1">Menjaga Tekanan Reservoir:</text:span></text:span><text:span text:style-name="T1"> Injeksi air membantu menjaga tekanan di dalam reservoir tetap stabil atau tidak turun terlalu drastis akibat pengambilan uap/air panas dari sumur produksi. Tekanan yang terjaga penting agar produksi energi bisa terus berlanjut secara berkelanjutan dalam jangka waktu yang sangat lama (puluhan tahun). </text:span></text:p>
              </text:list-item>
              <text:list-item>
                <text:p text:style-name="P163"><text:span text:style-name="Strong_20_Emphasis"><text:span text:style-name="T1">Mencegah Penurunan Muka Tanah (</text:span></text:span><text:span text:style-name="Strong_20_Emphasis"><text:span text:style-name="Emphasis"><text:span text:style-name="T1">Subsidence</text:span></text:span></text:span><text:span text:style-name="Strong_20_Emphasis"><text:span text:style-name="T1">):</text:span></text:span><text:span text:style-name="T1"> Pengambilan fluida geotermal dalam jumlah besar secara terus-menerus berpotensi menyebabkan penurunan muka tanah di sekitar area PLTP jika tidak diimbangi dengan injeksi kembali. </text:span></text:p>
              </text:list-item>
              <text:list-item>
                <text:p text:style-name="P50"><text:span text:style-name="Strong_20_Emphasis"><text:span text:style-name="T1">Pembuangan Limbah Cair yang Aman:</text:span></text:span><text:span text:style-name="T1"> Ini adalah cara paling aman dan ramah lingkungan untuk membuang air sisa geotermal yang mungkin mengandung zat kimia terlarut, agar tidak mencemari sumber air permukaan atau air tanah dangkal. Jadi, proses injeksi ulang ini adalah bagian integral dan kunci untuk memastikan operasi PLTP bisa berjalan secara </text:span><text:span text:style-name="Strong_20_Emphasis"><text:span text:style-name="T1">berkelanjutan (sustainable)</text:span></text:span><text:span text:style-name="T1"> dalam jangka panjang. </text:span></text:p>
              </text:list-item>
            </text:list>
            <text:p text:style-name="Text_20_body"><text:span text:style-name="T1">Dengan potensi geotermal yang begitu melimpah (terbesar ke-1 atau ke-2 dunia!) dan penguasaan teknologi PLTP yang terus berkembang (dari </text:span><text:span text:style-name="Emphasis"><text:span text:style-name="T1">dry steam</text:span></text:span><text:span text:style-name="T1">, </text:span><text:span text:style-name="Emphasis"><text:span text:style-name="T1">flash steam</text:span></text:span><text:span text:style-name="T1">, hingga </text:span><text:span text:style-name="Emphasis"><text:span text:style-name="T1">binary cycle</text:span></text:span><text:span text:style-name="T1">), nggak heran kalau Indonesia kini menjadi salah satu </text:span><text:span text:style-name="Strong_20_Emphasis"><text:span text:style-name="T1">'raksasa' energi geotermal dunia</text:span></text:span><text:span text:style-name="T1">! Sampai saat ini (April 2025), kapasitas terpasang PLTP di Indonesia sudah termasuk yang </text:span><text:span text:style-name="Strong_20_Emphasis"><text:span text:style-name="T1">terbesar kedua di dunia</text:span></text:span><text:span text:style-name="T1">, hanya kalah dari Amerika Serikat, dan sudah menyalip Filipina beberapa tahun lalu. Kita punya banyak sekali lapangan PLTP skala besar yang sudah beroperasi dan berkontribusi signifikan pada pasokan listrik nasional, tersebar di berbagai pulau vulkanik kita. Beberapa yang terbesar dan paling terkenal antara lain: kompleks </text:span><text:span text:style-name="Strong_20_Emphasis"><text:span text:style-name="T1">Gunung Salak</text:span></text:span><text:span text:style-name="T1"> dan </text:span><text:span text:style-name="Strong_20_Emphasis"><text:span text:style-name="T1">Darajat</text:span></text:span><text:span text:style-name="T1"> (keduanya di Jawa Barat dan termasuk yang terbesar di dunia), </text:span><text:span text:style-name="Strong_20_Emphasis"><text:span text:style-name="T1">Wayang Windu</text:span></text:span><text:span text:style-name="T1"> dan </text:span><text:span text:style-name="Strong_20_Emphasis"><text:span text:style-name="T1">Patuha</text:span></text:span><text:span text:style-name="T1"> (juga di Jawa Barat), </text:span><text:span text:style-name="Strong_20_Emphasis"><text:span text:style-name="T1">Kamojang</text:span></text:span><text:span text:style-name="T1"> (PLTP pertama kita, di Jawa Barat), </text:span><text:span text:style-name="Strong_20_Emphasis"><text:span text:style-name="T1">Dieng</text:span></text:span><text:span text:style-name="T1"> (Jawa Tengah), </text:span><text:span text:style-name="Strong_20_Emphasis"><text:span text:style-name="T1">Sarulla</text:span></text:span><text:span text:style-name="T1"> (di Sumatera Utara, salah satu yang terbesar di dunia juga!), </text:span><text:span text:style-name="Strong_20_Emphasis"><text:span text:style-name="T1">Ulubelu</text:span></text:span><text:span text:style-name="T1"> (Lampung), </text:span><text:span text:style-name="Strong_20_Emphasis"><text:span text:style-name="T1">Lahendong</text:span></text:span><text:span text:style-name="T1"> (Sulawesi Utara), </text:span><text:span text:style-name="Strong_20_Emphasis"><text:span text:style-name="T1">Muara Laboh</text:span></text:span><text:span text:style-name="T1"> (Sumatera Barat), dan masih banyak lagi lapangan-lapangan lain dengan potensi besar yang sedang dalam tahap eksplorasi atau perencanaan pengembangan. Ini adalah aset energi bersih nasional yang sangat strategis dan berharga untuk masa depan energi Indonesia!</text:span></text:p>
            <text:p text:style-name="Text_20_body"><text:span text:style-name="Strong_20_Emphasis"><text:span text:style-name="T1">(Prompt Gambar Ilustrasi untuk Subbab 5.2)</text:span></text:span></text:p>
            <text:p text:style-name="Text_20_body"><text:span text:style-name="Strong_20_Emphasis"><text:span text:style-name="T1">Prompt Gambar Ilustrasi:</text:span></text:span><text:span text:style-name="T1"> "Buat ilustrasi diagram yang </text:span><text:span text:style-name="Strong_20_Emphasis"><text:span text:style-name="T1">membandingkan cara kerja tiga tipe utama PLTP (Dry Steam, Flash Steam, Binary Cycle)</text:span></text:span><text:span text:style-name="T1"> secara jelas dan berdampingan, dengan alur proses yang mudah diikuti.</text:span></text:p>
            <text:list xml:id="list5000858333197172649" text:style-name="L58">
              <text:list-item>
                <text:p text:style-name="P164"><text:span text:style-name="Strong_20_Emphasis"><text:span text:style-name="T1">Layout Umum:</text:span></text:span><text:span text:style-name="T1"> Bagi area ilustrasi menjadi tiga kolom vertikal, masing-masing untuk satu tipe PLTP. Di bagian bawah setiap kolom, gambarkan </text:span><text:span text:style-name="Strong_20_Emphasis"><text:span text:style-name="T1">penampang sederhana kerak bumi dengan Reservoir Geotermal</text:span></text:span><text:span text:style-name="T1"> (warna merah/oranye) dan </text:span><text:span text:style-name="Strong_20_Emphasis"><text:span text:style-name="T1">Sumur Produksi</text:span></text:span><text:span text:style-name="T1"> naik dari reservoir. Di bagian paling kanan (atau kiri), gambarkan </text:span><text:span text:style-name="Strong_20_Emphasis"><text:span text:style-name="T1">Sumur Injeksi</text:span></text:span><text:span text:style-name="T1"> turun kembali ke reservoir, yang akan terhubung ke output air sisa dari setiap tipe PLTP. </text:span></text:p>
              </text:list-item>
              <text:list-item>
                <text:p text:style-name="P164"><text:span text:style-name="Strong_20_Emphasis"><text:span text:style-name="T1">Kolom 1: PLTP Dry Steam:</text:span></text:span><text:span text:style-name="T1"> </text:span></text:p>
                <text:list>
                  <text:list-item>
                    <text:p text:style-name="P164"><text:span text:style-name="T1">Dari Sumur Produksi, gambarkan </text:span><text:span text:style-name="Strong_20_Emphasis"><text:span text:style-name="T1">panah tebal UAP PANAS (warna putih/merah muda terang)</text:span></text:span><text:span text:style-name="T1"> naik langsung ke </text:span><text:span text:style-name="Strong_20_Emphasis"><text:span text:style-name="T1">Turbin</text:span></text:span><text:span text:style-name="T1">. </text:span></text:p>
                  </text:list-item>
                  <text:list-item>
                    <text:p text:style-name="P164"><text:span text:style-name="T1">Turbin (beri label 'Turbin Uap') terhubung ke </text:span><text:span text:style-name="Strong_20_Emphasis"><text:span text:style-name="T1">Generator</text:span></text:span><text:span text:style-name="T1"> (beri ikon petir/listrik). </text:span></text:p>
                  </text:list-item>
                  <text:list-item>
                    <text:p text:style-name="P164"><text:span text:style-name="T1">Uap bekas dari turbin masuk ke </text:span><text:span text:style-name="Strong_20_Emphasis"><text:span text:style-name="T1">Kondensor</text:span></text:span><text:span text:style-name="T1"> (bisa digambar sebagai kotak dengan pipa pendingin atau menara pendingin/cooling tower di atasnya). Output dari kondensor adalah </text:span><text:span text:style-name="Strong_20_Emphasis"><text:span text:style-name="T1">Air Dingin (warna biru muda)</text:span></text:span><text:span text:style-name="T1">. </text:span></text:p>
                  </text:list-item>
                  <text:list-item>
                    <text:p text:style-name="P232">Sebagian besar Air Dingin dipompa (beri ikon pompa) menuju Sumur Injeksi. </text:p>
                  </text:list-item>
                  <text:list-item>
                    <text:p text:style-name="P164"><text:span text:style-name="T1">Beri judul kolom </text:span><text:span text:style-name="Strong_20_Emphasis"><text:span text:style-name="T1">'Tipe 1: UAP KERING (Dry Steam)'</text:span></text:span><text:span text:style-name="T1"> dan teks singkat 'Sumber: Uap Alami Murni'. </text:span></text:p>
                  </text:list-item>
                </text:list>
              </text:list-item>
              <text:list-item>
                <text:p text:style-name="P164"><text:span text:style-name="Strong_20_Emphasis"><text:span text:style-name="T1">Kolom 2: PLTP Flash Steam (Gambarkan Double Flash):</text:span></text:span><text:span text:style-name="T1"> </text:span></text:p>
                <text:list>
                  <text:list-item>
                    <text:p text:style-name="P164"><text:span text:style-name="T1">Dari Sumur Produksi, gambarkan </text:span><text:span text:style-name="Strong_20_Emphasis"><text:span text:style-name="T1">panah tebal AIR PANAS SUPER (&gt;180°C) bertekanan tinggi (warna merah tua)</text:span></text:span><text:span text:style-name="T1"> naik ke </text:span><text:span text:style-name="Strong_20_Emphasis"><text:span text:style-name="T1">Separator Tekanan Tinggi (Flash Tank 1)</text:span></text:span><text:span text:style-name="T1">. </text:span></text:p>
                  </text:list-item>
                  <text:list-item>
                    <text:p text:style-name="P164"><text:span text:style-name="T1">Dari atas Separator 1, keluar </text:span><text:span text:style-name="Strong_20_Emphasis"><text:span text:style-name="T1">Uap Tekanan Tinggi (warna putih/merah muda)</text:span></text:span><text:span text:style-name="T1"> menuju </text:span><text:span text:style-name="Strong_20_Emphasis"><text:span text:style-name="T1">Turbin Tekanan Tinggi</text:span></text:span><text:span text:style-name="T1"> (terhubung ke Generator). </text:span></text:p>
                  </text:list-item>
                  <text:list-item>
                    <text:p text:style-name="P164"><text:span text:style-name="T1">Dari bawah Separator 1, keluar </text:span><text:span text:style-name="Strong_20_Emphasis"><text:span text:style-name="T1">Air Panas Sisa (Brine - warna merah)</text:span></text:span><text:span text:style-name="T1"> menuju </text:span><text:span text:style-name="Strong_20_Emphasis"><text:span text:style-name="T1">Separator Tekanan Rendah (Flash Tank 2)</text:span></text:span><text:span text:style-name="T1">. </text:span></text:p>
                  </text:list-item>
                  <text:list-item>
                    <text:p text:style-name="P164"><text:span text:style-name="T1">Dari atas Separator 2, keluar </text:span><text:span text:style-name="Strong_20_Emphasis"><text:span text:style-name="T1">Uap Tekanan Rendah (warna pink lebih muda)</text:span></text:span><text:span text:style-name="T1"> menuju </text:span><text:span text:style-name="Strong_20_Emphasis"><text:span text:style-name="T1">Turbin Tekanan Rendah</text:span></text:span><text:span text:style-name="T1"> (terhubung ke Generator yang sama atau berbeda). </text:span></text:p>
                  </text:list-item>
                  <text:list-item>
                    <text:p text:style-name="P164"><text:span text:style-name="T1">Dari bawah Separator 2, keluar </text:span><text:span text:style-name="Strong_20_Emphasis"><text:span text:style-name="T1">Air Panas Sisa Akhir</text:span></text:span><text:span text:style-name="T1"> yang dipompa menuju Sumur Injeksi. </text:span></text:p>
                  </text:list-item>
                  <text:list-item>
                    <text:p text:style-name="P232">Uap bekas dari kedua turbin masuk ke Kondensor -&gt; jadi Air Dingin -&gt; sebagian diinjeksikan. </text:p>
                  </text:list-item>
                  <text:list-item>
                    <text:p text:style-name="P164"><text:span text:style-name="T1">Beri judul kolom </text:span><text:span text:style-name="Strong_20_Emphasis"><text:span text:style-name="T1">'Tipe 2: UAP KILAT (Flash Steam)'</text:span></text:span><text:span text:style-name="T1"> dan teks singkat 'Sumber: Air Panas Tekanan Tinggi'. </text:span></text:p>
                  </text:list-item>
                </text:list>
              </text:list-item>
              <text:list-item>
                <text:p text:style-name="P164"><text:span text:style-name="Strong_20_Emphasis"><text:span text:style-name="T1">Kolom 3: PLTP Binary Cycle:</text:span></text:span><text:span text:style-name="T1"> </text:span></text:p>
                <text:list>
                  <text:list-item>
                    <text:p text:style-name="P164"><text:span text:style-name="T1">Dari Sumur Produksi, gambarkan </text:span><text:span text:style-name="Strong_20_Emphasis"><text:span text:style-name="T1">panah AIR PANAS GEOTERMAL (100-180°C - warna oranye)</text:span></text:span><text:span text:style-name="T1"> naik menuju </text:span><text:span text:style-name="Strong_20_Emphasis"><text:span text:style-name="T1">Penukar Panas (Heat Exchanger)</text:span></text:span><text:span text:style-name="T1"> (gambarkan sebagai kotak dengan pipa-pipa bersilangan di dalamnya). </text:span></text:p>
                  </text:list-item>
                  <text:list-item>
                    <text:p text:style-name="P164"><text:span text:style-name="T1">Di dalam Heat Exchanger, tunjukkan </text:span><text:span text:style-name="Strong_20_Emphasis"><text:span text:style-name="T1">siklus kedua yang tertutup</text:span></text:span><text:span text:style-name="T1">: Pipa berisi </text:span><text:span text:style-name="Strong_20_Emphasis"><text:span text:style-name="T1">Cairan Kerja Sekunder (misal warna hijau muda)</text:span></text:span><text:span text:style-name="T1"> masuk, dipanaskan oleh air geotermal, keluar sebagai </text:span><text:span text:style-name="Strong_20_Emphasis"><text:span text:style-name="T1">Uap Cairan Kerja (warna hijau tua)</text:span></text:span><text:span text:style-name="T1"> menuju </text:span><text:span text:style-name="Strong_20_Emphasis"><text:span text:style-name="T1">Turbin</text:span></text:span><text:span text:style-name="T1"> khusus (beri label 'Turbin Siklus Biner', terhubung ke Generator). </text:span></text:p>
                  </text:list-item>
                  <text:list-item>
                    <text:p text:style-name="P164"><text:span text:style-name="T1">Uap cairan kerja bekas dari turbin masuk ke </text:span><text:span text:style-name="Strong_20_Emphasis"><text:span text:style-name="T1">Kondensor</text:span></text:span><text:span text:style-name="T1"> (didinginkan, bisa pakai pendingin udara/kipas besar), berubah jadi </text:span><text:span text:style-name="Strong_20_Emphasis"><text:span text:style-name="T1">Cairan Kerja Dingin (hijau muda)</text:span></text:span><text:span text:style-name="T1"> lagi, lalu dipompa (beri ikon pompa) balik ke Heat Exchanger. Tunjukkan siklus tertutup ini dengan jelas. </text:span></text:p>
                  </text:list-item>
                  <text:list-item>
                    <text:p text:style-name="P164"><text:span text:style-name="Strong_20_Emphasis"><text:span text:style-name="T1">Air geotermal (warna oranye)</text:span></text:span><text:span text:style-name="T1"> setelah keluar dari Heat Exchanger (jadi sedikit lebih dingin) </text:span><text:span text:style-name="Strong_20_Emphasis"><text:span text:style-name="T1">langsung dialirkan seluruhnya</text:span></text:span><text:span text:style-name="T1"> (beri panah tegas) menuju Sumur Injeksi. </text:span></text:p>
                  </text:list-item>
                  <text:list-item>
                    <text:p text:style-name="P51"><text:span text:style-name="T1">Beri judul kolom </text:span><text:span text:style-name="Strong_20_Emphasis"><text:span text:style-name="T1">'Tipe 3: SIKLUS BINER (Binary Cycle)'</text:span></text:span><text:span text:style-name="T1"> dan teks singkat 'Sumber: Air Panas Suhu Moderat'. </text:span></text:p>
                  </text:list-item>
                </text:list>
              </text:list-item>
            </text:list>
            <text:list xml:id="list8951166652449282261" text:style-name="L59">
              <text:list-item>
                <text:p text:style-name="P52"><text:span text:style-name="Strong_20_Emphasis"><text:span text:style-name="T1">Judul Keseluruhan:</text:span></text:span><text:span text:style-name="T1"> </text:span><text:span text:style-name="Strong_20_Emphasis"><text:span text:style-name="T1">'3 Cara PLTP Mengubah Panas Bumi Jadi Listrik!'</text:span></text:span><text:span text:style-name="T1">. Gunakan warna yang konsisten dan jelas untuk membedakan fluida yang berbeda (uap panas, air panas super, air panas moderat, air dingin, cairan kerja) dan tunjukkan alur proses di setiap tipe dengan panah yang mudah diikuti." </text:span></text:p>
              </text:list-item>
            </text:list>
            <text:p text:style-name="P239"/>
            <text:p text:style-name="P104">Ini adalah jawaban untuk Subbab 5.2. Silakan berikan perintah "YAX" jika Anda ingin saya melanjutkan ke prompt berikutnya (Subbab 5.3).</text:p>
          </text:section>
          <text:section text:style-name="Sect1" text:name="feedback-form-61">
            <text:p text:style-name="P218"/>
          </text:section>
        </text:section>
        <text:section text:style-name="Sect1" text:name="d99fb68204e7ae57">
          <text:p text:style-name="P104"/>
          <text:section text:style-name="Sect1" text:name="user-query-content-62">
            <text:p text:style-name="P237">YAX </text:p>
          </text:section>
          <text:p text:style-name="P218">Tampilkan alur berpikir</text:p>
          <text:section text:style-name="Sect2" text:name="model-response-message-contentr_d99fb68204e7ae57">
            <text:p text:style-name="P218"/>
          </text:section>
          <text:section text:style-name="Sect1" text:name="feedback-form-62">
            <text:p text:style-name="P218"/>
          </text:section>
        </text:section>
        <text:section text:style-name="Sect1" text:name="fb8ecf11a08d798c">
          <text:p text:style-name="P104"/>
          <text:section text:style-name="Sect1" text:name="user-query-content-63">
            <text:p text:style-name="P237">PRESENT IT </text:p>
          </text:section>
          <text:p text:style-name="P218">Tampilkan alur berpikir</text:p>
          <text:section text:style-name="Sect2" text:name="model-response-message-contentr_fb8ecf11a08d798c">
            <text:p text:style-name="Text_20_body"><text:span text:style-name="T1">Oke, ini jawaban untuk prompt </text:span><text:span text:style-name="Strong_20_Emphasis"><text:span text:style-name="T1">Subbab 5.3 (Keunggulan dan Kelemahan Energi Panas Bumi)</text:span></text:span><text:span text:style-name="T1">, yang menimbang sisi positif dan negatif dari energi geotermal:</text:span></text:p>
            <text:p text:style-name="P239"/>
            <text:p text:style-name="Text_20_body"><text:span text:style-name="Strong_20_Emphasis"><text:span text:style-name="T1">(Teks Subbab 5.3)</text:span></text:span></text:p>
            <text:p text:style-name="P104">Energi geotermal yang berasal dari panas perut Bumi ini kedengarannya memang sangat menjanjikan ya? Stabil, bersih, potensinya melimpah lagi di negara kita. Tapi, biar kita nggak cuma lihat sisi baiknya aja, penting banget untuk menimbang secara adil antara keunggulan atau sisi plus (+) yang bikin geotermal ini menarik banget, dengan kelemahan atau tantangan alias sisi minus (-) yang juga perlu kita ketahui dan pikirkan solusinya. Yuk, kita bedah plus minus si 'harta karun' panas bumi ini!</text:p>
            <text:p text:style-name="Text_20_body"><text:span text:style-name="Strong_20_Emphasis"><text:span text:style-name="T1">Keunggulan Energi Geotermal (Plus ?):</text:span></text:span></text:p>
            <text:list xml:id="list5104395383312523723" text:style-name="L60">
              <text:list-item>
                <text:p text:style-name="P165"><text:span text:style-name="Strong_20_Emphasis"><text:span text:style-name="T1">Energi Bersih &amp; Rendah Emisi:</text:span></text:span><text:span text:style-name="T1"> Ini salah satu keunggulan utamanya dibandingkan 'juara bertahan' energi fosil (batu bara, minyak, gas). Saat beroperasi menghasilkan listrik, Pembangkit Listrik Tenaga Panas Bumi (PLTP) itu emisinya </text:span><text:span text:style-name="Strong_20_Emphasis"><text:span text:style-name="T1">sangat rendah</text:span></text:span><text:span text:style-name="T1">. PLTP tipe </text:span><text:span text:style-name="Emphasis"><text:span text:style-name="T1">Binary Cycle</text:span></text:span><text:span text:style-name="T1"> yang modern bahkan bisa dibilang </text:span><text:span text:style-name="Strong_20_Emphasis"><text:span text:style-name="T1">hampir nol emisi</text:span></text:span><text:span text:style-name="T1"> gas rumah kaca (seperti CO2) atau polutan udara lainnya (seperti SOx, NOx, PM2.5) karena fluida panas buminya tidak pernah kontak langsung dengan udara luar. Tipe </text:span><text:span text:style-name="Emphasis"><text:span text:style-name="T1">Dry Steam</text:span></text:span><text:span text:style-name="T1"> atau </text:span><text:span text:style-name="Emphasis"><text:span text:style-name="T1">Flash Steam</text:span></text:span><text:span text:style-name="T1"> mungkin masih bisa melepas sedikit gas yang secara alami terlarut dalam uap atau air panas bumi (terutama CO2 dan H2S), tapi jumlahnya biasanya jauh lebih kecil dibandingkan emisi dari PLTU batu bara dengan kapasitas yang sama. Jadi, secara umum, geotermal sangat ramah terhadap iklim dan bagus untuk menjaga kualitas udara kita tetap bersih dan sehat. </text:span></text:p>
              </text:list-item>
              <text:list-item>
                <text:p text:style-name="P165"><text:span text:style-name="Strong_20_Emphasis"><text:span text:style-name="T1">Super Stabil &amp; Andal (Pembangkit Beban Dasar/Baseload 24/7):</text:span></text:span><text:span text:style-name="T1"> Ini dia keunggulan super penting yang membedakan geotermal dari energi terbarukan populer lainnya seperti surya dan angin! PLTP bisa beroperasi menghasilkan listrik secara </text:span><text:span text:style-name="Strong_20_Emphasis"><text:span text:style-name="T1">terus-menerus tanpa henti, 24 jam sehari, 7 hari seminggu</text:span></text:span><text:span text:style-name="T1">, siang maupun malam, cerah maupun hujan badai, angin kencang ataupun tidak. Produksi listriknya sangat stabil dan bisa diandalkan sebagai </text:span><text:span text:style-name="Strong_20_Emphasis"><text:span text:style-name="T1">pembangkit beban dasar (</text:span></text:span><text:span text:style-name="Strong_20_Emphasis"><text:span text:style-name="Emphasis"><text:span text:style-name="T1">baseload</text:span></text:span></text:span><text:span text:style-name="Strong_20_Emphasis"><text:span text:style-name="T1">)</text:span></text:span><text:span text:style-name="T1"> dalam sistem kelistrikan kita, artinya dia bisa menyediakan pasokan listrik konstan yang dibutuhkan sepanjang waktu. Kestabilan ini krusial banget untuk menjaga jaringan listrik tetap 'hidup' dan andal, mengurangi risiko </text:span><text:span text:style-name="Emphasis"><text:span text:style-name="T1">byar-pet</text:span></text:span><text:span text:style-name="T1"> atau pemadaman bergilir. </text:span></text:p>
              </text:list-item>
              <text:list-item>
                <text:p text:style-name="P165"><text:span text:style-name="Strong_20_Emphasis"><text:span text:style-name="T1">Jejak Lahan di Permukaan Relatif Kecil:</text:span></text:span><text:span text:style-name="T1"> Meskipun reservoir panas buminya di bawah tanah bisa jadi membentang luas, fasilitas fisik PLTP yang dibangun di atas permukaan tanah (seperti gedung pembangkit, menara pendingin, kepala sumur, dan jaringan pipa) itu </text:span><text:span text:style-name="Strong_20_Emphasis"><text:span text:style-name="T1">luas lahan total yang dibutuhkan relatif lebih kecil</text:span></text:span><text:span text:style-name="T1"> dibandingkan PLTS skala besar (yang butuh lahan luas untuk panel) atau ladang angin (PLTB) darat (yang butuh area luas untuk sebaran turbin) jika dibandingkan untuk menghasilkan kapasitas listrik (Megawatt) yang sama. Ini bisa jadi keuntungan penting, terutama di pulau-pulau padat penduduk seperti Jawa atau di area yang penggunaan lahannya sudah intensif. </text:span></text:p>
              </text:list-item>
              <text:list-item>
                <text:p text:style-name="P53"><text:span text:style-name="Strong_20_Emphasis"><text:span text:style-name="T1">Potensi Raksasa dan 'Made in Indonesia':</text:span></text:span><text:span text:style-name="T1"> Seperti yang sudah kita bahas, karena posisi geologisnya yang unik di Cincin Api Pasifik, </text:span><text:span text:style-name="Strong_20_Emphasis"><text:span text:style-name="T1">Indonesia dianugerahi potensi energi geotermal yang melimpah ruah</text:span></text:span><text:span text:style-name="T1">, termasuk salah satu yang </text:span><text:span text:style-name="Strong_20_Emphasis"><text:span text:style-name="T1">terbesar di dunia</text:span></text:span><text:span text:style-name="T1">! Potensi ini tersebar dari ujung barat di Sumatera (termasuk di Aceh dan Sumatera Utara), sepanjang Pulau Jawa, Bali, Nusa Tenggara, hingga ke Sulawesi dan Maluku di timur. Ini adalah 'harta karun' energi bersih yang benar-benar berasal dari 'dalam negeri' kita sendiri, tidak perlu impor. Sayangnya, potensi raksasa ini baru sebagian kecil saja yang berhasil kita manfaatkan hingga saat ini (April 2025). Masih banyak PR sekaligus peluang besar! </text:span></text:p>
              </text:list-item>
            </text:list>
            <text:p text:style-name="Text_20_body"><text:span text:style-name="Strong_20_Emphasis"><text:span text:style-name="T1">Kelemahan &amp; Tantangan Energi Geotermal (Minus ?):</text:span></text:span></text:p>
            <text:list xml:id="list7018875203896514163" text:style-name="L61">
              <text:list-item>
                <text:p text:style-name="P166"><text:span text:style-name="Strong_20_Emphasis"><text:span text:style-name="T1">Lokasinya Sangat Spesifik &amp; Terbatas:</text:span></text:span><text:span text:style-name="T1"> Ini kendala geografis utama dari geotermal. Energi panas bumi </text:span><text:span text:style-name="Strong_20_Emphasis"><text:span text:style-name="T1">tidak bisa ditemukan di sembarang tempat</text:span></text:span><text:span text:style-name="T1">. PLTP hanya bisa dibangun secara ekonomis di daerah-daerah yang secara geologis punya </text:span><text:span text:style-name="Strong_20_Emphasis"><text:span text:style-name="T1">sumber panas tinggi yang relatif dekat dengan permukaan tanah</text:span></text:span><text:span text:style-name="T1">, dan ini biasanya hanya terjadi di sekitar </text:span><text:span text:style-name="Strong_20_Emphasis"><text:span text:style-name="T1">zona vulkanik aktif atau zona pertemuan lempeng tektonik</text:span></text:span><text:span text:style-name="T1">. Jadi, meskipun potensi totalnya besar secara nasional, sebarannya tidak merata. Tidak semua provinsi atau pulau di Indonesia punya potensi geotermal yang signifikan atau mudah diakses. Kita nggak bisa bangun PLTP di sembarang kota seperti kita bisa pasang panel surya di hampir semua atap rumah. </text:span></text:p>
              </text:list-item>
              <text:list-item>
                <text:p text:style-name="P166"><text:span text:style-name="Strong_20_Emphasis"><text:span text:style-name="T1">Biaya Eksplorasi &amp; Pengeboran Awal Sangat Mahal dan Berisiko Tinggi:</text:span></text:span><text:span text:style-name="T1"> Ini tantangan ekonomi terbesar dalam pengembangan geotermal. Untuk memastikan apakah benar ada 'harta karun' panas bumi di bawah suatu lokasi dan seberapa besar potensinya, perlu dilakukan tahap </text:span><text:span text:style-name="Strong_20_Emphasis"><text:span text:style-name="T1">eksplorasi dan pengeboran sumur</text:span></text:span><text:span text:style-name="T1"> yang sangat dalam (bisa 1-3 km atau lebih!) menembus lapisan batuan yang seringkali sangat keras dan panas. Proses ini membutuhkan teknologi canggih (mirip teknologi migas), peralatan khusus, keahlian tinggi, dan </text:span><text:span text:style-name="Strong_20_Emphasis"><text:span text:style-name="T1">biayanya luar biasa mahal</text:span></text:span><text:span text:style-name="T1">, bisa mencapai puluhan hingga ratusan miliar rupiah hanya untuk mengebor satu sumur eksplorasi! Dan yang bikin tambah menantang, </text:span><text:span text:style-name="Strong_20_Emphasis"><text:span text:style-name="T1">risiko kegagalannya tinggi</text:span></text:span><text:span text:style-name="T1">: bisa jadi setelah dibor mahal-mahal, ternyata sumber panasnya tidak cukup bagus (kurang panas atau alirannya kecil) atau tidak cukup besar untuk dikembangkan secara komersial (istilahnya </text:span><text:span text:style-name="Emphasis"><text:span text:style-name="T1">dry hole</text:span></text:span><text:span text:style-name="T1"> atau sumur kering). Risiko dan biaya awal yang sangat tinggi inilah yang sering menjadi hambatan utama bagi perusahaan (baik BUMN maupun swasta) untuk berani berinvestasi besar-besaran dalam pengembangan geotermal. </text:span></text:p>
              </text:list-item>
              <text:list-item>
                <text:p text:style-name="P166"><text:span text:style-name="Strong_20_Emphasis"><text:span text:style-name="T1">Potensi Emisi Gas Terlarut Alami (Perlu Dikelola dengan Baik):</text:span></text:span><text:span text:style-name="T1"> Meskipun secara umum emisinya rendah, fluida geotermal (terutama uap dari tipe </text:span><text:span text:style-name="Emphasis"><text:span text:style-name="T1">Dry Steam</text:span></text:span><text:span text:style-name="T1"> atau </text:span><text:span text:style-name="Emphasis"><text:span text:style-name="T1">Flash Steam</text:span></text:span><text:span text:style-name="T1">) secara alami bisa mengandung beberapa jenis gas non-kondensabel (NCG - </text:span><text:span text:style-name="Emphasis"><text:span text:style-name="T1">Non-Condensable Gases</text:span></text:span><text:span text:style-name="T1">) yang ikut terbawa naik dari dalam bumi, seperti </text:span><text:span text:style-name="Strong_20_Emphasis"><text:span text:style-name="T1">Karbon Dioksida (CO2)</text:span></text:span><text:span text:style-name="T1"> (yang merupakan gas rumah kaca) dan </text:span><text:span text:style-name="Strong_20_Emphasis"><text:span text:style-name="T1">Hidrogen Sulfida (H2S)</text:span></text:span><text:span text:style-name="T1">. Gas H2S inilah yang punya ciri khas </text:span><text:span text:style-name="Strong_20_Emphasis"><text:span text:style-name="T1">bau seperti telur busuk</text:span></text:span><text:span text:style-name="T1"> yang kadang bisa tercium di sekitar area PLTP atau pemandian air panas alami. Dalam konsentrasi yang cukup tinggi, H2S juga bersifat korosif dan beracun. Oleh karena itu, PLTP modern (terutama tipe </text:span><text:span text:style-name="Emphasis"><text:span text:style-name="T1">Flash</text:span></text:span><text:span text:style-name="T1">) biasanya sudah dilengkapi dengan teknologi untuk </text:span><text:span text:style-name="Strong_20_Emphasis"><text:span text:style-name="T1">mengurangi atau menangani (abatement)</text:span></text:span><text:span text:style-name="T1"> emisi gas-gas ini sebelum dilepas ke atmosfer (misalnya dengan sistem re-injeksi gas atau teknologi pemisahan lainnya) agar dampak lingkungannya minimal dan aman bagi kesehatan pekerja serta masyarakat sekitar. PLTP tipe </text:span><text:span text:style-name="Emphasis"><text:span text:style-name="T1">Binary Cycle</text:span></text:span><text:span text:style-name="T1"> punya keunggulan besar dalam hal ini karena fluida geotermalnya bersirkulasi dalam sistem tertutup. </text:span></text:p>
              </text:list-item>
              <text:list-item>
                <text:p text:style-name="P166"><text:span text:style-name="Strong_20_Emphasis"><text:span text:style-name="T1">Potensi Memicu Aktivitas Seismik Skala Kecil (</text:span></text:span><text:span text:style-name="Strong_20_Emphasis"><text:span text:style-name="Emphasis"><text:span text:style-name="T1">Induced Seismicity</text:span></text:span></text:span><text:span text:style-name="Strong_20_Emphasis"><text:span text:style-name="T1">):</text:span></text:span><text:span text:style-name="T1"> Aktivitas manusia yang mengubah kondisi di bawah permukaan bumi, seperti pengeboran sumur yang dalam dan terutama </text:span><text:span text:style-name="Strong_20_Emphasis"><text:span text:style-name="T1">proses injeksi kembali air sisa ke dalam reservoir</text:span></text:span><text:span text:style-name="T1"> di bawah tanah dengan tekanan tertentu, kadang-kadang berpotensi </text:span><text:span text:style-name="Strong_20_Emphasis"><text:span text:style-name="T1">sedikit mengubah keseimbangan tekanan fluida di dalam rekahan batuan</text:span></text:span><text:span text:style-name="T1"> dan bisa </text:span><text:span text:style-name="Strong_20_Emphasis"><text:span text:style-name="T1">memicu terjadinya gempa bumi skala sangat kecil (mikroseismik)</text:span></text:span><text:span text:style-name="T1"> di sekitar lokasi PLTP. Meskipun gempa mikro ini biasanya getarannya sangat lemah (seringkali tidak terasa oleh manusia di permukaan) dan umumnya dianggap tidak berbahaya bagi struktur bangunan, isu </text:span><text:span text:style-name="Emphasis"><text:span text:style-name="T1">induced seismicity</text:span></text:span><text:span text:style-name="T1"> ini tetap perlu dipelajari, dipantau secara ketat dengan jaringan alat seismometer di sekitar PLTP, dan dikelola dengan baik (misalnya dengan mengatur laju dan tekanan injeksi secara hati-hati) untuk memastikan keamanan operasi jangka panjang, terutama jika PLTP dibangun di dekat area yang memang sudah aktif secara seismik. </text:span></text:p>
              </text:list-item>
              <text:list-item>
                <text:p text:style-name="P54"><text:span text:style-name="Strong_20_Emphasis"><text:span text:style-name="T1">Potensi Konflik Penggunaan Lahan &amp; Isu Sosial Lainnya:</text:span></text:span><text:span text:style-name="T1"> Daerah yang punya potensi geotermal tinggi di Indonesia seringkali lokasinya berada di </text:span><text:span text:style-name="Strong_20_Emphasis"><text:span text:style-name="T1">kawasan pegunungan yang merupakan wilayah hutan</text:span></text:span><text:span text:style-name="T1">, bahkan kadang masuk dalam kategori </text:span><text:span text:style-name="Strong_20_Emphasis"><text:span text:style-name="T1">hutan lindung atau hutan konservasi</text:span></text:span><text:span text:style-name="T1"> yang punya fungsi penting untuk menjaga keanekaragaman hayati, tata air, dan pencegahan bencana. Pembangunan infrastruktur PLTP (jalan akses, area sumur, jalur pipa, gedung pembangkit) di kawasan seperti ini seringkali menimbulkan </text:span><text:span text:style-name="Strong_20_Emphasis"><text:span text:style-name="T1">dilema dan perdebatan antara kebutuhan energi bersih dan prioritas perlindungan lingkungan atau konservasi hutan</text:span></text:span><text:span text:style-name="T1">. Selain itu, lokasi potensial juga bisa </text:span><text:span text:style-name="Strong_20_Emphasis"><text:span text:style-name="T1">bersinggungan dengan lahan pertanian produktif milik masyarakat, atau bahkan dekat dengan pemukiman penduduk atau situs-situs yang dianggap penting secara budaya atau adat</text:span></text:span><text:span text:style-name="T1">. Proses </text:span><text:span text:style-name="Strong_20_Emphasis"><text:span text:style-name="T1">pembebasan lahan, pemberian ganti rugi, dan dampak sosial ekonomi lainnya</text:span></text:span><text:span text:style-name="T1"> akibat pembangunan PLTP perlu ditangani dengan sangat hati-hati, transparan, adil, dan melibatkan dialog serta partisipasi penuh dari masyarakat setempat sejak awal perencanaan untuk mencegah timbulnya konflik sosial yang bisa menghambat proyek. </text:span></text:p>
              </text:list-item>
            </text:list>
            <text:p text:style-name="Text_20_body"><text:span text:style-name="T1">Jadi, kesimpulannya gimana dong? Energi geotermal ini jelas punya </text:span><text:span text:style-name="Strong_20_Emphasis"><text:span text:style-name="T1">keunggulan besar dan sangat strategis</text:span></text:span><text:span text:style-name="T1"> bagi Indonesia sebagai sumber energi terbarukan yang </text:span><text:span text:style-name="Strong_20_Emphasis"><text:span text:style-name="T1">stabil (baseload), andal, bersih (rendah emisi), dan potensinya asli dari 'bumi pertiwi' kita sendiri</text:span></text:span><text:span text:style-name="T1">. Sangat cocok untuk menggantikan peran PLTU batu bara di masa depan. Tapi, pengembangannya juga </text:span><text:span text:style-name="Strong_20_Emphasis"><text:span text:style-name="T1">tidak mudah dan tidak murah</text:span></text:span><text:span text:style-name="T1">. Ia punya tantangan signifikan terkait </text:span><text:span text:style-name="Strong_20_Emphasis"><text:span text:style-name="T1">biaya investasi awal dan risiko eksplorasi yang tinggi</text:span></text:span><text:span text:style-name="T1">, </text:span><text:span text:style-name="Strong_20_Emphasis"><text:span text:style-name="T1">keterbatasan lokasi yang sangat spesifik</text:span></text:span><text:span text:style-name="T1">, serta </text:span><text:span text:style-name="Strong_20_Emphasis"><text:span text:style-name="T1">potensi dampak lingkungan dan sosial di tingkat lokal</text:span></text:span><text:span text:style-name="T1"> (terkait emisi gas, seismisitas mikro, dan terutama penggunaan lahan) yang harus dikelola dengan sangat cermat, hati-hati, dan bertanggung jawab melalui proses perencanaan, AMDAL, dan konsultasi publik yang benar-benar berkualitas. Dengan pendekatan yang tepat dan dukungan kebijakan yang kuat, 'harta karun' panas bumi ini bisa jadi salah satu pilar utama dan paling diandalkan dalam mewujudkan masa depan energi bersih dan berkelanjutan untuk Indonesia!</text:span></text:p>
            <text:p text:style-name="Text_20_body"><text:span text:style-name="Strong_20_Emphasis"><text:span text:style-name="T1">(Prompt Gambar Ilustrasi untuk Subbab 5.3)</text:span></text:span></text:p>
            <text:p text:style-name="Text_20_body"><text:span text:style-name="Strong_20_Emphasis"><text:span text:style-name="T1">Prompt Gambar Ilustrasi:</text:span></text:span><text:span text:style-name="T1"> "Buat ilustrasi infografis </text:span><text:span text:style-name="Strong_20_Emphasis"><text:span text:style-name="T1">perbandingan 'Plus (+) vs Minus (-) Energi Geotermal'</text:span></text:span><text:span text:style-name="T1"> dengan gaya visual yang seimbang, jelas, dan mudah dipahami remaja. Gunakan format dua kolom berdampingan yang rapi.</text:span></text:p>
            <text:list xml:id="list3483020573524217763" text:style-name="L62">
              <text:list-item>
                <text:p text:style-name="P167"><text:span text:style-name="Strong_20_Emphasis"><text:span text:style-name="T1">Judul Besar di Atas:</text:span></text:span><text:span text:style-name="T1"> </text:span><text:span text:style-name="Strong_20_Emphasis"><text:span text:style-name="T1">Energi Geotermal: Jagoan Stabil, Tapi Ada PR-nya! (+/-)</text:span></text:span><text:span text:style-name="T1"> </text:span></text:p>
              </text:list-item>
              <text:list-item>
                <text:p text:style-name="P167"><text:span text:style-name="Strong_20_Emphasis"><text:span text:style-name="T1">Kolom Kiri (Plus - Latar belakang hijau bumi atau biru langit bersih):</text:span></text:span><text:span text:style-name="T1"> </text:span></text:p>
                <text:list>
                  <text:list-item>
                    <text:p text:style-name="P167"><text:span text:style-name="T1">Ikon PLTP dengan uap bersih + simbol daun/recycle + teks: </text:span><text:span text:style-name="Strong_20_Emphasis"><text:span text:style-name="T1">Rendah Emisi &amp; Ramah Lingkungan.</text:span></text:span><text:span text:style-name="T1"> </text:span></text:p>
                  </text:list-item>
                  <text:list-item>
                    <text:p text:style-name="P167"><text:span text:style-name="T1">Ikon jam dinding menunjukkan 24/7 + grafik listrik lurus stabil + teks: </text:span><text:span text:style-name="Strong_20_Emphasis"><text:span text:style-name="T1">Stabil &amp; Andal 24/7 (Baseload!).</text:span></text:span><text:span text:style-name="T1"> </text:span></text:p>
                  </text:list-item>
                  <text:list-item>
                    <text:p text:style-name="P167"><text:span text:style-name="T1">Ikon denah lahan kecil dibandingkan ikon PLTS/PLTB besar + teks: </text:span><text:span text:style-name="Strong_20_Emphasis"><text:span text:style-name="T1">Butuh Lahan Permukaan Lebih Kecil.</text:span></text:span><text:span text:style-name="T1"> </text:span></text:p>
                  </text:list-item>
                  <text:list-item>
                    <text:p text:style-name="P167"><text:span text:style-name="T1">Ikon peta Indonesia dengan banyak titik api/gunung + bintang emas + teks: </text:span><text:span text:style-name="Strong_20_Emphasis"><text:span text:style-name="T1">Potensi Raksasa Asli Indonesia!</text:span></text:span><text:span text:style-name="T1"> </text:span></text:p>
                  </text:list-item>
                  <text:list-item>
                    <text:p text:style-name="P233">Gunakan ikon jempol menghadap ke atas (?) besar berwarna hijau di bagian bawah kolom Plus. </text:p>
                  </text:list-item>
                </text:list>
              </text:list-item>
              <text:list-item>
                <text:p text:style-name="P167"><text:span text:style-name="Strong_20_Emphasis"><text:span text:style-name="T1">Kolom Kanan (Minus - Latar belakang coklat tanah atau oranye/merah peringatan):</text:span></text:span><text:span text:style-name="T1"> </text:span></text:p>
                <text:list>
                  <text:list-item>
                    <text:p text:style-name="P167"><text:span text:style-name="T1">Ikon peta dengan hanya beberapa titik api/gunung + simbol lokasi 'pin' + teks: </text:span><text:span text:style-name="Strong_20_Emphasis"><text:span text:style-name="T1">Lokasi Sangat Spesifik (Zona Vulkanik).</text:span></text:span><text:span text:style-name="T1"> </text:span></text:p>
                  </text:list-item>
                  <text:list-item>
                    <text:p text:style-name="P167"><text:span text:style-name="T1">Ikon alat bor raksasa + ikon tagihan/koin dengan tanda 'Rp++++!' + ikon tanda tanya (?) + teks: </text:span><text:span text:style-name="Strong_20_Emphasis"><text:span text:style-name="T1">Biaya Eksplorasi &amp; Bor Super Mahal &amp; Berisiko.</text:span></text:span><text:span text:style-name="T1"> </text:span></text:p>
                  </text:list-item>
                  <text:list-item>
                    <text:p text:style-name="P167"><text:span text:style-name="T1">Ikon awan gas kecil (H2S, CO2) keluar dari pipa + ikon hidung mencium bau + teks: </text:span><text:span text:style-name="Strong_20_Emphasis"><text:span text:style-name="T1">Potensi Emisi Gas Alami (Perlu Dikelola).</text:span></text:span><text:span text:style-name="T1"> </text:span></text:p>
                  </text:list-item>
                  <text:list-item>
                    <text:p text:style-name="P167"><text:span text:style-name="T1">Ikon gelombang seismograf kecil + teks: </text:span><text:span text:style-name="Strong_20_Emphasis"><text:span text:style-name="T1">Risiko Picu Gempa Mikro (Perlu Dipantau).</text:span></text:span><text:span text:style-name="T1"> </text:span></text:p>
                  </text:list-item>
                  <text:list-item>
                    <text:p text:style-name="P167"><text:span text:style-name="T1">Ikon siluet hutan/sawah + ikon orang berdiskusi/protes + teks: </text:span><text:span text:style-name="Strong_20_Emphasis"><text:span text:style-name="T1">Potensi Konflik Lahan &amp; Isu Sosial.</text:span></text:span><text:span text:style-name="T1"> </text:span></text:p>
                  </text:list-item>
                  <text:list-item>
                    <text:p text:style-name="P113">Gunakan ikon jempol menghadap ke bawah (?) atau ikon tanda hati-hati/peringatan (!) besar berwarna oranye/merah di bagian bawah kolom Minus. Pastikan ikon-ikon yang digunakan jelas maknanya, teksnya singkat, lugas, tapi tetap informatif. Desain keseluruhan bersih, terstruktur, dan menarik secara visual." </text:p>
                  </text:list-item>
                </text:list>
              </text:list-item>
            </text:list>
            <text:p text:style-name="P239"/>
            <text:p text:style-name="P104">Ini adalah jawaban untuk Subbab 5.3. Silakan berikan perintah "YAX" jika Anda ingin saya melanjutkan ke prompt berikutnya (Subbab 5.4).</text:p>
          </text:section>
          <text:section text:style-name="Sect1" text:name="feedback-form-63">
            <text:p text:style-name="P218"/>
          </text:section>
        </text:section>
        <text:section text:style-name="Sect1" text:name="cd5f347968a6a5a2">
          <text:p text:style-name="P104"/>
          <text:section text:style-name="Sect1" text:name="user-query-content-64">
            <text:p text:style-name="P237">YAX </text:p>
          </text:section>
          <text:p text:style-name="P218">Tampilkan alur berpikir</text:p>
          <text:section text:style-name="Sect2" text:name="model-response-message-contentr_cd5f347968a6a5a2">
            <text:p text:style-name="P218"/>
          </text:section>
          <text:section text:style-name="Sect1" text:name="feedback-form-64">
            <text:p text:style-name="P218"/>
          </text:section>
        </text:section>
        <text:section text:style-name="Sect1" text:name="55fef01883ea8b5f">
          <text:p text:style-name="P104"/>
          <text:section text:style-name="Sect1" text:name="user-query-content-65">
            <text:p text:style-name="P237"><text:soft-page-break/>PRESENT IT </text:p>
          </text:section>
          <text:p text:style-name="P218">Tampilkan alur berpikir</text:p>
          <text:section text:style-name="Sect2" text:name="model-response-message-contentr_55fef01883ea8b5f">
            <text:p text:style-name="Text_20_body"><text:span text:style-name="T1">Oke, ini jawaban untuk prompt </text:span><text:span text:style-name="Strong_20_Emphasis"><text:span text:style-name="T1">Subbab 5.4 (Geotermal di Sekitar Kita: Pemanfaatan Skala Kecil)</text:span></text:span><text:span text:style-name="T1">, yang membahas penggunaan langsung panas bumi:</text:span></text:p>
            <text:p text:style-name="P239"/>
            <text:p text:style-name="Text_20_body"><text:span text:style-name="Strong_20_Emphasis"><text:span text:style-name="T1">(Teks Subbab 5.4)</text:span></text:span></text:p>
            <text:p text:style-name="Text_20_body"><text:span text:style-name="T1">Kalau kita ngomongin energi geotermal, biasanya fokus utama langsung tertuju pada Pembangkit Listrik Tenaga Panas Bumi (PLTP) skala besar yang canggih itu. Tapi, tahu nggak sih kamu, kalau 'harta karun' panas dari perut Bumi ini ternyata nggak cuma bisa 'disulap' jadi listrik aja? Ada banyak cara lain untuk memanfaatkan energi panas bumi ini </text:span><text:span text:style-name="Strong_20_Emphasis"><text:span text:style-name="T1">secara langsung</text:span></text:span><text:span text:style-name="T1"> dalam bentuk panasnya, tanpa perlu melewati proses konversi jadi listrik yang rumit dan mahal. Konsep ini dikenal sebagai </text:span><text:span text:style-name="Strong_20_Emphasis"><text:span text:style-name="T1">Pemanfaatan Langsung Energi Geotermal (</text:span></text:span><text:span text:style-name="Strong_20_Emphasis"><text:span text:style-name="Emphasis"><text:span text:style-name="T1">Direct Use of Geothermal Energy</text:span></text:span></text:span><text:span text:style-name="Strong_20_Emphasis"><text:span text:style-name="T1">)</text:span></text:span><text:span text:style-name="T1">. Kerennya lagi, pemanfaatan langsung ini seringkali lebih simpel teknologinya, biayanya lebih murah, dan bahkan bisa dilakukan dengan sumber panas bumi yang suhunya tidak terlalu tinggi (misalnya 'hanya' 50°C - 150°C), yang potensinya justru jauh lebih banyak tersebar dibandingkan sumber suhu super tinggi yang ideal untuk PLTP.</text:span></text:p>
            <text:p text:style-name="Text_20_body"><text:span text:style-name="T1">Apa saja sih contoh pemanfaatan langsung panas bumi ini? Yang paling populer dan pasti banyak dari kamu yang sudah pernah coba atau lihat sendiri adalah untuk </text:span><text:span text:style-name="Strong_20_Emphasis"><text:span text:style-name="T1">Pemandian Air Panas Alami dan fasilitas Spa Kesehatan</text:span></text:span><text:span text:style-name="T1">. Di Indonesia, terutama di daerah-daerah dekat jalur gunung berapi seperti di sepanjang Pulau Sumatera ini (termasuk di Aceh dan Sumatera Utara), banyak banget kan tempat wisata pemandian air panas? Sebut saja </text:span><text:span text:style-name="Strong_20_Emphasis"><text:span text:style-name="T1">Ie Seu'um di Aceh Besar</text:span></text:span><text:span text:style-name="T1"> atau </text:span><text:span text:style-name="Strong_20_Emphasis"><text:span text:style-name="T1">Sidebuk-debuk dan Semangat Gunung di dekat Berastagi, Sumut</text:span></text:span><text:span text:style-name="T1">. Air panas alami yang keluar langsung dari perut bumi ini (kadang mengandung mineral tertentu) dipercaya punya banyak khasiat untuk relaksasi otot, melancarkan peredaran darah, atau bahkan membantu penyembuhan penyakit kulit. Selain manfaat kesehatan, pemandian air panas ini juga jadi daya tarik </text:span><text:span text:style-name="Strong_20_Emphasis"><text:span text:style-name="T1">wisata</text:span></text:span><text:span text:style-name="T1"> yang penting banget untuk menggerakkan roda ekonomi masyarakat lokal di sekitarnya. Di negara-negara lain yang punya musim dingin, panas bumi juga sangat umum dipakai secara langsung untuk </text:span><text:span text:style-name="Strong_20_Emphasis"><text:span text:style-name="T1">menghangatkan ruangan</text:span></text:span><text:span text:style-name="T1"> di rumah-rumah, apartemen, atau gedung </text:span><text:soft-page-break/><text:span text:style-name="T1">perkantoran (sistem </text:span><text:span text:style-name="Emphasis"><text:span text:style-name="T1">district heating</text:span></text:span><text:span text:style-name="T1">), atau untuk </text:span><text:span text:style-name="Strong_20_Emphasis"><text:span text:style-name="T1">memanaskan bangunan rumah kaca (</text:span></text:span><text:span text:style-name="Strong_20_Emphasis"><text:span text:style-name="Emphasis"><text:span text:style-name="T1">greenhouse</text:span></text:span></text:span><text:span text:style-name="Strong_20_Emphasis"><text:span text:style-name="T1">)</text:span></text:span><text:span text:style-name="T1"> agar petani bisa menanam sayuran, buah, atau bunga-bunga cantik meskipun di luar sedang turun salju! Untuk kita di Indonesia yang tropis, pemanas ruangan mungkin kurang begitu relevan ya (kecuali mungkin di hotel atau vila di daerah pegunungan yang sangat dingin), tapi konsep pemanasan </text:span><text:span text:style-name="Emphasis"><text:span text:style-name="T1">greenhouse</text:span></text:span><text:span text:style-name="T1"> ini bisa jadi sangat potensial untuk mendukung pengembangan pertanian modern di daerah dataran tinggi seperti Gayo atau Karo.</text:span></text:p>
            <text:p text:style-name="Text_20_body"><text:span text:style-name="T1">Selain untuk rekreasi dan pemanasan, panas bumi juga bisa dimanfaatkan secara langsung untuk berbagai </text:span><text:span text:style-name="Strong_20_Emphasis"><text:span text:style-name="T1">proses di bidang industri dan pertanian</text:span></text:span><text:span text:style-name="T1"> yang membutuhkan pasokan panas stabil dan murah. Contohnya? Panas bumi bisa dipakai untuk </text:span><text:span text:style-name="Strong_20_Emphasis"><text:span text:style-name="T1">mengeringkan berbagai macam hasil pertanian atau perkebunan</text:span></text:span><text:span text:style-name="T1">. Bayangin petani kopi </text:span><text:span text:style-name="Strong_20_Emphasis"><text:span text:style-name="T1">Gayo di Aceh</text:span></text:span><text:span text:style-name="T1"> atau </text:span><text:span text:style-name="Strong_20_Emphasis"><text:span text:style-name="T1">kopi Sidikalang di Sumut</text:span></text:span><text:span text:style-name="T1"> bisa mengeringkan biji kopi mereka dengan lebih cepat, lebih bersih (tanpa asap kayu bakar), dan lebih hemat biaya pakai energi panas bumi. Begitu juga untuk mengeringkan hasil bumi lain seperti teh, kakao, kelapa (untuk kopra), rempah-rempah, kayu, atau bahkan untuk pengeringan ikan asin di daerah pesisir yang dekat sumber panas bumi. Panas bumi juga bisa dipakai untuk proses industri lain seperti </text:span><text:span text:style-name="Strong_20_Emphasis"><text:span text:style-name="T1">pasteurisasi</text:span></text:span><text:span text:style-name="T1"> susu, </text:span><text:span text:style-name="Strong_20_Emphasis"><text:span text:style-name="T1">pemanasan air</text:span></text:span><text:span text:style-name="T1"> untuk membersihkan peralatan di pabrik makanan/minuman, atau untuk proses pemanasan dalam industri tekstil atau kimia yang membutuhkan panas suhu menengah. Di bidang </text:span><text:span text:style-name="Strong_20_Emphasis"><text:span text:style-name="T1">akuakultur (budidaya perairan)</text:span></text:span><text:span text:style-name="T1">, air panas bumi (setelah diatur suhunya) bisa dipakai untuk menghangatkan kolam budidaya beberapa jenis ikan atau udang tertentu agar pertumbuhannya bisa lebih cepat dan optimal, terutama jika budidayanya dilakukan di daerah yang udaranya relatif lebih sejuk.</text:span></text:p>
            <text:p text:style-name="Text_20_body"><text:span text:style-name="T1">Ada lagi nih satu teknologi keren yang juga memanfaatkan 'panas' bumi, tapi konsepnya sedikit berbeda dan sangat menarik untuk efisiensi energi bangunan: namanya </text:span><text:span text:style-name="Strong_20_Emphasis"><text:span text:style-name="T1">Pompa Panas Geotermal</text:span></text:span><text:span text:style-name="T1"> atau lebih tepatnya </text:span><text:span text:style-name="Strong_20_Emphasis"><text:span text:style-name="T1">Pompa Panas Sumber Tanah (</text:span></text:span><text:span text:style-name="Strong_20_Emphasis"><text:span text:style-name="Emphasis"><text:span text:style-name="T1">Ground Source Heat Pump</text:span></text:span></text:span><text:span text:style-name="Strong_20_Emphasis"><text:span text:style-name="T1"> - GSHP)</text:span></text:span><text:span text:style-name="T1">. Teknologi ini sebenarnya </text:span><text:span text:style-name="Strong_20_Emphasis"><text:span text:style-name="T1">tidak memanfaatkan panas vulkanik</text:span></text:span><text:span text:style-name="T1"> yang suhunya tinggi seperti PLTP atau pemandian air panas. Tapi, GSHP cerdik memanfaatkan fakta bahwa </text:span><text:span text:style-name="Strong_20_Emphasis"><text:span text:style-name="T1">suhu tanah beberapa meter di bawah permukaan itu relatif stabil sepanjang tahun</text:span></text:span><text:span text:style-name="T1">, biasanya berkisar antara 10°C - 25°C tergantung lokasi (di Indonesia mungkin cenderung lebih hangat). Suhu tanah ini jauh lebih stabil dibandingkan suhu udara luar yang bisa sangat panas di siang </text:span><text:soft-page-break/><text:span text:style-name="T1">hari atau lebih dingin di malam hari/musim hujan. Nah, GSHP menggunakan sistem jaringan pipa tertutup yang ditanam di dalam tanah (bisa vertikal atau horizontal) yang berisi fluida khusus. Sistem ini bekerja seperti AC atau kulkas, tapi jauh lebih efisien karena 'memindahkan' panas, bukan 'menciptakan' dingin atau panas. Saat kita butuh </text:span><text:span text:style-name="Strong_20_Emphasis"><text:span text:style-name="T1">pendingin ruangan (AC)</text:span></text:span><text:span text:style-name="T1"> di musim panas atau siang hari yang terik, GSHP akan 'menyerap' panas dari dalam gedung dan 'membuangnya' ke dalam tanah yang suhunya lebih dingin. Sebaliknya, saat kita butuh </text:span><text:span text:style-name="Strong_20_Emphasis"><text:span text:style-name="T1">pemanas ruangan atau air mandi hangat</text:span></text:span><text:span text:style-name="T1"> (misalnya di daerah pegunungan dingin), GSHP akan 'menyerap' sedikit panas yang tersimpan di dalam tanah dan 'memindahkannya' ke dalam gedung atau pemanas air. Karena 'membuang' atau 'mengambil' panas dari tanah yang suhunya stabil itu butuh energi jauh lebih sedikit daripada mendinginkan udara panas atau memanaskan udara dingin pakai AC/pemanas listrik konvensional, maka GSHP ini </text:span><text:span text:style-name="Strong_20_Emphasis"><text:span text:style-name="T1">tingkat efisiensi energinya sangat tinggi</text:span></text:span><text:span text:style-name="T1">, bisa hemat tagihan listrik untuk pendinginan/pemanasan sampai 30-70%! Kerennya lagi, teknologi GSHP ini </text:span><text:span text:style-name="Strong_20_Emphasis"><text:span text:style-name="T1">bisa dipasang hampir di mana saja</text:span></text:span><text:span text:style-name="T1">, nggak harus di daerah vulkanik! Potensinya sangat besar untuk bikin gedung-gedung perkantoran, hotel, rumah sakit, atau bahkan kompleks perumahan baru di Indonesia jadi jauh lebih hemat energi, terutama untuk kebutuhan AC yang biasanya jadi 'biang kerok' boros listrik di negara tropis seperti kita.</text:span></text:p>
            <text:p text:style-name="Text_20_body"><text:span text:style-name="T1">Jadi, jelas ya sekarang, energi geotermal itu spektrum pemanfaatannya luas banget, nggak melulu soal PLTP raksasa penghasil listrik. </text:span><text:span text:style-name="Strong_20_Emphasis"><text:span text:style-name="T1">Pemanfaatan langsung panas bumi</text:span></text:span><text:span text:style-name="T1"> untuk sektor </text:span><text:span text:style-name="Strong_20_Emphasis"><text:span text:style-name="T1">pariwisata</text:span></text:span><text:span text:style-name="T1"> (pemandian air panas, spa kesehatan), </text:span><text:span text:style-name="Strong_20_Emphasis"><text:span text:style-name="T1">pertanian dan perkebunan</text:span></text:span><text:span text:style-name="T1"> (pemanasan </text:span><text:span text:style-name="Emphasis"><text:span text:style-name="T1">greenhouse</text:span></text:span><text:span text:style-name="T1">, pengeringan hasil bumi), </text:span><text:span text:style-name="Strong_20_Emphasis"><text:span text:style-name="T1">industri kecil/menengah</text:span></text:span><text:span text:style-name="T1"> (proses pemanasan), dan </text:span><text:span text:style-name="Strong_20_Emphasis"><text:span text:style-name="T1">akuakultur</text:span></text:span><text:span text:style-name="T1"> itu juga punya </text:span><text:span text:style-name="Strong_20_Emphasis"><text:span text:style-name="T1">potensi ekonomi dan sosial yang sangat besar di Indonesia</text:span></text:span><text:span text:style-name="T1">, terutama untuk </text:span><text:span text:style-name="Strong_20_Emphasis"><text:span text:style-name="T1">menggerakkan ekonomi masyarakat lokal</text:span></text:span><text:span text:style-name="T1"> yang tinggal di sekitar wilayah-wilayah yang punya sumber panas bumi. Mengembangkan konsep </text:span><text:span text:style-name="Strong_20_Emphasis"><text:span text:style-name="T1">agrowisata geotermal</text:span></text:span><text:span text:style-name="T1"> (kombinasi wisata alam panas bumi dengan kebun buah/sayur/kopi) atau </text:span><text:span text:style-name="Strong_20_Emphasis"><text:span text:style-name="T1">wisata kesehatan (</text:span></text:span><text:span text:style-name="Strong_20_Emphasis"><text:span text:style-name="Emphasis"><text:span text:style-name="T1">health tourism</text:span></text:span></text:span><text:span text:style-name="Strong_20_Emphasis"><text:span text:style-name="T1">)</text:span></text:span><text:span text:style-name="T1"> berbasis spa air panas bisa jadi peluang bisnis yang sangat menarik dan berkelanjutan. Begitu juga potensi </text:span><text:span text:style-name="Strong_20_Emphasis"><text:span text:style-name="T1">GSHP</text:span></text:span><text:span text:style-name="T1"> untuk mendukung program </text:span><text:span text:style-name="Strong_20_Emphasis"><text:span text:style-name="T1">efisiensi energi bangunan</text:span></text:span><text:span text:style-name="T1"> di perkotaan kita. Pemanfaatan langsung ini adalah sisi lain dari 'harta karun' geotermal Indonesia yang sama pentingnya untuk kita gali, kita kaji, dan kita kembangkan secara bijaksana dan berkelanjutan, sebagai pelengkap sempurna bagi peran PLTP dalam </text:span><text:soft-page-break/><text:span text:style-name="T1">menyediakan pasokan energi bersih untuk masa depan bangsa kita.</text:span></text:p>
            <text:p text:style-name="Text_20_body"><text:span text:style-name="Strong_20_Emphasis"><text:span text:style-name="T1">(Prompt Gambar Ilustrasi untuk Subbab 5.4)</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nunjukkan berbagai macam contoh pemanfaatan langsung energi geotermal secara menarik dan jelas</text:span></text:span><text:span text:style-name="T1"> untuk audiens remaja.</text:span></text:p>
            <text:list xml:id="list613425871321849590" text:style-name="L63">
              <text:list-item>
                <text:p text:style-name="P168"><text:span text:style-name="Strong_20_Emphasis"><text:span text:style-name="T1">Judul Besar:</text:span></text:span><text:span text:style-name="T1"> </text:span><text:span text:style-name="Strong_20_Emphasis"><text:span text:style-name="T1">Panas Bumi Nggak Cuma Buat Listrik, Lho! Ini Guna Langsungnya!</text:span></text:span><text:span text:style-name="T1"> </text:span></text:p>
              </text:list-item>
              <text:list-item>
                <text:p text:style-name="P168"><text:span text:style-name="Strong_20_Emphasis"><text:span text:style-name="T1">Sumber Panas (Sebagai Pusat/Latar):</text:span></text:span><text:span text:style-name="T1"> Gambarkan secara skematik sumber panas di bawah tanah (lapisan batuan panas/reservoir warna oranye/merah muda) dengan beberapa 'jalur' pipa atau retakan alami naik ke permukaan. </text:span></text:p>
              </text:list-item>
              <text:list-item>
                <text:p text:style-name="P168"><text:span text:style-name="Strong_20_Emphasis"><text:span text:style-name="T1">Aplikasi Pemanfaatan Langsung (Digambarkan sebagai 'cabang' atau 'pulau' ikon/adegan kecil yang terhubung ke sumber panas):</text:span></text:span><text:span text:style-name="T1"> </text:span></text:p>
                <text:list>
                  <text:list-item>
                    <text:p text:style-name="P168"><text:span text:style-name="Strong_20_Emphasis"><text:span text:style-name="T1">Wisata Air Panas:</text:span></text:span><text:span text:style-name="T1"> Ikon beberapa orang (siluet atau kartun) sedang berendam santai dan tersenyum di kolam air panas alami yang berasap tipis, dengan latar belakang pemandangan pegunungan hijau. Label: </text:span><text:span text:style-name="Strong_20_Emphasis"><text:span text:style-name="T1">'Pemandian Air Panas &amp; Wisata Kesehatan (Spa)'</text:span></text:span><text:span text:style-name="T1">. </text:span></text:p>
                  </text:list-item>
                  <text:list-item>
                    <text:p text:style-name="P168"><text:span text:style-name="Strong_20_Emphasis"><text:span text:style-name="T1">Pertanian (Greenhouse &amp; Pengeringan):</text:span></text:span><text:span text:style-name="T1"> Ikon </text:span><text:span text:style-name="Emphasis"><text:span text:style-name="T1">greenhouse</text:span></text:span><text:span text:style-name="T1"> modern berisi tanaman tomat/paprika/bunga, dengan pipa uap panas masuk. Di sebelahnya, ikon biji kopi atau ikan sedang dikeringkan di atas rak dalam rumah pengering sederhana yang dialiri panas bumi. Label: </text:span><text:span text:style-name="Strong_20_Emphasis"><text:span text:style-name="T1">'Pertanian (Pemanas Greenhouse &amp; Pengeringan Hasil Bumi)'</text:span></text:span><text:span text:style-name="T1">. </text:span></text:p>
                  </text:list-item>
                  <text:list-item>
                    <text:p text:style-name="P168"><text:span text:style-name="Strong_20_Emphasis"><text:span text:style-name="T1">Industri:</text:span></text:span><text:span text:style-name="T1"> Ikon pabrik kecil/menengah (misal: pabrik tahu/susu/tekstil) dengan pipa uap panas masuk untuk proses pemanasan/pasteurisasi. Label: </text:span><text:span text:style-name="Strong_20_Emphasis"><text:span text:style-name="T1">'Proses Industri (Pemanasan)'</text:span></text:span><text:span text:style-name="T1">. </text:span></text:p>
                  </text:list-item>
                  <text:list-item>
                    <text:p text:style-name="P168"><text:span text:style-name="Strong_20_Emphasis"><text:span text:style-name="T1">Akuakultur:</text:span></text:span><text:span text:style-name="T1"> Ikon kolam berisi ikan/udang dengan pipa air hangat masuk dari sumber geotermal. Label: </text:span><text:span text:style-name="Strong_20_Emphasis"><text:span text:style-name="T1">'Budidaya Perairan (Akuakultur)'</text:span></text:span><text:span text:style-name="T1">. </text:span></text:p>
                  </text:list-item>
                  <text:list-item>
                    <text:p text:style-name="P168"><text:span text:style-name="Strong_20_Emphasis"><text:span text:style-name="T1">GSHP (Sedikit Berbeda):</text:span></text:span><text:span text:style-name="T1"> Ikon rumah/gedung modern dengan sistem </text:span><text:span text:style-name="Strong_20_Emphasis"><text:span text:style-name="T1">pipa GSHP</text:span></text:span><text:span text:style-name="T1"> tertanam vertikal atau horizontal di halaman sampingnya. Tunjukkan panah biru (dingin) masuk ke gedung dari tanah (untuk AC) dan panah merah (panas) keluar dari gedung ke tanah. Beri label: </text:span><text:span text:style-name="Strong_20_Emphasis"><text:span text:style-name="T1">'Pompa Panas Tanah (GSHP - </text:span></text:span><text:soft-page-break/><text:span text:style-name="Strong_20_Emphasis"><text:span text:style-name="T1">Pendingin/Pemanas Efisien)'</text:span></text:span><text:span text:style-name="T1">. </text:span></text:p>
                  </text:list-item>
                </text:list>
              </text:list-item>
              <text:list-item>
                <text:p text:style-name="P55"><text:span text:style-name="Strong_20_Emphasis"><text:span text:style-name="T1">Gaya Visual:</text:span></text:span><text:span text:style-name="T1"> Gunakan gaya ikonografi yang </text:span><text:span text:style-name="Emphasis"><text:span text:style-name="T1">clean</text:span></text:span><text:span text:style-name="T1">, modern, dan </text:span><text:span text:style-name="Emphasis"><text:span text:style-name="T1">friendly</text:span></text:span><text:span text:style-name="T1">, atau gaya kartun yang </text:span><text:span text:style-name="Emphasis"><text:span text:style-name="T1">fun</text:span></text:span><text:span text:style-name="T1"> dan mudah dipahami. Beri warna-warna cerah dan menarik untuk setiap aplikasi. Pastikan hubungan ke sumber panas tergambar jelas." </text:span></text:p>
              </text:list-item>
            </text:list>
            <text:p text:style-name="P239"/>
            <text:p text:style-name="Text_20_body"><text:span text:style-name="T1">Ini adalah jawaban untuk Subbab 5.4, sekaligus menjadi penutup Bab 5 tentang energi geotermal. Silakan berikan perintah "YAX" jika Anda ingin saya melanjutkan ke prompt </text:span><text:span text:style-name="Strong_20_Emphasis"><text:span text:style-name="T1">Pengantar Bab 6</text:span></text:span><text:span text:style-name="T1"> (tentang Merajut Solusi: Teknologi dan Kebijakan).</text:span></text:p>
          </text:section>
          <text:section text:style-name="Sect1" text:name="feedback-form-65">
            <text:p text:style-name="P218"/>
          </text:section>
        </text:section>
        <text:section text:style-name="Sect1" text:name="c854a6e0905e97b4">
          <text:p text:style-name="P104"/>
          <text:section text:style-name="Sect1" text:name="user-query-content-66">
            <text:p text:style-name="P237">YAX </text:p>
          </text:section>
          <text:p text:style-name="P218">Tampilkan alur berpikir</text:p>
          <text:section text:style-name="Sect2" text:name="model-response-message-contentr_c854a6e0905e97b4">
            <text:p text:style-name="P218"/>
          </text:section>
          <text:section text:style-name="Sect1" text:name="feedback-form-66">
            <text:p text:style-name="P218"/>
          </text:section>
        </text:section>
        <text:section text:style-name="Sect1" text:name="99dbd1dcd81af47e">
          <text:p text:style-name="P104"/>
          <text:section text:style-name="Sect1" text:name="user-query-content-67">
            <text:p text:style-name="P237">PRESENT IT </text:p>
          </text:section>
          <text:p text:style-name="P218">Tampilkan alur berpikir</text:p>
          <text:section text:style-name="Sect2" text:name="model-response-message-contentr_99dbd1dcd81af47e">
            <text:p text:style-name="Text_20_body"><text:span text:style-name="T1">Oke, ini jawaban untuk prompt </text:span><text:span text:style-name="Strong_20_Emphasis"><text:span text:style-name="T1">Pengantar Bab 6 (Merajut Solusi: Teknologi dan Kebijakan Energi Masa Depan)</text:span></text:span><text:span text:style-name="T1">:</text:span></text:p>
            <text:p text:style-name="P239"/>
            <text:p text:style-name="Text_20_body"><text:span text:style-name="Strong_20_Emphasis"><text:span text:style-name="T1">(Teks Pengantar Bab 6)</text:span></text:span></text:p>
            <text:p text:style-name="P104">Wow! Keren banget ya perjalanan kita di bab-bab sebelumnya? Kita sudah sama-sama menjelajahi dunia energi masa depan yang penuh harapan dan teknologi canggih. Kita sudah 'menangkap' kekuatan dahsyat Matahari (Bab 2), 'menari' lincah bersama hembusan Angin (Bab 3), 'menyelami' potensi energi Air yang mengalir dari sungai hingga ke lautan luas (Bab 4), dan bahkan kita sudah 'menggali' harta karun panas yang tersimpan di perut Bumi kita sendiri (Bab 5)! Kita jadi tahu kalau ternyata ada begitu banyak pilihan sumber energi bersih dan terbarukan yang bisa kita manfaatkan untuk menggantikan bahan bakar fosil yang sudah kita bahas masalahnya di Bab 1. Rasanya jadi lebih optimis kan tentang masa depan energi kita?</text:p>
            <text:p text:style-name="Text_20_body"><text:soft-page-break/><text:span text:style-name="T1">Tapi, tunggu dulu, muncul satu pertanyaan penting nih yang perlu kita pikirkan bareng-bareng: </text:span><text:span text:style-name="Strong_20_Emphasis"><text:span text:style-name="T1">Apakah dengan sekadar punya banyak pilihan sumber energi keren itu saja sudah otomatis cukup</text:span></text:span><text:span text:style-name="T1"> untuk benar-benar menyelesaikan krisis energi global yang kompleks dan mewujudkan cita-cita masa depan energi yang berkelanjutan untuk Indonesia? Apakah cukup hanya dengan kita pasang panel surya sebanyak-banyaknya di atap rumah kita di Banda Aceh, atau membangun banyak turbin angin di daerah pesisir? Jawabannya, ternyata, </text:span><text:span text:style-name="Strong_20_Emphasis"><text:span text:style-name="T1">tidak sesederhana itu</text:span></text:span><text:span text:style-name="T1">, </text:span><text:span text:style-name="Emphasis"><text:span text:style-name="T1">guys</text:span></text:span><text:span text:style-name="T1">. Bayangkan saja, energi surya kan hanya melimpah di siang hari saat cerah, sementara energi angin hembusannya kadang kencang kadang pelan, padahal kita semua butuh pasokan listrik yang stabil dan andal selama 24 jam sehari, 7 hari seminggu! Jelas, mengandalkan satu atau dua sumber saja yang sifatnya naik-turun (</text:span><text:span text:style-name="Emphasis"><text:span text:style-name="T1">intermiten</text:span></text:span><text:span text:style-name="T1">) nggak akan cukup dan nggak akan bisa diandalkan sepenuhnya untuk menggantikan peran pembangkit listrik konvensional yang stabil.</text:span></text:p>
            <text:p text:style-name="Text_20_body"><text:span text:style-name="T1">Oleh karena itu, di Bab 6 ini, kita akan naik level dan melihat </text:span><text:span text:style-name="Strong_20_Emphasis"><text:span text:style-name="T1">gambaran yang lebih besar</text:span></text:span><text:span text:style-name="T1">, gambaran tentang </text:span><text:span text:style-name="Strong_20_Emphasis"><text:span text:style-name="T1">bagaimana semua solusi energi keren tadi bisa 'dirajut' menjadi satu kesatuan sistem energi masa depan yang benar-benar berfungsi efektif, andal, efisien, dan juga terjangkau</text:span></text:span><text:span text:style-name="T1"> harganya untuk semua lapisan masyarakat di seluruh Indonesia. Kalau bab-bab sebelumnya kita fokus pada 'alat' penghasil energinya (panel surya, turbin angin, PLTA, PLTP), sekarang kita akan membahas </text:span><text:span text:style-name="Strong_20_Emphasis"><text:span text:style-name="T1">'lem perekat', 'jaringan komunikasi', dan 'otak pengendali'</text:span></text:span><text:span text:style-name="T1"> dari sistem energi baru ini. Kita akan kupas tuntas gimana caranya:</text:span></text:p>
            <text:list xml:id="list4653571929785423791" text:style-name="L64">
              <text:list-item>
                <text:p text:style-name="P169"><text:span text:style-name="Strong_20_Emphasis"><text:span text:style-name="T1">Mengkombinasikan berbagai sumber energi</text:span></text:span><text:span text:style-name="T1"> secara cerdas (konsep </text:span><text:span text:style-name="Emphasis"><text:span text:style-name="T1">bauran energi</text:span></text:span><text:span text:style-name="T1"> atau </text:span><text:span text:style-name="Emphasis"><text:span text:style-name="T1">energy mix</text:span></text:span><text:span text:style-name="T1">). </text:span></text:p>
              </text:list-item>
              <text:list-item>
                <text:p text:style-name="P169"><text:span text:style-name="T1">Membuat </text:span><text:span text:style-name="Strong_20_Emphasis"><text:span text:style-name="T1">jaringan listrik kita jadi lebih 'pintar'</text:span></text:span><text:span text:style-name="T1"> dan fleksibel (</text:span><text:span text:style-name="Emphasis"><text:span text:style-name="T1">smart grid</text:span></text:span><text:span text:style-name="T1">). </text:span></text:p>
              </text:list-item>
              <text:list-item>
                <text:p text:style-name="P169"><text:span text:style-name="T1">Mengatasi masalah naik-turunnya energi surya dan angin dengan </text:span><text:span text:style-name="Strong_20_Emphasis"><text:span text:style-name="T1">'power bank raksasa'</text:span></text:span><text:span text:style-name="T1"> alias sistem </text:span><text:span text:style-name="Emphasis"><text:span text:style-name="T1">penyimpanan energi</text:span></text:span><text:span text:style-name="T1">. </text:span></text:p>
              </text:list-item>
              <text:list-item>
                <text:p text:style-name="P169"><text:span text:style-name="T1">Memanfaatkan kecanggihan </text:span><text:span text:style-name="Strong_20_Emphasis"><text:span text:style-name="T1">kecerdasan buatan (AI)</text:span></text:span><text:span text:style-name="T1"> untuk mengoptimalkan semuanya. </text:span></text:p>
              </text:list-item>
              <text:list-item>
                <text:p text:style-name="P56"><text:span text:style-name="T1">Dan yang nggak kalah penting, peran krusial dari </text:span><text:span text:style-name="Strong_20_Emphasis"><text:span text:style-name="T1">'aturan main' yang dibuat pemerintah (kebijakan)</text:span></text:span><text:span text:style-name="T1"> serta </text:span><text:span text:style-name="Strong_20_Emphasis"><text:span text:style-name="T1">dukungan dan partisipasi aktif dari kita semua</text:span></text:span><text:span text:style-name="T1"> sebagai masyarakat. </text:span></text:p>
              </text:list-item>
            </text:list>
            <text:p text:style-name="Text_20_body"><text:span text:style-name="T1">Bab ini akan jadi semacam 'ruang kontrol' kita, tempat kita belajar bagaimana </text:span><text:soft-page-break/><text:span text:style-name="T1">semua potongan </text:span><text:span text:style-name="Emphasis"><text:span text:style-name="T1">puzzle</text:span></text:span><text:span text:style-name="T1"> energi bersih ini bisa disatukan dengan harmonis untuk membangun fondasi energi masa depan Indonesia yang kokoh dan berkelanjutan. Siap melihat bagaimana 'rajutan' solusi ini bisa terwujud? Yuk, kita mulai masuk lebih dalam!</text:span></text:p>
            <text:p text:style-name="Text_20_body"><text:span text:style-name="Strong_20_Emphasis"><text:span text:style-name="T1">(Prompt Gambar Ilustrasi untuk Pengantar Bab 6)</text:span></text:span></text:p>
            <text:p text:style-name="Text_20_body"><text:span text:style-name="Strong_20_Emphasis"><text:span text:style-name="T1">Prompt Gambar Ilustrasi:</text:span></text:span><text:span text:style-name="T1"> "Buat ilustrasi pembuka bab yang </text:span><text:span text:style-name="Strong_20_Emphasis"><text:span text:style-name="T1">menunjukkan konsep 'merajut solusi' atau 'menyusun puzzle' energi masa depan secara visual dan menarik</text:span></text:span><text:span text:style-name="T1">.</text:span></text:p>
            <text:list xml:id="list1251225770028868607" text:style-name="L65">
              <text:list-item>
                <text:p text:style-name="P170"><text:span text:style-name="Strong_20_Emphasis"><text:span text:style-name="T1">Latar Belakang:</text:span></text:span><text:span text:style-name="T1"> Gambarkan lanskap Indonesia modern yang terlihat bersih, hijau, dan berteknologi maju (kombinasi siluet kota modern dengan gedung hijau, area pedesaan/pertanian, dan alam seperti pantai atau gunung). Di lanskap ini, tersebar berbagai ikon sumber energi terbarukan yang sudah dibahas (ikon matahari/panel surya, ikon turbin angin, ikon bendungan/air terjun, ikon gunung/uap geotermal) – ikon-ikon ini tampak bagus tapi mungkin belum terhubung satu sama lain secara sistematis. </text:span></text:p>
              </text:list-item>
              <text:list-item>
                <text:p text:style-name="P170"><text:span text:style-name="Strong_20_Emphasis"><text:span text:style-name="T1">Fokus Utama (Elemen Perajut):</text:span></text:span><text:span text:style-name="T1"> Di bagian tengah atau depan ilustrasi, tampilkan secara menonjol beberapa ikon kunci yang melambangkan 'perekat' atau 'pengendali' sistem energi: </text:span></text:p>
                <text:list>
                  <text:list-item>
                    <text:p text:style-name="P170"><text:span text:style-name="T1">Ikon </text:span><text:span text:style-name="Strong_20_Emphasis"><text:span text:style-name="T1">'Smart Grid'</text:span></text:span><text:span text:style-name="T1"> (gambarkan sebagai jaringan node/titik yang saling terhubung dengan garis-garis digital atau gelombang sinyal, mungkin melingkupi lanskap di latar belakang). </text:span></text:p>
                  </text:list-item>
                  <text:list-item>
                    <text:p text:style-name="P170"><text:span text:style-name="T1">Ikon </text:span><text:span text:style-name="Strong_20_Emphasis"><text:span text:style-name="T1">Baterai Besar</text:span></text:span><text:span text:style-name="T1"> atau simbol </text:span><text:span text:style-name="Emphasis"><text:span text:style-name="T1">Energy Storage System</text:span></text:span><text:span text:style-name="T1"> (ESS) yang modern. </text:span></text:p>
                  </text:list-item>
                  <text:list-item>
                    <text:p text:style-name="P170"><text:span text:style-name="T1">Ikon </text:span><text:span text:style-name="Strong_20_Emphasis"><text:span text:style-name="T1">Otak Digital</text:span></text:span><text:span text:style-name="T1"> atau simbol </text:span><text:span text:style-name="Strong_20_Emphasis"><text:span text:style-name="T1">AI</text:span></text:span><text:span text:style-name="T1"> (Artificial Intelligence) yang bersinar. </text:span></text:p>
                  </text:list-item>
                  <text:list-item>
                    <text:p text:style-name="P170"><text:span text:style-name="T1">Ikon </text:span><text:span text:style-name="Strong_20_Emphasis"><text:span text:style-name="T1">Grafik Pie Chart</text:span></text:span><text:span text:style-name="T1"> yang menunjukkan </text:span><text:span text:style-name="Strong_20_Emphasis"><text:span text:style-name="T1">Bauran Energi Masa Depan</text:span></text:span><text:span text:style-name="T1"> (dengan porsi Energi Baru Terbarukan/EBT yang dominan berwarna hijau/biru). </text:span></text:p>
                  </text:list-item>
                  <text:list-item>
                    <text:p text:style-name="P170"><text:span text:style-name="T1">Ikon </text:span><text:span text:style-name="Strong_20_Emphasis"><text:span text:style-name="T1">Gedung Pemerintahan</text:span></text:span><text:span text:style-name="T1"> (misal: Istana Negara atau gedung DPR) dengan simbol </text:span><text:span text:style-name="Strong_20_Emphasis"><text:span text:style-name="T1">buku/peraturan</text:span></text:span><text:span text:style-name="T1"> di atasnya (melambangkan Kebijakan). </text:span></text:p>
                  </text:list-item>
                  <text:list-item>
                    <text:p text:style-name="P170"><text:span text:style-name="T1">Ikon </text:span><text:span text:style-name="Strong_20_Emphasis"><text:span text:style-name="T1">Kelompok Orang/Masyarakat</text:span></text:span><text:span text:style-name="T1"> yang beragam (termasuk remaja) sedang berdiskusi atau memegang simbol energi bersih (melambangkan Kesadaran &amp; Partisipasi Publik). </text:span></text:p>
                  </text:list-item>
                </text:list>
              </text:list-item>
              <text:list-item>
                <text:p text:style-name="P170"><text:soft-page-break/><text:span text:style-name="Strong_20_Emphasis"><text:span text:style-name="T1">Visualisasi Koneksi (Aksi Merajut):</text:span></text:span><text:span text:style-name="T1"> Gambarkan 'benang' energi berwarna cerah (misalnya hijau neon atau biru elektrik) atau 'jalur cahaya' yang seolah sedang 'dirajut' atau 'dihubungkan' secara dinamis oleh elemen-elemen di fokus utama (Smart Grid, Baterai, AI, Kebijakan, Masyarakat) menuju ke berbagai ikon sumber energi terbarukan di latar belakang. Tunjukkan bahwa elemen-elemen ini berfungsi menyatukan semua sumber energi menjadi satu sistem yang terintegrasi, efisien, dan andal yang menerangi seluruh lanskap Indonesia. </text:span></text:p>
              </text:list-item>
              <text:list-item>
                <text:p text:style-name="P57"><text:span text:style-name="Strong_20_Emphasis"><text:span text:style-name="T1">Judul:</text:span></text:span><text:span text:style-name="T1"> Beri judul besar yang menarik dan jelas: </text:span><text:span text:style-name="Strong_20_Emphasis"><text:span text:style-name="T1">Bab 6: Merajut Solusi Energi Masa Depan Indonesia!</text:span></text:span><text:span text:style-name="T1"> Gunakan gaya visual yang modern, metaforis, penuh warna cerah, dan menunjukkan proses integrasi serta kolaborasi." </text:span></text:p>
              </text:list-item>
            </text:list>
            <text:p text:style-name="P239"/>
            <text:p text:style-name="P104">Ini adalah pengantar untuk Bab 6. Silakan berikan perintah "YAX" jika Anda ingin saya melanjutkan ke prompt berikutnya (Subbab 6.1).</text:p>
          </text:section>
          <text:section text:style-name="Sect1" text:name="feedback-form-67">
            <text:p text:style-name="P218"/>
          </text:section>
        </text:section>
        <text:section text:style-name="Sect1" text:name="7867a3671b3d9018">
          <text:p text:style-name="P104"/>
          <text:section text:style-name="Sect1" text:name="user-query-content-68">
            <text:p text:style-name="P237">YAX </text:p>
          </text:section>
          <text:p text:style-name="P218">Tampilkan alur berpikir</text:p>
          <text:section text:style-name="Sect2" text:name="model-response-message-contentr_7867a3671b3d9018">
            <text:p text:style-name="P218"/>
          </text:section>
          <text:section text:style-name="Sect1" text:name="feedback-form-68">
            <text:p text:style-name="P218"/>
          </text:section>
        </text:section>
        <text:section text:style-name="Sect1" text:name="4a7c4db7fd8d3ab5">
          <text:p text:style-name="P104"/>
          <text:section text:style-name="Sect1" text:name="user-query-content-69">
            <text:p text:style-name="P237">PRESENT IT </text:p>
          </text:section>
          <text:p text:style-name="P218">Tampilkan alur berpikir</text:p>
          <text:section text:style-name="Sect2" text:name="model-response-message-contentr_4a7c4db7fd8d3ab5">
            <text:p text:style-name="Text_20_body"><text:span text:style-name="T1">Oke, ini jawaban untuk prompt </text:span><text:span text:style-name="Strong_20_Emphasis"><text:span text:style-name="T1">Subbab 6.1 (Energi Terbarukan Saja Tidak Cukup? Kombinasi Sumber Energi)</text:span></text:span><text:span text:style-name="T1">, yang menjelaskan pentingnya bauran energi:</text:span></text:p>
            <text:p text:style-name="P239"/>
            <text:p text:style-name="Text_20_body"><text:span text:style-name="Strong_20_Emphasis"><text:span text:style-name="T1">(Teks Subbab 6.1)</text:span></text:span></text:p>
            <text:p text:style-name="P104">Di bab-bab sebelumnya, kita sudah sama-sama takjub melihat betapa hebatnya potensi masing-masing sumber energi terbarukan yang bisa kita manfaatkan: mulai dari matahari yang sinarnya melimpah ruah setiap hari, angin yang hembusannya bisa memutar kincir raksasa, air yang alirannya <text:soft-page-break/>menyimpan kekuatan dahsyat, sampai panas bumi yang stabil tersimpan di bawah tanah vulkanik kita. Rasanya keren banget ya, tahu kalau ternyata ada begitu banyak pilihan 'senjata' energi bersih untuk menggantikan bahan bakar fosil yang jelas-jelas bermasalah itu. Kita jadi punya harapan besar untuk masa depan energi yang lebih baik.</text:p>
            <text:p text:style-name="Text_20_body"><text:span text:style-name="T1">Tapi, coba deh kita pikir lebih dalam. Kalau kita mau benar-benar lepas dari ketergantungan pada batu bara, minyak, dan gas, dan punya sistem kelistrikan yang bisa diandalkan untuk seluruh kebutuhan kita di Indonesia (termasuk di Banda Aceh dan seluruh Aceh ini!), apakah cukup hanya dengan memilih satu atau dua jenis energi terbarukan saja, misalnya cuma pasang PLTS (surya) atau PLTB (angin) sebanyak-banyaknya? Jawabannya, ternyata, </text:span><text:span text:style-name="Strong_20_Emphasis"><text:span text:style-name="T1">nggak sesederhana itu</text:span></text:span><text:span text:style-name="T1"> dan </text:span><text:span text:style-name="Strong_20_Emphasis"><text:span text:style-name="T1">nggak akan cukup</text:span></text:span><text:span text:style-name="T1">! Kenapa? Masalah utamanya terletak pada sifat alami dari dua 'bintang' energi terbarukan yang paling populer dan potensinya paling tersebar luas, yaitu energi surya dan energi angin. Masalahnya adalah </text:span><text:span text:style-name="Strong_20_Emphasis"><text:span text:style-name="T1">intermitensi</text:span></text:span><text:span text:style-name="T1"> atau sifat produksinya yang </text:span><text:span text:style-name="Strong_20_Emphasis"><text:span text:style-name="T1">naik-turun dan tidak selalu tersedia</text:span></text:span><text:span text:style-name="T1">.</text:span></text:p>
            <text:p text:style-name="Text_20_body"><text:span text:style-name="T1">Ingat kan, panel surya hanya bisa menghasilkan listrik </text:span><text:span text:style-name="Strong_20_Emphasis"><text:span text:style-name="T1">kalau ada cahaya matahari yang cukup</text:span></text:span><text:span text:style-name="T1">. Begitu matahari terbenam di sore hari, atau saat mendung tebal menyelimuti langit, atau ketika hujan deras turun (yang sering terjadi di iklim tropis kita), produksi listrik dari PLTS bisa langsung anjlok jadi nol atau sangat kecil. Begitu juga dengan turbin angin, dia butuh </text:span><text:span text:style-name="Strong_20_Emphasis"><text:span text:style-name="T1">angin yang bertiup dengan kecepatan yang cukup</text:span></text:span><text:span text:style-name="T1"> (tidak terlalu pelan, tidak juga terlalu kencang sampai badai) untuk bisa memutar bilahnya dan menghasilkan listrik. Kalau angin lagi 'adem ayem' atau malah nggak ada angin sama sekali, ya turbinnya diam saja, nggak ada listrik yang dihasilkan. Padahal, kebutuhan listrik kita—buat nyalain lampu di malam hari, buat pabrik beroperasi, buat rumah sakit melayani pasien, buat server internet tetap jalan biar kita bisa main game atau belajar online—itu </text:span><text:span text:style-name="Strong_20_Emphasis"><text:span text:style-name="T1">ada terus menerus selama 24 jam sehari, 7 hari seminggu</text:span></text:span><text:span text:style-name="T1">, nggak peduli cuaca lagi bagus atau jelek, nggak peduli siang atau malam. Sistem jaringan listrik itu butuh keseimbangan yang sangat presisi antara jumlah listrik yang diproduksi (pasokan) dan jumlah listrik yang dipakai oleh konsumen (permintaan) pada setiap detiknya. Kalau kita hanya bergantung pada sumber energi yang produksinya sangat fluktuatif dan nggak bisa diprediksi secara pasti seperti surya dan angin, bisa-bisa pasokan listrik kita jadi nggak stabil, sering terjadi pemadaman (</text:span><text:span text:style-name="Emphasis"><text:span text:style-name="T1">byar-pet</text:span></text:span><text:span text:style-name="T1">), atau bahkan dalam kondisi ekstrem bisa menyebabkan kolapsnya seluruh </text:span><text:soft-page-break/><text:span text:style-name="T1">jaringan listrik! Kita nggak mungkin kan mau hidup di zaman modern tapi listriknya cuma ada kalau lagi terang atau lagi ada angin saja?</text:span></text:p>
            <text:p text:style-name="Text_20_body"><text:span text:style-name="T1">Nah, karena itulah, strategi paling cerdas, paling logis, dan paling realistis untuk membangun sistem energi masa depan yang andal dan berkelanjutan adalah dengan </text:span><text:span text:style-name="Strong_20_Emphasis"><text:span text:style-name="T1">mengkombinasikan berbagai jenis sumber energi terbarukan</text:span></text:span><text:span text:style-name="T1"> (dan mungkin juga sumber energi bersih lainnya seperti fusi nuklir di masa depan) secara pintar dalam apa yang disebut </text:span><text:span text:style-name="Strong_20_Emphasis"><text:span text:style-name="T1">Bauran Energi (</text:span></text:span><text:span text:style-name="Strong_20_Emphasis"><text:span text:style-name="Emphasis"><text:span text:style-name="T1">Energy Mix</text:span></text:span></text:span><text:span text:style-name="Strong_20_Emphasis"><text:span text:style-name="T1">)</text:span></text:span><text:span text:style-name="T1">. Prinsipnya mirip banget sama nasihat orang tua atau perencana keuangan: </text:span><text:span text:style-name="Strong_20_Emphasis"><text:span text:style-name="T1">"Jangan menaruh semua telur berharga Anda dalam satu keranjang!"</text:span></text:span><text:span text:style-name="T1">. Kenapa? Karena kalau keranjang itu jatuh, semua telur bisa pecah berantakan. Tapi kalau kita sebar telur-telur itu di beberapa keranjang berbeda, kalaupun satu keranjang jatuh, kita masih punya telur di keranjang lain. Begitu juga dengan sistem energi kita. Dengan punya 'keranjang' sumber energi yang beragam, kita jadi nggak terlalu rentan kalau salah satu sumber lagi 'ngadat' atau nggak tersedia. Kita bisa manfaatkan kelebihan unik dari masing-masing sumber energi untuk </text:span><text:span text:style-name="Strong_20_Emphasis"><text:span text:style-name="T1">saling melengkapi dan menutupi kekurangan</text:span></text:span><text:span text:style-name="T1"> sumber energi lainnya, sehingga secara keseluruhan pasokan listrik jadi lebih stabil dan andal. Bayangkan sebuah 'tim' energi yang solid:</text:span></text:p>
            <text:list xml:id="list8361408936066783008" text:style-name="L66">
              <text:list-item>
                <text:p text:style-name="P171"><text:span text:style-name="Strong_20_Emphasis"><text:span text:style-name="T1">PLTS (Surya)</text:span></text:span><text:span text:style-name="T1"> jadi 'striker' andalan yang cetak gol (produksi listrik) paling banyak di </text:span><text:span text:style-name="Strong_20_Emphasis"><text:span text:style-name="T1">siang hari saat cerah</text:span></text:span><text:span text:style-name="T1">. </text:span></text:p>
              </text:list-item>
              <text:list-item>
                <text:p text:style-name="P171"><text:span text:style-name="Strong_20_Emphasis"><text:span text:style-name="T1">PLTB (Angin)</text:span></text:span><text:span text:style-name="T1"> bisa jadi 'gelandang serang' yang produktif, mungkin lebih aktif di </text:span><text:span text:style-name="Strong_20_Emphasis"><text:span text:style-name="T1">malam hari atau di musim-musim tertentu</text:span></text:span><text:span text:style-name="T1"> tergantung lokasi. </text:span></text:p>
              </text:list-item>
              <text:list-item>
                <text:p text:style-name="P171"><text:span text:style-name="Strong_20_Emphasis"><text:span text:style-name="T1">PLTA (Air)</text:span></text:span><text:span text:style-name="T1"> dengan waduk besar bisa berperan sebagai 'gelandang bertahan' atau 'playmaker' yang fleksibel, dia bisa menyimpan 'energi potensial' air dan menghasilkan listrik </text:span><text:span text:style-name="Strong_20_Emphasis"><text:span text:style-name="T1">kapan saja dibutuhkan</text:span></text:span><text:span text:style-name="T1"> (bisa diatur cepat naik turunnya), sangat cocok untuk </text:span><text:span text:style-name="Strong_20_Emphasis"><text:span text:style-name="T1">menyeimbangkan</text:span></text:span><text:span text:style-name="T1"> naik-turunnya produksi surya &amp; angin atau untuk memenuhi </text:span><text:span text:style-name="Strong_20_Emphasis"><text:span text:style-name="T1">beban puncak</text:span></text:span><text:span text:style-name="T1"> (saat pemakaian listrik lagi tinggi-tingginya). </text:span></text:p>
              </text:list-item>
              <text:list-item>
                <text:p text:style-name="P171"><text:span text:style-name="Strong_20_Emphasis"><text:span text:style-name="T1">PLTP (Geotermal)</text:span></text:span><text:span text:style-name="T1"> berperan sebagai 'bek tengah' yang super kokoh dan </text:span><text:span text:style-name="Strong_20_Emphasis"><text:span text:style-name="T1">stabil</text:span></text:span><text:span text:style-name="T1">, dia bisa menghasilkan listrik </text:span><text:span text:style-name="Strong_20_Emphasis"><text:span text:style-name="T1">terus menerus 24/7</text:span></text:span><text:span text:style-name="T1"> tanpa henti, sangat ideal sebagai </text:span><text:span text:style-name="Strong_20_Emphasis"><text:span text:style-name="T1">pembangkit beban dasar (baseload)</text:span></text:span><text:span text:style-name="T1"> pengganti peran PLTU batu bara yang kotor. </text:span></text:p>
              </text:list-item>
              <text:list-item>
                <text:p text:style-name="P171"><text:span text:style-name="Strong_20_Emphasis"><text:span text:style-name="T1">Energi Laut (Ombak/Pasang Surut)</text:span></text:span><text:span text:style-name="T1"> mungkin masih jadi 'pemain muda potensial' yang pola 'main'-nya beda lagi (pasang surut sangat bisa diprediksi jadwalnya), bisa jadi tambahan kekuatan tim di masa </text:span><text:soft-page-break/><text:span text:style-name="T1">depan. </text:span></text:p>
              </text:list-item>
              <text:list-item>
                <text:p text:style-name="P58"><text:span text:style-name="T1">Dan kalau suatu saat </text:span><text:span text:style-name="Strong_20_Emphasis"><text:span text:style-name="T1">Fusi Nuklir</text:span></text:span><text:span text:style-name="T1"> berhasil jadi kenyataan, dia bisa jadi 'superstar' baru sebagai sumber energi baseload yang sangat besar, bersih, dan aman. </text:span></text:p>
              </text:list-item>
            </text:list>
            <text:p text:style-name="Text_20_body"><text:span text:style-name="T1">Dengan 'meramu' komposisi 'tim' atau bauran energi yang tepat dari berbagai sumber ini, ditambah lagi dengan 'pemain cadangan' berupa teknologi penyimpanan energi dan 'pelatih' berupa smart grid (yang akan kita bahas di subbab selanjutnya), kita bisa menciptakan sistem penyediaan listrik yang </text:span><text:span text:style-name="Strong_20_Emphasis"><text:span text:style-name="T1">jauh lebih andal, lebih stabil, lebih tahan banting terhadap gangguan, dan tentunya 100% bersih</text:span></text:span><text:span text:style-name="T1"> dari emisi karbon!</text:span></text:p>
            <text:p text:style-name="Text_20_body"><text:span text:style-name="T1">Konsep bauran energi ini </text:span><text:span text:style-name="Strong_20_Emphasis"><text:span text:style-name="T1">sangat krusial dan relevan banget buat kondisi geografis Indonesia</text:span></text:span><text:span text:style-name="T1">. Kenapa? Karena negara kita yang berbentuk kepulauan ini dianugerahi oleh Tuhan Yang Maha Esa dengan </text:span><text:span text:style-name="Strong_20_Emphasis"><text:span text:style-name="T1">potensi sumber energi terbarukan yang sangat beragam jenisnya dan juga tersebar secara geografis</text:span></text:span><text:span text:style-name="T1"> di berbagai pulau, tidak merata potensinya di satu tempat saja. Coba lihat:</text:span></text:p>
            <text:list xml:id="list2812537324641968160" text:style-name="L67">
              <text:list-item>
                <text:p text:style-name="P172"><text:span text:style-name="Strong_20_Emphasis"><text:span text:style-name="T1">Wilayah Timur Indonesia (seperti NTT dan NTB)</text:span></text:span><text:span text:style-name="T1"> terkenal punya potensi </text:span><text:span text:style-name="Strong_20_Emphasis"><text:span text:style-name="T1">energi surya</text:span></text:span><text:span text:style-name="T1"> yang paling top di Indonesia karena intensitas mataharinya sangat tinggi dan musim kemaraunya panjang. </text:span></text:p>
              </text:list-item>
              <text:list-item>
                <text:p text:style-name="P172"><text:span text:style-name="Strong_20_Emphasis"><text:span text:style-name="T1">Pulau Sumatera (termasuk Provinsi Aceh dan Sumatera Utara tempat kita berada!)</text:span></text:span><text:span text:style-name="T1"> dan </text:span><text:span text:style-name="Strong_20_Emphasis"><text:span text:style-name="T1">Pulau Jawa</text:span></text:span><text:span text:style-name="T1"> punya potensi </text:span><text:span text:style-name="Strong_20_Emphasis"><text:span text:style-name="T1">energi geotermal</text:span></text:span><text:span text:style-name="T1"> kelas dunia karena berada di jalur Cincin Api. Sumatera dan Jawa juga punya banyak sungai besar yang potensial untuk </text:span><text:span text:style-name="Strong_20_Emphasis"><text:span text:style-name="T1">PLTA</text:span></text:span><text:span text:style-name="T1">. </text:span></text:p>
              </text:list-item>
              <text:list-item>
                <text:p text:style-name="P172"><text:span text:style-name="Strong_20_Emphasis"><text:span text:style-name="T1">Pulau Sulawesi (khususnya bagian Selatan)</text:span></text:span><text:span text:style-name="T1"> dan </text:span><text:span text:style-name="Strong_20_Emphasis"><text:span text:style-name="T1">NTT</text:span></text:span><text:span text:style-name="T1"> dikenal sebagai daerah yang punya potensi </text:span><text:span text:style-name="Strong_20_Emphasis"><text:span text:style-name="T1">energi angin</text:span></text:span><text:span text:style-name="T1"> darat paling bagus di Indonesia saat ini. </text:span></text:p>
              </text:list-item>
              <text:list-item>
                <text:p text:style-name="P172"><text:span text:style-name="Strong_20_Emphasis"><text:span text:style-name="T1">Pulau Kalimantan</text:span></text:span><text:span text:style-name="T1"> dan </text:span><text:span text:style-name="Strong_20_Emphasis"><text:span text:style-name="T1">Pulau Papua</text:span></text:span><text:span text:style-name="T1"> punya potensi </text:span><text:span text:style-name="Strong_20_Emphasis"><text:span text:style-name="T1">PLTA</text:span></text:span><text:span text:style-name="T1"> skala besar yang luar biasa dari sungai-sungai raksasanya yang belum banyak dimanfaatkan. </text:span></text:p>
              </text:list-item>
              <text:list-item>
                <text:p text:style-name="P59"><text:span text:style-name="Strong_20_Emphasis"><text:span text:style-name="T1">Hampir seluruh wilayah pesisir dan laut Indonesia yang sangat panjang</text:span></text:span><text:span text:style-name="T1"> menyimpan potensi </text:span><text:span text:style-name="Strong_20_Emphasis"><text:span text:style-name="T1">energi laut (ombak dan arus pasang surut)</text:span></text:span><text:span text:style-name="T1"> yang masih perlu dieksplorasi dan dikembangkan teknologinya lebih lanjut. </text:span></text:p>
              </text:list-item>
            </text:list>
            <text:p text:style-name="Text_20_body"><text:span text:style-name="T1">Melihat betapa beragamnya 'harta karun' energi terbarukan kita ini, jelas banget kan kalau strategi pengembangan energi nasional kita </text:span><text:span text:style-name="Strong_20_Emphasis"><text:span text:style-name="T1">tidak bisa </text:span></text:span><text:soft-page-break/><text:span text:style-name="Strong_20_Emphasis"><text:span text:style-name="T1">dipukul rata 'satu resep untuk semua daerah'</text:span></text:span><text:span text:style-name="T1">. Justru sebaliknya, setiap daerah atau provinsi idealnya perlu didorong untuk mengembangkan </text:span><text:span text:style-name="Strong_20_Emphasis"><text:span text:style-name="T1">bauran energi terbarukan yang paling optimal</text:span></text:span><text:span text:style-name="T1"> sesuai dengan </text:span><text:span text:style-name="Strong_20_Emphasis"><text:span text:style-name="T1">keunggulan potensi sumber daya alam lokal</text:span></text:span><text:span text:style-name="T1"> yang dimilikinya. Mungkin di NTT, porsi PLTS akan sangat dominan dalam bauran energinya. Sementara di Sumatera Utara atau Aceh, kombinasi antara PLTA, PLTP, PLTS, dan mungkin sedikit PLTB bisa jadi lebih cocok. Lalu di Sulawesi Selatan, peran PLTB mungkin bisa lebih besar. Dengan fokus mengembangkan potensi lokal yang paling kuat di masing-masing daerah dan kemudian menghubungkan semuanya dalam satu sistem interkoneksi nasional yang andal (ini tantangan tersendiri untuk negara kepulauan!), kita bisa mempercepat transisi energi bersih secara lebih efisien, lebih efektif, dan lebih berkeadilan bagi seluruh rakyat Indonesia.</text:span></text:p>
            <text:p text:style-name="Text_20_body"><text:span text:style-name="T1">Jadi, kesimpulannya, </text:span><text:span text:style-name="Strong_20_Emphasis"><text:span text:style-name="T1">kombinasi berbagai sumber energi terbarukan dalam sebuah bauran energi</text:span></text:span><text:span text:style-name="T1"> yang direncanakan secara cerdas dan disesuaikan dengan potensi lokal itu adalah </text:span><text:span text:style-name="Strong_20_Emphasis"><text:span text:style-name="T1">kunci utama</text:span></text:span><text:span text:style-name="T1"> untuk mencapai dua tujuan super penting: </text:span><text:span text:style-name="Strong_20_Emphasis"><text:span text:style-name="T1">meningkatkan keandalan dan kestabilan pasokan listrik nasional</text:span></text:span><text:span text:style-name="T1"> (agar kita nggak khawatir lagi soal intermitensi surya dan angin) dan </text:span><text:span text:style-name="Strong_20_Emphasis"><text:span text:style-name="T1">mengoptimalkan pemanfaatan seluruh potensi sumber daya energi bersih lokal</text:span></text:span><text:span text:style-name="T1"> yang beragam di seluruh penjuru nusantara. Dengan strategi bauran energi yang tepat, kita bisa secara bertahap tapi pasti mengurangi ketergantungan kita pada energi fosil yang mahal dan merusak lingkungan, bahkan mungkin menghilangkannya sama sekali di masa depan, sambil tetap memastikan bahwa pasokan listrik untuk kemajuan bangsa kita tetap aman, andal, dan semakin terjangkau. Ini adalah 'strategi kerja tim' yang harus kita menangkan bersama untuk masa depan energi Indonesia!</text:span></text:p>
            <text:p text:style-name="Text_20_body"><text:span text:style-name="Strong_20_Emphasis"><text:span text:style-name="T1">(Prompt Gambar Ilustrasi untuk Subbab 6.1)</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njelaskan konsep Bauran Energi (Energy Mix) secara visual, cerah, dan menarik</text:span></text:span><text:span text:style-name="T1"> untuk audiens remaja Indonesia.</text:span></text:p>
            <text:list xml:id="list8802083316547829810" text:style-name="L68">
              <text:list-item>
                <text:p text:style-name="P173"><text:span text:style-name="Strong_20_Emphasis"><text:span text:style-name="T1">Judul Besar:</text:span></text:span><text:span text:style-name="T1"> </text:span><text:span text:style-name="Strong_20_Emphasis"><text:span text:style-name="T1">Energi Masa Depan Nggak Bisa Sendirian! Kuncinya: Bauran Energi!</text:span></text:span><text:span text:style-name="T1"> </text:span></text:p>
              </text:list-item>
              <text:list-item>
                <text:p text:style-name="P173"><text:span text:style-name="Strong_20_Emphasis"><text:span text:style-name="T1">Visualisasi Masalah Intermitensi (Bagian Atas):</text:span></text:span><text:span text:style-name="T1"> Gambarkan ikon panel surya besar dengan grafik produksi listrik di bawahnya yang tinggi saat ikon matahari bersinar, tapi langsung nol saat ikon bulan muncul. Di sebelahnya, ikon turbin angin besar dengan grafik produksi </text:span><text:soft-page-break/><text:span text:style-name="T1">listrik yang naik-turun secara acak. Beri teks singkat di atasnya: </text:span><text:span text:style-name="Strong_20_Emphasis"><text:span text:style-name="T1">'Kalau Cuma Andalkan Surya/Angin? Listrik Bisa Byar-Pet!'</text:span></text:span><text:span text:style-name="T1">. </text:span></text:p>
              </text:list-item>
              <text:list-item>
                <text:p text:style-name="P173"><text:span text:style-name="Strong_20_Emphasis"><text:span text:style-name="T1">Visualisasi Konsep Bauran Energi (Bagian Tengah - Paling Menonjol):</text:span></text:span><text:span text:style-name="T1"> Gambarkan sebuah </text:span><text:span text:style-name="Strong_20_Emphasis"><text:span text:style-name="T1">'Piring Tumpeng Energi Nasional'</text:span></text:span><text:span text:style-name="T1"> atau </text:span><text:span text:style-name="Strong_20_Emphasis"><text:span text:style-name="T1">'Wadah Blender Energi Masa Depan'</text:span></text:span><text:span text:style-name="T1"> yang besar dan modern. Ke dalam wadah/tumpeng ini, 'dimasukkan' berbagai 'lauk' atau 'bahan' berupa ikon-ikon sumber energi terbarukan dengan ukuran atau porsi yang berbeda untuk menunjukkan kontribusi potensialnya dalam bauran: </text:span></text:p>
                <text:list>
                  <text:list-item>
                    <text:p text:style-name="P173"><text:span text:style-name="T1">Ikon </text:span><text:span text:style-name="Strong_20_Emphasis"><text:span text:style-name="T1">Matahari/PLTS</text:span></text:span><text:span text:style-name="T1"> (porsi besar, warna kuning/oranye). </text:span></text:p>
                  </text:list-item>
                  <text:list-item>
                    <text:p text:style-name="P173"><text:span text:style-name="T1">Ikon </text:span><text:span text:style-name="Strong_20_Emphasis"><text:span text:style-name="T1">Air/PLTA</text:span></text:span><text:span text:style-name="T1"> (porsi signifikan, stabil, warna biru tua). </text:span></text:p>
                  </text:list-item>
                  <text:list-item>
                    <text:p text:style-name="P173"><text:span text:style-name="T1">Ikon </text:span><text:span text:style-name="Strong_20_Emphasis"><text:span text:style-name="T1">Gunung/Uap/PLTP</text:span></text:span><text:span text:style-name="T1"> (porsi signifikan, stabil, warna merah/oranye tanah). </text:span></text:p>
                  </text:list-item>
                  <text:list-item>
                    <text:p text:style-name="P173"><text:span text:style-name="T1">Ikon </text:span><text:span text:style-name="Strong_20_Emphasis"><text:span text:style-name="T1">Angin/PLTB</text:span></text:span><text:span text:style-name="T1"> (porsi lumayan, warna biru muda/putih). </text:span></text:p>
                  </text:list-item>
                  <text:list-item>
                    <text:p text:style-name="P173"><text:span text:style-name="T1">Ikon </text:span><text:span text:style-name="Strong_20_Emphasis"><text:span text:style-name="T1">Ombak/Arus Laut</text:span></text:span><text:span text:style-name="T1"> (porsi lebih kecil, masa depan, warna biru laut). </text:span></text:p>
                  </text:list-item>
                  <text:list-item>
                    <text:p text:style-name="P173"><text:span text:style-name="T1">Mungkin ikon </text:span><text:span text:style-name="Strong_20_Emphasis"><text:span text:style-name="T1">Bioenergi</text:span></text:span><text:span text:style-name="T1"> (daun/kayu, porsi kecil) &amp; </text:span><text:span text:style-name="Strong_20_Emphasis"><text:span text:style-name="T1">Fusi Nuklir</text:span></text:span><text:span text:style-name="T1"> (atom bersinar, porsi sangat kecil/masa depan jauh). </text:span></text:p>
                  </text:list-item>
                  <text:list-item>
                    <text:p text:style-name="P173"><text:span text:style-name="T1">Beri teks besar di dekat wadah/tumpeng: </text:span><text:span text:style-name="Strong_20_Emphasis"><text:span text:style-name="T1">'Kombinasi Cerdas = Listrik Andal &amp; Stabil 24/7!'</text:span></text:span><text:span text:style-name="T1">. Gunakan panah-panah dari ikon sumber energi menuju wadah/tumpeng. </text:span></text:p>
                  </text:list-item>
                </text:list>
              </text:list-item>
              <text:list-item>
                <text:p text:style-name="P173"><text:span text:style-name="Strong_20_Emphasis"><text:span text:style-name="T1">Konteks Keberagaman Potensi Indonesia (Peta Interaktif):</text:span></text:span><text:span text:style-name="T1"> Gambarkan </text:span><text:span text:style-name="Strong_20_Emphasis"><text:span text:style-name="T1">peta kepulauan Indonesia</text:span></text:span><text:span text:style-name="T1"> yang disederhanakan tapi mudah dikenali. Di atas beberapa pulau/wilayah utama, letakkan ikon-ikon kecil yang menonjolkan potensi energi terbarukan unggulan di sana: </text:span></text:p>
                <text:list>
                  <text:list-item>
                    <text:p text:style-name="P173"><text:span text:style-name="Strong_20_Emphasis"><text:span text:style-name="T1">Sumatera:</text:span></text:span><text:span text:style-name="T1"> Ikon Gunung (Geotermal), Air (Hidro), mungkin sedikit Matahari/Angin di pesisir. </text:span></text:p>
                  </text:list-item>
                  <text:list-item>
                    <text:p text:style-name="P173"><text:span text:style-name="Strong_20_Emphasis"><text:span text:style-name="T1">Jawa:</text:span></text:span><text:span text:style-name="T1"> Ikon Gunung (Geotermal), Air (Hidro), Matahari. </text:span></text:p>
                  </text:list-item>
                  <text:list-item>
                    <text:p text:style-name="P173"><text:span text:style-name="Strong_20_Emphasis"><text:span text:style-name="T1">Kalimantan/Papua:</text:span></text:span><text:span text:style-name="T1"> Ikon Air (Hidro) besar, mungkin Bioenergi (Hutan). </text:span></text:p>
                  </text:list-item>
                  <text:list-item>
                    <text:p text:style-name="P173"><text:span text:style-name="Strong_20_Emphasis"><text:span text:style-name="T1">Sulawesi:</text:span></text:span><text:span text:style-name="T1"> Ikon Angin, Air (Hidro), Geotermal. </text:span></text:p>
                  </text:list-item>
                  <text:list-item>
                    <text:p text:style-name="P173"><text:span text:style-name="Strong_20_Emphasis"><text:span text:style-name="T1">NTT/NTB:</text:span></text:span><text:span text:style-name="T1"> Ikon Matahari sangat besar, mungkin Angin. </text:span></text:p>
                  </text:list-item>
                  <text:list-item>
                    <text:p text:style-name="P173"><text:span text:style-name="Strong_20_Emphasis"><text:span text:style-name="T1">Laut sekitar:</text:span></text:span><text:span text:style-name="T1"> Ikon Ombak/Arus Laut. </text:span></text:p>
                  </text:list-item>
                  <text:list-item>
                    <text:p text:style-name="P173"><text:span text:style-name="T1">Beri judul kecil di dekat peta: </text:span><text:span text:style-name="Strong_20_Emphasis"><text:span text:style-name="T1">'Setiap Daerah Punya 'Harta Karun' Energi Berbeda!'</text:span></text:span><text:span text:style-name="T1">. </text:span></text:p>
                  </text:list-item>
                </text:list>
              </text:list-item>
              <text:list-item>
                <text:p text:style-name="P60"><text:span text:style-name="Strong_20_Emphasis"><text:span text:style-name="T1">Manfaat Bauran Energi (Bagian Bawah):</text:span></text:span><text:span text:style-name="T1"> Beri beberapa poin kunci </text:span><text:soft-page-break/><text:span text:style-name="T1">manfaat bauran energi dalam kotak-kotak kecil dengan ikon centang hijau (✔️): </text:span><text:span text:style-name="Strong_20_Emphasis"><text:span text:style-name="T1">'Listrik Lebih Andal', 'Optimalkan Potensi Lokal', 'Kurangi Impor Energi', 'Lebih Cepat Lepas dari Fosil', 'Ekonomi Lebih Kuat'</text:span></text:span><text:span text:style-name="T1">. Gunakan gaya visual infografis yang </text:span><text:span text:style-name="Emphasis"><text:span text:style-name="T1">vibrant</text:span></text:span><text:span text:style-name="T1">, penuh ikon yang jelas, mudah dipahami, dan menekankan konsep </text:span><text:span text:style-name="Emphasis"><text:span text:style-name="T1">teamwork</text:span></text:span><text:span text:style-name="T1"> atau kombinasi dari berbagai sumber energi untuk hasil terbaik." </text:span></text:p>
              </text:list-item>
            </text:list>
            <text:p text:style-name="P239"/>
            <text:p text:style-name="P104">Ini adalah jawaban untuk Subbab 6.1. Silakan berikan perintah "YAX" jika Anda ingin saya melanjutkan ke prompt berikutnya (Subbab 6.2).</text:p>
          </text:section>
          <text:section text:style-name="Sect1" text:name="feedback-form-69">
            <text:p text:style-name="P218"/>
          </text:section>
        </text:section>
        <text:section text:style-name="Sect1" text:name="4c6464344f44255c">
          <text:p text:style-name="P104"/>
          <text:section text:style-name="Sect1" text:name="user-query-content-70">
            <text:p text:style-name="P237">YAX </text:p>
          </text:section>
          <text:p text:style-name="P218">Tampilkan alur berpikir</text:p>
          <text:section text:style-name="Sect2" text:name="model-response-message-contentr_4c6464344f44255c">
            <text:p text:style-name="P218"/>
          </text:section>
          <text:section text:style-name="Sect1" text:name="feedback-form-70">
            <text:p text:style-name="P218"/>
          </text:section>
        </text:section>
        <text:section text:style-name="Sect1" text:name="4869347191a0cf35">
          <text:p text:style-name="P104"/>
          <text:section text:style-name="Sect1" text:name="user-query-content-71">
            <text:p text:style-name="P237">present it </text:p>
          </text:section>
          <text:p text:style-name="P218">Tampilkan alur berpikir</text:p>
          <text:section text:style-name="Sect2" text:name="model-response-message-contentr_4869347191a0cf35">
            <text:p text:style-name="Text_20_body"><text:span text:style-name="T1">Oke, ini jawaban untuk prompt </text:span><text:span text:style-name="Strong_20_Emphasis"><text:span text:style-name="T1">Subbab 6.2 (Jaringan Listrik Pintar (Smart Grid): Mengelola Energi Secara Efisien)</text:span></text:span><text:span text:style-name="T1">, yang menjelaskan tentang jaringan listrik masa depan:</text:span></text:p>
            <text:p text:style-name="P239"/>
            <text:p text:style-name="Text_20_body"><text:span text:style-name="Strong_20_Emphasis"><text:span text:style-name="T1">(Teks Subbab 6.2)</text:span></text:span></text:p>
            <text:p text:style-name="Text_20_body"><text:span text:style-name="T1">Di subbab sebelumnya kita sudah sepakat kalau masa depan energi kita itu ada di bauran berbagai sumber energi terbarukan yang beragam. Tapi, punya banyak sumber energi yang bagus saja belum cukup kalau 'jalan raya' atau 'sistem pengantar' listriknya masih 'jadul'. Nah, di sinilah peran super penting dari </text:span><text:span text:style-name="Strong_20_Emphasis"><text:span text:style-name="T1">Jaringan Listrik Pintar (</text:span></text:span><text:span text:style-name="Strong_20_Emphasis"><text:span text:style-name="Emphasis"><text:span text:style-name="T1">Smart Grid</text:span></text:span></text:span><text:span text:style-name="Strong_20_Emphasis"><text:span text:style-name="T1">)</text:span></text:span><text:span text:style-name="T1">! Apa sih bedanya </text:span><text:span text:style-name="Emphasis"><text:span text:style-name="T1">Smart Grid</text:span></text:span><text:span text:style-name="T1"> ini sama jaringan listrik PLN yang ada di rumah kita sekarang?</text:span></text:p>
            <text:p text:style-name="Text_20_body"><text:span text:style-name="T1">Coba bayangkan jaringan listrik yang kita pakai selama ini. Itu ibaratnya kayak </text:span><text:span text:style-name="Strong_20_Emphasis"><text:span text:style-name="T1">jalan desa atau jalan kota model lama</text:span></text:span><text:span text:style-name="T1">:</text:span></text:p>
            <text:list xml:id="list3080407516405952401" text:style-name="L69">
              <text:list-item>
                <text:p text:style-name="P174"><text:span text:style-name="T1">Alirannya cenderung </text:span><text:span text:style-name="Strong_20_Emphasis"><text:span text:style-name="T1">satu arah</text:span></text:span><text:span text:style-name="T1">: listrik diproduksi di pembangkit-</text:span><text:soft-page-break/><text:span text:style-name="T1">pembangkit besar (seperti PLTU, PLTA, PLTG) yang lokasinya mungkin jauh, lalu dialirkan lewat jaringan transmisi dan distribusi sampai akhirnya masuk ke rumah, sekolah, atau pabrik kita sebagai konsumen. </text:span></text:p>
              </text:list-item>
              <text:list-item>
                <text:p text:style-name="P174"><text:span text:style-name="T1">Komunikasinya </text:span><text:span text:style-name="Strong_20_Emphasis"><text:span text:style-name="T1">terbatas</text:span></text:span><text:span text:style-name="T1">: PLN seringkali baru tahu kalau ada gangguan atau pemadaman listrik di suatu daerah kalau ada laporan dari warga yang telepon ke </text:span><text:span text:style-name="Emphasis"><text:span text:style-name="T1">call center</text:span></text:span><text:span text:style-name="T1"> atau lapor lewat aplikasi. Pemantauan kondisi jaringan secara </text:span><text:span text:style-name="Emphasis"><text:span text:style-name="T1">real-time</text:span></text:span><text:span text:style-name="T1"> dan detail masih terbatas. </text:span></text:p>
              </text:list-item>
              <text:list-item>
                <text:p text:style-name="P61"><text:span text:style-name="T1">Responsnya </text:span><text:span text:style-name="Strong_20_Emphasis"><text:span text:style-name="T1">kurang fleksibel dan agak lambat</text:span></text:span><text:span text:style-name="T1">: Kalau ada masalah, misalnya tiang listrik tumbang karena angin kencang atau kabel putus karena pohon tumbang (mungkin pernah kejadian kan di daerahmu?), proses mencari lokasi persis gangguan dan melakukan perbaikannya bisa butuh waktu lumayan lama, dan akibatnya area yang mengalami pemadaman listrik (</text:span><text:span text:style-name="Emphasis"><text:span text:style-name="T1">byar-pet</text:span></text:span><text:span text:style-name="T1">) bisa jadi cukup luas. </text:span></text:p>
              </text:list-item>
            </text:list>
            <text:p text:style-name="Text_20_body"><text:span text:style-name="T1">Nah, </text:span><text:span text:style-name="Strong_20_Emphasis"><text:span text:style-name="T1">Jaringan Listrik Pintar (</text:span></text:span><text:span text:style-name="Strong_20_Emphasis"><text:span text:style-name="Emphasis"><text:span text:style-name="T1">Smart Grid</text:span></text:span></text:span><text:span text:style-name="Strong_20_Emphasis"><text:span text:style-name="T1">)</text:span></text:span><text:span text:style-name="T1"> itu adalah 'upgrade' besar-besaran dari sistem lama ini, membuatnya jadi kayak </text:span><text:span text:style-name="Strong_20_Emphasis"><text:span text:style-name="T1">jalan tol super modern yang dilengkapi sensor di mana-mana, CCTV, pusat kontrol canggih, plus aplikasi navigasi kayak Waze atau Google Maps</text:span></text:span><text:span text:style-name="T1"> yang ngasih informasi lalu lintas </text:span><text:span text:style-name="Emphasis"><text:span text:style-name="T1">real-time</text:span></text:span><text:span text:style-name="T1">! Bedanya sangat fundamental:</text:span></text:p>
            <text:list xml:id="list6933071628969737721" text:style-name="L70">
              <text:list-item>
                <text:p text:style-name="P175"><text:span text:style-name="Strong_20_Emphasis"><text:span text:style-name="T1">Aliran Energi &amp; Informasi Dua Arah:</text:span></text:span><text:span text:style-name="T1"> Ini kunci utamanya! Listrik nggak cuma mengalir dari pembangkit besar ke konsumen, tapi juga bisa sebaliknya. Kalau kamu nanti pasang PLTS Atap di rumahmu di Banda Aceh, kelebihan listrik yang dihasilkan di siang hari bisa 'dikirim balik' atau 'diekspor' ke jaringan PLN. Begitu juga informasinya, PLN bisa tahu kondisi pemakaian listrik di rumahmu secara </text:span><text:span text:style-name="Emphasis"><text:span text:style-name="T1">real-time</text:span></text:span><text:span text:style-name="T1">, dan kamu pun bisa dapat informasi detail soal pemakaianmu. </text:span></text:p>
              </text:list-item>
              <text:list-item>
                <text:p text:style-name="P175"><text:span text:style-name="Strong_20_Emphasis"><text:span text:style-name="T1">Komunikasi Digital Terintegrasi:</text:span></text:span><text:span text:style-name="T1"> Seluruh komponen penting dalam jaringan – mulai dari pembangkit listrik (skala besar maupun kecil seperti PLTS atap), gardu induk, trafo distribusi, sampai meteran listrik di rumah kita – bisa saling 'berkomunikasi' dan bertukar data penting secara otomatis dan cepat menggunakan teknologi komunikasi digital modern (bisa lewat kabel fiber optik, jaringan seluler 4G/5G, atau gelombang radio). </text:span></text:p>
              </text:list-item>
              <text:list-item>
                <text:p text:style-name="P175"><text:span text:style-name="Strong_20_Emphasis"><text:span text:style-name="T1">Sensor Pintar Terpasang Luas:</text:span></text:span><text:span text:style-name="T1"> Dipasang banyak sekali sensor pintar di sepanjang jaringan (di kabel, tiang, trafo, gardu) untuk terus-menerus memantau berbagai parameter penting seperti tegangan listrik, arus, suhu peralatan, kualitas daya, dan bisa langsung mendeteksi kalau ada </text:span><text:soft-page-break/><text:span text:style-name="T1">anomali atau potensi gangguan secara otomatis. </text:span></text:p>
              </text:list-item>
              <text:list-item>
                <text:p text:style-name="P62"><text:span text:style-name="Strong_20_Emphasis"><text:span text:style-name="T1">Kontrol Otomatis &amp; Prediktif:</text:span></text:span><text:span text:style-name="T1"> Dengan adanya aliran data yang kaya dari sensor dan komunikasi dua arah, sistem kontrol pusat (milik PLN) atau bahkan sistem kontrol yang lebih terdistribusi bisa menggunakan algoritma cerdas (bahkan AI) untuk mengambil keputusan dan melakukan tindakan secara </text:span><text:span text:style-name="Strong_20_Emphasis"><text:span text:style-name="T1">otomatis</text:span></text:span><text:span text:style-name="T1"> guna mengoptimalkan aliran listrik, mengisolasi area gangguan dengan cepat, atau bahkan memprediksi potensi masalah sebelum terjadi. </text:span></text:p>
              </text:list-item>
            </text:list>
            <text:p text:style-name="Text_20_body"><text:span text:style-name="T1">Kenapa sih kita butuh banget </text:span><text:span text:style-name="Emphasis"><text:span text:style-name="T1">Smart Grid</text:span></text:span><text:span text:style-name="T1"> ini, terutama kalau kita mau serius beralih ke energi terbarukan seperti surya dan angin dalam skala besar? Ada beberapa alasan super penting:</text:span></text:p>
            <text:list xml:id="list5553790839721891553" text:style-name="L71">
              <text:list-item>
                <text:p text:style-name="P176"><text:span text:style-name="Strong_20_Emphasis"><text:span text:style-name="T1">Memudahkan Integrasi Energi Terbarukan yang Tersebar &amp; Naik-Turun:</text:span></text:span><text:span text:style-name="T1"> Ini alasan utamanya! </text:span><text:span text:style-name="Emphasis"><text:span text:style-name="T1">Smart Grid</text:span></text:span><text:span text:style-name="T1"> didesain untuk bisa 'mengakomodasi' dan 'mengelola' dengan baik sumber-sumber energi terbarukan yang sifatnya </text:span><text:span text:style-name="Strong_20_Emphasis"><text:span text:style-name="T1">tersebar (</text:span></text:span><text:span text:style-name="Strong_20_Emphasis"><text:span text:style-name="Emphasis"><text:span text:style-name="T1">distributed</text:span></text:span></text:span><text:span text:style-name="Strong_20_Emphasis"><text:span text:style-name="T1">)</text:span></text:span><text:span text:style-name="T1"> – seperti ribuan atau jutaan PLTS atap di rumah-rumah penduduk, atau PLTB skala komunitas – dan yang sifatnya </text:span><text:span text:style-name="Strong_20_Emphasis"><text:span text:style-name="T1">naik-turun (</text:span></text:span><text:span text:style-name="Strong_20_Emphasis"><text:span text:style-name="Emphasis"><text:span text:style-name="T1">intermittent</text:span></text:span></text:span><text:span text:style-name="Strong_20_Emphasis"><text:span text:style-name="T1">)</text:span></text:span><text:span text:style-name="T1"> seperti surya dan angin. Jaringan pintar bisa 'melihat' berapa banyak listrik yang sedang dihasilkan dari sumber-sumber EBT ini secara </text:span><text:span text:style-name="Emphasis"><text:span text:style-name="T1">real-time</text:span></text:span><text:span text:style-name="T1"> dan secara otomatis </text:span><text:span text:style-name="Strong_20_Emphasis"><text:span text:style-name="T1">menyeimbangkan pasokan listrik</text:span></text:span><text:span text:style-name="T1"> dari berbagai sumber (termasuk dari pembangkit konvensional atau baterai penyimpan) dengan </text:span><text:span text:style-name="Strong_20_Emphasis"><text:span text:style-name="T1">permintaan listrik</text:span></text:span><text:span text:style-name="T1"> dari konsumen setiap saat. Ini sesuatu yang sangat sulit dilakukan oleh jaringan listrik tradisional. </text:span></text:p>
              </text:list-item>
              <text:list-item>
                <text:p text:style-name="P63"><text:span text:style-name="Strong_20_Emphasis"><text:span text:style-name="T1">Meningkatkan Efisiensi &amp; Mengurangi Pemborosan:</text:span></text:span><text:span text:style-name="T1"> </text:span><text:span text:style-name="Emphasis"><text:span text:style-name="T1">Smart Grid</text:span></text:span><text:span text:style-name="T1"> bisa bikin sistem kelistrikan kita jadi jauh lebih efisien. Dengan pemantauan dan kontrol yang lebih presisi, kita bisa </text:span><text:span text:style-name="Strong_20_Emphasis"><text:span text:style-name="T1">mengurangi rugi-rugi daya</text:span></text:span><text:span text:style-name="T1"> (listrik yang 'hilang' atau terbuang sia-sia saat dialirkan lewat kabel transmisi dan distribusi), </text:span><text:span text:style-name="Strong_20_Emphasis"><text:span text:style-name="T1">mengoptimalkan penggunaan aset</text:span></text:span><text:span text:style-name="T1"> seperti trafo dan gardu induk (jadi lebih awet dan nggak kelebihan beban), dan </text:span><text:span text:style-name="Strong_20_Emphasis"><text:span text:style-name="T1">mendeteksi lokasi gangguan atau bahkan potensi pencurian listrik</text:span></text:span><text:span text:style-name="T1"> dengan lebih cepat dan akurat. Kalau ada kabel putus misalnya, sistem bisa langsung tahu titik persisnya ada di mana, jadi petugas bisa langsung ke lokasi dan waktu perbaikan jadi lebih singkat, yang artinya waktu kita mengalami </text:span><text:span text:style-name="Emphasis"><text:span text:style-name="T1">byar-pet</text:span></text:span><text:span text:style-name="T1"> juga jadi lebih sebentar. </text:span></text:p>
              </text:list-item>
            </text:list>
            <text:p text:style-name="Text_20_body"><text:span text:style-name="T1">Manfaat </text:span><text:span text:style-name="Emphasis"><text:span text:style-name="T1">Smart Grid</text:span></text:span><text:span text:style-name="T1"> nggak cuma buat PLN atau sistem kelistrikan secara </text:span><text:soft-page-break/><text:span text:style-name="T1">keseluruhan lho, tapi juga bisa keren banget buat kita sebagai konsumen! Dengan adanya </text:span><text:span text:style-name="Strong_20_Emphasis"><text:span text:style-name="T1">meteran pintar (</text:span></text:span><text:span text:style-name="Strong_20_Emphasis"><text:span text:style-name="Emphasis"><text:span text:style-name="T1">smart meter</text:span></text:span></text:span><text:span text:style-name="Strong_20_Emphasis"><text:span text:style-name="T1">)</text:span></text:span><text:span text:style-name="T1"> di rumah kita (yang jadi salah satu 'gerbang' utama </text:span><text:span text:style-name="Emphasis"><text:span text:style-name="T1">Smart Grid</text:span></text:span><text:span text:style-name="T1">), kita bisa:</text:span></text:p>
            <text:list xml:id="list6501551618119881220" text:style-name="L72">
              <text:list-item>
                <text:p text:style-name="P177"><text:span text:style-name="Strong_20_Emphasis"><text:span text:style-name="T1">Memantau Pemakaian Listrik Sendiri Secara Detail:</text:span></text:span><text:span text:style-name="T1"> Lewat aplikasi di HP atau website, kita bisa lihat grafik pemakaian listrik kita jam per jam, hari per hari. Kita jadi tahu persis kapan pemakaian listrik kita paling tinggi, atau alat elektronik mana di rumah yang paling boros 'nyedot' listrik. Ini bisa banget bantu kita untuk lebih sadar dan lebih hemat energi. </text:span></text:p>
              </text:list-item>
              <text:list-item>
                <text:p text:style-name="P177"><text:span text:style-name="Strong_20_Emphasis"><text:span text:style-name="T1">Potensi Tarif Listrik yang Lebih Fleksibel:</text:span></text:span><text:span text:style-name="T1"> Di beberapa negara yang </text:span><text:span text:style-name="Emphasis"><text:span text:style-name="T1">Smart Grid</text:span></text:span><text:span text:style-name="T1">-nya sudah lebih maju, perusahaan listrik bisa menerapkan skema tarif listrik yang berbeda tergantung waktu pemakaian (</text:span><text:span text:style-name="Emphasis"><text:span text:style-name="T1">Time-of-Use tariff</text:span></text:span><text:span text:style-name="T1">). Misalnya, tarif listrik bisa lebih murah kalau kita pakai di jam-jam sepi (tengah malam sampai pagi) dan jadi lebih mahal kalau dipakai di jam sibuk (sore sampai malam saat beban puncak). Ini bisa mendorong kita untuk menggeser pemakaian alat boros listrik (seperti mesin cuci atau pompa air) ke jam murah. </text:span></text:p>
              </text:list-item>
              <text:list-item>
                <text:p text:style-name="P177"><text:span text:style-name="Strong_20_Emphasis"><text:span text:style-name="T1">Menjadi </text:span></text:span><text:span text:style-name="Strong_20_Emphasis"><text:span text:style-name="Emphasis"><text:span text:style-name="T1">Prosumer</text:span></text:span></text:span><text:span text:style-name="Strong_20_Emphasis"><text:span text:style-name="T1"> (Produsen + Konsumen):</text:span></text:span><text:span text:style-name="T1"> Seperti disebut tadi, meteran pintar dan jaringan dua arah memungkinkan kita yang pasang PLTS Atap untuk 'mengekspor' kelebihan listrik yang tidak kita pakai ke jaringan PLN, dan kita bisa dapat 'imbalan' berupa pengurangan tagihan listrik atau bahkan dibayar (tergantung aturan main dari pemerintah/PLN). Kita jadi nggak cuma konsumen pasif, tapi juga bisa jadi produsen energi aktif! </text:span></text:p>
              </text:list-item>
              <text:list-item>
                <text:p text:style-name="P64"><text:span text:style-name="Strong_20_Emphasis"><text:span text:style-name="T1">Pasokan Listrik Lebih Andal:</text:span></text:span><text:span text:style-name="T1"> </text:span><text:span text:style-name="Emphasis"><text:span text:style-name="T1">Smart Grid</text:span></text:span><text:span text:style-name="T1"> punya kemampuan keren yang disebut '</text:span><text:span text:style-name="Emphasis"><text:span text:style-name="T1">self-healing</text:span></text:span><text:span text:style-name="T1">' atau 'menyembuhkan diri sendiri'. Maksudnya, kalau terdeteksi ada gangguan atau kerusakan di satu bagian jaringan, sistem kontrol pintar bisa secara otomatis </text:span><text:span text:style-name="Strong_20_Emphasis"><text:span text:style-name="T1">mengisolasi area yang bermasalah</text:span></text:span><text:span text:style-name="T1"> dan </text:span><text:span text:style-name="Strong_20_Emphasis"><text:span text:style-name="T1">mengalihkan aliran listrik lewat jalur alternatif</text:span></text:span><text:span text:style-name="T1"> (jika tersedia) untuk menjaga agar area pemadaman tidak meluas dan sebanyak mungkin pelanggan tetap bisa mendapatkan listrik. </text:span></text:p>
              </text:list-item>
            </text:list>
            <text:p text:style-name="Text_20_body"><text:span text:style-name="T1">Tentu saja, mewujudkan </text:span><text:span text:style-name="Emphasis"><text:span text:style-name="T1">Smart Grid</text:span></text:span><text:span text:style-name="T1"> yang canggih ini di negara sebesar dan sekepulauan Indonesia bukan perkara 'sim salabim jadi'. Ada banyak </text:span><text:span text:style-name="Strong_20_Emphasis"><text:span text:style-name="T1">tantangan besar</text:span></text:span><text:span text:style-name="T1"> yang perlu kita hadapi bersama (per April 2025 ini):</text:span></text:p>
            <text:list xml:id="list1100972048415231136" text:style-name="L73">
              <text:list-item>
                <text:p text:style-name="P178"><text:soft-page-break/><text:span text:style-name="Strong_20_Emphasis"><text:span text:style-name="T1">Butuh Investasi Super Besar:</text:span></text:span><text:span text:style-name="T1"> Meng-upgrade seluruh infrastruktur jaringan listrik nasional yang sudah ada (kabel, gardu, trafo) dan memasang jutaan meteran pintar serta ribuan sensor di seluruh penjuru negeri itu butuh biaya investasi yang luar biasa besar, mungkin ratusan triliun rupiah! </text:span></text:p>
              </text:list-item>
              <text:list-item>
                <text:p text:style-name="P178"><text:span text:style-name="Strong_20_Emphasis"><text:span text:style-name="T1">Infrastruktur Komunikasi yang Handal &amp; Merata:</text:span></text:span><text:span text:style-name="T1"> </text:span><text:span text:style-name="Emphasis"><text:span text:style-name="T1">Smart Grid</text:span></text:span><text:span text:style-name="T1"> sangat bergantung pada jaringan komunikasi data (seperti fiber optik atau jaringan seluler 4G/5G) yang stabil dan bisa menjangkau seluruh wilayah, termasuk daerah-daerah terpencil di luar Jawa atau bahkan di pedalaman Aceh dan pulau-pulau kecil lainnya. Ini tantangan infrastruktur tersendiri. </text:span></text:p>
              </text:list-item>
              <text:list-item>
                <text:p text:style-name="P178"><text:span text:style-name="Strong_20_Emphasis"><text:span text:style-name="T1">Ancaman Keamanan Siber (</text:span></text:span><text:span text:style-name="Strong_20_Emphasis"><text:span text:style-name="Emphasis"><text:span text:style-name="T1">Cybersecurity</text:span></text:span></text:span><text:span text:style-name="Strong_20_Emphasis"><text:span text:style-name="T1">):</text:span></text:span><text:span text:style-name="T1"> Karena semuanya terhubung secara digital dan bisa dikontrol dari jarak jauh, jaringan pintar jadi punya 'pintu masuk' baru yang bisa jadi sasaran serangan siber (</text:span><text:span text:style-name="Emphasis"><text:span text:style-name="T1">hacking</text:span></text:span><text:span text:style-name="T1">) oleh pihak yang tidak bertanggung jawab. Perlu sistem keamanan digital berlapis yang super kuat dan terus diperbarui untuk melindunginya dari ancaman ini. </text:span></text:p>
              </text:list-item>
              <text:list-item>
                <text:p text:style-name="P178"><text:span text:style-name="Strong_20_Emphasis"><text:span text:style-name="T1">Kesiapan Sumber Daya Manusia (SDM):</text:span></text:span><text:span text:style-name="T1"> Kita butuh lebih banyak lagi tenaga ahli (insinyur elektro, ahli telekomunikasi, programmer, analis data, teknisi) yang punya keahlian khusus di bidang teknologi </text:span><text:span text:style-name="Emphasis"><text:span text:style-name="T1">Smart Grid</text:span></text:span><text:span text:style-name="T1"> ini untuk bisa merancang, membangun, mengoperasikan, dan merawatnya dengan baik. </text:span></text:p>
              </text:list-item>
              <text:list-item>
                <text:p text:style-name="P65"><text:span text:style-name="Strong_20_Emphasis"><text:span text:style-name="T1">Regulasi &amp; Standar yang Jelas:</text:span></text:span><text:span text:style-name="T1"> Perlu ada kerangka aturan main (regulasi) dan standar teknis nasional yang jelas dari pemerintah (misalnya Kemen ESDM dan Kominfo) untuk memastikan semua teknologi dan perangkat </text:span><text:span text:style-name="Emphasis"><text:span text:style-name="T1">Smart Grid</text:span></text:span><text:span text:style-name="T1"> dari berbagai vendor bisa saling 'nyambung' (</text:span><text:span text:style-name="Emphasis"><text:span text:style-name="T1">interoperable</text:span></text:span><text:span text:style-name="T1">) dan bekerja sama dengan aman dan efisien dalam satu sistem besar. </text:span></text:p>
              </text:list-item>
            </text:list>
            <text:p text:style-name="Text_20_body"><text:span text:style-name="T1">Meskipun tantangannya tidak ringan, pengembangan </text:span><text:span text:style-name="Emphasis"><text:span text:style-name="T1">Smart Grid</text:span></text:span><text:span text:style-name="T1"> ini adalah </text:span><text:span text:style-name="Strong_20_Emphasis"><text:span text:style-name="T1">langkah yang mutlak diperlukan</text:span></text:span><text:span text:style-name="T1"> kalau Indonesia serius mau melakukan transisi energi bersih secara besar-besaran dan mengoptimalkan pemanfaatan sumber energi terbarukan yang melimpah di negeri kita. </text:span><text:span text:style-name="Emphasis"><text:span text:style-name="T1">Smart Grid</text:span></text:span><text:span text:style-name="T1"> adalah fondasi super penting untuk membangun sistem energi masa depan yang lebih efisien, lebih andal, lebih fleksibel, lebih ramah lingkungan, dan juga lebih memberdayakan kita semua sebagai konsumen energi! Pemerintah Indonesia dan PLN sendiri sebenarnya sudah mulai merintis </text:span><text:soft-page-break/><text:span text:style-name="T1">beberapa proyek percontohan (</text:span><text:span text:style-name="Emphasis"><text:span text:style-name="T1">pilot project</text:span></text:span><text:span text:style-name="T1">) </text:span><text:span text:style-name="Emphasis"><text:span text:style-name="T1">Smart Grid</text:span></text:span><text:span text:style-name="T1"> di beberapa lokasi, tapi perjalanan menuju implementasi skala nasional yang menyeluruh memang masih panjang dan butuh komitmen serta kerja sama dari semua pihak.</text:span></text:p>
            <text:p text:style-name="Text_20_body"><text:span text:style-name="Strong_20_Emphasis"><text:span text:style-name="T1">(Prompt Gambar Ilustrasi untuk Subbab 6.2)</text:span></text:span></text:p>
            <text:p text:style-name="Text_20_body"><text:span text:style-name="Strong_20_Emphasis"><text:span text:style-name="T1">Prompt Gambar Ilustrasi:</text:span></text:span><text:span text:style-name="T1"> "Buat ilustrasi infografis perbandingan yang </text:span><text:span text:style-name="Strong_20_Emphasis"><text:span text:style-name="T1">kontras, jelas, dan menarik</text:span></text:span><text:span text:style-name="T1"> antara </text:span><text:span text:style-name="Strong_20_Emphasis"><text:span text:style-name="T1">'Jaringan Listrik Jadul' vs 'Jaringan Listrik Pintar (Smart Grid)'</text:span></text:span><text:span text:style-name="T1">, dengan gaya visual modern.</text:span></text:p>
            <text:list xml:id="list439339443670596805" text:style-name="L74">
              <text:list-item>
                <text:p text:style-name="P179"><text:span text:style-name="Strong_20_Emphasis"><text:span text:style-name="T1">Layout:</text:span></text:span><text:span text:style-name="T1"> Bagi area ilustrasi menjadi dua bagian vertikal atau horizontal yang jelas. </text:span></text:p>
              </text:list-item>
              <text:list-item>
                <text:p text:style-name="P179"><text:span text:style-name="Strong_20_Emphasis"><text:span text:style-name="T1">Bagian Kiri ('Jaringan Jadul' - Warna cenderung monoton/kusam, misal abu-abu/coklat):</text:span></text:span><text:span text:style-name="T1"> </text:span></text:p>
                <text:list>
                  <text:list-item>
                    <text:p text:style-name="P179"><text:span text:style-name="T1">Judul Kecil: </text:span><text:span text:style-name="Strong_20_Emphasis"><text:span text:style-name="T1">Jaringan Listrik Lama ('Dumb Grid')</text:span></text:span><text:span text:style-name="T1"> </text:span></text:p>
                  </text:list-item>
                  <text:list-item>
                    <text:p text:style-name="P179"><text:span text:style-name="T1">Gambarkan </text:span><text:span text:style-name="Strong_20_Emphasis"><text:span text:style-name="T1">satu Pembangkit Listrik Besar Terpusat</text:span></text:span><text:span text:style-name="T1"> (misal: PLTU dengan asap mengepul). </text:span></text:p>
                  </text:list-item>
                  <text:list-item>
                    <text:p text:style-name="P179"><text:span text:style-name="T1">Dari pembangkit, gambarkan </text:span><text:span text:style-name="Strong_20_Emphasis"><text:span text:style-name="T1">garis panah listrik TEBAL satu arah</text:span></text:span><text:span text:style-name="T1"> mengalir melalui menara transmisi dan tiang-tiang distribusi sederhana menuju ikon </text:span><text:span text:style-name="Strong_20_Emphasis"><text:span text:style-name="T1">rumah-rumah pasif</text:span></text:span><text:span text:style-name="T1"> dan </text:span><text:span text:style-name="Strong_20_Emphasis"><text:span text:style-name="T1">pabrik</text:span></text:span><text:span text:style-name="T1">. </text:span></text:p>
                  </text:list-item>
                  <text:list-item>
                    <text:p text:style-name="P179"><text:span text:style-name="T1">Gambarkan ikon </text:span><text:span text:style-name="Strong_20_Emphasis"><text:span text:style-name="T1">meteran listrik analog</text:span></text:span><text:span text:style-name="T1"> model lama (dengan piringan berputar) di salah satu rumah. </text:span></text:p>
                  </text:list-item>
                  <text:list-item>
                    <text:p text:style-name="P179"><text:span text:style-name="T1">Tunjukkan </text:span><text:span text:style-name="Strong_20_Emphasis"><text:span text:style-name="T1">satu titik gangguan</text:span></text:span><text:span text:style-name="T1"> (misal: ikon pohon tumbang menimpa kabel), lalu beri </text:span><text:span text:style-name="Strong_20_Emphasis"><text:span text:style-name="T1">area arsir luas</text:span></text:span><text:span text:style-name="T1"> yang menunjukkan </text:span><text:span text:style-name="Strong_20_Emphasis"><text:span text:style-name="T1">banyak rumah/pabrik mengalami pemadaman</text:span></text:span><text:span text:style-name="T1"> (ikon gelap/lampu mati). Beri label singkat: </text:span><text:span text:style-name="Strong_20_Emphasis"><text:span text:style-name="T1">'Aliran 1 Arah', 'Komunikasi Terbatas', 'Lambat Atasi Gangguan'</text:span></text:span><text:span text:style-name="T1">. </text:span></text:p>
                  </text:list-item>
                </text:list>
              </text:list-item>
              <text:list-item>
                <text:p text:style-name="P179"><text:span text:style-name="Strong_20_Emphasis"><text:span text:style-name="T1">Bagian Kanan ('Smart Grid' - Warna cerah, modern, nuansa biru/hijau/digital):</text:span></text:span><text:span text:style-name="T1"> </text:span></text:p>
                <text:list>
                  <text:list-item>
                    <text:p text:style-name="P179"><text:span text:style-name="T1">Judul Kecil: </text:span><text:span text:style-name="Strong_20_Emphasis"><text:span text:style-name="T1">Jaringan Listrik Pintar (Smart Grid)</text:span></text:span><text:span text:style-name="T1"> </text:span></text:p>
                  </text:list-item>
                  <text:list-item>
                    <text:p text:style-name="P179"><text:span text:style-name="T1">Gambarkan </text:span><text:span text:style-name="Strong_20_Emphasis"><text:span text:style-name="T1">berbagai sumber energi terdistribusi</text:span></text:span><text:span text:style-name="T1">: Pembangkit besar (mungkin PLTP/PLTA), </text:span><text:span text:style-name="Strong_20_Emphasis"><text:span text:style-name="T1">PLTS atap</text:span></text:span><text:span text:style-name="T1"> di banyak rumah, </text:span><text:span text:style-name="Strong_20_Emphasis"><text:span text:style-name="T1">PLTB</text:span></text:span><text:span text:style-name="T1"> di perbukitan, mungkin </text:span><text:span text:style-name="Strong_20_Emphasis"><text:span text:style-name="T1">baterai penyimpanan komunitas</text:span></text:span><text:span text:style-name="T1">. </text:span></text:p>
                  </text:list-item>
                  <text:list-item>
                    <text:p text:style-name="P179"><text:span text:style-name="T1">Tunjukkan </text:span><text:span text:style-name="Strong_20_Emphasis"><text:span text:style-name="T1">garis panah listrik DUA ARAH</text:span></text:span><text:span text:style-name="T1"> (bolak-balik, mungkin lebih tipis tapi banyak) yang saling terhubung antara semua sumber energi dan konsumen (rumah, pabrik, ikon mobil listrik </text:span><text:soft-page-break/><text:span text:style-name="T1">sedang </text:span><text:span text:style-name="Emphasis"><text:span text:style-name="T1">charging</text:span></text:span><text:span text:style-name="T1">). Tambahkan </text:span><text:span text:style-name="Strong_20_Emphasis"><text:span text:style-name="T1">ikon sinyal wifi atau gelombang data digital</text:span></text:span><text:span text:style-name="T1"> di sepanjang jaringan. </text:span></text:p>
                  </text:list-item>
                  <text:list-item>
                    <text:p text:style-name="P179"><text:span text:style-name="T1">Gambarkan ikon </text:span><text:span text:style-name="Strong_20_Emphasis"><text:span text:style-name="T1">meteran pintar digital (</text:span></text:span><text:span text:style-name="Strong_20_Emphasis"><text:span text:style-name="Emphasis"><text:span text:style-name="T1">smart meter</text:span></text:span></text:span><text:span text:style-name="Strong_20_Emphasis"><text:span text:style-name="T1">)</text:span></text:span><text:span text:style-name="T1"> modern di rumah, terhubung (via garis putus-putus) ke ikon </text:span><text:span text:style-name="Strong_20_Emphasis"><text:span text:style-name="T1">smartphone</text:span></text:span><text:span text:style-name="T1"> yang menampilkan grafik/data pemakaian listrik. </text:span></text:p>
                  </text:list-item>
                  <text:list-item>
                    <text:p text:style-name="P179"><text:span text:style-name="T1">Tunjukkan </text:span><text:span text:style-name="Strong_20_Emphasis"><text:span text:style-name="T1">ikon sensor pintar</text:span></text:span><text:span text:style-name="T1"> (seperti titik-titik kecil bersinar) terpasang di tiang listrik, trafo, atau gardu. </text:span></text:p>
                  </text:list-item>
                  <text:list-item>
                    <text:p text:style-name="P179"><text:span text:style-name="T1">Tunjukkan </text:span><text:span text:style-name="Strong_20_Emphasis"><text:span text:style-name="T1">satu titik gangguan yang sama</text:span></text:span><text:span text:style-name="T1"> (ikon pohon tumbang), tapi sistem secara otomatis </text:span><text:span text:style-name="Strong_20_Emphasis"><text:span text:style-name="T1">mengisolasi area gangguan</text:span></text:span><text:span text:style-name="T1"> (beri lingkaran kecil di sekitarnya) dan </text:span><text:span text:style-name="Strong_20_Emphasis"><text:span text:style-name="T1">mengalihkan aliran listrik lewat jalur alternatif</text:span></text:span><text:span text:style-name="T1"> (beri panah jalur baru), sehingga </text:span><text:span text:style-name="Strong_20_Emphasis"><text:span text:style-name="T1">hanya sedikit rumah yang padam</text:span></text:span><text:span text:style-name="T1"> atau bahkan tidak ada yang padam (</text:span><text:span text:style-name="Emphasis"><text:span text:style-name="T1">self-healing</text:span></text:span><text:span text:style-name="T1">). Beri label singkat: </text:span><text:span text:style-name="Strong_20_Emphasis"><text:span text:style-name="T1">'Aliran 2 Arah', 'Komunikasi Digital', 'Respon Otomatis &amp; Cepat!', 'Integrasi EBT', 'Prosumer Mungkin!'</text:span></text:span><text:span text:style-name="T1">. </text:span></text:p>
                  </text:list-item>
                </text:list>
              </text:list-item>
              <text:list-item>
                <text:p text:style-name="P66"><text:span text:style-name="Strong_20_Emphasis"><text:span text:style-name="T1">Judul Besar di Atas (Melintang):</text:span></text:span><text:span text:style-name="T1"> </text:span><text:span text:style-name="Strong_20_Emphasis"><text:span text:style-name="T1">Upgrade Jaringan Listrik Kita: Dari 'Jadul' ke 'Pintar' (Smart Grid)!</text:span></text:span><text:span text:style-name="T1"> Gunakan gaya visual infografis yang </text:span><text:span text:style-name="Emphasis"><text:span text:style-name="T1">clean</text:span></text:span><text:span text:style-name="T1">, modern, mudah dibandingkan, dengan ikon-ikon yang jelas dan menarik." </text:span></text:p>
              </text:list-item>
            </text:list>
            <text:p text:style-name="P239"/>
            <text:p text:style-name="P104">Ini adalah jawaban untuk Subbab 6.2. Silakan berikan perintah "YAX" jika Anda ingin saya melanjutkan ke prompt berikutnya (Subbab 6.3).</text:p>
          </text:section>
          <text:section text:style-name="Sect1" text:name="feedback-form-71">
            <text:p text:style-name="P218"/>
          </text:section>
        </text:section>
        <text:section text:style-name="Sect1" text:name="32bb357fa57b2986">
          <text:p text:style-name="P104"/>
          <text:section text:style-name="Sect1" text:name="user-query-content-72">
            <text:p text:style-name="P237">yax </text:p>
          </text:section>
          <text:p text:style-name="P218">Tampilkan alur berpikir</text:p>
          <text:section text:style-name="Sect2" text:name="model-response-message-contentr_32bb357fa57b2986">
            <text:p text:style-name="P218"/>
          </text:section>
          <text:section text:style-name="Sect1" text:name="feedback-form-72">
            <text:p text:style-name="P218"/>
          </text:section>
        </text:section>
        <text:section text:style-name="Sect1" text:name="040567e5fe72002e">
          <text:p text:style-name="P104"/>
          <text:section text:style-name="Sect1" text:name="user-query-content-73">
            <text:p text:style-name="P237">present it </text:p>
          </text:section>
          <text:p text:style-name="P218">Tampilkan alur berpikir</text:p>
          <text:section text:style-name="Sect2" text:name="model-response-message-contentr_040567e5fe72002e">
            <text:p text:style-name="Text_20_body"><text:span text:style-name="T1">Oke, ini jawaban untuk prompt </text:span><text:span text:style-name="Strong_20_Emphasis"><text:span text:style-name="T1">Subbab 6.3 (Pentingnya Penyimpanan Energi (Baterai Raksasa, dll.))</text:span></text:span><text:span text:style-name="T1">, yang membahas teknologi 'penampung' energi:</text:span></text:p>
            <text:p text:style-name="P239"><text:soft-page-break/></text:p>
            <text:p text:style-name="Text_20_body"><text:span text:style-name="Strong_20_Emphasis"><text:span text:style-name="T1">(Teks Subbab 6.3)</text:span></text:span></text:p>
            <text:p text:style-name="Text_20_body"><text:span text:style-name="T1">Di subbab sebelumnya, kita udah sepakat kalau kunci sukses energi masa depan itu ada di </text:span><text:span text:style-name="Strong_20_Emphasis"><text:span text:style-name="T1">bauran energi</text:span></text:span><text:span text:style-name="T1"> yang beragam dan didukung oleh </text:span><text:span text:style-name="Strong_20_Emphasis"><text:span text:style-name="T1">jaringan listrik pintar (</text:span></text:span><text:span text:style-name="Strong_20_Emphasis"><text:span text:style-name="Emphasis"><text:span text:style-name="T1">Smart Grid</text:span></text:span></text:span><text:span text:style-name="Strong_20_Emphasis"><text:span text:style-name="T1">)</text:span></text:span><text:span text:style-name="T1">. Tapi, ada satu lagi nih 'pahlawan' teknologi yang perannya super duper krusial, terutama kalau kita mau mengandalkan energi surya dan angin dalam porsi yang sangat besar dalam bauran energi kita: yaitu </text:span><text:span text:style-name="Strong_20_Emphasis"><text:span text:style-name="T1">Sistem Penyimpanan Energi</text:span></text:span><text:span text:style-name="T1"> atau disingkat </text:span><text:span text:style-name="Strong_20_Emphasis"><text:span text:style-name="T1">ESS (</text:span></text:span><text:span text:style-name="Strong_20_Emphasis"><text:span text:style-name="Emphasis"><text:span text:style-name="T1">Energy Storage System</text:span></text:span></text:span><text:span text:style-name="Strong_20_Emphasis"><text:span text:style-name="T1">)</text:span></text:span><text:span text:style-name="T1">! Kenapa sih ESS ini jadi penting banget?</text:span></text:p>
            <text:p text:style-name="Text_20_body"><text:span text:style-name="T1">Ingat kan masalah utama dari energi surya dan angin yang sudah kita bahas berkali-kali? Yup, betul banget: </text:span><text:span text:style-name="Strong_20_Emphasis"><text:span text:style-name="T1">intermitensi</text:span></text:span><text:span text:style-name="T1"> alias sifatnya yang nggak selalu ada atau produksinya yang naik-turun nggak bisa kita atur seenaknya. Matahari cuma bersinar terang di siang hari, sementara angin kadang bertiup kencang kadang malah 'tertidur pulas'. Padahal, kebutuhan listrik kita (buat lampu rumah, sekolah, kantor, pabrik, rumah sakit, bahkan buat nge-charge HP kita!) itu </text:span><text:span text:style-name="Strong_20_Emphasis"><text:span text:style-name="T1">ada terus selama 24 jam sehari, 7 hari seminggu</text:span></text:span><text:span text:style-name="T1">. Nah, listrik itu punya sifat unik, </text:span><text:span text:style-name="Emphasis"><text:span text:style-name="T1">guys</text:span></text:span><text:span text:style-name="T1">: dia nggak bisa 'disimpan' begitu saja dalam jumlah besar di dalam kabel atau ditabung di stop kontak. Listrik yang dihasilkan oleh pembangkit (apapun jenisnya) harus </text:span><text:span text:style-name="Strong_20_Emphasis"><text:span text:style-name="T1">langsung dipakai oleh konsumen pada detik yang sama saat ia dibangkitkan</text:span></text:span><text:span text:style-name="T1">, kalau nggak ya energinya bakal hilang sia-sia! Di sinilah ESS datang sebagai 'penyelamat'. ESS ini fungsinya persis kayak </text:span><text:span text:style-name="Strong_20_Emphasis"><text:span text:style-name="T1">'tandon air'</text:span></text:span><text:span text:style-name="T1"> buat nampung air hujan, atau lebih gampangnya lagi, bayangin aja kayak </text:span><text:span text:style-name="Strong_20_Emphasis"><text:span text:style-name="T1">'power bank super raksasa'</text:span></text:span><text:span text:style-name="T1"> buat sistem kelistrikan kita! Tugas utama ESS adalah </text:span><text:span text:style-name="Strong_20_Emphasis"><text:span text:style-name="T1">menyimpan kelebihan energi listrik</text:span></text:span><text:span text:style-name="T1"> yang dihasilkan pada saat produksi lagi tinggi-tingginya (misalnya pas siang hari bolong saat PLTS lagi panen raya cahaya matahari, atau pas angin lagi bertiup kencang di lokasi PLTB), untuk kemudian </text:span><text:span text:style-name="Strong_20_Emphasis"><text:span text:style-name="T1">dilepaskan kembali</text:span></text:span><text:span text:style-name="T1"> ke jaringan listrik saat produksi energi terbarukan lagi rendah (misalnya pas malam hari saat PLTS 'tidur', atau pas angin lagi nggak bertiup). Dengan adanya ESS, kita bisa 'meratakan' atau 'menghaluskan' pasokan listrik yang tadinya naik-turun dari sumber energi surya dan angin, sehingga kita sebagai konsumen tetap bisa menikmati aliran listrik yang </text:span><text:span text:style-name="Strong_20_Emphasis"><text:span text:style-name="T1">stabil dan andal kapan saja kita butuhkan</text:span></text:span><text:span text:style-name="T1">, 24/7! Tanpa adanya solusi penyimpanan energi yang efektif dan ekonomis, sulit banget membayangkan sistem listrik masa depan yang benar-benar bisa didominasi oleh energi surya </text:span><text:soft-page-break/><text:span text:style-name="T1">dan angin.</text:span></text:p>
            <text:p text:style-name="P104">Teknologi untuk menyimpan energi listrik dalam skala besar ini ternyata ada macem-macem lho jenisnya, dari yang udah 'senior' banget sampai yang super baru dan canggih. Yuk, kita kenalan sama beberapa teknologi ESS utama yang paling banyak dibicarakan:</text:p>
            <text:list xml:id="list1796882610946508872" text:style-name="L75">
              <text:list-item>
                <text:p text:style-name="P180"><text:span text:style-name="Strong_20_Emphasis"><text:span text:style-name="T1">Baterai Elektrokimia (Terutama Baterai Lithium-ion Skala Besar):</text:span></text:span><text:span text:style-name="T1"> Ini dia teknologi penyimpanan energi yang lagi paling </text:span><text:span text:style-name="Emphasis"><text:span text:style-name="T1">booming</text:span></text:span><text:span text:style-name="T1"> dan perkembangannya paling pesat banget dalam satu dekade terakhir. Kamu pasti udah akrab banget sama </text:span><text:span text:style-name="Strong_20_Emphasis"><text:span text:style-name="T1">baterai Lithium-ion (Li-ion)</text:span></text:span><text:span text:style-name="T1"> yang ada di dalam </text:span><text:span text:style-name="Emphasis"><text:span text:style-name="T1">smartphone</text:span></text:span><text:span text:style-name="T1">, laptop, atau kendaraan listrik kan? Nah, bayangin baterai Li-ion tapi ukurannya </text:span><text:span text:style-name="Strong_20_Emphasis"><text:span text:style-name="T1">super duper jumbo</text:span></text:span><text:span text:style-name="T1">, bisa sebesar satu atau beberapa kontainer peti kemas, atau bahkan sebesar satu bangunan sendiri, yang di dalamnya tersusun ribuan atau jutaan sel baterai Li-ion yang saling terhubung dan dikontrol secara pintar. Inilah yang disebut </text:span><text:span text:style-name="Strong_20_Emphasis"><text:span text:style-name="T1">BESS (</text:span></text:span><text:span text:style-name="Strong_20_Emphasis"><text:span text:style-name="Emphasis"><text:span text:style-name="T1">Battery Energy Storage System</text:span></text:span></text:span><text:span text:style-name="Strong_20_Emphasis"><text:span text:style-name="T1">)</text:span></text:span><text:span text:style-name="T1"> skala utilitas atau skala jaringan (</text:span><text:span text:style-name="Emphasis"><text:span text:style-name="T1">grid-scale</text:span></text:span><text:span text:style-name="T1">). Kelebihan utama BESS (terutama Li-ion) adalah </text:span><text:span text:style-name="Strong_20_Emphasis"><text:span text:style-name="T1">responsnya yang sangat cepat</text:span></text:span><text:span text:style-name="T1"> (bisa mulai menyimpan atau mengeluarkan daya dalam hitungan milidetik), </text:span><text:span text:style-name="Strong_20_Emphasis"><text:span text:style-name="T1">efisiensi </text:span></text:span><text:span text:style-name="Strong_20_Emphasis"><text:span text:style-name="Emphasis"><text:span text:style-name="T1">round-trip</text:span></text:span></text:span><text:span text:style-name="Strong_20_Emphasis"><text:span text:style-name="T1">-nya lumayan tinggi</text:span></text:span><text:span text:style-name="T1"> (sekitar 80-90%, artinya energi yang bisa diambil lagi lumayan banyak dibanding yang disimpan), dan </text:span><text:span text:style-name="Strong_20_Emphasis"><text:span text:style-name="T1">desainnya yang modular</text:span></text:span><text:span text:style-name="T1"> (bisa dibangun dalam berbagai ukuran kapasitas sesuai kebutuhan, dari skala kecil untuk rumah sampai skala raksasa untuk jaringan). Selain Li-ion yang paling dominan saat ini, para peneliti juga lagi giat banget ngembangin jenis baterai lain yang punya potensi unggul di aspek lain, misalnya </text:span><text:span text:style-name="Emphasis"><text:span text:style-name="T1">flow battery</text:span></text:span><text:span text:style-name="T1"> (yang kapasitas energinya bisa diatur terpisah dari dayanya), baterai berbasis sodium-ion (</text:span><text:span text:style-name="Emphasis"><text:span text:style-name="T1">sodium-ion</text:span></text:span><text:span text:style-name="T1">) yang bahan bakunya lebih melimpah dan murah, atau baterai </text:span><text:span text:style-name="Emphasis"><text:span text:style-name="T1">solid-state</text:span></text:span><text:span text:style-name="T1"> yang diharapkan lebih aman dan lebih awet. </text:span></text:p>
              </text:list-item>
              <text:list-item>
                <text:p text:style-name="P180"><text:span text:style-name="Strong_20_Emphasis"><text:span text:style-name="T1">Penyimpanan Air Terpompa (</text:span></text:span><text:span text:style-name="Strong_20_Emphasis"><text:span text:style-name="Emphasis"><text:span text:style-name="T1">Pumped Hydro Storage - PHS</text:span></text:span></text:span><text:span text:style-name="Strong_20_Emphasis"><text:span text:style-name="T1">):</text:span></text:span><text:span text:style-name="T1"> Meskipun namanya nggak sekeren baterai Li-ion, PHS ini sebenernya adalah teknologi penyimpanan energi skala besar yang </text:span><text:span text:style-name="Strong_20_Emphasis"><text:span text:style-name="T1">paling tua usianya dan kapasitas terpasangnya paling besar di seluruh dunia</text:span></text:span><text:span text:style-name="T1"> sampai saat ini! Cara kerjanya cerdas banget dan sangat mengandalkan gravitasi: PHS butuh </text:span><text:span text:style-name="Strong_20_Emphasis"><text:span text:style-name="T1">dua buah waduk (reservoir) air</text:span></text:span><text:span text:style-name="T1"> yang letaknya </text:span><text:span text:style-name="Strong_20_Emphasis"><text:span text:style-name="T1">berbeda ketinggian</text:span></text:span><text:span text:style-name="T1"> secara signifikan (satu di atas </text:span><text:soft-page-break/><text:span text:style-name="T1">bukit/gunung, satu lagi di lembah/bawah). Saat ada kelebihan pasokan listrik di jaringan (misalnya di tengah malam pas pemakaian listrik lagi rendah, atau di siang hari pas produksi PLTS lagi melimpah tapi pemakaian lagi rendah), kelebihan listrik itu dipakai untuk </text:span><text:span text:style-name="Strong_20_Emphasis"><text:span text:style-name="T1">menjalankan pompa-pompa besar yang memompa air dari waduk bawah naik ke waduk atas</text:span></text:span><text:span text:style-name="T1">. Jadi, energi listrik 'diubah' dan disimpan menjadi energi potensial gravitasi air yang ada di waduk atas. Nah, pas jaringan lagi butuh pasokan listrik tambahan (misalnya saat beban puncak di sore atau malam hari), pintu air di waduk atas dibuka, dan air </text:span><text:span text:style-name="Strong_20_Emphasis"><text:span text:style-name="T1">dilepaskan kembali mengalir turun</text:span></text:span><text:span text:style-name="T1"> melalui pipa pesat untuk </text:span><text:span text:style-name="Strong_20_Emphasis"><text:span text:style-name="T1">memutar turbin PLTA</text:span></text:span><text:span text:style-name="T1"> dan menghasilkan listrik, persis kayak PLTA biasa! PHS ini punya kelebihan kapasitas penyimpanannya bisa sangat besar (bisa menyimpan energi untuk durasi berjam-jam bahkan harian) dan umur pakainya sangat panjang (bisa puluhan tahun). Tapi kekurangannya, dia butuh </text:span><text:span text:style-name="Strong_20_Emphasis"><text:span text:style-name="T1">kondisi geografis dan topografi yang sangat spesifik</text:span></text:span><text:span text:style-name="T1"> (harus ada lokasi yang cocok untuk bikin dua waduk beda ketinggian) dan pembangunan waduknya juga butuh investasi awal yang sangat besar serta bisa punya dampak lingkungan mirip PLTA biasa. Di Indonesia, sedang ada pembangunan proyek PHS besar di Cisokan Atas, Jawa Barat. </text:span></text:p>
              </text:list-item>
              <text:list-item>
                <text:p text:style-name="P180"><text:span text:style-name="Strong_20_Emphasis"><text:span text:style-name="T1">Teknologi Penyimpanan Energi Lainnya:</text:span></text:span><text:span text:style-name="T1"> Selain dua 'raksasa' tadi (baterai dan PHS), ada juga beberapa teknologi penyimpanan energi lain yang terus dikembangkan atau sudah mulai dipakai dalam skala yang lebih kecil atau untuk aplikasi khusus, misalnya: </text:span></text:p>
                <text:list>
                  <text:list-item>
                    <text:p text:style-name="P180"><text:span text:style-name="Strong_20_Emphasis"><text:span text:style-name="T1">Penyimpanan Udara Terkompresi (</text:span></text:span><text:span text:style-name="Strong_20_Emphasis"><text:span text:style-name="Emphasis"><text:span text:style-name="T1">Compressed Air Energy Storage - CAES</text:span></text:span></text:span><text:span text:style-name="Strong_20_Emphasis"><text:span text:style-name="T1">):</text:span></text:span><text:span text:style-name="T1"> Konsepnya mirip PHS, tapi yang disimpan bukan air, melainkan udara yang dimampatkan (dikompresi) pakai kelebihan listrik dan disimpan di dalam rongga bawah tanah yang besar (misal: gua garam bekas atau akuifer). Saat dibutuhkan, udara terkompresi ini dilepaskan (kadang dipanaskan dulu pakai gas alam untuk meningkatkan efisiensi) untuk memutar turbin. </text:span></text:p>
                  </text:list-item>
                  <text:list-item>
                    <text:p text:style-name="P180"><text:span text:style-name="Strong_20_Emphasis"><text:span text:style-name="T1">Roda Gila (</text:span></text:span><text:span text:style-name="Strong_20_Emphasis"><text:span text:style-name="Emphasis"><text:span text:style-name="T1">Flywheel Energy Storage</text:span></text:span></text:span><text:span text:style-name="Strong_20_Emphasis"><text:span text:style-name="T1">):</text:span></text:span><text:span text:style-name="T1"> Menyimpan energi dalam bentuk energi kinetik putaran. Sebuah roda yang sangat berat (rotor) diputar dengan kecepatan super tinggi (puluhan ribu RPM) dalam ruang hampa udara (untuk mengurangi gesekan) pakai kelebihan listrik. Saat dibutuhkan, energi putaran </text:span><text:soft-page-break/><text:span text:style-name="T1">ini dipakai untuk memutar generator. Cocok untuk penyimpanan energi durasi sangat pendek tapi butuh respons super cepat. </text:span></text:p>
                  </text:list-item>
                  <text:list-item>
                    <text:p text:style-name="P180"><text:span text:style-name="Strong_20_Emphasis"><text:span text:style-name="T1">Penyimpanan Energi Panas (</text:span></text:span><text:span text:style-name="Strong_20_Emphasis"><text:span text:style-name="Emphasis"><text:span text:style-name="T1">Thermal Energy Storage</text:span></text:span></text:span><text:span text:style-name="Strong_20_Emphasis"><text:span text:style-name="T1">):</text:span></text:span><text:span text:style-name="T1"> Menyimpan energi dalam bentuk panas pada suhu sangat tinggi (misalnya di dalam tangki berisi garam cair panas atau batuan keramik panas) atau suhu sangat dingin (misal: es). Ini biasanya dipakai bersamaan dengan pembangkit listrik tenaga surya tipe konsentrat (CSP) atau untuk aplikasi pemanasan/pendinginan industri. </text:span></text:p>
                  </text:list-item>
                  <text:list-item>
                    <text:p text:style-name="P67"><text:span text:style-name="Strong_20_Emphasis"><text:span text:style-name="T1">Hidrogen Hijau (</text:span></text:span><text:span text:style-name="Strong_20_Emphasis"><text:span text:style-name="Emphasis"><text:span text:style-name="T1">Green Hydrogen</text:span></text:span></text:span><text:span text:style-name="Strong_20_Emphasis"><text:span text:style-name="T1">):</text:span></text:span><text:span text:style-name="T1"> Seperti yang sudah disinggung di bab sebelumnya, kita bisa pakai kelebihan listrik dari energi terbarukan (surya, angin) untuk menjalankan alat bernama </text:span><text:span text:style-name="Strong_20_Emphasis"><text:span text:style-name="T1">elektroliser</text:span></text:span><text:span text:style-name="T1"> yang fungsinya </text:span><text:span text:style-name="Strong_20_Emphasis"><text:span text:style-name="T1">memecah molekul air (H2O)</text:span></text:span><text:span text:style-name="T1"> menjadi gas </text:span><text:span text:style-name="Strong_20_Emphasis"><text:span text:style-name="T1">Hidrogen (H2)</text:span></text:span><text:span text:style-name="T1"> dan gas Oksigen (O2). Gas Hidrogen ini kemudian bisa </text:span><text:span text:style-name="Strong_20_Emphasis"><text:span text:style-name="T1">disimpan dalam tangki</text:span></text:span><text:span text:style-name="T1"> dalam jumlah besar dan untuk waktu yang lama. Saat dibutuhkan, Hidrogen ini bisa dipakai sebagai </text:span><text:span text:style-name="Strong_20_Emphasis"><text:span text:style-name="T1">bahan bakar super bersih</text:span></text:span><text:span text:style-name="T1"> di berbagai aplikasi: bisa untuk menghasilkan listrik lagi pakai </text:span><text:span text:style-name="Strong_20_Emphasis"><text:span text:style-name="T1">sel bahan bakar (</text:span></text:span><text:span text:style-name="Strong_20_Emphasis"><text:span text:style-name="Emphasis"><text:span text:style-name="T1">fuel cell</text:span></text:span></text:span><text:span text:style-name="Strong_20_Emphasis"><text:span text:style-name="T1">)</text:span></text:span><text:span text:style-name="T1"> (kebalikan elektrolisis, H2 + O2 -&gt; Listrik + Air!), bisa jadi bahan bakar untuk kendaraan (mobil/bus/truk hidrogen), bahan baku industri, atau bahkan dicampur ke jaringan gas alam. Hidrogen hijau ini dianggap salah satu solusi kunci untuk penyimpanan energi jangka panjang (musiman) dan dekarbonisasi sektor yang sulit dielektrifikasi (seperti industri berat atau transportasi jarak jauh). </text:span></text:p>
                  </text:list-item>
                </text:list>
              </text:list-item>
            </text:list>
            <text:p text:style-name="Text_20_body"><text:span text:style-name="T1">Penting juga buat kamu tahu nih, </text:span><text:span text:style-name="Emphasis"><text:span text:style-name="T1">guys</text:span></text:span><text:span text:style-name="T1">, fungsi ESS itu ternyata nggak cuma sekadar 'geser waktu' pasokan listrik dari siang ke malam aja. Dia punya banyak peran penting lain untuk menjaga </text:span><text:span text:style-name="Strong_20_Emphasis"><text:span text:style-name="T1">'kesehatan', kestabilan, dan efisiensi jaringan listrik kita</text:span></text:span><text:span text:style-name="T1"> (sering disebut </text:span><text:span text:style-name="Emphasis"><text:span text:style-name="T1">grid services</text:span></text:span><text:span text:style-name="T1">):</text:span></text:p>
            <text:list xml:id="list300155824815390427" text:style-name="L76">
              <text:list-item>
                <text:p text:style-name="P181"><text:span text:style-name="Strong_20_Emphasis"><text:span text:style-name="T1">Mengatur Frekuensi Jaringan (</text:span></text:span><text:span text:style-name="Strong_20_Emphasis"><text:span text:style-name="Emphasis"><text:span text:style-name="T1">Frequency Regulation</text:span></text:span></text:span><text:span text:style-name="Strong_20_Emphasis"><text:span text:style-name="T1">):</text:span></text:span><text:span text:style-name="T1"> Jaringan listrik itu harus dijaga frekuensinya tetap stabil banget (di Indonesia targetnya 50 Hertz). Kalau frekuensi terlalu naik atau terlalu turun sedikit saja, bisa bikin peralatan listrik rusak atau bahkan jaringan kolaps. ESS (terutama baterai yang responsnya super cepat) bisa bertindak seperti 'peredam kejut', bisa langsung menyerap kelebihan daya kecil atau menyuntikkan kekurangan daya kecil dalam hitungan </text:span><text:soft-page-break/><text:span text:style-name="T1">milidetik untuk menjaga frekuensi tetap di jalurnya, terutama saat ada fluktuasi cepat dari PLTS atau PLTB. </text:span></text:p>
              </text:list-item>
              <text:list-item>
                <text:p text:style-name="P181"><text:span text:style-name="Strong_20_Emphasis"><text:span text:style-name="T1">Menyediakan Cadangan Daya Cepat (</text:span></text:span><text:span text:style-name="Strong_20_Emphasis"><text:span text:style-name="Emphasis"><text:span text:style-name="T1">Fast Reserve/Spinning Reserve Replacement</text:span></text:span></text:span><text:span text:style-name="Strong_20_Emphasis"><text:span text:style-name="T1">):</text:span></text:span><text:span text:style-name="T1"> Kalau tiba-tiba ada pembangkit listrik besar yang trip atau mati mendadak, jaringan butuh pasokan daya cadangan secepat mungkin untuk mencegah pemadaman meluas. ESS bisa langsung menyediakan daya cadangan ini dalam hitungan detik, jauh lebih cepat daripada pembangkit cadangan konvensional (seperti PLTD atau PLTG) yang butuh waktu beberapa menit untuk start dan sinkron ke jaringan. </text:span></text:p>
              </text:list-item>
              <text:list-item>
                <text:p text:style-name="P181"><text:span text:style-name="Strong_20_Emphasis"><text:span text:style-name="T1">Meningkatkan Kualitas Daya (</text:span></text:span><text:span text:style-name="Strong_20_Emphasis"><text:span text:style-name="Emphasis"><text:span text:style-name="T1">Power Quality Improvement</text:span></text:span></text:span><text:span text:style-name="Strong_20_Emphasis"><text:span text:style-name="T1">):</text:span></text:span><text:span text:style-name="T1"> ESS juga bisa bantu 'membersihkan' atau meredam berbagai gangguan kualitas daya listrik seperti fluktuasi tegangan, </text:span><text:span text:style-name="Emphasis"><text:span text:style-name="T1">flicker</text:span></text:span><text:span text:style-name="T1">, atau harmonisa yang bisa muncul di jaringan. </text:span></text:p>
              </text:list-item>
              <text:list-item>
                <text:p text:style-name="P68"><text:span text:style-name="Strong_20_Emphasis"><text:span text:style-name="T1">Menunda Kebutuhan Upgrade Jaringan (</text:span></text:span><text:span text:style-name="Strong_20_Emphasis"><text:span text:style-name="Emphasis"><text:span text:style-name="T1">Investment Deferral</text:span></text:span></text:span><text:span text:style-name="Strong_20_Emphasis"><text:span text:style-name="T1">):</text:span></text:span><text:span text:style-name="T1"> Di beberapa lokasi (misalnya di ujung jaringan distribusi yang bebannya mulai padat saat jam sibuk), memasang ESS di lokasi tersebut bisa membantu 'mencukur' beban puncak (menyimpan energi saat sepi, melepasnya saat sibuk). Dengan begitu, kebutuhan untuk melakukan upgrade kapasitas kabel atau trafo (yang biayanya mahal dan butuh waktu lama) bisa ditunda untuk beberapa waktu ke depan. </text:span></text:p>
              </text:list-item>
            </text:list>
            <text:p text:style-name="Text_20_body"><text:span text:style-name="T1">Untuk konteks Indonesia, negara kita yang berbentuk kepulauan dengan ribuan pulau dan banyak daerah terpencil (seperti mungkin beberapa wilayah di pedalaman atau pulau-pulau kecil di sekitar Aceh dan Sumatera yang mungkin saat ini masih sangat bergantung pada genset diesel yang mahal dan polutif, atau bahkan listriknya belum menyala 24 jam), peran ESS ini jadi </text:span><text:span text:style-name="Strong_20_Emphasis"><text:span text:style-name="T1">semakin krusial dan strategis</text:span></text:span><text:span text:style-name="T1">. ESS (terutama BESS skala kecil hingga menengah) memungkinkan kita untuk </text:span><text:span text:style-name="Strong_20_Emphasis"><text:span text:style-name="T1">mengintegrasikan sumber energi terbarukan lokal</text:span></text:span><text:span text:style-name="T1"> seperti PLTS atau PLTB skala kecil/komunitas secara lebih andal di lokasi-lokasi tersebut. Dengan kombinasi PLTS + BESS, desa-desa terpencil bisa punya akses listrik yang lebih stabil, lebih bersih, dan dalam jangka panjang bisa lebih murah daripada terus-menerus beli solar untuk genset. Pengembangan teknologi ESS yang makin efisien dan terjangkau jadi salah satu kunci super penting untuk percepatan transisi energi yang berkeadilan di seluruh pelosok nusantara.</text:span></text:p>
            <text:p text:style-name="Text_20_body"><text:span text:style-name="T1">Tentu saja, seperti teknologi baru lainnya yang sedang berkembang pesat, </text:span><text:soft-page-break/><text:span text:style-name="T1">ESS (khususnya BESS skala besar) juga masih punya </text:span><text:span text:style-name="Strong_20_Emphasis"><text:span text:style-name="T1">beberapa tantangan</text:span></text:span><text:span text:style-name="T1"> yang perlu terus dicari solusinya. Tantangan utamanya saat ini (meskipun kabar baiknya trennya terus membaik dari tahun ke tahun) adalah </text:span><text:span text:style-name="Strong_20_Emphasis"><text:span text:style-name="T1">biaya investasinya yang masih relatif mahal</text:span></text:span><text:span text:style-name="T1">, terutama kalau kita butuh kapasitas penyimpanan yang sangat besar (dalam MWh - Megawatt-hour) dan bisa menyimpan energi untuk durasi yang lama (misalnya untuk beberapa hari). Selain itu, isu </text:span><text:span text:style-name="Strong_20_Emphasis"><text:span text:style-name="T1">umur pakai baterai</text:span></text:span><text:span text:style-name="T1"> (berapa ribu kali siklus charge-discharge yang bisa dia tahan sebelum kapasitasnya turun drastis) dan </text:span><text:span text:style-name="Strong_20_Emphasis"><text:span text:style-name="T1">tingkat degradasinya</text:span></text:span><text:span text:style-name="T1"> seiring waktu juga perlu jadi pertimbangan dalam perhitungan keekonomiannya. Dan yang nggak kalah penting adalah isu </text:span><text:span text:style-name="Strong_20_Emphasis"><text:span text:style-name="T1">keberlanjutan (</text:span></text:span><text:span text:style-name="Strong_20_Emphasis"><text:span text:style-name="Emphasis"><text:span text:style-name="T1">sustainability</text:span></text:span></text:span><text:span text:style-name="Strong_20_Emphasis"><text:span text:style-name="T1">) dari sisi hulu hingga hilir</text:span></text:span><text:span text:style-name="T1">: mulai dari proses </text:span><text:span text:style-name="Strong_20_Emphasis"><text:span text:style-name="T1">penambangan bahan baku</text:span></text:span><text:span text:style-name="T1"> baterai (seperti lithium dari Amerika Selatan/Australia, kobalt dari Kongo, atau nikel dari Indonesia sendiri – kita perlu pastikan proses penambangannya dilakukan secara bertanggung jawab terhadap lingkungan dan sosial!), jejak karbon dari proses </text:span><text:span text:style-name="Strong_20_Emphasis"><text:span text:style-name="T1">manufaktur</text:span></text:span><text:span text:style-name="T1"> baterai itu sendiri, sampai yang paling krusial di ujungnya adalah </text:span><text:span text:style-name="Strong_20_Emphasis"><text:span text:style-name="T1">bagaimana mengelola limbah baterai bekas</text:span></text:span><text:span text:style-name="T1"> (B3 - Bahan Berbahaya dan Beracun) secara aman dan efektif. Pengembangan teknologi dan industri </text:span><text:span text:style-name="Strong_20_Emphasis"><text:span text:style-name="T1">daur ulang baterai</text:span></text:span><text:span text:style-name="T1"> yang efisien dan bisa mengambil kembali material berharga di dalamnya jadi sangat krusial agar 'ledakan' penggunaan baterai untuk ESS dan kendaraan listrik ini tidak malah menciptakan masalah sampah beracun baru yang besar di masa depan. Para peneliti dan industri di seluruh dunia terus bekerja keras untuk menjawab semua tantangan ini agar ESS bisa jadi solusi penyimpanan energi yang benar-benar bersih, aman, terjangkau, dan berkelanjutan dari awal sampai akhir.</text:span></text:p>
            <text:p text:style-name="Text_20_body"><text:span text:style-name="Strong_20_Emphasis"><text:span text:style-name="T1">(Prompt Gambar Ilustrasi untuk Subbab 6.3)</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njelaskan peran penting dan jenis-jenis Sistem Penyimpanan Energi (ESS)</text:span></text:span><text:span text:style-name="T1"> dengan gaya visual yang modern, dinamis, dan mudah dipahami oleh remaja.</text:span></text:p>
            <text:list xml:id="list7695427649160414049" text:style-name="L77">
              <text:list-item>
                <text:p text:style-name="P182"><text:span text:style-name="Strong_20_Emphasis"><text:span text:style-name="T1">Judul Besar:</text:span></text:span><text:span text:style-name="T1"> </text:span><text:span text:style-name="Strong_20_Emphasis"><text:span text:style-name="T1">Nggak Khawatir Listrik Byar-Pet Lagi! Kenalan Sama 'Power Bank' Raksasa Jaringan Listrik (ESS)!</text:span></text:span><text:span text:style-name="T1"> </text:span></text:p>
              </text:list-item>
              <text:list-item>
                <text:p text:style-name="P182"><text:span text:style-name="Strong_20_Emphasis"><text:span text:style-name="T1">Visualisasi Masalah Intermitensi &amp; Solusi ESS (Bagian Atas):</text:span></text:span><text:span text:style-name="T1"> </text:span></text:p>
                <text:list>
                  <text:list-item>
                    <text:p text:style-name="P182"><text:span text:style-name="T1">Gambarkan grafik sederhana: garis </text:span><text:span text:style-name="Strong_20_Emphasis"><text:span text:style-name="T1">produksi listrik dari PLTS/PLTB</text:span></text:span><text:span text:style-name="T1"> (warna hijau/biru) yang naik tinggi di siang/saat berangin, lalu turun drastis di malam/saat tenang. </text:span></text:p>
                  </text:list-item>
                  <text:list-item>
                    <text:p text:style-name="P182"><text:soft-page-break/><text:span text:style-name="T1">Tumpangkan garis </text:span><text:span text:style-name="Strong_20_Emphasis"><text:span text:style-name="T1">kebutuhan/pemakaian listrik</text:span></text:span><text:span text:style-name="T1"> (warna abu-abu/merah) yang relatif stabil atau punya puncak di sore/malam. Tunjukkan area 'surplus' (produksi &gt; kebutuhan) dan area 'defisit' (produksi &lt; kebutuhan). </text:span></text:p>
                  </text:list-item>
                  <text:list-item>
                    <text:p text:style-name="P182"><text:span text:style-name="T1">Tempatkan ikon </text:span><text:span text:style-name="Strong_20_Emphasis"><text:span text:style-name="T1">ESS besar (misal: baterai raksasa atau simbol 'save energy')</text:span></text:span><text:span text:style-name="T1"> di tengah. Gambarkan panah energi </text:span><text:span text:style-name="Strong_20_Emphasis"><text:span text:style-name="T1">hijau/biru dari surplus produksi masuk ke ESS ('Menyimpan Saat Berlebih')</text:span></text:span><text:span text:style-name="T1">. Gambarkan panah energi </text:span><text:span text:style-name="Strong_20_Emphasis"><text:span text:style-name="T1">merah/kuning keluar dari ESS menuju area defisit kebutuhan ('Mengeluarkan Saat Dibutuhkan')</text:span></text:span><text:span text:style-name="T1">. Beri teks penjelas: </text:span><text:span text:style-name="Strong_20_Emphasis"><text:span text:style-name="T1">'ESS = Menjaga Listrik Stabil 24/7 dari Sumber Naik-Turun!'</text:span></text:span><text:span text:style-name="T1">. </text:span></text:p>
                  </text:list-item>
                </text:list>
              </text:list-item>
              <text:list-item>
                <text:p text:style-name="P182"><text:span text:style-name="Strong_20_Emphasis"><text:span text:style-name="T1">Jenis-jenis ESS Utama (Bagian Tengah - dalam ikon-ikon besar):</text:span></text:span><text:span text:style-name="T1"> Gambarkan setidaknya 3-4 ikon besar yang mewakili teknologi ESS utama secara visual: </text:span></text:p>
                <text:list>
                  <text:list-item>
                    <text:p text:style-name="P182"><text:span text:style-name="Strong_20_Emphasis"><text:span text:style-name="T1">Baterai Skala Besar (BESS):</text:span></text:span><text:span text:style-name="T1"> Ikon beberapa </text:span><text:span text:style-name="Strong_20_Emphasis"><text:span text:style-name="T1">kontainer baterai modern</text:span></text:span><text:span text:style-name="T1"> bertuliskan 'BESS' atau 'Li-ion' yang saling terhubung kabel. Label besar: </text:span><text:span text:style-name="Strong_20_Emphasis"><text:span text:style-name="T1">'Baterai Raksasa (Paling Ngetren!)'</text:span></text:span><text:span text:style-name="T1">. </text:span></text:p>
                  </text:list-item>
                  <text:list-item>
                    <text:p text:style-name="P182"><text:span text:style-name="Strong_20_Emphasis"><text:span text:style-name="T1">Penyimpanan Air Terpompa (PHS):</text:span></text:span><text:span text:style-name="T1"> Ikon </text:span><text:span text:style-name="Strong_20_Emphasis"><text:span text:style-name="T1">dua waduk di ketinggian berbeda</text:span></text:span><text:span text:style-name="T1"> (atas &amp; bawah) dengan </text:span><text:span text:style-name="Strong_20_Emphasis"><text:span text:style-name="T1">pipa besar dan ikon turbin/pompa</text:span></text:span><text:span text:style-name="T1"> menghubungkan keduanya. Label besar: </text:span><text:span text:style-name="Strong_20_Emphasis"><text:span text:style-name="T1">'Waduk Pompa (Kapasitas Besar)'</text:span></text:span><text:span text:style-name="T1">. </text:span></text:p>
                  </text:list-item>
                  <text:list-item>
                    <text:p text:style-name="P182"><text:span text:style-name="Strong_20_Emphasis"><text:span text:style-name="T1">Hidrogen Hijau:</text:span></text:span><text:span text:style-name="T1"> Ikon alat </text:span><text:span text:style-name="Strong_20_Emphasis"><text:span text:style-name="T1">Elektroliser</text:span></text:span><text:span text:style-name="T1"> (kotak dengan input air H2O &amp; listrik EBT/petir hijau) menghasilkan gelembung gas </text:span><text:span text:style-name="Strong_20_Emphasis"><text:span text:style-name="T1">H2</text:span></text:span><text:span text:style-name="T1"> yang disimpan dalam </text:span><text:span text:style-name="Strong_20_Emphasis"><text:span text:style-name="T1">tangki besar</text:span></text:span><text:span text:style-name="T1">. Label besar: </text:span><text:span text:style-name="Strong_20_Emphasis"><text:span text:style-name="T1">'Hidrogen Hijau (Penyimpanan Jangka Panjang)'</text:span></text:span><text:span text:style-name="T1">. </text:span></text:p>
                  </text:list-item>
                  <text:list-item>
                    <text:p text:style-name="P182"><text:span text:style-name="Strong_20_Emphasis"><text:span text:style-name="T1">Teknologi Lain (Ikon lebih kecil jika muat):</text:span></text:span><text:span text:style-name="T1"> Ikon </text:span><text:span text:style-name="Strong_20_Emphasis"><text:span text:style-name="T1">Roda Gila (Flywheel)</text:span></text:span><text:span text:style-name="T1"> berputar cepat, ikon </text:span><text:span text:style-name="Strong_20_Emphasis"><text:span text:style-name="T1">tangki udara terkompresi (CAES)</text:span></text:span><text:span text:style-name="T1"> di bawah tanah. Label kecil: </text:span><text:span text:style-name="Strong_20_Emphasis"><text:span text:style-name="T1">'Teknologi Lainnya...'</text:span></text:span><text:span text:style-name="T1">. </text:span></text:p>
                  </text:list-item>
                </text:list>
              </text:list-item>
              <text:list-item>
                <text:p text:style-name="P182"><text:span text:style-name="Strong_20_Emphasis"><text:span text:style-name="T1">Manfaat Tambahan untuk Jaringan (Grid Services):</text:span></text:span><text:span text:style-name="T1"> Buat bagian kecil (misal di samping atau bawah) dengan beberapa ikon yang menunjukkan manfaat lain ESS: Ikon </text:span><text:span text:style-name="Strong_20_Emphasis"><text:span text:style-name="T1">grafik frekuensi listrik yang stabil</text:span></text:span><text:span text:style-name="T1"> ('Jaga Kualitas Listrik'), Ikon </text:span><text:span text:style-name="Strong_20_Emphasis"><text:span text:style-name="T1">perisai/benteng listrik</text:span></text:span><text:span text:style-name="T1"> ('Cadangan Daya Darurat'), Ikon </text:span><text:span text:style-name="Strong_20_Emphasis"><text:span text:style-name="T1">tiang listrik/kabel dengan tanda ceklis hijau</text:span></text:span><text:span text:style-name="T1"> ('Bantu Efisiensi Jaringan'). </text:span></text:p>
              </text:list-item>
              <text:list-item>
                <text:p text:style-name="P69"><text:span text:style-name="Strong_20_Emphasis"><text:span text:style-name="T1">Tantangan Utama (Pojok Bawah):</text:span></text:span><text:span text:style-name="T1"> Beri area kecil dengan ikon </text:span><text:span text:style-name="Strong_20_Emphasis"><text:span text:style-name="T1">tag harga 'Rp++++!'</text:span></text:span><text:span text:style-name="T1"> dan </text:span><text:span text:style-name="Strong_20_Emphasis"><text:span text:style-name="T1">ikon baterai bekas dengan simbol daur ulang (?)</text:span></text:span><text:span text:style-name="T1"> berisi teks singkat: </text:span><text:span text:style-name="Strong_20_Emphasis"><text:span text:style-name="T1">'Tantangan Utama: Biaya &amp; Daur Ulang </text:span></text:span><text:soft-page-break/><text:span text:style-name="Strong_20_Emphasis"><text:span text:style-name="T1">Baterai!'</text:span></text:span><text:span text:style-name="T1">. Gunakan gaya visual infografis yang </text:span><text:span text:style-name="Emphasis"><text:span text:style-name="T1">clean</text:span></text:span><text:span text:style-name="T1">, </text:span><text:span text:style-name="Emphasis"><text:span text:style-name="T1">vibrant</text:span></text:span><text:span text:style-name="T1"> (penuh warna), dengan ikon-ikon yang jelas, komunikatif, dan alur informasi yang mudah diikuti." </text:span></text:p>
              </text:list-item>
            </text:list>
            <text:p text:style-name="P239"/>
            <text:p text:style-name="P104">Ini adalah jawaban untuk Subbab 6.3. Silakan berikan perintah "YAX" jika Anda ingin saya melanjutkan ke prompt berikutnya (Subbab 6.4).</text:p>
          </text:section>
          <text:section text:style-name="Sect1" text:name="feedback-form-73">
            <text:p text:style-name="P218"/>
          </text:section>
        </text:section>
        <text:section text:style-name="Sect1" text:name="d9755ad55efdf136">
          <text:p text:style-name="P104"/>
          <text:section text:style-name="Sect1" text:name="user-query-content-74">
            <text:p text:style-name="P237">YAX </text:p>
          </text:section>
          <text:p text:style-name="P218">Tampilkan alur berpikir</text:p>
          <text:section text:style-name="Sect2" text:name="model-response-message-contentr_d9755ad55efdf136">
            <text:p text:style-name="P218"/>
          </text:section>
          <text:section text:style-name="Sect1" text:name="feedback-form-74">
            <text:p text:style-name="P218"/>
          </text:section>
        </text:section>
        <text:section text:style-name="Sect1" text:name="7cce56baf9d39c8b">
          <text:p text:style-name="P104"/>
          <text:section text:style-name="Sect1" text:name="user-query-content-75">
            <text:p text:style-name="P237">PRESENT IT </text:p>
          </text:section>
          <text:p text:style-name="P218">Tampilkan alur berpikir</text:p>
          <text:section text:style-name="Sect2" text:name="model-response-message-contentr_7cce56baf9d39c8b">
            <text:p text:style-name="Text_20_body"><text:span text:style-name="T1">Oke, ini jawaban untuk prompt </text:span><text:span text:style-name="Strong_20_Emphasis"><text:span text:style-name="T1">Subbab 6.4 (Peran Kecerdasan Buatan (AI) dalam Optimalisasi Energi)</text:span></text:span><text:span text:style-name="T1">, yang membahas peran teknologi pintar ini di sektor energi:</text:span></text:p>
            <text:p text:style-name="P239"/>
            <text:p text:style-name="Text_20_body"><text:span text:style-name="Strong_20_Emphasis"><text:span text:style-name="T1">(Teks Subbab 6.4)</text:span></text:span></text:p>
            <text:p text:style-name="Text_20_body"><text:span text:style-name="T1">Kalau </text:span><text:span text:style-name="Emphasis"><text:span text:style-name="T1">Smart Grid</text:span></text:span><text:span text:style-name="T1"> itu ibaratnya 'jalan tol' super canggih buat listrik kita, dan Sistem Penyimpanan Energi (ESS) itu 'power bank raksasa'-nya, maka ada satu lagi nih teknologi super keren yang perannya makin krusial sebagai 'otak pintar' atau 'pengatur lalu lintas super cerdas' yang mengendalikan semuanya biar makin efisien dan optimal: yaitu </text:span><text:span text:style-name="Strong_20_Emphasis"><text:span text:style-name="T1">Kecerdasan Buatan</text:span></text:span><text:span text:style-name="T1"> atau yang lebih sering kita dengar dengan singkatan </text:span><text:span text:style-name="Strong_20_Emphasis"><text:span text:style-name="T1">AI (</text:span></text:span><text:span text:style-name="Strong_20_Emphasis"><text:span text:style-name="Emphasis"><text:span text:style-name="T1">Artificial Intelligence</text:span></text:span></text:span><text:span text:style-name="Strong_20_Emphasis"><text:span text:style-name="T1">)</text:span></text:span><text:span text:style-name="T1">! Kamu pasti udah nggak asing lagi kan sama istilah AI? Mulai dari asisten virtual kayak Siri atau Google Assistant di HP kamu, rekomendasi lagu di Spotify atau film di Netflix yang kayaknya tahu banget selera kita, sampai teknologi mobil yang katanya bisa nyetir sendiri. Nah, ternyata 'otak komputer super cerdas' ini juga punya peran yang makin penting dan super keren dalam membantu kita menghadapi tantangan dan mengelola sistem energi masa depan yang makin kompleks, terutama dengan makin banyaknya sumber energi terbarukan </text:span><text:soft-page-break/><text:span text:style-name="T1">seperti surya dan angin yang sifatnya naik-turun.</text:span></text:p>
            <text:p text:style-name="Text_20_body"><text:span text:style-name="T1">Gimana caranya AI bisa bantu di dunia energi? AI pada dasarnya adalah sekumpulan program dan algoritma komputer yang dirancang untuk bisa </text:span><text:span text:style-name="Strong_20_Emphasis"><text:span text:style-name="T1">meniru kemampuan berpikir dan belajar seperti manusia</text:span></text:span><text:span text:style-name="T1">, tapi dalam skala kecepatan dan kapasitas pengolahan data yang jauh melampaui kita! Kemampuan utama AI yang sangat berguna di sektor energi antara lain:</text:span></text:p>
            <text:list xml:id="list4503749129841031998" text:style-name="L78">
              <text:list-item>
                <text:p text:style-name="P183"><text:span text:style-name="T1">Mampu </text:span><text:span text:style-name="Strong_20_Emphasis"><text:span text:style-name="T1">menganalisis data dalam jumlah yang luar biasa besar (</text:span></text:span><text:span text:style-name="Strong_20_Emphasis"><text:span text:style-name="Emphasis"><text:span text:style-name="T1">big data</text:span></text:span></text:span><text:span text:style-name="Strong_20_Emphasis"><text:span text:style-name="T1">)</text:span></text:span><text:span text:style-name="T1"> dari berbagai sumber (data cuaca, data pemakaian listrik historis, data sensor dari jaringan, harga energi, dll.) dengan sangat cepat. </text:span></text:p>
              </text:list-item>
              <text:list-item>
                <text:p text:style-name="P183"><text:span text:style-name="T1">Mampu </text:span><text:span text:style-name="Strong_20_Emphasis"><text:span text:style-name="T1">belajar mengenali pola-pola kompleks dan tersembunyi</text:span></text:span><text:span text:style-name="T1"> di dalam data tersebut, yang mungkin sulit dilihat oleh manusia. </text:span></text:p>
              </text:list-item>
              <text:list-item>
                <text:p text:style-name="P183"><text:span text:style-name="T1">Mampu </text:span><text:span text:style-name="Strong_20_Emphasis"><text:span text:style-name="T1">membuat prediksi (</text:span></text:span><text:span text:style-name="Strong_20_Emphasis"><text:span text:style-name="Emphasis"><text:span text:style-name="T1">forecasting</text:span></text:span></text:span><text:span text:style-name="Strong_20_Emphasis"><text:span text:style-name="T1">)</text:span></text:span><text:span text:style-name="T1"> tentang apa yang kemungkinan akan terjadi di masa depan (misalnya produksi energi surya besok, atau kebutuhan listrik minggu depan) dengan tingkat akurasi yang terus meningkat seiring waktu (karena AI terus belajar dari data baru). </text:span></text:p>
              </text:list-item>
              <text:list-item>
                <text:p text:style-name="P70"><text:span text:style-name="T1">Mampu </text:span><text:span text:style-name="Strong_20_Emphasis"><text:span text:style-name="T1">mengambil keputusan atau melakukan tindakan secara otomatis</text:span></text:span><text:span text:style-name="T1"> berdasarkan analisis dan prediksi tadi untuk mencapai tujuan tertentu, misalnya membuat operasi sistem energi kita jadi seefisien mungkin atau seandal mungkin. </text:span></text:p>
              </text:list-item>
            </text:list>
            <text:p text:style-name="Text_20_body"><text:span text:style-name="T1">Salah satu 'kesaktian' utama AI yang paling membantu dalam mengelola energi terbarukan adalah kemampuannya dalam </text:span><text:span text:style-name="Strong_20_Emphasis"><text:span text:style-name="T1">membuat prediksi (forecasting) yang jauh lebih akurat</text:span></text:span><text:span text:style-name="T1">. Ingat kan masalah utama energi surya dan angin itu produksinya sangat tergantung cuaca dan sering naik-turun? Nah, AI bisa bantu banget di sini! Algoritma AI canggih (seperti </text:span><text:span text:style-name="Emphasis"><text:span text:style-name="T1">machine learning</text:span></text:span><text:span text:style-name="T1"> atau </text:span><text:span text:style-name="Emphasis"><text:span text:style-name="T1">deep learning</text:span></text:span><text:span text:style-name="T1">) bisa dilatih untuk menganalisis </text:span><text:span text:style-name="Strong_20_Emphasis"><text:span text:style-name="T1">data cuaca historis dan </text:span></text:span><text:span text:style-name="Strong_20_Emphasis"><text:span text:style-name="Emphasis"><text:span text:style-name="T1">real-time</text:span></text:span></text:span><text:span text:style-name="T1"> dalam jumlah masif (dari satelit, radar cuaca, sensor di lapangan, model cuaca global) untuk </text:span><text:span text:style-name="Strong_20_Emphasis"><text:span text:style-name="T1">memprediksi dengan jauh lebih akurat</text:span></text:span><text:span text:style-name="T1"> berapa banyak energi listrik yang kira-kira akan dihasilkan oleh PLTS di suatu daerah (misalnya di wilayah Aceh) beberapa jam atau bahkan beberapa hari ke depan, berdasarkan prediksi tingkat radiasi matahari, pergerakan awan, suhu, kelembaban, dll. Begitu juga untuk PLTB, AI bisa memprediksi kecepatan dan arah angin dengan lebih baik. Di sisi lain (sisi permintaan), AI juga bisa </text:span><text:span text:style-name="Strong_20_Emphasis"><text:span text:style-name="T1">memprediksi berapa banyak listrik yang akan dibutuhkan oleh konsumen</text:span></text:span><text:span text:style-name="T1"> di suatu wilayah (misalnya di kota Tapak Tuan </text:span><text:soft-page-break/><text:span text:style-name="T1">dan sekitarnya) pada jam-jam atau hari-hari tertentu, dengan menganalisis pola pemakaian listrik historis, data kalender (apakah hari kerja, akhir pekan, atau ada hari libur/perayaan khusus), data cuaca (kalau cuaca lagi panas banget di Tapak Tuan, pasti pemakaian AC naik!), dan mungkin faktor-faktor lain seperti event lokal. Dengan punya prediksi yang lebih akurat tentang berapa energi yang akan tersedia (pasokan dari EBT) dan berapa energi yang akan dibutuhkan (permintaan konsumen), operator jaringan listrik (PLN) bisa </text:span><text:span text:style-name="Strong_20_Emphasis"><text:span text:style-name="T1">menyeimbangkan keduanya dengan jauh lebih efisien</text:span></text:span><text:span text:style-name="T1">. Misalnya, mereka bisa lebih tahu kapan harus menyimpan energi ke baterai, kapan harus melepasnya, kapan perlu menyalakan pembangkit cadangan lain, atau bahkan mungkin menawarkan insentif ke konsumen untuk mengurangi pemakaian di jam-jam tertentu. Ini bantu banget untuk memaksimalkan penggunaan energi terbarukan yang bersih dan mengurangi pemborosan energi.</text:span></text:p>
            <text:p text:style-name="Text_20_body"><text:span text:style-name="T1">AI juga bisa dibilang jadi </text:span><text:span text:style-name="Strong_20_Emphasis"><text:span text:style-name="T1">'otak' di balik operasional Jaringan Listrik Pintar (</text:span></text:span><text:span text:style-name="Strong_20_Emphasis"><text:span text:style-name="Emphasis"><text:span text:style-name="T1">Smart Grid</text:span></text:span></text:span><text:span text:style-name="Strong_20_Emphasis"><text:span text:style-name="T1">)</text:span></text:span><text:span text:style-name="T1"> yang kita bahas di subbab sebelumnya. Untuk bisa mengelola aliran listrik dua arah yang super kompleks dari ribuan atau bahkan jutaan sumber energi terdistribusi (PLTS atap, PLTB komunitas, dll) dan konsumen secara efisien, andal, dan aman, butuh sistem kontrol yang sangat cerdas, dan AI-lah yang bisa melakukannya! AI bisa dipakai untuk:</text:span></text:p>
            <text:list xml:id="list8973341094079232530" text:style-name="L79">
              <text:list-item>
                <text:p text:style-name="P184"><text:span text:style-name="Strong_20_Emphasis"><text:span text:style-name="T1">Mengoptimalkan aliran daya</text:span></text:span><text:span text:style-name="T1"> di jaringan secara </text:span><text:span text:style-name="Emphasis"><text:span text:style-name="T1">real-time</text:span></text:span><text:span text:style-name="T1"> untuk meminimalkan rugi-rugi daya. </text:span></text:p>
              </text:list-item>
              <text:list-item>
                <text:p text:style-name="P184"><text:span text:style-name="Strong_20_Emphasis"><text:span text:style-name="T1">Mengatur jadwal pengisian dan pengosongan Sistem Penyimpanan Energi (ESS/baterai)</text:span></text:span><text:span text:style-name="T1"> secara pintar, berdasarkan prediksi produksi EBT, prediksi kebutuhan listrik, dan mungkin juga harga listrik. </text:span></text:p>
              </text:list-item>
              <text:list-item>
                <text:p text:style-name="P184"><text:span text:style-name="Strong_20_Emphasis"><text:span text:style-name="T1">Mendeteksi anomali atau potensi gangguan</text:span></text:span><text:span text:style-name="T1"> di jaringan (misalnya ada trafo yang suhunya mulai terlalu panas, ada isolator yang hampir rusak, atau ada pola pemakaian listrik yang mencurigakan) jauh lebih cepat dan akurat daripada pemantauan manual, sehingga bisa diambil tindakan pencegahan. </text:span></text:p>
              </text:list-item>
              <text:list-item>
                <text:p text:style-name="P71"><text:span text:style-name="T1">Memungkinkan konsep </text:span><text:span text:style-name="Strong_20_Emphasis"><text:span text:style-name="T1">pemeliharaan prediktif (</text:span></text:span><text:span text:style-name="Strong_20_Emphasis"><text:span text:style-name="Emphasis"><text:span text:style-name="T1">predictive maintenance</text:span></text:span></text:span><text:span text:style-name="Strong_20_Emphasis"><text:span text:style-name="T1">)</text:span></text:span><text:span text:style-name="T1">. Apa itu? Jadi, AI bisa menganalisis data sensor (seperti data getaran, suhu, suara, atau citra termal) dari peralatan-peralatan penting di jaringan (seperti bilah turbin angin, inverter panel surya, trafo di gardu induk) untuk </text:span><text:span text:style-name="Strong_20_Emphasis"><text:span text:style-name="T1">memprediksi kapan kira-kira komponen tersebut berisiko mengalami kerusakan atau butuh perawatan</text:span></text:span><text:span text:style-name="T1">, bahkan sebelum ada tanda-tanda kerusakan yang terlihat mata. </text:span><text:soft-page-break/><text:span text:style-name="T1">Dengan begitu, tim pemeliharaan bisa menjadwalkan perbaikan atau penggantian komponen secara proaktif </text:span><text:span text:style-name="Emphasis"><text:span text:style-name="T1">sebelum</text:span></text:span><text:span text:style-name="T1"> alat itu benar-benar rusak dan menyebabkan pemadaman! Ini jelas bisa menghemat banyak biaya perbaikan darurat dan yang terpenting meningkatkan keandalan pasokan listrik bagi kita semua. </text:span></text:p>
              </text:list-item>
            </text:list>
            <text:p text:style-name="Text_20_body"><text:span text:style-name="T1">Selain urusan operasional jaringan dan prediksi, AI juga punya peran keren di area lain yang mendukung transisi energi lho! Misalnya, dalam </text:span><text:span text:style-name="Strong_20_Emphasis"><text:span text:style-name="T1">riset dan pengembangan energi bersih</text:span></text:span><text:span text:style-name="T1">. Algoritma AI (khususnya </text:span><text:span text:style-name="Emphasis"><text:span text:style-name="T1">machine learning</text:span></text:span><text:span text:style-name="T1">) sekarang banyak dipakai oleh para ilmuwan material untuk </text:span><text:span text:style-name="Strong_20_Emphasis"><text:span text:style-name="T1">mempercepat proses penemuan dan desain material baru</text:span></text:span><text:span text:style-name="T1"> yang punya sifat lebih unggul untuk aplikasi energi. Bayangin AI bisa bantu nemuin material baru untuk sel surya yang efisiensinya jauh lebih tinggi dan harganya lebih murah, atau material elektroda baterai yang kapasitas penyimpanannya lebih besar, lebih awet, dan lebih aman, atau bahkan katalis yang lebih efektif untuk memproduksi hidrogen hijau atau mendukung reaksi fusi nuklir di masa depan! AI juga bisa dipakai untuk </text:span><text:span text:style-name="Strong_20_Emphasis"><text:span text:style-name="T1">mengoptimalkan desain</text:span></text:span><text:span text:style-name="T1"> bentuk bilah turbin angin atau tata letak panel surya di PLTS agar bisa menangkap energi semaksimal mungkin sesuai dengan kondisi angin atau matahari di lokasi spesifik. Di beberapa negara yang pasar listriknya sudah lebih terbuka (liberal), AI bahkan dipakai oleh perusahaan listrik atau konsumen besar untuk </text:span><text:span text:style-name="Strong_20_Emphasis"><text:span text:style-name="T1">mengoptimalkan strategi jual-beli listrik</text:span></text:span><text:span text:style-name="T1"> di pasar energi secara </text:span><text:span text:style-name="Emphasis"><text:span text:style-name="T1">real-time</text:span></text:span><text:span text:style-name="T1"> agar bisa dapat harga terbaik dan paling menguntungkan.</text:span></text:p>
            <text:p text:style-name="Text_20_body"><text:span text:style-name="T1">Jadi, jelas banget kan, </text:span><text:span text:style-name="Strong_20_Emphasis"><text:span text:style-name="T1">potensi AI untuk membantu mempercepat transisi kita ke energi bersih itu luar biasa besar</text:span></text:span><text:span text:style-name="T1">! AI bisa bikin sistem energi masa depan kita jadi lebih </text:span><text:span text:style-name="Strong_20_Emphasis"><text:span text:style-name="T1">pintar dalam memprediksi, lebih efisien dalam beroperasi, lebih andal dalam memasok listrik, lebih fleksibel dalam mengelola sumber energi yang beragam, dan harapannya juga bisa membantu membuatnya jadi lebih terjangkau</text:span></text:span><text:span text:style-name="T1"> biayanya dalam jangka panjang. Tapi, seperti halnya teknologi canggih lainnya yang punya kekuatan besar, pemanfaatan AI di sektor sepenting energi juga punya </text:span><text:span text:style-name="Strong_20_Emphasis"><text:span text:style-name="T1">tantangan</text:span></text:span><text:span text:style-name="T1"> tersendiri yang perlu kita sadari dan kelola dengan bijak. Pertama, AI itu 'lapar' data; dia butuh </text:span><text:span text:style-name="Strong_20_Emphasis"><text:span text:style-name="T1">data dalam jumlah masif dan berkualitas tinggi</text:span></text:span><text:span text:style-name="T1"> untuk bisa dilatih dan bekerja dengan baik – ini tantangan tersendiri untuk mengumpulkan dan mengelola data energi yang begitu banyak. Kedua, perlu pengembangan </text:span><text:span text:style-name="Strong_20_Emphasis"><text:span text:style-name="T1">algoritma AI yang handal, bisa dipercaya, transparan (nggak jadi </text:span></text:span><text:span text:style-name="Strong_20_Emphasis"><text:span text:style-name="Emphasis"><text:span text:style-name="T1">black box</text:span></text:span></text:span><text:span text:style-name="Strong_20_Emphasis"><text:span text:style-name="T1">), dan tidak bias</text:span></text:span><text:span text:style-name="T1"> agar keputusan yang diambilnya </text:span><text:soft-page-break/><text:span text:style-name="T1">benar-benar optimal dan adil. Ketiga, isu </text:span><text:span text:style-name="Strong_20_Emphasis"><text:span text:style-name="T1">keamanan siber (</text:span></text:span><text:span text:style-name="Strong_20_Emphasis"><text:span text:style-name="Emphasis"><text:span text:style-name="T1">cybersecurity</text:span></text:span></text:span><text:span text:style-name="Strong_20_Emphasis"><text:span text:style-name="T1">)</text:span></text:span><text:span text:style-name="T1"> jadi makin krusial karena sistem energi yang makin terdigitalisasi dan dikontrol AI bisa jadi target serangan siber yang lebih canggih dan dampaknya bisa sangat fatal. Keempat, perlu juga kita pikirkan </text:span><text:span text:style-name="Strong_20_Emphasis"><text:span text:style-name="T1">isu etika dan dampak sosialnya</text:span></text:span><text:span text:style-name="T1">, misalnya terkait </text:span><text:span text:style-name="Strong_20_Emphasis"><text:span text:style-name="T1">privasi data</text:span></text:span><text:span text:style-name="T1"> pemakaian listrik kita, atau </text:span><text:span text:style-name="Strong_20_Emphasis"><text:span text:style-name="T1">potensi hilangnya beberapa jenis pekerjaan</text:span></text:span><text:span text:style-name="T1"> manusia yang sifatnya rutin akibat digantikan oleh otomatisasi AI (meskipun di sisi lain AI juga menciptakan jenis pekerjaan baru). Tapi, dengan pengembangan yang dilakukan secara bertanggung jawab, regulasi yang tepat, dan fokus pada pemanfaatan AI untuk kebaikan bersama, AI hampir pasti akan jadi 'mitra kolaborasi' super penting bagi umat manusia dalam perjalanan kita membangun masa depan energi yang berkelanjutan dan lebih baik untuk semua.</text:span></text:p>
            <text:p text:style-name="Text_20_body"><text:span text:style-name="Strong_20_Emphasis"><text:span text:style-name="T1">(Prompt Gambar Ilustrasi untuk Subbab 6.4)</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njelaskan berbagai peran penting AI dalam mengoptimalkan sistem energi bersih masa depan</text:span></text:span><text:span text:style-name="T1">, dengan gaya visual yang modern, </text:span><text:span text:style-name="Emphasis"><text:span text:style-name="T1">high-tech</text:span></text:span><text:span text:style-name="T1">, dan futuristik.</text:span></text:p>
            <text:list xml:id="list3963424391055947109" text:style-name="L80">
              <text:list-item>
                <text:p text:style-name="P185"><text:span text:style-name="Strong_20_Emphasis"><text:span text:style-name="T1">Judul Besar:</text:span></text:span><text:span text:style-name="T1"> </text:span><text:span text:style-name="Strong_20_Emphasis"><text:span text:style-name="T1">AI: Otak Super Cerdas Pengatur Energi Masa Depan!</text:span></text:span><text:span text:style-name="T1"> </text:span></text:p>
              </text:list-item>
              <text:list-item>
                <text:p text:style-name="P185"><text:span text:style-name="Strong_20_Emphasis"><text:span text:style-name="T1">Visualisasi Pusat (AI Core):</text:span></text:span><text:span text:style-name="T1"> Gambarkan ikon </text:span><text:span text:style-name="Strong_20_Emphasis"><text:span text:style-name="T1">otak digital yang bersinar terang</text:span></text:span><text:span text:style-name="T1"> atau </text:span><text:span text:style-name="Strong_20_Emphasis"><text:span text:style-name="T1">chip prosesor AI canggih</text:span></text:span><text:span text:style-name="T1"> di tengah ilustrasi. Tunjukkan 'jalur-jalur saraf' atau koneksi data digital berwarna cerah (misal: biru elektrik atau hijau neon) keluar dari pusat AI ini menuju berbagai ikon aplikasi di sekitarnya. </text:span></text:p>
              </text:list-item>
              <text:list-item>
                <text:p text:style-name="P185"><text:span text:style-name="Strong_20_Emphasis"><text:span text:style-name="T1">Ikon Aplikasi AI di Sektor Energi (Mengelilingi Pusat AI, dengan label jelas):</text:span></text:span><text:span text:style-name="T1"> </text:span></text:p>
                <text:list>
                  <text:list-item>
                    <text:p text:style-name="P185"><text:span text:style-name="Strong_20_Emphasis"><text:span text:style-name="T1">Prediksi Akurat:</text:span></text:span><text:span text:style-name="T1"> Ikon </text:span><text:span text:style-name="Strong_20_Emphasis"><text:span text:style-name="T1">awan + matahari + angin</text:span></text:span><text:span text:style-name="T1"> terhubung ke </text:span><text:span text:style-name="Strong_20_Emphasis"><text:span text:style-name="T1">grafik prediksi</text:span></text:span><text:span text:style-name="T1"> yang mulus dan akurat. Label: </text:span><text:span text:style-name="Strong_20_Emphasis"><text:span text:style-name="T1">'Prediksi Cuaca &amp; Produksi EBT'</text:span></text:span><text:span text:style-name="T1">. Di sebelahnya, ikon </text:span><text:span text:style-name="Strong_20_Emphasis"><text:span text:style-name="T1">rumah + kalender + grafik pemakaian</text:span></text:span><text:span text:style-name="T1"> terhubung ke grafik prediksi kebutuhan listrik. Label: </text:span><text:span text:style-name="Strong_20_Emphasis"><text:span text:style-name="T1">'Prediksi Kebutuhan Listrik'</text:span></text:span><text:span text:style-name="T1">. </text:span></text:p>
                  </text:list-item>
                  <text:list-item>
                    <text:p text:style-name="P185"><text:span text:style-name="Strong_20_Emphasis"><text:span text:style-name="T1">Manajemen Jaringan Pintar:</text:span></text:span><text:span text:style-name="T1"> Ikon </text:span><text:span text:style-name="Strong_20_Emphasis"><text:span text:style-name="T1">jaringan listrik (smart grid)</text:span></text:span><text:span text:style-name="T1"> dengan aliran dua arah yang diatur oleh AI + ikon </text:span><text:span text:style-name="Strong_20_Emphasis"><text:span text:style-name="T1">baterai (ESS)</text:span></text:span><text:span text:style-name="T1"> dengan panah charge/discharge yang dikontrol AI. Label: </text:span><text:span text:style-name="Strong_20_Emphasis"><text:span text:style-name="T1">'Optimalkan Smart Grid &amp; Penyimpanan Energi'</text:span></text:span><text:span text:style-name="T1">. </text:span></text:p>
                  </text:list-item>
                  <text:list-item>
                    <text:p text:style-name="P185"><text:span text:style-name="Strong_20_Emphasis"><text:span text:style-name="T1">Pemeliharaan Cerdas:</text:span></text:span><text:span text:style-name="T1"> Ikon </text:span><text:span text:style-name="Strong_20_Emphasis"><text:span text:style-name="T1">turbin angin/panel surya/trafo</text:span></text:span><text:span text:style-name="T1"> </text:span><text:soft-page-break/><text:span text:style-name="T1">dengan </text:span><text:span text:style-name="Strong_20_Emphasis"><text:span text:style-name="T1">sensor</text:span></text:span><text:span text:style-name="T1"> terpasang + ikon </text:span><text:span text:style-name="Strong_20_Emphasis"><text:span text:style-name="T1">grafik 'kesehatan' alat</text:span></text:span><text:span text:style-name="T1"> dengan AI mendeteksi titik 'warning' atau 'failure prediction'. Label: </text:span><text:span text:style-name="Strong_20_Emphasis"><text:span text:style-name="T1">'Pemeliharaan Prediktif (Cegah Kerusakan)'</text:span></text:span><text:span text:style-name="T1">. </text:span></text:p>
                  </text:list-item>
                  <text:list-item>
                    <text:p text:style-name="P185"><text:span text:style-name="Strong_20_Emphasis"><text:span text:style-name="T1">Riset &amp; Inovasi:</text:span></text:span><text:span text:style-name="T1"> Ikon </text:span><text:span text:style-name="Strong_20_Emphasis"><text:span text:style-name="T1">mikroskop digital</text:span></text:span><text:span text:style-name="T1"> menampilkan </text:span><text:span text:style-name="Strong_20_Emphasis"><text:span text:style-name="T1">struktur molekul material baru</text:span></text:span><text:span text:style-name="T1"> (untuk panel/baterai) + ikon AI menganalisisnya. Label: </text:span><text:span text:style-name="Strong_20_Emphasis"><text:span text:style-name="T1">'Percepat Penemuan Material Energi Baru'</text:span></text:span><text:span text:style-name="T1">. </text:span></text:p>
                  </text:list-item>
                  <text:list-item>
                    <text:p text:style-name="P185"><text:span text:style-name="Strong_20_Emphasis"><text:span text:style-name="T1">Efisiensi Energi:</text:span></text:span><text:span text:style-name="T1"> Ikon </text:span><text:span text:style-name="Strong_20_Emphasis"><text:span text:style-name="T1">gedung pintar</text:span></text:span><text:span text:style-name="T1"> atau </text:span><text:span text:style-name="Strong_20_Emphasis"><text:span text:style-name="T1">pabrik efisien</text:span></text:span><text:span text:style-name="T1"> dengan ikon AI mengatur penggunaan energi di dalamnya. Label: </text:span><text:span text:style-name="Strong_20_Emphasis"><text:span text:style-name="T1">'Manajemen Energi Gedung/Industri'</text:span></text:span><text:span text:style-name="T1">. </text:span></text:p>
                  </text:list-item>
                </text:list>
              </text:list-item>
              <text:list-item>
                <text:p text:style-name="P185"><text:span text:style-name="Strong_20_Emphasis"><text:span text:style-name="T1">Aliran Data:</text:span></text:span><text:span text:style-name="T1"> Tunjukkan ikon-ikon kecil sumber data (seperti </text:span><text:span text:style-name="Strong_20_Emphasis"><text:span text:style-name="T1">sensor cuaca, meteran pintar, sensor jaringan, data historis</text:span></text:span><text:span text:style-name="T1">) mengirimkan aliran data (misal: garis putus-putus digital) masuk ke 'Otak AI' di tengah. </text:span></text:p>
              </text:list-item>
              <text:list-item>
                <text:p text:style-name="P72"><text:span text:style-name="Strong_20_Emphasis"><text:span text:style-name="T1">Gaya Visual:</text:span></text:span><text:span text:style-name="T1"> Gunakan gaya visual yang </text:span><text:span text:style-name="Emphasis"><text:span text:style-name="T1">sleek</text:span></text:span><text:span text:style-name="T1">, modern, dan futuristik. Palet warna dominan bisa biru digital, ungu, silver, dengan aksen warna cerah (hijau neon, kuning) untuk menunjukkan energi atau aliran data. Pastikan ikon-ikonnya modern, jelas, dan mudah dipahami fungsinya." </text:span></text:p>
              </text:list-item>
            </text:list>
            <text:p text:style-name="P239"/>
            <text:p text:style-name="P104">Ini adalah jawaban untuk Subbab 6.4. Silakan berikan perintah "YAX" jika Anda ingin saya melanjutkan ke prompt berikutnya (Subbab 6.5).</text:p>
          </text:section>
          <text:section text:style-name="Sect1" text:name="feedback-form-75">
            <text:p text:style-name="P218"/>
          </text:section>
        </text:section>
        <text:section text:style-name="Sect1" text:name="dd3a2753dfae46f8">
          <text:p text:style-name="P104"/>
          <text:section text:style-name="Sect1" text:name="user-query-content-76">
            <text:p text:style-name="P237">YAX </text:p>
          </text:section>
          <text:p text:style-name="P218">Tampilkan alur berpikir</text:p>
          <text:section text:style-name="Sect2" text:name="model-response-message-contentr_dd3a2753dfae46f8">
            <text:p text:style-name="P218"/>
          </text:section>
          <text:section text:style-name="Sect1" text:name="feedback-form-76">
            <text:p text:style-name="P218"/>
          </text:section>
        </text:section>
        <text:section text:style-name="Sect1" text:name="2bedf8c0c9e48905">
          <text:p text:style-name="P104"/>
          <text:section text:style-name="Sect1" text:name="user-query-content-77">
            <text:p text:style-name="P237">present it </text:p>
          </text:section>
          <text:p text:style-name="P218">Tampilkan alur berpikir</text:p>
          <text:section text:style-name="Sect2" text:name="model-response-message-contentr_2bedf8c0c9e48905">
            <text:p text:style-name="Text_20_body"><text:span text:style-name="T1">Oke, ini jawaban untuk prompt </text:span><text:span text:style-name="Strong_20_Emphasis"><text:span text:style-name="T1">Subbab 6.5 (Tantangan Non-Teknis: Kebijakan, Investasi, dan Kesadaran Publik)</text:span></text:span><text:span text:style-name="T1">, yang membahas faktor-faktor penting di luar teknologi untuk transisi energi:</text:span></text:p>
            <text:p text:style-name="P239"/>
            <text:p text:style-name="Text_20_body"><text:soft-page-break/><text:span text:style-name="Strong_20_Emphasis"><text:span text:style-name="T1">(Teks Subbab 6.5)</text:span></text:span></text:p>
            <text:p text:style-name="P104">Kita sudah bahas panjang lebar soal berbagai teknologi energi bersih yang super canggih, mulai dari panel surya yang makin efisien, turbin angin raksasa, cara 'menyedot' panas bumi, memanfaatkan kekuatan air, sampai dukungan dari jaringan listrik pintar (smart grid), baterai penyimpan energi, dan kecerdasan buatan (AI). Rasanya semua solusi teknisnya sudah ada atau sedang dikembangkan dengan pesat ya? Bikin kita optimis banget kan?</text:p>
            <text:p text:style-name="Text_20_body"><text:span text:style-name="T1">Tapi, tunggu dulu! Ternyata, punya segudang teknologi hebat saja </text:span><text:span text:style-name="Strong_20_Emphasis"><text:span text:style-name="T1">belum jadi jaminan</text:span></text:span><text:span text:style-name="T1"> kalau kita bisa benar-benar beralih dari ketergantungan pada energi fosil (batu bara, minyak, gas) ke energi bersih secara mulus, cepat, dan menyeluruh. Ada banyak faktor lain yang sifatnya </text:span><text:span text:style-name="Strong_20_Emphasis"><text:span text:style-name="T1">non-teknis</text:span></text:span><text:span text:style-name="T1">—artinya bukan soal alat atau mesinnya—tapi perannya </text:span><text:span text:style-name="Strong_20_Emphasis"><text:span text:style-name="T1">sama pentingnya, bahkan seringkali jadi penentu utama</text:span></text:span><text:span text:style-name="T1"> berhasil atau tidaknya sebuah negara (termasuk Indonesia) melakukan transisi energi ini. Apa saja sih faktor-faktor non-teknis yang krusial ini? Yuk kita bedah satu per satu!</text:span></text:p>
            <text:p text:style-name="Text_20_body"><text:span text:style-name="Strong_20_Emphasis"><text:span text:style-name="T1">1. Kebijakan Pemerintah &amp; Regulasi yang Konsisten dan Mendukung:</text:span></text:span><text:span text:style-name="T1"> Ini faktor nomor satu! Pemerintah itu ibaratnya 'kapten kapal' yang menentukan arah tujuan dan 'wasit' yang membuat aturan main dalam 'pertandingan' besar transisi energi ini. Tanpa </text:span><text:span text:style-name="Strong_20_Emphasis"><text:span text:style-name="T1">arah kebijakan yang jelas, target yang ambisius tapi realistis, serta aturan main (regulasi) yang konsisten dan benar-benar berpihak pada pengembangan energi bersih</text:span></text:span><text:span text:style-name="T1">, secanggih apapun teknologinya bakal sulit untuk tumbuh dan berkembang pesat menggantikan energi fosil yang sudah 'mapan' puluhan tahun. Apa saja sih peran kunci pemerintah di sini?</text:span></text:p>
            <text:list xml:id="list8134778533806986444" text:style-name="L81">
              <text:list-item>
                <text:p text:style-name="P186"><text:span text:style-name="T1">Menetapkan </text:span><text:span text:style-name="Strong_20_Emphasis"><text:span text:style-name="T1">target nasional yang jelas dan mengikat</text:span></text:span><text:span text:style-name="T1"> untuk porsi energi baru terbarukan (EBT) dalam bauran energi nasional (misalnya target EBT 23% di tahun 2025 yang dicanangkan Indonesia, meskipun per April 2025 ini kita tahu pencapaiannya masih jauh dan butuh kerja ekstra keras). </text:span></text:p>
              </text:list-item>
              <text:list-item>
                <text:p text:style-name="P186"><text:span text:style-name="T1">Membuat </text:span><text:span text:style-name="Strong_20_Emphasis"><text:span text:style-name="T1">regulasi atau aturan yang memudahkan</text:span></text:span><text:span text:style-name="T1">, bukan malah mempersulit, proses pengembangan proyek EBT. Misalnya: menyederhanakan </text:span><text:span text:style-name="Strong_20_Emphasis"><text:span text:style-name="T1">proses perizinan</text:span></text:span><text:span text:style-name="T1"> yang selama ini sering dikeluhkan panjang, berbelit, dan mahal. Membuat </text:span><text:span text:style-name="Strong_20_Emphasis"><text:span text:style-name="T1">aturan yang jelas dan menarik bagi masyarakat atau industri</text:span></text:span><text:span text:style-name="T1"> yang mau pasang PLTS Atap (terkait skema jual-beli listrik ke PLN, standar keamanan, dll). </text:span></text:p>
              </text:list-item>
              <text:list-item>
                <text:p text:style-name="P186"><text:soft-page-break/><text:span text:style-name="T1">Memberikan </text:span><text:span text:style-name="Strong_20_Emphasis"><text:span text:style-name="T1">insentif finansial yang tepat sasaran</text:span></text:span><text:span text:style-name="T1"> untuk mendorong investasi di sektor EBT yang biaya awalnya seringkali masih lebih mahal. Contoh insentif bisa berupa </text:span><text:span text:style-name="Strong_20_Emphasis"><text:span text:style-name="T1">subsidi awal</text:span></text:span><text:span text:style-name="T1">, </text:span><text:span text:style-name="Strong_20_Emphasis"><text:span text:style-name="T1">kemudahan mendapatkan kredit/pinjaman bank</text:span></text:span><text:span text:style-name="T1">, </text:span><text:span text:style-name="Strong_20_Emphasis"><text:span text:style-name="T1">keringanan pajak</text:span></text:span><text:span text:style-name="T1">, atau </text:span><text:span text:style-name="Strong_20_Emphasis"><text:span text:style-name="T1">penetapan tarif jual listrik EBT (feed-in tariff)</text:span></text:span><text:span text:style-name="T1"> yang menarik bagi pengembang. </text:span></text:p>
              </text:list-item>
              <text:list-item>
                <text:p text:style-name="P186"><text:span text:style-name="T1">Sebaliknya, pemerintah juga idealnya perlu punya </text:span><text:span text:style-name="Strong_20_Emphasis"><text:span text:style-name="T1">keberanian politik</text:span></text:span><text:span text:style-name="T1"> untuk </text:span><text:span text:style-name="Strong_20_Emphasis"><text:span text:style-name="T1">secara bertahap mengurangi atau menghapus subsidi untuk energi fosil</text:span></text:span><text:span text:style-name="T1"> (seperti subsidi BBM atau subsidi listrik dari PLTU batu bara) yang selama ini justru membuat energi kotor jadi terasa lebih murah secara artifisial dan menghambat daya saing EBT. Ini memang langkah sulit karena bisa berdampak ke harga-harga, tapi penting untuk keadilan dan keberlanjutan jangka panjang. </text:span></text:p>
              </text:list-item>
              <text:list-item>
                <text:p text:style-name="P186"><text:span text:style-name="T1">Berinvestasi dalam </text:span><text:span text:style-name="Strong_20_Emphasis"><text:span text:style-name="T1">pembangunan infrastruktur pendukung</text:span></text:span><text:span text:style-name="T1"> yang vital, terutama </text:span><text:span text:style-name="Strong_20_Emphasis"><text:span text:style-name="T1">jaringan transmisi listrik</text:span></text:span><text:span text:style-name="T1"> yang kuat dan modern (</text:span><text:span text:style-name="Emphasis"><text:span text:style-name="T1">smart grid</text:span></text:span><text:span text:style-name="T1">) yang bisa menyalurkan listrik secara efisien dari lokasi sumber EBT (yang kadang jauh di daerah terpencil atau lepas pantai) ke pusat-pusat kota dan industri. </text:span></text:p>
              </text:list-item>
              <text:list-item>
                <text:p text:style-name="P73"><text:span text:style-name="T1">Menyusun dan mengkomunikasikan </text:span><text:span text:style-name="Strong_20_Emphasis"><text:span text:style-name="T1">peta jalan (roadmap) transisi energi nasional</text:span></text:span><text:span text:style-name="T1"> yang komprehensif, jelas, konsisten antar kementerian/lembaga, dan punya visi jangka panjang, sehingga semua pihak (investor, industri, masyarakat) punya panduan dan kepastian arah. </text:span></text:p>
              </text:list-item>
            </text:list>
            <text:p text:style-name="Text_20_body"><text:span text:style-name="T1">Di Indonesia, kita sudah punya beberapa undang-undang dan peraturan yang bertujuan mendukung EBT, tapi tantangan besarnya seringkali ada pada </text:span><text:span text:style-name="Strong_20_Emphasis"><text:span text:style-name="T1">konsistensi implementasi di lapangan</text:span></text:span><text:span text:style-name="T1">, </text:span><text:span text:style-name="Strong_20_Emphasis"><text:span text:style-name="T1">koordinasi antar lembaga pemerintah</text:span></text:span><text:span text:style-name="T1"> yang kadang kurang sinkron, dan </text:span><text:span text:style-name="Strong_20_Emphasis"><text:span text:style-name="T1">keberanian untuk membuat kebijakan terobosan</text:span></text:span><text:span text:style-name="T1"> yang benar-benar bisa mempercepat transisi energi secara signifikan.</text:span></text:p>
            <text:p text:style-name="Text_20_body"><text:span text:style-name="Strong_20_Emphasis"><text:span text:style-name="T1">2. Kebutuhan Investasi Finansial yang Sangat Besar:</text:span></text:span><text:span text:style-name="T1"> Faktor krusial kedua adalah soal 'duit'! Membangun semua infrastruktur energi bersih masa depan—mulai dari ribuan hektar PLTS, ratusan turbin angin raksasa, puluhan PLTP baru, upgrade PLTA lama, memperkuat dan memintarkan jaringan listrik (</text:span><text:span text:style-name="Emphasis"><text:span text:style-name="T1">smart grid</text:span></text:span><text:span text:style-name="T1">), sampai membangun sistem penyimpanan energi (ESS) skala besar—itu semua butuh </text:span><text:span text:style-name="Strong_20_Emphasis"><text:span text:style-name="T1">dana investasi yang luar biasa besar</text:span></text:span><text:span text:style-name="T1">, bukan lagi miliar atau triliun, tapi mungkin mencapai </text:span><text:span text:style-name="Strong_20_Emphasis"><text:span text:style-name="T1">ribuan triliun rupiah</text:span></text:span><text:span text:style-name="T1"> dalam </text:span><text:soft-page-break/><text:span text:style-name="T1">beberapa dekade ke depan! Ini angka yang sangat besar, bahkan untuk negara sebesar Indonesia. Pertanyaannya, dari mana uang sebanyak itu bisa didapatkan? Sumber pendanaannya bisa berasal dari kombinasi berbagai pihak:</text:span></text:p>
            <text:list xml:id="list5571692971387778571" text:style-name="L82">
              <text:list-item>
                <text:p text:style-name="P187"><text:span text:style-name="Strong_20_Emphasis"><text:span text:style-name="T1">Anggaran Pemerintah:</text:span></text:span><text:span text:style-name="T1"> Melalui APBN (Anggaran Pendapatan dan Belanja Negara) atau APBD (Daerah), pemerintah bisa mengalokasikan sebagian dananya untuk proyek-proyek energi terbarukan strategis atau untuk memberikan subsidi/insentif awal. Tapi jelas anggaran pemerintah saja tidak akan pernah cukup. </text:span></text:p>
              </text:list-item>
              <text:list-item>
                <text:p text:style-name="P187"><text:span text:style-name="Strong_20_Emphasis"><text:span text:style-name="T1">Badan Usaha Milik Negara (BUMN):</text:span></text:span><text:span text:style-name="T1"> Perusahaan listrik negara seperti </text:span><text:span text:style-name="Strong_20_Emphasis"><text:span text:style-name="T1">PLN</text:span></text:span><text:span text:style-name="T1"> tentu punya peran sentral dan tanggung jawab besar dalam berinvestasi membangun pembangkit EBT dan terutama dalam meng-upgrade jaringan transmisinya. BUMN lain di sektor energi (seperti Pertamina Geothermal Energy) atau BUMN di sektor keuangan juga bisa ikut berperan penting. </text:span></text:p>
              </text:list-item>
              <text:list-item>
                <text:p text:style-name="P187"><text:span text:style-name="Strong_20_Emphasis"><text:span text:style-name="T1">Sektor Swasta (Domestik &amp; Asing):</text:span></text:span><text:span text:style-name="T1"> Ini adalah sumber investasi yang potensinya paling besar dan sangat diharapkan kontribusinya! Perusahaan-perusahaan swasta, baik yang berasal dari dalam negeri maupun investor asing, perlu didorong dan diberi kemudahan untuk mau menanamkan modalnya dalam jumlah besar di proyek-proyek energi bersih di Indonesia, mulai dari skala kecil (PLTS atap komersial) hingga skala raksasa (PLTB, PLTP, PLTS besar). </text:span></text:p>
              </text:list-item>
              <text:list-item>
                <text:p text:style-name="P74"><text:span text:style-name="Strong_20_Emphasis"><text:span text:style-name="T1">Lembaga Keuangan Internasional &amp; Pendanaan Iklim:</text:span></text:span><text:span text:style-name="T1"> Bank Dunia (</text:span><text:span text:style-name="Emphasis"><text:span text:style-name="T1">World Bank</text:span></text:span><text:span text:style-name="T1">), Bank Pembangunan Asia (</text:span><text:span text:style-name="Emphasis"><text:span text:style-name="T1">ADB</text:span></text:span><text:span text:style-name="T1">), bank pembangunan negara lain (seperti KfW Jerman, JICA Jepang), serta berbagai lembaga pendanaan iklim global (seperti Green Climate Fund) juga sering menyediakan opsi </text:span><text:span text:style-name="Strong_20_Emphasis"><text:span text:style-name="T1">pinjaman dengan bunga lunak</text:span></text:span><text:span text:style-name="T1"> atau bahkan </text:span><text:span text:style-name="Strong_20_Emphasis"><text:span text:style-name="T1">dana hibah</text:span></text:span><text:span text:style-name="T1"> untuk mendukung proyek-proyek energi terbarukan dan program transisi energi di negara berkembang seperti Indonesia. Ada juga skema pendanaan baru seperti </text:span><text:span text:style-name="Emphasis"><text:span text:style-name="T1">Just Energy Transition Partnership</text:span></text:span><text:span text:style-name="T1"> (JETP) yang coba digalang Indonesia. </text:span></text:p>
              </text:list-item>
            </text:list>
            <text:p text:style-name="Text_20_body"><text:span text:style-name="T1">Nah, agar semua sumber pendanaan ini (terutama dari swasta dan internasional) mau dan berani masuk ke Indonesia dalam jumlah besar, pemerintah perlu bekerja keras menciptakan </text:span><text:span text:style-name="Strong_20_Emphasis"><text:span text:style-name="T1">iklim investasi yang kondusif, menarik, dan minim risiko</text:span></text:span><text:span text:style-name="T1">. Artinya apa? Perlu ada </text:span><text:span text:style-name="Strong_20_Emphasis"><text:span text:style-name="T1">kepastian hukum yang kuat</text:span></text:span><text:span text:style-name="T1">, </text:span><text:span text:style-name="Strong_20_Emphasis"><text:span text:style-name="T1">regulasi yang stabil dan tidak gampang berubah-ubah seenaknya</text:span></text:span><text:span text:style-name="T1">, </text:span><text:soft-page-break/><text:span text:style-name="Strong_20_Emphasis"><text:span text:style-name="T1">proses bisnis dan perizinan yang mudah, cepat, dan transparan (bebas korupsi!)</text:span></text:span><text:span text:style-name="T1">, serta </text:span><text:span text:style-name="Strong_20_Emphasis"><text:span text:style-name="T1">kontrak jual-beli listrik jangka panjang yang adil dan menguntungkan bagi kedua belah pihak (PLN dan pengembang)</text:span></text:span><text:span text:style-name="T1">. Tanpa adanya kepastian dan iklim investasi yang baik, investor akan ragu-ragu menanamkan modalnya yang besar di Indonesia, dan mimpi transisi energi kita akan sulit terwujud dengan cepat.</text:span></text:p>
            <text:p text:style-name="Text_20_body"><text:span text:style-name="Strong_20_Emphasis"><text:span text:style-name="T1">3. Kesadaran, Penerimaan, dan Partisipasi Aktif Publik (Masyarakat):</text:span></text:span><text:span text:style-name="T1"> Faktor ketiga ini seringkali terlupakan tapi perannya sangat menentukan di tingkat akar rumput: yaitu kita semua sebagai masyarakat! Secanggih apapun teknologinya atau sebagus apapun kebijakan pemerintahnya, kalau masyarakatnya </text:span><text:span text:style-name="Strong_20_Emphasis"><text:span text:style-name="T1">tidak paham, tidak peduli, tidak mendukung, atau bahkan aktif menolak</text:span></text:span><text:span text:style-name="T1">, maka proses transisi energi bisa jadi sangat terhambat atau bahkan gagal. Kenapa dukungan masyarakat ini super penting?</text:span></text:p>
            <text:list xml:id="list4651362566515251587" text:style-name="L83">
              <text:list-item>
                <text:p text:style-name="P188"><text:span text:style-name="Strong_20_Emphasis"><text:span text:style-name="T1">Pentingnya Kesadaran &amp; Pemahaman:</text:span></text:span><text:span text:style-name="T1"> Perlu ada upaya edukasi dan sosialisasi yang masif dan terus-menerus agar masyarakat luas (dari anak sekolah sampai orang tua) </text:span><text:span text:style-name="Strong_20_Emphasis"><text:span text:style-name="T1">paham mengapa kita perlu beralih ke energi bersih</text:span></text:span><text:span text:style-name="T1">. Kita perlu sadar akan bahaya nyata dari polusi udara akibat pembakaran energi fosil (yang mungkin kita rasakan langsung dampaknya pada kesehatan pernapasan) dan ancaman serius dari perubahan iklim global (yang dampaknya mungkin kita rasakan lewat cuaca yang makin ekstrem, banjir rob yang makin sering mengancam daerah pesisir seperti Tapak Tuan ini, atau hasil panen/tangkapan ikan yang makin tidak menentu). Masyarakat juga perlu tahu </text:span><text:span text:style-name="Strong_20_Emphasis"><text:span text:style-name="T1">manfaat positif</text:span></text:span><text:span text:style-name="T1"> dari energi bersih, seperti udara yang lebih sehat untuk anak cucu kita, potensi terciptanya lapangan kerja baru di sektor hijau, dan harapan untuk kemandirian energi bangsa. </text:span></text:p>
              </text:list-item>
              <text:list-item>
                <text:p text:style-name="P188"><text:span text:style-name="Strong_20_Emphasis"><text:span text:style-name="T1">Membangun Budaya Hemat Energi:</text:span></text:span><text:span text:style-name="T1"> Kesadaran ini juga harus diterjemahkan menjadi </text:span><text:span text:style-name="Strong_20_Emphasis"><text:span text:style-name="T1">perubahan perilaku sehari-hari</text:span></text:span><text:span text:style-name="T1">. Ingat ya, energi terbersih dan termurah adalah energi yang tidak perlu kita gunakan sama sekali! Membudayakan </text:span><text:span text:style-name="Strong_20_Emphasis"><text:span text:style-name="T1">kebiasaan hemat energi</text:span></text:span><text:span text:style-name="T1"> di rumah, di sekolah, di tempat kerja (seperti mematikan lampu/AC saat tidak dipakai, memilih alat elektronik yang efisien, mengurangi penggunaan kendaraan pribadi, dll) adalah kontribusi nyata yang bisa dilakukan oleh setiap individu, dan kalau dilakukan bersama-sama oleh jutaan orang, dampaknya akan sangat besar dalam mengurangi tekanan pada penyediaan energi. </text:span></text:p>
              </text:list-item>
              <text:list-item>
                <text:p text:style-name="P188"><text:soft-page-break/><text:span text:style-name="Strong_20_Emphasis"><text:span text:style-name="T1">Penerimaan Terhadap Infrastruktur Energi Baru:</text:span></text:span><text:span text:style-name="T1"> Pembangunan fasilitas energi terbarukan seperti PLTB (yang menaranya tinggi), jalur transmisi SUTET (yang tiangnya besar), atau bahkan PLTP (yang kadang perlu membuka lahan di area sensitif) seringkali membutuhkan lahan dan bisa mengubah lanskap. Kadang muncul sindrom </text:span><text:span text:style-name="Strong_20_Emphasis"><text:span text:style-name="T1">NIMBY (</text:span></text:span><text:span text:style-name="Strong_20_Emphasis"><text:span text:style-name="Emphasis"><text:span text:style-name="T1">Not In My Backyard</text:span></text:span></text:span><text:span text:style-name="Strong_20_Emphasis"><text:span text:style-name="T1">)</text:span></text:span><text:span text:style-name="T1">, di mana orang pada prinsipnya setuju energi bersih itu penting, tapi nggak mau kalau fasilitasnya dibangun di dekat rumah atau desa mereka karena khawatir dampak negatifnya (gangguan pemandangan, suara bising, nilai properti turun, dll). Di sinilah pentingnya </text:span><text:span text:style-name="Strong_20_Emphasis"><text:span text:style-name="T1">sosialisasi yang jujur dan transparan sejak awal</text:span></text:span><text:span text:style-name="T1">, </text:span><text:span text:style-name="Strong_20_Emphasis"><text:span text:style-name="T1">dialog yang terbuka</text:span></text:span><text:span text:style-name="T1"> untuk mendengarkan kekhawatiran masyarakat, mencari solusi bersama, dan memastikan ada </text:span><text:span text:style-name="Strong_20_Emphasis"><text:span text:style-name="T1">manfaat langsung yang bisa dirasakan oleh komunitas lokal</text:span></text:span><text:span text:style-name="T1"> dari kehadiran proyek energi bersih tersebut. </text:span></text:p>
              </text:list-item>
              <text:list-item>
                <text:p text:style-name="P75"><text:span text:style-name="Strong_20_Emphasis"><text:span text:style-name="T1">Peran Krusial Generasi Muda:</text:span></text:span><text:span text:style-name="T1"> Nah, di sinilah peran kalian, para remaja dan generasi muda Indonesia, jadi sangat penting! Kalian adalah generasi yang tumbuh di era digital, lebih mudah mengakses informasi, lebih sadar akan isu lingkungan global, dan yang paling penting, kalianlah yang akan </text:span><text:span text:style-name="Strong_20_Emphasis"><text:span text:style-name="T1">mewarisi masa depan planet ini</text:span></text:span><text:span text:style-name="T1">. Kalian bisa jadi </text:span><text:span text:style-name="Strong_20_Emphasis"><text:span text:style-name="T1">agen perubahan</text:span></text:span><text:span text:style-name="T1"> yang paling efektif: menyebarkan informasi yang benar dan positif tentang energi bersih ke teman, keluarga, dan lingkungan; menjadi </text:span><text:span text:style-name="Strong_20_Emphasis"><text:span text:style-name="T1">pelopor gaya hidup hemat energi dan ramah lingkungan</text:span></text:span><text:span text:style-name="T1">; menjadi </text:span><text:span text:style-name="Strong_20_Emphasis"><text:span text:style-name="T1">pengawas yang kritis</text:span></text:span><text:span text:style-name="T1"> terhadap kebijakan energi pemerintah dan menuntut aksi nyata; dan bahkan di masa depan, kalian bisa menjadi </text:span><text:span text:style-name="Strong_20_Emphasis"><text:span text:style-name="T1">inovator, ilmuwan, insinyur, pengusaha, atau pemimpin</text:span></text:span><text:span text:style-name="T1"> di sektor energi bersih Indonesia! Jangan pernah remehkan kekuatan suara dan aksi kalian! </text:span></text:p>
              </text:list-item>
            </text:list>
            <text:p text:style-name="Text_20_body"><text:span text:style-name="Strong_20_Emphasis"><text:span text:style-name="T1">4. Memastikan Transisi Energi yang Berkeadilan (</text:span></text:span><text:span text:style-name="Strong_20_Emphasis"><text:span text:style-name="Emphasis"><text:span text:style-name="T1">Just Transition</text:span></text:span></text:span><text:span text:style-name="Strong_20_Emphasis"><text:span text:style-name="T1">):</text:span></text:span><text:span text:style-name="T1"> Faktor keempat ini menyangkut aspek sosial yang sangat penting: yaitu bagaimana kita memastikan bahwa proses peralihan besar-besaran dari sistem energi lama (yang dominan fosil) ke sistem energi baru (yang dominan terbarukan) ini dilakukan dengan cara yang </text:span><text:span text:style-name="Strong_20_Emphasis"><text:span text:style-name="T1">adil dan tidak meninggalkan kelompok masyarakat tertentu di belakang (</text:span></text:span><text:span text:style-name="Strong_20_Emphasis"><text:span text:style-name="Emphasis"><text:span text:style-name="T1">no one left behind</text:span></text:span></text:span><text:span text:style-name="Strong_20_Emphasis"><text:span text:style-name="T1">)</text:span></text:span><text:span text:style-name="T1">. Kita tahu bahwa industri energi fosil, seperti pertambangan batu bara (yang besar di beberapa daerah di Sumatera dan Kalimantan) atau industri minyak dan gas, itu selama ini telah mempekerjakan ratusan ribu orang dan menjadi tulang punggung </text:span><text:soft-page-break/><text:span text:style-name="T1">ekonomi di beberapa daerah tertentu. Kalau kita tiba-tiba menutup semua tambang batu bara atau PLTU batu bara tanpa ada persiapan dan solusi alternatif, akan banyak sekali pekerja yang kehilangan mata pencaharian dan daerah tersebut bisa mengalami krisis sosial-ekonomi yang parah. Nah, konsep </text:span><text:span text:style-name="Emphasis"><text:span text:style-name="T1">Just Transition</text:span></text:span><text:span text:style-name="T1"> atau </text:span><text:span text:style-name="Strong_20_Emphasis"><text:span text:style-name="T1">Transisi Energi Berkeadilan</text:span></text:span><text:span text:style-name="T1"> ini menekankan pentingnya </text:span><text:span text:style-name="Strong_20_Emphasis"><text:span text:style-name="T1">merencanakan peralihan ini secara matang dan bertahap</text:span></text:span><text:span text:style-name="T1">, sambil secara proaktif menyiapkan </text:span><text:span text:style-name="Strong_20_Emphasis"><text:span text:style-name="T1">program dukungan konkret bagi para pekerja dan komunitas yang paling terdampak</text:span></text:span><text:span text:style-name="T1">. Misalnya melalui program </text:span><text:span text:style-name="Strong_20_Emphasis"><text:span text:style-name="T1">pelatihan ulang (</text:span></text:span><text:span text:style-name="Strong_20_Emphasis"><text:span text:style-name="Emphasis"><text:span text:style-name="T1">reskilling</text:span></text:span></text:span><text:span text:style-name="Strong_20_Emphasis"><text:span text:style-name="T1">) atau peningkatan keterampilan (</text:span></text:span><text:span text:style-name="Strong_20_Emphasis"><text:span text:style-name="Emphasis"><text:span text:style-name="T1">upskilling</text:span></text:span></text:span><text:span text:style-name="Strong_20_Emphasis"><text:span text:style-name="T1">)</text:span></text:span><text:span text:style-name="T1"> agar mereka bisa mendapatkan pekerjaan baru di sektor energi bersih (yang sebenarnya potensinya sangat besar!) atau di sektor ekonomi hijau lainnya. Perlu juga ada </text:span><text:span text:style-name="Strong_20_Emphasis"><text:span text:style-name="T1">program pengembangan ekonomi alternatif</text:span></text:span><text:span text:style-name="T1"> di daerah-daerah yang tadinya sangat bergantung pada industri fosil. Selain itu, keadilan dalam transisi energi juga berarti memastikan bahwa </text:span><text:span text:style-name="Strong_20_Emphasis"><text:span text:style-name="T1">manfaat dari energi bersih</text:span></text:span><text:span text:style-name="T1">—seperti akses listrik yang lebih andal dan harapannya lebih terjangkau, serta lingkungan hidup yang lebih sehat—bisa </text:span><text:span text:style-name="Strong_20_Emphasis"><text:span text:style-name="T1">dirasakan oleh semua lapisan masyarakat secara merata</text:span></text:span><text:span text:style-name="T1">, termasuk kelompok masyarakat berpenghasilan rendah, masyarakat adat, perempuan, dan masyarakat yang tinggal di </text:span><text:span text:style-name="Strong_20_Emphasis"><text:span text:style-name="T1">daerah-daerah terpencil atau pulau-pulau kecil</text:span></text:span><text:span text:style-name="T1"> (seperti mungkin di beberapa wilayah pesisir atau kepulauan di sekitar Aceh) yang selama ini mungkin paling sulit mendapatkan akses energi yang layak dan berkualitas. Intinya, transisi energi harus </text:span><text:span text:style-name="Strong_20_Emphasis"><text:span text:style-name="T1">inklusif</text:span></text:span><text:span text:style-name="T1"> dan membawa </text:span><text:span text:style-name="Strong_20_Emphasis"><text:span text:style-name="T1">kesejahteraan bagi semua</text:span></text:span><text:span text:style-name="T1">, bukan hanya bagi sebagian kelompok saja.</text:span></text:p>
            <text:p text:style-name="Text_20_body"><text:span text:style-name="Strong_20_Emphasis"><text:span text:style-name="T1">5. Kolaborasi Global untuk Tantangan Global:</text:span></text:span><text:span text:style-name="T1"> Terakhir, kita juga perlu ingat bahwa masalah perubahan iklim dan kebutuhan transisi energi ini bukan cuma masalah satu atau dua negara saja, tapi masalah </text:span><text:span text:style-name="Strong_20_Emphasis"><text:span text:style-name="T1">seluruh umat manusia di planet Bumi</text:span></text:span><text:span text:style-name="T1">. Dampak perubahan iklim tidak mengenal batas negara. Oleh karena itu, solusinya pun membutuhkan </text:span><text:span text:style-name="Strong_20_Emphasis"><text:span text:style-name="T1">kerja sama dan kolaborasi di tingkat global</text:span></text:span><text:span text:style-name="T1">. Negara-negara maju yang secara historis menyumbang emisi gas rumah kaca paling banyak dan memiliki kapasitas teknologi serta finansial lebih besar, punya tanggung jawab moral dan seringkali komitmen (dalam perjanjian internasional seperti Paris Agreement) untuk </text:span><text:span text:style-name="Strong_20_Emphasis"><text:span text:style-name="T1">membantu negara-negara berkembang seperti Indonesia</text:span></text:span><text:span text:style-name="T1"> dalam upaya melakukan transisi energi dan mengatasi dampak perubahan iklim. Bentuk kerja sama internasional ini bisa sangat beragam, mulai dari </text:span><text:span text:style-name="Strong_20_Emphasis"><text:span text:style-name="T1">kolaborasi dalam riset dan pengembangan teknologi</text:span></text:span><text:span text:style-name="T1"> energi bersih yang </text:span><text:soft-page-break/><text:span text:style-name="T1">lebih murah dan efisien, </text:span><text:span text:style-name="Strong_20_Emphasis"><text:span text:style-name="T1">transfer teknologi</text:span></text:span><text:span text:style-name="T1"> yang sudah terbukti berhasil di negara maju ke negara berkembang, </text:span><text:span text:style-name="Strong_20_Emphasis"><text:span text:style-name="T1">bantuan pendanaan</text:span></text:span><text:span text:style-name="T1"> (baik dalam bentuk hibah, pinjaman lunak, maupun fasilitasi investasi swasta) untuk mendukung proyek-proyek energi terbarukan dan infrastruktur pendukungnya di negara berkembang, hingga </text:span><text:span text:style-name="Strong_20_Emphasis"><text:span text:style-name="T1">berbagi pengalaman dan praktik terbaik (</text:span></text:span><text:span text:style-name="Strong_20_Emphasis"><text:span text:style-name="Emphasis"><text:span text:style-name="T1">best practices</text:span></text:span></text:span><text:span text:style-name="Strong_20_Emphasis"><text:span text:style-name="T1">)</text:span></text:span><text:span text:style-name="T1"> dalam merumuskan kebijakan energi yang efektif, mengatasi tantangan sosial, dan membangun kapasitas sumber daya manusia. Indonesia pun perlu terus aktif berperan dalam forum-forum diplomasi iklim dan energi global untuk menyuarakan kepentingan nasional dan kepentingan negara berkembang lainnya, serta mendorong aksi iklim global yang lebih ambisius, adil, dan berdasarkan ilmu pengetahuan. Kita semua adalah bagian dari komunitas global yang harus bekerja sama menghadapi tantangan bersama ini.</text:span></text:p>
            <text:p text:style-name="Text_20_body"><text:span text:style-name="T1">Jadi, kesimpulannya sangat jelas: untuk bisa benar-benar berhasil 'merajut' masa depan energi Indonesia yang bersih, andal, terjangkau, dan berkelanjutan, kita nggak bisa cuma mengandalkan para insinyur menciptakan teknologi yang makin canggih saja. Kita butuh sebuah </text:span><text:span text:style-name="Strong_20_Emphasis"><text:span text:style-name="T1">'paket komplit'</text:span></text:span><text:span text:style-name="T1"> yang melibatkan semua elemen: </text:span><text:span text:style-name="Strong_20_Emphasis"><text:span text:style-name="T1">kebijakan pemerintah yang visioner, berani, dan konsisten</text:span></text:span><text:span text:style-name="T1">; </text:span><text:span text:style-name="Strong_20_Emphasis"><text:span text:style-name="T1">iklim investasi yang kondusif untuk menarik dana besar</text:span></text:span><text:span text:style-name="T1">; </text:span><text:span text:style-name="Strong_20_Emphasis"><text:span text:style-name="T1">tingkat kesadaran dan partisipasi aktif dari seluruh lapisan masyarakat</text:span></text:span><text:span text:style-name="T1"> (termasuk kalian, generasi muda!); komitmen kuat untuk menjalankan </text:span><text:span text:style-name="Strong_20_Emphasis"><text:span text:style-name="T1">proses transisi yang berkeadilan bagi semua kelompok</text:span></text:span><text:span text:style-name="T1">; serta </text:span><text:span text:style-name="Strong_20_Emphasis"><text:span text:style-name="T1">semangat kolaborasi dan kerja sama di tingkat global</text:span></text:span><text:span text:style-name="T1">. Semua elemen non-teknis ini harus berjalan beriringan dan saling memperkuat dengan kemajuan teknologi. Ibarat menyusun sebuah puzzle raksasa, semua potongan—baik potongan teknologi maupun potongan non-teknis—harus lengkap terpasang dengan benar agar gambaran besar masa depan energi yang kita impikan bersama bisa terwujud nyata. Ini adalah kerja besar yang membutuhkan kontribusi dari kita semua!</text:span></text:p>
            <text:p text:style-name="Text_20_body"><text:span text:style-name="Strong_20_Emphasis"><text:span text:style-name="T1">(Prompt Gambar Ilustrasi untuk Subbab 6.5)</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njelaskan faktor-faktor non-teknis krusial</text:span></text:span><text:span text:style-name="T1"> untuk keberhasilan transisi energi, dengan gaya visual yang menekankan </text:span><text:span text:style-name="Strong_20_Emphasis"><text:span text:style-name="T1">kolaborasi, keseimbangan, dan peran serta berbagai pihak</text:span></text:span><text:span text:style-name="T1">.</text:span></text:p>
            <text:list xml:id="list6530539449643239814" text:style-name="L84">
              <text:list-item>
                <text:p text:style-name="P189"><text:span text:style-name="Strong_20_Emphasis"><text:span text:style-name="T1">Judul Besar:</text:span></text:span><text:span text:style-name="T1"> </text:span><text:span text:style-name="Strong_20_Emphasis"><text:span text:style-name="T1">Transisi Energi Sukses? Teknologi Aja Nggak Cukup! </text:span></text:span><text:soft-page-break/><text:span text:style-name="Strong_20_Emphasis"><text:span text:style-name="T1">Ini Kunci Lainnya!</text:span></text:span><text:span text:style-name="T1"> </text:span></text:p>
              </text:list-item>
              <text:list-item>
                <text:p text:style-name="P189"><text:span text:style-name="Strong_20_Emphasis"><text:span text:style-name="T1">Visualisasi Pusat (Fondasi/Pilar):</text:span></text:span><text:span text:style-name="T1"> Gambarkan sebuah </text:span><text:span text:style-name="Strong_20_Emphasis"><text:span text:style-name="T1">bangunan kokoh (misal: rumah/gedung energi masa depan)</text:span></text:span><text:span text:style-name="T1"> atau </text:span><text:span text:style-name="Strong_20_Emphasis"><text:span text:style-name="T1">jembatan yang kuat</text:span></text:span><text:span text:style-name="T1"> yang sedang dibangun. Fondasi atau pilar-pilar utama bangunan/jembatan ini diberi label mewakili faktor-faktor kunci: </text:span></text:p>
                <text:list>
                  <text:list-item>
                    <text:p text:style-name="P189"><text:span text:style-name="Strong_20_Emphasis"><text:span text:style-name="T1">Pilar 1: Teknologi EBT &amp; Pendukungnya</text:span></text:span><text:span text:style-name="T1"> (Ikon PLTS, PLTB, PLTP, Smart Grid, ESS, AI) - Ini dasarnya. </text:span></text:p>
                  </text:list-item>
                  <text:list-item>
                    <text:p text:style-name="P189"><text:span text:style-name="Strong_20_Emphasis"><text:span text:style-name="T1">Pilar 2: Kebijakan &amp; Regulasi Pemerintah</text:span></text:span><text:span text:style-name="T1"> (Ikon gedung pemerintahan + buku UU/peraturan + palu keadilan). </text:span></text:p>
                  </text:list-item>
                  <text:list-item>
                    <text:p text:style-name="P189"><text:span text:style-name="Strong_20_Emphasis"><text:span text:style-name="T1">Pilar 3: Investasi &amp; Pendanaan</text:span></text:span><text:span text:style-name="T1"> (Ikon tumpukan koin besar 'Rp/$/€' + grafik investasi panah naik + ikon tangan berjabat / </text:span><text:span text:style-name="Emphasis"><text:span text:style-name="T1">deal</text:span></text:span><text:span text:style-name="T1">). </text:span></text:p>
                  </text:list-item>
                  <text:list-item>
                    <text:p text:style-name="P189"><text:span text:style-name="Strong_20_Emphasis"><text:span text:style-name="T1">Pilar 4: Kesadaran &amp; Partisipasi Publik</text:span></text:span><text:span text:style-name="T1"> (Ikon kelompok orang beragam, termasuk remaja &amp; perempuan, sedang berdiskusi, belajar, atau melakukan aksi hemat energi/dukung EBT). </text:span></text:p>
                  </text:list-item>
                  <text:list-item>
                    <text:p text:style-name="P189"><text:span text:style-name="Strong_20_Emphasis"><text:span text:style-name="T1">Pilar 5: Keadilan Sosial &amp; Transisi Berkeadilan</text:span></text:span><text:span text:style-name="T1"> (Ikon timbangan yang seimbang + ikon orang dari berbagai latar belakang/pekerja bergandengan tangan). </text:span></text:p>
                  </text:list-item>
                  <text:list-item>
                    <text:p text:style-name="P189"><text:span text:style-name="Strong_20_Emphasis"><text:span text:style-name="T1">Pilar 6 (Mungkin sebagai atap/payung): Kolaborasi Global</text:span></text:span><text:span text:style-name="T1"> (Ikon bola dunia dengan bendera-bendera negara terhubung atau ikon jabat tangan antar ras/negara). </text:span></text:p>
                  </text:list-item>
                </text:list>
              </text:list-item>
              <text:list-item>
                <text:p text:style-name="P189"><text:span text:style-name="Strong_20_Emphasis"><text:span text:style-name="T1">Interkoneksi &amp; Sinergi:</text:span></text:span><text:span text:style-name="T1"> Tunjukkan bahwa semua pilar/fondasi ini </text:span><text:span text:style-name="Strong_20_Emphasis"><text:span text:style-name="T1">saling menopang dan saling terhubung</text:span></text:span><text:span text:style-name="T1"> untuk membangun struktur 'Energi Masa Depan' yang kokoh. Bisa gunakan garis-garis koneksi atau desain yang menyatu. </text:span></text:p>
              </text:list-item>
              <text:list-item>
                <text:p text:style-name="P189"><text:span text:style-name="Strong_20_Emphasis"><text:span text:style-name="T1">Latar Belakang:</text:span></text:span><text:span text:style-name="T1"> Bisa berupa latar belakang gradasi warna cerah yang optimis, atau siluet peta Indonesia yang diterangi oleh bangunan/jembatan energi masa depan yang sedang dibangun bersama ini. </text:span></text:p>
              </text:list-item>
              <text:list-item>
                <text:p text:style-name="P76"><text:span text:style-name="Strong_20_Emphasis"><text:span text:style-name="T1">Teks Penekanan (Tagline):</text:span></text:span><text:span text:style-name="T1"> Tambahkan teks singkat di bawah atau di sekitar visualisasi pusat: </text:span><text:span text:style-name="Strong_20_Emphasis"><text:span text:style-name="T1">'Semua Elemen Harus Sinergi &amp; Berjalan Bersama!'</text:span></text:span><text:span text:style-name="T1"> atau </text:span><text:span text:style-name="Strong_20_Emphasis"><text:span text:style-name="T1">'Kolaborasi Multi-Pihak Kunci Sukses Transisi Energi!'</text:span></text:span><text:span text:style-name="T1">. Gunakan gaya visual yang modern, bersih, metaforis, mudah dipahami, dan menekankan pentingnya kerja sama dan keseimbangan antar berbagai elemen non-teknis ini." </text:span></text:p>
              </text:list-item>
            </text:list>
            <text:p text:style-name="P239"/>
            <text:p text:style-name="Text_20_body"><text:soft-page-break/><text:span text:style-name="T1">Ini adalah jawaban untuk Subbab 6.5, sekaligus menjadi penutup Bab 6. Silakan berikan perintah "YAX" jika Anda ingin saya melanjutkan ke prompt </text:span><text:span text:style-name="Strong_20_Emphasis"><text:span text:style-name="T1">Pengantar Bab 7</text:span></text:span><text:span text:style-name="T1"> (tentang Aksi Individu).</text:span></text:p>
          </text:section>
          <text:section text:style-name="Sect1" text:name="feedback-form-77">
            <text:p text:style-name="P218"/>
          </text:section>
        </text:section>
        <text:section text:style-name="Sect1" text:name="edbe194290c9f99e">
          <text:p text:style-name="P104"/>
          <text:section text:style-name="Sect1" text:name="user-query-content-78">
            <text:p text:style-name="P237">YAX </text:p>
          </text:section>
          <text:p text:style-name="P218">Tampilkan alur berpikir</text:p>
          <text:section text:style-name="Sect2" text:name="model-response-message-contentr_edbe194290c9f99e">
            <text:p text:style-name="P218"/>
          </text:section>
          <text:section text:style-name="Sect1" text:name="feedback-form-78">
            <text:p text:style-name="P218"/>
          </text:section>
        </text:section>
        <text:section text:style-name="Sect1" text:name="4238f9e91446c233">
          <text:p text:style-name="P104"/>
          <text:section text:style-name="Sect1" text:name="user-query-content-79">
            <text:p text:style-name="P237">PRESENT IT </text:p>
          </text:section>
          <text:p text:style-name="P218">Tampilkan alur berpikir</text:p>
          <text:section text:style-name="Sect2" text:name="model-response-message-contentr_4238f9e91446c233">
            <text:p text:style-name="Text_20_body"><text:span text:style-name="T1">Oke, ini jawaban untuk prompt </text:span><text:span text:style-name="Strong_20_Emphasis"><text:span text:style-name="T1">Pengantar Bab 7 (Energi di Tangan Kita: Apa yang Bisa Kita Lakukan?)</text:span></text:span><text:span text:style-name="T1">, yang fokus pada peran individu:</text:span></text:p>
            <text:p text:style-name="P239"/>
            <text:p text:style-name="Text_20_body"><text:span text:style-name="Strong_20_Emphasis"><text:span text:style-name="T1">(Teks Pengantar Bab 7)</text:span></text:span></text:p>
            <text:p text:style-name="Text_20_body"><text:span text:style-name="T1">Di bab sebelumnya (Bab 6), kita sudah melihat betapa kompleksnya 'merajut' solusi energi masa depan. Ada urusan teknologi canggih yang perlu dikembangkan, ada kebijakan pemerintah yang perlu dibuat dan ditegakkan, ada kebutuhan investasi triliunan rupiah, sampai isu keadilan sosial dan kerja sama antar negara. Melihat semua kerumitan itu, mungkin kamu yang lagi baca buku ini di Tapak Tuan, Aceh, jadi mikir, "Wah, keren sih pembahasannya, tapi kayaknya ini semua urusan 'orang gede' deh, urusan pemerintah di Jakarta, para ilmuwan di laboratorium, atau perusahaan-perusahaan raksasa. Terus, aku sebagai remaja biasa di kota kecil ini, bisa apa dong? Apa kontribusiku bisa berarti?". Pertanyaan ini wajar banget muncul, </text:span><text:span text:style-name="Emphasis"><text:span text:style-name="T1">guys</text:span></text:span><text:span text:style-name="T1">, apalagi kalau kita merasa masalah krisis energi dan perubahan iklim ini skalanya begitu besar dan global, sementara kita merasa diri kita begitu kecil. Kadang kita jadi merasa nggak berdaya atau nggak tahu harus mulai dari mana.</text:span></text:p>
            <text:p text:style-name="Text_20_body"><text:span text:style-name="T1">Tapi, </text:span><text:span text:style-name="Strong_20_Emphasis"><text:span text:style-name="T1">jangan pernah berpikir kalau kamu nggak bisa berbuat apa-apa!</text:span></text:span><text:span text:style-name="T1"> Justru di bab inilah kita akan fokus membuktikan kalau anggapan 'aku cuma remah-remah rengginang di tengah lautan masalah' itu </text:span><text:span text:style-name="Strong_20_Emphasis"><text:span text:style-name="T1">keliru besar</text:span></text:span><text:span text:style-name="T1">. Transisi </text:span><text:soft-page-break/><text:span text:style-name="T1">menuju energi bersih dan masa depan bumi yang berkelanjutan itu </text:span><text:span text:style-name="Strong_20_Emphasis"><text:span text:style-name="T1">bukan cuma tanggung jawab segelintir pihak di puncak sana</text:span></text:span><text:span text:style-name="T1">. Keberhasilan perjuangan ini sangat bergantung pada </text:span><text:span text:style-name="Strong_20_Emphasis"><text:span text:style-name="T1">aksi nyata dan pilihan sadar dari kita semua sebagai individu</text:span></text:span><text:span text:style-name="T1">, termasuk kamu, teman-temanmu, dan seluruh generasi muda Indonesia! Setiap kebiasaan kecil yang kita ubah, setiap pilihan sederhana yang kita buat setiap hari, kalau dilakukan secara konsisten dan diikuti oleh jutaan atau bahkan miliaran orang lainnya di seluruh dunia (dan pastinya jutaan anak muda keren di seluruh Aceh dan Indonesia!), dampaknya bisa jadi </text:span><text:span text:style-name="Strong_20_Emphasis"><text:span text:style-name="T1">luar biasa besar dan signifikan</text:span></text:span><text:span text:style-name="T1">. Ingat, perubahan besar seringkali dimulai dari langkah-langkah kecil yang dilakukan bersama-sama!</text:span></text:p>
            <text:p text:style-name="Text_20_body"><text:span text:style-name="T1">Bab 7 ini akan jadi semacam </text:span><text:span text:style-name="Strong_20_Emphasis"><text:span text:style-name="T1">'buku panduan aksi' pribadi</text:span></text:span><text:span text:style-name="T1"> buat kamu. Kita nggak akan ngomongin lagi teori-teori rumit atau kebijakan tingkat tinggi. Tapi kita akan lihat bareng-bareng </text:span><text:span text:style-name="Strong_20_Emphasis"><text:span text:style-name="T1">langkah-langkah konkret, praktis, dan bisa kamu lakukan sendiri</text:span></text:span><text:span text:style-name="T1"> (atau bareng teman-temanmu) </text:span><text:span text:style-name="Strong_20_Emphasis"><text:span text:style-name="T1">mulai dari sekarang</text:span></text:span><text:span text:style-name="T1">, dari lingkungan terdekatmu di rumah, sekolah, atau komunitasmu di Tapak Tuan ini, untuk ikut jadi bagian penting dari solusi energi masa depan. Kita akan bahas mulai dari:</text:span></text:p>
            <text:list xml:id="list5972860727646431965" text:style-name="L85">
              <text:list-item>
                <text:p text:style-name="P190"><text:span text:style-name="Strong_20_Emphasis"><text:span text:style-name="T1">Trik-trik simpel tapi efektif buat hemat energi di rumah</text:span></text:span><text:span text:style-name="T1">. </text:span></text:p>
              </text:list-item>
              <text:list-item>
                <text:p text:style-name="P190"><text:span text:style-name="T1">Cara memilih </text:span><text:span text:style-name="Strong_20_Emphasis"><text:span text:style-name="T1">transportasi sehari-hari yang lebih ramah lingkungan</text:span></text:span><text:span text:style-name="T1">. </text:span></text:p>
              </text:list-item>
              <text:list-item>
                <text:p text:style-name="P190"><text:span text:style-name="T1">Gimana caranya jadi </text:span><text:span text:style-name="Strong_20_Emphasis"><text:span text:style-name="T1">konsumen yang lebih cerdas, kritis, dan peduli</text:span></text:span><text:span text:style-name="T1"> pada dampak lingkungan dari barang yang kita beli atau pakai. </text:span></text:p>
              </text:list-item>
              <text:list-item>
                <text:p text:style-name="P77"><text:span text:style-name="T1">Sampai bagaimana kamu bisa </text:span><text:span text:style-name="Strong_20_Emphasis"><text:span text:style-name="T1">menggunakan suaramu sebagai pelajar dan warga negara muda</text:span></text:span><text:span text:style-name="T1"> untuk ikut mendorong perubahan kebijakan yang lebih besar ke arah yang benar. </text:span></text:p>
              </text:list-item>
            </text:list>
            <text:p text:style-name="Text_20_body"><text:span text:style-name="T1">Percayalah, </text:span><text:span text:style-name="Emphasis"><text:span text:style-name="T1">guys</text:span></text:span><text:span text:style-name="T1">, kekuatan untuk membuat perbedaan itu benar-benar ada di tanganmu, di pilihanmu, dan di aksimu setiap hari. Jangan tunggu jadi 'orang gede' dulu baru mau peduli. Masa depan energi kita dimulai dari aksi kita hari ini! Siap untuk jadi bagian dari solusi? Yuk, kita mulai beraksi!</text:span></text:p>
            <text:p text:style-name="Text_20_body"><text:span text:style-name="Strong_20_Emphasis"><text:span text:style-name="T1">(Prompt Gambar Ilustrasi untuk Pengantar Bab 7)</text:span></text:span></text:p>
            <text:p text:style-name="Text_20_body"><text:span text:style-name="Strong_20_Emphasis"><text:span text:style-name="T1">Prompt Gambar Ilustrasi:</text:span></text:span><text:span text:style-name="T1"> "Buat ilustrasi pembuka bab yang </text:span><text:span text:style-name="Strong_20_Emphasis"><text:span text:style-name="T1">ceria, penuh semangat, dan memberdayakan</text:span></text:span><text:span text:style-name="T1">, menunjukkan berbagai aksi positif terkait energi dan lingkungan yang bisa dilakukan oleh remaja Indonesia.</text:span></text:p>
            <text:list xml:id="list9102555587727632337" text:style-name="L86">
              <text:list-item>
                <text:p text:style-name="P191"><text:span text:style-name="Strong_20_Emphasis"><text:span text:style-name="T1">Fokus Utama:</text:span></text:span><text:span text:style-name="T1"> Gambarkan beberapa </text:span><text:span text:style-name="Strong_20_Emphasis"><text:span text:style-name="T1">remaja Indonesia</text:span></text:span><text:span text:style-name="T1"> (beragam </text:span><text:soft-page-break/><text:span text:style-name="T1">gender, etnis, mungkin ada yang berjilbab, memakai seragam sekolah SMA/SMP atau pakaian kasual khas remaja) yang sedang </text:span><text:span text:style-name="Strong_20_Emphasis"><text:span text:style-name="T1">aktif melakukan berbagai aksi positif</text:span></text:span><text:span text:style-name="T1"> secara terpisah tapi dalam satu komposisi yang harmonis: </text:span></text:p>
                <text:list>
                  <text:list-item>
                    <text:p text:style-name="P191"><text:span text:style-name="T1">Satu remaja (mungkin di setting rumah) sedang </text:span><text:span text:style-name="Strong_20_Emphasis"><text:span text:style-name="T1">tersenyum sambil mematikan saklar lampu</text:span></text:span><text:span text:style-name="T1"> atau </text:span><text:span text:style-name="Strong_20_Emphasis"><text:span text:style-name="T1">mencabut charger HP yang sudah tidak dipakai</text:span></text:span><text:span text:style-name="T1">. </text:span></text:p>
                  </text:list-item>
                  <text:list-item>
                    <text:p text:style-name="P191"><text:span text:style-name="T1">Satu remaja (mungkin di setting jalanan kota/desa yang hijau) sedang </text:span><text:span text:style-name="Strong_20_Emphasis"><text:span text:style-name="T1">naik sepeda</text:span></text:span><text:span text:style-name="T1"> dengan riang, atau </text:span><text:span text:style-name="Strong_20_Emphasis"><text:span text:style-name="T1">melambaikan tangan menunggu bus sekolah/transportasi umum</text:span></text:span><text:span text:style-name="T1">. </text:span></text:p>
                  </text:list-item>
                  <text:list-item>
                    <text:p text:style-name="P191"><text:span text:style-name="T1">Satu remaja (mungkin di setting kantin sekolah atau toko) sedang </text:span><text:span text:style-name="Strong_20_Emphasis"><text:span text:style-name="T1">memasukkan botol plastik ke tempat sampah daur ulang</text:span></text:span><text:span text:style-name="T1"> atau </text:span><text:span text:style-name="Strong_20_Emphasis"><text:span text:style-name="T1">memilih produk dengan label 'eco-friendly'/'hemat energi'</text:span></text:span><text:span text:style-name="T1">. </text:span></text:p>
                  </text:list-item>
                  <text:list-item>
                    <text:p text:style-name="P191"><text:span text:style-name="T1">Satu remaja (mungkin di setting ruang kelas atau depan mading sekolah) sedang </text:span><text:span text:style-name="Strong_20_Emphasis"><text:span text:style-name="T1">memberikan presentasi singkat</text:span></text:span><text:span text:style-name="T1"> ke teman-temannya tentang hemat energi (ada slide/poster kecil), atau </text:span><text:span text:style-name="Strong_20_Emphasis"><text:span text:style-name="T1">mengajak teman menandatangani petisi online</text:span></text:span><text:span text:style-name="T1"> di laptop/tablet tentang dukungan energi bersih. </text:span></text:p>
                  </text:list-item>
                </text:list>
              </text:list-item>
              <text:list-item>
                <text:p text:style-name="P191"><text:span text:style-name="Strong_20_Emphasis"><text:span text:style-name="T1">Latar Belakang:</text:span></text:span><text:span text:style-name="T1"> Bisa berupa latar belakang lingkungan khas Indonesia yang bersih dan hijau (misal: rumah dengan halaman asri, jalanan kota dengan pohon rindang, sekolah yang rapi). Atau bisa juga latar belakang abstrak cerah dengan ikon-ikon energi bersih (daun, matahari, angin, tetesan air) yang melayang-layang. </text:span></text:p>
              </text:list-item>
              <text:list-item>
                <text:p text:style-name="P191"><text:span text:style-name="Strong_20_Emphasis"><text:span text:style-name="T1">Elemen Pemberdayaan:</text:span></text:span><text:span text:style-name="T1"> Mungkin tambahkan visualisasi seperti </text:span><text:span text:style-name="Strong_20_Emphasis"><text:span text:style-name="T1">tangan-tangan remaja yang saling menggenggam membentuk lingkaran</text:span></text:span><text:span text:style-name="T1"> di tengah atau di atas, atau </text:span><text:span text:style-name="Strong_20_Emphasis"><text:span text:style-name="T1">bola lampu ide yang menyala terang</text:span></text:span><text:span text:style-name="T1"> di atas kepala setiap remaja yang beraksi, melambangkan kekuatan kolektif dan ide cemerlang dari aksi individu. </text:span></text:p>
              </text:list-item>
              <text:list-item>
                <text:p text:style-name="P78"><text:span text:style-name="Strong_20_Emphasis"><text:span text:style-name="T1">Judul:</text:span></text:span><text:span text:style-name="T1"> Beri judul besar yang </text:span><text:span text:style-name="Strong_20_Emphasis"><text:span text:style-name="T1">inspiratif, memotivasi, dan mengajak</text:span></text:span><text:span text:style-name="T1">: </text:span><text:span text:style-name="Strong_20_Emphasis"><text:span text:style-name="T1">Bab 7: Kekuatan Ada di Tangan Kita: Yuk, Mulai Aksi Nyata!</text:span></text:span><text:span text:style-name="T1"> Gunakan gaya visual kartun modern yang ekspresif, penuh warna cerah (hijau, biru, kuning, oranye), optimis, dan fokus pada semangat positif generasi muda." </text:span></text:p>
              </text:list-item>
            </text:list>
            <text:p text:style-name="P239"/>
            <text:p text:style-name="P104">Ini adalah pengantar untuk Bab 7. Silakan berikan perintah "YAX" jika Anda <text:soft-page-break/>ingin saya melanjutkan ke prompt berikutnya (Subbab 7.1).</text:p>
          </text:section>
          <text:section text:style-name="Sect1" text:name="feedback-form-79">
            <text:p text:style-name="P218"/>
          </text:section>
        </text:section>
        <text:section text:style-name="Sect1" text:name="c703a92ce2e2499e">
          <text:p text:style-name="P104"/>
          <text:section text:style-name="Sect1" text:name="user-query-content-80">
            <text:p text:style-name="P237">YAX </text:p>
          </text:section>
          <text:p text:style-name="P218">Tampilkan alur berpikir</text:p>
          <text:section text:style-name="Sect2" text:name="model-response-message-contentr_c703a92ce2e2499e">
            <text:p text:style-name="P218"/>
          </text:section>
          <text:section text:style-name="Sect1" text:name="feedback-form-80">
            <text:p text:style-name="P218"/>
          </text:section>
        </text:section>
        <text:section text:style-name="Sect1" text:name="ea959065cb223184">
          <text:p text:style-name="P104"/>
          <text:section text:style-name="Sect1" text:name="user-query-content-81">
            <text:p text:style-name="P237">PRESENT IT </text:p>
          </text:section>
          <text:p text:style-name="P218">Tampilkan alur berpikir</text:p>
          <text:section text:style-name="Sect2" text:name="model-response-message-contentr_ea959065cb223184">
            <text:p text:style-name="Text_20_body"><text:span text:style-name="T1">Oke, ini jawaban untuk prompt </text:span><text:span text:style-name="Strong_20_Emphasis"><text:span text:style-name="T1">Subbab 7.1 (Hemat Energi di Rumah: Mulai dari Hal Sederhana)</text:span></text:span><text:span text:style-name="T1">, yang berisi tips praktis hemat energi di rumah:</text:span></text:p>
            <text:p text:style-name="P239"/>
            <text:p text:style-name="Text_20_body"><text:span text:style-name="Strong_20_Emphasis"><text:span text:style-name="T1">(Teks Subbab 7.1)</text:span></text:span></text:p>
            <text:p text:style-name="Text_20_body"><text:span text:style-name="T1">Oke, </text:span><text:span text:style-name="Emphasis"><text:span text:style-name="T1">guys</text:span></text:span><text:span text:style-name="T1">, saatnya kita mulai aksi nyata dari tempat yang paling dekat dan paling sering kita tempati: </text:span><text:span text:style-name="Strong_20_Emphasis"><text:span text:style-name="T1">rumah kita sendiri</text:span></text:span><text:span text:style-name="T1">! Mungkin kamu berpikir, "Ah, hemat listrik di rumah paling cuma ngaruh sedikit." Eits, jangan salah! Ternyata, ada banyak banget lho kebiasaan sederhana sehari-hari yang bisa kita ubah atau lakukan untuk </text:span><text:span text:style-name="Strong_20_Emphasis"><text:span text:style-name="T1">mengurangi pemakaian energi listrik (dan juga gas LPG, kalau pakai kompor gas) di rumah</text:span></text:span><text:span text:style-name="T1"> secara signifikan. Efeknya nggak main-main: selain bantu mengurangi beban pembangkit listrik di luar sana (yang sebagian besar mungkin masih pakai batu bara atau diesel yang bikin polusi), ini juga bisa bikin </text:span><text:span text:style-name="Strong_20_Emphasis"><text:span text:style-name="T1">tagihan listrik bulanan orang tua kamu jadi lebih 'adem'</text:span></text:span><text:span text:style-name="T1"> alias lebih ringan! Jadi, kita bisa hemat uang saku atau uang belanja keluarga, sekaligus ikut berkontribusi menjaga bumi kita tetap nyaman ditinggali. Keren kan? Yuk, kita lihat apa saja aksi simpel tapi nendang yang bisa kita lakukan di rumah:</text:span></text:p>
            <text:p text:style-name="Text_20_body"><text:span text:style-name="Strong_20_Emphasis"><text:span text:style-name="T1">1. Ganti 'Baju' Lampu Jadi Lebih Irit &amp; Terang:</text:span></text:span><text:span text:style-name="T1"> Coba deh, iseng-iseng perhatikan lampu-lampu yang terpasang di rumahmu. Masih ada nggak yang pakai lampu bohlam pijar model lama (yang bulat kaca bening, nyalanya kuning kemerahan, dan kalau dipegang terasa panas)? Atau mungkin masih pakai lampu CFL (yang bentuknya kayak spiral atau jari, kadang butuh waktu beberapa detik buat nyala terang sempurna)? Kalau iya, coba deh usul ke </text:span><text:soft-page-break/><text:span text:style-name="T1">orang tuamu atau kalau kamu punya uang jajan lebih, mulai ganti lampu di kamarmu dulu pakai </text:span><text:span text:style-name="Strong_20_Emphasis"><text:span text:style-name="T1">lampu LED</text:span></text:span><text:span text:style-name="T1">! Kenapa harus LED? Karena LED itu teknologi lampu paling juara saat ini soal hemat energi! Dia bisa menghasilkan cahaya yang </text:span><text:span text:style-name="Strong_20_Emphasis"><text:span text:style-name="T1">sama terangnya (atau bahkan bisa lebih terang!)</text:span></text:span><text:span text:style-name="T1"> dengan </text:span><text:span text:style-name="Strong_20_Emphasis"><text:span text:style-name="T1">konsumsi daya listrik (Watt) yang jauuuh lebih rendah</text:span></text:span><text:span text:style-name="T1"> (bisa hemat 80% sampai 90% dibanding lampu pijar!). Selain itu, </text:span><text:span text:style-name="Strong_20_Emphasis"><text:span text:style-name="T1">umur pakainya juga jauuuh lebih awet</text:span></text:span><text:span text:style-name="T1">, bisa tahan bertahun-tahun (bahkan sampai 10 tahun atau lebih!), jadi nggak perlu sering-sering ganti lampu. Memang harga beli lampu LED awalnya mungkin sedikit lebih mahal dibanding lampu biasa, tapi kalau dihitung-hitung biaya listrik bulanannya yang lebih irit dan umurnya yang panjang, dalam jangka panjang jatuhnya bakal </text:span><text:span text:style-name="Strong_20_Emphasis"><text:span text:style-name="T1">jauh lebih hemat banget</text:span></text:span><text:span text:style-name="T1">. Selain ganti jenis lampunya, biasakan juga hal super simpel tapi efeknya besar dan sering dilupakan: </text:span><text:span text:style-name="Strong_20_Emphasis"><text:span text:style-name="T1">selalu matikan lampu kalau kamu mau keluar dari ruangan</text:span></text:span><text:span text:style-name="T1"> (kamar tidur, kamar mandi, ruang tamu) atau kalau ruangan itu sudah cukup terang oleh cahaya matahari dari jendela di siang hari! Buat apa kan nerangin ruangan yang lagi kosong? ?</text:span></text:p>
            <text:p text:style-name="Text_20_body"><text:span text:style-name="Strong_20_Emphasis"><text:span text:style-name="T1">2. 'Jinakkan' Si Monster Elektronik yang Haus Listrik:</text:span></text:span><text:span text:style-name="T1"> Selain lampu, 'monster' pemakan listrik terbesar di sebagian besar rumah tangga biasanya adalah peralatan elektronik besar, terutama </text:span><text:span text:style-name="Strong_20_Emphasis"><text:span text:style-name="T1">kulkas</text:span></text:span><text:span text:style-name="T1"> (yang nyala 24 jam non-stop!) dan </text:span><text:span text:style-name="Strong_20_Emphasis"><text:span text:style-name="T1">AC (Air Conditioner)</text:span></text:span><text:span text:style-name="T1"> (yang sering jadi andalan kita di Tapak Tuan yang udaranya kadang panas menyengat ini). Kalau suatu saat keluarga kamu mau beli kulkas atau AC baru, coba deh ajak orang tuamu untuk </text:span><text:span text:style-name="Strong_20_Emphasis"><text:span text:style-name="T1">memilih model yang punya label hemat energi</text:span></text:span><text:span text:style-name="T1">. Di Indonesia, kadang ada stiker bintang 4 atau 5 dari pemerintah, atau cari saja spesifikasi yang menyebutkan konsumsi Watt-nya lebih rendah atau punya teknologi </text:span><text:span text:style-name="Emphasis"><text:span text:style-name="T1">inverter</text:span></text:span><text:span text:style-name="T1"> (untuk AC atau kulkas) yang biasanya lebih irit. Meskipun mungkin harga belinya sedikit lebih mahal di awal, tapi biaya listrik bulanannya dalam jangka panjang bisa jauh lebih hemat. Khusus untuk </text:span><text:span text:style-name="Strong_20_Emphasis"><text:span text:style-name="T1">AC</text:span></text:span><text:span text:style-name="T1">, coba deh </text:span><text:span text:style-name="Strong_20_Emphasis"><text:span text:style-name="T1">atur suhu termostatnya jangan terlalu dingin</text:span></text:span><text:span text:style-name="T1">, cukup setel di </text:span><text:span text:style-name="Strong_20_Emphasis"><text:span text:style-name="T1">sekitar 24-25 derajat Celcius</text:span></text:span><text:span text:style-name="T1"> saja biasanya sudah cukup nyaman kok untuk iklim tropis kita, nggak perlu sampai kedinginan kayak di kutub. Ingat, setiap kamu turunkan suhu 1 derajat lebih dingin, konsumsi listrik AC bisa naik sekitar 6-10%! Jangan lupa juga </text:span><text:span text:style-name="Strong_20_Emphasis"><text:span text:style-name="T1">rajin bersihkan filter udara AC</text:span></text:span><text:span text:style-name="T1"> (biasanya bisa dicuci sendiri) sebulan sekali atau sesuai petunjuk, karena filter yang kotor bikin AC kerja lebih keras dan lebih boros listrik. Untuk </text:span><text:span text:style-name="Strong_20_Emphasis"><text:span text:style-name="T1">kulkas</text:span></text:span><text:span text:style-name="T1">, pastikan </text:span><text:span text:style-name="Strong_20_Emphasis"><text:span text:style-name="T1">karet pintu kulkas masih bagus dan bisa menutup rapat</text:span></text:span><text:span text:style-name="T1"> (nggak ada udara dingin yang bocor keluar). Usahakan </text:span><text:soft-page-break/><text:span text:style-name="T1">juga </text:span><text:span text:style-name="Strong_20_Emphasis"><text:span text:style-name="T1">jangan terlalu sering buka-tutup pintu kulkas</text:span></text:span><text:span text:style-name="T1"> tanpa perlu, dan jangan memasukkan makanan yang masih panas langsung ke dalam kulkas (biarkan dingin dulu). Beri juga </text:span><text:span text:style-name="Strong_20_Emphasis"><text:span text:style-name="T1">jarak yang cukup (sekitar 10-15 cm) antara bagian belakang kulkas dengan dinding</text:span></text:span><text:span text:style-name="T1"> agar sirkulasi udara panas dari mesinnya lancar dan kulkas nggak perlu kerja ekstra keras.</text:span></text:p>
            <text:p text:style-name="Text_20_body"><text:span text:style-name="T1">Nah, satu lagi 'musuh dalam selimut' yang sering nggak kita sadari adalah </text:span><text:span text:style-name="Strong_20_Emphasis"><text:span text:style-name="T1">mode </text:span></text:span><text:span text:style-name="Strong_20_Emphasis"><text:span text:style-name="Emphasis"><text:span text:style-name="T1">standby</text:span></text:span></text:span><text:span text:style-name="Strong_20_Emphasis"><text:span text:style-name="T1"> pada alat elektronik!</text:span></text:span><text:span text:style-name="T1"> Tahu kan, lampu indikator kecil (biasanya warna merah) yang tetap menyala di TV, </text:span><text:span text:style-name="Emphasis"><text:span text:style-name="T1">decoder</text:span></text:span><text:span text:style-name="T1"> TV kabel/parabola, </text:span><text:span text:style-name="Emphasis"><text:span text:style-name="T1">charger</text:span></text:span><text:span text:style-name="T1"> HP, </text:span><text:span text:style-name="Emphasis"><text:span text:style-name="T1">charger</text:span></text:span><text:span text:style-name="T1"> laptop, </text:span><text:span text:style-name="Emphasis"><text:span text:style-name="T1">console game</text:span></text:span><text:span text:style-name="T1"> (PS/Xbox), atau </text:span><text:span text:style-name="Emphasis"><text:span text:style-name="T1">speaker</text:span></text:span><text:span text:style-name="T1"> aktif meskipun alat utamanya lagi nggak dipakai (dimatikan pakai remote)? Itu namanya </text:span><text:span text:style-name="Emphasis"><text:span text:style-name="T1">standby power</text:span></text:span><text:span text:style-name="T1"> atau sering disebut juga </text:span><text:span text:style-name="Emphasis"><text:span text:style-name="T1">vampire power</text:span></text:span><text:span text:style-name="T1"> (daya vampir), karena dia tetap 'menyedot' listrik sedikit demi sedikit, terus-menerus 24 jam sehari! Kalau dijumlahkan dari semua alat elektronik di rumah yang punya mode standby, lumayan juga lho borosnya dalam sebulan. Jadi, solusinya? </text:span><text:span text:style-name="Strong_20_Emphasis"><text:span text:style-name="T1">Biasakan matikan alat elektronik sampai benar-benar mati</text:span></text:span><text:span text:style-name="T1"> (kalau ada tombol </text:span><text:span text:style-name="Emphasis"><text:span text:style-name="T1">power off</text:span></text:span><text:span text:style-name="T1"> utama di alatnya, gunakan itu) atau, cara paling pasti, </text:span><text:span text:style-name="Strong_20_Emphasis"><text:span text:style-name="T1">cabut colokannya dari stop kontak</text:span></text:span><text:span text:style-name="T1"> kalau alat tersebut sudah tidak akan dipakai dalam waktu lama (misalnya pas kamu mau tidur malam, mau pergi sekolah/kerja, atau pas mau ninggalin rumah untuk liburan).</text:span></text:p>
            <text:p text:style-name="Text_20_body"><text:span text:style-name="Strong_20_Emphasis"><text:span text:style-name="T1">3. Masak Lebih Cerdas, Hemat Gas &amp; Listrik Juga!</text:span></text:span><text:span text:style-name="T1"> Area dapur juga bisa jadi tempat kita beraksi hemat energi! Kalau di rumahmu pakai kompor gas LPG, </text:span><text:span text:style-name="Strong_20_Emphasis"><text:span text:style-name="T1">pastikan nyala apinya sesuai dengan ukuran dasar panci atau wajan</text:span></text:span><text:span text:style-name="T1"> yang kamu pakai. Jangan sampai apinya terlalu besar sampai menjilat ke samping-samping panci, itu artinya banyak panas yang terbuang sia-sia dan boros gas! Biasakan juga untuk </text:span><text:span text:style-name="Strong_20_Emphasis"><text:span text:style-name="T1">selalu menutup panci saat merebus air atau memasak makanan berkuah</text:span></text:span><text:span text:style-name="T1">. Ini akan bikin air lebih cepat mendidih atau masakan lebih cepat matang karena panasnya terperangkap di dalam, dan bisa hemat energi (gas atau listrik, kalau pakai kompor listrik) sampai sekitar 25% lho! Kalau cuma mau manasin makanan sisa dalam porsi kecil, seringkali pakai </text:span><text:span text:style-name="Strong_20_Emphasis"><text:span text:style-name="T1">microwave</text:span></text:span><text:span text:style-name="T1"> (kalau punya) itu jauh lebih cepat dan lebih hemat energi daripada memanaskannya ulang di atas kompor atau pakai oven listrik. Untuk masak nasi, pilih </text:span><text:span text:style-name="Strong_20_Emphasis"><text:span text:style-name="T1">rice cooker yang ukurannya pas dengan kebutuhan</text:span></text:span><text:span text:style-name="T1"> porsi makan keluarga (jangan terlalu besar kalau anggota keluarganya sedikit) dan kalau bisa pilih yang punya teknologi hemat energi atau fitur </text:span><text:span text:style-name="Emphasis"><text:span text:style-name="T1">timer</text:span></text:span><text:span text:style-name="T1">. Kalau nasi sudah matang dan nggak perlu dihangatkan terus-menerus selama berjam-jam, sebaiknya cabut saja colokan </text:span><text:span text:style-name="Emphasis"><text:span text:style-name="T1">rice cooker</text:span></text:span><text:span text:style-name="T1">-nya.</text:span></text:p>
            <text:p text:style-name="Text_20_body"><text:soft-page-break/><text:span text:style-name="Strong_20_Emphasis"><text:span text:style-name="T1">4. Hemat Air = Hemat Energi Juga!</text:span></text:span><text:span text:style-name="T1"> Jangan lupa, kalau di rumahmu pakai </text:span><text:span text:style-name="Strong_20_Emphasis"><text:span text:style-name="T1">pompa air listrik</text:span></text:span><text:span text:style-name="T1"> untuk menyedot air dari sumur atau menaikkan air ke tandon/toren di atas, maka setiap liter air yang kita pakai itu juga butuh energi listrik untuk memompanya. Jadi, </text:span><text:span text:style-name="Strong_20_Emphasis"><text:span text:style-name="T1">hemat pemakaian air bersih</text:span></text:span><text:span text:style-name="T1"> itu secara nggak langsung juga berarti hemat energi listrik! Gunakan air seperlunya saja saat mandi, cuci tangan, cuci piring, atau menyiram tanaman. Pastikan tidak ada keran yang bocor. Gunakan air di bak penampungan sampai habis sebelum menyalakan pompa lagi (kalau sistemnya pakai penampungan). Begitu juga kalau kamu pakai </text:span><text:span text:style-name="Strong_20_Emphasis"><text:span text:style-name="T1">pemanas air listrik (</text:span></text:span><text:span text:style-name="Strong_20_Emphasis"><text:span text:style-name="Emphasis"><text:span text:style-name="T1">water heater</text:span></text:span></text:span><text:span text:style-name="Strong_20_Emphasis"><text:span text:style-name="T1">)</text:span></text:span><text:span text:style-name="T1"> untuk mandi air hangat (mungkin kalau lagi nggak enak badan atau cuaca dingin), gunakan juga seperlunya saja, atur suhunya jangan terlalu panas (cukup hangat nyaman saja), dan pastikan dimatikan kalau sudah tidak dipakai. Kalau ada rezeki lebih dan kondisi rumah memungkinkan (atap tidak terhalang), memasang </text:span><text:span text:style-name="Strong_20_Emphasis"><text:span text:style-name="T1">pemanas air tenaga surya (</text:span></text:span><text:span text:style-name="Strong_20_Emphasis"><text:span text:style-name="Emphasis"><text:span text:style-name="T1">solar water heater</text:span></text:span></text:span><text:span text:style-name="Strong_20_Emphasis"><text:span text:style-name="T1">)</text:span></text:span><text:span text:style-name="T1"> bisa jadi investasi bagus banget untuk jangka panjang karena bisa menyediakan air panas gratis pakai energi matahari!</text:span></text:p>
            <text:p text:style-name="Text_20_body"><text:span text:style-name="Strong_20_Emphasis"><text:span text:style-name="T1">5. Maksimalkan Pendinginan Alami &amp; Sirkulasi Udara (Jurus Anti Gerah Tanpa Boros AC):</text:span></text:span><text:span text:style-name="T1"> Kita tinggal di Indonesia, termasuk di Tapak Tuan, Aceh ini, yang iklimnya tropis dan seringkali terasa panas dan lembab kan? Penggunaan AC memang kadang jadi solusi instan biar nyaman. Tapi AC itu salah satu 'juara' penyedot listrik di rumah. Nah, sebelum buru-buru nyalain AC dan setel suhu paling dingin, coba deh maksimalkan dulu cara-cara alami yang lebih hemat energi buat bikin rumah terasa lebih sejuk:</text:span></text:p>
            <text:list xml:id="list5506287914828628301" text:style-name="L87">
              <text:list-item>
                <text:p text:style-name="P192"><text:span text:style-name="Strong_20_Emphasis"><text:span text:style-name="T1">Manfaatkan Ventilasi Alami:</text:span></text:span><text:span text:style-name="T1"> Coba deh perhatikan desain rumahmu, pastikan ada ventilasi udara yang cukup. </text:span><text:span text:style-name="Strong_20_Emphasis"><text:span text:style-name="T1">Buka jendela dan pintu lebar-lebar</text:span></text:span><text:span text:style-name="T1"> (kalau aman) terutama di pagi hari setelah subuh dan sore hari menjelang maghrib saat udara di luar biasanya lebih sejuk, untuk menciptakan aliran udara silang (</text:span><text:span text:style-name="Emphasis"><text:span text:style-name="T1">cross ventilation</text:span></text:span><text:span text:style-name="T1">) yang bisa 'mengusir' udara panas yang terperangkap di dalam rumah. </text:span></text:p>
              </text:list-item>
              <text:list-item>
                <text:p text:style-name="P192"><text:span text:style-name="Strong_20_Emphasis"><text:span text:style-name="T1">Halangi Panas Matahari Masuk:</text:span></text:span><text:span text:style-name="T1"> Di siang hari yang terik (sekitar jam 10 pagi sampai jam 3 sore), justru </text:span><text:span text:style-name="Strong_20_Emphasis"><text:span text:style-name="T1">tutup gorden, kerai, atau tirai jendela</text:span></text:span><text:span text:style-name="T1"> terutama di sisi rumah yang menghadap langsung ke matahari (biasanya sisi timur di pagi hari dan sisi barat di sore hari). Ini bisa sangat efektif menghalangi panas matahari masuk langsung dan memanaskan ruangan. </text:span></text:p>
              </text:list-item>
              <text:list-item>
                <text:p text:style-name="P192"><text:span text:style-name="Strong_20_Emphasis"><text:span text:style-name="T1">Andalkan Kipas Angin:</text:span></text:span><text:span text:style-name="T1"> Jangan remehkan kekuatan </text:span><text:span text:style-name="Strong_20_Emphasis"><text:span text:style-name="T1">kipas angin</text:span></text:span><text:span text:style-name="T1"> </text:span><text:soft-page-break/><text:span text:style-name="T1">(</text:span><text:span text:style-name="Emphasis"><text:span text:style-name="T1">ceiling fan</text:span></text:span><text:span text:style-name="T1"> di langit-langit atau </text:span><text:span text:style-name="Emphasis"><text:span text:style-name="T1">standing fan</text:span></text:span><text:span text:style-name="T1">/kipas berdiri)! Kipas angin itu konsumsi listriknya </text:span><text:span text:style-name="Strong_20_Emphasis"><text:span text:style-name="T1">jauuuuh lebih kecil</text:span></text:span><text:span text:style-name="T1"> (bisa 10-20 kali lebih irit!) dibandingkan AC. Meskipun kipas angin tidak mendinginkan suhu udara, tapi hembusan anginnya bisa membuat keringat di kulit kita lebih cepat menguap sehingga kita merasa </text:span><text:span text:style-name="Strong_20_Emphasis"><text:span text:style-name="T1">jauh lebih sejuk dan nyaman</text:span></text:span><text:span text:style-name="T1">. Seringkali, pakai kipas angin saja sudah cukup kok untuk mengatasi gerah, nggak perlu selalu pakai AC. </text:span></text:p>
              </text:list-item>
              <text:list-item>
                <text:p text:style-name="P79"><text:span text:style-name="Strong_20_Emphasis"><text:span text:style-name="T1">Tanam Pohon Peneduh:</text:span></text:span><text:span text:style-name="T1"> Kalau kamu punya halaman rumah, coba ajak keluarga untuk </text:span><text:span text:style-name="Strong_20_Emphasis"><text:span text:style-name="T1">menanam pohon yang rindang atau tanaman rambat</text:span></text:span><text:span text:style-name="T1"> di sisi rumah yang paling sering terpapar sinar matahari langsung (terutama sisi barat). Pohon peneduh ini bisa berfungsi seperti 'payung' alami raksasa yang sangat efektif </text:span><text:span text:style-name="Strong_20_Emphasis"><text:span text:style-name="T1">mengurangi jumlah panas matahari yang mengenai dinding dan masuk ke dalam rumah</text:span></text:span><text:span text:style-name="T1">, sehingga rumah terasa lebih adem secara alami. </text:span></text:p>
              </text:list-item>
            </text:list>
            <text:p text:style-name="Text_20_body"><text:span text:style-name="Strong_20_Emphasis"><text:span text:style-name="T1">6. Kebiasaan Kecil Lainnya yang Berarti:</text:span></text:span><text:span text:style-name="T1"> Jangan lupakan juga kebiasaan-kebiasaan kecil ini yang kalau dilakukan rutin juga lumayan efeknya:</text:span></text:p>
            <text:list xml:id="list4931208216602030460" text:style-name="L88">
              <text:list-item>
                <text:p text:style-name="P193"><text:span text:style-name="Strong_20_Emphasis"><text:span text:style-name="T1">Cabut </text:span></text:span><text:span text:style-name="Strong_20_Emphasis"><text:span text:style-name="Emphasis"><text:span text:style-name="T1">charger</text:span></text:span></text:span><text:span text:style-name="Strong_20_Emphasis"><text:span text:style-name="T1"> HP, laptop, atau alat lain dari stop kontak kalau sudah selesai mengisi daya</text:span></text:span><text:span text:style-name="T1"> atau tidak sedang dipakai. Jangan biarkan </text:span><text:span text:style-name="Emphasis"><text:span text:style-name="T1">charger</text:span></text:span><text:span text:style-name="T1"> terus menancap meskipun HP/laptopnya sudah dicabut. </text:span></text:p>
              </text:list-item>
              <text:list-item>
                <text:p text:style-name="P193"><text:span text:style-name="T1">Kalau pakai lampu taman atau lampu teras, coba gunakan </text:span><text:span text:style-name="Strong_20_Emphasis"><text:span text:style-name="T1">saklar yang dilengkapi sensor cahaya</text:span></text:span><text:span text:style-name="T1"> (otomatis mati saat terang) atau </text:span><text:span text:style-name="Strong_20_Emphasis"><text:span text:style-name="T1">saklar ber-timer</text:span></text:span><text:span text:style-name="T1"> agar tidak menyala sia-sia di siang hari. </text:span></text:p>
              </text:list-item>
              <text:list-item>
                <text:p text:style-name="P80"><text:span text:style-name="T1">Kalau mencuci baju dengan mesin cuci, </text:span><text:span text:style-name="Strong_20_Emphasis"><text:span text:style-name="T1">kumpulkan cucian sampai muatan mesin cukup penuh</text:span></text:span><text:span text:style-name="T1"> (sesuai kapasitasnya), jangan mencuci sedikit-sedikit karena boros air dan listrik. Dan kalau jenis pakaiannya memungkinkan (tidak terlalu kotor atau tidak butuh air panas), coba </text:span><text:span text:style-name="Strong_20_Emphasis"><text:span text:style-name="T1">gunakan mode cuci dengan air dingin</text:span></text:span><text:span text:style-name="T1"> saja, karena energi terbesar mesin cuci itu dipakai untuk memanaskan air (jika pakai mode air panas). </text:span></text:p>
              </text:list-item>
            </text:list>
            <text:p text:style-name="Text_20_body"><text:span text:style-name="T1">Gampang kan sebenarnya beberapa tips tadi? Mungkin nggak semua bisa langsung kamu terapkan, tapi coba deh mulai dari satu atau dua kebiasaan dulu yang paling mudah kamu lakukan di rumah atau di kamarmu sendiri. Kuncinya adalah </text:span><text:span text:style-name="Strong_20_Emphasis"><text:span text:style-name="T1">kesadaran ('ngeh')</text:span></text:span><text:span text:style-name="T1"> akan pemakaian energi kita dan </text:span><text:span text:style-name="Strong_20_Emphasis"><text:span text:style-name="T1">kemauan untuk mengubah kebiasaan</text:span></text:span><text:span text:style-name="T1"> jadi sedikit lebih bijak. Ingat, setiap </text:span><text:soft-page-break/><text:span text:style-name="T1">Watt listrik yang berhasil kita hemat, berarti kita sudah ikut berkontribusi mengurangi kebutuhan energi fosil, mengurangi emisi karbon, menjaga bumi kita, dan juga membantu menghemat pengeluaran keluarga! Yuk, buktikan kalau kita sebagai remaja juga bisa jadi pahlawan energi mulai dari rumah sendiri!</text:span></text:p>
            <text:p text:style-name="Text_20_body"><text:span text:style-name="Strong_20_Emphasis"><text:span text:style-name="T1">(Prompt Gambar Ilustrasi untuk Subbab 7.1)</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ceria, praktis, penuh warna, dan mudah dipahami</text:span></text:span><text:span text:style-name="T1"> yang menampilkan </text:span><text:span text:style-name="Strong_20_Emphasis"><text:span text:style-name="T1">berbagai tips hemat energi di rumah</text:span></text:span><text:span text:style-name="T1"> untuk audiens remaja. Gunakan layout seperti 'peta denah rumah' dengan beberapa ruangan atau sebagai kumpulan 'kartu tips' yang menarik.</text:span></text:p>
            <text:list xml:id="list1343546124803673615" text:style-name="L89">
              <text:list-item>
                <text:p text:style-name="P194"><text:span text:style-name="Strong_20_Emphasis"><text:span text:style-name="T1">Judul Besar:</text:span></text:span><text:span text:style-name="T1"> </text:span><text:span text:style-name="Strong_20_Emphasis"><text:span text:style-name="T1">Hemat Energi di Rumah? Gampang Banget! Ini Caranya!</text:span></text:span><text:span text:style-name="T1"> </text:span></text:p>
              </text:list-item>
              <text:list-item>
                <text:p text:style-name="P194"><text:span text:style-name="Strong_20_Emphasis"><text:span text:style-name="T1">Area Ruang Tamu/Kamar Tidur:</text:span></text:span><text:span text:style-name="T1"> </text:span></text:p>
                <text:list>
                  <text:list-item>
                    <text:p text:style-name="P194"><text:span text:style-name="T1">Ikon </text:span><text:span text:style-name="Strong_20_Emphasis"><text:span text:style-name="T1">lampu LED</text:span></text:span><text:span text:style-name="T1"> bersinar terang dengan tanda centang hijau (✔️) &amp; teks </text:span><text:span text:style-name="Strong_20_Emphasis"><text:span text:style-name="T1">'Yuk, Ganti ke LED!'</text:span></text:span><text:span text:style-name="T1">. Di sebelahnya, ikon </text:span><text:span text:style-name="Strong_20_Emphasis"><text:span text:style-name="T1">lampu bohlam pijar</text:span></text:span><text:span text:style-name="T1"> diberi tanda silang merah (❌). </text:span></text:p>
                  </text:list-item>
                  <text:list-item>
                    <text:p text:style-name="P194"><text:span text:style-name="T1">Ikon </text:span><text:span text:style-name="Strong_20_Emphasis"><text:span text:style-name="T1">saklar lampu</text:span></text:span><text:span text:style-name="T1"> dengan </text:span><text:span text:style-name="Strong_20_Emphasis"><text:span text:style-name="T1">tangan remaja mematikannya</text:span></text:span><text:span text:style-name="T1"> + teks </text:span><text:span text:style-name="Strong_20_Emphasis"><text:span text:style-name="T1">'Keluar Ruangan? Lampu Mati Dong!'</text:span></text:span><text:span text:style-name="T1">. </text:span></text:p>
                  </text:list-item>
                  <text:list-item>
                    <text:p text:style-name="P194"><text:span text:style-name="T1">Ikon </text:span><text:span text:style-name="Strong_20_Emphasis"><text:span text:style-name="T1">TV/Komputer/Konsol Game</text:span></text:span><text:span text:style-name="T1"> dengan </text:span><text:span text:style-name="Strong_20_Emphasis"><text:span text:style-name="T1">colokan dicabut dari stop kontak</text:span></text:span><text:span text:style-name="T1"> + teks </text:span><text:span text:style-name="Strong_20_Emphasis"><text:span text:style-name="T1">'Stop Mode Standby! Cabut Colokannya!'</text:span></text:span><text:span text:style-name="T1">. </text:span></text:p>
                  </text:list-item>
                  <text:list-item>
                    <text:p text:style-name="P194"><text:span text:style-name="T1">Ikon </text:span><text:span text:style-name="Strong_20_Emphasis"><text:span text:style-name="T1">remote AC</text:span></text:span><text:span text:style-name="T1"> menunjukkan suhu </text:span><text:span text:style-name="Strong_20_Emphasis"><text:span text:style-name="T1">25°C</text:span></text:span><text:span text:style-name="T1"> + teks </text:span><text:span text:style-name="Strong_20_Emphasis"><text:span text:style-name="T1">'AC Cukup 25°C Aja, Bro/Sis!'</text:span></text:span><text:span text:style-name="T1">. </text:span></text:p>
                  </text:list-item>
                  <text:list-item>
                    <text:p text:style-name="P194"><text:span text:style-name="T1">Ikon </text:span><text:span text:style-name="Strong_20_Emphasis"><text:span text:style-name="T1">kipas angin</text:span></text:span><text:span text:style-name="T1"> (model berdiri atau langit-langit) berputar dengan hembusan angin digambarkan + teks </text:span><text:span text:style-name="Strong_20_Emphasis"><text:span text:style-name="T1">'Kipas Angin Juga Bikin Adem &amp; Lebih Irit!'</text:span></text:span><text:span text:style-name="T1">. </text:span></text:p>
                  </text:list-item>
                </text:list>
              </text:list-item>
              <text:list-item>
                <text:p text:style-name="P194"><text:span text:style-name="Strong_20_Emphasis"><text:span text:style-name="T1">Area Dapur:</text:span></text:span><text:span text:style-name="T1"> </text:span></text:p>
                <text:list>
                  <text:list-item>
                    <text:p text:style-name="P194"><text:span text:style-name="T1">Ikon </text:span><text:span text:style-name="Strong_20_Emphasis"><text:span text:style-name="T1">panci tertutup</text:span></text:span><text:span text:style-name="T1"> di atas kompor menyala + teks </text:span><text:span text:style-name="Strong_20_Emphasis"><text:span text:style-name="T1">'Masak? Tutup Pancinya Biar Cepat Matang!'</text:span></text:span><text:span text:style-name="T1">. </text:span></text:p>
                  </text:list-item>
                  <text:list-item>
                    <text:p text:style-name="P194"><text:span text:style-name="T1">Ikon </text:span><text:span text:style-name="Strong_20_Emphasis"><text:span text:style-name="T1">api kompor</text:span></text:span><text:span text:style-name="T1"> yang ukurannya pas dengan dasar panci + teks </text:span><text:span text:style-name="Strong_20_Emphasis"><text:span text:style-name="T1">'Api Jangan Kebesaran Ya!'</text:span></text:span><text:span text:style-name="T1">. </text:span></text:p>
                  </text:list-item>
                  <text:list-item>
                    <text:p text:style-name="P194"><text:span text:style-name="T1">Ikon </text:span><text:span text:style-name="Strong_20_Emphasis"><text:span text:style-name="T1">kulkas</text:span></text:span><text:span text:style-name="T1"> dengan pintu tertutup rapat (mungkin ada stiker 'Hemat Energi') + teks </text:span><text:span text:style-name="Strong_20_Emphasis"><text:span text:style-name="T1">'Jangan Sering Buka Tutup Kulkas!'</text:span></text:span><text:span text:style-name="T1">. </text:span></text:p>
                  </text:list-item>
                  <text:list-item>
                    <text:p text:style-name="P194"><text:span text:style-name="T1">Ikon </text:span><text:span text:style-name="Strong_20_Emphasis"><text:span text:style-name="T1">rice cooker</text:span></text:span><text:span text:style-name="T1"> dicabut colokannya + teks </text:span><text:span text:style-name="Strong_20_Emphasis"><text:span text:style-name="T1">'Nasi Matang? </text:span></text:span><text:soft-page-break/><text:span text:style-name="Strong_20_Emphasis"><text:span text:style-name="T1">Cabut Aja Colokannya!'</text:span></text:span><text:span text:style-name="T1">. </text:span></text:p>
                  </text:list-item>
                </text:list>
              </text:list-item>
              <text:list-item>
                <text:p text:style-name="P194"><text:span text:style-name="Strong_20_Emphasis"><text:span text:style-name="T1">Area Kamar Mandi/Cuci:</text:span></text:span><text:span text:style-name="T1"> </text:span></text:p>
                <text:list>
                  <text:list-item>
                    <text:p text:style-name="P194"><text:span text:style-name="T1">Ikon </text:span><text:span text:style-name="Strong_20_Emphasis"><text:span text:style-name="T1">mesin cuci</text:span></text:span><text:span text:style-name="T1"> dengan tumpukan baju penuh di dalamnya + teks </text:span><text:span text:style-name="Strong_20_Emphasis"><text:span text:style-name="T1">'Nyuci Sekalian Banyak Biar Nggak Boros!'</text:span></text:span><text:span text:style-name="T1">. </text:span></text:p>
                  </text:list-item>
                  <text:list-item>
                    <text:p text:style-name="P194"><text:span text:style-name="T1">Ikon </text:span><text:span text:style-name="Strong_20_Emphasis"><text:span text:style-name="T1">shower</text:span></text:span><text:span text:style-name="T1"> dengan aliran air tidak terlalu deras + ikon tetesan air dingin + teks </text:span><text:span text:style-name="Strong_20_Emphasis"><text:span text:style-name="T1">'Mandi Air Dingin Lebih Sehat &amp; Hemat!'</text:span></text:span><text:span text:style-name="T1"> (atau 'Gunakan Air Panas Seperlunya!'). </text:span></text:p>
                  </text:list-item>
                  <text:list-item>
                    <text:p text:style-name="P194"><text:span text:style-name="T1">Ikon </text:span><text:span text:style-name="Strong_20_Emphasis"><text:span text:style-name="T1">pompa air</text:span></text:span><text:span text:style-name="T1"> dengan tanda stop/timer + teks </text:span><text:span text:style-name="Strong_20_Emphasis"><text:span text:style-name="T1">'Pakai Pompa Air Secukupnya!'</text:span></text:span><text:span text:style-name="T1">. </text:span></text:p>
                  </text:list-item>
                </text:list>
              </text:list-item>
              <text:list-item>
                <text:p text:style-name="P194"><text:span text:style-name="Strong_20_Emphasis"><text:span text:style-name="T1">Area Luar Rumah/Umum:</text:span></text:span><text:span text:style-name="T1"> </text:span></text:p>
                <text:list>
                  <text:list-item>
                    <text:p text:style-name="P194"><text:span text:style-name="T1">Ikon </text:span><text:span text:style-name="Strong_20_Emphasis"><text:span text:style-name="T1">jendela terbuka lebar</text:span></text:span><text:span text:style-name="T1"> dengan panah angin segar masuk + teks </text:span><text:span text:style-name="Strong_20_Emphasis"><text:span text:style-name="T1">'Buka Jendela Pagi &amp; Sore!'</text:span></text:span><text:span text:style-name="T1">. </text:span></text:p>
                  </text:list-item>
                  <text:list-item>
                    <text:p text:style-name="P194"><text:span text:style-name="T1">Ikon </text:span><text:span text:style-name="Strong_20_Emphasis"><text:span text:style-name="T1">pohon rindang</text:span></text:span><text:span text:style-name="T1"> meneduhi ikon rumah + teks </text:span><text:span text:style-name="Strong_20_Emphasis"><text:span text:style-name="T1">'Tanam Pohon Bikin Rumah Adem Alami!'</text:span></text:span><text:span text:style-name="T1">. </text:span></text:p>
                  </text:list-item>
                  <text:list-item>
                    <text:p text:style-name="P81"><text:span text:style-name="T1">Ikon </text:span><text:span text:style-name="Strong_20_Emphasis"><text:span text:style-name="T1">charger HP</text:span></text:span><text:span text:style-name="T1"> dicabut dari stop kontak + teks </text:span><text:span text:style-name="Strong_20_Emphasis"><text:span text:style-name="T1">'Charger Nggak Dipakai? Wajib Cabut!'</text:span></text:span><text:span text:style-name="T1">. Gunakan gaya ilustrasi kartun yang </text:span><text:span text:style-name="Emphasis"><text:span text:style-name="T1">friendly</text:span></text:span><text:span text:style-name="T1"> dan ekspresif, penuh warna cerah (hijau, biru, kuning), dengan ikon-ikon yang jelas dan teks tips yang singkat, </text:span><text:span text:style-name="Emphasis"><text:span text:style-name="T1">catchy</text:span></text:span><text:span text:style-name="T1">, dan mudah diingat." </text:span></text:p>
                  </text:list-item>
                </text:list>
              </text:list-item>
            </text:list>
            <text:p text:style-name="P239"/>
            <text:p text:style-name="P104">Ini adalah jawaban untuk Subbab 7.1. Silakan berikan perintah "YAX" jika Anda ingin saya melanjutkan ke prompt berikutnya (Subbab 7.2).</text:p>
          </text:section>
          <text:section text:style-name="Sect1" text:name="feedback-form-81">
            <text:p text:style-name="P218"/>
          </text:section>
        </text:section>
        <text:section text:style-name="Sect1" text:name="e0a0688f793db505">
          <text:p text:style-name="P104"/>
          <text:section text:style-name="Sect1" text:name="user-query-content-82">
            <text:p text:style-name="P237">YAX </text:p>
          </text:section>
          <text:p text:style-name="P218">Tampilkan alur berpikir</text:p>
          <text:section text:style-name="Sect2" text:name="model-response-message-contentr_e0a0688f793db505">
            <text:p text:style-name="P218"/>
          </text:section>
          <text:section text:style-name="Sect1" text:name="feedback-form-82">
            <text:p text:style-name="P218"/>
          </text:section>
        </text:section>
        <text:section text:style-name="Sect1" text:name="8c92dce5398512dd">
          <text:p text:style-name="P104"/>
          <text:section text:style-name="Sect1" text:name="user-query-content-83">
            <text:p text:style-name="P237">PRESENT IT </text:p>
          </text:section>
          <text:p text:style-name="P218">Tampilkan alur berpikir</text:p>
          <text:section text:style-name="Sect2" text:name="model-response-message-contentr_8c92dce5398512dd">
            <text:p text:style-name="Text_20_body"><text:span text:style-name="T1">Oke, ini jawaban untuk prompt </text:span><text:span text:style-name="Strong_20_Emphasis"><text:span text:style-name="T1">Subbab 7.2 (Transportasi Ramah Lingkungan: Jalan Kaki, Sepeda, dan Kendaraan Listrik)</text:span></text:span><text:span text:style-name="T1">, yang membahas pilihan transportasi berkelanjutan:</text:span></text:p>
            <text:p text:style-name="P239"><text:soft-page-break/></text:p>
            <text:p text:style-name="Text_20_body"><text:span text:style-name="Strong_20_Emphasis"><text:span text:style-name="T1">(Teks Subbab 7.2)</text:span></text:span></text:p>
            <text:p text:style-name="Text_20_body"><text:span text:style-name="T1">Selain menghemat energi di rumah kita, area lain di mana kita sebagai individu bisa bikin perbedaan besar untuk lingkungan dan kualitas udara adalah dalam </text:span><text:span text:style-name="Strong_20_Emphasis"><text:span text:style-name="T1">cara kita bepergian atau bertransportasi</text:span></text:span><text:span text:style-name="T1"> sehari-hari. Kenapa ini penting banget? Karena sektor transportasi, terutama kendaraan pribadi yang kita pakai—motor dan mobil yang minum </text:span><text:span text:style-name="Strong_20_Emphasis"><text:span text:style-name="T1">bensin atau solar (bahan bakar fosil)</text:span></text:span><text:span text:style-name="T1">—itu jadi salah satu </text:span><text:span text:style-name="Strong_20_Emphasis"><text:span text:style-name="T1">penyumbang polusi udara terbesar</text:span></text:span><text:span text:style-name="T1">, terutama di kota-kota yang padat. Asap knalpotnya mengandung gas dan partikel berbahaya yang nggak bagus buat paru-paru kita. Selain itu, transportasi juga jadi </text:span><text:span text:style-name="Strong_20_Emphasis"><text:span text:style-name="T1">penghasil gas rumah kaca (CO2)</text:span></text:span><text:span text:style-name="T1"> yang signifikan banget, yang jadi biang kerok utama perubahan iklim global yang dampaknya makin kita rasakan (cuaca makin nggak jelas, bencana makin sering). Coba bayangkan jutaan motor dan mobil yang lalu-lalang setiap hari di jalanan seluruh Indonesia, termasuk di jalanan Tapak Tuan ini, berapa banyak asap dan emisi yang dihasilkan secara kolektif? Besar banget kan! Jadi, memilih cara transportasi yang lebih cerdas dan lebih ramah lingkungan adalah langkah aksi iklim dan aksi kesehatan yang sangat penting, dan ini bisa kita mulai dari diri kita sendiri! Apa saja sih pilihannya?</text:span></text:p>
            <text:p text:style-name="Text_20_body"><text:span text:style-name="Strong_20_Emphasis"><text:span text:style-name="T1">1. Juara Utamanya yang Nggak Ada Tandingannya: Jalan Kaki &amp; Gowes Sepeda!</text:span></text:span><text:span text:style-name="T1"> ?￰ﾟﾚﾶ Untuk perjalanan yang jaraknya relatif dekat—misalnya mau ke sekolah yang jaraknya cuma 1-2 kilometer, mau beli sesuatu ke warung atau toko dekat rumah, mau ke masjid untuk sholat, atau mau main ke rumah teman di komplek sebelah—pilihan transportasi yang </text:span><text:span text:style-name="Strong_20_Emphasis"><text:span text:style-name="T1">paling juara, paling sehat, paling murah (gratis tis tis!), dan paling ramah lingkungan di muka bumi</text:span></text:span><text:span text:style-name="T1"> ini adalah </text:span><text:span text:style-name="Strong_20_Emphasis"><text:span text:style-name="T1">jalan kaki</text:span></text:span><text:span text:style-name="T1"> atau </text:span><text:span text:style-name="Strong_20_Emphasis"><text:span text:style-name="T1">naik sepeda</text:span></text:span><text:span text:style-name="T1">! Kenapa paling juara? Karena keduanya </text:span><text:span text:style-name="Strong_20_Emphasis"><text:span text:style-name="T1">sama sekali tidak menghasilkan emisi gas buang</text:span></text:span><text:span text:style-name="T1"> (nol emisi!), nggak bikin macet jalanan, nggak butuh beli bensin, dan bonus paling kerennya: bikin badan kita jadi </text:span><text:span text:style-name="Strong_20_Emphasis"><text:span text:style-name="T1">lebih sehat dan bugar</text:span></text:span><text:span text:style-name="T1"> karena sekalian </text:span><text:span text:style-name="Strong_20_Emphasis"><text:span text:style-name="T1">olahraga</text:span></text:span><text:span text:style-name="T1"> ringan! Coba deh, mulai sekarang biasakan, kalau jaraknya masih masuk akal buat ditempuh jalan kaki atau sepeda (terutama kalau jalanannya lumayan aman dan nyaman di Tapak Tuan ini), pilih opsi ini saja daripada sedikit-sedikit minta antar naik motor sama orang tua atau abang. Selain baik buat bumi dan kesehatan kita, jalan kaki atau bersepeda juga bisa bikin kita lebih menikmati suasana lingkungan sekitar, lebih kenal tetangga, dan </text:span><text:soft-page-break/><text:span text:style-name="T1">mungkin nemu tempat-tempat baru yang seru! Semakin banyak anak muda yang memilih jalan kaki atau bersepeda, kota atau daerah kita juga bisa jadi lebih manusiawi, lebih tenang, dan udaranya lebih segar.</text:span></text:p>
            <text:p text:style-name="Text_20_body"><text:span text:style-name="Strong_20_Emphasis"><text:span text:style-name="T1">2. Naik Angkutan Umum? Itu Baru Keren &amp; Efisien!</text:span></text:span><text:span text:style-name="T1"> ?￰ﾟﾚﾐ Gimana kalau jaraknya terlalu jauh buat jalan kaki atau sepedaan? Misalnya mau ke kota lain, atau ke tempat yang agak jauh di luar pusat kota Tapak Tuan. Nah, pilihan terbaik berikutnya adalah </text:span><text:span text:style-name="Strong_20_Emphasis"><text:span text:style-name="T1">menggunakan transportasi umum</text:span></text:span><text:span text:style-name="T1"> yang tersedia di daerahmu. Mungkin kalau kita lihat berita di TV, di kota-kota super besar kayak Jakarta, Surabaya, atau bahkan Medan, pilihan angkutan umumnya sudah makin banyak dan makin bagus ya? Ada bus Transjakarta yang punya jalur khusus, ada MRT dan LRT yang super cepat dan bebas macet, ada KRL Commuter Line yang menghubungkan pinggiran kota. Nah, kalau di kota kita Tapak Tuan atau kota/kabupaten lain di Aceh, pilihannya mungkin belum sebanyak itu ya (per April 2025 ini). Tapi biasanya tetap ada kan? Misalnya </text:span><text:span text:style-name="Strong_20_Emphasis"><text:span text:style-name="T1">bus antarkota/antarprovinsi (AKAP/AKDP)</text:span></text:span><text:span text:style-name="T1"> seperti Sempati Star, Kurnia, Putra Pelangi, dll kalau kita mau bepergian antar kota di Aceh atau ke provinsi lain. Untuk rute dalam kota atau antar kecamatan terdekat, mungkin ada </text:span><text:span text:style-name="Strong_20_Emphasis"><text:span text:style-name="T1">angkutan kota (angkot)</text:span></text:span><text:span text:style-name="T1"> atau yang di beberapa daerah Aceh disebut </text:span><text:span text:style-name="Strong_20_Emphasis"><text:span text:style-name="T1">labi-labi</text:span></text:span><text:span text:style-name="T1">. Kenapa sih naik angkutan umum itu dianggap lebih baik dan lebih ramah lingkungan daripada semua orang naik motor atau mobil pribadi? Prinsipnya sederhana banget: </text:span><text:span text:style-name="Strong_20_Emphasis"><text:span text:style-name="T1">efisiensi penggunaan ruang dan energi</text:span></text:span><text:span text:style-name="T1">! Bayangkan, satu bus ukuran sedang saja bisa mengangkut 30-40 orang sekaligus. Satu kereta bisa ratusan orang. Artinya, emisi gas buang yang dihasilkan kalau dibagi per kepala (per orang) jadi </text:span><text:span text:style-name="Strong_20_Emphasis"><text:span text:style-name="T1">jauh lebih sedikit</text:span></text:span><text:span text:style-name="T1"> dibandingkan kalau 30-40 orang itu masing-masing naik motor atau mobil sendirian atau berdua. Jadi, dengan memilih naik angkutan umum (meskipun mungkin kadang harus nunggu atau kurang nyaman dibanding kendaraan pribadi), kita sudah ikut berkontribusi </text:span><text:span text:style-name="Strong_20_Emphasis"><text:span text:style-name="T1">mengurangi jumlah kendaraan di jalan</text:span></text:span><text:span text:style-name="T1"> (artinya mengurangi potensi macet!), </text:span><text:span text:style-name="Strong_20_Emphasis"><text:span text:style-name="T1">mengurangi konsumsi BBM fosil</text:span></text:span><text:span text:style-name="T1"> secara total, dan pastinya </text:span><text:span text:style-name="Strong_20_Emphasis"><text:span text:style-name="T1">mengurangi polusi udara serta emisi CO2 per orang</text:span></text:span><text:span text:style-name="T1">. Jadi, kalau memang ada pilihan angkutan umum yang rutenya sesuai tujuanmu dan jadwalnya lumayan bisa diandalkan, jangan ragu buat memanfaatkannya ya! Itu baru keren!</text:span></text:p>
            <text:p text:style-name="Text_20_body"><text:span text:style-name="Strong_20_Emphasis"><text:span text:style-name="T1">3. Kendaraan Listrik (EV): Mengintip Masa Depan Mobilitas yang Lebih Bersih?</text:span></text:span><text:span text:style-name="T1"> ⚡?￰ﾟﾚﾗ Nah, ini dia teknologi transportasi yang lagi naik daun banget dan sering disebut-sebut sebagai solusi masa depan untuk mobilitas </text:span><text:soft-page-break/><text:span text:style-name="T1">yang lebih bersih: </text:span><text:span text:style-name="Strong_20_Emphasis"><text:span text:style-name="T1">Kendaraan Listrik</text:span></text:span><text:span text:style-name="T1"> atau </text:span><text:span text:style-name="Strong_20_Emphasis"><text:span text:style-name="T1">EV (</text:span></text:span><text:span text:style-name="Strong_20_Emphasis"><text:span text:style-name="Emphasis"><text:span text:style-name="T1">Electric Vehicle</text:span></text:span></text:span><text:span text:style-name="Strong_20_Emphasis"><text:span text:style-name="T1">)</text:span></text:span><text:span text:style-name="T1">. Ini nggak cuma mobil listrik yang harganya masih mahal itu aja lho, tapi juga termasuk </text:span><text:span text:style-name="Strong_20_Emphasis"><text:span text:style-name="T1">motor listrik</text:span></text:span><text:span text:style-name="T1"> (yang harganya mulai makin terjangkau dan modelnya makin banyak!), </text:span><text:span text:style-name="Strong_20_Emphasis"><text:span text:style-name="T1">sepeda listrik</text:span></text:span><text:span text:style-name="T1">, sampai </text:span><text:span text:style-name="Strong_20_Emphasis"><text:span text:style-name="T1">bus listrik</text:span></text:span><text:span text:style-name="T1"> (yang sudah mulai dipakai di beberapa kota besar). Apa sih keunggulan utama yang paling dibanggakan dari EV ini? Jawabannya adalah: saat dioperasikan di jalan raya, EV </text:span><text:span text:style-name="Strong_20_Emphasis"><text:span text:style-name="T1">sama sekali tidak menghasilkan emisi gas buang dari knalpotnya (</text:span></text:span><text:span text:style-name="Strong_20_Emphasis"><text:span text:style-name="Emphasis"><text:span text:style-name="T1">zero tailpipe emission</text:span></text:span></text:span><text:span text:style-name="Strong_20_Emphasis"><text:span text:style-name="T1">)</text:span></text:span><text:span text:style-name="T1">! Beneran nol! Nggak ada asap hitam, nggak ada CO2, nggak ada gas beracun lainnya yang keluar langsung dari kendaraannya saat dipakai jalan. Kebayang kan kalau suatu saat nanti sebagian besar motor dan mobil di jalanan Tapak Tuan ini adalah kendaraan listrik, pasti kualitas udara kita bisa jadi jauh lebih bersih dan segar! Gimana cara kerjanya? Alih-alih pakai mesin bensin/solar yang rumit dan berisik, EV menggunakan </text:span><text:span text:style-name="Strong_20_Emphasis"><text:span text:style-name="T1">motor listrik</text:span></text:span><text:span text:style-name="T1"> yang lebih simpel, senyap, dan efisien untuk memutar rodanya. Tenaga motor listrik ini didapat dari </text:span><text:span text:style-name="Strong_20_Emphasis"><text:span text:style-name="T1">baterai</text:span></text:span><text:span text:style-name="T1"> (biasanya jenis Lithium-ion) yang tersimpan di dalam kendaraan, dan baterai ini bisa </text:span><text:span text:style-name="Strong_20_Emphasis"><text:span text:style-name="T1">diisi ulang (di-</text:span></text:span><text:span text:style-name="Strong_20_Emphasis"><text:span text:style-name="Emphasis"><text:span text:style-name="T1">charge</text:span></text:span></text:span><text:span text:style-name="Strong_20_Emphasis"><text:span text:style-name="T1">)</text:span></text:span><text:span text:style-name="T1"> listriknya, mirip kayak kita nge-charge HP, tapi tentu butuh daya listrik yang lebih besar dan waktu pengisian yang lebih lama (tergantung kapasitas baterai dan kecepatan chargernya). Di Indonesia, pemerintah lagi gencar banget mendorong penggunaan EV. Sudah ada beberapa </text:span><text:span text:style-name="Strong_20_Emphasis"><text:span text:style-name="T1">insentif</text:span></text:span><text:span text:style-name="T1"> (seperti potongan pajak atau bahkan subsidi) untuk pembelian motor atau mobil listrik baru, pilihan </text:span><text:span text:style-name="Strong_20_Emphasis"><text:span text:style-name="T1">modelnya juga makin beragam</text:span></text:span><text:span text:style-name="T1"> dari berbagai merek, dan </text:span><text:span text:style-name="Strong_20_Emphasis"><text:span text:style-name="T1">infrastruktur pengisian daya publik (SPKLU - Stasiun Pengisian Kendaraan Listrik Umum)</text:span></text:span><text:span text:style-name="T1"> juga pelan-pelan mulai dibangun oleh PLN dan swasta, terutama di kota-kota besar dan di sepanjang beberapa jalan tol (meskipun mungkin di Tapak Tuan atau jalur lintas barat selatan Aceh, keberadaan SPKLU masih terbatas ya per April 2025 ini, tapi diharapkan akan terus bertambah).</text:span></text:p>
            <text:p text:style-name="Text_20_body"><text:span text:style-name="Strong_20_Emphasis"><text:span text:style-name="T1">4. Tapi Ingat Ya: Listrik Buat Nge-charge EV Juga Harus Makin Bersih!</text:span></text:span><text:span text:style-name="T1"> Nah, ini ada satu catatan super penting yang nggak boleh kita lupakan soal kendaraan listrik. Meskipun EV itu hebat karena nol emisi </text:span><text:span text:style-name="Emphasis"><text:span text:style-name="T1">saat dipakai</text:span></text:span><text:span text:style-name="T1"> di jalan (</text:span><text:span text:style-name="Emphasis"><text:span text:style-name="T1">tank-to-wheel emission</text:span></text:span><text:span text:style-name="T1">), kita juga perlu kritis bertanya: </text:span><text:span text:style-name="Strong_20_Emphasis"><text:span text:style-name="T1">listrik yang dipakai buat nge-charge baterainya itu berasal dari mana?</text:span></text:span><text:span text:style-name="T1"> Kalau listriknya dibangkitkan dari sumber-sumber energi bersih terbarukan (seperti PLTS atap rumah kita, PLTA, PLTP, atau PLTB), maka EV itu benar-benar jadi solusi transportasi yang sangat ramah lingkungan secara keseluruhan, dari hulu ke </text:span><text:soft-page-break/><text:span text:style-name="T1">hilir (istilahnya, emisi </text:span><text:span text:style-name="Emphasis"><text:span text:style-name="T1">well-to-wheel</text:span></text:span><text:span text:style-name="T1">-nya rendah). Tapi, kalau listrik yang dipakai buat nge-charge EV itu mayoritas masih berasal dari pembakaran batu bara di PLTU (seperti kondisi bauran energi di sebagian besar wilayah Indonesia saat ini), maka sebenarnya kita cuma </text:span><text:span text:style-name="Strong_20_Emphasis"><text:span text:style-name="T1">'memindahkan' polusi dan emisinya dari knalpot kendaraan di jalan raya ke cerobong asap PLTU</text:span></text:span><text:span text:style-name="T1"> di tempat lain. Emisi CO2 totalnya mungkin masih ada (bahkan bisa jadi lebih tinggi tergantung efisiensi PLTU dan jaringan), meskipun memang polusi udara lokal di perkotaan bisa berkurang drastis. Jadi, idealnya, transisi ke penggunaan kendaraan listrik ini harus </text:span><text:span text:style-name="Strong_20_Emphasis"><text:span text:style-name="T1">berjalan beriringan dan didukung penuh</text:span></text:span><text:span text:style-name="T1"> dengan transisi ke sistem pembangkit listrik yang juga semakin bersih dan didominasi oleh energi terbarukan. Baru deh kita bisa benar-benar bilang kalau EV itu adalah solusi transportasi masa depan yang sepenuhnya hijau dan berkelanjutan.</text:span></text:p>
            <text:p text:style-name="Text_20_body"><text:span text:style-name="T1">Kesimpulannya, mengubah cara kita bertransportasi sehari-hari adalah salah satu kunci super penting untuk mengatasi masalah polusi udara yang mengganggu kesehatan kita dan krisis iklim yang mengancam masa depan bumi. Yuk, mulai dari sekarang, coba lebih sadar dan lebih bijak dalam memilih cara kita bepergian. Kalau jaraknya memungkinkan, </text:span><text:span text:style-name="Strong_20_Emphasis"><text:span text:style-name="T1">utamakan jalan kaki atau bersepeda – ini yang terbaik!</text:span></text:span><text:span text:style-name="T1"> Kalau jaraknya agak jauh dan ada pilihan, </text:span><text:span text:style-name="Strong_20_Emphasis"><text:span text:style-name="T1">pilih naik angkutan umum daripada kendaraan pribadi</text:span></text:span><text:span text:style-name="T1">. Dan kalau suatu saat nanti kamu atau keluargamu punya rezeki dan kesempatan, </text:span><text:span text:style-name="Strong_20_Emphasis"><text:span text:style-name="T1">pertimbangkan untuk beralih ke kendaraan listrik</text:span></text:span><text:span text:style-name="T1">, sambil kita semua terus mendorong dan mendukung agar sumber listrik yang kita pakai di Indonesia juga semakin bersih dari waktu ke waktu! Setiap kilometer perjalanan yang kita tempuh dengan cara yang lebih ramah lingkungan itu berarti satu langkah kecil kita untuk menjaga bumi dan kesehatan kita sendiri!</text:span></text:p>
            <text:p text:style-name="Text_20_body"><text:span text:style-name="Strong_20_Emphasis"><text:span text:style-name="T1">(Prompt Gambar Ilustrasi untuk Subbab 7.2)</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njelaskan dan mempromosikan pilihan transportasi ramah lingkungan</text:span></text:span><text:span text:style-name="T1"> dengan gaya visual yang ceria, modern, dan memotivasi remaja Indonesia.</text:span></text:p>
            <text:list xml:id="list5312914893050802454" text:style-name="L90">
              <text:list-item>
                <text:p text:style-name="P195"><text:span text:style-name="Strong_20_Emphasis"><text:span text:style-name="T1">Judul Besar:</text:span></text:span><text:span text:style-name="T1"> </text:span><text:span text:style-name="Strong_20_Emphasis"><text:span text:style-name="T1">Pergi Kemana? Pilih Transportasi Hijau Biar Makin Keren!</text:span></text:span><text:span text:style-name="T1"> </text:span></text:p>
              </text:list-item>
              <text:list-item>
                <text:p text:style-name="P195"><text:span text:style-name="Strong_20_Emphasis"><text:span text:style-name="T1">Bagian Masalah (Sebagai kontras, bisa kecil di pojok):</text:span></text:span><text:span text:style-name="T1"> Ikon siluet kota dengan kabut polusi abu-abu, ikon knalpot mobil/motor mengeluarkan asap hitam tebal, ikon CO2. Teks singkat: </text:span><text:span text:style-name="Strong_20_Emphasis"><text:span text:style-name="T1">'Stop Polusi </text:span></text:span><text:soft-page-break/><text:span text:style-name="Strong_20_Emphasis"><text:span text:style-name="T1">dari Transportasi!'</text:span></text:span><text:span text:style-name="T1">. </text:span></text:p>
              </text:list-item>
              <text:list-item>
                <text:p text:style-name="P195"><text:span text:style-name="Strong_20_Emphasis"><text:span text:style-name="T1">Pilihan Solusi Ramah Lingkungan (Bagian Utama - Tampilkan secara menarik):</text:span></text:span><text:span text:style-name="T1"> </text:span></text:p>
                <text:list>
                  <text:list-item>
                    <text:p text:style-name="P195"><text:span text:style-name="Strong_20_Emphasis"><text:span text:style-name="T1">Jalan Kaki &amp; Sepeda (Paling Direkomendasikan):</text:span></text:span><text:span text:style-name="T1"> Gambarkan </text:span><text:span text:style-name="Strong_20_Emphasis"><text:span text:style-name="T1">dua remaja (laki-laki &amp; perempuan) tersenyum ceria</text:span></text:span><text:span text:style-name="T1">, satu sedang </text:span><text:span text:style-name="Strong_20_Emphasis"><text:span text:style-name="T1">berjalan kaki</text:span></text:span><text:span text:style-name="T1"> santai di trotoar yang teduh, satu lagi sedang </text:span><text:span text:style-name="Strong_20_Emphasis"><text:span text:style-name="T1">naik sepeda</text:span></text:span><text:span text:style-name="T1"> di jalur khusus. Tambahkan ikon </text:span><text:span text:style-name="Strong_20_Emphasis"><text:span text:style-name="T1">hati (❤️ Sehat!)</text:span></text:span><text:span text:style-name="T1">, </text:span><text:span text:style-name="Strong_20_Emphasis"><text:span text:style-name="T1">daun hijau (? Nol Emisi!)</text:span></text:span><text:span text:style-name="T1">, dan </text:span><text:span text:style-name="Strong_20_Emphasis"><text:span text:style-name="T1">koin dicoret (? Gratis!)</text:span></text:span><text:span text:style-name="T1">. Label besar: </text:span><text:span text:style-name="Strong_20_Emphasis"><text:span text:style-name="T1">'Jarak Dekat? Jalan Kaki / Gowes Juaranya!'</text:span></text:span><text:span text:style-name="T1">. </text:span></text:p>
                  </text:list-item>
                  <text:list-item>
                    <text:p text:style-name="P195"><text:span text:style-name="Strong_20_Emphasis"><text:span text:style-name="T1">Transportasi Umum:</text:span></text:span><text:span text:style-name="T1"> Gambarkan </text:span><text:span text:style-name="Strong_20_Emphasis"><text:span text:style-name="T1">bus modern (mungkin bus listrik) yang rapi</text:span></text:span><text:span text:style-name="T1"> dan </text:span><text:span text:style-name="Strong_20_Emphasis"><text:span text:style-name="T1">kereta/KRL</text:span></text:span><text:span text:style-name="T1"> yang sedang berjalan, dengan jendela menunjukkan banyak penumpang di dalamnya. Mungkin tambahkan ikon </text:span><text:span text:style-name="Strong_20_Emphasis"><text:span text:style-name="T1">labi-labi/angkot</text:span></text:span><text:span text:style-name="T1"> sebagai representasi lokal. Beri panah menunjukkan </text:span><text:span text:style-name="Strong_20_Emphasis"><text:span text:style-name="T1">satu bus/kereta = mengurangi banyak motor/mobil di jalan</text:span></text:span><text:span text:style-name="T1">. Label besar: </text:span><text:span text:style-name="Strong_20_Emphasis"><text:span text:style-name="T1">'Naik Angkutan Umum? Efisien &amp; Kurangi Macet!'</text:span></text:span><text:span text:style-name="T1">. </text:span></text:p>
                  </text:list-item>
                  <text:list-item>
                    <text:p text:style-name="P195"><text:span text:style-name="Strong_20_Emphasis"><text:span text:style-name="T1">Kendaraan Listrik (EV):</text:span></text:span><text:span text:style-name="T1"> Gambarkan </text:span><text:span text:style-name="Strong_20_Emphasis"><text:span text:style-name="T1">motor listrik</text:span></text:span><text:span text:style-name="T1"> dan </text:span><text:span text:style-name="Strong_20_Emphasis"><text:span text:style-name="T1">mobil listrik</text:span></text:span><text:span text:style-name="T1"> dengan desain modern dan futuristik berwarna cerah (misal: hijau/biru). Tunjukkan </text:span><text:span text:style-name="Strong_20_Emphasis"><text:span text:style-name="T1">ikon colokan listrik</text:span></text:span><text:span text:style-name="T1"> terhubung ke kendaraan dan </text:span><text:span text:style-name="Strong_20_Emphasis"><text:span text:style-name="T1">simbol 'daun' atau 'nol emisi knalpot' (?￰ﾟﾒﾨ)</text:span></text:span><text:span text:style-name="T1">. Label besar: </text:span><text:span text:style-name="Strong_20_Emphasis"><text:span text:style-name="T1">'Kendaraan Listrik (EV): Bersih di Jalan!'</text:span></text:span><text:span text:style-name="T1">. </text:span></text:p>
                  </text:list-item>
                </text:list>
              </text:list-item>
              <text:list-item>
                <text:p text:style-name="P195"><text:span text:style-name="Strong_20_Emphasis"><text:span text:style-name="T1">Pesan Kunci/Ajakan (Di Bawah):</text:span></text:span><text:span text:style-name="T1"> </text:span></text:p>
                <text:list>
                  <text:list-item>
                    <text:p text:style-name="P195"><text:span text:style-name="T1">Beri teks ajakan yang kuat: </text:span><text:span text:style-name="Strong_20_Emphasis"><text:span text:style-name="T1">'Pilihan Transportasimu Hari Ini Menentukan Udara &amp; Bumi Kita Besok!'</text:span></text:span><text:span text:style-name="T1">. </text:span></text:p>
                  </text:list-item>
                  <text:list-item>
                    <text:p text:style-name="P82"><text:span text:style-name="T1">Tambahkan catatan penting dalam kotak kecil: </text:span><text:span text:style-name="Strong_20_Emphasis"><text:span text:style-name="T1">'Psst.. Pastikan juga listrik buat nge-charge EV makin bersih ya!'</text:span></text:span><text:span text:style-name="T1">. Gunakan gaya ilustrasi kartun modern yang dinamis, penuh warna cerah (hijau, biru, putih, kuning), menampilkan karakter remaja Indonesia yang aktif, ceria, dan peduli lingkungan." </text:span></text:p>
                  </text:list-item>
                </text:list>
              </text:list-item>
            </text:list>
            <text:p text:style-name="P239"/>
            <text:p text:style-name="P104">Ini adalah jawaban untuk Subbab 7.2. Silakan berikan perintah "YAX" jika Anda ingin saya melanjutkan ke prompt berikutnya (Subbab 7.3).</text:p>
          </text:section>
          <text:section text:style-name="Sect1" text:name="feedback-form-83">
            <text:p text:style-name="P218"/>
          </text:section>
        </text:section>
        <text:section text:style-name="Sect1" text:name="38680e4649e2a99e">
          <text:p text:style-name="P104"/>
          <text:section text:style-name="Sect1" text:name="user-query-content-84">
            <text:p text:style-name="P237">YAX </text:p>
          </text:section>
          <text:p text:style-name="P218"><text:soft-page-break/>Tampilkan alur berpikir</text:p>
          <text:section text:style-name="Sect2" text:name="model-response-message-contentr_38680e4649e2a99e">
            <text:p text:style-name="P218"/>
          </text:section>
          <text:section text:style-name="Sect1" text:name="feedback-form-84">
            <text:p text:style-name="P218"/>
          </text:section>
        </text:section>
        <text:section text:style-name="Sect1" text:name="2e22402b0f483a69">
          <text:p text:style-name="P104"/>
          <text:section text:style-name="Sect1" text:name="user-query-content-85">
            <text:p text:style-name="P237">PRESENT IT </text:p>
          </text:section>
          <text:p text:style-name="P218">Tampilkan alur berpikir</text:p>
          <text:section text:style-name="Sect2" text:name="model-response-message-contentr_2e22402b0f483a69">
            <text:p text:style-name="Text_20_body"><text:span text:style-name="T1">Oke, ini jawaban untuk prompt </text:span><text:span text:style-name="Strong_20_Emphasis"><text:span text:style-name="T1">Subbab 7.3 (Mendorong Energi Bersih: Suara Kita Sebagai Konsumen)</text:span></text:span><text:span text:style-name="T1">, yang membahas bagaimana pilihan belanja kita bisa berpengaruh:</text:span></text:p>
            <text:p text:style-name="P239"/>
            <text:p text:style-name="Text_20_body"><text:span text:style-name="Strong_20_Emphasis"><text:span text:style-name="T1">(Teks Subbab 7.3)</text:span></text:span></text:p>
            <text:p text:style-name="Text_20_body"><text:span text:style-name="T1">Selain mengubah kebiasaan kita di rumah (hemat energi) dan di jalan (transportasi hijau), ada satu lagi nih 'kekuatan super' tersembunyi yang kita semua miliki, nggak peduli kamu masih pelajar SMP, SMA, mahasiswa, atau bahkan sudah bekerja: yaitu kekuatan kita sebagai </text:span><text:span text:style-name="Strong_20_Emphasis"><text:span text:style-name="T1">Konsumen</text:span></text:span><text:span text:style-name="T1">! Ya, kamu nggak salah baca kok. Setiap kali kita memutuskan untuk </text:span><text:span text:style-name="Strong_20_Emphasis"><text:span text:style-name="T1">membeli</text:span></text:span><text:span text:style-name="T1"> atau </text:span><text:span text:style-name="Strong_20_Emphasis"><text:span text:style-name="T1">tidak membeli</text:span></text:span><text:span text:style-name="T1"> suatu barang, setiap kali kita memilih untuk menggunakan produk atau jasa dari satu merek dibandingkan merek lain, kita sebenarnya sedang </text:span><text:span text:style-name="Strong_20_Emphasis"><text:span text:style-name="T1">'memberikan suara'</text:span></text:span><text:span text:style-name="T1"> atau </text:span><text:span text:style-name="Strong_20_Emphasis"><text:span text:style-name="T1">'voting'</text:span></text:span><text:span text:style-name="T1"> pakai uang kita (atau uang orang tua kita yang kita pakai belanja ?).</text:span></text:p>
            <text:p text:style-name="Text_20_body"><text:span text:style-name="T1">Bayangin deh, kalau banyak banget konsumen—jutaan orang di Indonesia, termasuk kita-kita di Tapak Tuan ini—mulai lebih peduli dan lebih memilih untuk membeli produk atau menggunakan jasa dari perusahaan-perusahaan yang terbukti lebih ramah lingkungan dan punya komitmen pada keberlanjutan (termasuk dalam hal penggunaan energi untuk produksi atau operasionalnya), kira-kira apa yang akan terjadi? Pastinya, perusahaan-perusahaan lain yang tadinya cuek atau nggak peduli, lama-lama akan merasa 'ketinggalan zaman' atau kehilangan pasar. Mau nggak mau, mereka juga akan terdorong untuk ikut </text:span><text:span text:style-name="Strong_20_Emphasis"><text:span text:style-name="T1">berubah menjadi lebih 'hijau'</text:span></text:span><text:span text:style-name="T1"> agar tetap bisa bersaing dan disukai konsumen. Jadi, pilihan kita sebagai konsumen itu, kalau dilakukan secara kolektif, punya </text:span><text:span text:style-name="Strong_20_Emphasis"><text:span text:style-name="T1">kekuatan dahsyat untuk ikut 'menyetir' arah dunia usaha dan industri</text:span></text:span><text:span text:style-name="T1"> jadi lebih bertanggung jawab terhadap lingkungan dan ikut mendukung transisi ke energi bersih! Keren banget kan kekuatan kita ini? Nah, pertanyaannya sekarang, gimana cara kita </text:span><text:soft-page-break/><text:span text:style-name="T1">menggunakan 'kekuatan super' konsumen ini secara efektif?</text:span></text:p>
            <text:p text:style-name="Text_20_body"><text:span text:style-name="Strong_20_Emphasis"><text:span text:style-name="T1">1. Jadi Konsumen yang Lebih Cerdas, Kritis &amp; Sadar Lingkungan:</text:span></text:span><text:span text:style-name="T1"> Ini langkah pertamanya. Mulai sekarang, biasakan untuk </text:span><text:span text:style-name="Strong_20_Emphasis"><text:span text:style-name="T1">berpikir sejenak sebelum membeli</text:span></text:span><text:span text:style-name="T1"> sesuatu, jangan cuma asal ikut-ikutan teman, tergoda iklan, atau lapar mata pas lihat diskon. Coba deh pertimbangkan beberapa pertanyaan ini:</text:span></text:p>
            <text:list xml:id="list475159174748726665" text:style-name="L91">
              <text:list-item>
                <text:p text:style-name="P196"><text:span text:style-name="Strong_20_Emphasis"><text:span text:style-name="T1">Apakah aku </text:span></text:span><text:span text:style-name="Strong_20_Emphasis"><text:span text:style-name="Emphasis"><text:span text:style-name="T1">benar-benar</text:span></text:span></text:span><text:span text:style-name="Strong_20_Emphasis"><text:span text:style-name="T1"> butuh barang ini?</text:span></text:span><text:span text:style-name="T1"> Atau cuma pengen sesaat aja? (Ini cara paling ampuh mengurangi konsumsi berlebih dan sampah!). </text:span></text:p>
              </text:list-item>
              <text:list-item>
                <text:p text:style-name="P196"><text:span text:style-name="Strong_20_Emphasis"><text:span text:style-name="T1">Apakah barang ini awet, berkualitas bagus, dan bisa dipakai lama?</text:span></text:span><text:span text:style-name="T1"> (Lebih baik investasi sedikit lebih mahal untuk barang yang tahan bertahun-tahun daripada beli barang murah tapi sebulan udah rusak dan jadi sampah). </text:span></text:p>
              </text:list-item>
              <text:list-item>
                <text:p text:style-name="P196"><text:span text:style-name="Strong_20_Emphasis"><text:span text:style-name="T1">Bagaimana kemasannya? Apakah berlebihan? Bisakah didaur ulang?</text:span></text:span><text:span text:style-name="T1"> (Usahakan pilih produk dengan kemasan minimalis, terbuat dari bahan daur ulang, atau kalau bisa beli yang </text:span><text:span text:style-name="Emphasis"><text:span text:style-name="T1">curah</text:span></text:span><text:span text:style-name="T1"> atau isi ulang – jangan lupa bawa tas belanja atau wadah sendiri dari rumah ya!). </text:span></text:p>
              </text:list-item>
              <text:list-item>
                <text:p text:style-name="P196"><text:span text:style-name="Strong_20_Emphasis"><text:span text:style-name="T1">Apakah produk ini dibuat dengan proses yang lebih ramah lingkungan?</text:span></text:span><text:span text:style-name="T1"> (Ini mungkin yang paling susah dicari tahu, tapi kita bisa coba cari informasi di internet, baca label produk, atau pilih merek/produk yang punya reputasi bagus soal isu lingkungan, punya sertifikasi </text:span><text:span text:style-name="Emphasis"><text:span text:style-name="T1">eco-label</text:span></text:span><text:span text:style-name="T1">, organik, atau </text:span><text:span text:style-name="Emphasis"><text:span text:style-name="T1">fair trade</text:span></text:span><text:span text:style-name="T1">). </text:span></text:p>
              </text:list-item>
              <text:list-item>
                <text:p text:style-name="P83"><text:span text:style-name="Strong_20_Emphasis"><text:span text:style-name="T1">Khusus untuk alat elektronik (kalau mau beli baru), apakah dia hemat energi?</text:span></text:span><text:span text:style-name="T1"> (Ingat lagi tips di Subbab 7.1! Cari yang Watt-nya kecil atau punya teknologi hemat energi). </text:span></text:p>
              </text:list-item>
            </text:list>
            <text:p text:style-name="Text_20_body"><text:span text:style-name="T1">Dengan mulai membiasakan diri jadi konsumen yang lebih kritis dan mempertimbangkan dampak lingkungan dari pilihan kita, kita sudah berkontribusi mengurangi jejak ekologis kita dan mengirim 'sinyal' ke produsen bahwa kita peduli! Selain itu, kita juga bisa secara aktif </text:span><text:span text:style-name="Strong_20_Emphasis"><text:span text:style-name="T1">mendukung merek atau perusahaan</text:span></text:span><text:span text:style-name="T1"> (baik skala nasional maupun internasional) yang kita tahu punya </text:span><text:span text:style-name="Strong_20_Emphasis"><text:span text:style-name="T1">komitmen nyata dan transparan terhadap keberlanjutan</text:span></text:span><text:span text:style-name="T1">. Misalnya, perusahaan yang sudah menggunakan energi terbarukan di pabriknya, punya program pengelolaan limbah yang baik, atau punya program tanggung jawab sosial dan lingkungan (CSR) yang jelas. Kalau kita ramai-ramai mendukung perusahaan 'baik' seperti ini, mereka akan makin kuat, </text:span><text:soft-page-break/><text:span text:style-name="T1">makin berkembang, dan bisa jadi inspirasi buat perusahaan lain untuk meniru.</text:span></text:p>
            <text:p text:style-name="Text_20_body"><text:span text:style-name="Strong_20_Emphasis"><text:span text:style-name="T1">2. Memilih Opsi Energi yang Lebih Hijau (Jika Tersedia &amp; Memungkinkan):</text:span></text:span><text:span text:style-name="T1"> Untuk urusan energi listrik yang kita pakai di rumah, kita sebagai konsumen juga punya beberapa pilihan untuk secara langsung mendukung energi bersih, meskipun mungkin opsinya belum sebanyak di negara maju dan belum tentu tersedia atau terjangkau untuk semua orang di Indonesia saat ini (per April 2025):</text:span></text:p>
            <text:list xml:id="list1768828683728268642" text:style-name="L92">
              <text:list-item>
                <text:p text:style-name="P197"><text:span text:style-name="Strong_20_Emphasis"><text:span text:style-name="T1">Opsi Tarif Hijau dari PLN:</text:span></text:span><text:span text:style-name="T1"> Kadang-kadang, perusahaan listrik negara kita, PLN, menawarkan skema khusus di mana pelanggan (biasanya pelanggan industri atau bisnis besar dulu, tapi mungkin ke depan bisa untuk rumah tangga juga) bisa memilih untuk </text:span><text:span text:style-name="Strong_20_Emphasis"><text:span text:style-name="T1">membayar sedikit biaya tambahan</text:span></text:span><text:span text:style-name="T1"> agar penggunaan listrik mereka 'dianggap' berasal dari sumber energi terbarukan yang dimiliki atau dibeli oleh PLN. Ini biasanya dalam bentuk pembelian </text:span><text:span text:style-name="Strong_20_Emphasis"><text:span text:style-name="T1">Sertifikat Energi Terbarukan (</text:span></text:span><text:span text:style-name="Strong_20_Emphasis"><text:span text:style-name="Emphasis"><text:span text:style-name="T1">Renewable Energy Certificate</text:span></text:span></text:span><text:span text:style-name="Strong_20_Emphasis"><text:span text:style-name="T1"> - REC)</text:span></text:span><text:span text:style-name="T1">. Dengan membeli REC ini, kita secara finansial ikut </text:span><text:span text:style-name="Strong_20_Emphasis"><text:span text:style-name="T1">mendukung pengembangan proyek-proyek pembangkit listrik EBT baru</text:span></text:span><text:span text:style-name="T1"> di Indonesia. Coba deh cari tahu apakah skema seperti ini sudah tersedia untuk pelanggan rumah tangga di daerahmu dan apakah sesuai dengan kemampuan finansial keluargamu. </text:span></text:p>
              </text:list-item>
              <text:list-item>
                <text:p text:style-name="P197"><text:span text:style-name="Strong_20_Emphasis"><text:span text:style-name="T1">Memasang PLTS Atap Sendiri:</text:span></text:span><text:span text:style-name="T1"> Seperti yang sudah disinggung sebelumnya, kalau kondisi rumahmu memungkinkan (kamu tinggal di rumah milik sendiri atau dapat izin dari pemilik, punya atap yang cukup luas, kuat strukturnya, dan tidak terlalu banyak terhalang bayangan pohon atau bangunan lain), </text:span><text:span text:style-name="Strong_20_Emphasis"><text:span text:style-name="T1">memasang Pembangkit Listrik Tenaga Surya (PLTS) Atap</text:span></text:span><text:span text:style-name="T1"> adalah salah satu aksi konsumen energi yang paling keren dan paling berdampak langsung! Dengan punya PLTS Atap, kamu dan keluargamu bisa: </text:span></text:p>
                <text:list>
                  <text:list-item>
                    <text:p text:style-name="P197"><text:span text:style-name="Strong_20_Emphasis"><text:span text:style-name="T1">Memproduksi sendiri sebagian (atau bahkan mungkin seluruh) kebutuhan listrik harian</text:span></text:span><text:span text:style-name="T1"> pakai energi matahari yang bersih dan gratis. </text:span></text:p>
                  </text:list-item>
                  <text:list-item>
                    <text:p text:style-name="P197"><text:span text:style-name="Strong_20_Emphasis"><text:span text:style-name="T1">Mengurangi tagihan listrik bulanan dari PLN</text:span></text:span><text:span text:style-name="T1"> secara signifikan dalam jangka panjang (setelah biaya investasi awalnya kembali modal). </text:span></text:p>
                  </text:list-item>
                  <text:list-item>
                    <text:p text:style-name="P197"><text:span text:style-name="T1">Ikut </text:span><text:span text:style-name="Strong_20_Emphasis"><text:span text:style-name="T1">berkontribusi menambah pasokan energi bersih</text:span></text:span><text:span text:style-name="T1"> ke jaringan listrik nasional jika sistemnya </text:span><text:span text:style-name="Emphasis"><text:span text:style-name="T1">on-grid</text:span></text:span><text:span text:style-name="T1"> dan ada kelebihan </text:span><text:soft-page-break/><text:span text:style-name="T1">produksi. </text:span></text:p>
                  </text:list-item>
                  <text:list-item>
                    <text:p text:style-name="P114">Meningkatkan nilai jual rumahmu di masa depan. Meskipun investasi awalnya masih lumayan besar, tapi dengan harga panel surya yang terus turun dan adanya beberapa dukungan regulasi dari pemerintah untuk PLTS Atap (seperti aturan ekspor-impor listrik), ini jadi pilihan yang makin menarik untuk dipertimbangkan oleh banyak keluarga di Indonesia. </text:p>
                  </text:list-item>
                </text:list>
              </text:list-item>
            </text:list>
            <text:p text:style-name="Text_20_body"><text:span text:style-name="Strong_20_Emphasis"><text:span text:style-name="T1">3. Dukung Bisnis Lokal di Sekitar Kita yang Berkelanjutan:</text:span></text:span><text:span text:style-name="T1"> Kekuatan kita sebagai konsumen juga bisa kita arahkan untuk </text:span><text:span text:style-name="Strong_20_Emphasis"><text:span text:style-name="T1">mendukung usaha-usaha kecil dan menengah (UKM) atau bisnis lokal di sekitar kita</text:span></text:span><text:span text:style-name="T1"> (di Tapak Tuan atau di mana pun kamu berada!) </text:span><text:span text:style-name="Strong_20_Emphasis"><text:span text:style-name="T1">yang juga punya semangat dan berusaha menerapkan praktik-praktik bisnis yang lebih berkelanjutan dan ramah lingkungan</text:span></text:span><text:span text:style-name="T1">. Coba deh mulai sekarang lebih peka dan perhatikan lingkungan sekitarmu:</text:span></text:p>
            <text:list xml:id="list7775370224133697994" text:style-name="L93">
              <text:list-item>
                <text:p text:style-name="P198"><text:span text:style-name="T1">Ada nggak </text:span><text:span text:style-name="Strong_20_Emphasis"><text:span text:style-name="T1">warung makan, rumah makan, atau kafe lokal</text:span></text:span><text:span text:style-name="T1"> yang bangga menyajikan </text:span><text:span text:style-name="Strong_20_Emphasis"><text:span text:style-name="T1">menu dari bahan baku lokal</text:span></text:span><text:span text:style-name="T1"> (mengurangi jejak karbon transportasi pangan), berusaha </text:span><text:span text:style-name="Strong_20_Emphasis"><text:span text:style-name="T1">mengurangi penggunaan plastik sekali pakai</text:span></text:span><text:span text:style-name="T1"> (misalnya nggak otomatis kasih sedotan plastik, menawarkan diskon kalau bawa tempat makan/minum sendiri), atau punya </text:span><text:span text:style-name="Strong_20_Emphasis"><text:span text:style-name="T1">sistem pengelolaan sampah</text:span></text:span><text:span text:style-name="T1"> yang baik (misah-misahin sampah organik/anorganik)? </text:span></text:p>
              </text:list-item>
              <text:list-item>
                <text:p text:style-name="P198"><text:span text:style-name="T1">Ada nggak </text:span><text:span text:style-name="Strong_20_Emphasis"><text:span text:style-name="T1">penginapan, homestay, atau hotel</text:span></text:span><text:span text:style-name="T1"> di daerah wisatamu yang secara jelas mempromosikan dan menerapkan </text:span><text:span text:style-name="Strong_20_Emphasis"><text:span text:style-name="T1">program hemat energi</text:span></text:span><text:span text:style-name="T1"> (pakai lampu LED, AC diatur efisien) dan </text:span><text:span text:style-name="Strong_20_Emphasis"><text:span text:style-name="T1">hemat air</text:span></text:span><text:span text:style-name="T1"> (misalnya punya program ajakan untuk pakai ulang handuk)? </text:span></text:p>
              </text:list-item>
              <text:list-item>
                <text:p text:style-name="P198"><text:span text:style-name="T1">Ada nggak </text:span><text:span text:style-name="Strong_20_Emphasis"><text:span text:style-name="T1">toko kelontong atau pasar tradisional</text:span></text:span><text:span text:style-name="T1"> yang lebih banyak menjual </text:span><text:span text:style-name="Strong_20_Emphasis"><text:span text:style-name="T1">produk-produk lokal hasil petani/nelayan sekitar</text:span></text:span><text:span text:style-name="T1">, atau mungkin ada toko yang mulai menyediakan </text:span><text:span text:style-name="Strong_20_Emphasis"><text:span text:style-name="T1">opsi isi ulang (</text:span></text:span><text:span text:style-name="Strong_20_Emphasis"><text:span text:style-name="Emphasis"><text:span text:style-name="T1">refill</text:span></text:span></text:span><text:span text:style-name="Strong_20_Emphasis"><text:span text:style-name="T1">)</text:span></text:span><text:span text:style-name="T1"> untuk produk kebutuhan sehari-hari seperti sabun cuci, sampo, atau deterjen? </text:span></text:p>
              </text:list-item>
              <text:list-item>
                <text:p text:style-name="P84"><text:span text:style-name="T1">Ada nggak </text:span><text:span text:style-name="Strong_20_Emphasis"><text:span text:style-name="T1">pengrajin lokal</text:span></text:span><text:span text:style-name="T1"> yang kreatif memanfaatkan </text:span><text:span text:style-name="Strong_20_Emphasis"><text:span text:style-name="T1">bahan baku alami dari sekitar</text:span></text:span><text:span text:style-name="T1"> (seperti bambu, rotan, daun pandan) atau bahkan </text:span><text:span text:style-name="Strong_20_Emphasis"><text:span text:style-name="T1">mendaur ulang sampah</text:span></text:span><text:span text:style-name="T1"> (misal: tas dari bekas bungkus kopi, kerajinan dari ban bekas) untuk dijadikan produk yang unik dan bernilai jual? </text:span></text:p>
              </text:list-item>
            </text:list>
            <text:p text:style-name="Text_20_body"><text:span text:style-name="T1">Kalau kamu menemukan bisnis-bisnis lokal yang punya semangat 'hijau' </text:span><text:soft-page-break/><text:span text:style-name="T1">seperti contoh-contoh di atas, yuk kita </text:span><text:span text:style-name="Strong_20_Emphasis"><text:span text:style-name="T1">dukung mereka</text:span></text:span><text:span text:style-name="T1">! Caranya gimana? Ya dengan </text:span><text:span text:style-name="Strong_20_Emphasis"><text:span text:style-name="T1">membeli produk atau menggunakan jasa mereka</text:span></text:span><text:span text:style-name="T1">! Jangan lupa juga </text:span><text:span text:style-name="Strong_20_Emphasis"><text:span text:style-name="T1">beri apresiasi</text:span></text:span><text:span text:style-name="T1"> (misalnya kasih ulasan positif online atau bilang langsung ke pemiliknya) dan </text:span><text:span text:style-name="Strong_20_Emphasis"><text:span text:style-name="T1">ceritakan ke teman atau keluargamu</text:span></text:span><text:span text:style-name="T1"> tentang bisnis keren ini. Dengan mendukung mereka, kita tidak hanya membantu perputaran ekonomi lokal di daerah kita, tapi juga </text:span><text:span text:style-name="Strong_20_Emphasis"><text:span text:style-name="T1">memberikan 'sinyal' yang kuat ke pasar</text:span></text:span><text:span text:style-name="T1"> bahwa kita sebagai konsumen menghargai dan menginginkan bisnis yang bertanggung jawab terhadap lingkungan dan sosial. Ini bisa mendorong bisnis-bisnis lain (yang mungkin tadinya cuek) untuk ikut terinspirasi dan melakukan hal yang sama. Ingat, setiap rupiah yang kita keluarkan itu punya potensi untuk membawa dampak, jadi mari kita belanjakan dengan lebih bijak!</text:span></text:p>
            <text:p text:style-name="Text_20_body"><text:span text:style-name="T1">Jadi, jangan pernah lagi meremehkan kekuatanmu sebagai seorang konsumen ya! Dengan membuat pilihan-pilihan yang lebih sadar, lebih kritis, lebih tahu informasi, dan lebih peduli pada dampak lingkungan dan sosial dari setiap barang atau jasa yang kita beli dan gunakan, kita semua—termasuk kamu sebagai remaja—bisa ikut menjadi bagian penting dari solusi dan berkontribusi nyata mendorong perubahan ke arah masa depan yang lebih baik, lebih bersih, dan lebih berkelanjutan untuk Indonesia dan dunia. </text:span><text:span text:style-name="Strong_20_Emphasis"><text:span text:style-name="T1">Pilihanmu hari ini ikut menentukan seperti apa wujud dunia kita di esok hari!</text:span></text:span></text:p>
            <text:p text:style-name="Text_20_body"><text:span text:style-name="Strong_20_Emphasis"><text:span text:style-name="T1">(Prompt Gambar Ilustrasi untuk Subbab 7.3)</text:span></text:span></text:p>
            <text:p text:style-name="Text_20_body"><text:span text:style-name="Strong_20_Emphasis"><text:span text:style-name="T1">Prompt Gambar Ilustrasi:</text:span></text:span><text:span text:style-name="T1"> "Buat ilustrasi infografis yang </text:span><text:span text:style-name="Strong_20_Emphasis"><text:span text:style-name="T1">menjelaskan berbagai cara remaja bisa menggunakan 'kekuatan konsumen' mereka untuk mendukung energi bersih dan keberlanjutan</text:span></text:span><text:span text:style-name="T1">, dengan gaya visual yang ceria, modern, dan memberdayakan.</text:span></text:p>
            <text:list xml:id="list2805651937666616110" text:style-name="L94">
              <text:list-item>
                <text:p text:style-name="P199"><text:span text:style-name="Strong_20_Emphasis"><text:span text:style-name="T1">Judul Besar:</text:span></text:span><text:span text:style-name="T1"> </text:span><text:span text:style-name="Strong_20_Emphasis"><text:span text:style-name="T1">Kamu Punya Power! Jadi Konsumen Keren yang Bikin Perubahan!</text:span></text:span><text:span text:style-name="T1"> </text:span></text:p>
              </text:list-item>
              <text:list-item>
                <text:p text:style-name="P199"><text:span text:style-name="Strong_20_Emphasis"><text:span text:style-name="T1">Visualisasi Pusat (Remaja sebagai Konsumen):</text:span></text:span><text:span text:style-name="T1"> Gambarkan </text:span><text:span text:style-name="Strong_20_Emphasis"><text:span text:style-name="T1">seorang remaja Indonesia (representatif)</text:span></text:span><text:span text:style-name="T1"> sedang memegang </text:span><text:span text:style-name="Strong_20_Emphasis"><text:span text:style-name="T1">'kartu kekuatan konsumen'</text:span></text:span><text:span text:style-name="T1"> (bisa seperti kartu kredit/debit tapi dengan simbol daun/bumi) atau </text:span><text:span text:style-name="Strong_20_Emphasis"><text:span text:style-name="T1">keranjang belanja 'pintar'</text:span></text:span><text:span text:style-name="T1">. Di sekeliling remaja ini, ada 'gelembung pikiran' atau ikon-ikon yang menunjukkan pertimbangan sebelum membeli. </text:span></text:p>
              </text:list-item>
              <text:list-item>
                <text:p text:style-name="P199"><text:span text:style-name="Strong_20_Emphasis"><text:span text:style-name="T1">Aksi Konsumen Cerdas (Digambarkan sebagai ikon-ikon aksi di </text:span></text:span><text:soft-page-break/><text:span text:style-name="Strong_20_Emphasis"><text:span text:style-name="T1">sekitar remaja):</text:span></text:span><text:span text:style-name="T1"> </text:span></text:p>
                <text:list>
                  <text:list-item>
                    <text:p text:style-name="P199"><text:span text:style-name="Strong_20_Emphasis"><text:span text:style-name="T1">Pikir Sebelum Beli:</text:span></text:span><text:span text:style-name="T1"> Ikon </text:span><text:span text:style-name="Strong_20_Emphasis"><text:span text:style-name="T1">otak berpikir</text:span></text:span><text:span text:style-name="T1"> atau </text:span><text:span text:style-name="Strong_20_Emphasis"><text:span text:style-name="T1">daftar ceklis</text:span></text:span><text:span text:style-name="T1"> dengan poin: 'Butuh/Pengen?', 'Awet?', 'Kemasan?', 'Ramah Lingkungan?'. Label: </text:span><text:span text:style-name="Strong_20_Emphasis"><text:span text:style-name="T1">'Jadi Konsumen Kritis &amp; Cerdas!'</text:span></text:span><text:span text:style-name="T1">. </text:span></text:p>
                  </text:list-item>
                  <text:list-item>
                    <text:p text:style-name="P199"><text:span text:style-name="Strong_20_Emphasis"><text:span text:style-name="T1">Pilih Produk Hijau:</text:span></text:span><text:span text:style-name="T1"> Ikon </text:span><text:span text:style-name="Strong_20_Emphasis"><text:span text:style-name="T1">tangan memilih produk</text:span></text:span><text:span text:style-name="T1"> di rak toko yang punya </text:span><text:span text:style-name="Strong_20_Emphasis"><text:span text:style-name="T1">label 'Eco/Organik/Lokal/Daur Ulang♻️/Hemat Energi?'</text:span></text:span><text:span text:style-name="T1">. Label: </text:span><text:span text:style-name="Strong_20_Emphasis"><text:span text:style-name="T1">'Pilih Produk yang Lebih Baik!'</text:span></text:span><text:span text:style-name="T1">. </text:span></text:p>
                  </text:list-item>
                  <text:list-item>
                    <text:p text:style-name="P199"><text:span text:style-name="Strong_20_Emphasis"><text:span text:style-name="T1">Dukung Merek Bertanggung Jawab:</text:span></text:span><text:span text:style-name="T1"> Ikon </text:span><text:span text:style-name="Strong_20_Emphasis"><text:span text:style-name="T1">jempol naik (?)</text:span></text:span><text:span text:style-name="T1"> diberikan pada </text:span><text:span text:style-name="Strong_20_Emphasis"><text:span text:style-name="T1">logo perusahaan fiktif yang 'hijau'</text:span></text:span><text:span text:style-name="T1"> (misal: ada gambar daun atau bumi di logonya). Label: </text:span><text:span text:style-name="Strong_20_Emphasis"><text:span text:style-name="T1">'Dukung Merek yang Peduli!'</text:span></text:span><text:span text:style-name="T1">. </text:span></text:p>
                  </text:list-item>
                  <text:list-item>
                    <text:p text:style-name="P199"><text:span text:style-name="Strong_20_Emphasis"><text:span text:style-name="T1">Pilih Listrik Hijau:</text:span></text:span><text:span text:style-name="T1"> Ikon </text:span><text:span text:style-name="Strong_20_Emphasis"><text:span text:style-name="T1">tagihan listrik</text:span></text:span><text:span text:style-name="T1"> dengan </text:span><text:span text:style-name="Strong_20_Emphasis"><text:span text:style-name="T1">simbol daun hijau</text:span></text:span><text:span text:style-name="T1"> atau </text:span><text:span text:style-name="Strong_20_Emphasis"><text:span text:style-name="T1">REC</text:span></text:span><text:span text:style-name="T1">. Label: </text:span><text:span text:style-name="Strong_20_Emphasis"><text:span text:style-name="T1">'Pilih Opsi Listrik Hijau (Jika Ada)'</text:span></text:span><text:span text:style-name="T1">. </text:span></text:p>
                  </text:list-item>
                  <text:list-item>
                    <text:p text:style-name="P199"><text:span text:style-name="Strong_20_Emphasis"><text:span text:style-name="T1">Investasi PLTS Atap:</text:span></text:span><text:span text:style-name="T1"> Ikon </text:span><text:span text:style-name="Strong_20_Emphasis"><text:span text:style-name="T1">rumah dengan panel surya di atapnya</text:span></text:span><text:span text:style-name="T1"> + ikon celengan/koin. Label: </text:span><text:span text:style-name="Strong_20_Emphasis"><text:span text:style-name="T1">'Investasi PLTS Atap (Kalau Bisa!)'</text:span></text:span><text:span text:style-name="T1">. </text:span></text:p>
                  </text:list-item>
                  <text:list-item>
                    <text:p text:style-name="P199"><text:span text:style-name="Strong_20_Emphasis"><text:span text:style-name="T1">Dukung Usaha Lokal Berkelanjutan:</text:span></text:span><text:span text:style-name="T1"> Ikon </text:span><text:span text:style-name="Strong_20_Emphasis"><text:span text:style-name="T1">warung/toko kecil/pengrajin lokal</text:span></text:span><text:span text:style-name="T1"> dengan tanda </text:span><text:span text:style-name="Strong_20_Emphasis"><text:span text:style-name="T1">'Pakai Bahan Lokal', 'Minim Sampah Plastik', 'Hemat Energi'</text:span></text:span><text:span text:style-name="T1">. Label: </text:span><text:span text:style-name="Strong_20_Emphasis"><text:span text:style-name="T1">'Dukung Bisnis Lokal yang Hijau!'</text:span></text:span><text:span text:style-name="T1">. </text:span></text:p>
                  </text:list-item>
                </text:list>
              </text:list-item>
              <text:list-item>
                <text:p text:style-name="P85"><text:span text:style-name="Strong_20_Emphasis"><text:span text:style-name="T1">Visualisasi Dampak Positif:</text:span></text:span><text:span text:style-name="T1"> Di bagian bawah atau samping, gambarkan </text:span><text:span text:style-name="Strong_20_Emphasis"><text:span text:style-name="T1">ikon bumi tersenyum</text:span></text:span><text:span text:style-name="T1"> atau </text:span><text:span text:style-name="Strong_20_Emphasis"><text:span text:style-name="T1">grafik panah hijau naik</text:span></text:span><text:span text:style-name="T1"> (menunjukkan dampak positif kolektif). Beri teks penutup: </text:span><text:span text:style-name="Strong_20_Emphasis"><text:span text:style-name="T1">'Pilihan Kecilmu + Pilihan Jutaan Orang = Dampak Besar!'</text:span></text:span><text:span text:style-name="T1">. Gunakan gaya ilustrasi kartun modern yang ekspresif, penuh warna cerah (hijau, biru, kuning), dan fokus pada aksi positif yang bisa dilakukan remaja sebagai konsumen." </text:span></text:p>
              </text:list-item>
            </text:list>
            <text:p text:style-name="P239"/>
            <text:p text:style-name="P104">Ini adalah jawaban untuk Subbab 7.3. Silakan berikan perintah "YAX" jika Anda ingin saya melanjutkan ke prompt berikutnya (Subbab 7.4).</text:p>
          </text:section>
          <text:section text:style-name="Sect1" text:name="feedback-form-85">
            <text:p text:style-name="P218"/>
          </text:section>
        </text:section>
        <text:section text:style-name="Sect1" text:name="92b3fe54b67e2c8a">
          <text:p text:style-name="P104"/>
          <text:section text:style-name="Sect1" text:name="user-query-content-86">
            <text:p text:style-name="P237">YAX </text:p>
          </text:section>
          <text:p text:style-name="P218">Tampilkan alur berpikir</text:p>
          <text:section text:style-name="Sect2" text:name="model-response-message-contentr_92b3fe54b67e2c8a">
            <text:p text:style-name="P218"/>
          </text:section>
          <text:section text:style-name="Sect1" text:name="feedback-form-86">
            <text:p text:style-name="P218"><text:soft-page-break/></text:p>
          </text:section>
        </text:section>
        <text:section text:style-name="Sect1" text:name="b63593f8d38d7409">
          <text:p text:style-name="P104"/>
          <text:section text:style-name="Sect1" text:name="user-query-content-87">
            <text:p text:style-name="P237">PRESENT IT </text:p>
          </text:section>
          <text:p text:style-name="P218">Tampilkan alur berpikir</text:p>
          <text:section text:style-name="Sect2" text:name="model-response-message-contentr_b63593f8d38d7409">
            <text:p text:style-name="Text_20_body"><text:span text:style-name="T1">Oke, ini jawaban untuk prompt </text:span><text:span text:style-name="Strong_20_Emphasis"><text:span text:style-name="T1">Subbab 7.4 (Berpartisipasi Aktif: Suara Kita Sebagai Warga Negara)</text:span></text:span><text:span text:style-name="T1">, yang membahas peran penting suara kita dalam kebijakan energi:</text:span></text:p>
            <text:p text:style-name="P239"/>
            <text:p text:style-name="Text_20_body"><text:span text:style-name="Strong_20_Emphasis"><text:span text:style-name="T1">(Teks Subbab 7.4)</text:span></text:span></text:p>
            <text:p text:style-name="Text_20_body"><text:span text:style-name="T1">Selain jadi konsumen yang cerdas dan bijak dalam memilih produk atau jasa, ada satu lagi nih peran super penting yang nggak boleh kita lupakan, terutama kalau kita ingin mendorong perubahan kebijakan energi yang lebih mendasar dan berdampak luas: yaitu peran kita sebagai </text:span><text:span text:style-name="Strong_20_Emphasis"><text:span text:style-name="T1">Warga Negara</text:span></text:span><text:span text:style-name="T1"> yang aktif, kritis, dan peduli!</text:span></text:p>
            <text:p text:style-name="Text_20_body"><text:span text:style-name="T1">Mungkin kamu langsung berpikir, "Waduh, ngomongin warga negara kayaknya berat banget deh. Aku kan masih remaja, masih sekolah di Tapak Tuan ini, belum punya KTP, belum bisa ikut Pemilu (Pemilihan Umum). Emangnya suaraku bakal didengar sama pejabat atau politisi di sana?" Eits, jangan pesimis dulu, </text:span><text:span text:style-name="Emphasis"><text:span text:style-name="T1">guys</text:span></text:span><text:span text:style-name="T1">! Pemikiran seperti itu keliru besar! Dalam sebuah negara yang katanya demokratis seperti Indonesia, </text:span><text:span text:style-name="Strong_20_Emphasis"><text:span text:style-name="T1">suara setiap warga negara itu penting dan berharga</text:span></text:span><text:span text:style-name="T1">, berapapun usianya. Pemerintah dan para wakil rakyat (baik yang duduk di DPR RI di Jakarta, maupun di DPRA di Banda Aceh, atau DPRD di Kabupaten Aceh Selatan sini) itu seharusnya bekerja untuk melayani kepentingan rakyat dan </text:span><text:span text:style-name="Strong_20_Emphasis"><text:span text:style-name="T1">wajib mendengarkan aspirasi, keluhan, serta kekhawatiran masyarakat</text:span></text:span><text:span text:style-name="T1">, termasuk dalam isu sepenting masa depan energi dan kelestarian lingkungan hidup kita. Kita semua punya </text:span><text:span text:style-name="Strong_20_Emphasis"><text:span text:style-name="T1">hak konstitusional untuk menyampaikan pendapat secara bebas dan bertanggung jawab</text:span></text:span><text:span text:style-name="T1">, punya hak untuk bertanya, mengkritik kebijakan yang keliru (secara konstruktif tentunya!), dan menuntut perubahan ke arah yang lebih baik.</text:span></text:p>
            <text:p text:style-name="Text_20_body"><text:span text:style-name="T1">Kenapa suara </text:span><text:span text:style-name="Strong_20_Emphasis"><text:span text:style-name="T1">generasi muda</text:span></text:span><text:span text:style-name="T1"> seperti kamu jadi </text:span><text:span text:style-name="Strong_20_Emphasis"><text:span text:style-name="T1">sangat krusial dan strategis</text:span></text:span><text:span text:style-name="T1"> dalam isu energi dan iklim ini? Alasannya simpel tapi sangat mendasar: </text:span><text:span text:style-name="Strong_20_Emphasis"><text:span text:style-name="T1">kalianlah yang akan hidup paling lama di masa depan</text:span></text:span><text:span text:style-name="T1"> dan akan paling merasakan segala konsekuensi (baik itu berkah atau bencana) </text:span><text:soft-page-break/><text:span text:style-name="T1">dari keputusan-keputusan soal arah kebijakan energi yang diambil oleh para pemimpin kita hari ini! Mau seperti apa kondisi udara yang kalian hirup 20 atau 30 tahun lagi? Mau separah apa dampak kenaikan air laut bagi daerah pesisir seperti Tapak Tuan ini di masa depan? Mau seberapa mahal harga energi yang harus kalian bayar nanti? Semua itu sangat dipengaruhi oleh pilihan kebijakan energi hari ini. Jadi, ini bukan cuma isu 'abstrak' atau 'isu orang tua', tapi ini </text:span><text:span text:style-name="Strong_20_Emphasis"><text:span text:style-name="T1">isu tentang masa depan kalian sendiri</text:span></text:span><text:span text:style-name="T1">. Sangat wajar, bahkan </text:span><text:span text:style-name="Strong_20_Emphasis"><text:span text:style-name="T1">wajib</text:span></text:span><text:span text:style-name="T1"> hukumnya, bagi kalian untuk peduli, mencari tahu, dan ikut bersuara! Kalau generasi muda diam saja dan apatis, itu sama artinya kita membiarkan masa depan kita ditentukan oleh orang lain tanpa kita punya 'hak suara'. Padahal, suara kalian itu segar, idenya seringkali </text:span><text:span text:style-name="Emphasis"><text:span text:style-name="T1">out-of-the-box</text:span></text:span><text:span text:style-name="T1">, dan semangatnya biasanya paling membara!</text:span></text:p>
            <text:p text:style-name="Text_20_body"><text:span text:style-name="T1">Terus, gimana dong caranya kita sebagai remaja atau anak muda bisa </text:span><text:span text:style-name="Strong_20_Emphasis"><text:span text:style-name="T1">berpartisipasi aktif</text:span></text:span><text:span text:style-name="T1"> dan membuat suara kita tentang energi bersih dan lingkungan ini bisa didengar dan diperhitungkan? Ternyata banyak banget caranya, dari yang paling simpel bisa dilakukan dari kamar sendiri, sampai yang butuh sedikit usaha lebih bersama teman-teman:</text:span></text:p>
            <text:list xml:id="list4874024316804159780" text:style-name="L95">
              <text:list-item>
                <text:p text:style-name="P200"><text:span text:style-name="Strong_20_Emphasis"><text:span text:style-name="T1">Persiapan Menggunakan Hak Pilih (atau 'Sentil' yang Sudah Punya Hak Pilih!):</text:span></text:span><text:span text:style-name="T1"> Ini adalah hak politik paling dasar. Buat kamu yang usianya sudah 17 tahun atau lebih dan sudah terdaftar sebagai pemilih dalam Pemilu (baik itu Pemilihan Legislatif, Presiden, atau Pilkada untuk memilih Gubernur/Bupati), gunakan hak pilihmu itu dengan </text:span><text:span text:style-name="Strong_20_Emphasis"><text:span text:style-name="T1">sangat cerdas dan bertanggung jawab</text:span></text:span><text:span text:style-name="T1">! Jangan sia-siakan! Sebelum hari pencoblosan, luangkan waktu untuk </text:span><text:span text:style-name="Strong_20_Emphasis"><text:span text:style-name="T1">cari tahu informasi sebanyak-banyaknya</text:span></text:span><text:span text:style-name="T1"> tentang calon-calon pemimpin atau wakil rakyat yang akan kamu pilih. Apa visi-misi mereka terkait isu lingkungan hidup dan pengembangan energi terbarukan? Apa rekam jejak mereka selama ini? Apakah mereka punya </text:span><text:span text:style-name="Strong_20_Emphasis"><text:span text:style-name="T1">komitmen yang jelas, terukur, dan kuat untuk mendukung transisi ke energi bersih</text:span></text:span><text:span text:style-name="T1"> dan membuat kebijakan iklim yang ambisius di tingkat nasional maupun daerah? Jangan sampai kamu pilih cuma karena dia terkenal, karena ikut-ikutan teman, tergoda iming-iming sesaat, atau cuma lihat dari posternya yang paling keren aja ya! Pilihlah calon pemimpin yang benar-benar menunjukkan kepedulian tulus pada masa depan bumi dan masa depan generasi kita. Nah, buat kamu yang </text:span><text:span text:style-name="Strong_20_Emphasis"><text:span text:style-name="T1">belum punya hak pilih</text:span></text:span><text:span text:style-name="T1"> karena usia, kamu tetap bisa punya peran penting lho! Kamu bisa </text:span><text:span text:style-name="Strong_20_Emphasis"><text:span text:style-name="T1">'menyentil' atau </text:span></text:span><text:soft-page-break/><text:span text:style-name="Strong_20_Emphasis"><text:span text:style-name="T1">mengingatkan kakak, orang tua, paman, bibi, atau keluarga lain</text:span></text:span><text:span text:style-name="T1"> yang sudah punya hak pilih untuk juga mempertimbangkan isu lingkungan dan energi bersih ini saat mereka menentukan pilihan di bilik suara nanti. Ajak mereka diskusi! </text:span></text:p>
              </text:list-item>
              <text:list-item>
                <text:p text:style-name="P200"><text:span text:style-name="Strong_20_Emphasis"><text:span text:style-name="T1">Manfaatkan Kekuatan Dunia Maya Secara Bijak:</text:span></text:span><text:span text:style-name="T1"> Di era digital sekarang ini (per April 2025), </text:span><text:span text:style-name="Strong_20_Emphasis"><text:span text:style-name="T1">media sosial</text:span></text:span><text:span text:style-name="T1"> (Instagram, TikTok, Twitter/X, Facebook, dll), blog, atau platform online lainnya bisa jadi alat yang sangat </text:span><text:span text:style-name="Emphasis"><text:span text:style-name="T1">powerful</text:span></text:span><text:span text:style-name="T1"> untuk menyebarkan kesadaran dan menyuarakan pendapat. Kamu bisa: </text:span></text:p>
                <text:list>
                  <text:list-item>
                    <text:p text:style-name="P200"><text:span text:style-name="Strong_20_Emphasis"><text:span text:style-name="T1">Berbagi informasi yang benar, positif, dan inspiratif</text:span></text:span><text:span text:style-name="T1"> tentang pentingnya energi bersih, bahaya perubahan iklim, atau tips-tips gaya hidup ramah lingkungan ke </text:span><text:span text:style-name="Emphasis"><text:span text:style-name="T1">followers</text:span></text:span><text:span text:style-name="T1"> atau teman-temanmu. Buat konten yang kreatif biar menarik! </text:span></text:p>
                  </text:list-item>
                  <text:list-item>
                    <text:p text:style-name="P200"><text:span text:style-name="Strong_20_Emphasis"><text:span text:style-name="T1">Ikut menandatangani atau bahkan menginisiasi petisi online</text:span></text:span><text:span text:style-name="T1"> yang relevan dengan isu energi atau lingkungan di tingkat lokal (misalnya menolak perusakan hutan di Aceh) atau nasional (misalnya mendorong pemerintah mempercepat target EBT). Banyak platform petisi online yang bisa kamu gunakan. </text:span></text:p>
                  </text:list-item>
                  <text:list-item>
                    <text:p text:style-name="P200"><text:span text:style-name="Strong_20_Emphasis"><text:span text:style-name="T1">Menyampaikan aspirasi, masukan, atau pertanyaan secara sopan dan konstruktif</text:span></text:span><text:span text:style-name="T1"> ke akun-akun media sosial resmi milik instansi pemerintah terkait (Kementerian ESDM, Kementerian LHK, Pemerintah Aceh, Pemkab Aceh Selatan), perusahaan listrik negara (PLN), atau ke akun pribadi para wakil rakyat (anggota DPR RI, DPRA, atau DPRD). Kadang mereka merespons lho! </text:span></text:p>
                  </text:list-item>
                  <text:list-item>
                    <text:p text:style-name="P200"><text:span text:style-name="Strong_20_Emphasis"><text:span text:style-name="T1">Menggunakan tagar (hashtag)</text:span></text:span><text:span text:style-name="T1"> yang relevan dan lagi tren untuk memperkuat jangkauan pesanmu (misalnya #EnergiBersihUntukSemua #JagaBumiKita #SuaraMudaUntukIklim #AcehHijau #TolakEnergiKotor dll). Tapi ingat ya, selalu gunakan media sosial dengan </text:span><text:span text:style-name="Strong_20_Emphasis"><text:span text:style-name="T1">bertanggung jawab, jaga etika dan kesantunan, hindari menyebar hoaks atau ujaran kebencian, dan selalu cek ulang kebenaran informasi</text:span></text:span><text:span text:style-name="T1"> sebelum kamu ikut menyebarkannya! </text:span></text:p>
                  </text:list-item>
                </text:list>
              </text:list-item>
              <text:list-item>
                <text:p text:style-name="P200"><text:span text:style-name="Strong_20_Emphasis"><text:span text:style-name="T1">Bergerak Bersama dalam Komunitas:</text:span></text:span><text:span text:style-name="T1"> Kekuatan individu memang ada, tapi kekuatan </text:span><text:span text:style-name="Strong_20_Emphasis"><text:span text:style-name="T1">aksi kolektif bersama teman-teman</text:span></text:span><text:span text:style-name="T1"> itu biasanya jauh lebih besar dampaknya! Coba cari tahu apakah di sekolahmu (SMP atau SMA di Tapak Tuan) atau di lingkungan tempat tinggalmu </text:span><text:soft-page-break/><text:span text:style-name="T1">(misalnya di karang taruna atau komunitas pemuda lainnya) ada </text:span><text:span text:style-name="Strong_20_Emphasis"><text:span text:style-name="T1">organisasi, ekstrakurikuler, atau komunitas</text:span></text:span><text:span text:style-name="T1"> yang punya fokus pada isu lingkungan hidup, konservasi alam, atau energi bersih. Kalau ada, </text:span><text:span text:style-name="Strong_20_Emphasis"><text:span text:style-name="T1">jangan ragu buat bergabung</text:span></text:span><text:span text:style-name="T1">! Kamu bisa belajar banyak, ketemu teman sepemikiran, dan melakukan aksi nyata bareng-bareng. Kalau ternyata belum ada, kenapa nggak coba </text:span><text:span text:style-name="Strong_20_Emphasis"><text:span text:style-name="T1">kamu dan teman-temanmu yang peduli untuk menginisiasi atau membentuknya sendiri</text:span></text:span><text:span text:style-name="T1">? Bisa mulai dari hal kecil, misalnya bikin 'patroli hemat energi' di sekolah, bikin program bank sampah, kampanye pengurangan plastik, tanam pohon bersama, atau bikin diskusi rutin tentang isu lingkungan. Dengan bergerak bersama dalam sebuah kelompok atau komunitas, suara kalian akan jadi </text:span><text:span text:style-name="Strong_20_Emphasis"><text:span text:style-name="T1">lebih terorganisir, lebih nyaring terdengar, dan lebih diperhitungkan</text:span></text:span><text:span text:style-name="T1">. </text:span></text:p>
              </text:list-item>
              <text:list-item>
                <text:p text:style-name="P200"><text:span text:style-name="Strong_20_Emphasis"><text:span text:style-name="T1">Aksi Nyata Langsung di Dunia 'Offline':</text:span></text:span><text:span text:style-name="T1"> Selain bergerak di dunia maya atau komunitas, ada juga cara lain untuk berpartisipasi secara langsung: </text:span></text:p>
                <text:list>
                  <text:list-item>
                    <text:p text:style-name="P200"><text:span text:style-name="Strong_20_Emphasis"><text:span text:style-name="T1">Menulis Surat atau Email Resmi:</text:span></text:span><text:span text:style-name="T1"> Kamu punya hak penuh sebagai warga negara (meskipun masih pelajar) untuk </text:span><text:span text:style-name="Strong_20_Emphasis"><text:span text:style-name="T1">menulis surat atau email yang baik, sopan, dan berisi argumen yang kuat</text:span></text:span><text:span text:style-name="T1"> kepada pejabat pemerintah terkait (mulai dari Kepala Dinas Lingkungan Hidup di kabupatenmu, Bupati Aceh Selatan, Gubernur Aceh, sampai Menteri ESDM atau Menteri LHK di Jakarta) atau kepada anggota </text:span><text:span text:style-name="Strong_20_Emphasis"><text:span text:style-name="T1">DPR/DPRA/DPRD</text:span></text:span><text:span text:style-name="T1"> yang terpilih dari daerah pemilihanmu. Sampaikan aspirasi, masukan, data pendukung (kalau ada), atau pertanyaanmu tentang kebijakan energi atau isu lingkungan yang jadi perhatianmu. </text:span></text:p>
                  </text:list-item>
                  <text:list-item>
                    <text:p text:style-name="P200"><text:span text:style-name="Strong_20_Emphasis"><text:span text:style-name="T1">Menulis Opini di Media:</text:span></text:span><text:span text:style-name="T1"> Kalau kamu punya kemampuan dan hobi menulis, coba deh tuangkan gagasan atau opinimu tentang isu energi bersih dalam bentuk tulisan artikel dan kirimkan ke </text:span><text:span text:style-name="Strong_20_Emphasis"><text:span text:style-name="T1">media massa lokal</text:span></text:span><text:span text:style-name="T1"> (misalnya koran atau website berita yang ada di Aceh) atau bahkan coba kirim ke rubrik surat pembaca atau opini di media nasional. Siapa tahu tulisanmu dimuat dan bisa dibaca banyak orang! </text:span></text:p>
                  </text:list-item>
                  <text:list-item>
                    <text:p text:style-name="P86"><text:span text:style-name="Strong_20_Emphasis"><text:span text:style-name="T1">Ikut dalam Aksi Damai atau Kampanye Publik (Secara Bertanggung Jawab):</text:span></text:span><text:span text:style-name="T1"> Kadang-kadang, untuk isu-isu publik yang sangat penting dan mendesak, menyuarakan aspirasi melalui </text:span><text:span text:style-name="Strong_20_Emphasis"><text:span text:style-name="T1">aksi damai atau demonstrasi yang terorganisir dengan baik, </text:span></text:span><text:soft-page-break/><text:span text:style-name="Strong_20_Emphasis"><text:span text:style-name="T1">berjalan tertib, dan sesuai dengan aturan hukum yang berlaku</text:span></text:span><text:span text:style-name="T1"> bisa menjadi cara yang cukup efektif untuk menarik perhatian publik yang lebih luas dan memberikan tekanan kepada para pembuat kebijakan agar mau mendengar dan bertindak. Tapi pastikan kamu benar-benar paham isu yang diperjuangkan, tujuannya jelas, aksinya selalu damai tanpa kekerasan atau perusakan, dan kamu juga tetap menjaga keselamatan dirimu ya. </text:span></text:p>
                  </text:list-item>
                </text:list>
              </text:list-item>
            </text:list>
            <text:p text:style-name="Text_20_body"><text:span text:style-name="T1">Mungkin kamu masih ragu, "Emang bakal ada hasilnya ya kalau cuma aku atau beberapa teman aja yang melakukan hal-hal tadi?". Jangan pernah meremehkan kekuatan aksi kecil yang dilakukan secara konsisten dan kolektif! Sejarah di Indonesia dan di seluruh dunia sudah membuktikan berkali-kali bahwa </text:span><text:span text:style-name="Strong_20_Emphasis"><text:span text:style-name="T1">tekanan publik yang kuat, suara kritis dari masyarakat sipil, dan gerakan sosial yang terorganisir itu bisa banget mendorong terjadinya perubahan kebijakan yang signifikan ke arah yang lebih baik</text:span></text:span><text:span text:style-name="T1">. Banyak contoh di mana rencana pembangunan proyek industri atau infrastruktur yang dianggap akan merusak lingkungan atau merugikan masyarakat akhirnya berhasil </text:span><text:span text:style-name="Strong_20_Emphasis"><text:span text:style-name="T1">dibatalkan, ditunda, atau diubah desainnya</text:span></text:span><text:span text:style-name="T1"> karena adanya penolakan keras dan argumen kuat dari masyarakat dan kelompok-kelompok peduli lingkungan. Begitu juga sebaliknya, banyak kebijakan progresif yang mendukung energi terbarukan atau perlindungan lingkungan lahir karena adanya </text:span><text:span text:style-name="Strong_20_Emphasis"><text:span text:style-name="T1">dorongan, masukan, dan pengawasan terus-menerus dari publik</text:span></text:span><text:span text:style-name="T1">. Jadi, yakinlah, </text:span><text:span text:style-name="Strong_20_Emphasis"><text:span text:style-name="T1">suara dan aksi kita itu benar-benar bisa membuat perbedaan</text:span></text:span><text:span text:style-name="T1">, apalagi kalau dilakukan secara bersama-sama, terorganisir, dan tidak pernah lelah!</text:span></text:p>
            <text:p text:style-name="Text_20_body"><text:span text:style-name="T1">Sebagai penutup subbab ini, saya ingin menekankan sekali lagi: sebagai </text:span><text:span text:style-name="Strong_20_Emphasis"><text:span text:style-name="T1">generasi penerus bangsa Indonesia</text:span></text:span><text:span text:style-name="T1">, kalian, para remaja dan pemuda di Tapak Tuan, di seluruh Aceh, dan di seluruh Indonesia, punya </text:span><text:span text:style-name="Strong_20_Emphasis"><text:span text:style-name="T1">tanggung jawab moral</text:span></text:span><text:span text:style-name="T1"> sekaligus </text:span><text:span text:style-name="Strong_20_Emphasis"><text:span text:style-name="T1">kepentingan pribadi yang sangat besar</text:span></text:span><text:span text:style-name="T1"> untuk ikut </text:span><text:span text:style-name="Strong_20_Emphasis"><text:span text:style-name="T1">peduli, belajar, bersuara, dan mengawal arah kebijakan energi serta lingkungan hidup</text:span></text:span><text:span text:style-name="T1"> negara kita. Kalian perlu terus </text:span><text:span text:style-name="Strong_20_Emphasis"><text:span text:style-name="T1">mengasah rasa ingin tahu</text:span></text:span><text:span text:style-name="T1">, </text:span><text:span text:style-name="Strong_20_Emphasis"><text:span text:style-name="T1">bersikap kritis</text:span></text:span><text:span text:style-name="T1"> terhadap informasi dan janji-janji politik, </text:span><text:span text:style-name="Strong_20_Emphasis"><text:span text:style-name="T1">berani bertanya dan menyampaikan pendapat</text:span></text:span><text:span text:style-name="T1"> (tentu dengan cara yang baik dan beretika), serta </text:span><text:span text:style-name="Strong_20_Emphasis"><text:span text:style-name="T1">tidak mudah apatis atau menyerah</text:span></text:span><text:span text:style-name="T1"> pada keadaan. Jadilah </text:span><text:span text:style-name="Strong_20_Emphasis"><text:span text:style-name="T1">'generasi penjaga'</text:span></text:span><text:span text:style-name="T1"> yang memastikan para pemimpin kita hari ini benar-benar mengambil langkah-langkah yang </text:span><text:span text:style-name="Strong_20_Emphasis"><text:span text:style-name="T1">nyata, berani, ambisius, adil, dan tepat </text:span></text:span><text:soft-page-break/><text:span text:style-name="Strong_20_Emphasis"><text:span text:style-name="T1">sasaran</text:span></text:span><text:span text:style-name="T1"> untuk mempercepat transisi menuju masa depan energi Indonesia yang bersih, lestari, dan mensejahterakan untuk kalian dan generasi setelah kalian nanti. Jangan biarkan masa depanmu ditentukan oleh orang lain tanpa kamu ikut serta dalam prosesnya! </text:span><text:span text:style-name="Strong_20_Emphasis"><text:span text:style-name="T1">Suaramu sangat berarti, gunakanlah dengan bijak dan lantang!</text:span></text:span></text:p>
            <text:p text:style-name="Text_20_body"><text:span text:style-name="Strong_20_Emphasis"><text:span text:style-name="T1">(Prompt Gambar Ilustrasi untuk Subbab 7.4)</text:span></text:span></text:p>
            <text:p text:style-name="Text_20_body"><text:span text:style-name="Strong_20_Emphasis"><text:span text:style-name="T1">Prompt Gambar Ilustrasi:</text:span></text:span><text:span text:style-name="T1"> "Buat ilustrasi yang </text:span><text:span text:style-name="Strong_20_Emphasis"><text:span text:style-name="T1">menggambarkan semangat partisipasi aktif remaja Indonesia sebagai warga negara</text:span></text:span><text:span text:style-name="T1"> dalam menyuarakan isu energi bersih dan lingkungan, dengan gaya visual yang dinamis, inspiratif, dan penuh harapan.</text:span></text:p>
            <text:list xml:id="list8831886160958863291" text:style-name="L96">
              <text:list-item>
                <text:p text:style-name="P201"><text:span text:style-name="Strong_20_Emphasis"><text:span text:style-name="T1">Judul Besar:</text:span></text:span><text:span text:style-name="T1"> </text:span><text:span text:style-name="Strong_20_Emphasis"><text:span text:style-name="T1">Suaramu Punya Kekuatan! Jadi Warga Negara Muda yang Bikin Perubahan!</text:span></text:span><text:span text:style-name="T1"> </text:span></text:p>
              </text:list-item>
              <text:list-item>
                <text:p text:style-name="P201"><text:span text:style-name="Strong_20_Emphasis"><text:span text:style-name="T1">Fokus Utama (Beragam Aksi Partisipasi):</text:span></text:span><text:span text:style-name="T1"> Gambarkan </text:span><text:span text:style-name="Strong_20_Emphasis"><text:span text:style-name="T1">sekelompok remaja Indonesia yang beragam</text:span></text:span><text:span text:style-name="T1"> (berbagai gender, etnis/penampilan, mungkin ada yang pakai atribut sekolah/komunitas) sedang </text:span><text:span text:style-name="Strong_20_Emphasis"><text:span text:style-name="T1">aktif melakukan berbagai aksi partisipasi sipil</text:span></text:span><text:span text:style-name="T1"> secara bersamaan dalam satu komposisi yang energik: </text:span></text:p>
                <text:list>
                  <text:list-item>
                    <text:p text:style-name="P201"><text:span text:style-name="Strong_20_Emphasis"><text:span text:style-name="T1">Aksi Digital:</text:span></text:span><text:span text:style-name="T1"> Beberapa remaja terlihat fokus di depan </text:span><text:span text:style-name="Strong_20_Emphasis"><text:span text:style-name="T1">laptop/tablet/smartphone</text:span></text:span><text:span text:style-name="T1">, satu jari mengklik tombol 'kirim' di </text:span><text:span text:style-name="Strong_20_Emphasis"><text:span text:style-name="T1">petisi online</text:span></text:span><text:span text:style-name="T1"> bertema 'Dukung Energi Terbarukan!', satu lagi mengetik komentar/pesan di </text:span><text:span text:style-name="Strong_20_Emphasis"><text:span text:style-name="T1">media sosial</text:span></text:span><text:span text:style-name="T1"> dengan tagar #SuaraMudaUntukEnergiBersih. </text:span></text:p>
                  </text:list-item>
                  <text:list-item>
                    <text:p text:style-name="P201"><text:span text:style-name="Strong_20_Emphasis"><text:span text:style-name="T1">Aksi Edukasi &amp; Komunitas:</text:span></text:span><text:span text:style-name="T1"> Satu kelompok remaja sedang </text:span><text:span text:style-name="Strong_20_Emphasis"><text:span text:style-name="T1">berdiskusi seru</text:span></text:span><text:span text:style-name="T1"> sambil menunjuk </text:span><text:span text:style-name="Strong_20_Emphasis"><text:span text:style-name="T1">infografis/mading</text:span></text:span><text:span text:style-name="T1"> tentang EBT, atau satu remaja sedang </text:span><text:span text:style-name="Strong_20_Emphasis"><text:span text:style-name="T1">berbicara dengan percaya diri</text:span></text:span><text:span text:style-name="T1"> di depan teman-temannya (seperti sedang kampanye/presentasi di sekolah). </text:span></text:p>
                  </text:list-item>
                  <text:list-item>
                    <text:p text:style-name="P201"><text:span text:style-name="Strong_20_Emphasis"><text:span text:style-name="T1">Aksi Menyampaikan Aspirasi:</text:span></text:span><text:span text:style-name="T1"> Satu atau dua remaja digambarkan sedang </text:span><text:span text:style-name="Strong_20_Emphasis"><text:span text:style-name="T1">menyerahkan surat/dokumen</text:span></text:span><text:span text:style-name="T1"> (aspirasi) kepada </text:span><text:span text:style-name="Strong_20_Emphasis"><text:span text:style-name="T1">simbol pejabat pemerintah/wakil rakyat</text:span></text:span><text:span text:style-name="T1"> (bisa ikon gedung DPR/DPRA atau siluet orang berjas). </text:span></text:p>
                  </text:list-item>
                  <text:list-item>
                    <text:p text:style-name="P201"><text:span text:style-name="Strong_20_Emphasis"><text:span text:style-name="T1">Aksi Damai (Simbolis &amp; Positif):</text:span></text:span><text:span text:style-name="T1"> Di latar belakang atau bagian lain, ada siluet sekelompok remaja yang lebih besar sedang </text:span><text:span text:style-name="Strong_20_Emphasis"><text:span text:style-name="T1">mengangkat poster/spanduk buatan sendiri</text:span></text:span><text:span text:style-name="T1"> dengan pesan-pesan positif seperti </text:span><text:span text:style-name="Strong_20_Emphasis"><text:span text:style-name="T1">'Masa Depan Kami = Energi Bersih!', </text:span></text:span><text:soft-page-break/><text:span text:style-name="Strong_20_Emphasis"><text:span text:style-name="T1">'Aceh Bisa Hijau!', 'Kami Butuh Aksi Iklim Sekarang!'</text:span></text:span><text:span text:style-name="T1"> – pastikan ekspresinya damai dan konstruktif. </text:span></text:p>
                  </text:list-item>
                  <text:list-item>
                    <text:p text:style-name="P201"><text:span text:style-name="Strong_20_Emphasis"><text:span text:style-name="T1">Aksi Memilih (Simbolis):</text:span></text:span><text:span text:style-name="T1"> Mungkin ada ikon </text:span><text:span text:style-name="Strong_20_Emphasis"><text:span text:style-name="T1">tangan memasukkan surat suara</text:span></text:span><text:span text:style-name="T1"> bergambar </text:span><text:span text:style-name="Strong_20_Emphasis"><text:span text:style-name="T1">daun hijau/matahari</text:span></text:span><text:span text:style-name="T1"> ke dalam kotak suara Pemilu, melambangkan pentingnya pilihan politik. </text:span></text:p>
                  </text:list-item>
                </text:list>
              </text:list-item>
              <text:list-item>
                <text:p text:style-name="P201"><text:span text:style-name="Strong_20_Emphasis"><text:span text:style-name="T1">Elemen Semangat &amp; Kekuatan Kolektif:</text:span></text:span><text:span text:style-name="T1"> Tambahkan elemen visual yang menunjukkan semangat dan dampak: </text:span><text:span text:style-name="Strong_20_Emphasis"><text:span text:style-name="T1">percikan api semangat</text:span></text:span><text:span text:style-name="T1"> di sekitar para remaja, </text:span><text:span text:style-name="Strong_20_Emphasis"><text:span text:style-name="T1">bola lampu ide</text:span></text:span><text:span text:style-name="T1"> menyala terang di atas kepala mereka, atau </text:span><text:span text:style-name="Strong_20_Emphasis"><text:span text:style-name="T1">tangan-tangan yang terangkat bersama</text:span></text:span><text:span text:style-name="T1"> membentuk simbol kekuatan atau persatuan. Latar belakang bisa berupa siluet </text:span><text:span text:style-name="Strong_20_Emphasis"><text:span text:style-name="T1">gedung DPR/DPRA</text:span></text:span><text:span text:style-name="T1"> atau </text:span><text:span text:style-name="Strong_20_Emphasis"><text:span text:style-name="T1">peta Indonesia</text:span></text:span><text:span text:style-name="T1"> dengan warna cerah. </text:span></text:p>
              </text:list-item>
              <text:list-item>
                <text:p text:style-name="P87"><text:span text:style-name="Strong_20_Emphasis"><text:span text:style-name="T1">Gaya Visual:</text:span></text:span><text:span text:style-name="T1"> Gunakan gaya ilustrasi kartun modern yang </text:span><text:span text:style-name="Strong_20_Emphasis"><text:span text:style-name="T1">ekspresif, dinamis, dan penuh energi positif</text:span></text:span><text:span text:style-name="T1">. Warna-warna cerah dan berani (misalnya kombinasi warna merah-putih dengan hijau, biru, kuning) untuk menunjukkan semangat patriotisme dan kepedulian lingkungan. Fokus pada ekspresi wajah remaja yang </text:span><text:span text:style-name="Strong_20_Emphasis"><text:span text:style-name="T1">optimis, cerdas, kritis, peduli, dan berani bertindak</text:span></text:span><text:span text:style-name="T1">." </text:span></text:p>
              </text:list-item>
            </text:list>
            <text:p text:style-name="P239"/>
            <text:p text:style-name="Text_20_body"><text:span text:style-name="T1">Ini adalah jawaban untuk Subbab 7.4, sekaligus menjadi penutup Bab 7 tentang aksi individu. Silakan berikan perintah "YAX" jika Anda ingin saya melanjutkan ke prompt </text:span><text:span text:style-name="Strong_20_Emphasis"><text:span text:style-name="T1">Pengantar Bab 8</text:span></text:span><text:span text:style-name="T1"> (Bab Penutup: Keberlanjutan &amp; Masa Depan).</text:span></text:p>
          </text:section>
          <text:section text:style-name="Sect1" text:name="feedback-form-87">
            <text:p text:style-name="P218"/>
          </text:section>
        </text:section>
        <text:section text:style-name="Sect1" text:name="8d4bfacf68e335cd">
          <text:p text:style-name="P104"/>
          <text:section text:style-name="Sect1" text:name="user-query-content-88">
            <text:p text:style-name="P237">YAX </text:p>
          </text:section>
          <text:p text:style-name="P218">Tampilkan alur berpikir</text:p>
          <text:section text:style-name="Sect2" text:name="model-response-message-contentr_8d4bfacf68e335cd">
            <text:p text:style-name="P218"/>
          </text:section>
          <text:section text:style-name="Sect1" text:name="feedback-form-88">
            <text:p text:style-name="P218"/>
          </text:section>
        </text:section>
        <text:section text:style-name="Sect1" text:name="a9f04dc80c33b5f8">
          <text:p text:style-name="P104"/>
          <text:section text:style-name="Sect1" text:name="user-query-content-89">
            <text:p text:style-name="P237">YAX </text:p>
          </text:section>
          <text:p text:style-name="P218">Tampilkan alur berpikir</text:p>
          <text:section text:style-name="Sect2" text:name="model-response-message-contentr_a9f04dc80c33b5f8">
            <text:p text:style-name="P218"/>
          </text:section>
          <text:section text:style-name="Sect1" text:name="feedback-form-89">
            <text:p text:style-name="P218"/>
          </text:section>
        </text:section>
        <text:section text:style-name="Sect1" text:name="122d36cfcd597e90">
          <text:p text:style-name="P104"><text:soft-page-break/></text:p>
          <text:section text:style-name="Sect1" text:name="user-query-content-90">
            <text:p text:style-name="P237">PRESENT IT </text:p>
          </text:section>
          <text:p text:style-name="P218">Tampilkan alur berpikir</text:p>
          <text:section text:style-name="Sect2" text:name="model-response-message-contentr_122d36cfcd597e90">
            <text:p text:style-name="Text_20_body"><text:span text:style-name="T1">Oke, ini jawaban untuk prompt </text:span><text:span text:style-name="Strong_20_Emphasis"><text:span text:style-name="T1">Subbab 8.1 (Apa Arti Keberlanjutan Energi?)</text:span></text:span><text:span text:style-name="T1">, yang menjelaskan definisi dan pilar keberlanjutan energi:</text:span></text:p>
            <text:p text:style-name="P239"/>
            <text:p text:style-name="Text_20_body"><text:span text:style-name="Strong_20_Emphasis"><text:span text:style-name="T1">(Teks Subbab 8.1)</text:span></text:span></text:p>
            <text:p text:style-name="Text_20_body"><text:span text:style-name="T1">Di pengantar bab terakhir ini, kita sudah sepakat bahwa tujuan akhir dari semua usaha kita mencari dan mengembangkan energi baru bukanlah sekadar mengganti sumber energi lama, tapi untuk mencapai apa yang disebut </text:span><text:span text:style-name="Strong_20_Emphasis"><text:span text:style-name="T1">Keberlanjutan Energi (</text:span></text:span><text:span text:style-name="Strong_20_Emphasis"><text:span text:style-name="Emphasis"><text:span text:style-name="T1">Energy Sustainability</text:span></text:span></text:span><text:span text:style-name="Strong_20_Emphasis"><text:span text:style-name="T1">)</text:span></text:span><text:span text:style-name="T1">. Istilah 'berkelanjutan' ini memang sering banget kita dengar ya akhir-akhir ini, tapi apa sih sebenarnya artinya, terutama kalau kita kaitkan dengan energi? Kenapa konsep ini jadi penting banget buat masa depan kita?</text:span></text:p>
            <text:p text:style-name="Text_20_body"><text:span text:style-name="T1">Nah, konsep 'pembangunan berkelanjutan' atau </text:span><text:span text:style-name="Emphasis"><text:span text:style-name="T1">sustainable development</text:span></text:span><text:span text:style-name="T1"> itu sendiri punya definisi yang paling terkenal dan sering dikutip, yang dirumuskan oleh Komisi Brundtland PBB pada tahun 1987. Kira-kira bunyinya begini: </text:span><text:span text:style-name="Strong_20_Emphasis"><text:span text:style-name="T1">Pembangunan berkelanjutan adalah pembangunan yang dapat memenuhi kebutuhan hidup generasi sekarang tanpa mengurangi atau mengorbankan kemampuan generasi-generasi mendatang untuk memenuhi kebutuhan hidup mereka sendiri.</text:span></text:span><text:span text:style-name="T1"> Kalau kita terapkan definisi ini ke konteks energi, maka </text:span><text:span text:style-name="Strong_20_Emphasis"><text:span text:style-name="T1">Keberlanjutan Energi</text:span></text:span><text:span text:style-name="T1"> bisa kita artikan sebagai upaya kita untuk </text:span><text:span text:style-name="Strong_20_Emphasis"><text:span text:style-name="T1">memenuhi semua kebutuhan energi kita saat ini</text:span></text:span><text:span text:style-name="T1">—buat nyalain lampu di rumah kita di Tapak Tuan ini, buat motor kita bisa jalan, buat pabrik bisa berproduksi, buat semua aktivitas modern kita berjalan—dengan cara-cara yang </text:span><text:span text:style-name="Strong_20_Emphasis"><text:span text:style-name="T1">tidak akan merusak lingkungan secara permanen atau menghabiskan sumber daya alam secara semena-mena</text:span></text:span><text:span text:style-name="T1">, sehingga </text:span><text:span text:style-name="Strong_20_Emphasis"><text:span text:style-name="T1">anak cucu kita nanti, generasi masa depan yang akan hidup di Aceh ini 50 atau 100 tahun lagi, tetap punya kesempatan dan kemampuan yang sama (atau bahkan lebih baik!) untuk memenuhi kebutuhan energi mereka juga</text:span></text:span><text:span text:style-name="T1">.</text:span></text:p>
            <text:p text:style-name="Text_20_body"><text:span text:style-name="T1">Jadi, intinya adalah soal </text:span><text:span text:style-name="Strong_20_Emphasis"><text:span text:style-name="T1">berpikir jangka panjang</text:span></text:span><text:span text:style-name="T1"> dan </text:span><text:span text:style-name="Strong_20_Emphasis"><text:span text:style-name="T1">bertanggung jawab antar-generasi</text:span></text:span><text:span text:style-name="T1">. Kita nggak boleh egois cuma mikirin kebutuhan dan kenyamanan kita hari ini saja, lalu mewariskan bumi yang rusak, sumber daya </text:span><text:soft-page-break/><text:span text:style-name="T1">energi yang habis, dan masalah iklim yang parah kepada generasi setelah kita. Ibaratnya, kita ini cuma 'meminjam' planet Bumi dari anak cucu kita, jadi kita punya kewajiban untuk mengembalikannya dalam kondisi yang baik, atau setidaknya tidak lebih buruk. Kita nggak boleh 'foya-foya' menghabiskan semua 'tabungan' energi dan merusak 'rumah' kita sekarang, tapi kita harus bijak dalam menggunakan sumber daya yang ada dan terus mencari cara untuk menjaga 'tabungan' dan 'rumah' ini agar tetap lestari sebagai 'warisan' yang baik untuk generasi penerus.</text:span></text:p>
            <text:p text:style-name="Text_20_body"><text:span text:style-name="T1">Untuk bisa benar-benar dibilang 'berkelanjutan', sebuah sistem energi itu ternyata nggak cukup cuma 'hijau' atau ramah lingkungan saja. Para ahli dan pemimpin dunia biasanya sepakat kalau keberlanjutan itu harus ditopang oleh </text:span><text:span text:style-name="Strong_20_Emphasis"><text:span text:style-name="T1">tiga pilar utama yang saling terkait erat dan harus berada dalam keseimbangan</text:span></text:span><text:span text:style-name="T1">. Ketiga pilar ini sering juga disebut sebagai </text:span><text:span text:style-name="Emphasis"><text:span text:style-name="T1">Triple Bottom Line</text:span></text:span><text:span text:style-name="T1"> (tiga hasil akhir yang harus diperhatikan), yaitu </text:span><text:span text:style-name="Strong_20_Emphasis"><text:span text:style-name="T1">Planet (Lingkungan), Profit/Prosperity (Ekonomi), dan People (Sosial)</text:span></text:span><text:span text:style-name="T1">. Kalau kita terapkan ketiga pilar ini ke dalam konteks sistem energi, maka artinya:</text:span></text:p>
            <text:list xml:id="list409151826395623901" text:style-name="L97">
              <text:list-item>
                <text:p text:style-name="P88"><text:span text:style-name="Strong_20_Emphasis"><text:span text:style-name="T1">Keberlanjutan Lingkungan (Planet):</text:span></text:span><text:span text:style-name="T1"> Ini adalah pilar yang mungkin paling sering kita dengar dan paling jelas kaitannya dengan energi bersih. Sistem energi yang berkelanjutan secara lingkungan artinya sistem tersebut harus:</text:span></text:p>
                <text:list>
                  <text:list-item>
                    <text:p text:style-name="P202"><text:span text:style-name="T1">Menggunakan sumber energi yang </text:span><text:span text:style-name="Strong_20_Emphasis"><text:span text:style-name="T1">emisinya rendah atau bahkan nol gas rumah kaca (GRK)</text:span></text:span><text:span text:style-name="T1"> seperti CO2 dan metana, agar tidak memperparah pemanasan global dan perubahan iklim. Ini berarti kita harus beralih secara masif dari energi fosil ke </text:span><text:span text:style-name="Strong_20_Emphasis"><text:span text:style-name="T1">Energi Baru Terbarukan (EBT)</text:span></text:span><text:span text:style-name="T1">. </text:span></text:p>
                  </text:list-item>
                  <text:list-item>
                    <text:p text:style-name="P202"><text:span text:style-name="Strong_20_Emphasis"><text:span text:style-name="T1">Meminimalkan polusi udara, air, dan tanah</text:span></text:span><text:span text:style-name="T1"> yang bisa membahayakan kesehatan manusia (seperti penyakit pernapasan) dan merusak ekosistem (sungai, laut, hutan). </text:span></text:p>
                  </text:list-item>
                  <text:list-item>
                    <text:p text:style-name="P202"><text:span text:style-name="T1">Menggunakan sumber daya alam (seperti air untuk PLTA, lahan untuk PLTS/PLTB, atau mineral untuk baterai/panel) secara </text:span><text:span text:style-name="Strong_20_Emphasis"><text:span text:style-name="T1">efisien, bijaksana, dan bertanggung jawab</text:span></text:span><text:span text:style-name="T1">, termasuk upaya daur ulang. </text:span></text:p>
                  </text:list-item>
                  <text:list-item>
                    <text:p text:style-name="P202"><text:span text:style-name="Strong_20_Emphasis"><text:span text:style-name="T1">Melindungi keanekaragaman hayati</text:span></text:span><text:span text:style-name="T1"> (flora dan fauna) dan tidak merusak habitat atau ekosistem penting saat membangun infrastruktur energi baru. </text:span></text:p>
                  </text:list-item>
                </text:list>
              </text:list-item>
              <text:list-item>
                <text:p text:style-name="P88"><text:soft-page-break/><text:span text:style-name="Strong_20_Emphasis"><text:span text:style-name="T1">Keberlanjutan Ekonomi (Profit/Prosperity):</text:span></text:span><text:span text:style-name="T1"> Sistem energi berkelanjutan juga harus </text:span><text:span text:style-name="Strong_20_Emphasis"><text:span text:style-name="T1">sehat dan masuk akal secara ekonomi</text:span></text:span><text:span text:style-name="T1">, serta bisa mendukung kemakmuran bangsa. Artinya:</text:span></text:p>
                <text:list>
                  <text:list-item>
                    <text:p text:style-name="P202"><text:span text:style-name="T1">Energi yang dihasilkan harus </text:span><text:span text:style-name="Strong_20_Emphasis"><text:span text:style-name="T1">terjangkau (</text:span></text:span><text:span text:style-name="Strong_20_Emphasis"><text:span text:style-name="Emphasis"><text:span text:style-name="T1">affordable</text:span></text:span></text:span><text:span text:style-name="Strong_20_Emphasis"><text:span text:style-name="T1">) harganya</text:span></text:span><text:span text:style-name="T1"> bagi seluruh lapisan masyarakat, baik rumah tangga (termasuk keluarga kita) maupun dunia usaha (industri, UKM). Percuma kan kalau energinya super bersih tapi harganya mahal banget sampai nggak ada yang sanggup beli atau bikin biaya produksi jadi nggak kompetitif? </text:span></text:p>
                  </text:list-item>
                  <text:list-item>
                    <text:p text:style-name="P202"><text:span text:style-name="T1">Pasokan energinya harus </text:span><text:span text:style-name="Strong_20_Emphasis"><text:span text:style-name="T1">andal (</text:span></text:span><text:span text:style-name="Strong_20_Emphasis"><text:span text:style-name="Emphasis"><text:span text:style-name="T1">reliable</text:span></text:span></text:span><text:span text:style-name="Strong_20_Emphasis"><text:span text:style-name="T1">) dan stabil</text:span></text:span><text:span text:style-name="T1">, tersedia kapan saja dibutuhkan (24/7), agar aktivitas ekonomi (pabrik bisa terus berproduksi, toko bisa buka, kantor bisa beroperasi, pariwisata bisa berjalan) bisa berlangsung lancar tanpa gangguan pemadaman listrik yang merugikan. </text:span></text:p>
                  </text:list-item>
                  <text:list-item>
                    <text:p text:style-name="P202"><text:span text:style-name="T1">Transisi ke energi bersih juga harus dilihat bukan sebagai beban, tapi sebagai </text:span><text:span text:style-name="Strong_20_Emphasis"><text:span text:style-name="T1">peluang ekonomi baru yang besar</text:span></text:span><text:span text:style-name="T1">: bisa menciptakan jutaan </text:span><text:span text:style-name="Strong_20_Emphasis"><text:span text:style-name="T1">lapangan kerja hijau (</text:span></text:span><text:span text:style-name="Strong_20_Emphasis"><text:span text:style-name="Emphasis"><text:span text:style-name="T1">green jobs</text:span></text:span></text:span><text:span text:style-name="Strong_20_Emphasis"><text:span text:style-name="T1">)</text:span></text:span><text:span text:style-name="T1"> yang berkualitas di masa depan (misalnya jadi teknisi instalasi PLTS atap, insinyur perancang PLTB lepas pantai, ahli geotermal, peneliti baterai, dll), bisa mendorong </text:span><text:span text:style-name="Strong_20_Emphasis"><text:span text:style-name="T1">inovasi teknologi dan industri baru</text:span></text:span><text:span text:style-name="T1"> di dalam negeri (misalnya industri manufaktur komponen EBT), dan bahkan bisa </text:span><text:span text:style-name="Strong_20_Emphasis"><text:span text:style-name="T1">meningkatkan kemandirian dan ketahanan energi nasional</text:span></text:span><text:span text:style-name="T1"> kita dengan mengurangi ketergantungan pada impor energi fosil yang harganya sering tidak stabil di pasar global. </text:span></text:p>
                  </text:list-item>
                </text:list>
              </text:list-item>
              <text:list-item>
                <text:p text:style-name="P88"><text:span text:style-name="Strong_20_Emphasis"><text:span text:style-name="T1">Keberlanjutan Sosial (People):</text:span></text:span><text:span text:style-name="T1"> Aspek manusia, keadilan sosial, dan kesejahteraan masyarakat juga merupakan pilar yang sangat penting dan tidak boleh dilupakan dalam keberlanjutan energi. Artinya:</text:span></text:p>
                <text:list>
                  <text:list-item>
                    <text:p text:style-name="P202"><text:span text:style-name="T1">Harus ada </text:span><text:span text:style-name="Strong_20_Emphasis"><text:span text:style-name="T1">keadilan dalam akses energi (</text:span></text:span><text:span text:style-name="Strong_20_Emphasis"><text:span text:style-name="Emphasis"><text:span text:style-name="T1">energy equity</text:span></text:span></text:span><text:span text:style-name="Strong_20_Emphasis"><text:span text:style-name="T1">)</text:span></text:span><text:span text:style-name="T1">, yaitu upaya untuk memastikan bahwa </text:span><text:span text:style-name="Strong_20_Emphasis"><text:span text:style-name="T1">semua warga negara Indonesia</text:span></text:span><text:span text:style-name="T1">, tanpa terkecuali, termasuk saudara-saudara kita yang tinggal di daerah terpencil, pulau-pulau kecil terluar (seperti mungkin di beberapa wilayah di sekitar Aceh atau di provinsi lain), atau dari kelompok masyarakat berpenghasilan rendah, punya </text:span><text:span text:style-name="Strong_20_Emphasis"><text:span text:style-name="T1">akses yang sama terhadap energi modern yang bersih, andal, dan terjangkau</text:span></text:span><text:span text:style-name="T1"> untuk memenuhi </text:span><text:soft-page-break/><text:span text:style-name="T1">kebutuhan dasar mereka (penerangan, pendidikan, kesehatan, ekonomi). Upaya mengatasi kemiskinan energi (</text:span><text:span text:style-name="Emphasis"><text:span text:style-name="T1">energy poverty</text:span></text:span><text:span text:style-name="T1">) adalah bagian penting dari keberlanjutan sosial. </text:span></text:p>
                  </text:list-item>
                  <text:list-item>
                    <text:p text:style-name="P202"><text:span text:style-name="T1">Harus ada </text:span><text:span text:style-name="Strong_20_Emphasis"><text:span text:style-name="T1">keadilan dalam proses transisi (</text:span></text:span><text:span text:style-name="Strong_20_Emphasis"><text:span text:style-name="Emphasis"><text:span text:style-name="T1">just transition</text:span></text:span></text:span><text:span text:style-name="Strong_20_Emphasis"><text:span text:style-name="T1">)</text:span></text:span><text:span text:style-name="T1">, seperti yang sudah kita bahas di bab sebelumnya. Kita perlu memastikan bahwa para pekerja dan komunitas yang selama ini hidupnya bergantung pada industri energi fosil (misalnya penambang batu bara atau pekerja di PLTU tua) </text:span><text:span text:style-name="Strong_20_Emphasis"><text:span text:style-name="T1">tidak ditinggalkan begitu saja</text:span></text:span><text:span text:style-name="T1"> saat kita beralih ke EBT, tapi mereka perlu dibantu dengan program dukungan (pelatihan ulang, pengembangan ekonomi alternatif) agar bisa ikut merasakan manfaat dari transisi energi ini. </text:span></text:p>
                  </text:list-item>
                  <text:list-item>
                    <text:p text:style-name="P88"><text:span text:style-name="T1">Energi bersih juga harus bisa </text:span><text:span text:style-name="Strong_20_Emphasis"><text:span text:style-name="T1">berkontribusi pada peningkatan kualitas hidup dan kesejahteraan masyarakat secara luas</text:span></text:span><text:span text:style-name="T1">, misalnya melalui </text:span><text:span text:style-name="Strong_20_Emphasis"><text:span text:style-name="T1">udara yang lebih sehat</text:span></text:span><text:span text:style-name="T1"> sehingga angka penyakit pernapasan menurun, lingkungan hidup yang lebih nyaman dan asri, atau munculnya </text:span><text:span text:style-name="Strong_20_Emphasis"><text:span text:style-name="T1">peluang ekonomi baru di tingkat lokal</text:span></text:span><text:span text:style-name="T1"> yang bisa meningkatkan pendapatan masyarakat (seperti dari wisata berbasis energi terbarukan atau usaha kecil pendukungnya). </text:span></text:p>
                  </text:list-item>
                </text:list>
              </text:list-item>
            </text:list>
            <text:p text:style-name="Text_20_body"><text:span text:style-name="T1">Ketiga pilar ini—</text:span><text:span text:style-name="Strong_20_Emphasis"><text:span text:style-name="T1">Lingkungan, Ekonomi, dan Sosial</text:span></text:span><text:span text:style-name="T1">—harus </text:span><text:span text:style-name="Strong_20_Emphasis"><text:span text:style-name="T1">berjalan seiring dan dijaga keseimbangannya</text:span></text:span><text:span text:style-name="T1">. Kita tidak bisa hanya fokus pada satu pilar saja sambil mengorbankan pilar lainnya. Misalnya, kita nggak bisa cuma ngejar target EBT setinggi-tingginya tapi harganya jadi mahal banget buat rakyat kecil, atau pembangunannya malah menggusur masyarakat adat tanpa kompensasi yang layak. Sebaliknya, kita juga nggak bisa cuma fokus pada energi murah tapi terus-terusan merusak lingkungan dan mengabaikan dampak kesehatan jangka panjangnya. Mencari titik </text:span><text:span text:style-name="Strong_20_Emphasis"><text:span text:style-name="T1">keseimbangan optimal</text:span></text:span><text:span text:style-name="T1"> antara ketiga pilar inilah yang menjadi inti dari tantangan sekaligus tujuan dari pembangunan energi yang berkelanjutan.</text:span></text:p>
            <text:p text:style-name="Text_20_body"><text:span text:style-name="T1">Jadi, kenapa sih kita harus repot-repot mikirin dan mengupayakan keberlanjutan energi ini? Kenapa ini jadi </text:span><text:span text:style-name="Strong_20_Emphasis"><text:span text:style-name="T1">sangat penting dan mendesak</text:span></text:span><text:span text:style-name="T1"> banget buat kita semua, termasuk buat kamu yang tinggal di Tapak Tuan, Aceh ini? Jawabannya sangat jelas dan fundamental, karena ini menyangkut </text:span><text:span text:style-name="Strong_20_Emphasis"><text:span text:style-name="T1">kualitas masa depan kita bersama di planet satu-satunya yang kita punya ini</text:span></text:span><text:span text:style-name="T1">! Dengan berhasil mewujudkan sistem energi yang benar-benar </text:span><text:soft-page-break/><text:span text:style-name="T1">berkelanjutan, kita bisa berharap untuk:</text:span></text:p>
            <text:list xml:id="list1113165185304234537" text:style-name="L98">
              <text:list-item>
                <text:p text:style-name="P203"><text:span text:style-name="Strong_20_Emphasis"><text:span text:style-name="T1">Mencegah dampak perubahan iklim yang paling katastropik</text:span></text:span><text:span text:style-name="T1"> yang bisa mengancam peradaban manusia (seperti kenaikan permukaan laut ekstrem, kekeringan dan krisis pangan yang meluas, badai yang makin merusak). </text:span></text:p>
              </text:list-item>
              <text:list-item>
                <text:p text:style-name="P203"><text:span text:style-name="Strong_20_Emphasis"><text:span text:style-name="T1">Menjaga kesehatan kita dan anak cucu kita</text:span></text:span><text:span text:style-name="T1"> dengan menyediakan udara bersih bebas polusi yang aman untuk dihirup setiap hari. </text:span></text:p>
              </text:list-item>
              <text:list-item>
                <text:p text:style-name="P203"><text:span text:style-name="Strong_20_Emphasis"><text:span text:style-name="T1">Memastikan ketahanan dan kedaulatan energi nasional</text:span></text:span><text:span text:style-name="T1"> Indonesia di masa depan, agar kita tidak lagi terlalu bergantung pada pasokan energi fosil dari luar negeri yang harganya bisa bergejolak dan cadangannya makin menipis. </text:span></text:p>
              </text:list-item>
              <text:list-item>
                <text:p text:style-name="P203"><text:span text:style-name="Strong_20_Emphasis"><text:span text:style-name="T1">Mendorong terciptanya model pertumbuhan ekonomi baru yang lebih hijau, lebih inovatif, lebih efisien sumber daya, dan lebih inklusif</text:span></text:span><text:span text:style-name="T1"> bagi semua. </text:span></text:p>
              </text:list-item>
              <text:list-item>
                <text:p text:style-name="P89"><text:span text:style-name="T1">Dan pada akhirnya, </text:span><text:span text:style-name="Strong_20_Emphasis"><text:span text:style-name="T1">menciptakan kualitas hidup yang jauh lebih baik, lebih adil, lebih sehat, dan lebih harmonis dengan alam</text:span></text:span><text:span text:style-name="T1"> bagi kita semua yang hidup di Indonesia hari ini, dan juga untuk generasi-generasi penerus kita yang akan datang. </text:span></text:p>
              </text:list-item>
            </text:list>
            <text:p text:style-name="Text_20_body"><text:span text:style-name="T1">Mencapai keberlanjutan energi ini bukan lagi sekadar pilihan atau mimpi indah, tapi sudah menjadi sebuah </text:span><text:span text:style-name="Strong_20_Emphasis"><text:span text:style-name="T1">kebutuhan mutlak dan tanggung jawab kita bersama</text:span></text:span><text:span text:style-name="T1"> demi masa depan yang lebih baik!</text:span></text:p>
            <text:p text:style-name="Text_20_body"><text:span text:style-name="Strong_20_Emphasis"><text:span text:style-name="T1">(Prompt Gambar Ilustrasi untuk Subbab 8.1)</text:span></text:span></text:p>
            <text:p text:style-name="Text_20_body"><text:span text:style-name="Strong_20_Emphasis"><text:span text:style-name="T1">Prompt Gambar Ilustrasi:</text:span></text:span><text:span text:style-name="T1"> "Buat ilustrasi </text:span><text:span text:style-name="Strong_20_Emphasis"><text:span text:style-name="T1">konsep Tiga Pilar Keberlanjutan Energi</text:span></text:span><text:span text:style-name="T1"> dengan gaya visual yang </text:span><text:span text:style-name="Strong_20_Emphasis"><text:span text:style-name="T1">seimbang, jelas, dan mudah dipahami</text:span></text:span><text:span text:style-name="T1"> oleh remaja.</text:span></text:p>
            <text:list xml:id="list1330012803142391865" text:style-name="L99">
              <text:list-item>
                <text:p text:style-name="P204"><text:span text:style-name="Strong_20_Emphasis"><text:span text:style-name="T1">Judul:</text:span></text:span><text:span text:style-name="T1"> </text:span><text:span text:style-name="Strong_20_Emphasis"><text:span text:style-name="T1">Apa Sih Energi yang Berkelanjutan Itu? Harus Seimbang 3 Pilar Ini!</text:span></text:span><text:span text:style-name="T1"> </text:span></text:p>
              </text:list-item>
              <text:list-item>
                <text:p text:style-name="P204"><text:span text:style-name="Strong_20_Emphasis"><text:span text:style-name="T1">Visualisasi Utama:</text:span></text:span><text:span text:style-name="T1"> Gambarkan </text:span><text:span text:style-name="Strong_20_Emphasis"><text:span text:style-name="T1">tiga pilar kokoh</text:span></text:span><text:span text:style-name="T1"> yang sama tingginya, berdiri di atas fondasi bertuliskan 'Masa Depan Kita'. Ketiga pilar ini bersama-sama menopang sebuah 'atap' atau 'platform' berbentuk bumi/daun/matahari yang bersinar cerah bertuliskan </text:span><text:span text:style-name="Strong_20_Emphasis"><text:span text:style-name="T1">'ENERGI BERKELANJUTAN'</text:span></text:span><text:span text:style-name="T1">. Atau alternatif lain, gambarkan </text:span><text:span text:style-name="Strong_20_Emphasis"><text:span text:style-name="T1">tiga lingkaran besar (seperti diagram Venn) yang saling beririsan cukup besar di tengah</text:span></text:span><text:span text:style-name="T1">. Area irisan di tengah diberi warna paling terang dan label </text:span><text:span text:style-name="Strong_20_Emphasis"><text:span text:style-name="T1">'Keberlanjutan Energi Sejati'</text:span></text:span><text:span text:style-name="T1">. Setiap pilar/lingkaran mewakili satu </text:span><text:soft-page-break/><text:span text:style-name="T1">aspek dan berisi ikon-ikon relevan: </text:span></text:p>
                <text:list>
                  <text:list-item>
                    <text:p text:style-name="P204"><text:span text:style-name="Strong_20_Emphasis"><text:span text:style-name="T1">Pilar/Lingkaran 1: LINGKUNGAN (Planet)</text:span></text:span><text:span text:style-name="T1"> - Warnanya dominan </text:span><text:span text:style-name="Strong_20_Emphasis"><text:span text:style-name="T1">hijau/biru</text:span></text:span><text:span text:style-name="T1">. Ikon-ikonnya: </text:span><text:span text:style-name="Strong_20_Emphasis"><text:span text:style-name="T1">daun hijau besar, tetesan air jernih, panel surya &amp; turbin angin, bumi tersenyum, pohon rindang, simbol daur ulang (♻️)</text:span></text:span><text:span text:style-name="T1">. Teks kunci: </text:span><text:span text:style-name="Strong_20_Emphasis"><text:span text:style-name="T1">'Jaga Bumi, Minim Polusi, Rendah Emisi'</text:span></text:span><text:span text:style-name="T1">. </text:span></text:p>
                  </text:list-item>
                  <text:list-item>
                    <text:p text:style-name="P204"><text:span text:style-name="Strong_20_Emphasis"><text:span text:style-name="T1">Pilar/Lingkaran 2: EKONOMI (Kemakmuran/Profit)</text:span></text:span><text:span text:style-name="T1"> - Warnanya dominan </text:span><text:span text:style-name="Strong_20_Emphasis"><text:span text:style-name="T1">kuning emas/oranye</text:span></text:span><text:span text:style-name="T1">. Ikon-ikonnya: </text:span><text:span text:style-name="Strong_20_Emphasis"><text:span text:style-name="T1">grafik ekonomi naik stabil, tumpukan koin Rupiah (Rp), pabrik modern yang efisien, ikon 'helm hijau' (green jobs), bola lampu menyala terang (andal), ikon harga terjangkau (tag harga diskon)</text:span></text:span><text:span text:style-name="T1">. Teks kunci: </text:span><text:span text:style-name="Strong_20_Emphasis"><text:span text:style-name="T1">'Terjangkau Harganya, Andal Pasokannya, Ekonomi Tumbuh'</text:span></text:span><text:span text:style-name="T1">. </text:span></text:p>
                  </text:list-item>
                  <text:list-item>
                    <text:p text:style-name="P204"><text:span text:style-name="Strong_20_Emphasis"><text:span text:style-name="T1">Pilar/Lingkaran 3: SOSIAL (Masyarakat/People)</text:span></text:span><text:span text:style-name="T1"> - Warnanya dominan </text:span><text:span text:style-name="Strong_20_Emphasis"><text:span text:style-name="T1">merah/ungu/warna-warni cerah</text:span></text:span><text:span text:style-name="T1">. Ikon-ikonnya: </text:span><text:span text:style-name="Strong_20_Emphasis"><text:span text:style-name="T1">kelompok orang beragam (termasuk perempuan, disabilitas, anak-anak) bergandengan tangan, ikon rumah di desa terpencil mendapat aliran listrik, ikon timbangan keadilan, ikon hati/palang merah (kesehatan), ikon sekolah/buku (pendidikan)</text:span></text:span><text:span text:style-name="T1">. Teks kunci: </text:span><text:span text:style-name="Strong_20_Emphasis"><text:span text:style-name="T1">'Akses Merata Untuk Semua, Adil &amp; Sejahterakan Masyarakat'</text:span></text:span><text:span text:style-name="T1">. </text:span></text:p>
                  </text:list-item>
                </text:list>
              </text:list-item>
              <text:list-item>
                <text:p text:style-name="P204"><text:span text:style-name="Strong_20_Emphasis"><text:span text:style-name="T1">Keseimbangan &amp; Keterkaitan:</text:span></text:span><text:span text:style-name="T1"> Pastikan visualisasi ketiga pilar/lingkaran ini terlihat </text:span><text:span text:style-name="Strong_20_Emphasis"><text:span text:style-name="T1">sama pentingnya, ukurannya seimbang, dan saling terhubung erat</text:span></text:span><text:span text:style-name="T1">, menekankan bahwa ketiganya tidak bisa dipisahkan. </text:span></text:p>
              </text:list-item>
              <text:list-item>
                <text:p text:style-name="P90"><text:span text:style-name="Strong_20_Emphasis"><text:span text:style-name="T1">Definisi Singkat (Di Bawah):</text:span></text:span><text:span text:style-name="T1"> Tambahkan teks definisi singkat dalam kotak: </text:span><text:span text:style-name="Strong_20_Emphasis"><text:span text:style-name="T1">'Energi Hari Ini Oke, Energi Masa Depan Aman! (Untuk Kita &amp; Anak Cucu)'</text:span></text:span><text:span text:style-name="T1">. Mungkin bisa ditambahkan ikon </text:span><text:span text:style-name="Strong_20_Emphasis"><text:span text:style-name="T1">jejak kaki hijau</text:span></text:span><text:span text:style-name="T1"> atau </text:span><text:span text:style-name="Strong_20_Emphasis"><text:span text:style-name="T1">tangan menanam pohon</text:span></text:span><text:span text:style-name="T1">. Gunakan gaya visual infografis yang bersih, modern, simbolis, penuh warna tapi tetap harmonis, dan menekankan konsep keseimbangan serta keterkaitan antar pilar keberlanjutan." </text:span></text:p>
              </text:list-item>
            </text:list>
            <text:p text:style-name="P239"/>
            <text:p text:style-name="P104">Ini adalah jawaban untuk Subbab 8.1. Silakan berikan perintah "YAX" jika Anda ingin saya melanjutkan ke prompt berikutnya (Subbab 8.2).</text:p>
          </text:section>
          <text:section text:style-name="Sect1" text:name="feedback-form-90">
            <text:p text:style-name="P218"/>
          </text:section>
        </text:section>
        <text:section text:style-name="Sect1" text:name="1273800cd15c4d49">
          <text:p text:style-name="P104"><text:soft-page-break/></text:p>
          <text:section text:style-name="Sect1" text:name="user-query-content-91">
            <text:p text:style-name="P237">yax </text:p>
          </text:section>
          <text:p text:style-name="P218">Tampilkan alur berpikir</text:p>
          <text:section text:style-name="Sect2" text:name="model-response-message-contentr_1273800cd15c4d49">
            <text:p text:style-name="P218"/>
          </text:section>
          <text:section text:style-name="Sect1" text:name="feedback-form-91">
            <text:p text:style-name="P218"/>
          </text:section>
        </text:section>
        <text:section text:style-name="Sect1" text:name="b319fade7c879b41">
          <text:p text:style-name="P104"/>
          <text:section text:style-name="Sect1" text:name="user-query-content-92">
            <text:p text:style-name="P237">PRESENT IT </text:p>
          </text:section>
          <text:p text:style-name="P218">Tampilkan alur berpikir</text:p>
          <text:section text:style-name="Sect2" text:name="model-response-message-contentr_b319fade7c879b41">
            <text:p text:style-name="Text_20_body"><text:span text:style-name="T1">Oke, ini jawaban untuk prompt </text:span><text:span text:style-name="Strong_20_Emphasis"><text:span text:style-name="T1">Subbab 8.2 (Visi Masa Depan: Dunia dengan Energi Bersih dan Tak Terbatas)</text:span></text:span><text:span text:style-name="T1">, yang menggambarkan impian masa depan energi berkelanjutan:</text:span></text:p>
            <text:p text:style-name="P239"/>
            <text:p text:style-name="Text_20_body"><text:span text:style-name="Strong_20_Emphasis"><text:span text:style-name="T1">(Teks Subbab 8.2)</text:span></text:span></text:p>
            <text:p text:style-name="Text_20_body"><text:span text:style-name="T1">Setelah kita paham apa itu keberlanjutan energi dengan tiga pilarnya (lingkungan, ekonomi, sosial), yuk sekarang kita pakai 'mesin waktu imajinasi' kita untuk terbang ke masa depan! Coba kita bayangkan bersama, seperti apa sih kira-kira wujud dunia, dan khususnya negara kita tercinta, Indonesia, di masa depan—mungkin 20, 30, atau 40 tahun dari sekarang (saat kalian mungkin sudah jadi orang tua atau bahkan pemimpin bangsa!)—jika kita berhasil mencapai tujuan mulia bernama keberlanjutan energi itu? Membayangkan visi masa depan yang positif dan keren ini penting banget lho, </text:span><text:span text:style-name="Emphasis"><text:span text:style-name="T1">guys</text:span></text:span><text:span text:style-name="T1">, biar kita semua jadi makin semangat dan termotivasi untuk bekerja keras bersama-sama mewujudkannya mulai dari hari ini!</text:span></text:p>
            <text:p text:style-name="Text_20_body"><text:span text:style-name="T1">Bayangkan sebuah Indonesia di masa depan... Kota-kota besar kita seperti Jakarta, Surabaya, Medan, Makassar, dan mungkin juga kota-kota lain termasuk Banda Aceh atau bahkan Tapak Tuan tempat kita berada ini, </text:span><text:span text:style-name="Strong_20_Emphasis"><text:span text:style-name="T1">langitnya terlihat biru jernih</text:span></text:span><text:span text:style-name="T1"> hampir setiap hari. </text:span><text:span text:style-name="Strong_20_Emphasis"><text:span text:style-name="T1">Udara terasa jauh lebih segar dan ringan</text:span></text:span><text:span text:style-name="T1"> saat kita hirup dalam-dalam ketika berjalan kaki atau bersepeda ke sekolah, ke pasar, atau sekadar bermain di taman kota. Kenapa bisa begitu? Karena sebagian besar kendaraan yang lalu-lalang di jalan raya sudah tidak lagi mengeluarkan asap knalpot hitam pekat! Mayoritas sudah beralih menggunakan </text:span><text:span text:style-name="Strong_20_Emphasis"><text:span text:style-name="T1">tenaga listrik yang bersih atau mungkin bahan bakar hidrogen hijau</text:span></text:span><text:span text:style-name="T1">. Pabrik-pabrik dan kegiatan industri juga sudah 'hijrah' menggunakan </text:span><text:span text:style-name="Strong_20_Emphasis"><text:span text:style-name="T1">sumber energi bersih</text:span></text:span><text:span text:style-name="T1"> untuk proses produksinya, ditambah </text:span><text:soft-page-break/><text:span text:style-name="T1">lagi dengan penerapan teknologi pengendali polusi yang jauh lebih efektif. Tingkat kebisingan di perkotaan juga bisa jadi jauh berkurang karena senyapnya deru mesin kendaraan listrik dibandingkan mesin bensin atau diesel. Apa dampaknya bagi kita? Tentu saja, kasus penyakit pernapasan seperti ISPA, bronkitis, atau asma yang selama ini banyak diderita masyarakat (terutama anak-anak dan lansia) bisa menurun drastis. Kita semua jadi </text:span><text:span text:style-name="Strong_20_Emphasis"><text:span text:style-name="T1">lebih sehat, lebih nyaman tinggal di kota kita, dan kualitas hidup meningkat</text:span></text:span><text:span text:style-name="T1">. Keren banget kan kalau bisa begini?</text:span></text:p>
            <text:p text:style-name="Text_20_body"><text:span text:style-name="T1">Di masa depan yang berkelanjutan ini, energi listrik bukan lagi barang mewah atau sesuatu yang sering </text:span><text:span text:style-name="Emphasis"><text:span text:style-name="T1">byar-pet</text:span></text:span><text:span text:style-name="T1">. </text:span><text:span text:style-name="Strong_20_Emphasis"><text:span text:style-name="T1">Energi mengalir lancar, andal, dan stabil</text:span></text:span><text:span text:style-name="T1"> ke seluruh penjuru negeri, menyinari malam dan menggerakkan roda kehidupan selama 24 jam sehari. Rumah-rumah kita, sekolah, rumah sakit, kantor, toko, warung kopi, semuanya diterangi dan ditenagai oleh </text:span><text:span text:style-name="Strong_20_Emphasis"><text:span text:style-name="T1">listrik yang berasal dari kombinasi cerdas berbagai sumber energi terbarukan</text:span></text:span><text:span text:style-name="T1"> yang potensinya melimpah di Indonesia. Atap-atap rumah dan gedung perkantoran dihiasi oleh </text:span><text:span text:style-name="Strong_20_Emphasis"><text:span text:style-name="T1">panel surya</text:span></text:span><text:span text:style-name="T1"> yang desainnya mungkin sudah menyatu dengan genteng atau dinding (BIPV) dan efisiensinya jauh lebih tinggi dari sekarang. Di lepas pantai beberapa wilayah strategis (mungkin termasuk di lepas pantai barat Sumatera?), tampak barisan </text:span><text:span text:style-name="Strong_20_Emphasis"><text:span text:style-name="T1">turbin angin offshore raksasa</text:span></text:span><text:span text:style-name="T1"> berputar gagah menangkap angin laut yang kuat. Di daerah pegunungan vulkanik, </text:span><text:span text:style-name="Strong_20_Emphasis"><text:span text:style-name="T1">Pembangkit Listrik Tenaga Panas Bumi (PLTP)</text:span></text:span><text:span text:style-name="T1"> terus bekerja stabil menyediakan pasokan listrik beban dasar (</text:span><text:span text:style-name="Emphasis"><text:span text:style-name="T1">baseload</text:span></text:span><text:span text:style-name="T1">) yang bisa diandalkan. Di sungai-sungai besar, </text:span><text:span text:style-name="Strong_20_Emphasis"><text:span text:style-name="T1">PLTA</text:span></text:span><text:span text:style-name="T1"> yang sudah ada dioptimalkan dan mungkin ada PLTA </text:span><text:span text:style-name="Emphasis"><text:span text:style-name="T1">run-of-river</text:span></text:span><text:span text:style-name="T1"> baru yang lebih ramah lingkungan. Semuanya ini terhubung dalam sebuah </text:span><text:span text:style-name="Strong_20_Emphasis"><text:span text:style-name="T1">jaringan listrik pintar (</text:span></text:span><text:span text:style-name="Strong_20_Emphasis"><text:span text:style-name="Emphasis"><text:span text:style-name="T1">smart grid</text:span></text:span></text:span><text:span text:style-name="Strong_20_Emphasis"><text:span text:style-name="T1">) nasional (dan mungkin regional ASEAN!)</text:span></text:span><text:span text:style-name="T1"> yang bisa mengatur aliran energi secara otomatis dan efisien dari Sabang sampai Merauke, didukung oleh </text:span><text:span text:style-name="Strong_20_Emphasis"><text:span text:style-name="T1">sistem penyimpanan energi (ESS)</text:span></text:span><text:span text:style-name="T1"> seperti baterai skala besar atau teknologi lainnya yang memastikan pasokan tetap ada meskipun kondisi cuaca sedang tidak mendukung. Yang paling penting dari semua ini: energi bersih ini </text:span><text:span text:style-name="Strong_20_Emphasis"><text:span text:style-name="T1">harganya semakin terjangkau</text:span></text:span><text:span text:style-name="T1"> oleh seluruh lapisan masyarakat karena biaya teknologinya yang terus turun dan tidak perlu lagi beli bahan bakar fosil yang mahal. Dan yang lebih membanggakan lagi, </text:span><text:span text:style-name="Strong_20_Emphasis"><text:span text:style-name="T1">akses listrik sudah benar-benar merata</text:span></text:span><text:span text:style-name="T1"> hingga ke desa-desa paling terpencil di pegunungan Papua, di pedalaman Kalimantan, di pulau-pulau kecil Nusa Tenggara, atau di kepulauan terluar lainnya di Indonesia. Tidak ada lagi cerita 'desa gelap' atau </text:span><text:soft-page-break/><text:span text:style-name="T1">anak-anak yang tidak bisa belajar di malam hari karena tidak ada listrik. Semua warga negara Indonesia bisa menikmati manfaat energi modern secara adil. Dan siapa tahu, mungkin di masa depan yang sedikit lebih jauh lagi, mimpi </text:span><text:span text:style-name="Strong_20_Emphasis"><text:span text:style-name="T1">energi dari fusi nuklir</text:span></text:span><text:span text:style-name="T1"> yang aman dan nyaris tak terbatas itu sudah mulai jadi kenyataan dan ikut menyumbang pasokan energi super bersih bagi peradaban manusia!</text:span></text:p>
            <text:p text:style-name="Text_20_body"><text:span text:style-name="T1">Kehidupan kita sehari-hari di masa depan itu juga jadi lebih nyaman, lebih sehat, dan lebih efisien berkat dukungan teknologi pintar yang terintegrasi dengan sistem energi bersih ini. </text:span><text:span text:style-name="Strong_20_Emphasis"><text:span text:style-name="T1">Rumah-rumah kita jadi 'rumah pintar' (</text:span></text:span><text:span text:style-name="Strong_20_Emphasis"><text:span text:style-name="Emphasis"><text:span text:style-name="T1">smart home</text:span></text:span></text:span><text:span text:style-name="Strong_20_Emphasis"><text:span text:style-name="T1">)</text:span></text:span><text:span text:style-name="T1"> yang bisa kita kontrol lewat </text:span><text:span text:style-name="Emphasis"><text:span text:style-name="T1">smartphone</text:span></text:span><text:span text:style-name="T1">. Sistem di rumah bisa secara otomatis mengatur pemakaian energi – misalnya, AC bisa menyesuaikan suhu secara otomatis berdasarkan ada tidaknya orang di ruangan atau prediksi cuaca, lampu bisa meredup atau mati sendiri saat tidak dibutuhkan, mesin cuci atau </text:span><text:span text:style-name="Emphasis"><text:span text:style-name="T1">charger</text:span></text:span><text:span text:style-name="T1"> kendaraan listrik bisa diatur untuk menyala saat tarif listrik sedang paling murah. Kita bisa dengan mudah memantau berapa banyak energi yang kita pakai dan berapa banyak yang mungkin kita hasilkan sendiri dari PLTS atap. Bepergian jarak jauh maupun dekat juga jadi jauh lebih mudah, nyaman, dan menyenangkan. </text:span><text:span text:style-name="Strong_20_Emphasis"><text:span text:style-name="T1">Transportasi publik berbasis listrik</text:span></text:span><text:span text:style-name="T1"> (seperti MRT, LRT, KRL Commuter Line, bus listrik Trans-kota atau antar-kota) sudah menjadi tulang punggung mobilitas masyarakat di perkotaan dan antar kota, karena </text:span><text:span text:style-name="Strong_20_Emphasis"><text:span text:style-name="T1">cepat, nyaman, tepat waktu, bebas polusi, terjangkau, dan sistemnya terintegrasi dengan baik</text:span></text:span><text:span text:style-name="T1"> (misalnya satu tiket untuk berbagai moda). Kalaupun kita masih butuh kendaraan pribadi, </text:span><text:span text:style-name="Strong_20_Emphasis"><text:span text:style-name="T1">mobil dan motor listrik</text:span></text:span><text:span text:style-name="T1"> sudah menjadi pilihan utama dan pemandangan yang sangat umum di jalanan. </text:span><text:span text:style-name="Strong_20_Emphasis"><text:span text:style-name="T1">Stasiun Pengisian Kendaraan Listrik Umum (SPKLU)</text:span></text:span><text:span text:style-name="T1"> atau tempat </text:span><text:span text:style-name="Emphasis"><text:span text:style-name="T1">swap</text:span></text:span><text:span text:style-name="T1"> baterai motor listrik sudah mudah ditemukan di mana-mana, mungkin semudah kita mencari SPBU atau warung kopi sekarang!</text:span></text:p>
            <text:p text:style-name="Text_20_body"><text:span text:style-name="T1">Dari sisi ekonomi, Indonesia di masa depan ini telah berhasil melakukan transformasi besar menjadi negara yang </text:span><text:span text:style-name="Strong_20_Emphasis"><text:span text:style-name="T1">ekonomi hijaunya tumbuh pesat dan dinamis (</text:span></text:span><text:span text:style-name="Strong_20_Emphasis"><text:span text:style-name="Emphasis"><text:span text:style-name="T1">green economy</text:span></text:span></text:span><text:span text:style-name="Strong_20_Emphasis"><text:span text:style-name="T1">)</text:span></text:span><text:span text:style-name="T1">. Kita tidak hanya berhasil </text:span><text:span text:style-name="Strong_20_Emphasis"><text:span text:style-name="T1">mengurangi drastis ketergantungan kita pada impor energi fosil</text:span></text:span><text:span text:style-name="T1"> (seperti BBM atau LPG) yang selama ini menguras devisa negara dan harganya sering bergejolak di pasar dunia, tapi kita juga berhasil membangun </text:span><text:span text:style-name="Strong_20_Emphasis"><text:span text:style-name="T1">kemampuan dan industri energi terbarukan serta teknologi pendukungnya di dalam negeri</text:span></text:span><text:span text:style-name="T1">. Mungkin Indonesia sudah jadi salah satu </text:span><text:span text:style-name="Strong_20_Emphasis"><text:span text:style-name="T1">produsen panel surya</text:span></text:span><text:span text:style-name="T1"> yang </text:span><text:soft-page-break/><text:span text:style-name="T1">kompetitif di kawasan ASEAN, atau jadi </text:span><text:span text:style-name="Strong_20_Emphasis"><text:span text:style-name="T1">pusat perakitan dan daur ulang baterai kendaraan listrik</text:span></text:span><text:span text:style-name="T1"> terkemuka (memanfaatkan cadangan nikel kita yang melimpah, tapi tentunya dengan praktik penambangan dan pengolahan yang jauh lebih bertanggung jawab terhadap lingkungan dan sosial dibandingkan saat ini). Mungkin kita juga sudah jadi </text:span><text:span text:style-name="Strong_20_Emphasis"><text:span text:style-name="T1">pemimpin dalam teknologi eksplorasi dan pengembangan geotermal</text:span></text:span><text:span text:style-name="T1">, atau bahkan mulai mengekspor keahlian kita dalam </text:span><text:span text:style-name="Strong_20_Emphasis"><text:span text:style-name="T1">teknologi energi laut</text:span></text:span><text:span text:style-name="T1">. Semua perkembangan positif ini akan menciptakan </text:span><text:span text:style-name="Strong_20_Emphasis"><text:span text:style-name="T1">jutaan lapangan kerja baru yang berkualitas, layak, dan ramah lingkungan (</text:span></text:span><text:span text:style-name="Strong_20_Emphasis"><text:span text:style-name="Emphasis"><text:span text:style-name="T1">green jobs</text:span></text:span></text:span><text:span text:style-name="Strong_20_Emphasis"><text:span text:style-name="T1">)</text:span></text:span><text:span text:style-name="T1"> bagi masyarakat Indonesia di berbagai sektor dan tingkat keahlian: mulai dari teknisi instalasi dan perawatan PLTS/PLTB/PLTP, insinyur perancang sistem energi, peneliti dan ilmuwan material/energi, analis data dan pengembang software AI energi, sampai pekerja di bidang manufaktur komponen EBT, logistik, konstruksi, bahkan di bidang edukasi dan advokasi energi bersih. Sektor ekonomi lain yang berbasis alam seperti </text:span><text:span text:style-name="Strong_20_Emphasis"><text:span text:style-name="T1">pariwisata berkelanjutan (</text:span></text:span><text:span text:style-name="Strong_20_Emphasis"><text:span text:style-name="Emphasis"><text:span text:style-name="T1">eco-tourism</text:span></text:span></text:span><text:span text:style-name="Strong_20_Emphasis"><text:span text:style-name="T1">)</text:span></text:span><text:span text:style-name="T1"> juga akan ikut merasakan dampak positifnya karena kondisi lingkungan kita yang lebih bersih, lebih sehat, dan lebih terjaga kelestariannya.</text:span></text:p>
            <text:p text:style-name="Text_20_body"><text:span text:style-name="T1">Dan tentu saja, dampak paling fundamental dan paling berharga dari keberhasilan transisi energi ini adalah kondisi </text:span><text:span text:style-name="Strong_20_Emphasis"><text:span text:style-name="T1">lingkungan dan alam Indonesia kita yang luar biasa kaya ini bisa menjadi jauh lebih sehat dan lestari</text:span></text:span><text:span text:style-name="T1">. Sungai-sungai kita bisa jadi lebih bersih karena berkurangnya limbah industri yang tidak terkontrol. Lautan kita bisa lebih sehat dan produktif karena berkurangnya polusi plastik, tumpahan minyak, dan dampak negatif pengasaman laut akibat emisi CO2 yang berlebihan. Hutan-hutan kita yang jadi 'paru-paru dunia' (termasuk hutan-hutan tropis di Sumatera, Kalimantan, dan Papua yang sangat berharga) bisa lebih terjaga kelestariannya karena tekanan untuk membuka lahan tambang batu bara atau mengebor sumur minyak dan gas baru semakin berkurang drastis. Keanekaragaman hayati kita yang luar biasa kaya—dari Orangutan Sumatera hingga Cendrawasih Papua, dari terumbu karang Raja Ampat hingga bunga Rafflesia Arnoldi—bisa punya kesempatan lebih baik untuk bertahan hidup dan berkembang biak. Kita bisa hidup lebih selaras dan harmonis dengan alam semesta ciptaan Tuhan ini.</text:span></text:p>
            <text:p text:style-name="Text_20_body"><text:span text:style-name="T1">Membayangkan semua hal indah ini mungkin terasa seperti sebuah mimpi atau cerita utopia di negeri dongeng ya? Memang, visi masa depan yang kita gambarkan ini terlihat sangat ideal, dan kita harus jujur mengakui bahwa </text:span><text:soft-page-break/><text:span text:style-name="T1">tantangan untuk mencapainya dari kondisi kita saat ini (per April 2025) pasti sangatlah besar dan tidak mudah. Akan butuh kerja keras, waktu, biaya, pengorbanan, dan mungkin banyak perdebatan serta jatuh bangun di tengah jalan. Tapi, penting banget untuk kita pegang teguh keyakinan ini: visi ini </text:span><text:span text:style-name="Strong_20_Emphasis"><text:span text:style-name="T1">bukanlah sekadar mimpi kosong yang mustahil</text:span></text:span><text:span text:style-name="T1">. Ini adalah </text:span><text:span text:style-name="Strong_20_Emphasis"><text:span text:style-name="T1">masa depan yang sangat mungkin untuk kita raih dan kita wujudkan</text:span></text:span><text:span text:style-name="T1"> jika kita semua—mulai dari pemerintah pusat hingga daerah, pihak industri dan swasta, para ilmuwan dan akademisi, organisasi masyarakat sipil, dan terutama seluruh lapisan masyarakat termasuk generasi muda seperti kalian—punya </text:span><text:span text:style-name="Strong_20_Emphasis"><text:span text:style-name="T1">tekad politik yang kuat, terus mendorong inovasi tanpa henti, berani mengambil keputusan sulit demi jangka panjang, mau mengubah pola pikir dan kebiasaan lama yang merusak, serta bekerja sama bahu-membahu dalam semangat gotong royong</text:span></text:span><text:span text:style-name="T1"> mulai dari detik ini. Ini adalah masa depan yang sangat layak untuk kita perjuangkan bersama demi Indonesia yang lebih baik, lebih maju, lebih adil, lebih mandiri, dan lebih lestari untuk kita nikmati dan kita wariskan ke generasi mendatang. </text:span><text:span text:style-name="Strong_20_Emphasis"><text:span text:style-name="T1">Masa depan energi bersih adalah masa depan kita semua!</text:span></text:span></text:p>
            <text:p text:style-name="Text_20_body"><text:span text:style-name="Strong_20_Emphasis"><text:span text:style-name="T1">(Prompt Gambar Ilustrasi untuk Subbab 8.2)</text:span></text:span></text:p>
            <text:p text:style-name="Text_20_body"><text:span text:style-name="Strong_20_Emphasis"><text:span text:style-name="T1">Prompt Gambar Ilustrasi:</text:span></text:span><text:span text:style-name="T1"> "Buat ilustrasi panorama yang </text:span><text:span text:style-name="Strong_20_Emphasis"><text:span text:style-name="T1">menggambarkan visi masa depan Indonesia yang positif, bersih, hijau, maju, dan berkelanjutan berkat keberhasilan transisi energi</text:span></text:span><text:span text:style-name="T1">, dengan gaya visual yang cerah, optimis, detail, dan sedikit futuristik tapi tetap terasa 'Indonesia'.</text:span></text:p>
            <text:list xml:id="list6216578502048117989" text:style-name="L100">
              <text:list-item>
                <text:p text:style-name="P205"><text:span text:style-name="Strong_20_Emphasis"><text:span text:style-name="T1">Lanskap Gabungan yang Harmonis:</text:span></text:span><text:span text:style-name="T1"> Tampilkan pemandangan yang luas dan indah, seolah diambil dari ketinggian, yang menggabungkan beberapa elemen lanskap Indonesia secara harmonis: </text:span></text:p>
                <text:list>
                  <text:list-item>
                    <text:p text:style-name="P205"><text:span text:style-name="Strong_20_Emphasis"><text:span text:style-name="T1">Kota Masa Depan yang Hijau:</text:span></text:span><text:span text:style-name="T1"> Di satu sisi, gambarkan siluet kota modern dengan gedung-gedung tinggi tapi banyak ruang terbuka hijau, taman vertikal, taman atap (</text:span><text:span text:style-name="Emphasis"><text:span text:style-name="T1">rooftop garden</text:span></text:span><text:span text:style-name="T1">). Langit di atas kota terlihat </text:span><text:span text:style-name="Strong_20_Emphasis"><text:span text:style-name="T1">sangat biru dan bersih</text:span></text:span><text:span text:style-name="T1">. Jalanan tampak teratur, diisi oleh </text:span><text:span text:style-name="Strong_20_Emphasis"><text:span text:style-name="T1">kendaraan listrik</text:span></text:span><text:span text:style-name="T1"> (mobil, motor, bus listrik ART/BRT) yang futuristik dan senyap, serta </text:span><text:span text:style-name="Strong_20_Emphasis"><text:span text:style-name="T1">banyak orang bersepeda di jalur khusus atau berjalan kaki</text:span></text:span><text:span text:style-name="T1"> di trotoar yang lebar, rindang, dan nyaman. Ada beberapa </text:span><text:span text:style-name="Strong_20_Emphasis"><text:span text:style-name="T1">stasiun pengisian daya (SPKLU)</text:span></text:span><text:span text:style-name="T1"> yang terintegrasi dengan baik. </text:span></text:p>
                  </text:list-item>
                  <text:list-item>
                    <text:p text:style-name="P205"><text:span text:style-name="Strong_20_Emphasis"><text:span text:style-name="T1">Pedesaan/Pesisir yang Produktif &amp; Lestari:</text:span></text:span><text:span text:style-name="T1"> Di sisi lain, </text:span><text:soft-page-break/><text:span text:style-name="T1">gambarkan area pedesaan dengan sawah terasering yang hijau subur atau pesisir pantai (seperti pantai barat Sumatera) yang bersih dengan laut biru jernih. Di atap rumah-rumah penduduk (baik di kota maupun desa) terlihat jelas </text:span><text:span text:style-name="Strong_20_Emphasis"><text:span text:style-name="T1">panel surya (PLTS Atap)</text:span></text:span><text:span text:style-name="T1"> terpasang rapi. Mungkin di kejauhan laut terlihat siluet </text:span><text:span text:style-name="Strong_20_Emphasis"><text:span text:style-name="T1">turbin angin lepas pantai (offshore wind)</text:span></text:span><text:span text:style-name="T1"> yang elegan. Di area pegunungan di latar belakang, bisa terlihat </text:span><text:span text:style-name="Strong_20_Emphasis"><text:span text:style-name="T1">PLTP</text:span></text:span><text:span text:style-name="T1"> dengan kepulan uap putih bersih atau </text:span><text:span text:style-name="Strong_20_Emphasis"><text:span text:style-name="T1">PLTA</text:span></text:span><text:span text:style-name="T1"> di sungai yang airnya tampak jernih mengalir. </text:span></text:p>
                  </text:list-item>
                  <text:list-item>
                    <text:p text:style-name="P205"><text:span text:style-name="Strong_20_Emphasis"><text:span text:style-name="T1">Alam yang Sehat &amp; Terjaga:</text:span></text:span><text:span text:style-name="T1"> Tunjukkan elemen alam yang sehat dan indah: </text:span><text:span text:style-name="Strong_20_Emphasis"><text:span text:style-name="T1">hutan tropis yang lebat</text:span></text:span><text:span text:style-name="T1"> di pegunungan, </text:span><text:span text:style-name="Strong_20_Emphasis"><text:span text:style-name="T1">sungai yang bersih</text:span></text:span><text:span text:style-name="T1"> berkelok-kelok, </text:span><text:span text:style-name="Strong_20_Emphasis"><text:span text:style-name="T1">lautan biru</text:span></text:span><text:span text:style-name="T1"> dengan terumbu karang (terlihat samar) dan ikan berenang. Udara tampak </text:span><text:span text:style-name="Strong_20_Emphasis"><text:span text:style-name="T1">sangat segar</text:span></text:span><text:span text:style-name="T1"> (mungkin dengan efek visual kilauan tipis atau </text:span><text:span text:style-name="Emphasis"><text:span text:style-name="T1">lens flare</text:span></text:span><text:span text:style-name="T1"> dari matahari). </text:span></text:p>
                  </text:list-item>
                </text:list>
              </text:list-item>
              <text:list-item>
                <text:p text:style-name="P205"><text:span text:style-name="Strong_20_Emphasis"><text:span text:style-name="T1">Elemen Manusia yang Sejahtera &amp; Aktif:</text:span></text:span><text:span text:style-name="T1"> Gambarkan beberapa </text:span><text:span text:style-name="Strong_20_Emphasis"><text:span text:style-name="T1">figur manusia Indonesia yang beragam</text:span></text:span><text:span text:style-name="T1"> (usia, profesi, etnis, termasuk remaja/anak-anak) yang terlihat </text:span><text:span text:style-name="Strong_20_Emphasis"><text:span text:style-name="T1">sehat, ceria, dan aktif</text:span></text:span><text:span text:style-name="T1"> beraktivitas dalam lingkungan yang nyaman tersebut: ada yang bersepeda, ada yang bekerja di 'green jobs' (misal: teknisi EBT dengan seragam modern), ada keluarga yang piknik di taman kota, ada nelayan dengan perahu ramah lingkungan, ada petani yang bekerja di sawah subur. </text:span></text:p>
              </text:list-item>
              <text:list-item>
                <text:p text:style-name="P91"><text:span text:style-name="Strong_20_Emphasis"><text:span text:style-name="T1">Teknologi Bersih yang Terintegrasi:</text:span></text:span><text:span text:style-name="T1"> Secara halus, tunjukkan adanya </text:span><text:span text:style-name="Strong_20_Emphasis"><text:span text:style-name="T1">jaringan listrik pintar (smart grid)</text:span></text:span><text:span text:style-name="T1"> yang menghubungkan semua elemen (mungkin dengan garis-garis energi digital transparan berwarna biru/hijau) dan </text:span><text:span text:style-name="Strong_20_Emphasis"><text:span text:style-name="T1">sistem transportasi publik listrik</text:span></text:span><text:span text:style-name="T1"> yang efisien. </text:span></text:p>
              </text:list-item>
            </text:list>
            <text:list xml:id="list7479925665263514853" text:style-name="L101">
              <text:list-item>
                <text:p text:style-name="P92"><text:span text:style-name="Strong_20_Emphasis"><text:span text:style-name="T1">Judul/Tagline:</text:span></text:span><text:span text:style-name="T1"> Beri judul atau tagline yang </text:span><text:span text:style-name="Strong_20_Emphasis"><text:span text:style-name="T1">sangat inspiratif dan membangkitkan kebanggaan nasional</text:span></text:span><text:span text:style-name="T1"> di bagian atas atau bawah ilustrasi, misalnya: </text:span><text:span text:style-name="Strong_20_Emphasis"><text:span text:style-name="T1">'Visi Indonesia Emas 2045: Negeri Lestari Berkat Energi Bersih!'</text:span></text:span><text:span text:style-name="T1"> atau </text:span><text:span text:style-name="Strong_20_Emphasis"><text:span text:style-name="T1">'Masa Depan Cerah Indonesia: Harmoni Teknologi, Alam, dan Manusia!'</text:span></text:span><text:span text:style-name="T1">. Gunakan palet warna yang </text:span><text:span text:style-name="Strong_20_Emphasis"><text:span text:style-name="T1">sangat cerah, bersih, kaya, dan positif</text:span></text:span><text:span text:style-name="T1"> (banyak warna biru langit jernih, hijau alam segar, putih awan/bangunan modern, dengan aksen warna-warni ceria untuk aktivitas manusia dan sentuhan teknologi). Ciptakan suasana keseluruhan yang </text:span><text:span text:style-name="Strong_20_Emphasis"><text:span text:style-name="T1">damai, sejahtera, maju, optimis, dan </text:span></text:span><text:soft-page-break/><text:span text:style-name="Strong_20_Emphasis"><text:span text:style-name="T1">sangat membanggakan</text:span></text:span><text:span text:style-name="T1">." </text:span></text:p>
              </text:list-item>
            </text:list>
            <text:p text:style-name="P239"/>
            <text:p text:style-name="P104">Ini adalah jawaban untuk Subbab 8.2. Silakan berikan perintah "YAX" jika Anda ingin saya melanjutkan ke prompt berikutnya (Subbab 8.3).</text:p>
          </text:section>
          <text:section text:style-name="Sect1" text:name="feedback-form-92">
            <text:p text:style-name="P218"/>
          </text:section>
        </text:section>
        <text:section text:style-name="Sect1" text:name="afe3a222b8644258">
          <text:p text:style-name="P104"/>
          <text:section text:style-name="Sect1" text:name="user-query-content-93">
            <text:p text:style-name="P237">YAX </text:p>
          </text:section>
          <text:p text:style-name="P218">Tampilkan alur berpikir</text:p>
          <text:section text:style-name="Sect2" text:name="model-response-message-contentr_afe3a222b8644258">
            <text:p text:style-name="P218"/>
          </text:section>
          <text:section text:style-name="Sect1" text:name="feedback-form-93">
            <text:p text:style-name="P218"/>
          </text:section>
        </text:section>
        <text:section text:style-name="Sect1" text:name="08cd84f16ac52ce9">
          <text:p text:style-name="P104"/>
          <text:section text:style-name="Sect1" text:name="user-query-content-94">
            <text:p text:style-name="P237">PRESENT IT </text:p>
          </text:section>
          <text:p text:style-name="P218">Tampilkan alur berpikir</text:p>
          <text:section text:style-name="Sect2" text:name="model-response-message-contentr_08cd84f16ac52ce9">
            <text:p text:style-name="Text_20_body"><text:span text:style-name="T1">Oke, ini jawaban untuk prompt </text:span><text:span text:style-name="Strong_20_Emphasis"><text:span text:style-name="T1">Subbab 8.3 (Peran Kamu Sebagai Generasi Penerus)</text:span></text:span><text:span text:style-name="T1">, yang secara khusus ditujukan untuk kalian, para pembaca remaja:</text:span></text:p>
            <text:p text:style-name="P239"/>
            <text:p text:style-name="Text_20_body"><text:span text:style-name="Strong_20_Emphasis"><text:span text:style-name="T1">(Teks Subbab 8.3)</text:span></text:span></text:p>
            <text:p text:style-name="Text_20_body"><text:span text:style-name="T1">Kita sudah melihat visi masa depan energi Indonesia yang begitu cerah dan berkelanjutan di subbab sebelumnya. Langit biru, udara segar, energi bersih melimpah dan terjangkau, ekonomi hijau yang dinamis, alam yang lestari. Keren banget kan kalau itu bisa jadi kenyataan? Nah, sekarang pertanyaan paling penting: </text:span><text:span text:style-name="Strong_20_Emphasis"><text:span text:style-name="T1">Siapa</text:span></text:span><text:span text:style-name="T1"> yang punya peran terbesar untuk memastikan visi hebat itu bukan cuma jadi mimpi indah di atas kertas, tapi benar-benar terwujud di dunia nyata? Siapa yang paling punya 'kepentingan' agar masa depan itu jadi kenyataan? Jawabannya cuma satu: </text:span><text:span text:style-name="Strong_20_Emphasis"><text:span text:style-name="T1">KAMU!</text:span></text:span></text:p>
            <text:p text:style-name="Text_20_body"><text:span text:style-name="T1">Ya, kamu! Kamu yang sekarang lagi baca buku ini, entah kamu pelajar SMP, SMA, SMK, mahasiswa, atau baru mulai kerja, yang tinggal di Banda Aceh, di kota lain di Aceh, atau di manapun di seluruh Indonesia. Kenapa kamu? Karena </text:span><text:span text:style-name="Strong_20_Emphasis"><text:span text:style-name="T1">kalianlah Generasi Penerus bangsa ini</text:span></text:span><text:span text:style-name="T1">. Kalianlah yang akan </text:span><text:span text:style-name="Strong_20_Emphasis"><text:span text:style-name="T1">mewarisi planet Bumi ini</text:span></text:span><text:span text:style-name="T1"> lengkap dengan segala tantangan dan potensi sistem energinya di masa depan. Kalianlah generasi yang akan </text:span><text:span text:style-name="Strong_20_Emphasis"><text:span text:style-name="T1">hidup paling lama merasakan dampak positif</text:span></text:span><text:span text:style-name="T1"> jika kita berhasil melakukan transisi ke energi bersih ini—menikmati udara bersihnya, peluang kerja hijaunya, </text:span><text:soft-page-break/><text:span text:style-name="T1">kemajuan teknologinya. Tapi sebaliknya, kalian juga generasi yang akan </text:span><text:span text:style-name="Strong_20_Emphasis"><text:span text:style-name="T1">paling terdampak dan paling merasakan akibat negatifnya</text:span></text:span><text:span text:style-name="T1"> jika kita gagal, jika kita terus membiarkan bumi ini makin panas, polusi makin parah, dan sumber daya makin menipis. Masa depan energi, masa depan iklim, masa depan Indonesia ini, secara harfiah adalah </text:span><text:span text:style-name="Strong_20_Emphasis"><text:span text:style-name="T1">masa depan kalian</text:span></text:span><text:span text:style-name="T1">. Kalian punya </text:span><text:span text:style-name="Emphasis"><text:span text:style-name="T1">stake</text:span></text:span><text:span text:style-name="T1"> atau kepentingan paling besar di sini! Tapi ingat, kalian bukan cuma sekadar 'pewaris pasif' yang cuma bisa nerima apa adanya. Kalian juga punya </text:span><text:span text:style-name="Strong_20_Emphasis"><text:span text:style-name="T1">potensi dan kekuatan luar biasa</text:span></text:span><text:span text:style-name="T1"> untuk menjadi </text:span><text:span text:style-name="Strong_20_Emphasis"><text:span text:style-name="T1">'arsitek' atau 'pembentuk' utama</text:span></text:span><text:span text:style-name="T1"> masa depan energi yang lebih baik itu! Jangan pernah lupakan atau meremehkan kekuatan yang kalian miliki!</text:span></text:p>
            <text:p text:style-name="Text_20_body"><text:span text:style-name="T1">"Tapi kan aku cuma satu orang remaja biasa di antara jutaan orang lainnya, apa sih yang bisa aku perbuat untuk masalah sebesar ini?" Mungkin pikiran itu masih suka terlintas di benakmu. Wajar kok kalau kadang merasa kecil. Tapi ingat lagi apa yang sudah kita diskusikan panjang lebar di Bab 7! </text:span><text:span text:style-name="Strong_20_Emphasis"><text:span text:style-name="T1">Kekuatanmu itu nyata dan ada di berbagai level tindakan</text:span></text:span><text:span text:style-name="T1">:</text:span></text:p>
            <text:list xml:id="list4053499912954289864" text:style-name="L102">
              <text:list-item>
                <text:p text:style-name="P206"><text:span text:style-name="Strong_20_Emphasis"><text:span text:style-name="T1">Kekuatan Pilihan &amp; Aksi Sehari-hari:</text:span></text:span><text:span text:style-name="T1"> Jangan pernah remehkan dampak dari </text:span><text:span text:style-name="Strong_20_Emphasis"><text:span text:style-name="T1">kebiasaan kecil</text:span></text:span><text:span text:style-name="T1"> yang kamu lakukan setiap hari! Tindakan </text:span><text:span text:style-name="Strong_20_Emphasis"><text:span text:style-name="T1">hemat energi</text:span></text:span><text:span text:style-name="T1"> di rumah atau sekolah (matikan lampu &amp; alat elektronik tak terpakai, pakai AC &amp; air bijak), pilihan </text:span><text:span text:style-name="Strong_20_Emphasis"><text:span text:style-name="T1">transportasi yang lebih hijau</text:span></text:span><text:span text:style-name="T1"> (lebih sering jalan kaki/bersepeda untuk jarak dekat, pilih angkutan umum), sampai caramu </text:span><text:span text:style-name="Strong_20_Emphasis"><text:span text:style-name="T1">mengkonsumsi barang</text:span></text:span><text:span text:style-name="T1"> (pikir sebelum beli, pilih yang awet &amp; ramah lingkungan, kurangi sampah, dukung produk lokal/hijau) – semua itu mungkin terasa sepele kalau dilakukan sendirian. Tapi bayangkan kalau kebiasaan baik ini dilakukan secara konsisten oleh </text:span><text:span text:style-name="Strong_20_Emphasis"><text:span text:style-name="T1">jutaan remaja lain</text:span></text:span><text:span text:style-name="T1"> di seluruh Indonesia, dari Banda Aceh sampai Jayapura! Itu akan jadi seperti </text:span><text:span text:style-name="Strong_20_Emphasis"><text:span text:style-name="T1">efek bola salju (</text:span></text:span><text:span text:style-name="Strong_20_Emphasis"><text:span text:style-name="Emphasis"><text:span text:style-name="T1">snowball effect</text:span></text:span></text:span><text:span text:style-name="Strong_20_Emphasis"><text:span text:style-name="T1">)</text:span></text:span><text:span text:style-name="T1">: dimulai dari kecil, tapi terus bergulir, membesar, dan akhirnya menciptakan </text:span><text:span text:style-name="Strong_20_Emphasis"><text:span text:style-name="T1">perubahan kolektif yang dampaknya luar biasa besar</text:span></text:span><text:span text:style-name="T1"> pada pengurangan konsumsi energi nasional, pengurangan timbunan sampah, dan pengiriman sinyal yang kuat ke pasar dan pemerintah bahwa generasi muda peduli dan menuntut perubahan! Jadi, aksi sederhanamu setiap hari itu sangat berarti dan punya kekuatan! </text:span></text:p>
              </text:list-item>
              <text:list-item>
                <text:p text:style-name="P206"><text:span text:style-name="Strong_20_Emphasis"><text:span text:style-name="T1">Kekuatan Suara, Ide, &amp; Kreativitasmu:</text:span></text:span><text:span text:style-name="T1"> Kamu hidup di era informasi dan digital, manfaatkan itu! Jangan takut untuk </text:span><text:span text:style-name="Strong_20_Emphasis"><text:span text:style-name="T1">terus belajar</text:span></text:span><text:span text:style-name="T1"> tentang isu energi dan lingkungan dari sumber terpercaya. Jangan ragu untuk </text:span><text:soft-page-break/><text:span text:style-name="Strong_20_Emphasis"><text:span text:style-name="T1">bertanya secara kritis</text:span></text:span><text:span text:style-name="T1"> kepada guru, orang tua, atau bahkan pejabat publik. Beranilah untuk </text:span><text:span text:style-name="Strong_20_Emphasis"><text:span text:style-name="T1">menyuarakan pendapatmu</text:span></text:span><text:span text:style-name="T1"> (ingat lagi berbagai cara di Subbab 7.4!). Gunakan </text:span><text:span text:style-name="Strong_20_Emphasis"><text:span text:style-name="T1">kemampuan digitalmu</text:span></text:span><text:span text:style-name="T1"> (yang biasanya lebih jago dari generasi sebelumnya!) untuk mencari informasi, memverifikasinya, lalu </text:span><text:span text:style-name="Strong_20_Emphasis"><text:span text:style-name="T1">berbagi pengetahuan yang benar dan positif</text:span></text:span><text:span text:style-name="T1"> ke teman-temanmu (bisa lewat diskusi, status medsos, bikin konten kreatif!). Ikutlah dalam kampanye atau petisi online yang mendukung energi bersih. Dan jangan lupa, kalian adalah generasi yang penuh </text:span><text:span text:style-name="Strong_20_Emphasis"><text:span text:style-name="T1">ide segar dan kreativitas</text:span></text:span><text:span text:style-name="T1">! Mungkin kamu punya ide brilian untuk proyek sains hemat energi di sekolahmu? Atau ide aplikasi sederhana untuk bantu orang memantau jejak karbonnya? Atau ide kampanye lingkungan yang unik dan bisa viral di kalangan anak muda Aceh? Salurkan ide dan energimu itu! Bergabunglah atau bentuklah </text:span><text:span text:style-name="Strong_20_Emphasis"><text:span text:style-name="T1">komunitas atau klub peduli lingkungan</text:span></text:span><text:span text:style-name="T1"> di sekolah atau lingkunganmu untuk membuat aksi nyata bersama. Ingat, banyak perubahan besar di dunia ini yang justru dipicu oleh </text:span><text:span text:style-name="Strong_20_Emphasis"><text:span text:style-name="T1">semangat idealisme, keberanian, dan kreativitas anak muda</text:span></text:span><text:span text:style-name="T1"> yang tidak mau tinggal diam! </text:span></text:p>
              </text:list-item>
              <text:list-item>
                <text:p text:style-name="P93"><text:span text:style-name="Strong_20_Emphasis"><text:span text:style-name="T1">Kekuatan sebagai Pembelajar Seumur Hidup &amp; Calon Profesional Masa Depan:</text:span></text:span><text:span text:style-name="T1"> Dunia energi, teknologi lingkungan, dan isu iklim ini adalah bidang yang </text:span><text:span text:style-name="Strong_20_Emphasis"><text:span text:style-name="T1">berkembang dengan sangat cepat</text:span></text:span><text:span text:style-name="T1">. Apa yang kita anggap canggih hari ini, mungkin sudah biasa saja lima atau sepuluh tahun lagi. Jadi, penting banget buat kamu untuk punya </text:span><text:span text:style-name="Strong_20_Emphasis"><text:span text:style-name="T1">semangat menjadi pembelajar seumur hidup (</text:span></text:span><text:span text:style-name="Strong_20_Emphasis"><text:span text:style-name="Emphasis"><text:span text:style-name="T1">lifelong learner</text:span></text:span></text:span><text:span text:style-name="Strong_20_Emphasis"><text:span text:style-name="T1">)</text:span></text:span><text:span text:style-name="T1">. Teruslah </text:span><text:span text:style-name="Strong_20_Emphasis"><text:span text:style-name="T1">penasaran</text:span></text:span><text:span text:style-name="T1">, teruslah </text:span><text:span text:style-name="Strong_20_Emphasis"><text:span text:style-name="T1">update informasi dan pengetahuanmu</text:span></text:span><text:span text:style-name="T1"> dari sumber-sumber yang kredibel tentang perkembangan terbaru di dunia energi terbarukan, teknologi hijau, sains iklim, dan kebijakan-kebijakan terkait. Semakin luas wawasanmu, semakin kamu paham kompleksitas masalahnya, semakin efektif pula kamu bisa berkontribusi, baik lewat aksi sehari-hari, lewat suaramu, maupun lewat pilihan jalan hidupmu nanti. Dan siapa tahu, rasa penasaran dan pengetahuanmu tentang isu penting ini bisa membawamu pada </text:span><text:span text:style-name="Strong_20_Emphasis"><text:span text:style-name="T1">pilihan studi dan karir masa depan</text:span></text:span><text:span text:style-name="T1"> yang nggak cuma keren dan menjanjikan secara finansial, tapi juga sangat </text:span><text:span text:style-name="Strong_20_Emphasis"><text:span text:style-name="T1">bermakna dan dibutuhkan</text:span></text:span><text:span text:style-name="T1"> oleh Indonesia dan dunia! Sektor </text:span><text:span text:style-name="Strong_20_Emphasis"><text:span text:style-name="T1">energi bersih, ekonomi hijau, dan teknologi berkelanjutan</text:span></text:span><text:span text:style-name="T1"> ini diprediksi oleh banyak ahli akan jadi salah satu </text:span><text:span text:style-name="Strong_20_Emphasis"><text:span text:style-name="T1">sektor pekerjaan yang tumbuh paling pesat dan paling dicari</text:span></text:span><text:span text:style-name="T1"> di abad ke-21 ini. </text:span><text:soft-page-break/><text:span text:style-name="T1">Bayangkan, kamu bisa jadi </text:span><text:span text:style-name="Strong_20_Emphasis"><text:span text:style-name="T1">insinyur</text:span></text:span><text:span text:style-name="T1"> handal yang merancang PLTB lepas pantai di perairan Aceh, </text:span><text:span text:style-name="Strong_20_Emphasis"><text:span text:style-name="T1">ilmuwan</text:span></text:span><text:span text:style-name="T1"> material yang menemukan bahan panel surya super efisien, </text:span><text:span text:style-name="Strong_20_Emphasis"><text:span text:style-name="T1">ahli kehutanan</text:span></text:span><text:span text:style-name="T1"> yang memimpin restorasi hutan mangrove kita, </text:span><text:span text:style-name="Strong_20_Emphasis"><text:span text:style-name="T1">analis kebijakan energi</text:span></text:span><text:span text:style-name="T1"> yang membantu pemerintah Aceh atau Indonesia membuat regulasi EBT yang efektif, </text:span><text:span text:style-name="Strong_20_Emphasis"><text:span text:style-name="T1">teknisi</text:span></text:span><text:span text:style-name="T1"> terampil yang memasang dan merawat ribuan PLTS atap, </text:span><text:span text:style-name="Strong_20_Emphasis"><text:span text:style-name="T1">pengusaha sosial</text:span></text:span><text:span text:style-name="T1"> yang membawa solusi energi bersih ke desa-desa terpencil, atau </text:span><text:span text:style-name="Strong_20_Emphasis"><text:span text:style-name="T1">jurnalis/komunikator</text:span></text:span><text:span text:style-name="T1"> hebat yang mampu mengedukasi dan menginspirasi jutaan orang tentang pentingnya isu ini. Peluang karir yang keren dan berdampak positif terbuka sangaaat lebar buat kalian di bidang ini! </text:span></text:p>
              </text:list-item>
            </text:list>
            <text:p text:style-name="Text_20_body"><text:span text:style-name="T1">Jadi, pesan utamanya: meskipun tantangan untuk mewujudkan transisi energi berkelanjutan di Indonesia ini memang besar, kompleks, dan butuh waktu, </text:span><text:span text:style-name="Strong_20_Emphasis"><text:span text:style-name="T1">jangan pernah merasa kecil, tidak berdaya, atau apatis</text:span></text:span><text:span text:style-name="T1">. Kalian, </text:span><text:span text:style-name="Strong_20_Emphasis"><text:span text:style-name="T1">generasi muda Indonesia saat ini (Generasi Z dan Generasi Alpha yang akan datang)</text:span></text:span><text:span text:style-name="T1">, punya </text:span><text:span text:style-name="Strong_20_Emphasis"><text:span text:style-name="T1">kelebihan dan potensi unik</text:span></text:span><text:span text:style-name="T1">: kalian lebih terhubung secara digital dengan dunia luar, kalian punya akses informasi yang lebih luas, kalian (semoga) punya kesadaran akan isu lingkungan global yang lebih tinggi, kalian lebih kreatif dalam mencari solusi, dan kalian punya energi serta idealisme yang biasanya masih sangat membara! </text:span><text:span text:style-name="Strong_20_Emphasis"><text:span text:style-name="T1">Gunakan semua potensi luar biasa itu!</text:span></text:span></text:p>
            <text:p text:style-name="Text_20_body"><text:span text:style-name="Strong_20_Emphasis"><text:span text:style-name="T1">Masa depan energi Indonesia, masa depan Provinsi Aceh, masa depan kota Tapak Tuan tempatmu berpijak, dan masa depan planet Bumi ini, benar-benar ada di pundak dan di tangan generasi kalian</text:span></text:span><text:span text:style-name="T1">. Kalian punya kekuatan untuk ikut menulis dan mewarnai cerita masa depan yang jauh lebih baik, lebih bersih, lebih adil, dan lebih lestari. </text:span><text:span text:style-name="Strong_20_Emphasis"><text:span text:style-name="T1">Ayo, jangan ragu untuk ambil peranmu</text:span></text:span><text:span text:style-name="T1">, sekecil apapun itu kelihatannya, karena setiap kontribusi itu berarti. </text:span><text:span text:style-name="Strong_20_Emphasis"><text:span text:style-name="T1">Mulailah dari dirimu, mulailah dari hal kecil, dan mulailah dari sekarang!</text:span></text:span></text:p>
            <text:p text:style-name="Text_20_body"><text:span text:style-name="Strong_20_Emphasis"><text:span text:style-name="T1">(Prompt Gambar Ilustrasi untuk Subbab 8.3)</text:span></text:span></text:p>
            <text:p text:style-name="Text_20_body"><text:span text:style-name="Strong_20_Emphasis"><text:span text:style-name="T1">Prompt Gambar Ilustrasi:</text:span></text:span><text:span text:style-name="T1"> "Buat ilustrasi yang </text:span><text:span text:style-name="Strong_20_Emphasis"><text:span text:style-name="T1">fokus pada sosok remaja Indonesia sebagai agen perubahan sentral</text:span></text:span><text:span text:style-name="T1">, dengan gaya visual yang kuat, dinamis, modern, dan sangat memberdayakan (</text:span><text:span text:style-name="Emphasis"><text:span text:style-name="T1">empowering</text:span></text:span><text:span text:style-name="T1">).</text:span></text:p>
            <text:list xml:id="list8432001658144863005" text:style-name="L103">
              <text:list-item>
                <text:p text:style-name="P207"><text:span text:style-name="Strong_20_Emphasis"><text:span text:style-name="T1">Fokus Utama (Center Stage):</text:span></text:span><text:span text:style-name="T1"> Gambarkan </text:span><text:span text:style-name="Strong_20_Emphasis"><text:span text:style-name="T1">satu atau beberapa sosok remaja Indonesia</text:span></text:span><text:span text:style-name="T1"> (mewakili keberagaman gender, etnis, mungkin ada yang memakai atribut kedaerahan Aceh atau atribut sekolah/kampus) </text:span><text:soft-page-break/><text:span text:style-name="T1">berdiri tegak di tengah dengan </text:span><text:span text:style-name="Strong_20_Emphasis"><text:span text:style-name="T1">ekspresi wajah yang penuh tekad, cerdas, optimis, dan menatap lurus ke depan</text:span></text:span><text:span text:style-name="T1"> (ke arah pembaca/masa depan). Posisi mereka bisa seperti 'superhero' muda atau pemimpin masa depan. </text:span></text:p>
              </text:list-item>
              <text:list-item>
                <text:p text:style-name="P207"><text:span text:style-name="Strong_20_Emphasis"><text:span text:style-name="T1">Elemen Kekuatan &amp; Aksi di Sekitar Remaja:</text:span></text:span><text:span text:style-name="T1"> Di sekitar sosok remaja ini, gambarkan secara dinamis berbagai </text:span><text:span text:style-name="Strong_20_Emphasis"><text:span text:style-name="T1">simbol kekuatan dan aksi</text:span></text:span><text:span text:style-name="T1"> yang mereka miliki, seolah 'memancar' dari diri mereka atau sedang mereka gunakan/interaksikan: </text:span></text:p>
                <text:list>
                  <text:list-item>
                    <text:p text:style-name="P207"><text:span text:style-name="T1">Ikon </text:span><text:span text:style-name="Strong_20_Emphasis"><text:span text:style-name="T1">bola lampu ide</text:span></text:span><text:span text:style-name="T1"> yang menyala sangat terang di atas kepala mereka (kreativitas &amp; inovasi). </text:span></text:p>
                  </text:list-item>
                  <text:list-item>
                    <text:p text:style-name="P207"><text:span text:style-name="T1">Ikon </text:span><text:span text:style-name="Strong_20_Emphasis"><text:span text:style-name="T1">smartphone/tablet</text:span></text:span><text:span text:style-name="T1"> di tangan mereka yang menampilkan </text:span><text:span text:style-name="Strong_20_Emphasis"><text:span text:style-name="T1">grafik data energi, petisi online, atau postingan media sosial positif</text:span></text:span><text:span text:style-name="T1"> tentang lingkungan (kekuatan suara digital &amp; informasi). </text:span></text:p>
                  </text:list-item>
                  <text:list-item>
                    <text:p text:style-name="P207"><text:span text:style-name="T1">Ikon </text:span><text:span text:style-name="Strong_20_Emphasis"><text:span text:style-name="T1">tunas/bibit tanaman hijau</text:span></text:span><text:span text:style-name="T1"> yang tumbuh subur di tangan atau di sekitar kaki mereka (aksi nyata peduli lingkungan &amp; pertumbuhan). </text:span></text:p>
                  </text:list-item>
                  <text:list-item>
                    <text:p text:style-name="P207"><text:span text:style-name="T1">Ikon </text:span><text:span text:style-name="Strong_20_Emphasis"><text:span text:style-name="T1">buku terbuka</text:span></text:span><text:span text:style-name="T1"> atau </text:span><text:span text:style-name="Strong_20_Emphasis"><text:span text:style-name="T1">topi toga (miniatur)</text:span></text:span><text:span text:style-name="T1"> yang melayang (semangat belajar &amp; potensi karir masa depan). </text:span></text:p>
                  </text:list-item>
                  <text:list-item>
                    <text:p text:style-name="P207"><text:span text:style-name="T1">Ikon </text:span><text:span text:style-name="Strong_20_Emphasis"><text:span text:style-name="T1">roda gigi yang saling terkait</text:span></text:span><text:span text:style-name="T1"> atau </text:span><text:span text:style-name="Strong_20_Emphasis"><text:span text:style-name="T1">potongan puzzle yang menyatu</text:span></text:span><text:span text:style-name="T1"> (pemahaman sistem &amp; kemampuan mencari solusi). </text:span></text:p>
                  </text:list-item>
                  <text:list-item>
                    <text:p text:style-name="P207"><text:span text:style-name="T1">Ikon </text:span><text:span text:style-name="Strong_20_Emphasis"><text:span text:style-name="T1">hati besar</text:span></text:span><text:span text:style-name="T1"> atau </text:span><text:span text:style-name="Strong_20_Emphasis"><text:span text:style-name="T1">tangan-tangan yang saling bergandengan</text:span></text:span><text:span text:style-name="T1"> (kepedulian sosial, empati, &amp; kekuatan kolaborasi). </text:span></text:p>
                  </text:list-item>
                </text:list>
              </text:list-item>
              <text:list-item>
                <text:p text:style-name="P207"><text:span text:style-name="Strong_20_Emphasis"><text:span text:style-name="T1">Latar Belakang (Simbol Masa Depan):</text:span></text:span><text:span text:style-name="T1"> Bisa berupa latar belakang </text:span><text:span text:style-name="Strong_20_Emphasis"><text:span text:style-name="T1">matahari terbit (sunrise) yang cerah dan penuh harapan</text:span></text:span><text:span text:style-name="T1">, atau </text:span><text:span text:style-name="Strong_20_Emphasis"><text:span text:style-name="T1">siluet lanskap Indonesia masa depan yang hijau dan bersih</text:span></text:span><text:span text:style-name="T1"> (seperti visi di 8.2) yang seolah sedang mereka 'ciptakan' atau 'bangun' dengan kekuatan mereka. </text:span></text:p>
              </text:list-item>
              <text:list-item>
                <text:p text:style-name="P94"><text:span text:style-name="Strong_20_Emphasis"><text:span text:style-name="T1">Judul/Tagline (Menyatu dengan Komposisi):</text:span></text:span><text:span text:style-name="T1"> Beri judul atau tagline yang sangat </text:span><text:span text:style-name="Strong_20_Emphasis"><text:span text:style-name="T1">memberdayakan, singkat, dan langsung menusuk ke hati</text:span></text:span><text:span text:style-name="T1"> di bagian atas atau bawah sosok remaja, misalnya: </text:span><text:span text:style-name="Strong_20_Emphasis"><text:span text:style-name="T1">'Generasi Kalian = Kunci Masa Depan Energi Indonesia!'</text:span></text:span><text:span text:style-name="T1"> atau </text:span><text:span text:style-name="Strong_20_Emphasis"><text:span text:style-name="T1">'Kekuatan Ada Padamu! Jadilah Agen Perubahan!'</text:span></text:span><text:span text:style-name="T1">. Gunakan gaya visual yang modern, kuat, mungkin dengan sedikit sentuhan </text:span><text:span text:style-name="Emphasis"><text:span text:style-name="T1">heroic</text:span></text:span><text:span text:style-name="T1"> atau </text:span><text:span text:style-name="Emphasis"><text:span text:style-name="T1">glow effect</text:span></text:span><text:span text:style-name="T1"> pada elemen-elemen kunci. Fokus utama pada </text:span><text:span text:style-name="Strong_20_Emphasis"><text:span text:style-name="T1">ekspresi optimisme, kecerdasan, dan semangat aksi</text:span></text:span><text:span text:style-name="T1"> dari para remaja </text:span><text:soft-page-break/><text:span text:style-name="T1">sebagai subjek utama ilustrasi." </text:span></text:p>
              </text:list-item>
            </text:list>
            <text:p text:style-name="P239"/>
            <text:p text:style-name="P104">Ini adalah jawaban untuk Subbab 8.3. Silakan berikan perintah "YAX" jika Anda ingin saya melanjutkan ke prompt berikutnya (Subbab 8.4 - Pesan Terakhir/Penutup Bab 8).</text:p>
          </text:section>
          <text:section text:style-name="Sect1" text:name="feedback-form-94">
            <text:p text:style-name="P218"/>
          </text:section>
        </text:section>
        <text:section text:style-name="Sect1" text:name="3bf50a1b80afee27">
          <text:p text:style-name="P104"/>
          <text:section text:style-name="Sect1" text:name="user-query-content-95">
            <text:p text:style-name="P237">YAX </text:p>
          </text:section>
          <text:p text:style-name="P218">Tampilkan alur berpikir</text:p>
          <text:section text:style-name="Sect2" text:name="model-response-message-contentr_3bf50a1b80afee27">
            <text:p text:style-name="P218"/>
          </text:section>
          <text:section text:style-name="Sect1" text:name="feedback-form-95">
            <text:p text:style-name="P218"/>
          </text:section>
        </text:section>
        <text:section text:style-name="Sect1" text:name="2d034c60903562ba">
          <text:p text:style-name="P104"/>
          <text:section text:style-name="Sect1" text:name="user-query-content-96">
            <text:p text:style-name="P237">PRESENT IT </text:p>
          </text:section>
          <text:p text:style-name="P218">Tampilkan alur berpikir</text:p>
          <text:section text:style-name="Sect2" text:name="model-response-message-contentr_2d034c60903562ba">
            <text:p text:style-name="Text_20_body"><text:span text:style-name="T1">Oke, ini jawaban untuk prompt </text:span><text:span text:style-name="Strong_20_Emphasis"><text:span text:style-name="T1">Subbab 8.4 (Pesan Terakhir: Energi Tak Terbatas, Masa Depan Tak Terbatas)</text:span></text:span><text:span text:style-name="T1">, yang merupakan bagian penutup paling akhir dari Bab 8 dan keseluruhan isi buku:</text:span></text:p>
            <text:p text:style-name="P239"/>
            <text:p text:style-name="Text_20_body"><text:span text:style-name="Strong_20_Emphasis"><text:span text:style-name="T1">(Teks Subbab 8.4 - Penutup Bab 8/Buku)</text:span></text:span></text:p>
            <text:p text:style-name="Text_20_body"><text:span text:style-name="T1">Kita telah sampai di akhir dari perjalanan panjang kita bersama buku ini, </text:span><text:span text:style-name="Emphasis"><text:span text:style-name="T1">guys</text:span></text:span><text:span text:style-name="T1">. Sebuah perjalanan yang membawa kita menyelami betapa rumit dan gentingnya tantangan energi yang sedang dihadapi oleh dunia kita saat ini, namun di saat yang sama juga membuka mata kita lebar-lebar untuk menyaksikan betapa luar biasanya harapan dan solusi-solusi inovatif yang terbentang di depan mata kita untuk masa depan yang lebih baik. Judul buku ini sengaja dipilih: </text:span><text:span text:style-name="Strong_20_Emphasis"><text:span text:style-name="T1">"Energi Tak Terbatas: Solusi Krisis Energi"</text:span></text:span><text:span text:style-name="T1">. Tapi setelah semua pembahasan kita, mari kita renungkan kembali, apa sih sebenarnya makna 'tak terbatas' yang kita maksud di sini?</text:span></text:p>
            <text:p text:style-name="Text_20_body"><text:span text:style-name="T1">Tentu, kata 'tak terbatas' ini bisa merujuk pada potensi energi yang secara kuantitas memang luar biasa besar dari sumber-sumber seperti </text:span><text:span text:style-name="Strong_20_Emphasis"><text:span text:style-name="T1">Matahari</text:span></text:span><text:span text:style-name="T1"> yang sinarnya tak akan habis dalam miliaran tahun, atau energi </text:span><text:span text:style-name="Strong_20_Emphasis"><text:span text:style-name="T1">panas bumi</text:span></text:span><text:span text:style-name="T1"> yang terus diproduksi dari dalam planet kita, atau mungkin mimpi </text:span><text:span text:style-name="Strong_20_Emphasis"><text:span text:style-name="T1">energi fusi nuklir</text:span></text:span><text:span text:style-name="T1"> di masa depan yang menjanjikan pasokan energi dahsyat dari bahan </text:span><text:soft-page-break/><text:span text:style-name="T1">bakar yang melimpah di lautan kita. Sumber-sumber ini memang menawarkan harapan akan pasokan energi yang jauh melampaui apa yang bisa diberikan oleh cadangan energi fosil yang terbatas.</text:span></text:p>
            <text:p text:style-name="Text_20_body"><text:span text:style-name="T1">Namun, makna 'tak terbatas' di sini sejatinya jauh lebih dalam dan lebih luas daripada sekadar soal jumlah </text:span><text:span text:style-name="Emphasis"><text:span text:style-name="T1">joule</text:span></text:span><text:span text:style-name="T1"> atau </text:span><text:span text:style-name="Emphasis"><text:span text:style-name="T1">kilowatt-hour</text:span></text:span><text:span text:style-name="T1"> energi yang tersedia. 'Tak terbatas' di sini juga berbicara tentang </text:span><text:span text:style-name="Strong_20_Emphasis"><text:span text:style-name="T1">potensi kemungkinan yang tak terbatas yang bisa terbuka bagi peradaban manusia, bagi kemajuan bangsa Indonesia kita, bagi tanah Aceh kita yang tercinta ini</text:span></text:span><text:span text:style-name="T1">, jika kita berhasil memenangkan perjuangan besar untuk melakukan transisi menuju sistem energi yang bersih, adil, dan berkelanjutan. Bayangkan potensi tak terbatas untuk:</text:span></text:p>
            <text:list xml:id="list710373686615706903" text:style-name="L104">
              <text:list-item>
                <text:p text:style-name="P208"><text:span text:style-name="T1">Menciptakan </text:span><text:span text:style-name="Strong_20_Emphasis"><text:span text:style-name="T1">masa depan yang lebih adil</text:span></text:span><text:span text:style-name="T1">, di mana semua saudara kita dari Sabang sampai Merauke punya akses setara terhadap energi yang mereka butuhkan untuk hidup yang lebih layak dan produktif. </text:span></text:p>
              </text:list-item>
              <text:list-item>
                <text:p text:style-name="P208"><text:span text:style-name="T1">Membangun </text:span><text:span text:style-name="Strong_20_Emphasis"><text:span text:style-name="T1">masa depan yang lebih sehat</text:span></text:span><text:span text:style-name="T1">, di mana kita semua bisa menghirup udara bersih bebas polusi yang tidak lagi mengancam kesehatan paru-paru kita. </text:span></text:p>
              </text:list-item>
              <text:list-item>
                <text:p text:style-name="P208"><text:span text:style-name="T1">Meraih </text:span><text:span text:style-name="Strong_20_Emphasis"><text:span text:style-name="T1">masa depan yang lebih sejahtera</text:span></text:span><text:span text:style-name="T1">, dengan tumbuhnya ekonomi hijau yang inovatif, efisien sumber daya, dan menciptakan jutaan lapangan kerja baru yang bermakna bagi generasi kita. </text:span></text:p>
              </text:list-item>
              <text:list-item>
                <text:p text:style-name="P95"><text:span text:style-name="T1">Menjalani </text:span><text:span text:style-name="Strong_20_Emphasis"><text:span text:style-name="T1">masa depan yang lebih harmonis</text:span></text:span><text:span text:style-name="T1">, di mana kita bisa hidup berdampingan secara selaras dengan alam ciptaan Tuhan yang indah dan kaya ini, menjaganya sebagai warisan berharga, bukan lagi terus menerus merusaknya demi energi sesaat. </text:span></text:p>
              </text:list-item>
            </text:list>
            <text:p text:style-name="Text_20_body"><text:span text:style-name="T1">Energi bersih yang berkelanjutan adalah </text:span><text:span text:style-name="Strong_20_Emphasis"><text:span text:style-name="T1">kunci emas</text:span></text:span><text:span text:style-name="T1"> untuk membuka pintu gerbang menuju semua potensi tak terbatas itu!</text:span></text:p>
            <text:p text:style-name="P104">Jadi, setelah semua perjalanan kita dari Bab 1 hingga Bab 8 ini, apa intisari atau pesan kunci yang bisa kita bawa pulang dan renungkan bersama? Pesan utamanya sebenarnya sederhana namun sangat kuat:</text:p>
            <text:list xml:id="list3727413788580963322" text:style-name="L105">
              <text:list-item>
                <text:p text:style-name="P209"><text:span text:style-name="Strong_20_Emphasis"><text:span text:style-name="T1">Krisis energi dan krisis iklim itu nyata, serius, dan mendesak.</text:span></text:span><text:span text:style-name="T1"> Kita tidak bisa lagi menutup mata atau menganggapnya enteng. </text:span></text:p>
              </text:list-item>
              <text:list-item>
                <text:p text:style-name="P209"><text:span text:style-name="T1">Tapi </text:span><text:span text:style-name="Strong_20_Emphasis"><text:span text:style-name="T1">solusi untuk mengatasinya itu ADA, beragam jenisnya, dan teknologinya terus berkembang pesat</text:span></text:span><text:span text:style-name="T1"> berkat kecerdasan dan kerja keras manusia di seluruh dunia. Harapan itu sangat besar! </text:span></text:p>
              </text:list-item>
              <text:list-item>
                <text:p text:style-name="P209"><text:span text:style-name="T1">Teknologi energi bersih seperti surya, angin, air, dan geotermal itu </text:span><text:soft-page-break/><text:span text:style-name="Strong_20_Emphasis"><text:span text:style-name="T1">sangat menakjubkan dan potensinya luar biasa besar</text:span></text:span><text:span text:style-name="T1">, terutama di negara kita Indonesia yang dianugerahi kekayaan alam melimpah. </text:span></text:p>
              </text:list-item>
              <text:list-item>
                <text:p text:style-name="P209"><text:span text:style-name="T1">Namun, teknologi sehebat apapun </text:span><text:span text:style-name="Strong_20_Emphasis"><text:span text:style-name="T1">tidak akan bisa berjalan sendiri</text:span></text:span><text:span text:style-name="T1"> secara efektif. Butuh </text:span><text:span text:style-name="Strong_20_Emphasis"><text:span text:style-name="T1">sistem pendukung</text:span></text:span><text:span text:style-name="T1"> berupa jaringan listrik yang pintar, sistem penyimpanan energi yang andal, kebijakan pemerintah yang tepat dan konsisten, investasi finansial yang masif, serta kesadaran, penerimaan, dan dukungan dari kita semua sebagai masyarakat. </text:span></text:p>
              </text:list-item>
              <text:list-item>
                <text:p text:style-name="P96"><text:span text:style-name="T1">Dan yang terpenting dari semuanya, kita harus sadar bahwa </text:span><text:span text:style-name="Strong_20_Emphasis"><text:span text:style-name="T1">kunci perubahan itu sesungguhnya ada di tangan KITA SEMUA</text:span></text:span><text:span text:style-name="T1">. Bukan hanya di tangan pemerintah, bukan hanya di tangan ilmuwan, bukan hanya di tangan perusahaan besar. Tapi melalui </text:span><text:span text:style-name="Strong_20_Emphasis"><text:span text:style-name="T1">pilihan bijak</text:span></text:span><text:span text:style-name="T1"> yang kita buat dalam kehidupan kita sehari-hari, melalui </text:span><text:span text:style-name="Strong_20_Emphasis"><text:span text:style-name="T1">aksi nyata</text:span></text:span><text:span text:style-name="T1"> sekecil apapun yang kita lakukan secara konsisten untuk lingkungan, melalui </text:span><text:span text:style-name="Strong_20_Emphasis"><text:span text:style-name="T1">suara kritis dan konstruktif</text:span></text:span><text:span text:style-name="T1"> yang berani kita sampaikan untuk mendorong kebijakan yang lebih baik, dan melalui </text:span><text:span text:style-name="Strong_20_Emphasis"><text:span text:style-name="T1">semangat gotong royong dan kolaborasi</text:span></text:span><text:span text:style-name="T1"> untuk bekerja sama mencari solusi, </text:span><text:span text:style-name="Strong_20_Emphasis"><text:span text:style-name="T1">kita semua punya kekuatan untuk ikut menentukan arah masa depan energi kita</text:span></text:span><text:span text:style-name="T1">. </text:span></text:p>
              </text:list-item>
            </text:list>
            <text:p text:style-name="Text_20_body"><text:span text:style-name="T1">Wahai generasi penerus harapan bangsa Indonesia! Kalian yang ada di Banda Aceh, di Tapak Tuan, di seluruh penjuru Aceh, dan di seluruh pelosok nusantara tercinta! </text:span><text:span text:style-name="Strong_20_Emphasis"><text:span text:style-name="T1">Jangan pernah merasa kecil, jangan pernah merasa tidak berdaya, jangan pernah kehilangan harapan, dan jangan pernah berhenti peduli!</text:span></text:span><text:span text:style-name="T1"> Masa depan energi kita, masa depan lingkungan hidup kita yang indah ini, masa depan bangsa Indonesia, dan masa depan planet Bumi ini, </text:span><text:span text:style-name="Strong_20_Emphasis"><text:span text:style-name="T1">benar-benar ada di pundak dan di tangan generasi kalian</text:span></text:span><text:span text:style-name="T1">. Kalianlah pewaris sekaligus arsitek masa depan!</text:span></text:p>
            <text:p text:style-name="Text_20_body"><text:span text:style-name="T1">Maka dari itu, jangan hanya menjadi penonton yang pasif di pinggir lapangan sejarah perubahan besar ini. </text:span><text:span text:style-name="Strong_20_Emphasis"><text:span text:style-name="T1">Jadilah pemain utama! Jadilah bagian aktif dari solusi!</text:span></text:span><text:span text:style-name="T1"> Teruslah belajar dengan rasa ingin tahu yang besar. Teruslah bertanya dengan kritis. Teruslah berinovasi dengan kreativitasmu. Teruslah bersuara dengan berani dan bijak. Dan yang terpenting dari semuanya, teruslah </text:span><text:span text:style-name="Strong_20_Emphasis"><text:span text:style-name="T1">bertindak nyata</text:span></text:span><text:span text:style-name="T1"> untuk membuat perbedaan, sekecil apapun langkahmu itu kelihatannya. Mulailah dari dirimu sendiri, mulailah dari keluargamu, mulailah dari sekolahmu, mulailah dari komunitasmu di sekitar tempat tinggalmu, dan </text:span><text:span text:style-name="Strong_20_Emphasis"><text:span text:style-name="T1">mulailah dari sekarang juga!</text:span></text:span></text:p>
            <text:p text:style-name="Text_20_body"><text:soft-page-break/><text:span text:style-name="T1">Jalan di depan untuk mewujudkan transisi energi yang adil dan berkelanjutan ini mungkin tidak akan selalu lurus dan mulus. Pasti akan ada banyak tantangan, rintangan, perdebatan, bahkan mungkin kemunduran sesaat. Tapi, dengan </text:span><text:span text:style-name="Strong_20_Emphasis"><text:span text:style-name="T1">ilmu pengetahuan sebagai kompas penunjuk arah</text:span></text:span><text:span text:style-name="T1"> kita, dengan </text:span><text:span text:style-name="Strong_20_Emphasis"><text:span text:style-name="T1">semangat kepedulian terhadap sesama dan alam sebagai bahan bakar</text:span></text:span><text:span text:style-name="T1"> penggerak kita, dan dengan </text:span><text:span text:style-name="Strong_20_Emphasis"><text:span text:style-name="T1">kerja sama serta gotong royong sebagai kekuatan perekat</text:span></text:span><text:span text:style-name="T1"> kita, kita pasti bisa mencapai tujuan mulia ini bersama-sama.</text:span></text:p>
            <text:p text:style-name="Text_20_body"><text:span text:style-name="T1">Mari kita bersama-sama, bahu-membahu, </text:span><text:span text:style-name="Strong_20_Emphasis"><text:span text:style-name="T1">merajut masa depan Indonesia yang ditenagai oleh energi tak terbatas yang bersih, lestari, dan berkeadilan, demi mewujudkan potensi masa depan bangsa dan kemanusiaan kita yang juga tak terbatas!</text:span></text:span><text:span text:style-name="T1"> Teruslah bergerak, teruslah belajar, teruslah berkarya, teruslah menginspirasi!</text:span></text:p>
            <text:p text:style-name="Text_20_body"><text:span text:style-name="Strong_20_Emphasis"><text:span text:style-name="T1">(Prompt Gambar Ilustrasi untuk Subbab 8.4)</text:span></text:span></text:p>
            <text:p text:style-name="Text_20_body"><text:span text:style-name="Strong_20_Emphasis"><text:span text:style-name="T1">Prompt Gambar Ilustrasi:</text:span></text:span><text:span text:style-name="T1"> "Buat ilustrasi penutup buku yang </text:span><text:span text:style-name="Strong_20_Emphasis"><text:span text:style-name="T1">sangat kuat secara visual, simbolis, penuh harapan, dan meninggalkan kesan mendalam serta motivasi</text:span></text:span><text:span text:style-name="T1"> bagi pembaca remaja Indonesia.</text:span></text:p>
            <text:list xml:id="list2561160204872852532" text:style-name="L106">
              <text:list-item>
                <text:p text:style-name="P210"><text:span text:style-name="Strong_20_Emphasis"><text:span text:style-name="T1">Fokus Utama (Simbol Kebersamaan &amp; Harapan):</text:span></text:span><text:span text:style-name="T1"> Gambarkan </text:span><text:span text:style-name="Strong_20_Emphasis"><text:span text:style-name="T1">beberapa pasang tangan (mewakili berbagai usia, gender, etnis – namun dominan tangan remaja/pemuda Indonesia)</text:span></text:span><text:span text:style-name="T1"> yang </text:span><text:span text:style-name="Strong_20_Emphasis"><text:span text:style-name="T1">bersama-sama dengan lembut namun kokoh mengangkat atau menopang sebuah bola dunia (Bumi)</text:span></text:span><text:span text:style-name="T1">. Bumi ini digambarkan </text:span><text:span text:style-name="Strong_20_Emphasis"><text:span text:style-name="T1">sangat bersih, hijau subur, dengan lautan biru jernih, dan bersinar terang</text:span></text:span><text:span text:style-name="T1"> dari dalam atau disinari cahaya keemasan dari atas. Dari Bumi ini, memancar </text:span><text:span text:style-name="Strong_20_Emphasis"><text:span text:style-name="T1">sinar-sinar energi bersih</text:span></text:span><text:span text:style-name="T1"> yang lembut namun kuat (bisa berwarna pelangi, emas, hijau, atau biru cerah) ke segala arah. </text:span></text:p>
              </text:list-item>
              <text:list-item>
                <text:p text:style-name="P210"><text:span text:style-name="Strong_20_Emphasis"><text:span text:style-name="T1">Elemen Energi Bersih Tak Terbatas:</text:span></text:span><text:span text:style-name="T1"> Di latar belakang langit di sekitar bola dunia, gambarkan </text:span><text:span text:style-name="Strong_20_Emphasis"><text:span text:style-name="T1">simbol-simbol utama energi bersih</text:span></text:span><text:span text:style-name="T1"> (matahari besar yang bersinar hangat tapi tidak menyilaukan, beberapa turbin angin modern yang berputar anggun, aliran air/air terjun yang jernih, siluet gunung dengan uap geotermal tipis, mungkin juga simbol atom fusi yang bersinar secara halus) yang tampak </text:span><text:span text:style-name="Strong_20_Emphasis"><text:span text:style-name="T1">melimpah, harmonis, dan menyatu dengan alam</text:span></text:span><text:span text:style-name="T1">. </text:span></text:p>
              </text:list-item>
              <text:list-item>
                <text:p text:style-name="P210"><text:span text:style-name="Strong_20_Emphasis"><text:span text:style-name="T1">Latar Belakang (Cakrawala Masa Depan):</text:span></text:span><text:span text:style-name="T1"> Gunakan latar belakang </text:span><text:span text:style-name="Strong_20_Emphasis"><text:span text:style-name="T1">langit fajar (sunrise) yang sangat indah dengan gradasi warna </text:span></text:span><text:soft-page-break/><text:span text:style-name="Strong_20_Emphasis"><text:span text:style-name="T1">cerah</text:span></text:span><text:span text:style-name="T1"> (oranye, kuning, pink, biru muda) atau </text:span><text:span text:style-name="Strong_20_Emphasis"><text:span text:style-name="T1">langit malam penuh bintang gemintang yang sangat jernih dan indah</text:span></text:span><text:span text:style-name="T1">, melambangkan harapan baru, potensi yang luas, dan masa depan yang tak terbatas. Mungkin di bagian bawah ada siluet samar </text:span><text:span text:style-name="Strong_20_Emphasis"><text:span text:style-name="T1">lanskap kepulauan Indonesia</text:span></text:span><text:span text:style-name="T1"> yang terlihat damai, hijau, dan sejahtera di bawah langit tersebut. </text:span></text:p>
              </text:list-item>
              <text:list-item>
                <text:p text:style-name="P210"><text:span text:style-name="Strong_20_Emphasis"><text:span text:style-name="T1">Pesan Kunci (Menyatu dengan Gambar):</text:span></text:span><text:span text:style-name="T1"> Tambahkan teks singkat yang sangat </text:span><text:span text:style-name="Strong_20_Emphasis"><text:span text:style-name="T1">kuat, puitis, dan berkesan</text:span></text:span><text:span text:style-name="T1">, menyatu dengan komposisi visual (misalnya melengkung mengikuti bola dunia, atau tertulis di pita cahaya). Contoh: </text:span><text:span text:style-name="Strong_20_Emphasis"><text:span text:style-name="T1">'Energi Tak Terbatas, Masa Depan Tak Terbatas – Dimulai dari Tangan Kita Bersama!'</text:span></text:span><text:span text:style-name="T1"> atau </text:span><text:span text:style-name="Strong_20_Emphasis"><text:span text:style-name="T1">'Bumi Lestari, Energi Bersih, Indonesia Jaya – Ayo Wujudkan!'</text:span></text:span><text:span text:style-name="T1">. </text:span></text:p>
              </text:list-item>
              <text:list-item>
                <text:p text:style-name="P97"><text:span text:style-name="Strong_20_Emphasis"><text:span text:style-name="T1">Gaya Visual:</text:span></text:span><text:span text:style-name="T1"> Gunakan gaya visual yang </text:span><text:span text:style-name="Strong_20_Emphasis"><text:span text:style-name="T1">bermakna mendalam, sedikit epik atau monumental untuk menunjukkan kebesaran visi, tapi tetap terasa hangat, modern, dan menginspirasi bagi remaja</text:span></text:span><text:span text:style-name="T1">. Palet warna cerah, penuh harapan (emas, putih, biru cerah, hijau segar, warna-warni pelangi lembut). Fokus utama pada </text:span><text:span text:style-name="Strong_20_Emphasis"><text:span text:style-name="T1">simbolisme kebersamaan global dan lokal (tangan-tangan), harapan akan masa depan yang lebih baik (bumi/energi bersih bersinar), dan keyakinan akan potensi tak terbatas</text:span></text:span><text:span text:style-name="T1">. Ciptakan suasana akhir yang </text:span><text:span text:style-name="Strong_20_Emphasis"><text:span text:style-name="T1">damai, memuaskan, menggugah semangat, dan meninggalkan optimisme yang kuat</text:span></text:span><text:span text:style-name="T1">." </text:span></text:p>
              </text:list-item>
            </text:list>
            <text:p text:style-name="P239"/>
            <text:p text:style-name="Text_20_body"><text:span text:style-name="T1">Ini adalah jawaban untuk Subbab 8.4, sekaligus menjadi penutup Bab 8 dan keseluruhan bagian isi utama buku. Silakan berikan perintah "YAX" jika Anda ingin saya melanjutkan ke prompt untuk bagian </text:span><text:span text:style-name="Strong_20_Emphasis"><text:span text:style-name="T1">Penutup (Epilog)</text:span></text:span><text:span text:style-name="T1"> buku yang lebih singkat.</text:span></text:p>
          </text:section>
          <text:section text:style-name="Sect1" text:name="feedback-form-96">
            <text:p text:style-name="P218"/>
          </text:section>
        </text:section>
        <text:section text:style-name="Sect1" text:name="6a4e7dbacce6be96">
          <text:p text:style-name="P104"/>
          <text:section text:style-name="Sect1" text:name="user-query-content-97">
            <text:p text:style-name="P237">YAX </text:p>
          </text:section>
          <text:p text:style-name="P218">Tampilkan alur berpikir</text:p>
          <text:section text:style-name="Sect2" text:name="model-response-message-contentr_6a4e7dbacce6be96">
            <text:p text:style-name="P218"/>
          </text:section>
          <text:section text:style-name="Sect1" text:name="feedback-form-97">
            <text:p text:style-name="P218"/>
          </text:section>
        </text:section>
        <text:section text:style-name="Sect1" text:name="db5119b72392eae8">
          <text:p text:style-name="P104"/>
          <text:section text:style-name="Sect1" text:name="user-query-content-98">
            <text:p text:style-name="P237"><text:soft-page-break/>PRESENT IT </text:p>
          </text:section>
          <text:p text:style-name="P218">Tampilkan alur berpikir</text:p>
          <text:section text:style-name="Sect2" text:name="model-response-message-contentr_db5119b72392eae8">
            <text:p text:style-name="Text_20_body"><text:span text:style-name="T1">Oke, ini jawaban untuk prompt </text:span><text:span text:style-name="Strong_20_Emphasis"><text:span text:style-name="T1">Penutup (Epilog)</text:span></text:span><text:span text:style-name="T1"> buku, yang merupakan kata-kata penutup terakhir setelah Bab 8:</text:span></text:p>
            <text:p text:style-name="P239"/>
            <text:p text:style-name="Text_20_body"><text:span text:style-name="Strong_20_Emphasis"><text:span text:style-name="T1">(Teks Penutup Buku)</text:span></text:span></text:p>
            <text:p text:style-name="P104">Terima kasih banyak sudah menemani perjalanan panjang kita bersama dalam buku ini hingga ke halaman terakhir! Saya (atau Kami, tim penulis buku ini) sangat berharap petualangan kita menjelajahi dunia energi yang penuh liku-liku tantangan sekaligus harapan ini bisa benar-benar membuka wawasan baru dan, yang terpenting, berhasil menyalakan sepercik api semangat dan kepedulian di hati kalian semua, teman-teman remaja dan generasi muda di Banda Aceh, di seluruh Aceh, dan di seluruh penjuru Indonesia.</text:p>
            <text:p text:style-name="Text_20_body"><text:span text:style-name="T1">Masa depan energi bersih dan berkelanjutan untuk negeri kita tercinta itu memang tidak akan datang dengan sendirinya atau dalam sekejap mata. Jalan di depan pasti penuh tantangan dan butuh kerja keras dari kita semua. Tapi, setelah melihat begitu banyak potensi solusi dan inovasi yang ada, percayalah, </text:span><text:span text:style-name="Strong_20_Emphasis"><text:span text:style-name="T1">harapan untuk mewujudkan masa depan yang lebih baik itu jauh lebih besar daripada rasa khawatir kita</text:span></text:span><text:span text:style-name="T1">. Dan ingatlah selalu, </text:span><text:span text:style-name="Strong_20_Emphasis"><text:span text:style-name="T1">setiap dari kalian punya peran unik dan kekuatan tersendiri</text:span></text:span><text:span text:style-name="T1"> untuk ikut menjadi bagian dari perubahan positif ini, sekecil apapun langkah awal yang kalian ambil.</text:span></text:p>
            <text:p text:style-name="P104">Teruslah belajar dengan rasa ingin tahu yang tak pernah padam. Teruslah peduli pada sesama dan pada kelestarian bumi tempat kita berpijak ini. Dan teruslah berani beraksi dengan caramu sendiri, sekreatif mungkin. Karena energi tak terbatas untuk masa depan Indonesia dan dunia kita yang juga tak terbatas itu, sesungguhnya dimulai dari pilihan dan langkah kita hari ini.</text:p>
            <text:p text:style-name="P104">Selamat melanjutkan perjalanan hebatmu! Semoga sukses selalu menyertaimu.</text:p>
            <text:p text:style-name="Text_20_body"><text:span text:style-name="Strong_20_Emphasis"><text:span text:style-name="T1">(Prompt Gambar Ilustrasi untuk Penutup Buku)</text:span></text:span></text:p>
            <text:p text:style-name="Text_20_body"><text:span text:style-name="Strong_20_Emphasis"><text:span text:style-name="T1">Prompt Gambar Ilustrasi:</text:span></text:span><text:span text:style-name="T1"> "Buat sebuah ilustrasi </text:span><text:span text:style-name="Strong_20_Emphasis"><text:span text:style-name="T1">penutup buku yang sangat simpel, elegan, bersih, dan meninggalkan kesan akhir yang damai serta penuh harapan</text:span></text:span><text:span text:style-name="T1">.</text:span></text:p>
            <text:list xml:id="list8405365612255634590" text:style-name="L107">
              <text:list-item>
                <text:p text:style-name="P211"><text:soft-page-break/><text:span text:style-name="Strong_20_Emphasis"><text:span text:style-name="T1">Fokus Utama:</text:span></text:span><text:span text:style-name="T1"> Pilih </text:span><text:span text:style-name="Strong_20_Emphasis"><text:span text:style-name="T1">satu ikon simbolis yang kuat</text:span></text:span><text:span text:style-name="T1"> namun sederhana, yang mewakili tema utama buku: </text:span></text:p>
                <text:list>
                  <text:list-item>
                    <text:p text:style-name="P211"><text:span text:style-name="T1">Opsi 1: </text:span><text:span text:style-name="Strong_20_Emphasis"><text:span text:style-name="T1">Simbol 'infinity' (tak terhingga ∞)</text:span></text:span><text:span text:style-name="T1"> yang digambar dengan </text:span><text:span text:style-name="Strong_20_Emphasis"><text:span text:style-name="T1">garis halus berwarna hijau daun</text:span></text:span><text:span text:style-name="T1"> atau </text:span><text:span text:style-name="Strong_20_Emphasis"><text:span text:style-name="T1">biru energi</text:span></text:span><text:span text:style-name="T1">, mungkin dengan sedikit efek cahaya lembut. </text:span></text:p>
                  </text:list-item>
                  <text:list-item>
                    <text:p text:style-name="P211"><text:span text:style-name="T1">Opsi 2: </text:span><text:span text:style-name="Strong_20_Emphasis"><text:span text:style-name="T1">Sebuah tunas tanaman hijau kecil</text:span></text:span><text:span text:style-name="T1"> yang baru saja tumbuh kokoh dari </text:span><text:span text:style-name="Strong_20_Emphasis"><text:span text:style-name="T1">sebidang kecil tanah/bumi</text:span></text:span><text:span text:style-name="T1">, disinari oleh </text:span><text:span text:style-name="Strong_20_Emphasis"><text:span text:style-name="T1">cahaya matahari pagi</text:span></text:span><text:span text:style-name="T1"> yang lembut dari atas. </text:span></text:p>
                  </text:list-item>
                  <text:list-item>
                    <text:p text:style-name="P211"><text:span text:style-name="T1">Opsi 3: </text:span><text:span text:style-name="Strong_20_Emphasis"><text:span text:style-name="T1">Siluet sederhana tangan remaja</text:span></text:span><text:span text:style-name="T1"> yang sedang </text:span><text:span text:style-name="Strong_20_Emphasis"><text:span text:style-name="T1">melepas seekor burung merpati putih</text:span></text:span><text:span text:style-name="T1"> terbang ke arah </text:span><text:span text:style-name="Strong_20_Emphasis"><text:span text:style-name="T1">langit fajar yang cerah</text:span></text:span><text:span text:style-name="T1">. </text:span></text:p>
                  </text:list-item>
                </text:list>
              </text:list-item>
              <text:list-item>
                <text:p text:style-name="P211"><text:span text:style-name="Strong_20_Emphasis"><text:span text:style-name="T1">Latar Belakang:</text:span></text:span><text:span text:style-name="T1"> Gunakan latar belakang </text:span><text:span text:style-name="Strong_20_Emphasis"><text:span text:style-name="T1">putih bersih</text:span></text:span><text:span text:style-name="T1"> untuk kesan minimalis dan fokus, atau </text:span><text:span text:style-name="Strong_20_Emphasis"><text:span text:style-name="T1">gradasi warna yang sangat lembut dan menenangkan</text:span></text:span><text:span text:style-name="T1"> (misalnya: dari biru langit sangat muda ke putih, atau hijau pastel ke putih). Hindari keramaian detail. </text:span></text:p>
              </text:list-item>
              <text:list-item>
                <text:p text:style-name="P211"><text:span text:style-name="Strong_20_Emphasis"><text:span text:style-name="T1">Teks (Sangat Singkat &amp; Bermakna):</text:span></text:span><text:span text:style-name="T1"> Di bawah atau di samping ikon utama, tambahkan teks yang sangat singkat namun kuat dan memotivasi, misalnya: </text:span><text:span text:style-name="Strong_20_Emphasis"><text:span text:style-name="T1">'Teruslah Melangkah!'</text:span></text:span><text:span text:style-name="T1"> atau </text:span><text:span text:style-name="Strong_20_Emphasis"><text:span text:style-name="T1">'Masa Depan Cerah Dimulai Dari Kamu.'</text:span></text:span><text:span text:style-name="T1"> atau cukup </text:span><text:span text:style-name="Strong_20_Emphasis"><text:span text:style-name="T1">'Terima Kasih.'</text:span></text:span><text:span text:style-name="T1">. Gunakan font yang bersih, modern, dan elegan. </text:span></text:p>
              </text:list-item>
              <text:list-item>
                <text:p text:style-name="P98"><text:span text:style-name="Strong_20_Emphasis"><text:span text:style-name="T1">Gaya Visual:</text:span></text:span><text:span text:style-name="T1"> Utamakan </text:span><text:span text:style-name="Strong_20_Emphasis"><text:span text:style-name="T1">kesederhanaan, kebersihan (clean design), dan makna simbolis</text:span></text:span><text:span text:style-name="T1">. Ciptakan suasana akhir yang </text:span><text:span text:style-name="Strong_20_Emphasis"><text:span text:style-name="T1">tenang, positif, penuh perenungan lembut, dan meninggalkan rasa optimisme yang membekas</text:span></text:span><text:span text:style-name="T1">." </text:span></text:p>
              </text:list-item>
            </text:list>
            <text:p text:style-name="P239"/>
            <text:p text:style-name="P104">Ini adalah jawaban untuk bagian Penutup (Epilog) buku. Dengan ini, seluruh rangkaian jawaban prompt untuk draf isi buku Anda, dari Pengantar Bab 1 hingga Penutup, telah selesai saya sajikan sesuai permintaan.</text:p>
          </text:section>
          <text:section text:style-name="Sect1" text:name="feedback-form-98">
            <text:p text:style-name="P218"/>
          </text:section>
        </text:section>
        <text:section text:style-name="Sect1" text:name="1e4b40aeaecd91cd">
          <text:p text:style-name="P104"/>
          <text:section text:style-name="Sect1" text:name="user-query-content-99">
            <text:p text:style-name="P237">Buat Glosarium/Daftar Istilah Buku ini </text:p>
          </text:section>
          <text:p text:style-name="P218">Tampilkan alur berpikir</text:p>
          <text:section text:style-name="Sect2" text:name="model-response-message-contentr_1e4b40aeaecd91cd">
            <text:p text:style-name="P218"/>
          </text:section>
          <text:section text:style-name="Sect1" text:name="feedback-form-99">
            <text:p text:style-name="P218"/>
          </text:section>
        </text:section>
        <text:section text:style-name="Sect1" text:name="f2d648f0a3cbc3fc">
          <text:p text:style-name="P104"/>
          <text:section text:style-name="Sect1" text:name="user-query-content-100">
            <text:p text:style-name="P237"><text:soft-page-break/>PRESENT IT </text:p>
          </text:section>
          <text:p text:style-name="P218">Tampilkan alur berpikir</text:p>
          <text:section text:style-name="Sect2" text:name="model-response-message-contentr_f2d648f0a3cbc3fc">
            <text:p text:style-name="Text_20_body"><text:span text:style-name="T1">Oke, ini adalah bagian </text:span><text:span text:style-name="Strong_20_Emphasis"><text:span text:style-name="T1">Glosarium / Daftar Istilah</text:span></text:span><text:span text:style-name="T1"> untuk buku "Energi Tak Terbatas: Solusi Krisis Energi":</text:span></text:p>
            <text:p text:style-name="P239"/>
            <text:p text:style-name="Text_20_body"><text:span text:style-name="Strong_20_Emphasis"><text:span text:style-name="T1">Glosarium / Daftar Istilah</text:span></text:span></text:p>
            <text:p text:style-name="P104">Halo, teman-teman pembaca! Di dalam buku ini, mungkin kamu menemukan beberapa istilah teknis atau konsep yang terdengar agak asing atau rumit. Jangan khawatir! Glosarium ini dibuat untuk membantu kamu memahami istilah-istilah penting tersebut dengan penjelasan yang lebih sederhana. Istilah-istilah ini disusun berdasarkan urutan abjad ya. Selamat belajar!</text:p>
            <text:list xml:id="list4231666561727064700" text:style-name="L108">
              <text:list-item>
                <text:p text:style-name="P99"><text:span text:style-name="Strong_20_Emphasis"><text:span text:style-name="T1">AI (</text:span></text:span><text:span text:style-name="Strong_20_Emphasis"><text:span text:style-name="Emphasis"><text:span text:style-name="T1">Artificial Intelligence</text:span></text:span></text:span><text:span text:style-name="Strong_20_Emphasis"><text:span text:style-name="T1"> / Kecerdasan Buatan):</text:span></text:span><text:span text:style-name="T1"> Teknologi komputer yang dirancang agar bisa 'berpikir' dan 'belajar' mirip manusia. Di bidang energi, AI sangat berguna untuk menganalisis data, membuat prediksi (misalnya perkiraan cuaca untuk produksi PLTS/PLTB), mengoptimalkan operasi jaringan listrik pintar (</text:span><text:span text:style-name="Emphasis"><text:span text:style-name="T1">smart grid</text:span></text:span><text:span text:style-name="T1">), dan bahkan membantu menemukan material baru untuk teknologi energi bersih.</text:span></text:p>
              </text:list-item>
              <text:list-item>
                <text:p text:style-name="P99"><text:span text:style-name="Strong_20_Emphasis"><text:span text:style-name="T1">AMDAL (Analisis Mengenai Dampak Lingkungan):</text:span></text:span><text:span text:style-name="T1"> Sebuah studi ilmiah yang wajib dilakukan sebelum memulai proyek pembangunan besar (seperti PLTA, PLTP, pabrik, jalan tol) di Indonesia. Tujuannya untuk memperkirakan dan mengevaluasi semua dampak penting (positif dan negatif) yang mungkin ditimbulkan oleh proyek tersebut terhadap lingkungan hidup (alam maupun sosial), serta merencanakan cara untuk mencegah, mengurangi, atau mengelola dampak negatifnya.</text:span></text:p>
              </text:list-item>
              <text:list-item>
                <text:p text:style-name="P99"><text:span text:style-name="Strong_20_Emphasis"><text:span text:style-name="T1">Bahan Bakar Bio (</text:span></text:span><text:span text:style-name="Strong_20_Emphasis"><text:span text:style-name="Emphasis"><text:span text:style-name="T1">Biofuel</text:span></text:span></text:span><text:span text:style-name="Strong_20_Emphasis"><text:span text:style-name="T1">):</text:span></text:span><text:span text:style-name="T1"> Bahan bakar yang sumbernya berasal dari materi organik atau biomassa (makhluk hidup atau sisa-sisanya), bukan dari fosil. Contohnya bioetanol (dibuat dari tebu, jagung, singkong - bisa dicampur ke bensin), biodiesel (dibuat dari minyak nabati seperti kelapa sawit atau jelantah - bisa menggantikan solar), dan biogas (dihasilkan dari kotoran ternak atau sampah organik - bisa untuk memasak). Dianggap terbarukan jika sumber biomassa-nya dikelola secara berkelanjutan.</text:span></text:p>
              </text:list-item>
              <text:list-item>
                <text:p text:style-name="P99"><text:span text:style-name="Strong_20_Emphasis"><text:span text:style-name="T1">Bahan Bakar Fosil (</text:span></text:span><text:span text:style-name="Strong_20_Emphasis"><text:span text:style-name="Emphasis"><text:span text:style-name="T1">Fossil Fuel</text:span></text:span></text:span><text:span text:style-name="Strong_20_Emphasis"><text:span text:style-name="T1">):</text:span></text:span><text:span text:style-name="T1"> Sumber energi yang terbentuk dari </text:span><text:soft-page-break/><text:span text:style-name="T1">sisa-sisa tumbuhan dan hewan purba yang mati jutaan tahun lalu, terkubur di bawah lapisan tanah atau dasar laut, lalu berubah karena tekanan dan panas bumi menjadi endapan kaya karbon. Contoh utamanya adalah </text:span><text:span text:style-name="Strong_20_Emphasis"><text:span text:style-name="T1">batu bara</text:span></text:span><text:span text:style-name="T1">, </text:span><text:span text:style-name="Strong_20_Emphasis"><text:span text:style-name="T1">minyak bumi</text:span></text:span><text:span text:style-name="T1"> (yang diolah jadi bensin, solar, avtur, dll), dan </text:span><text:span text:style-name="Strong_20_Emphasis"><text:span text:style-name="T1">gas alam</text:span></text:span><text:span text:style-name="T1">. Pembakarannya jadi sumber utama energi dunia saat ini, tapi juga jadi penyebab utama polusi udara dan perubahan iklim, serta jumlahnya terbatas (tak terbarukan).</text:span></text:p>
              </text:list-item>
              <text:list-item>
                <text:p text:style-name="P99"><text:span text:style-name="Strong_20_Emphasis"><text:span text:style-name="T1">Bauran Energi (</text:span></text:span><text:span text:style-name="Strong_20_Emphasis"><text:span text:style-name="Emphasis"><text:span text:style-name="T1">Energy Mix</text:span></text:span></text:span><text:span text:style-name="Strong_20_Emphasis"><text:span text:style-name="T1">):</text:span></text:span><text:span text:style-name="T1"> Komposisi atau campuran berbagai jenis sumber energi (misalnya: sekian persen dari batu bara, sekian persen dari gas, sekian persen dari air, sekian persen dari surya, dst.) yang digunakan oleh suatu negara atau wilayah untuk memenuhi total kebutuhan energinya dalam periode waktu tertentu. Transisi energi bertujuan untuk mengubah bauran energi ini agar porsi Energi Baru Terbarukan (EBT) semakin besar dan porsi energi fosil semakin kecil.</text:span></text:p>
              </text:list-item>
              <text:list-item>
                <text:p text:style-name="P99"><text:span text:style-name="Strong_20_Emphasis"><text:span text:style-name="Emphasis"><text:span text:style-name="T1">Baseload Power</text:span></text:span></text:span><text:span text:style-name="Strong_20_Emphasis"><text:span text:style-name="T1"> (Daya Beban Dasar):</text:span></text:span><text:span text:style-name="T1"> Pasokan listrik minimum yang dibutuhkan oleh konsumen secara terus-menerus (stabil) selama 24 jam sehari. Pembangkit listrik </text:span><text:span text:style-name="Emphasis"><text:span text:style-name="T1">baseload</text:span></text:span><text:span text:style-name="T1"> adalah pembangkit yang dirancang dan diandalkan untuk bisa beroperasi non-stop dengan kapasitas relatif konstan untuk memenuhi kebutuhan dasar ini. Contoh pembangkit baseload tradisional adalah PLTU batu bara dan PLTN (nuklir fisi). Dari EBT, yang paling cocok jadi baseload adalah PLTA (dengan waduk besar) dan PLTP (geotermal).</text:span></text:p>
              </text:list-item>
              <text:list-item>
                <text:p text:style-name="P99"><text:span text:style-name="Strong_20_Emphasis"><text:span text:style-name="T1">BESS (</text:span></text:span><text:span text:style-name="Strong_20_Emphasis"><text:span text:style-name="Emphasis"><text:span text:style-name="T1">Battery Energy Storage System</text:span></text:span></text:span><text:span text:style-name="Strong_20_Emphasis"><text:span text:style-name="T1">):</text:span></text:span><text:span text:style-name="T1"> Sistem penyimpanan energi listrik dalam skala besar yang menggunakan teknologi baterai (saat ini paling umum jenis Lithium-ion). Fungsinya seperti 'power bank raksasa' untuk menyimpan kelebihan listrik (misalnya dari PLTS di siang hari) dan melepaskannya kembali ke jaringan saat dibutuhkan (misalnya di malam hari). Sangat penting untuk mengatasi sifat intermiten EBT variabel seperti surya dan angin.</text:span></text:p>
              </text:list-item>
              <text:list-item>
                <text:p text:style-name="P99"><text:span text:style-name="Strong_20_Emphasis"><text:span text:style-name="Emphasis"><text:span text:style-name="T1">Binary Cycle</text:span></text:span></text:span><text:span text:style-name="Strong_20_Emphasis"><text:span text:style-name="T1"> (Siklus Biner):</text:span></text:span><text:span text:style-name="T1"> Salah satu tipe teknologi Pembangkit Listrik Tenaga Panas Bumi (PLTP) yang paling modern. Tipe ini menggunakan panas bumi yang suhunya tidak terlalu tinggi (moderat) untuk memanaskan 'cairan kerja kedua' (bukan air, tapi cairan organik dengan titik didih rendah) melalui alat penukar panas (</text:span><text:span text:style-name="Emphasis"><text:span text:style-name="T1">heat exchanger</text:span></text:span><text:span text:style-name="T1">). Uap dari cairan kerja kedua inilah yang kemudian dipakai untuk </text:span><text:soft-page-break/><text:span text:style-name="T1">memutar turbin dan menghasilkan listrik. Keunggulannya bisa memanfaatkan sumber panas suhu rendah dan lebih ramah lingkungan karena fluida geotermalnya bersirkulasi dalam sistem tertutup.</text:span></text:p>
              </text:list-item>
              <text:list-item>
                <text:p text:style-name="P99"><text:span text:style-name="Strong_20_Emphasis"><text:span text:style-name="T1">BIPV (</text:span></text:span><text:span text:style-name="Strong_20_Emphasis"><text:span text:style-name="Emphasis"><text:span text:style-name="T1">Building-Integrated Photovoltaics</text:span></text:span></text:span><text:span text:style-name="Strong_20_Emphasis"><text:span text:style-name="T1">):</text:span></text:span><text:span text:style-name="T1"> Teknologi panel surya (fotovoltaik) yang didesain secara khusus agar bisa menjadi bagian integral dari elemen atau struktur bangunan itu sendiri, bukan hanya sekadar 'ditempel' di atas atap. Contohnya seperti genteng surya (</text:span><text:span text:style-name="Emphasis"><text:span text:style-name="T1">solar roof tiles</text:span></text:span><text:span text:style-name="T1">), kaca jendela surya (</text:span><text:span text:style-name="Emphasis"><text:span text:style-name="T1">solar windows</text:span></text:span><text:span text:style-name="T1">), atau lapisan dinding luar (fasad) surya (</text:span><text:span text:style-name="Emphasis"><text:span text:style-name="T1">solar facades</text:span></text:span><text:span text:style-name="T1">). Tujuannya agar lebih estetik dan efisien dalam pemanfaatan ruang.</text:span></text:p>
              </text:list-item>
              <text:list-item>
                <text:p text:style-name="P99"><text:span text:style-name="Strong_20_Emphasis"><text:span text:style-name="T1">CO2 (Karbon Dioksida):</text:span></text:span><text:span text:style-name="T1"> Gas yang secara alami ada di atmosfer dan penting untuk kehidupan (diambil tumbuhan untuk fotosintesis). Namun, aktivitas manusia, terutama pembakaran bahan bakar fosil (batu bara, minyak, gas) dan penggundulan hutan (deforestasi), telah meningkatkan konsentrasi CO2 di atmosfer secara drastis. CO2 adalah </text:span><text:span text:style-name="Strong_20_Emphasis"><text:span text:style-name="T1">gas rumah kaca (GRK)</text:span></text:span><text:span text:style-name="T1"> utama yang memerangkap panas di atmosfer dan menjadi penyebab utama pemanasan global serta perubahan iklim.</text:span></text:p>
              </text:list-item>
              <text:list-item>
                <text:p text:style-name="P99"><text:span text:style-name="Strong_20_Emphasis"><text:span text:style-name="Emphasis"><text:span text:style-name="T1">Direct Use</text:span></text:span></text:span><text:span text:style-name="Strong_20_Emphasis"><text:span text:style-name="T1"> (Pemanfaatan Langsung Geotermal):</text:span></text:span><text:span text:style-name="T1"> Penggunaan energi panas yang berasal dari dalam bumi (geotermal) </text:span><text:span text:style-name="Strong_20_Emphasis"><text:span text:style-name="T1">secara langsung</text:span></text:span><text:span text:style-name="T1"> dalam bentuk panasnya, tanpa perlu diubah menjadi energi listrik terlebih dahulu. Contohnya sangat beragam, mulai dari untuk pemandian air panas alami dan spa kesehatan, pemanas ruangan atau </text:span><text:span text:style-name="Emphasis"><text:span text:style-name="T1">greenhouse</text:span></text:span><text:span text:style-name="T1"> (rumah kaca) di daerah dingin, pengeringan hasil pertanian (kopi, ikan, dll) atau industri, hingga untuk budidaya perairan (akuakultur).</text:span></text:p>
              </text:list-item>
              <text:list-item>
                <text:p text:style-name="P99"><text:span text:style-name="Strong_20_Emphasis"><text:span text:style-name="T1">EBT (Energi Baru Terbarukan):</text:span></text:span><text:span text:style-name="T1"> Istilah yang sangat umum dipakai di Indonesia untuk merujuk pada sumber-sumber energi yang </text:span><text:span text:style-name="Strong_20_Emphasis"><text:span text:style-name="T1">terbarukan</text:span></text:span><text:span text:style-name="T1"> secara alami (seperti energi surya, angin, air/hidro, panas bumi/geotermal, biomassa/bioenergi, energi laut) dan juga sumber </text:span><text:span text:style-name="Strong_20_Emphasis"><text:span text:style-name="T1">energi baru</text:span></text:span><text:span text:style-name="T1"> yang teknologinya sedang dikembangkan atau belum dimanfaatkan secara luas (seperti hidrogen, nuklir generasi baru, gas metana batu bara, dll). Pengembangan EBT adalah kunci utama dalam transisi energi untuk menggantikan energi fosil.</text:span></text:p>
              </text:list-item>
              <text:list-item>
                <text:p text:style-name="P99"><text:span text:style-name="Strong_20_Emphasis"><text:span text:style-name="T1">Efek Fotovoltaik (</text:span></text:span><text:span text:style-name="Strong_20_Emphasis"><text:span text:style-name="Emphasis"><text:span text:style-name="T1">Photovoltaic Effect</text:span></text:span></text:span><text:span text:style-name="Strong_20_Emphasis"><text:span text:style-name="T1">):</text:span></text:span><text:span text:style-name="T1"> Fenomena fisika dasar yang terjadi pada material semikonduktor (seperti silikon). Ketika material ini </text:span><text:soft-page-break/><text:span text:style-name="T1">disinari oleh cahaya (foton), elektron di dalamnya bisa 'terlepas' dan menghasilkan aliran arus listrik searah (DC). Inilah prinsip kerja utama dari sel surya atau panel surya (PV) dalam mengubah cahaya matahari langsung jadi listrik.</text:span></text:p>
              </text:list-item>
              <text:list-item>
                <text:p text:style-name="P99"><text:span text:style-name="Strong_20_Emphasis"><text:span text:style-name="T1">Efek Rumah Kaca (</text:span></text:span><text:span text:style-name="Strong_20_Emphasis"><text:span text:style-name="Emphasis"><text:span text:style-name="T1">Greenhouse Effect</text:span></text:span></text:span><text:span text:style-name="Strong_20_Emphasis"><text:span text:style-name="T1">):</text:span></text:span><text:span text:style-name="T1"> Proses alami yang penting untuk menjaga suhu Bumi tetap hangat dan layak huni. Gas-gas tertentu di atmosfer (disebut Gas Rumah Kaca/GRK, contoh utamanya CO2, Metana/CH4, N2O) berfungsi seperti 'selimut' atau atap kaca rumah kaca, yaitu bisa ditembus oleh cahaya matahari tapi memerangkap sebagian panas (radiasi inframerah) yang dipancarkan kembali oleh permukaan Bumi agar tidak lepas semua ke luar angkasa. Masalah timbul ketika aktivitas manusia meningkatkan konsentrasi GRK ini secara berlebihan, sehingga 'selimut' Bumi jadi terlalu tebal dan memerangkap terlalu banyak panas, menyebabkan suhu rata-rata Bumi meningkat (pemanasan global).</text:span></text:p>
              </text:list-item>
              <text:list-item>
                <text:p text:style-name="P99"><text:span text:style-name="Strong_20_Emphasis"><text:span text:style-name="T1">Efisien(si) Energi:</text:span></text:span><text:span text:style-name="T1"> Ukuran seberapa 'hemat' suatu alat atau proses dalam menggunakan energi untuk melakukan suatu pekerjaan atau menghasilkan output tertentu. Semakin tinggi efisiensinya, semakin sedikit energi yang terbuang sia-sia (biasanya jadi panas). Misalnya, lampu LED jauh lebih efisien daripada lampu pijar karena mengubah persentase energi listrik yang lebih besar menjadi cahaya (bukan panas). Menggunakan energi secara efisien (hemat energi) adalah salah satu cara termudah dan termurah untuk mengurangi kebutuhan energi total dan emisi karbon.</text:span></text:p>
              </text:list-item>
              <text:list-item>
                <text:p text:style-name="P99"><text:span text:style-name="Strong_20_Emphasis"><text:span text:style-name="T1">Elektrolisis:</text:span></text:span><text:span text:style-name="T1"> Proses kimia untuk memecah suatu senyawa kimia (biasanya air, H2O) menjadi komponen-komponen dasarnya (gas Hidrogen, H2 dan gas Oksigen, O2) dengan cara mengalirkan arus listrik melaluinya. Jika arus listrik yang digunakan berasal dari sumber Energi Baru Terbarukan (EBT), maka hidrogen yang dihasilkan disebut </text:span><text:span text:style-name="Strong_20_Emphasis"><text:span text:style-name="T1">Hidrogen Hijau (</text:span></text:span><text:span text:style-name="Strong_20_Emphasis"><text:span text:style-name="Emphasis"><text:span text:style-name="T1">Green Hydrogen</text:span></text:span></text:span><text:span text:style-name="Strong_20_Emphasis"><text:span text:style-name="T1">)</text:span></text:span><text:span text:style-name="T1">, yang dianggap sebagai bahan bakar bersih masa depan.</text:span></text:p>
              </text:list-item>
              <text:list-item>
                <text:p text:style-name="P99"><text:span text:style-name="Strong_20_Emphasis"><text:span text:style-name="T1">Emisi Karbon / Emisi Gas Rumah Kaca (GRK):</text:span></text:span><text:span text:style-name="T1"> Pelepasan gas-gas yang berkontribusi pada peningkatan efek rumah kaca dan pemanasan global ke atmosfer. Gas utamanya adalah Karbon Dioksida (CO2) dari pembakaran fosil dan deforestasi, tapi juga termasuk Metana (CH4) </text:span><text:soft-page-break/><text:span text:style-name="T1">dari peternakan/sampah/gas alam bocor, Dinitrogen Oksida (N2O) dari pupuk/industri, dan gas-gas lainnya. Mengurangi emisi GRK ini adalah tujuan utama dari upaya mitigasi perubahan iklim global.</text:span></text:p>
              </text:list-item>
              <text:list-item>
                <text:p text:style-name="P99"><text:span text:style-name="Strong_20_Emphasis"><text:span text:style-name="T1">Energi Biru (</text:span></text:span><text:span text:style-name="Strong_20_Emphasis"><text:span text:style-name="Emphasis"><text:span text:style-name="T1">Blue Energy</text:span></text:span></text:span><text:span text:style-name="Strong_20_Emphasis"><text:span text:style-name="T1">):</text:span></text:span><text:span text:style-name="T1"> Istilah populer untuk menyebut berbagai jenis energi terbarukan yang potensinya berasal dari sumber daya laut atau samudra. Ini mencakup </text:span><text:span text:style-name="Strong_20_Emphasis"><text:span text:style-name="T1">energi ombak (</text:span></text:span><text:span text:style-name="Strong_20_Emphasis"><text:span text:style-name="Emphasis"><text:span text:style-name="T1">wave energy</text:span></text:span></text:span><text:span text:style-name="Strong_20_Emphasis"><text:span text:style-name="T1">)</text:span></text:span><text:span text:style-name="T1">, </text:span><text:span text:style-name="Strong_20_Emphasis"><text:span text:style-name="T1">energi pasang surut (</text:span></text:span><text:span text:style-name="Strong_20_Emphasis"><text:span text:style-name="Emphasis"><text:span text:style-name="T1">tidal energy</text:span></text:span></text:span><text:span text:style-name="Strong_20_Emphasis"><text:span text:style-name="T1">)</text:span></text:span><text:span text:style-name="T1"> (baik dari perbedaan ketinggian maupun dari arusnya), </text:span><text:span text:style-name="Strong_20_Emphasis"><text:span text:style-name="T1">energi perbedaan suhu laut antara permukaan dan kedalaman (</text:span></text:span><text:span text:style-name="Strong_20_Emphasis"><text:span text:style-name="Emphasis"><text:span text:style-name="T1">Ocean Thermal Energy Conversion</text:span></text:span></text:span><text:span text:style-name="Strong_20_Emphasis"><text:span text:style-name="T1"> - OTEC)</text:span></text:span><text:span text:style-name="T1">, atau </text:span><text:span text:style-name="Strong_20_Emphasis"><text:span text:style-name="T1">energi dari perbedaan kadar garam antara air tawar dan air laut (</text:span></text:span><text:span text:style-name="Strong_20_Emphasis"><text:span text:style-name="Emphasis"><text:span text:style-name="T1">salinity gradient energy</text:span></text:span></text:span><text:span text:style-name="Strong_20_Emphasis"><text:span text:style-name="T1">)</text:span></text:span><text:span text:style-name="T1">. Potensinya sangat besar tapi teknologinya sebagian besar masih dalam tahap pengembangan.</text:span></text:p>
              </text:list-item>
              <text:list-item>
                <text:p text:style-name="P99"><text:span text:style-name="Strong_20_Emphasis"><text:span text:style-name="T1">Energi Kinetik:</text:span></text:span><text:span text:style-name="T1"> Energi yang dimiliki oleh suatu benda karena </text:span><text:span text:style-name="Strong_20_Emphasis"><text:span text:style-name="T1">gerakannya</text:span></text:span><text:span text:style-name="T1">. Semakin cepat benda bergerak dan semakin besar massanya, semakin besar energi kinetiknya. Contohnya: angin yang bertiup punya energi kinetik, air sungai yang mengalir deras punya energi kinetik, mobil yang melaju punya energi kinetik, bilah turbin yang berputar punya energi kinetik (rotasi).   </text:span></text:p>
              </text:list-item>
              <text:list-item>
                <text:p text:style-name="P99"><text:span text:style-name="Strong_20_Emphasis"><text:span text:style-name="T1">Energi Potensial:</text:span></text:span><text:span text:style-name="T1"> Energi yang 'tersimpan' dalam suatu benda karena </text:span><text:span text:style-name="Strong_20_Emphasis"><text:span text:style-name="T1">posisinya</text:span></text:span><text:span text:style-name="T1"> (misalnya ketinggiannya relatif terhadap titik acuan) atau karena </text:span><text:span text:style-name="Strong_20_Emphasis"><text:span text:style-name="T1">kondisi internalnya</text:span></text:span><text:span text:style-name="T1"> (misalnya energi kimia dalam bahan bakar atau baterai, energi pegas yang tertekan). Contoh utamanya dalam buku ini adalah energi potensial gravitasi air yang tertampung di waduk PLTA yang tinggi.</text:span></text:p>
              </text:list-item>
              <text:list-item>
                <text:p text:style-name="P99"><text:span text:style-name="Strong_20_Emphasis"><text:span text:style-name="T1">Energi Terbarukan (</text:span></text:span><text:span text:style-name="Strong_20_Emphasis"><text:span text:style-name="Emphasis"><text:span text:style-name="T1">Renewable Energy</text:span></text:span></text:span><text:span text:style-name="Strong_20_Emphasis"><text:span text:style-name="T1">):</text:span></text:span><text:span text:style-name="T1"> Sumber energi yang berasal dari proses alam yang terjadi secara terus-menerus atau bisa pulih kembali dalam waktu yang relatif singkat (dalam skala waktu manusia), sehingga tidak akan habis jika dimanfaatkan secara berkelanjutan. Contoh utamanya: energi surya (dari matahari), energi angin (bayu), energi air (hidro), energi panas bumi (geotermal), dan energi biomassa (dari tumbuhan/limbah organik). Ini adalah kunci utama pengganti energi fosil.</text:span></text:p>
              </text:list-item>
              <text:list-item>
                <text:p text:style-name="P99"><text:span text:style-name="Strong_20_Emphasis"><text:span text:style-name="T1">ESS (</text:span></text:span><text:span text:style-name="Strong_20_Emphasis"><text:span text:style-name="Emphasis"><text:span text:style-name="T1">Energy Storage System</text:span></text:span></text:span><text:span text:style-name="Strong_20_Emphasis"><text:span text:style-name="T1"> / Sistem Penyimpanan Energi):</text:span></text:span><text:span text:style-name="T1"> Sekumpulan teknologi atau perangkat yang dirancang untuk </text:span><text:span text:style-name="Strong_20_Emphasis"><text:span text:style-name="T1">menyimpan energi</text:span></text:span><text:span text:style-name="T1"> (biasanya dalam bentuk listrik, tapi bisa juga panas </text:span><text:soft-page-break/><text:span text:style-name="T1">atau kinetik) yang dihasilkan pada suatu waktu, agar bisa </text:span><text:span text:style-name="Strong_20_Emphasis"><text:span text:style-name="T1">digunakan kembali di waktu lain</text:span></text:span><text:span text:style-name="T1"> saat dibutuhkan. Sangat penting untuk mengatasi sifat intermiten (naik-turun) dari energi terbarukan variabel seperti surya dan angin, serta untuk meningkatkan keandalan dan fleksibilitas jaringan listrik. Contoh teknologi ESS: Baterai (BESS), Waduk Pompa (PHS), Hidrogen Hijau, dll.</text:span></text:p>
              </text:list-item>
              <text:list-item>
                <text:p text:style-name="P99"><text:span text:style-name="Strong_20_Emphasis"><text:span text:style-name="T1">Fisi Nuklir (</text:span></text:span><text:span text:style-name="Strong_20_Emphasis"><text:span text:style-name="Emphasis"><text:span text:style-name="T1">Nuclear Fission</text:span></text:span></text:span><text:span text:style-name="Strong_20_Emphasis"><text:span text:style-name="T1">):</text:span></text:span><text:span text:style-name="T1"> Reaksi nuklir di mana inti atom yang sangat berat (seperti Uranium-235 atau Plutonium-239) </text:span><text:span text:style-name="Strong_20_Emphasis"><text:span text:style-name="T1">dibelah</text:span></text:span><text:span text:style-name="T1"> menjadi dua atau lebih inti atom yang lebih ringan ketika ditabrak oleh partikel neutron. Proses pembelahan ini melepaskan energi panas yang sangat besar, serta neutron-neutron baru yang bisa memicu pembelahan inti atom berat lainnya (reaksi berantai). Ini adalah prinsip dasar kerja reaktor Pembangkit Listrik Tenaga Nuklir (PLTN) yang sudah beroperasi di banyak negara saat ini. Reaksi fisi menghasilkan limbah radioaktif yang berbahaya dan perlu penanganan khusus dalam jangka waktu sangat lama.</text:span></text:p>
              </text:list-item>
              <text:list-item>
                <text:p text:style-name="P99"><text:span text:style-name="Strong_20_Emphasis"><text:span text:style-name="Emphasis"><text:span text:style-name="T1">Flash Steam</text:span></text:span></text:span><text:span text:style-name="Strong_20_Emphasis"><text:span text:style-name="T1"> (Uap Kilat):</text:span></text:span><text:span text:style-name="T1"> Tipe teknologi Pembangkit Listrik Tenaga Panas Bumi (PLTP) yang paling umum di dunia. Menggunakan air panas bertekanan sangat tinggi dari dalam bumi. Saat tekanannya diturunkan secara tiba-tiba (</text:span><text:span text:style-name="Emphasis"><text:span text:style-name="T1">flashing</text:span></text:span><text:span text:style-name="T1">) di permukaan, sebagian air panas tersebut langsung berubah menjadi uap panas bertekanan tinggi yang dipakai untuk memutar turbin.</text:span></text:p>
              </text:list-item>
              <text:list-item>
                <text:p text:style-name="P99"><text:span text:style-name="Strong_20_Emphasis"><text:span text:style-name="Emphasis"><text:span text:style-name="T1">Floating PV / Floating Wind</text:span></text:span></text:span><text:span text:style-name="Strong_20_Emphasis"><text:span text:style-name="T1"> (PLTS Terapung / PLTB Terapung):</text:span></text:span><text:span text:style-name="T1"> Teknologi pemasangan pembangkit listrik tenaga surya (PLTS) atau tenaga bayu/angin (PLTB) di atas </text:span><text:span text:style-name="Strong_20_Emphasis"><text:span text:style-name="T1">platform atau struktur yang mengapung</text:span></text:span><text:span text:style-name="T1"> di permukaan air, seperti waduk, danau, atau bahkan laut. Tujuannya antara lain untuk menghemat penggunaan lahan darat yang mungkin terbatas atau mahal, dan kadang bisa mendapatkan efisiensi yang sedikit lebih baik (misalnya karena efek pendinginan air untuk panel surya). Contohnya PLTS Terapung Cirata di Jawa Barat.</text:span></text:p>
              </text:list-item>
              <text:list-item>
                <text:p text:style-name="P99"><text:span text:style-name="Strong_20_Emphasis"><text:span text:style-name="T1">Fusi Nuklir (</text:span></text:span><text:span text:style-name="Strong_20_Emphasis"><text:span text:style-name="Emphasis"><text:span text:style-name="T1">Nuclear Fusion</text:span></text:span></text:span><text:span text:style-name="Strong_20_Emphasis"><text:span text:style-name="T1">):</text:span></text:span><text:span text:style-name="T1"> Reaksi nuklir di mana dua inti atom yang sangat ringan (biasanya isotop hidrogen seperti Deuterium dan Tritium) </text:span><text:span text:style-name="Strong_20_Emphasis"><text:span text:style-name="T1">dipaksa untuk bergabung</text:span></text:span><text:span text:style-name="T1"> menjadi satu inti atom yang sedikit lebih berat (Helium) pada kondisi suhu dan tekanan yang super ekstrem (puluhan hingga ratusan juta derajat Celcius, seperti di inti Matahari </text:span><text:soft-page-break/><text:span text:style-name="T1">atau bintang). Proses penggabungan ini melepaskan energi yang jauuuh lebih besar per satuan massa dibandingkan reaksi fisi. Fusi nuklir dianggap sebagai sumber energi 'impian' masa depan karena potensinya sangat besar, bahan bakarnya (Deuterium dari air laut, Lithium untuk Tritium) sangat melimpah, prosesnya secara inheren lebih aman (tidak bisa terjadi reaksi berantai lepas kendali), dan limbah radioaktif yang dihasilkannya jauh lebih sedikit dan tidak berumur panjang dibandingkan fisi. Namun, teknologinya masih sangat sulit dikuasai dan saat ini (April 2025) masih dalam tahap riset dan eksperimen intensif di seluruh dunia (seperti proyek ITER di Prancis).</text:span></text:p>
              </text:list-item>
              <text:list-item>
                <text:p text:style-name="P99"><text:span text:style-name="Strong_20_Emphasis"><text:span text:style-name="T1">Generator:</text:span></text:span><text:span text:style-name="T1"> Mesin atau perangkat elektromekanik yang berfungsi </text:span><text:span text:style-name="Strong_20_Emphasis"><text:span text:style-name="T1">mengubah energi gerak (mekanik)</text:span></text:span><text:span text:style-name="T1">, biasanya dalam bentuk putaran poros, </text:span><text:span text:style-name="Strong_20_Emphasis"><text:span text:style-name="T1">menjadi energi listrik</text:span></text:span><text:span text:style-name="T1">. Komponen kunci yang ada di hampir semua jenis pembangkit listrik konvensional maupun terbarukan (PLTA, PLTB, PLTP, PLTU, PLTN, Genset Diesel, dll). Turbin biasanya bertugas memutar generator.</text:span></text:p>
              </text:list-item>
              <text:list-item>
                <text:p text:style-name="P99"><text:span text:style-name="Strong_20_Emphasis"><text:span text:style-name="T1">Geotermal (Energi Panas Bumi):</text:span></text:span><text:span text:style-name="T1"> Energi dalam bentuk panas yang berasal dari dalam inti Bumi. Panas ini bisa berasal dari sisa pembentukan planet (</text:span><text:span text:style-name="Emphasis"><text:span text:style-name="T1">primordial heat</text:span></text:span><text:span text:style-name="T1">) atau dari peluruhan unsur radioaktif alami di dalam bumi (</text:span><text:span text:style-name="Emphasis"><text:span text:style-name="T1">radiogenic heat</text:span></text:span><text:span text:style-name="T1">). Bisa dimanfaatkan secara langsung (</text:span><text:span text:style-name="Emphasis"><text:span text:style-name="T1">direct use</text:span></text:span><text:span text:style-name="T1">) atau diubah menjadi listrik melalui Pembangkit Listrik Tenaga Panas Bumi (PLTP). Indonesia punya potensi geotermal terbesar ke-1 atau ke-2 di dunia.</text:span></text:p>
              </text:list-item>
              <text:list-item>
                <text:p text:style-name="P99"><text:span text:style-name="Strong_20_Emphasis"><text:span text:style-name="T1">Hidrogen Hijau (</text:span></text:span><text:span text:style-name="Strong_20_Emphasis"><text:span text:style-name="Emphasis"><text:span text:style-name="T1">Green Hydrogen</text:span></text:span></text:span><text:span text:style-name="Strong_20_Emphasis"><text:span text:style-name="T1">):</text:span></text:span><text:span text:style-name="T1"> Gas hidrogen (H2) yang diproduksi melalui proses </text:span><text:span text:style-name="Strong_20_Emphasis"><text:span text:style-name="T1">elektrolisis air</text:span></text:span><text:span text:style-name="T1"> (memecah H2O jadi H2 dan O2) dengan menggunakan </text:span><text:span text:style-name="Strong_20_Emphasis"><text:span text:style-name="T1">listrik yang sepenuhnya berasal dari sumber energi terbarukan (EBT)</text:span></text:span><text:span text:style-name="T1">. Disebut 'hijau' karena proses produksinya tidak menghasilkan emisi karbon. Hidrogen hijau dianggap sebagai salah satu 'bahan bakar bersih' atau 'pembawa energi' (</text:span><text:span text:style-name="Emphasis"><text:span text:style-name="T1">energy carrier</text:span></text:span><text:span text:style-name="T1">) yang sangat potensial untuk masa depan, terutama untuk dekarbonisasi sektor yang sulit dielektrifikasi (seperti industri berat, transportasi jarak jauh) dan sebagai media penyimpanan energi jangka panjang.</text:span></text:p>
              </text:list-item>
              <text:list-item>
                <text:p text:style-name="P99"><text:span text:style-name="Strong_20_Emphasis"><text:span text:style-name="T1">Hidropower (Energi Air / PLTA):</text:span></text:span><text:span text:style-name="T1"> Energi listrik yang dibangkitkan dengan memanfaatkan kekuatan energi potensial gravitasi atau energi kinetik dari air yang bergerak. Bentuk paling umum adalah Pembangkit </text:span><text:soft-page-break/><text:span text:style-name="T1">Listrik Tenaga Air (PLTA) yang menggunakan bendungan dan waduk di sungai besar, tapi bisa juga berupa Pembangkit Listrik Tenaga Mikro Hidro (PLTMH) di sungai kecil atau saluran irigasi, atau energi laut.</text:span></text:p>
              </text:list-item>
              <text:list-item>
                <text:p text:style-name="P99"><text:span text:style-name="Strong_20_Emphasis"><text:span text:style-name="T1">Intermiten(si):</text:span></text:span><text:span text:style-name="T1"> Sifat suatu sumber energi (terutama energi terbarukan variabel seperti surya dan angin) yang ketersediaan atau tingkat produksinya </text:span><text:span text:style-name="Strong_20_Emphasis"><text:span text:style-name="T1">tidak konstan atau tidak terus-menerus</text:span></text:span><text:span text:style-name="T1">, alias sering </text:span><text:span text:style-name="Strong_20_Emphasis"><text:span text:style-name="T1">naik-turun, kadang ada kadang tidak</text:span></text:span><text:span text:style-name="T1">, tergantung pada kondisi alam (siang/malam, cuaca cerah/mendung/hujan, kecepatan angin). Sifat intermiten ini menjadi tantangan utama dalam mengintegrasikan EBT variabel ke dalam jaringan listrik dalam porsi besar, sehingga membutuhkan solusi seperti </text:span><text:span text:style-name="Emphasis"><text:span text:style-name="T1">smart grid</text:span></text:span><text:span text:style-name="T1"> dan sistem penyimpanan energi (ESS).</text:span></text:p>
              </text:list-item>
              <text:list-item>
                <text:p text:style-name="P99"><text:span text:style-name="Strong_20_Emphasis"><text:span text:style-name="T1">Inverter:</text:span></text:span><text:span text:style-name="T1"> Sebuah perangkat elektronik penting yang fungsinya adalah </text:span><text:span text:style-name="Strong_20_Emphasis"><text:span text:style-name="T1">mengubah arus listrik searah (DC - Direct Current)</text:span></text:span><text:span text:style-name="T1">, seperti yang dihasilkan oleh panel surya atau disimpan dalam baterai, </text:span><text:span text:style-name="Strong_20_Emphasis"><text:span text:style-name="T1">menjadi arus listrik bolak-balik (AC - Alternating Current)</text:span></text:span><text:span text:style-name="T1">, yaitu jenis listrik standar yang digunakan oleh sebagian besar peralatan rumah tangga dan disalurkan oleh jaringan listrik PLN. Inverter adalah komponen wajib dalam sistem PLTS (baik </text:span><text:span text:style-name="Emphasis"><text:span text:style-name="T1">on-grid</text:span></text:span><text:span text:style-name="T1"> maupun </text:span><text:span text:style-name="Emphasis"><text:span text:style-name="T1">off-grid</text:span></text:span><text:span text:style-name="T1">) dan juga dalam sistem BESS.</text:span></text:p>
              </text:list-item>
              <text:list-item>
                <text:p text:style-name="P99"><text:span text:style-name="Strong_20_Emphasis"><text:span text:style-name="Emphasis"><text:span text:style-name="T1">Just Transition</text:span></text:span></text:span><text:span text:style-name="Strong_20_Emphasis"><text:span text:style-name="T1"> (Transisi Berkeadilan):</text:span></text:span><text:span text:style-name="T1"> Sebuah konsep dan kerangka kerja yang menekankan pentingnya memastikan bahwa proses </text:span><text:span text:style-name="Strong_20_Emphasis"><text:span text:style-name="T1">peralihan atau transisi menuju ekonomi rendah karbon dan sistem energi bersih dilakukan secara adil dan inklusif</text:span></text:span><text:span text:style-name="T1">, dengan </text:span><text:span text:style-name="Strong_20_Emphasis"><text:span text:style-name="T1">memperhatikan dan mengatasi dampak sosial-ekonomi negatif</text:span></text:span><text:span text:style-name="T1"> yang mungkin timbul bagi para </text:span><text:span text:style-name="Strong_20_Emphasis"><text:span text:style-name="T1">pekerja, komunitas, dan daerah</text:span></text:span><text:span text:style-name="T1"> yang selama ini bergantung pada industri energi fosil atau industri lain yang terdampak oleh kebijakan iklim. Tujuannya adalah agar tidak ada kelompok masyarakat yang 'tertinggal' atau dirugikan secara tidak adil dalam proses transisi ini, dan manfaat dari ekonomi hijau bisa dirasakan oleh semua.</text:span></text:p>
              </text:list-item>
              <text:list-item>
                <text:p text:style-name="P99"><text:span text:style-name="Strong_20_Emphasis"><text:span text:style-name="T1">Kapasitas Terpasang (</text:span></text:span><text:span text:style-name="Strong_20_Emphasis"><text:span text:style-name="Emphasis"><text:span text:style-name="T1">Installed Capacity</text:span></text:span></text:span><text:span text:style-name="Strong_20_Emphasis"><text:span text:style-name="T1">):</text:span></text:span><text:span text:style-name="T1"> Jumlah </text:span><text:span text:style-name="Strong_20_Emphasis"><text:span text:style-name="T1">maksimum daya listrik</text:span></text:span><text:span text:style-name="T1"> (biasanya diukur dalam satuan Watt (W), Kilowatt (kW), Megawatt (MW), atau Gigawatt (GW)) yang secara teoritis </text:span><text:span text:style-name="Strong_20_Emphasis"><text:span text:style-name="T1">mampu dihasilkan oleh sebuah unit pembangkit listrik atau seluruh sistem </text:span></text:span><text:soft-page-break/><text:span text:style-name="Strong_20_Emphasis"><text:span text:style-name="T1">kelistrikan</text:span></text:span><text:span text:style-name="T1"> pada satu waktu jika semua unit beroperasi pada kondisi optimalnya. Angka kapasitas terpasang ini penting untuk mengetahui potensi maksimal sistem, tapi perlu dibedakan dari </text:span><text:span text:style-name="Strong_20_Emphasis"><text:span text:style-name="T1">jumlah energi listrik aktual</text:span></text:span><text:span text:style-name="T1"> yang dihasilkan dalam periode waktu tertentu (yang diukur dalam kWh, MWh, GWh), karena pembangkit tidak selalu beroperasi pada kapasitas penuhnya (faktor kapasitas).</text:span></text:p>
              </text:list-item>
              <text:list-item>
                <text:p text:style-name="P99"><text:span text:style-name="Strong_20_Emphasis"><text:span text:style-name="T1">Keberlanjutan (</text:span></text:span><text:span text:style-name="Strong_20_Emphasis"><text:span text:style-name="Emphasis"><text:span text:style-name="T1">Sustainability</text:span></text:span></text:span><text:span text:style-name="Strong_20_Emphasis"><text:span text:style-name="T1">):</text:span></text:span><text:span text:style-name="T1"> Prinsip pembangunan atau pengelolaan sumber daya yang bertujuan untuk </text:span><text:span text:style-name="Strong_20_Emphasis"><text:span text:style-name="T1">memenuhi kebutuhan generasi sekarang tanpa mengorbankan kemampuan generasi mendatang</text:span></text:span><text:span text:style-name="T1"> untuk memenuhi kebutuhan mereka sendiri. Keberlanjutan biasanya dilihat dari tiga pilar yang harus seimbang: </text:span><text:span text:style-name="Strong_20_Emphasis"><text:span text:style-name="T1">lingkungan (planet)</text:span></text:span><text:span text:style-name="T1">, </text:span><text:span text:style-name="Strong_20_Emphasis"><text:span text:style-name="T1">ekonomi (profit/prosperity)</text:span></text:span><text:span text:style-name="T1">, dan </text:span><text:span text:style-name="Strong_20_Emphasis"><text:span text:style-name="T1">sosial (people)</text:span></text:span><text:span text:style-name="T1">.   </text:span></text:p>
              </text:list-item>
              <text:list-item>
                <text:p text:style-name="P99"><text:span text:style-name="Strong_20_Emphasis"><text:span text:style-name="T1">kWh (Kilowatt-hour / Kilowatt-jam):</text:span></text:span><text:span text:style-name="T1"> Satuan standar untuk mengukur </text:span><text:span text:style-name="Strong_20_Emphasis"><text:span text:style-name="T1">jumlah energi listrik</text:span></text:span><text:span text:style-name="T1"> yang telah digunakan atau dihasilkan selama periode waktu tertentu. 1 kWh setara dengan penggunaan daya listrik sebesar 1 kilowatt (1000 Watt) secara terus-menerus selama 1 jam. Tagihan listrik bulanan kita dari PLN biasanya dihitung berdasarkan berapa banyak kWh yang kita konsumsi.</text:span></text:p>
              </text:list-item>
              <text:list-item>
                <text:p text:style-name="P99"><text:span text:style-name="Strong_20_Emphasis"><text:span text:style-name="T1">Megawatt (MW):</text:span></text:span><text:span text:style-name="T1"> Satuan untuk mengukur </text:span><text:span text:style-name="Strong_20_Emphasis"><text:span text:style-name="T1">daya listrik</text:span></text:span><text:span text:style-name="T1"> (kecepatan energi dihasilkan atau digunakan). 1 Megawatt setara dengan 1.000 Kilowatt (kW) atau 1.000.000 Watt (W). Satuan ini sangat umum digunakan untuk menyatakan kapasitas pembangkit listrik skala besar, seperti PLTA, PLTP, PLTS skala utilitas, atau PLTB. (Satuan yang lebih besar lagi adalah Gigawatt (GW), di mana 1 GW = 1000 MW).</text:span></text:p>
              </text:list-item>
              <text:list-item>
                <text:p text:style-name="P99"><text:span text:style-name="Strong_20_Emphasis"><text:span text:style-name="T1">Meteran Pintar (</text:span></text:span><text:span text:style-name="Strong_20_Emphasis"><text:span text:style-name="Emphasis"><text:span text:style-name="T1">Smart Meter</text:span></text:span></text:span><text:span text:style-name="Strong_20_Emphasis"><text:span text:style-name="T1">):</text:span></text:span><text:span text:style-name="T1"> Generasi baru meteran listrik digital yang tidak hanya mencatat total pemakaian listrik, tapi juga bisa </text:span><text:span text:style-name="Strong_20_Emphasis"><text:span text:style-name="T1">mencatat data pemakaian secara lebih detail</text:span></text:span><text:span text:style-name="T1"> (misalnya per jam atau bahkan per 15 menit) dan yang terpenting bisa </text:span><text:span text:style-name="Strong_20_Emphasis"><text:span text:style-name="T1">berkomunikasi dua arah</text:span></text:span><text:span text:style-name="T1"> dengan perusahaan listrik (PLN) melalui jaringan komunikasi (seperti seluler atau radio). Ini memungkinkan pembacaan meter jarak jauh, deteksi gangguan lebih cepat, penerapan tarif listrik dinamis (berdasarkan waktu), dan mendukung peran konsumen sebagai </text:span><text:span text:style-name="Emphasis"><text:span text:style-name="T1">prosumer</text:span></text:span><text:span text:style-name="T1"> (jika punya PLTS atap). Komponen kunci dari </text:span><text:span text:style-name="Emphasis"><text:span text:style-name="T1">Smart Grid</text:span></text:span><text:span text:style-name="T1">.</text:span></text:p>
              </text:list-item>
              <text:list-item>
                <text:p text:style-name="P99"><text:span text:style-name="Strong_20_Emphasis"><text:span text:style-name="T1">Mikro Hidro (PLTMH - Pembangkit Listrik Tenaga Mikro Hidro):</text:span></text:span><text:span text:style-name="T1"> Pembangkit listrik tenaga air (PLTA) tapi dalam </text:span><text:span text:style-name="Strong_20_Emphasis"><text:span text:style-name="T1">skala yang sangat </text:span></text:span><text:soft-page-break/><text:span text:style-name="Strong_20_Emphasis"><text:span text:style-name="T1">kecil</text:span></text:span><text:span text:style-name="T1">, biasanya dengan kapasitas </text:span><text:span text:style-name="Strong_20_Emphasis"><text:span text:style-name="T1">di bawah 100 kilowatt (kW)</text:span></text:span><text:span text:style-name="T1">, bahkan kadang ada Piko Hidro (di bawah 5 kW). PLTMH umumnya memanfaatkan aliran sungai kecil atau saluran irigasi dan seringkali tidak memerlukan bendungan besar (desain </text:span><text:span text:style-name="Emphasis"><text:span text:style-name="T1">run-of-river</text:span></text:span><text:span text:style-name="T1">). Sangat cocok dan penting untuk menyediakan akses listrik bagi desa-desa terpencil atau komunitas kecil yang belum terjangkau jaringan listrik utama PLN.</text:span></text:p>
              </text:list-item>
              <text:list-item>
                <text:p text:style-name="P99"><text:span text:style-name="Strong_20_Emphasis"><text:span text:style-name="T1">NIMBY (</text:span></text:span><text:span text:style-name="Strong_20_Emphasis"><text:span text:style-name="Emphasis"><text:span text:style-name="T1">Not In My Backyard</text:span></text:span></text:span><text:span text:style-name="Strong_20_Emphasis"><text:span text:style-name="T1"> - "Jangan di Halaman Belakang Rumahku"):</text:span></text:span><text:span text:style-name="T1"> Sebuah akronim untuk menggambarkan </text:span><text:span text:style-name="Strong_20_Emphasis"><text:span text:style-name="T1">sikap penolakan dari sebagian masyarakat</text:span></text:span><text:span text:style-name="T1"> terhadap rencana pembangunan suatu fasilitas atau proyek (meskipun mungkin fasilitas itu dibutuhkan oleh masyarakat luas, seperti TPA sampah, menara telekomunikasi, jalur SUTET, atau bahkan PLTB/PLTP) </text:span><text:span text:style-name="Strong_20_Emphasis"><text:span text:style-name="T1">jika lokasinya dianggap terlalu dekat dengan tempat tinggal mereka</text:span></text:span><text:span text:style-name="T1">. Alasan penolakan biasanya karena kekhawatiran akan dampak negatif lokal seperti polusi, kebisingan, penurunan nilai properti, atau gangguan pemandangan. Sikap NIMBY ini sering menjadi tantangan sosial yang perlu dihadapi dalam pembangunan infrastruktur, termasuk infrastruktur energi terbarukan.</text:span></text:p>
              </text:list-item>
              <text:list-item>
                <text:p text:style-name="P99"><text:span text:style-name="Strong_20_Emphasis"><text:span text:style-name="Emphasis"><text:span text:style-name="T1">Off-grid</text:span></text:span></text:span><text:span text:style-name="Strong_20_Emphasis"><text:span text:style-name="T1"> (Sistem Listrik Luar Jaringan / Terlepas Jaringan / Mandiri):</text:span></text:span><text:span text:style-name="T1"> Sistem pembangkitan dan penyediaan listrik (biasanya skala kecil, misalnya PLTS untuk satu rumah, satu dusun, atau satu pulau kecil) yang </text:span><text:span text:style-name="Strong_20_Emphasis"><text:span text:style-name="T1">berdiri sendiri dan tidak terhubung sama sekali</text:span></text:span><text:span text:style-name="T1"> dengan jaringan listrik utama yang lebih besar (milik PLN). Karena tidak terhubung ke jaringan utama, sistem </text:span><text:span text:style-name="Emphasis"><text:span text:style-name="T1">off-grid</text:span></text:span><text:span text:style-name="T1"> ini mutlak </text:span><text:span text:style-name="Strong_20_Emphasis"><text:span text:style-name="T1">membutuhkan sistem penyimpanan energi (biasanya baterai)</text:span></text:span><text:span text:style-name="T1"> sendiri agar bisa menyediakan listrik secara terus-menerus (24 jam), terutama jika sumber energinya bersifat intermiten seperti matahari. Sangat cocok untuk melistriki daerah-daerah yang sangat terpencil dan sulit dijangkau oleh perluasan jaringan PLN.</text:span></text:p>
              </text:list-item>
              <text:list-item>
                <text:p text:style-name="P99"><text:span text:style-name="Strong_20_Emphasis"><text:span text:style-name="Emphasis"><text:span text:style-name="T1">On-grid</text:span></text:span></text:span><text:span text:style-name="Strong_20_Emphasis"><text:span text:style-name="T1"> (Sistem Listrik Terhubung Jaringan):</text:span></text:span><text:span text:style-name="T1"> Sistem pembangkitan listrik (misalnya PLTS Atap di rumah atau PLTB skala utilitas) yang </text:span><text:span text:style-name="Strong_20_Emphasis"><text:span text:style-name="T1">terhubung secara fisik dan operasional</text:span></text:span><text:span text:style-name="T1"> dengan jaringan listrik utama milik perusahaan utilitas (PLN). Kelebihan utama sistem </text:span><text:span text:style-name="Emphasis"><text:span text:style-name="T1">on-grid</text:span></text:span><text:span text:style-name="T1"> adalah jika produksi listrik dari sistem EBT ini sedang berlebih (misalnya PLTS atap di siang hari cerah saat rumah sepi), kelebihan listriknya bisa </text:span><text:soft-page-break/><text:span text:style-name="Strong_20_Emphasis"><text:span text:style-name="T1">'diekspor' atau dikirim balik</text:span></text:span><text:span text:style-name="T1"> ke jaringan PLN (kadang bisa dapat kompensasi atau pengurangan tagihan). Sebaliknya, jika produksi EBT sedang kurang (misalnya malam hari atau angin tidak ada), kebutuhan listriknya bisa </text:span><text:span text:style-name="Strong_20_Emphasis"><text:span text:style-name="T1">dipenuhi dengan 'mengimpor' atau mengambil listrik dari jaringan PLN</text:span></text:span><text:span text:style-name="T1">. Sistem </text:span><text:span text:style-name="Emphasis"><text:span text:style-name="T1">on-grid</text:span></text:span><text:span text:style-name="T1"> ini adalah model yang paling umum digunakan untuk PLTS atap di perkotaan dan PLTS/PLTB skala besar.</text:span></text:p>
              </text:list-item>
              <text:list-item>
                <text:p text:style-name="P99"><text:span text:style-name="Strong_20_Emphasis"><text:span text:style-name="Emphasis"><text:span text:style-name="T1">Offshore Wind</text:span></text:span></text:span><text:span text:style-name="Strong_20_Emphasis"><text:span text:style-name="T1"> (Energi Angin Lepas Pantai / PLTB Lepas Pantai):</text:span></text:span><text:span text:style-name="T1"> Pembangkit Listrik Tenaga Bayu/Angin (PLTB) yang </text:span><text:span text:style-name="Strong_20_Emphasis"><text:span text:style-name="T1">turbin-turbinnya dipasang di laut</text:span></text:span><text:span text:style-name="T1">, bukan di daratan. Biasanya dibangun di atas fondasi tetap (</text:span><text:span text:style-name="Emphasis"><text:span text:style-name="T1">fixed-bottom</text:span></text:span><text:span text:style-name="T1">) di laut dangkal atau menggunakan platform terapung (</text:span><text:span text:style-name="Emphasis"><text:span text:style-name="T1">floating</text:span></text:span><text:span text:style-name="T1">) di laut dalam. Potensi energinya dianggap sangat besar karena angin di laut cenderung lebih kencang dan stabil, tapi biaya pembangunan dan perawatannya juga jauh lebih mahal daripada PLTB darat.</text:span></text:p>
              </text:list-item>
              <text:list-item>
                <text:p text:style-name="P99"><text:span text:style-name="Strong_20_Emphasis"><text:span text:style-name="T1">Panel Surya (Sel Fotovoltaik / Sel PV):</text:span></text:span><text:span text:style-name="T1"> Perangkat elektronik (biasanya berbentuk panel datar berwarna biru tua atau hitam) yang terbuat dari material semikonduktor (paling umum adalah silikon) yang punya kemampuan untuk </text:span><text:span text:style-name="Strong_20_Emphasis"><text:span text:style-name="T1">mengubah energi cahaya matahari secara langsung menjadi energi listrik</text:span></text:span><text:span text:style-name="T1"> arus searah (DC) melalui </text:span><text:span text:style-name="Strong_20_Emphasis"><text:span text:style-name="T1">efek fotovoltaik</text:span></text:span><text:span text:style-name="T1">. Merupakan komponen inti dari Pembangkit Listrik Tenaga Surya (PLTS).</text:span></text:p>
              </text:list-item>
              <text:list-item>
                <text:p text:style-name="P99"><text:span text:style-name="Strong_20_Emphasis"><text:span text:style-name="T1">Pemanasan Global (</text:span></text:span><text:span text:style-name="Strong_20_Emphasis"><text:span text:style-name="Emphasis"><text:span text:style-name="T1">Global Warming</text:span></text:span></text:span><text:span text:style-name="Strong_20_Emphasis"><text:span text:style-name="T1">):</text:span></text:span><text:span text:style-name="T1"> Fenomena </text:span><text:span text:style-name="Strong_20_Emphasis"><text:span text:style-name="T1">peningkatan suhu rata-rata atmosfer, laut, dan daratan di permukaan Bumi</text:span></text:span><text:span text:style-name="T1"> yang terjadi secara bertahap dalam jangka waktu yang panjang (beberapa dekade terakhir). Pemanasan global ini utamanya disebabkan oleh </text:span><text:span text:style-name="Strong_20_Emphasis"><text:span text:style-name="T1">peningkatan konsentrasi gas-gas rumah kaca (GRK)</text:span></text:span><text:span text:style-name="T1"> di atmosfer akibat aktivitas manusia sejak era revolusi industri, terutama pembakaran bahan bakar fosil. Pemanasan global inilah yang menjadi pemicu utama terjadinya </text:span><text:span text:style-name="Strong_20_Emphasis"><text:span text:style-name="T1">perubahan iklim</text:span></text:span><text:span text:style-name="T1"> global.</text:span></text:p>
              </text:list-item>
              <text:list-item>
                <text:p text:style-name="P99"><text:span text:style-name="Strong_20_Emphasis"><text:span text:style-name="T1">Penstock (Pipa Pesat):</text:span></text:span><text:span text:style-name="T1"> Sebuah </text:span><text:span text:style-name="Strong_20_Emphasis"><text:span text:style-name="T1">pipa tertutup berdiameter besar</text:span></text:span><text:span text:style-name="T1"> yang berfungsi mengalirkan air dengan tekanan dan kecepatan tinggi dari waduk atau pintu pengambilan air (</text:span><text:span text:style-name="Emphasis"><text:span text:style-name="T1">intake</text:span></text:span><text:span text:style-name="T1">) menuju ke turbin di dalam gedung pembangkit pada sistem Pembangkit Listrik Tenaga Air (PLTA).</text:span></text:p>
              </text:list-item>
              <text:list-item>
                <text:p text:style-name="P99"><text:span text:style-name="Strong_20_Emphasis"><text:span text:style-name="T1">Perovskite:</text:span></text:span><text:span text:style-name="T1"> Nama untuk jenis </text:span><text:span text:style-name="Strong_20_Emphasis"><text:span text:style-name="T1">struktur kristal material tertentu</text:span></text:span><text:span text:style-name="T1"> </text:span><text:soft-page-break/><text:span text:style-name="T1">(bukan nama unsur) yang dalam beberapa tahun terakhir menunjukkan </text:span><text:span text:style-name="Strong_20_Emphasis"><text:span text:style-name="T1">potensi sangat besar</text:span></text:span><text:span text:style-name="T1"> untuk digunakan sebagai bahan aktif dalam pembuatan </text:span><text:span text:style-name="Strong_20_Emphasis"><text:span text:style-name="T1">sel surya generasi baru</text:span></text:span><text:span text:style-name="T1">. Sel surya berbasis perovskite (atau kombinasi perovskite dengan silikon dalam sel tandem) di laboratorium sudah menunjukkan </text:span><text:span text:style-name="Strong_20_Emphasis"><text:span text:style-name="T1">efisiensi konversi energi yang sangat tinggi</text:span></text:span><text:span text:style-name="T1"> dan proses pembuatannya berpotensi </text:span><text:span text:style-name="Strong_20_Emphasis"><text:span text:style-name="T1">lebih murah dan lebih fleksibel</text:span></text:span><text:span text:style-name="T1"> daripada sel surya silikon konvensional. Namun, tantangan utamanya saat ini adalah soal </text:span><text:span text:style-name="Strong_20_Emphasis"><text:span text:style-name="T1">stabilitas dan daya tahannya</text:span></text:span><text:span text:style-name="T1"> dalam penggunaan jangka panjang di kondisi nyata. Masih dalam tahap riset dan pengembangan yang sangat intensif.</text:span></text:p>
              </text:list-item>
              <text:list-item>
                <text:p text:style-name="P99"><text:span text:style-name="Strong_20_Emphasis"><text:span text:style-name="T1">PHS (</text:span></text:span><text:span text:style-name="Strong_20_Emphasis"><text:span text:style-name="Emphasis"><text:span text:style-name="T1">Pumped Hydro Storage</text:span></text:span></text:span><text:span text:style-name="Strong_20_Emphasis"><text:span text:style-name="T1"> / Penyimpanan Energi Air Terpompa):</text:span></text:span><text:span text:style-name="T1"> Teknologi penyimpanan energi skala besar yang paling banyak digunakan di dunia saat ini. Cara kerjanya adalah menggunakan </text:span><text:span text:style-name="Strong_20_Emphasis"><text:span text:style-name="T1">kelebihan energi listrik</text:span></text:span><text:span text:style-name="T1"> (saat murah atau produksi EBT melimpah) untuk </text:span><text:span text:style-name="Strong_20_Emphasis"><text:span text:style-name="T1">memompa air dari waduk di lokasi rendah ke waduk di lokasi yang lebih tinggi</text:span></text:span><text:span text:style-name="T1">. Saat dibutuhkan energi listrik tambahan (saat mahal atau produksi EBT rendah), air dari waduk atas </text:span><text:span text:style-name="Strong_20_Emphasis"><text:span text:style-name="T1">dilepaskan kembali turun melalui turbin PLTA</text:span></text:span><text:span text:style-name="T1"> untuk menghasilkan listrik. Ini seperti 'baterai raksasa' yang menggunakan air dan gravitasi.</text:span></text:p>
              </text:list-item>
              <text:list-item>
                <text:p text:style-name="P99"><text:span text:style-name="Strong_20_Emphasis"><text:span text:style-name="T1">Plasma (Dalam Konteks Fusi Nuklir):</text:span></text:span><text:span text:style-name="T1"> Wujud materi keempat (selain padat, cair, dan gas) yang terbentuk pada </text:span><text:span text:style-name="Strong_20_Emphasis"><text:span text:style-name="T1">suhu yang super duper ekstrem</text:span></text:span><text:span text:style-name="T1"> (puluhan hingga ratusan juta derajat Celcius!). Dalam kondisi plasma, atom-atom sudah kehilangan elektronnya akibat energi panas yang sangat tinggi, sehingga materi berubah menjadi semacam 'sup' panas yang terdiri dari </text:span><text:span text:style-name="Strong_20_Emphasis"><text:span text:style-name="T1">partikel-partikel bermuatan</text:span></text:span><text:span text:style-name="T1">: yaitu </text:span><text:span text:style-name="Strong_20_Emphasis"><text:span text:style-name="T1">inti atom (ion) yang bermuatan positif</text:span></text:span><text:span text:style-name="T1"> dan </text:span><text:span text:style-name="Strong_20_Emphasis"><text:span text:style-name="T1">elektron yang bermuatan negatif</text:span></text:span><text:span text:style-name="T1"> yang bergerak bebas. Kondisi plasma inilah yang dibutuhkan agar inti-inti atom ringan (seperti Deuterium dan Tritium) bisa saling mendekat dan mengatasi gaya tolak elektrostatiknya untuk kemudian bisa </text:span><text:span text:style-name="Strong_20_Emphasis"><text:span text:style-name="T1">bergabung (fusi)</text:span></text:span><text:span text:style-name="T1">, seperti yang terjadi di inti Matahari atau di dalam reaktor fusi eksperimental.</text:span></text:p>
              </text:list-item>
              <text:list-item>
                <text:p text:style-name="P99"><text:span text:style-name="Strong_20_Emphasis"><text:span text:style-name="T1">PLTP/PLTS/PLTB/PLTA:</text:span></text:span><text:span text:style-name="T1"> Singkatan yang sangat umum dipakai di Indonesia untuk merujuk pada jenis-jenis </text:span><text:span text:style-name="Strong_20_Emphasis"><text:span text:style-name="T1">Pembangkit Listrik Tenaga...</text:span></text:span><text:span text:style-name="T1"> yaitu </text:span><text:span text:style-name="Strong_20_Emphasis"><text:span text:style-name="T1">P</text:span></text:span><text:span text:style-name="T1">anas Bumi / </text:span><text:span text:style-name="Strong_20_Emphasis"><text:span text:style-name="T1">S</text:span></text:span><text:span text:style-name="T1">urya / </text:span><text:span text:style-name="Strong_20_Emphasis"><text:span text:style-name="T1">B</text:span></text:span><text:span text:style-name="T1">ayu (Angin) / </text:span><text:span text:style-name="Strong_20_Emphasis"><text:span text:style-name="T1">A</text:span></text:span><text:span text:style-name="T1">ir.</text:span></text:p>
              </text:list-item>
              <text:list-item>
                <text:p text:style-name="P99"><text:span text:style-name="Strong_20_Emphasis"><text:span text:style-name="T1">Prosumer:</text:span></text:span><text:span text:style-name="T1"> Istilah gabungan dari kata '</text:span><text:span text:style-name="Strong_20_Emphasis"><text:span text:style-name="T1">pro</text:span></text:span><text:span text:style-name="T1">dusen' dan 'kon</text:span><text:span text:style-name="Strong_20_Emphasis"><text:span text:style-name="T1">sumer</text:span></text:span><text:span text:style-name="T1">'. </text:span><text:soft-page-break/><text:span text:style-name="T1">Merujuk pada konsumen listrik (bisa rumah tangga, bisnis, atau industri) yang tidak hanya memakai listrik dari jaringan PLN, tapi juga bisa </text:span><text:span text:style-name="Strong_20_Emphasis"><text:span text:style-name="T1">memproduksi sendiri sebagian atau seluruh kebutuhan listriknya</text:span></text:span><text:span text:style-name="T1"> (misalnya dengan memasang PLTS Atap) dan bahkan kadang bisa </text:span><text:span text:style-name="Strong_20_Emphasis"><text:span text:style-name="T1">menjual atau mengirim balik kelebihan listrik</text:span></text:span><text:span text:style-name="T1"> yang dihasilkannya ke jaringan PLN. Konsep prosumer ini dimungkinkan oleh adanya sistem </text:span><text:span text:style-name="Emphasis"><text:span text:style-name="T1">on-grid</text:span></text:span><text:span text:style-name="T1"> dan teknologi </text:span><text:span text:style-name="Emphasis"><text:span text:style-name="T1">smart meter</text:span></text:span><text:span text:style-name="T1">.</text:span></text:p>
              </text:list-item>
              <text:list-item>
                <text:p text:style-name="P99"><text:span text:style-name="Strong_20_Emphasis"><text:span text:style-name="T1">REC (</text:span></text:span><text:span text:style-name="Strong_20_Emphasis"><text:span text:style-name="Emphasis"><text:span text:style-name="T1">Renewable Energy Certificate</text:span></text:span></text:span><text:span text:style-name="Strong_20_Emphasis"><text:span text:style-name="T1"> / Sertifikat Energi Terbarukan):</text:span></text:span><text:span text:style-name="T1"> Sebuah instrumen atau 'bukti' berbentuk sertifikat elektronik yang </text:span><text:span text:style-name="Strong_20_Emphasis"><text:span text:style-name="T1">merepresentasikan atribut energi terbarukan</text:span></text:span><text:span text:style-name="T1"> dari sejumlah energi listrik (biasanya setara dengan 1 Megawatt-hour atau 1000 kWh) yang telah dibangkitkan dari sumber EBT dan disalurkan ke jaringan listrik. REC ini bisa diperjualbelikan secara terpisah dari listrik fisiknya. Perusahaan atau individu bisa membeli REC untuk </text:span><text:span text:style-name="Strong_20_Emphasis"><text:span text:style-name="T1">mengklaim bahwa mereka telah menggunakan listrik yang berasal dari sumber terbarukan</text:span></text:span><text:span text:style-name="T1"> atau untuk memenuhi target penggunaan EBT mereka, meskipun secara fisik listrik yang mereka terima dari jaringan PLN mungkin sudah tercampur dari berbagai sumber. PLN sudah menyediakan produk REC ini di Indonesia.</text:span></text:p>
              </text:list-item>
              <text:list-item>
                <text:p text:style-name="P99"><text:span text:style-name="Strong_20_Emphasis"><text:span text:style-name="T1">Reservoir Geotermal:</text:span></text:span><text:span text:style-name="T1"> Sebuah </text:span><text:span text:style-name="Strong_20_Emphasis"><text:span text:style-name="T1">zona atau lapisan batuan di bawah permukaan bumi</text:span></text:span><text:span text:style-name="T1"> yang memiliki tiga syarat utama: (1) punya </text:span><text:span text:style-name="Strong_20_Emphasis"><text:span text:style-name="T1">sumber panas</text:span></text:span><text:span text:style-name="T1"> dari dalam bumi di bawahnya, (2) punya </text:span><text:span text:style-name="Strong_20_Emphasis"><text:span text:style-name="T1">batuan yang berpori-pori (porositas)</text:span></text:span><text:span text:style-name="T1"> atau punya banyak </text:span><text:span text:style-name="Strong_20_Emphasis"><text:span text:style-name="T1">rekahan (permeabilitas)</text:span></text:span><text:span text:style-name="T1"> sehingga bisa menyimpan dan mengalirkan fluida (air/uap), dan (3) </text:span><text:span text:style-name="Strong_20_Emphasis"><text:span text:style-name="T1">terisi oleh fluida (air panas atau uap panas)</text:span></text:span><text:span text:style-name="T1"> bertekanan tinggi. Seringkali juga ada lapisan batuan kedap (</text:span><text:span text:style-name="Emphasis"><text:span text:style-name="T1">cap rock</text:span></text:span><text:span text:style-name="T1">) di atasnya yang 'menjebak' panas dan fluida ini. Reservoir inilah yang menjadi target utama pengeboran untuk dimanfaatkan energinya oleh PLTP.</text:span></text:p>
              </text:list-item>
              <text:list-item>
                <text:p text:style-name="P99"><text:span text:style-name="Strong_20_Emphasis"><text:span text:style-name="Emphasis"><text:span text:style-name="T1">Ring of Fire</text:span></text:span></text:span><text:span text:style-name="Strong_20_Emphasis"><text:span text:style-name="T1"> (Cincin Api Pasifik):</text:span></text:span><text:span text:style-name="T1"> Sebuah </text:span><text:span text:style-name="Strong_20_Emphasis"><text:span text:style-name="T1">jalur imajiner berbentuk tapal kuda</text:span></text:span><text:span text:style-name="T1"> yang membentang di sepanjang tepi Samudra Pasifik, mulai dari ujung selatan Amerika Selatan, naik ke pantai barat Amerika Utara, melintasi kepulauan Aleutian di Alaska, turun melalui Jepang, Filipina, Indonesia, hingga ke Selandia Baru. Jalur ini ditandai oleh </text:span><text:span text:style-name="Strong_20_Emphasis"><text:span text:style-name="T1">konsentrasi gunung berapi paling aktif (sekitar 75% gunung api dunia ada di sini!) dan kejadian gempa bumi paling sering dan </text:span></text:span><text:soft-page-break/><text:span text:style-name="Strong_20_Emphasis"><text:span text:style-name="T1">paling kuat di dunia</text:span></text:span><text:span text:style-name="T1">. Ini terjadi karena Cincin Api merupakan </text:span><text:span text:style-name="Strong_20_Emphasis"><text:span text:style-name="T1">zona pertemuan dan tumbukan (subduksi) dari banyak lempeng tektonik utama Bumi</text:span></text:span><text:span text:style-name="T1">. Posisi Indonesia yang tepat berada di jalur Cincin Api inilah yang membuat negara kita kaya akan potensi energi geotermal tapi sekaligus juga sangat rawan terhadap bencana letusan gunung api dan gempa bumi.</text:span></text:p>
              </text:list-item>
              <text:list-item>
                <text:p text:style-name="P99"><text:span text:style-name="Strong_20_Emphasis"><text:span text:style-name="Emphasis"><text:span text:style-name="T1">Smart Grid</text:span></text:span></text:span><text:span text:style-name="Strong_20_Emphasis"><text:span text:style-name="T1"> (Jaringan Listrik Pintar):</text:span></text:span><text:span text:style-name="T1"> Sebuah konsep </text:span><text:span text:style-name="Strong_20_Emphasis"><text:span text:style-name="T1">modernisasi jaringan listrik konvensional</text:span></text:span><text:span text:style-name="T1"> dengan mengintegrasikan </text:span><text:span text:style-name="Strong_20_Emphasis"><text:span text:style-name="T1">teknologi informasi dan komunikasi (TIK) digital dua arah, sensor-sensor pintar, sistem pengukuran canggih (seperti </text:span></text:span><text:span text:style-name="Strong_20_Emphasis"><text:span text:style-name="Emphasis"><text:span text:style-name="T1">smart meter</text:span></text:span></text:span><text:span text:style-name="Strong_20_Emphasis"><text:span text:style-name="T1">), dan sistem kontrol otomatis</text:span></text:span><text:span text:style-name="T1"> ke dalam seluruh rantai pasok listrik (dari pembangkitan, transmisi, distribusi, hingga ke konsumen). Tujuannya adalah untuk membuat jaringan listrik menjadi lebih </text:span><text:span text:style-name="Strong_20_Emphasis"><text:span text:style-name="T1">efisien</text:span></text:span><text:span text:style-name="T1"> (mengurangi rugi-rugi daya), lebih </text:span><text:span text:style-name="Strong_20_Emphasis"><text:span text:style-name="T1">andal</text:span></text:span><text:span text:style-name="T1"> (mengurangi pemadaman), lebih </text:span><text:span text:style-name="Strong_20_Emphasis"><text:span text:style-name="T1">fleksibel</text:span></text:span><text:span text:style-name="T1"> (bisa mengakomodasi EBT variabel dan aliran dua arah), lebih </text:span><text:span text:style-name="Strong_20_Emphasis"><text:span text:style-name="T1">aman</text:span></text:span><text:span text:style-name="T1"> (termasuk dari serangan siber), dan lebih </text:span><text:span text:style-name="Strong_20_Emphasis"><text:span text:style-name="T1">memberdayakan konsumen</text:span></text:span><text:span text:style-name="T1">. </text:span><text:span text:style-name="Emphasis"><text:span text:style-name="T1">Smart grid</text:span></text:span><text:span text:style-name="T1"> dianggap sebagai fondasi penting untuk sistem energi masa depan yang didominasi EBT.</text:span></text:p>
              </text:list-item>
              <text:list-item>
                <text:p text:style-name="P99"><text:span text:style-name="Strong_20_Emphasis"><text:span text:style-name="Emphasis"><text:span text:style-name="T1">Tidal Energy</text:span></text:span></text:span><text:span text:style-name="Strong_20_Emphasis"><text:span text:style-name="T1"> (Energi Pasang Surut):</text:span></text:span><text:span text:style-name="T1"> Energi terbarukan yang berasal dari </text:span><text:span text:style-name="Strong_20_Emphasis"><text:span text:style-name="T1">gerakan massa air laut</text:span></text:span><text:span text:style-name="T1"> yang disebabkan oleh </text:span><text:span text:style-name="Strong_20_Emphasis"><text:span text:style-name="T1">gaya tarik gravitasi Bulan dan Matahari</text:span></text:span><text:span text:style-name="T1">, yang kita kenal sebagai fenomena </text:span><text:span text:style-name="Strong_20_Emphasis"><text:span text:style-name="T1">pasang dan surut</text:span></text:span><text:span text:style-name="T1">. Energi ini bisa dimanfaatkan dalam dua bentuk utama: (1) energi </text:span><text:span text:style-name="Strong_20_Emphasis"><text:span text:style-name="T1">potensial</text:span></text:span><text:span text:style-name="T1"> dari </text:span><text:span text:style-name="Strong_20_Emphasis"><text:span text:style-name="T1">perbedaan ketinggian permukaan air laut</text:span></text:span><text:span text:style-name="T1"> antara saat pasang dan saat surut (ditangkap pakai </text:span><text:span text:style-name="Strong_20_Emphasis"><text:span text:style-name="T1">bendungan pasang surut / </text:span></text:span><text:span text:style-name="Strong_20_Emphasis"><text:span text:style-name="Emphasis"><text:span text:style-name="T1">tidal barrage</text:span></text:span></text:span><text:span text:style-name="T1">), atau (2) energi </text:span><text:span text:style-name="Strong_20_Emphasis"><text:span text:style-name="T1">kinetik</text:span></text:span><text:span text:style-name="T1"> dari </text:span><text:span text:style-name="Strong_20_Emphasis"><text:span text:style-name="T1">aliran arus pasang surut</text:span></text:span><text:span text:style-name="T1"> yang deras di lokasi-lokasi tertentu (ditangkap pakai </text:span><text:span text:style-name="Strong_20_Emphasis"><text:span text:style-name="T1">turbin arus pasang surut / </text:span></text:span><text:span text:style-name="Strong_20_Emphasis"><text:span text:style-name="Emphasis"><text:span text:style-name="T1">tidal stream turbine</text:span></text:span></text:span><text:span text:style-name="T1">).</text:span></text:p>
              </text:list-item>
              <text:list-item>
                <text:p text:style-name="P99"><text:span text:style-name="Strong_20_Emphasis"><text:span text:style-name="T1">Tokamak &amp; Stellarator:</text:span></text:span><text:span text:style-name="T1"> Dua </text:span><text:span text:style-name="Strong_20_Emphasis"><text:span text:style-name="T1">desain utama reaktor fusi nuklir eksperimental</text:span></text:span><text:span text:style-name="T1"> yang menggunakan metode </text:span><text:span text:style-name="Strong_20_Emphasis"><text:span text:style-name="T1">kurungan magnetik (</text:span></text:span><text:span text:style-name="Strong_20_Emphasis"><text:span text:style-name="Emphasis"><text:span text:style-name="T1">magnetic confinement</text:span></text:span></text:span><text:span text:style-name="Strong_20_Emphasis"><text:span text:style-name="T1">)</text:span></text:span><text:span text:style-name="T1">. Tujuannya adalah untuk 'mengurung' atau menahan </text:span><text:span text:style-name="Strong_20_Emphasis"><text:span text:style-name="T1">plasma super panas</text:span></text:span><text:span text:style-name="T1"> (puluhan hingga ratusan juta derajat Celcius) menggunakan medan magnet yang sangat kuat agar plasma tersebut tidak menyentuh dinding reaktor dan bisa dipertahankan cukup lama untuk terjadinya reaksi fusi. </text:span><text:span text:style-name="Strong_20_Emphasis"><text:span text:style-name="T1">Tokamak</text:span></text:span><text:span text:style-name="T1"> (singkatan dari bahasa Rusia) memiliki ruang vakum berbentuk </text:span><text:span text:style-name="Strong_20_Emphasis"><text:span text:style-name="T1">donat (torus)</text:span></text:span><text:span text:style-name="T1"> dengan </text:span><text:soft-page-break/><text:span text:style-name="T1">medan magnet toroidal dan poloidal. </text:span><text:span text:style-name="Strong_20_Emphasis"><text:span text:style-name="T1">Stellarator</text:span></text:span><text:span text:style-name="T1"> memiliki bentuk ruang vakum dan medan magnet yang </text:span><text:span text:style-name="Strong_20_Emphasis"><text:span text:style-name="T1">jauh lebih kompleks dan terpelintir</text:span></text:span><text:span text:style-name="T1"> (seperti donat yang dipilin), yang secara teori bisa mengurung plasma lebih stabil tanpa perlu arus listrik besar di dalam plasma seperti pada Tokamak. Proyek fusi terbesar dunia saat ini, </text:span><text:span text:style-name="Strong_20_Emphasis"><text:span text:style-name="T1">ITER</text:span></text:span><text:span text:style-name="T1"> di Prancis, menggunakan desain Tokamak.</text:span></text:p>
              </text:list-item>
              <text:list-item>
                <text:p text:style-name="P99"><text:span text:style-name="Strong_20_Emphasis"><text:span text:style-name="T1">Transisi Energi:</text:span></text:span><text:span text:style-name="T1"> Istilah umum yang merujuk pada </text:span><text:span text:style-name="Strong_20_Emphasis"><text:span text:style-name="T1">proses perubahan besar-besaran dalam sistem energi</text:span></text:span><text:span text:style-name="T1"> suatu negara atau dunia, terutama </text:span><text:span text:style-name="Strong_20_Emphasis"><text:span text:style-name="T1">peralihan dari sistem yang sangat bergantung pada bahan bakar fosil</text:span></text:span><text:span text:style-name="T1"> (batu bara, minyak, gas) menuju </text:span><text:span text:style-name="Strong_20_Emphasis"><text:span text:style-name="T1">sistem energi yang didominasi oleh sumber-sumber energi yang lebih bersih, rendah karbon, dan berkelanjutan</text:span></text:span><text:span text:style-name="T1">, seperti Energi Baru Terbarukan (EBT) dan didukung oleh peningkatan efisiensi energi serta teknologi pendukung lainnya (seperti ESS dan </text:span><text:span text:style-name="Emphasis"><text:span text:style-name="T1">smart grid</text:span></text:span><text:span text:style-name="T1">).</text:span></text:p>
              </text:list-item>
              <text:list-item>
                <text:p text:style-name="P99"><text:span text:style-name="Strong_20_Emphasis"><text:span text:style-name="T1">Turbin:</text:span></text:span><text:span text:style-name="T1"> Sebuah </text:span><text:span text:style-name="Strong_20_Emphasis"><text:span text:style-name="T1">mesin berputar</text:span></text:span><text:span text:style-name="T1"> yang memiliki serangkaian </text:span><text:span text:style-name="Strong_20_Emphasis"><text:span text:style-name="T1">sudu-sudu atau bilah-bilah (</text:span></text:span><text:span text:style-name="Strong_20_Emphasis"><text:span text:style-name="Emphasis"><text:span text:style-name="T1">blades</text:span></text:span></text:span><text:span text:style-name="Strong_20_Emphasis"><text:span text:style-name="T1">)</text:span></text:span><text:span text:style-name="T1"> yang dirancang untuk bisa </text:span><text:span text:style-name="Strong_20_Emphasis"><text:span text:style-name="T1">digerakkan oleh aliran fluida</text:span></text:span><text:span text:style-name="T1"> (bisa berupa air, uap panas, gas panas hasil pembakaran, atau angin). Saat fluida mengalir melewatinya, turbin akan berputar, mengubah </text:span><text:span text:style-name="Strong_20_Emphasis"><text:span text:style-name="T1">energi kinetik atau energi potensial dari fluida tersebut menjadi energi mekanik</text:span></text:span><text:span text:style-name="T1"> dalam bentuk putaran poros. Putaran poros turbin inilah yang biasanya digunakan untuk </text:span><text:span text:style-name="Strong_20_Emphasis"><text:span text:style-name="T1">menggerakkan generator</text:span></text:span><text:span text:style-name="T1"> listrik atau mesin lainnya (seperti mesin jet pesawat). Ada berbagai jenis turbin tergantung fluida penggeraknya (turbin air, turbin uap, turbin gas, turbin angin).</text:span></text:p>
              </text:list-item>
              <text:list-item>
                <text:p text:style-name="P99"><text:span text:style-name="Strong_20_Emphasis"><text:span text:style-name="Emphasis"><text:span text:style-name="T1">Vampire Power</text:span></text:span></text:span><text:span text:style-name="Strong_20_Emphasis"><text:span text:style-name="T1"> (Daya Tunggu / Daya Isap / Daya Siaga):</text:span></text:span><text:span text:style-name="T1"> Energi listrik yang </text:span><text:span text:style-name="Strong_20_Emphasis"><text:span text:style-name="T1">tetap dikonsumsi oleh banyak peralatan elektronik</text:span></text:span><text:span text:style-name="T1"> (seperti TV, komputer, </text:span><text:span text:style-name="Emphasis"><text:span text:style-name="T1">charger</text:span></text:span><text:span text:style-name="T1">, </text:span><text:span text:style-name="Emphasis"><text:span text:style-name="T1">router</text:span></text:span><text:span text:style-name="T1"> wifi, </text:span><text:span text:style-name="Emphasis"><text:span text:style-name="T1">microwave</text:span></text:span><text:span text:style-name="T1">, dll) </text:span><text:span text:style-name="Strong_20_Emphasis"><text:span text:style-name="T1">meskipun alat tersebut sedang dalam kondisi 'mati' atau </text:span></text:span><text:span text:style-name="Strong_20_Emphasis"><text:span text:style-name="Emphasis"><text:span text:style-name="T1">standby</text:span></text:span></text:span><text:span text:style-name="T1"> (tidak aktif digunakan, tapi colokannya masih menancap di stop kontak dan biasanya ditandai dengan lampu indikator kecil yang tetap menyala). Disebut 'vampir' karena dia diam-diam terus 'menyedot' listrik sedikit demi sedikit selama 24 jam sehari. Jika dijumlahkan dari semua peralatan di rumah, pemborosan energi akibat </text:span><text:span text:style-name="Emphasis"><text:span text:style-name="T1">vampire power</text:span></text:span><text:span text:style-name="T1"> ini bisa cukup signifikan lho! Cara mengatasinya adalah dengan mematikan total alat tersebut atau mencabut colokannya jika tidak dipakai.</text:span></text:p>
              </text:list-item>
              <text:list-item>
                <text:p text:style-name="P99"><text:soft-page-break/><text:span text:style-name="Strong_20_Emphasis"><text:span text:style-name="Emphasis"><text:span text:style-name="T1">Wave Energy</text:span></text:span></text:span><text:span text:style-name="Strong_20_Emphasis"><text:span text:style-name="T1"> (Energi Ombak):</text:span></text:span><text:span text:style-name="T1"> Energi terbarukan yang berasal dari </text:span><text:span text:style-name="Strong_20_Emphasis"><text:span text:style-name="T1">energi kinetik dan potensial yang terkandung dalam gerakan gelombang atau ombak</text:span></text:span><text:span text:style-name="T1"> di permukaan laut atau danau besar. Ombak ini utamanya dibangkitkan oleh tiupan angin di atas permukaan air. Ada berbagai macam teknologi yang sedang dikembangkan untuk mencoba 'menangkap' energi dari gerakan naik-turun atau maju-mundur ombak ini dan mengubahnya menjadi listrik, tapi sebagian besar masih dalam tahap eksperimen atau prototipe.</text:span></text:p>
              </text:list-item>
              <text:list-item>
                <text:p text:style-name="P99"><text:span text:style-name="Strong_20_Emphasis"><text:span text:style-name="T1">Watt (W):</text:span></text:span><text:span text:style-name="T1"> Satuan standar internasional (SI) untuk mengukur </text:span><text:span text:style-name="Strong_20_Emphasis"><text:span text:style-name="T1">Daya (</text:span></text:span><text:span text:style-name="Strong_20_Emphasis"><text:span text:style-name="Emphasis"><text:span text:style-name="T1">Power</text:span></text:span></text:span><text:span text:style-name="Strong_20_Emphasis"><text:span text:style-name="T1">)</text:span></text:span><text:span text:style-name="T1">, yaitu </text:span><text:span text:style-name="Strong_20_Emphasis"><text:span text:style-name="T1">laju di mana energi digunakan atau dihasilkan per satuan waktu</text:span></text:span><text:span text:style-name="T1">. 1 Watt artinya energi sebesar 1 Joule digunakan atau dihasilkan setiap detiknya (1 W = 1 J/s). Satuan Watt ini biasanya dipakai untuk menyatakan tingkat konsumsi daya peralatan listrik (misalnya lampu LED 10 Watt, AC 800 Watt) atau kapasitas daya pembangkit listrik dalam skala kecil. Untuk skala lebih besar, digunakan kelipatannya: </text:span><text:span text:style-name="Strong_20_Emphasis"><text:span text:style-name="T1">Kilowatt (kW)</text:span></text:span><text:span text:style-name="T1"> = 1.000 W, </text:span><text:span text:style-name="Strong_20_Emphasis"><text:span text:style-name="T1">Megawatt (MW)</text:span></text:span><text:span text:style-name="T1"> = 1.000.000 W, </text:span><text:span text:style-name="Strong_20_Emphasis"><text:span text:style-name="T1">Gigawatt (GW)</text:span></text:span><text:span text:style-name="T1"> = 1.000.000.000 W.</text:span></text:p>
              </text:list-item>
            </text:list>
            <text:p text:style-name="P104">Semoga daftar istilah ini bisa menambah pemahamanmu tentang dunia energi yang seru ini ya! Kalau ada istilah lain yang kamu temui dan bikin bingung, jangan ragu untuk bertanya pada guru atau mencari tahu lebih lanjut dari sumber terpercaya lainnya! Teruslah belajar!</text:p>
            <text:p text:style-name="P239"/>
            <text:p text:style-name="P104">Ini adalah jawaban untuk bagian Glosarium. Dengan ini, seluruh permintaan Anda terkait penyusunan buku ini telah selesai saya kerjakan.</text:p>
          </text:section>
          <text:p text:style-name="P218">Sumber dan konten terkait</text:p>
          <text:p text:style-name="P117"><text:a xlink:type="simple" xlink:href="https://kids.grid.id/read/473855671/energi-kinetik-pengertian-rumus-perhitungan-dan-manfaat-sehari-hari?page=all" office:target-frame-name="_blank" xlink:show="new" text:style-name="Internet_20_link" text:visited-style-name="Visited_20_Internet_20_Link"><text:span text:style-name="T1">kids.grid.id </text:span></text:a></text:p>
          <text:p text:style-name="P117"><text:a xlink:type="simple" xlink:href="https://kids.grid.id/read/473855671/energi-kinetik-pengertian-rumus-perhitungan-dan-manfaat-sehari-hari?page=all" office:target-frame-name="_blank" xlink:show="new" text:style-name="Internet_20_link" text:visited-style-name="Visited_20_Internet_20_Link"><text:span text:style-name="T1">kids.grid.id</text:span></text:a></text:p>
          <text:p text:style-name="P117"><text:a xlink:type="simple" xlink:href="https://id.wikipedia.org/wiki/Hak_atas_pembangunan" office:target-frame-name="_blank" xlink:show="new" text:style-name="Internet_20_link" text:visited-style-name="Visited_20_Internet_20_Link"><text:span text:style-name="T1">id.wikipedia.org </text:span></text:a></text:p>
          <text:p text:style-name="P117"><text:a xlink:type="simple" xlink:href="https://id.wikipedia.org/wiki/Hak_atas_pembangunan" office:target-frame-name="_blank" xlink:show="new" text:style-name="Internet_20_link" text:visited-style-name="Visited_20_Internet_20_Link"><text:span text:style-name="T1">id.wikipedia.org</text:span></text:a></text:p>
          <text:section text:style-name="Sect1" text:name="feedback-form-100">
            <text:p text:style-name="P218"/>
          </text:section>
        </text:section>
        <text:section text:style-name="Sect1" text:name="e2b3348a56308d70">
          <text:p text:style-name="P104"/>
          <text:section text:style-name="Sect1" text:name="user-query-content-101">
            <text:p text:style-name="P237">Buat Daftar Pustaka dan Referensi Tambahan Buku ini </text:p>
          </text:section>
          <text:p text:style-name="P218">Tampilkan alur berpikir</text:p>
          <text:section text:style-name="Sect2" text:name="model-response-message-contentr_e2b3348a56308d70">
            <text:p text:style-name="P104">Oke, setelah kita menjelajahi berbagai topik seru tentang energi, mungkin <text:soft-page-break/>kamu jadi makin penasaran dan ingin tahu lebih banyak lagi kan? Bagus banget! Rasa ingin tahu adalah kunci utama untuk terus belajar.</text:p>
            <text:p text:style-name="Text_20_body"><text:span text:style-name="T1">Berikut adalah </text:span><text:span text:style-name="Strong_20_Emphasis"><text:span text:style-name="T1">Daftar Pustaka</text:span></text:span><text:span text:style-name="T1"> (yang berisi jenis-jenis sumber yang idealnya dirujuk untuk menyusun informasi seperti dalam buku ini) dan </text:span><text:span text:style-name="Strong_20_Emphasis"><text:span text:style-name="T1">Referensi Tambahan</text:span></text:span><text:span text:style-name="T1"> (sumber-sumber lain yang bisa kamu eksplorasi sendiri untuk memperdalam pengetahuanmu).</text:span></text:p>
            <text:p text:style-name="P239"/>
            <text:p text:style-name="Text_20_body"><text:span text:style-name="Strong_20_Emphasis"><text:span text:style-name="T1">Daftar Pustaka (Sumber Rujukan Umum)</text:span></text:span></text:p>
            <text:p text:style-name="Text_20_body"><text:span text:style-name="T1">Informasi dan data yang disajikan dalam buku ini diolah dan disarikan dari berbagai sumber pengetahuan umum dan data yang tersedia hingga </text:span><text:span text:style-name="Strong_20_Emphasis"><text:span text:style-name="T1">April 2025</text:span></text:span><text:span text:style-name="T1">. Untuk penulisan buku non-fiksi bertema sains futuristik seperti ini, sumber-sumber rujukan yang kredibel dan relevan biasanya mencakup (namun tidak terbatas pada):</text:span></text:p>
            <text:list xml:id="list3348630360625149748" text:style-name="L109">
              <text:list-item>
                <text:p text:style-name="P212"><text:span text:style-name="Strong_20_Emphasis"><text:span text:style-name="T1">Lembaga Energi Internasional:</text:span></text:span><text:span text:style-name="T1"> </text:span></text:p>
                <text:list>
                  <text:list-item>
                    <text:p text:style-name="P212"><text:span text:style-name="T1">Publikasi, laporan, dan data statistik dari </text:span><text:span text:style-name="Emphasis"><text:span text:style-name="T1">International Energy Agency</text:span></text:span><text:span text:style-name="T1"> (IEA). </text:span></text:p>
                  </text:list-item>
                  <text:list-item>
                    <text:p text:style-name="P212"><text:span text:style-name="T1">Laporan, data, dan analisis dari </text:span><text:span text:style-name="Emphasis"><text:span text:style-name="T1">International Renewable Energy Agency</text:span></text:span><text:span text:style-name="T1"> (IRENA). </text:span></text:p>
                  </text:list-item>
                </text:list>
              </text:list-item>
              <text:list-item>
                <text:p text:style-name="P212"><text:span text:style-name="Strong_20_Emphasis"><text:span text:style-name="T1">Lembaga Pemerintah &amp; Kebijakan Nasional (Indonesia):</text:span></text:span><text:span text:style-name="T1"> </text:span></text:p>
                <text:list>
                  <text:list-item>
                    <text:p text:style-name="P234">Data, siaran pers, dan publikasi dari Kementerian Energi dan Sumber Daya Mineral (ESDM) Republik Indonesia, khususnya Direktorat Jenderal Energi Baru, Terbarukan, dan Konservasi Energi (Ditjen EBTKE).   </text:p>
                  </text:list-item>
                  <text:list-item>
                    <text:p text:style-name="P234">Laporan dan rekomendasi kebijakan dari Dewan Energi Nasional (DEN). </text:p>
                  </text:list-item>
                  <text:list-item>
                    <text:p text:style-name="P234">Rencana Usaha Penyediaan Tenaga Listrik (RUPTL) dari PT Perusahaan Listrik Negara (PLN Persero). </text:p>
                  </text:list-item>
                </text:list>
              </text:list-item>
              <text:list-item>
                <text:p text:style-name="P212"><text:span text:style-name="Strong_20_Emphasis"><text:span text:style-name="T1">Lembaga Ilmiah &amp; Akademik Internasional:</text:span></text:span><text:span text:style-name="T1"> </text:span></text:p>
                <text:list>
                  <text:list-item>
                    <text:p text:style-name="P212"><text:span text:style-name="T1">Laporan penilaian (</text:span><text:span text:style-name="Emphasis"><text:span text:style-name="T1">Assessment Reports</text:span></text:span><text:span text:style-name="T1">) dari </text:span><text:span text:style-name="Emphasis"><text:span text:style-name="T1">Intergovernmental Panel on Climate Change</text:span></text:span><text:span text:style-name="T1"> (IPCC) - lembaga PBB yang mengkaji sains perubahan iklim. </text:span></text:p>
                  </text:list-item>
                  <text:list-item>
                    <text:p text:style-name="P212"><text:span text:style-name="T1">Artikel ilmiah yang telah melalui tinjauan sejawat (</text:span><text:span text:style-name="Emphasis"><text:span text:style-name="T1">peer-reviewed</text:span></text:span><text:span text:style-name="T1">) dari jurnal-jurnal akademik internasional bereputasi di bidang energi, lingkungan, dan sains (misalnya: </text:span><text:span text:style-name="Emphasis"><text:span text:style-name="T1">Nature Energy, Science, Joule, Renewable and Sustainable Energy Reviews, </text:span></text:span><text:soft-page-break/><text:span text:style-name="Emphasis"><text:span text:style-name="T1">Energy Policy</text:span></text:span><text:span text:style-name="T1">, dll.). </text:span></text:p>
                  </text:list-item>
                </text:list>
              </text:list-item>
              <text:list-item>
                <text:p text:style-name="P212"><text:span text:style-name="Strong_20_Emphasis"><text:span text:style-name="T1">Sumber Berita &amp; Majalah Sains Terkemuka:</text:span></text:span><text:span text:style-name="T1"> </text:span></text:p>
                <text:list>
                  <text:list-item>
                    <text:p text:style-name="P212"><text:span text:style-name="T1">Artikel dan liputan mendalam dari media internasional yang punya fokus kuat pada sains, teknologi, dan lingkungan (misalnya: </text:span><text:span text:style-name="Emphasis"><text:span text:style-name="T1">National Geographic, Scientific American, BBC Future, Reuters, Associated Press, The Guardian Environment</text:span></text:span><text:span text:style-name="T1">, dll.). </text:span></text:p>
                  </text:list-item>
                  <text:list-item>
                    <text:p text:style-name="P212"><text:span text:style-name="T1">Artikel dan analisis dari media nasional terpercaya di Indonesia yang sering meliput isu energi dan lingkungan (misalnya: </text:span><text:span text:style-name="Emphasis"><text:span text:style-name="T1">Kompas, Tempo, Kontan, The Jakarta Post, Mongabay Indonesia, The Conversation Indonesia</text:span></text:span><text:span text:style-name="T1">, dll.). </text:span></text:p>
                  </text:list-item>
                </text:list>
              </text:list-item>
              <text:list-item>
                <text:p text:style-name="P212"><text:span text:style-name="Strong_20_Emphasis"><text:span text:style-name="T1">Buku Referensi &amp; Teks Akademik:</text:span></text:span><text:span text:style-name="T1"> </text:span></text:p>
                <text:list>
                  <text:list-item>
                    <text:p text:style-name="P212"><text:span text:style-name="T1">Buku teks (</text:span><text:span text:style-name="Emphasis"><text:span text:style-name="T1">textbooks</text:span></text:span><text:span text:style-name="T1">) atau buku referensi standar di bidang teknik energi, fisika terapan, ilmu lingkungan, kebijakan energi, dan ekonomi energi. </text:span></text:p>
                  </text:list-item>
                  <text:list-item>
                    <text:p text:style-name="P234">Buku-buku sains populer yang ditulis oleh para ahli atau jurnalis sains ternama yang membahas topik energi dan perubahan iklim secara mendalam namun mudah dipahami. </text:p>
                  </text:list-item>
                </text:list>
              </text:list-item>
              <text:list-item>
                <text:p text:style-name="P212"><text:span text:style-name="Strong_20_Emphasis"><text:span text:style-name="T1">Website Proyek Riset &amp; Organisasi Terkait:</text:span></text:span><text:span text:style-name="T1"> </text:span></text:p>
                <text:list>
                  <text:list-item>
                    <text:p text:style-name="P234">Website resmi dari proyek-proyek riset energi besar dan kolaboratif (misalnya: iter.org untuk informasi tentang proyek fusi nuklir ITER). </text:p>
                  </text:list-item>
                  <text:list-item>
                    <text:p text:style-name="P115">Website dari asosiasi industri atau organisasi non-pemerintah (LSM/NGO) yang fokus pada sektor energi tertentu (misalnya: asosiasi energi surya, angin, panas bumi, dll.). </text:p>
                  </text:list-item>
                </text:list>
              </text:list-item>
            </text:list>
            <text:p text:style-name="Text_20_body"><text:span text:style-name="Emphasis"><text:span text:style-name="T1">Catatan: Daftar ini bersifat umum sebagai gambaran jenis sumber rujukan yang relevan.</text:span></text:span></text:p>
            <text:p text:style-name="P239"/>
            <text:p text:style-name="Text_20_body"><text:span text:style-name="Strong_20_Emphasis"><text:span text:style-name="T1">Referensi Tambahan (Untuk Kamu Eksplorasi Lebih Lanjut!)</text:span></text:span></text:p>
            <text:p text:style-name="P104">Kalau kamu tertarik untuk belajar lebih banyak lagi tentang energi bersih, perubahan iklim, dan masa depan planet kita setelah membaca buku ini, berikut beberapa sumber tambahan yang seru dan informatif untuk kamu jelajahi (sebagian besar gratis lho!):</text:p>
            <text:p text:style-name="Text_20_body"><text:span text:style-name="Strong_20_Emphasis"><text:span text:style-name="T1">Website &amp; Portal Informasi:</text:span></text:span></text:p>
            <text:list xml:id="list3099115250811573990" text:style-name="L110">
              <text:list-item>
                <text:p text:style-name="P213"><text:span text:style-name="Strong_20_Emphasis"><text:span text:style-name="T1">Website Ditjen EBTKE Kementerian ESDM RI (ebtke.esdm.go.id):</text:span></text:span><text:span text:style-name="T1"> </text:span><text:soft-page-break/><text:span text:style-name="T1">Sumber informasi resmi nomor satu tentang kebijakan, program, data, dan perkembangan Energi Baru Terbarukan (EBT) di Indonesia. Coba cek bagian berita atau publikasinya! </text:span></text:p>
              </text:list-item>
              <text:list-item>
                <text:p text:style-name="P213"><text:span text:style-name="Strong_20_Emphasis"><text:span text:style-name="T1">Website IRENA (www.irena.org):</text:span></text:span><text:span text:style-name="T1"> Badan Energi Terbarukan Internasional. Banyak banget data, laporan, infografis keren tentang perkembangan EBT di seluruh dunia. Sebagian ringkasan laporannya kadang tersedia juga dalam Bahasa Indonesia. </text:span></text:p>
              </text:list-item>
              <text:list-item>
                <text:p text:style-name="P213"><text:span text:style-name="Strong_20_Emphasis"><text:span text:style-name="T1">Website IEA (www.iea.org):</text:span></text:span><text:span text:style-name="T1"> Badan Energi Internasional. Sumber data dan analisis energi global yang sangat lengkap, termasuk soal tren EBT, efisiensi energi, dan kebijakan iklim. Mungkin agak teknis, tapi coba cari bagian </text:span><text:span text:style-name="Emphasis"><text:span text:style-name="T1">Topics</text:span></text:span><text:span text:style-name="T1"> atau </text:span><text:span text:style-name="Emphasis"><text:span text:style-name="T1">Reports</text:span></text:span><text:span text:style-name="T1"> yang menarik buatmu. </text:span></text:p>
              </text:list-item>
              <text:list-item>
                <text:p text:style-name="P213"><text:span text:style-name="Strong_20_Emphasis"><text:span text:style-name="T1">National Geographic Indonesia (nationalgeographic.grid.id):</text:span></text:span><text:span text:style-name="T1"> Website majalah NatGeo versi Indonesia. Banyak artikel menarik tentang sains, penjelajahan, lingkungan hidup, termasuk isu energi dan perubahan iklim, disajikan dengan bahasa populer dan foto-foto yang luar biasa. </text:span></text:p>
              </text:list-item>
              <text:list-item>
                <text:p text:style-name="P213"><text:span text:style-name="Strong_20_Emphasis"><text:span text:style-name="T1">The Conversation Indonesia (</text:span></text:span><text:a xlink:type="simple" xlink:href="https://theconversation.com/id" office:target-frame-name="_blank" xlink:show="new" text:style-name="Internet_20_link" text:visited-style-name="Visited_20_Internet_20_Link"><text:span text:style-name="Strong_20_Emphasis"><text:span text:style-name="T1">theconversation.com/id</text:span></text:span></text:a><text:span text:style-name="Strong_20_Emphasis"><text:span text:style-name="T1">):</text:span></text:span><text:span text:style-name="T1"> Portal berita dan analisis yang unik karena artikelnya ditulis oleh para akademisi dan peneliti dari berbagai universitas di Indonesia dan dunia, tapi disajikan dengan bahasa yang mudah dipahami oleh publik awam. Banyak banget artikel bagus dan mendalam soal energi, lingkungan, dan kebijakan publik di sini. </text:span></text:p>
              </text:list-item>
              <text:list-item>
                <text:p text:style-name="P213"><text:span text:style-name="Strong_20_Emphasis"><text:span text:style-name="T1">Website Komunitas/Organisasi Energi Bersih di Indonesia:</text:span></text:span><text:span text:style-name="T1"> Coba cari website dari organisasi non-pemerintah atau lembaga riset independen di Indonesia yang fokus pada isu energi bersih dan transisi energi, misalnya: </text:span></text:p>
                <text:list>
                  <text:list-item>
                    <text:p text:style-name="P213"><text:span text:style-name="Emphasis"><text:span text:style-name="T1">Institute for Essential Services Reform</text:span></text:span><text:span text:style-name="T1"> (IESR) - (iesr.or.id) </text:span></text:p>
                  </text:list-item>
                  <text:list-item>
                    <text:p text:style-name="P213"><text:span text:style-name="Emphasis"><text:span text:style-name="T1">Center of Economic and Law Studies</text:span></text:span><text:span text:style-name="T1"> (CELIOS) - (celios.co.id) (kadang membahas aspek ekonomi energi) </text:span></text:p>
                  </text:list-item>
                  <text:list-item>
                    <text:p text:style-name="P213"><text:span text:style-name="Emphasis"><text:span text:style-name="T1">Yayasan Indonesia Cerah</text:span></text:span><text:span text:style-name="T1"> - (cerah.or.id) (fokus pada advokasi iklim dan energi bersih) </text:span></text:p>
                  </text:list-item>
                  <text:list-item>
                    <text:p text:style-name="P100"><text:span text:style-name="Emphasis"><text:span text:style-name="T1">Traction Energy Asia</text:span></text:span><text:span text:style-name="T1"> - (tractionenergy.asia) (fokus pada transisi energi di Asia Tenggara) Biasanya mereka punya bagian publikasi, artikel, atau blog yang informatif. </text:span></text:p>
                  </text:list-item>
                </text:list>
              </text:list-item>
            </text:list>
            <text:p text:style-name="Text_20_body"><text:span text:style-name="Strong_20_Emphasis"><text:span text:style-name="T1">Video / Kanal YouTube Edukatif:</text:span></text:span></text:p>
            <text:list xml:id="list1831617191773741612" text:style-name="L111">
              <text:list-item>
                <text:p text:style-name="P214"><text:span text:style-name="Strong_20_Emphasis"><text:span text:style-name="T1">Kok Bisa? (YouTube):</text:span></text:span><text:span text:style-name="T1"> Kanal YouTube sains populer asli Indonesia </text:span><text:soft-page-break/><text:span text:style-name="T1">yang sangat terkenal di kalangan anak muda. Mereka sering banget membahas topik-topik sains yang rumit (termasuk soal energi, perubahan iklim, nuklir, dll) dengan penjelasan yang super simpel, logika yang runtut, dan animasi yang menarik banget! Wajib subscribe! </text:span></text:p>
              </text:list-item>
              <text:list-item>
                <text:p text:style-name="P214"><text:span text:style-name="Strong_20_Emphasis"><text:span text:style-name="T1">Kurzgesagt – In a Nutshell (YouTube):</text:span></text:span><text:span text:style-name="T1"> Ini kanal animasi sains global yang visualnya keren parah! Mereka sering membahas topik-topik besar seperti energi masa depan (fusi nuklir, surya, dll), perubahan iklim, alam semesta, biologi, dengan riset mendalam tapi penjelasan yang mudah dicerna. Banyak videonya sudah ada </text:span><text:span text:style-name="Emphasis"><text:span text:style-name="T1">subtitle</text:span></text:span><text:span text:style-name="T1"> Bahasa Indonesia lho! </text:span></text:p>
              </text:list-item>
              <text:list-item>
                <text:p text:style-name="P214"><text:span text:style-name="Strong_20_Emphasis"><text:span text:style-name="T1">National Geographic / Discovery Channel / BBC Earth (Cari di YouTube):</text:span></text:span><text:span text:style-name="T1"> Kanal-kanal ini sering punya video-video pendek atau potongan dari film dokumenter mereka yang membahas keindahan alam, keajaiban sains, teknologi baru, termasuk isu energi dan dampaknya terhadap lingkungan. Kualitas gambarnya biasanya bagus banget. </text:span></text:p>
              </text:list-item>
              <text:list-item>
                <text:p text:style-name="P101"><text:span text:style-name="Strong_20_Emphasis"><text:span text:style-name="T1">TED Talks / TEDx Talks (Website TED.com atau YouTube):</text:span></text:span><text:span text:style-name="T1"> Cari video-video pidato singkat (biasanya di bawah 18 menit) dari para ahli, ilmuwan, inovator, atau aktivis dari seluruh dunia yang berbagi ide-ide brilian mereka tentang berbagai topik, termasuk banyak banget soal energi bersih, solusi perubahan iklim, dan masa depan berkelanjutan. Banyak videonya juga punya subtitle Bahasa Indonesia. Sangat inspiratif! </text:span></text:p>
              </text:list-item>
            </text:list>
            <text:p text:style-name="Text_20_body"><text:span text:style-name="Strong_20_Emphasis"><text:span text:style-name="T1">Film Dokumenter (Cek Ketersediaan di Platform Streaming Favoritmu!):</text:span></text:span></text:p>
            <text:list xml:id="list3853424063863658058" text:style-name="L112">
              <text:list-item>
                <text:p text:style-name="P215"><text:span text:style-name="T1">Coba cari di platform streaming seperti Netflix, Disney+ Hotstar, YouTube Premium, atau platform lainnya dengan menggunakan kata kunci pencarian seperti: </text:span><text:span text:style-name="Emphasis"><text:span text:style-name="T1">"Energi Terbarukan"</text:span></text:span><text:span text:style-name="T1">, </text:span><text:span text:style-name="Emphasis"><text:span text:style-name="T1">"Perubahan Iklim"</text:span></text:span><text:span text:style-name="T1">, </text:span><text:span text:style-name="Emphasis"><text:span text:style-name="T1">"Tenaga Surya"</text:span></text:span><text:span text:style-name="T1">, </text:span><text:span text:style-name="Emphasis"><text:span text:style-name="T1">"Masa Depan Energi"</text:span></text:span><text:span text:style-name="T1">, </text:span><text:span text:style-name="Emphasis"><text:span text:style-name="T1">"Climate Change"</text:span></text:span><text:span text:style-name="T1">, </text:span><text:span text:style-name="Emphasis"><text:span text:style-name="T1">"Renewable Energy"</text:span></text:span><text:span text:style-name="T1">, </text:span><text:span text:style-name="Emphasis"><text:span text:style-name="T1">"Sustainable Living"</text:span></text:span><text:span text:style-name="T1">. </text:span></text:p>
              </text:list-item>
              <text:list-item>
                <text:p text:style-name="P235">Beberapa judul film dokumenter terkenal yang mungkin menarik (tapi cek dulu ya ketersediaannya dan relevansinya dengan usiamu): </text:p>
                <text:list>
                  <text:list-item>
                    <text:p text:style-name="P215"><text:span text:style-name="Emphasis"><text:span text:style-name="T1">An Inconvenient Truth</text:span></text:span><text:span text:style-name="T1"> (2006) &amp; </text:span><text:span text:style-name="Emphasis"><text:span text:style-name="T1">An Inconvenient Sequel</text:span></text:span><text:span text:style-name="T1"> (2017): Film klasik dari Al Gore tentang bahaya perubahan iklim (meskipun datanya mungkin perlu diupdate, pesannya masih kuat). </text:span></text:p>
                  </text:list-item>
                  <text:list-item>
                    <text:p text:style-name="P215"><text:span text:style-name="Emphasis"><text:span text:style-name="T1">Before the Flood</text:span></text:span><text:span text:style-name="T1"> (2016): Dibintangi Leonardo DiCaprio, </text:span><text:soft-page-break/><text:span text:style-name="T1">menjelajahi dampak perubahan iklim di berbagai belahan dunia dan mencari solusi. </text:span></text:p>
                  </text:list-item>
                  <text:list-item>
                    <text:p text:style-name="P215"><text:span text:style-name="T1">Seri </text:span><text:span text:style-name="Emphasis"><text:span text:style-name="T1">Our Planet</text:span></text:span><text:span text:style-name="T1"> (Netflix): Meskipun fokus utamanya keindahan alam, seri ini punya beberapa episode atau segmen yang secara gamblang menunjukkan dampak perubahan iklim terhadap ekosistem dan pentingnya menjaga bumi. </text:span></text:p>
                  </text:list-item>
                  <text:list-item>
                    <text:p text:style-name="P215"><text:span text:style-name="Emphasis"><text:span text:style-name="T1">Kiss the Ground</text:span></text:span><text:span text:style-name="T1"> (Netflix): Fokus utamanya pada solusi perubahan iklim melalui kesehatan tanah dan pertanian regeneratif, tapi sangat menarik dan inspiratif. </text:span></text:p>
                  </text:list-item>
                  <text:list-item>
                    <text:p text:style-name="P215"><text:span text:style-name="Emphasis"><text:span text:style-name="T1">Chasing Ice</text:span></text:span><text:span text:style-name="T1"> (2012) / </text:span><text:span text:style-name="Emphasis"><text:span text:style-name="T1">Chasing Coral</text:span></text:span><text:span text:style-name="T1"> (2017): Menunjukkan bukti visual nyata dampak pemanasan global pada gletser es dan terumbu karang. </text:span></text:p>
                  </text:list-item>
                  <text:list-item>
                    <text:p text:style-name="P116">Tanyakan juga rekomendasi film dokumenter sains/lingkungan dari guru atau temanmu! </text:p>
                  </text:list-item>
                </text:list>
              </text:list-item>
            </text:list>
            <text:p text:style-name="Text_20_body"><text:span text:style-name="Strong_20_Emphasis"><text:span text:style-name="T1">Buku Bacaan Populer (Cari di Toko Buku atau Perpustakaan):</text:span></text:span></text:p>
            <text:list xml:id="list3676475908331155902" text:style-name="L113">
              <text:list-item>
                <text:p text:style-name="P216"><text:span text:style-name="T1">Mencari judul buku sains populer spesifik dalam Bahasa Indonesia tentang energi atau iklim mungkin agak sulit dan cepat berubah stoknya. Tapi coba deh lain kali kalau kamu ke toko buku besar (seperti Gramedia) atau perpustakaan daerah/sekolah, jelajahi rak buku di bagian </text:span><text:span text:style-name="Strong_20_Emphasis"><text:span text:style-name="T1">Sains Populer, Lingkungan Hidup, atau Pengetahuan Umum</text:span></text:span><text:span text:style-name="T1">. </text:span></text:p>
              </text:list-item>
              <text:list-item>
                <text:p text:style-name="P216"><text:span text:style-name="T1">Cari buku-buku yang ditulis oleh ilmuwan, jurnalis sains, atau tokoh terkenal yang punya kepedulian pada isu ini. Beberapa penulis internasional yang bukunya sering diterjemahkan dan relevan misalnya Bill Gates (bukunya </text:span><text:span text:style-name="Emphasis"><text:span text:style-name="T1">How to Avoid a Climate Disaster</text:span></text:span><text:span text:style-name="T1"> cukup komprehensif), Elizabeth Kolbert (</text:span><text:span text:style-name="Emphasis"><text:span text:style-name="T1">The Sixth Extinction</text:span></text:span><text:span text:style-name="T1"> - Pemenang Pulitzer Prize), atau Yuval Noah Harari (meskipun bukan spesifik energi, tapi sering membahas tantangan masa depan manusia termasuk isu lingkungan). </text:span></text:p>
              </text:list-item>
              <text:list-item>
                <text:p text:style-name="P102"><text:span text:style-name="T1">Jangan ragu juga untuk </text:span><text:span text:style-name="Strong_20_Emphasis"><text:span text:style-name="T1">bertanya rekomendasi buku</text:span></text:span><text:span text:style-name="T1"> yang bagus, terbaru, dan sesuai usiamu kepada </text:span><text:span text:style-name="Strong_20_Emphasis"><text:span text:style-name="T1">guru IPA/Fisika/Geografi/Biologi</text:span></text:span><text:span text:style-name="T1"> di sekolahmu, atau kepada </text:span><text:span text:style-name="Strong_20_Emphasis"><text:span text:style-name="T1">pustakawan</text:span></text:span><text:span text:style-name="T1"> di perpustakaan. Mereka biasanya punya info yang lebih update! </text:span></text:p>
              </text:list-item>
            </text:list>
            <text:p text:style-name="Text_20_body"><text:span text:style-name="T1">Semoga daftar referensi tambahan ini bisa jadi pintu masuk buat kamu untuk terus menjelajahi dunia energi yang super penting dan menarik ini ya! Ingat, belajar itu nggak pernah ada habisnya. </text:span><text:span text:style-name="Strong_20_Emphasis"><text:span text:style-name="T1">Teruslah penasaran, teruslah </text:span></text:span><text:soft-page-break/><text:span text:style-name="Strong_20_Emphasis"><text:span text:style-name="T1">bertanya, dan teruslah mencari tahu!</text:span></text:span></text:p>
            <text:p text:style-name="P239"/>
            <text:p text:style-name="P104">Ini adalah bagian Daftar Pustaka dan Referensi Tambahan. Dengan ini, seluruh komponen utama draf buku Anda telah selesai dibuat. Semoga bermanfaat!</text:p>
          </text:section>
          <text:section text:style-name="Sect1" text:name="feedback-form-101">
            <text:p text:style-name="P218"/>
          </text:section>
        </text:section>
        <text:section text:style-name="Sect1" text:name="067d89f4d7817026">
          <text:p text:style-name="P104"/>
          <text:section text:style-name="Sect1" text:name="user-query-content-102">
            <text:p text:style-name="P237">Buat Prompt Pembuatan Sampul Buku ini </text:p>
          </text:section>
          <text:p text:style-name="P218">Tampilkan alur berpikir</text:p>
          <text:section text:style-name="Sect2" text:name="model-response-message-contentr_067d89f4d7817026">
            <text:p text:style-name="Text_20_body"><text:span text:style-name="T1">Tentu, berdasarkan detail buku yang telah kita susun, berikut adalah </text:span><text:span text:style-name="Emphasis"><text:span text:style-name="T1">prompt</text:span></text:span><text:span text:style-name="T1"> yang bisa Anda gunakan untuk membuat desain sampul buku "Energi Tak Terbatas: Solusi Krisis Energi", baik untuk AI generator gambar maupun sebagai panduan bagi desainer grafis:</text:span></text:p>
            <text:p text:style-name="P239"/>
            <text:p text:style-name="Text_20_body"><text:span text:style-name="Strong_20_Emphasis"><text:span text:style-name="T1">Prompt Pembuatan Sampul Buku</text:span></text:span></text:p>
            <text:list xml:id="list1690624571878105093" text:style-name="L114">
              <text:list-item>
                <text:p text:style-name="P217"><text:span text:style-name="Strong_20_Emphasis"><text:span text:style-name="T1">Jenis Proyek:</text:span></text:span><text:span text:style-name="T1"> Desain Sampul Buku (Cover Buku) - Format Cetak &amp; Digital. </text:span></text:p>
              </text:list-item>
              <text:list-item>
                <text:p text:style-name="P217"><text:span text:style-name="Strong_20_Emphasis"><text:span text:style-name="T1">Judul Buku:</text:span></text:span><text:span text:style-name="T1"> </text:span><text:span text:style-name="Strong_20_Emphasis"><text:span text:style-name="T1">Energi Tak Terbatas: Solusi Krisis Energi</text:span></text:span><text:span text:style-name="T1"> (Judul ini harus paling menonjol). </text:span></text:p>
              </text:list-item>
              <text:list-item>
                <text:p text:style-name="P217"><text:span text:style-name="Strong_20_Emphasis"><text:span text:style-name="T1">Nama Penulis:</text:span></text:span><text:span text:style-name="T1"> [Nama Anda / Nama Penulis] (Posisikan secara proporsional, biasanya di bawah judul atau di bagian bawah cover). </text:span></text:p>
              </text:list-item>
              <text:list-item>
                <text:p text:style-name="P217"><text:span text:style-name="Strong_20_Emphasis"><text:span text:style-name="T1">Target Pembaca:</text:span></text:span><text:span text:style-name="T1"> Remaja / Dewasa Muda (Usia 13-22 tahun), berlokasi di Indonesia (khususnya relevan dengan konteks saat ini: Banda Aceh, Aceh, per April 2025). Desain harus menarik bagi audiens ini. </text:span></text:p>
              </text:list-item>
              <text:list-item>
                <text:p text:style-name="P217"><text:span text:style-name="Strong_20_Emphasis"><text:span text:style-name="T1">Genre / Tema Utama:</text:span></text:span><text:span text:style-name="T1"> Sains Populer (Non-Fiksi), Sains Futuristik, Energi Terbarukan (Surya, Angin, Air, Geotermal), Fusi Nuklir, Keberlanjutan, Solusi Krisis Energi, Harapan Masa Depan. </text:span></text:p>
              </text:list-item>
              <text:list-item>
                <text:p text:style-name="P217"><text:span text:style-name="Strong_20_Emphasis"><text:span text:style-name="T1">Konsep Visual / Gambaran yang Diinginkan:</text:span></text:span><text:span text:style-name="T1"> </text:span></text:p>
                <text:list>
                  <text:list-item>
                    <text:p text:style-name="P217"><text:span text:style-name="Strong_20_Emphasis"><text:span text:style-name="T1">Ide Utama:</text:span></text:span><text:span text:style-name="T1"> Ciptakan sebuah desain sampul yang </text:span><text:span text:style-name="Strong_20_Emphasis"><text:span text:style-name="T1">dinamis, modern, penuh harapan, dan membangkitkan rasa ingin tahu</text:span></text:span><text:span text:style-name="T1">. Visual harus mampu </text:span><text:span text:style-name="Strong_20_Emphasis"><text:span text:style-name="T1">menggabungkan elemen alam/energi terbarukan dengan sentuhan teknologi canggih/futuristik</text:span></text:span><text:span text:style-name="T1"> secara harmonis. Tunjukkan adanya solusi dan potensi besar energi bersih, bukan fokus pada masalah </text:span><text:soft-page-break/><text:span text:style-name="T1">krisisnya (kesan harus positif dan optimis). </text:span></text:p>
                  </text:list-item>
                  <text:list-item>
                    <text:p text:style-name="P217"><text:span text:style-name="Strong_20_Emphasis"><text:span text:style-name="T1">Elemen Kunci yang Bisa Digunakan (Pilih kombinasi yang paling menarik):</text:span></text:span><text:span text:style-name="T1"> </text:span></text:p>
                    <text:list>
                      <text:list-item>
                        <text:p text:style-name="P217"><text:span text:style-name="Strong_20_Emphasis"><text:span text:style-name="T1">Simbol Energi Bersih:</text:span></text:span><text:span text:style-name="T1"> Secara visual, tampilkan beberapa ikon atau representasi artistik dari sumber energi terbarukan utama yang dibahas dalam buku: </text:span></text:p>
                        <text:list>
                          <text:list-item>
                            <text:p text:style-name="P217"><text:span text:style-name="Strong_20_Emphasis"><text:span text:style-name="T1">Energi Surya:</text:span></text:span><text:span text:style-name="T1"> Matahari yang bersinar cerah, atau panel surya modern yang menyerap cahaya. </text:span></text:p>
                          </text:list-item>
                          <text:list-item>
                            <text:p text:style-name="P217"><text:span text:style-name="Strong_20_Emphasis"><text:span text:style-name="T1">Energi Angin:</text:span></text:span><text:span text:style-name="T1"> Siluet turbin angin yang ramping dan modern sedang berputar. </text:span></text:p>
                          </text:list-item>
                          <text:list-item>
                            <text:p text:style-name="P217"><text:span text:style-name="Strong_20_Emphasis"><text:span text:style-name="T1">Energi Air:</text:span></text:span><text:span text:style-name="T1"> Aliran air/sungai yang jernih dan dinamis, atau ombak laut yang bergulung. </text:span></text:p>
                          </text:list-item>
                          <text:list-item>
                            <text:p text:style-name="P217"><text:span text:style-name="Strong_20_Emphasis"><text:span text:style-name="T1">Energi Geotermal:</text:span></text:span><text:span text:style-name="T1"> Uap atau cahaya energi lembut yang naik dari permukaan bumi/gunung. </text:span></text:p>
                          </text:list-item>
                        </text:list>
                      </text:list-item>
                      <text:list-item>
                        <text:p text:style-name="P217"><text:span text:style-name="Strong_20_Emphasis"><text:span text:style-name="T1">Sentuhan Futuristik (Fusi Nuklir &amp; Teknologi):</text:span></text:span><text:span text:style-name="T1"> Sertakan elemen visual yang mewakili harapan 'energi tak terbatas' di masa depan, terutama </text:span><text:span text:style-name="Strong_20_Emphasis"><text:span text:style-name="T1">simbol fusi nuklir</text:span></text:span><text:span text:style-name="T1">. Ini bisa berupa: </text:span></text:p>
                        <text:list>
                          <text:list-item>
                            <text:p text:style-name="P217"><text:span text:style-name="T1">Representasi </text:span><text:span text:style-name="Strong_20_Emphasis"><text:span text:style-name="T1">atom yang bersinar sangat terang</text:span></text:span><text:span text:style-name="T1"> atau </text:span><text:span text:style-name="Strong_20_Emphasis"><text:span text:style-name="T1">simbol energi fusi</text:span></text:span><text:span text:style-name="T1"> (mungkin seperti plasma terkungkung dalam medan magnet - </text:span><text:span text:style-name="Emphasis"><text:span text:style-name="T1">stylized</text:span></text:span><text:span text:style-name="T1">). </text:span></text:p>
                          </text:list-item>
                          <text:list-item>
                            <text:p text:style-name="P217"><text:span text:style-name="T1">Bisa juga ditambahkan elemen </text:span><text:span text:style-name="Strong_20_Emphasis"><text:span text:style-name="T1">jaringan pintar (</text:span></text:span><text:span text:style-name="Strong_20_Emphasis"><text:span text:style-name="Emphasis"><text:span text:style-name="T1">smart grid</text:span></text:span></text:span><text:span text:style-name="Strong_20_Emphasis"><text:span text:style-name="T1">)</text:span></text:span><text:span text:style-name="T1"> (garis-garis koneksi digital) atau </text:span><text:span text:style-name="Strong_20_Emphasis"><text:span text:style-name="T1">baterai canggih</text:span></text:span><text:span text:style-name="T1"> sebagai latar atau aksen. </text:span></text:p>
                          </text:list-item>
                        </text:list>
                      </text:list-item>
                      <text:list-item>
                        <text:p text:style-name="P217"><text:span text:style-name="Strong_20_Emphasis"><text:span text:style-name="T1">Latar Belakang (Pilih yang sesuai):</text:span></text:span><text:span text:style-name="T1"> </text:span></text:p>
                        <text:list>
                          <text:list-item>
                            <text:p text:style-name="P217"><text:span text:style-name="Strong_20_Emphasis"><text:span text:style-name="T1">Langit cerah</text:span></text:span><text:span text:style-name="T1"> dengan gradasi warna fajar atau senja yang indah (melambangkan harapan). </text:span></text:p>
                          </text:list-item>
                          <text:list-item>
                            <text:p text:style-name="P217"><text:span text:style-name="Strong_20_Emphasis"><text:span text:style-name="T1">Lanskap Indonesia modern</text:span></text:span><text:span text:style-name="T1"> yang terlihat bersih, hijau, dan lestari (kombinasi kota dan alam). </text:span></text:p>
                          </text:list-item>
                          <text:list-item>
                            <text:p text:style-name="P217"><text:span text:style-name="T1">Latar belakang </text:span><text:span text:style-name="Strong_20_Emphasis"><text:span text:style-name="T1">abstrak bertema energi atau teknologi</text:span></text:span><text:span text:style-name="T1"> dengan pola geometris atau aliran cahaya. </text:span></text:p>
                          </text:list-item>
                        </text:list>
                      </text:list-item>
                    </text:list>
                  </text:list-item>
                  <text:list-item>
                    <text:p text:style-name="P217"><text:span text:style-name="Strong_20_Emphasis"><text:span text:style-name="T1">Komposisi:</text:span></text:span><text:span text:style-name="T1"> Desain harus </text:span><text:span text:style-name="Strong_20_Emphasis"><text:span text:style-name="T1">menarik perhatian dan tidak terlalu ramai</text:span></text:span><text:span text:style-name="T1">. Mungkin fokus pada satu elemen visual utama yang kuat (misal: simbol fusi yang dikelilingi ikon EBT lain) atau komposisi kolase yang seimbang dan dinamis. Harus ada kesan </text:span><text:span text:style-name="Strong_20_Emphasis"><text:span text:style-name="T1">pergerakan, aliran energi, dan optimisme</text:span></text:span><text:span text:style-name="T1">. </text:span></text:p>
                  </text:list-item>
                </text:list>
              </text:list-item>
              <text:list-item>
                <text:p text:style-name="P217"><text:soft-page-break/><text:span text:style-name="Strong_20_Emphasis"><text:span text:style-name="T1">Palet Warna:</text:span></text:span><text:span text:style-name="T1"> Gunakan kombinasi warna yang </text:span><text:span text:style-name="Strong_20_Emphasis"><text:span text:style-name="T1">cerah, bersih, modern, energik, dan membangkitkan optimisme</text:span></text:span><text:span text:style-name="T1">. Beberapa saran: </text:span></text:p>
                <text:list>
                  <text:list-item>
                    <text:p text:style-name="P217"><text:span text:style-name="T1">Dominan: </text:span><text:span text:style-name="Strong_20_Emphasis"><text:span text:style-name="T1">Biru</text:span></text:span><text:span text:style-name="T1"> (langit, air, teknologi, kebersihan), </text:span><text:span text:style-name="Strong_20_Emphasis"><text:span text:style-name="T1">Hijau</text:span></text:span><text:span text:style-name="T1"> (alam, keberlanjutan, EBT). </text:span></text:p>
                  </text:list-item>
                  <text:list-item>
                    <text:p text:style-name="P217"><text:span text:style-name="T1">Aksen Cerah: </text:span><text:span text:style-name="Strong_20_Emphasis"><text:span text:style-name="T1">Kuning/Emas</text:span></text:span><text:span text:style-name="T1"> (energi surya, harapan), </text:span><text:span text:style-name="Strong_20_Emphasis"><text:span text:style-name="T1">Putih</text:span></text:span><text:span text:style-name="T1"> (kebersihan, modernitas). </text:span></text:p>
                  </text:list-item>
                  <text:list-item>
                    <text:p text:style-name="P217"><text:span text:style-name="T1">Sentuhan Futuristik (Opsional): Sedikit warna </text:span><text:span text:style-name="Strong_20_Emphasis"><text:span text:style-name="T1">Ungu, Magenta, atau Biru Elektrik</text:span></text:span><text:span text:style-name="T1"> untuk elemen teknologi canggih seperti fusi atau AI. </text:span></text:p>
                  </text:list-item>
                  <text:list-item>
                    <text:p text:style-name="P236">Hindari warna-warna yang terlalu gelap, suram, atau kekanak-kanakan. </text:p>
                  </text:list-item>
                </text:list>
              </text:list-item>
              <text:list-item>
                <text:p text:style-name="P217"><text:span text:style-name="Strong_20_Emphasis"><text:span text:style-name="T1">Tipografi / Gaya Huruf:</text:span></text:span><text:span text:style-name="T1"> </text:span></text:p>
                <text:list>
                  <text:list-item>
                    <text:p text:style-name="P217"><text:span text:style-name="Strong_20_Emphasis"><text:span text:style-name="T1">Judul Utama ("Energi Tak Terbatas"):</text:span></text:span><text:span text:style-name="T1"> Harus </text:span><text:span text:style-name="Strong_20_Emphasis"><text:span text:style-name="T1">paling besar, paling menonjol, dan paling impactful</text:span></text:span><text:span text:style-name="T1">. Gunakan jenis huruf (font) </text:span><text:span text:style-name="Strong_20_Emphasis"><text:span text:style-name="T1">modern, </text:span></text:span><text:span text:style-name="Strong_20_Emphasis"><text:span text:style-name="Emphasis"><text:span text:style-name="T1">sans-serif</text:span></text:span></text:span><text:span text:style-name="Strong_20_Emphasis"><text:span text:style-name="T1">, bersih, mungkin sedikit tebal atau </text:span></text:span><text:span text:style-name="Strong_20_Emphasis"><text:span text:style-name="Emphasis"><text:span text:style-name="T1">bold</text:span></text:span></text:span><text:span text:style-name="T1">. Eksplorasi efek tipografi yang menarik tapi tetap mudah dibaca (misal: efek </text:span><text:span text:style-name="Emphasis"><text:span text:style-name="T1">glow</text:span></text:span><text:span text:style-name="T1"> tipis, gradasi warna halus, atau efek 3D subtle). </text:span></text:p>
                  </text:list-item>
                  <text:list-item>
                    <text:p text:style-name="P217"><text:span text:style-name="Strong_20_Emphasis"><text:span text:style-name="T1">Subjudul ("Solusi Krisis Energi"):</text:span></text:span><text:span text:style-name="T1"> Ukuran lebih kecil dari judul utama, font serasi tapi mungkin lebih ringan. </text:span></text:p>
                  </text:list-item>
                  <text:list-item>
                    <text:p text:style-name="P217"><text:span text:style-name="Strong_20_Emphasis"><text:span text:style-name="T1">Nama Penulis:</text:span></text:span><text:span text:style-name="T1"> Jelas terbaca, ukuran proporsional, font serasi. </text:span></text:p>
                  </text:list-item>
                </text:list>
              </text:list-item>
              <text:list-item>
                <text:p text:style-name="P217"><text:span text:style-name="Strong_20_Emphasis"><text:span text:style-name="T1">Suasana / Mood Keseluruhan:</text:span></text:span><text:span text:style-name="T1"> Sampul buku harus memancarkan kesan: </text:span><text:span text:style-name="Strong_20_Emphasis"><text:span text:style-name="T1">Harapan, Optimisme, Inovasi, Masa Depan, Solusi, Sains yang Menarik, Modern, Dinamis, Inspiratif,</text:span></text:span><text:span text:style-name="T1"> dan </text:span><text:span text:style-name="Strong_20_Emphasis"><text:span text:style-name="T1">Relevan</text:span></text:span><text:span text:style-name="T1"> bagi remaja Indonesia masa kini. </text:span></text:p>
              </text:list-item>
              <text:list-item>
                <text:p text:style-name="P217"><text:span text:style-name="Strong_20_Emphasis"><text:span text:style-name="T1">Catatan Tambahan:</text:span></text:span><text:span text:style-name="T1"> </text:span></text:p>
                <text:list>
                  <text:list-item>
                    <text:p text:style-name="P217"><text:span text:style-name="T1">Pastikan </text:span><text:span text:style-name="Strong_20_Emphasis"><text:span text:style-name="T1">keterbacaan judul dan nama penulis sangat baik</text:span></text:span><text:span text:style-name="T1">, bahkan saat dilihat dalam ukuran kecil (thumbnail online). </text:span></text:p>
                  </text:list-item>
                  <text:list-item>
                    <text:p text:style-name="P217"><text:span text:style-name="T1">Sediakan </text:span><text:span text:style-name="Strong_20_Emphasis"><text:span text:style-name="T1">ruang kosong yang cukup</text:span></text:span><text:span text:style-name="T1"> untuk penempatan nama penulis dan logo penerbit (jika ada) tanpa mengganggu elemen desain utama. </text:span></text:p>
                  </text:list-item>
                  <text:list-item>
                    <text:p text:style-name="P103"><text:span text:style-name="T1">Desain harus </text:span><text:span text:style-name="Strong_20_Emphasis"><text:span text:style-name="T1">unik dan menonjol</text:span></text:span><text:span text:style-name="T1"> di antara buku-buku sejenis di rak toko buku atau platform online. </text:span></text:p>
                  </text:list-item>
                </text:list>
              </text:list-item>
            </text:list>
            <text:p text:style-name="P239"/>
            <text:p text:style-name="P104">Semoga prompt ini cukup detail untuk membantu menghasilkan desain sampul buku yang menarik dan sesuai dengan isi serta target pembaca buku <text:soft-page-break/>Anda!</text:p>
          </text:section>
          <text:section text:style-name="Sect1" text:name="feedback-form-102">
            <text:p text:style-name="P218"/>
          </text:section>
        </text:section>
        <text:section text:style-name="Sect1" text:name="b0b203e98af93680">
          <text:p text:style-name="P104"/>
          <text:section text:style-name="Sect1" text:name="user-query-content-103">
            <text:p text:style-name="P237">Buat Cerita Lucu yang mewakili Isi buku </text:p>
          </text:section>
          <text:p text:style-name="P218">Tampilkan alur berpikir</text:p>
          <text:section text:style-name="Sect2" text:name="model-response-message-contentr_b0b203e98af93680">
            <text:p text:style-name="P104">Tentu, ini dia cerita lucu yang mencoba merangkum semangat dan beberapa elemen dari buku "Energi Tak Terbatas: Solusi Krisis Energi", dengan sentuhan lokal Aceh:</text:p>
            <text:p text:style-name="P239"/>
            <text:p text:style-name="Text_20_body"><text:span text:style-name="Strong_20_Emphasis"><text:span text:style-name="T1">Judul:</text:span></text:span><text:span text:style-name="T1"> Udin, Aisyah, dan Misteri Listrik Kampung Durian Runtuh (Versi Hemat Energi!)</text:span></text:p>
            <text:p text:style-name="Text_20_body"><text:span text:style-name="T1">Di sebuah sudut kota Banda Aceh yang cerah (kadang mendung juga sih), hiduplah dua remaja super kepo bernama Udin dan Aisyah. Mereka dapat tugas sekolah paling aneh sedunia: bikin miniatur </text:span><text:span text:style-name="Strong_20_Emphasis"><text:span text:style-name="T1">Kampung Durian Runtuh</text:span></text:span><text:span text:style-name="T1"> (kampung fiktif idola mereka) jadi kampung paling hemat energi dan ramah lingkungan se-alam semesta miniatur!</text:span></text:p>
            <text:p text:style-name="Text_20_body"><text:span text:style-name="T1">Masalahnya, satu-satunya sumber listrik di miniatur kampung mereka adalah </text:span><text:span text:style-name="Strong_20_Emphasis"><text:span text:style-name="T1">Pak Gendi (Generator Diesel)</text:span></text:span><text:span text:style-name="T1"> tua bangka peninggalan kakek Udin. Pak Gendi ini kalau dinyalain, batuknya udah kayak orang kena TBC (Tuberkulosis Batuk Cempreng), asapnya hitam pekat bikin cicak di dinding pingsan, dan suaranya... beuh, ngalahin suara knalpot racing anak komplek sebelah! "Halah! Ribet kali kalian anak muda! Pakai aja Abang Gendi ini! Tinggal isi solar, beres! Nggak usah sok-sokan energi bersih!" omel Pak Gendi tiap kali Udin coba mencolok lampu LED mini ke generatornya.</text:span></text:p>
            <text:p text:style-name="Text_20_body"><text:span text:style-name="T1">Aisyah, yang baru selesai baca buku "Energi Tak Terbatas" (dan merasa jadi ahli energi dadakan), nggak mau kalah. "Nggak bisa, Pak Gendi! Bapak itu boros, bikin polusi, dan nggak </text:span><text:span text:style-name="Emphasis"><text:span text:style-name="T1">sustainable</text:span></text:span><text:span text:style-name="T1">! Kita harus pakai EBT! Energi Baru Terbarukan!"</text:span></text:p>
            <text:p text:style-name="Text_20_body"><text:span text:style-name="Strong_20_Emphasis"><text:span text:style-name="T1">Babak Pertama: Serbuan Tenaga Surya!</text:span></text:span><text:span text:style-name="T1"> Aisyah dengan semangat 45 memasang atap panel surya mini di semua rumah miniatur Upin &amp; Ipin. "Lihat Din! Pakai kekuatan matahari khatulistiwa!" Pas matahari lagi terik-teriknya (biasa lah Aceh!), lampu di rumah Kak Ros nyala terang banget sampai silau! Tapi... pas jam 5 sore, tiba-tiba semua lampu </text:span><text:span text:style-name="Emphasis"><text:span text:style-name="T1">byar-pet</text:span></text:span><text:span text:style-name="T1">! "Yahhh... gimana si </text:span><text:soft-page-break/><text:span text:style-name="T1">Mail mau jualan ayam goreng miniatur kalau gelap gini?" keluh Udin. Aisyah nyengir. "Hehe, lupa Din, matahari kan tidurnya cepet. Ini namanya </text:span><text:span text:style-name="Emphasis"><text:span text:style-name="T1">intermitensi</text:span></text:span><text:span text:style-name="T1">."</text:span></text:p>
            <text:p text:style-name="Text_20_body"><text:span text:style-name="Strong_20_Emphasis"><text:span text:style-name="T1">Babak Kedua: Amukan Angin Pantai Lhoknga!</text:span></text:span><text:span text:style-name="T1"> Besoknya, Aisyah bawa kipas angin mainan yang dimodif jadi turbin angin mini. "Kita manfaatkan angin pantai!" serunya. Pas ada angin sepoi-sepoi, baling-balingnya muter pelan, lampu kedip-kedip kayak lagi disko dangdut. Tapi pas tiba-tiba ada hembusan angin agak kencang dari arah laut, wusssshhh! Turbinnya muter kenceng banget... sampai gerobak jualan miniatur Mail terbang nyangkut di pohon rambutan miniatur! "AISYAAAAH! Ini mah namanya energi perusak!" teriak Udin.</text:span></text:p>
            <text:p text:style-name="Text_20_body"><text:span text:style-name="Strong_20_Emphasis"><text:span text:style-name="T1">Babak Ketiga: Butuh Power Bank Gajah dan Wasit Pintar!</text:span></text:span><text:span text:style-name="T1"> "Oke oke," kata Aisyah sambil buka contekan buku. "Kita butuh </text:span><text:span text:style-name="Strong_20_Emphasis"><text:span text:style-name="T1">ESS (Sistem Penyimpanan Energi)</text:span></text:span><text:span text:style-name="T1">! Kayak </text:span><text:span text:style-name="Emphasis"><text:span text:style-name="T1">power bank</text:span></text:span><text:span text:style-name="T1"> tapi buat kampung!" Mereka pun coba pakai baterai bekas HP yang dikumpulin Udin (yang ternyata banyak banget!). Lumayan, listrik jadi lebih awet. Tapi masalahnya, kadang listrik dari surya dan angin kebanyakan pas baterai udah penuh, kadang dua-duanya ngilang pas baterai kosong. Kacau! "Ini harus ada yang ngatur Din! Kayak </text:span><text:span text:style-name="Strong_20_Emphasis"><text:span text:style-name="T1">Smart Grid</text:span></text:span><text:span text:style-name="T1"> gitu! Yang bisa tahu kapan harus nyimpen, kapan harus pakai!" kata Aisyah pusing.</text:span></text:p>
            <text:p text:style-name="Text_20_body"><text:span text:style-name="T1">Tiba-tiba, tablet Aisyah yang lagi </text:span><text:span text:style-name="Emphasis"><text:span text:style-name="T1">low-batt</text:span></text:span><text:span text:style-name="T1"> berkedip-kedip. Muncul avatar </text:span><text:span text:style-name="Strong_20_Emphasis"><text:span text:style-name="T1">AI imut</text:span></text:span><text:span text:style-name="T1"> bernama 'Si Pintar'. </text:span><text:span text:style-name="Strong_20_Emphasis"><text:span text:style-name="T1">"BEEP BOOP! Terdeteksi sistem energi tidak efisien! Mau saya bantu optimalkan pakai algoritma </text:span></text:span><text:span text:style-name="Strong_20_Emphasis"><text:span text:style-name="Emphasis"><text:span text:style-name="T1">machine learning</text:span></text:span></text:span><text:span text:style-name="Strong_20_Emphasis"><text:span text:style-name="T1"> untuk prediksi cuaca dan manajemen baterai? Saya bisa atur aliran listrik dua arah dan aktifkan fitur </text:span></text:span><text:span text:style-name="Strong_20_Emphasis"><text:span text:style-name="Emphasis"><text:span text:style-name="T1">prosumer</text:span></text:span></text:span><text:span text:style-name="Strong_20_Emphasis"><text:span text:style-name="T1"> jika ada kelebihan energi!"</text:span></text:span><text:span text:style-name="T1"> Udin melongo. "Hah? Tablet bisa ngomong?" Aisyah langsung semangat. "Wah, AI! Keren! Bisa bantu kita atasi </text:span><text:span text:style-name="Emphasis"><text:span text:style-name="T1">intermitensi</text:span></text:span><text:span text:style-name="T1"> dan kelola </text:span><text:span text:style-name="Emphasis"><text:span text:style-name="T1">bauran energi</text:span></text:span><text:span text:style-name="T1"> ini dong?" </text:span><text:span text:style-name="Strong_20_Emphasis"><text:span text:style-name="T1">"Tentu! Tapi pastikan koneksi internet stabil dan jangan lupa update software saya ya! BEEP!"</text:span></text:span><text:span text:style-name="T1"> jawab Si Pintar.</text:span></text:p>
            <text:p text:style-name="Text_20_body"><text:span text:style-name="Strong_20_Emphasis"><text:span text:style-name="T1">Babak Akhir: Mimpi Matahari Mini di Gampong!</text:span></text:span><text:span text:style-name="T1"> Dengan bantuan Si Pintar (AI) yang kadang agak </text:span><text:span text:style-name="Emphasis"><text:span text:style-name="T1">error</text:span></text:span><text:span text:style-name="T1"> tapi lumayan membantu, plus jaringan kabel baru yang mereka sebut </text:span><text:span text:style-name="Emphasis"><text:span text:style-name="T1">Smart Grid</text:span></text:span><text:span text:style-name="T1"> ala kadarnya, akhirnya miniatur Kampung Durian Runtuh mereka bisa terang benderang stabil pakai energi surya, angin, dan baterai bekas! Pak Gendi cuma bisa pasrah jadi pajangan. "Keren ya Syah! Akhirnya berhasil!" kata Udin lega. "Iya! Tapi ini baru EBT biasa. Coba kalau kita bisa bikin </text:span><text:span text:style-name="Strong_20_Emphasis"><text:span text:style-name="T1">Fusi Nuklir</text:span></text:span><text:span text:style-name="T1"> kayak di buku itu! Bikin matahari mini di </text:span><text:soft-page-break/><text:span text:style-name="T1">tengah kampung! Wah, energi benar-benar tak terbatas!" kata Aisyah berapi-api. Udin membayangkan ada matahari kecil di atas kepala Tok Dalang. "Hmm... kalau ada matahari mini, nanti durian Tok Dalang nggak cuma runtuh Syah, tapi bisa matang langsung jadi tempoyak di pohon!" Mereka berdua ngakak membayangkan kekacauan baru. Mungkin energi tak terbatas dari fusi masih jauh, tapi setidaknya, mereka sudah membuktikan kalau dengan kombinasi cerdas, teknologi, dan sedikit usaha (plus bantuan AI!), energi bersih itu mungkin kok! Dan yang pasti, jauh lebih nggak berisik daripada omelan Pak Gendi!</text:span></text:p>
            <text:p text:style-name="P239"/>
            <text:p text:style-name="P104">Semoga cerita ini cukup lucu dan bisa mewakili semangat serta beberapa konsep kunci dari buku Anda ya! ?</text:p>
          </text:section>
          <text:section text:style-name="Sect1" text:name="feedback-form-103">
            <text:p text:style-name="P218"/>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098in" fo:margin-bottom="0.7098in" fo:margin-left="0.7098in" fo:margin-right="0.7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5T17:08:18.97</meta:creation-date>
    <meta:document-statistic meta:table-count="0" meta:image-count="0" meta:object-count="0" meta:page-count="237" meta:paragraph-count="1837" meta:word-count="73110" meta:character-count="509525"/>
    <dc:date>2025-04-25T17:12:05.71</dc:date>
    <dc:creator>OJie </dc:creator>
    <meta:editing-duration>PT3M46S</meta:editing-duration>
    <meta:editing-cycles>1</meta:editing-cycles>
    <meta:generator>OpenOffice/4.1.15$Win32 OpenOffice.org_project/4115m2$Build-9813</meta:generator>
  </office:meta>
</office:document-meta>
</file>